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1" table:style-name="ta1">
        <table:shapes>
          <draw:frame draw:z-index="0" draw:style-name="gr1" draw:text-style-name="P1" svg:width="453.49pt" svg:height="255.26pt" svg:x="489.29pt" svg:y="54.96pt">
            <loext:p draw:notify-on-update-of-ranges="test1.F1:test1.F1 test1.F2:test1.F923 test1.H1:test1.H1 test1.H2:test1.H9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_x_imu</text:p>
          </table:table-cell>
          <table:table-cell office:value-type="string" calcext:value-type="string">
            <text:p>pid_output_ankle</text:p>
          </table:table-cell>
          <table:table-cell office:value-type="string" calcext:value-type="string">
            <text:p>pid_output_hip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imu</text:p>
          </table:table-cell>
          <table:table-cell office:value-type="string" calcext:value-type="string">
            <text:p>Xzmp_ft</text:p>
          </table:table-cell>
          <table:table-cell office:value-type="string" calcext:value-type="string">
            <text:p>capture_point</text:p>
          </table:table-cell>
          <table:table-cell office:value-type="string" calcext:value-type="string">
            <text:p>i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0816955566" calcext:value-type="float">
            <text:p>179.0816955566</text:p>
          </table:table-cell>
          <table:table-cell office:value-type="float" office:value="3.9827121944" calcext:value-type="float">
            <text:p>3.9827121944</text:p>
          </table:table-cell>
          <table:table-cell office:value-type="float" office:value="0.3982712194" calcext:value-type="float">
            <text:p>0.3982712194</text:p>
          </table:table-cell>
          <table:table-cell office:value-type="float" office:value="0" calcext:value-type="float">
            <text:p>0</text:p>
          </table:table-cell>
          <table:table-cell office:value-type="float" office:value="-0.02654257" calcext:value-type="float">
            <text:p>-0.02654257</text:p>
          </table:table-cell>
          <table:table-cell office:value-type="float" office:value="0" calcext:value-type="float">
            <text:p>0</text:p>
          </table:table-cell>
          <table:table-cell office:value-type="float" office:value="-0.0315791848" calcext:value-type="float">
            <text:p>-0.0315791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0166931152" calcext:value-type="float">
            <text:p>179.0166931152</text:p>
          </table:table-cell>
          <table:table-cell office:value-type="float" office:value="1.3809769744" calcext:value-type="float">
            <text:p>1.3809769744</text:p>
          </table:table-cell>
          <table:table-cell office:value-type="float" office:value="0.1380976974" calcext:value-type="float">
            <text:p>0.1380976974</text:p>
          </table:table-cell>
          <table:table-cell office:value-type="float" office:value="0" calcext:value-type="float">
            <text:p>0</text:p>
          </table:table-cell>
          <table:table-cell office:value-type="float" office:value="-0.02688375" calcext:value-type="float">
            <text:p>-0.02688375</text:p>
          </table:table-cell>
          <table:table-cell office:value-type="float" office:value="-0.0000078" calcext:value-type="float">
            <text:p>-0.0000078</text:p>
          </table:table-cell>
          <table:table-cell office:value-type="float" office:value="-0.0320199313" calcext:value-type="float">
            <text:p>-0.0320199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79.0137329102" calcext:value-type="float">
            <text:p>179.0137329102</text:p>
          </table:table-cell>
          <table:table-cell office:value-type="float" office:value="1.1480277837" calcext:value-type="float">
            <text:p>1.1480277837</text:p>
          </table:table-cell>
          <table:table-cell office:value-type="float" office:value="0.1148027784" calcext:value-type="float">
            <text:p>0.1148027784</text:p>
          </table:table-cell>
          <table:table-cell office:value-type="float" office:value="0" calcext:value-type="float">
            <text:p>0</text:p>
          </table:table-cell>
          <table:table-cell office:value-type="float" office:value="-0.02555854" calcext:value-type="float">
            <text:p>-0.02555854</text:p>
          </table:table-cell>
          <table:table-cell office:value-type="float" office:value="-0.00000693" calcext:value-type="float">
            <text:p>-0.00000693</text:p>
          </table:table-cell>
          <table:table-cell office:value-type="float" office:value="-0.0299266566" calcext:value-type="float">
            <text:p>-0.02992665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8.9987030029" calcext:value-type="float">
            <text:p>178.9987030029</text:p>
          </table:table-cell>
          <table:table-cell office:value-type="float" office:value="1.3382209086" calcext:value-type="float">
            <text:p>1.3382209086</text:p>
          </table:table-cell>
          <table:table-cell office:value-type="float" office:value="0.1338220909" calcext:value-type="float">
            <text:p>0.1338220909</text:p>
          </table:table-cell>
          <table:table-cell office:value-type="float" office:value="0" calcext:value-type="float">
            <text:p>0</text:p>
          </table:table-cell>
          <table:table-cell office:value-type="float" office:value="-0.02594333" calcext:value-type="float">
            <text:p>-0.02594333</text:p>
          </table:table-cell>
          <table:table-cell office:value-type="float" office:value="-0.0000052" calcext:value-type="float">
            <text:p>-0.0000052</text:p>
          </table:table-cell>
          <table:table-cell office:value-type="float" office:value="-0.031076801" calcext:value-type="float">
            <text:p>-0.0310768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79.0009460449" calcext:value-type="float">
            <text:p>179.0009460449</text:p>
          </table:table-cell>
          <table:table-cell office:value-type="float" office:value="1.4454163154" calcext:value-type="float">
            <text:p>1.4454163154</text:p>
          </table:table-cell>
          <table:table-cell office:value-type="float" office:value="0.1445416315" calcext:value-type="float">
            <text:p>0.1445416315</text:p>
          </table:table-cell>
          <table:table-cell office:value-type="float" office:value="0" calcext:value-type="float">
            <text:p>0</text:p>
          </table:table-cell>
          <table:table-cell office:value-type="float" office:value="-0.02691404" calcext:value-type="float">
            <text:p>-0.02691404</text:p>
          </table:table-cell>
          <table:table-cell office:value-type="float" office:value="-0.00000208" calcext:value-type="float">
            <text:p>-0.00000208</text:p>
          </table:table-cell>
          <table:table-cell office:value-type="float" office:value="-0.0327390198" calcext:value-type="float">
            <text:p>-0.03273901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8.9925384521" calcext:value-type="float">
            <text:p>178.9925384521</text:p>
          </table:table-cell>
          <table:table-cell office:value-type="float" office:value="1.5929747065" calcext:value-type="float">
            <text:p>1.5929747065</text:p>
          </table:table-cell>
          <table:table-cell office:value-type="float" office:value="0.1592974707" calcext:value-type="float">
            <text:p>0.1592974707</text:p>
          </table:table-cell>
          <table:table-cell office:value-type="float" office:value="0" calcext:value-type="float">
            <text:p>0</text:p>
          </table:table-cell>
          <table:table-cell office:value-type="float" office:value="-0.02854404" calcext:value-type="float">
            <text:p>-0.02854404</text:p>
          </table:table-cell>
          <table:table-cell office:value-type="float" office:value="-0.00000151" calcext:value-type="float">
            <text:p>-0.00000151</text:p>
          </table:table-cell>
          <table:table-cell office:value-type="float" office:value="-0.035499426" calcext:value-type="float">
            <text:p>-0.0354994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78.9888000488" calcext:value-type="float">
            <text:p>178.9888000488</text:p>
          </table:table-cell>
          <table:table-cell office:value-type="float" office:value="1.3420674253" calcext:value-type="float">
            <text:p>1.3420674253</text:p>
          </table:table-cell>
          <table:table-cell office:value-type="float" office:value="0.1342067425" calcext:value-type="float">
            <text:p>0.1342067425</text:p>
          </table:table-cell>
          <table:table-cell office:value-type="float" office:value="0" calcext:value-type="float">
            <text:p>0</text:p>
          </table:table-cell>
          <table:table-cell office:value-type="float" office:value="-0.02795764" calcext:value-type="float">
            <text:p>-0.02795764</text:p>
          </table:table-cell>
          <table:table-cell office:value-type="float" office:value="-0.0000013" calcext:value-type="float">
            <text:p>-0.0000013</text:p>
          </table:table-cell>
          <table:table-cell office:value-type="float" office:value="-0.032589345" calcext:value-type="float">
            <text:p>-0.0325893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8.9959259033" calcext:value-type="float">
            <text:p>178.9959259033</text:p>
          </table:table-cell>
          <table:table-cell office:value-type="float" office:value="1.2885491441" calcext:value-type="float">
            <text:p>1.2885491441</text:p>
          </table:table-cell>
          <table:table-cell office:value-type="float" office:value="0.1288549144" calcext:value-type="float">
            <text:p>0.1288549144</text:p>
          </table:table-cell>
          <table:table-cell office:value-type="float" office:value="0" calcext:value-type="float">
            <text:p>0</text:p>
          </table:table-cell>
          <table:table-cell office:value-type="float" office:value="-0.02721037" calcext:value-type="float">
            <text:p>-0.02721037</text:p>
          </table:table-cell>
          <table:table-cell office:value-type="float" office:value="-0.00000113" calcext:value-type="float">
            <text:p>-0.00000113</text:p>
          </table:table-cell>
          <table:table-cell office:value-type="float" office:value="-0.0313627221" calcext:value-type="float">
            <text:p>-0.03136272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78.9979705811" calcext:value-type="float">
            <text:p>178.9979705811</text:p>
          </table:table-cell>
          <table:table-cell office:value-type="float" office:value="1.3886117976" calcext:value-type="float">
            <text:p>1.3886117976</text:p>
          </table:table-cell>
          <table:table-cell office:value-type="float" office:value="0.1388611798" calcext:value-type="float">
            <text:p>0.1388611798</text:p>
          </table:table-cell>
          <table:table-cell office:value-type="float" office:value="0" calcext:value-type="float">
            <text:p>0</text:p>
          </table:table-cell>
          <table:table-cell office:value-type="float" office:value="-0.02737946" calcext:value-type="float">
            <text:p>-0.02737946</text:p>
          </table:table-cell>
          <table:table-cell office:value-type="float" office:value="-0.00000101" calcext:value-type="float">
            <text:p>-0.00000101</text:p>
          </table:table-cell>
          <table:table-cell office:value-type="float" office:value="-0.0328355099" calcext:value-type="float">
            <text:p>-0.03283550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8.9952392578" calcext:value-type="float">
            <text:p>178.9952392578</text:p>
          </table:table-cell>
          <table:table-cell office:value-type="float" office:value="1.4446060993" calcext:value-type="float">
            <text:p>1.4446060993</text:p>
          </table:table-cell>
          <table:table-cell office:value-type="float" office:value="0.1444606099" calcext:value-type="float">
            <text:p>0.1444606099</text:p>
          </table:table-cell>
          <table:table-cell office:value-type="float" office:value="0" calcext:value-type="float">
            <text:p>0</text:p>
          </table:table-cell>
          <table:table-cell office:value-type="float" office:value="-0.02786527" calcext:value-type="float">
            <text:p>-0.02786527</text:p>
          </table:table-cell>
          <table:table-cell office:value-type="float" office:value="0.00000019" calcext:value-type="float">
            <text:p>0.00000019</text:p>
          </table:table-cell>
          <table:table-cell office:value-type="float" office:value="-0.033955171" calcext:value-type="float">
            <text:p>-0.033955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78.9836120605" calcext:value-type="float">
            <text:p>178.9836120605</text:p>
          </table:table-cell>
          <table:table-cell office:value-type="float" office:value="1.4876116144" calcext:value-type="float">
            <text:p>1.4876116144</text:p>
          </table:table-cell>
          <table:table-cell office:value-type="float" office:value="0.1487611614" calcext:value-type="float">
            <text:p>0.1487611614</text:p>
          </table:table-cell>
          <table:table-cell office:value-type="float" office:value="0" calcext:value-type="float">
            <text:p>0</text:p>
          </table:table-cell>
          <table:table-cell office:value-type="float" office:value="-0.02847547" calcext:value-type="float">
            <text:p>-0.02847547</text:p>
          </table:table-cell>
          <table:table-cell office:value-type="float" office:value="0.00000017" calcext:value-type="float">
            <text:p>0.00000017</text:p>
          </table:table-cell>
          <table:table-cell office:value-type="float" office:value="-0.0350612775" calcext:value-type="float">
            <text:p>-0.03506127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8.9863739014" calcext:value-type="float">
            <text:p>178.9863739014</text:p>
          </table:table-cell>
          <table:table-cell office:value-type="float" office:value="1.2788987196" calcext:value-type="float">
            <text:p>1.2788987196</text:p>
          </table:table-cell>
          <table:table-cell office:value-type="float" office:value="0.127889872" calcext:value-type="float">
            <text:p>0.127889872</text:p>
          </table:table-cell>
          <table:table-cell office:value-type="float" office:value="0" calcext:value-type="float">
            <text:p>0</text:p>
          </table:table-cell>
          <table:table-cell office:value-type="float" office:value="-0.02749099" calcext:value-type="float">
            <text:p>-0.02749099</text:p>
          </table:table-cell>
          <table:table-cell office:value-type="float" office:value="0.00000015" calcext:value-type="float">
            <text:p>0.00000015</text:p>
          </table:table-cell>
          <table:table-cell office:value-type="float" office:value="-0.0306624679" calcext:value-type="float">
            <text:p>-0.03066246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78.9883422852" calcext:value-type="float">
            <text:p>178.9883422852</text:p>
          </table:table-cell>
          <table:table-cell office:value-type="float" office:value="1.3026635097" calcext:value-type="float">
            <text:p>1.3026635097</text:p>
          </table:table-cell>
          <table:table-cell office:value-type="float" office:value="0.130266351" calcext:value-type="float">
            <text:p>0.130266351</text:p>
          </table:table-cell>
          <table:table-cell office:value-type="float" office:value="0" calcext:value-type="float">
            <text:p>0</text:p>
          </table:table-cell>
          <table:table-cell office:value-type="float" office:value="-0.02699359" calcext:value-type="float">
            <text:p>-0.02699359</text:p>
          </table:table-cell>
          <table:table-cell office:value-type="float" office:value="-0.00000098" calcext:value-type="float">
            <text:p>-0.00000098</text:p>
          </table:table-cell>
          <table:table-cell office:value-type="float" office:value="-0.0309781546" calcext:value-type="float">
            <text:p>-0.03097815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8.9870910645" calcext:value-type="float">
            <text:p>178.9870910645</text:p>
          </table:table-cell>
          <table:table-cell office:value-type="float" office:value="1.3072137534" calcext:value-type="float">
            <text:p>1.3072137534</text:p>
          </table:table-cell>
          <table:table-cell office:value-type="float" office:value="0.1307213753" calcext:value-type="float">
            <text:p>0.1307213753</text:p>
          </table:table-cell>
          <table:table-cell office:value-type="float" office:value="0" calcext:value-type="float">
            <text:p>0</text:p>
          </table:table-cell>
          <table:table-cell office:value-type="float" office:value="-0.02669259" calcext:value-type="float">
            <text:p>-0.02669259</text:p>
          </table:table-cell>
          <table:table-cell office:value-type="float" office:value="-0.00000091" calcext:value-type="float">
            <text:p>-0.00000091</text:p>
          </table:table-cell>
          <table:table-cell office:value-type="float" office:value="-0.0309990371" calcext:value-type="float">
            <text:p>-0.03099903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78.9750823975" calcext:value-type="float">
            <text:p>178.9750823975</text:p>
          </table:table-cell>
          <table:table-cell office:value-type="float" office:value="1.4099633932" calcext:value-type="float">
            <text:p>1.4099633932</text:p>
          </table:table-cell>
          <table:table-cell office:value-type="float" office:value="0.1409963393" calcext:value-type="float">
            <text:p>0.1409963393</text:p>
          </table:table-cell>
          <table:table-cell office:value-type="float" office:value="0" calcext:value-type="float">
            <text:p>0</text:p>
          </table:table-cell>
          <table:table-cell office:value-type="float" office:value="-0.02717686" calcext:value-type="float">
            <text:p>-0.02717686</text:p>
          </table:table-cell>
          <table:table-cell office:value-type="float" office:value="-0.00000085" calcext:value-type="float">
            <text:p>-0.00000085</text:p>
          </table:table-cell>
          <table:table-cell office:value-type="float" office:value="-0.0335808572" calcext:value-type="float">
            <text:p>-0.03358085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8.9711761475" calcext:value-type="float">
            <text:p>178.9711761475</text:p>
          </table:table-cell>
          <table:table-cell office:value-type="float" office:value="1.3254932324" calcext:value-type="float">
            <text:p>1.3254932324</text:p>
          </table:table-cell>
          <table:table-cell office:value-type="float" office:value="0.1325493232" calcext:value-type="float">
            <text:p>0.1325493232</text:p>
          </table:table-cell>
          <table:table-cell office:value-type="float" office:value="0" calcext:value-type="float">
            <text:p>0</text:p>
          </table:table-cell>
          <table:table-cell office:value-type="float" office:value="-0.02693649" calcext:value-type="float">
            <text:p>-0.02693649</text:p>
          </table:table-cell>
          <table:table-cell office:value-type="float" office:value="-0.00000079" calcext:value-type="float">
            <text:p>-0.00000079</text:p>
          </table:table-cell>
          <table:table-cell office:value-type="float" office:value="-0.0313506522" calcext:value-type="float">
            <text:p>-0.03135065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78.9829559326" calcext:value-type="float">
            <text:p>178.9829559326</text:p>
          </table:table-cell>
          <table:table-cell office:value-type="float" office:value="1.4477299928" calcext:value-type="float">
            <text:p>1.4477299928</text:p>
          </table:table-cell>
          <table:table-cell office:value-type="float" office:value="0.1447729993" calcext:value-type="float">
            <text:p>0.1447729993</text:p>
          </table:table-cell>
          <table:table-cell office:value-type="float" office:value="0" calcext:value-type="float">
            <text:p>0</text:p>
          </table:table-cell>
          <table:table-cell office:value-type="float" office:value="-0.02759102" calcext:value-type="float">
            <text:p>-0.02759102</text:p>
          </table:table-cell>
          <table:table-cell office:value-type="float" office:value="-0.00000075" calcext:value-type="float">
            <text:p>-0.00000075</text:p>
          </table:table-cell>
          <table:table-cell office:value-type="float" office:value="-0.034811091" calcext:value-type="float">
            <text:p>-0.0348110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8.9875946045" calcext:value-type="float">
            <text:p>178.9875946045</text:p>
          </table:table-cell>
          <table:table-cell office:value-type="float" office:value="1.3692025005" calcext:value-type="float">
            <text:p>1.3692025005</text:p>
          </table:table-cell>
          <table:table-cell office:value-type="float" office:value="0.13692025" calcext:value-type="float">
            <text:p>0.13692025</text:p>
          </table:table-cell>
          <table:table-cell office:value-type="float" office:value="0" calcext:value-type="float">
            <text:p>0</text:p>
          </table:table-cell>
          <table:table-cell office:value-type="float" office:value="-0.02750366" calcext:value-type="float">
            <text:p>-0.02750366</text:p>
          </table:table-cell>
          <table:table-cell office:value-type="float" office:value="-0.00000071" calcext:value-type="float">
            <text:p>-0.00000071</text:p>
          </table:table-cell>
          <table:table-cell office:value-type="float" office:value="-0.0323860784" calcext:value-type="float">
            <text:p>-0.03238607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78.98777771" calcext:value-type="float">
            <text:p>178.98777771</text:p>
          </table:table-cell>
          <table:table-cell office:value-type="float" office:value="1.3601805074" calcext:value-type="float">
            <text:p>1.3601805074</text:p>
          </table:table-cell>
          <table:table-cell office:value-type="float" office:value="0.1360180507" calcext:value-type="float">
            <text:p>0.1360180507</text:p>
          </table:table-cell>
          <table:table-cell office:value-type="float" office:value="0" calcext:value-type="float">
            <text:p>0</text:p>
          </table:table-cell>
          <table:table-cell office:value-type="float" office:value="-0.02738535" calcext:value-type="float">
            <text:p>-0.02738535</text:p>
          </table:table-cell>
          <table:table-cell office:value-type="float" office:value="-0.00000067" calcext:value-type="float">
            <text:p>-0.00000067</text:p>
          </table:table-cell>
          <table:table-cell office:value-type="float" office:value="-0.0321948823" calcext:value-type="float">
            <text:p>-0.03219488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8.9931640625" calcext:value-type="float">
            <text:p>178.9931640625</text:p>
          </table:table-cell>
          <table:table-cell office:value-type="float" office:value="1.3587401361" calcext:value-type="float">
            <text:p>1.3587401361</text:p>
          </table:table-cell>
          <table:table-cell office:value-type="float" office:value="0.1358740136" calcext:value-type="float">
            <text:p>0.1358740136</text:p>
          </table:table-cell>
          <table:table-cell office:value-type="float" office:value="0" calcext:value-type="float">
            <text:p>0</text:p>
          </table:table-cell>
          <table:table-cell office:value-type="float" office:value="-0.02729694" calcext:value-type="float">
            <text:p>-0.02729694</text:p>
          </table:table-cell>
          <table:table-cell office:value-type="float" office:value="-0.00000064" calcext:value-type="float">
            <text:p>-0.00000064</text:p>
          </table:table-cell>
          <table:table-cell office:value-type="float" office:value="-0.0321164086" calcext:value-type="float">
            <text:p>-0.03211640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78.9962158203" calcext:value-type="float">
            <text:p>178.9962158203</text:p>
          </table:table-cell>
          <table:table-cell office:value-type="float" office:value="1.3025779758" calcext:value-type="float">
            <text:p>1.3025779758</text:p>
          </table:table-cell>
          <table:table-cell office:value-type="float" office:value="0.1302577976" calcext:value-type="float">
            <text:p>0.1302577976</text:p>
          </table:table-cell>
          <table:table-cell office:value-type="float" office:value="0" calcext:value-type="float">
            <text:p>0</text:p>
          </table:table-cell>
          <table:table-cell office:value-type="float" office:value="-0.02686376" calcext:value-type="float">
            <text:p>-0.02686376</text:p>
          </table:table-cell>
          <table:table-cell office:value-type="float" office:value="-0.0000006" calcext:value-type="float">
            <text:p>-0.0000006</text:p>
          </table:table-cell>
          <table:table-cell office:value-type="float" office:value="-0.0303495868" calcext:value-type="float">
            <text:p>-0.03034958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.9999237061" calcext:value-type="float">
            <text:p>178.9999237061</text:p>
          </table:table-cell>
          <table:table-cell office:value-type="float" office:value="1.4176823182" calcext:value-type="float">
            <text:p>1.4176823182</text:p>
          </table:table-cell>
          <table:table-cell office:value-type="float" office:value="0.1417682318" calcext:value-type="float">
            <text:p>0.1417682318</text:p>
          </table:table-cell>
          <table:table-cell office:value-type="float" office:value="0" calcext:value-type="float">
            <text:p>0</text:p>
          </table:table-cell>
          <table:table-cell office:value-type="float" office:value="-0.02734232" calcext:value-type="float">
            <text:p>-0.02734232</text:p>
          </table:table-cell>
          <table:table-cell office:value-type="float" office:value="-0.00000058" calcext:value-type="float">
            <text:p>-0.00000058</text:p>
          </table:table-cell>
          <table:table-cell office:value-type="float" office:value="-0.0344309062" calcext:value-type="float">
            <text:p>-0.03443090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79.0099639893" calcext:value-type="float">
            <text:p>179.0099639893</text:p>
          </table:table-cell>
          <table:table-cell office:value-type="float" office:value="1.3190855113" calcext:value-type="float">
            <text:p>1.3190855113</text:p>
          </table:table-cell>
          <table:table-cell office:value-type="float" office:value="0.1319085511" calcext:value-type="float">
            <text:p>0.1319085511</text:p>
          </table:table-cell>
          <table:table-cell office:value-type="float" office:value="0" calcext:value-type="float">
            <text:p>0</text:p>
          </table:table-cell>
          <table:table-cell office:value-type="float" office:value="-0.027004" calcext:value-type="float">
            <text:p>-0.027004</text:p>
          </table:table-cell>
          <table:table-cell office:value-type="float" office:value="-0.00000055" calcext:value-type="float">
            <text:p>-0.00000055</text:p>
          </table:table-cell>
          <table:table-cell office:value-type="float" office:value="-0.0306908704" calcext:value-type="float">
            <text:p>-0.03069087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79.0067138672" calcext:value-type="float">
            <text:p>179.0067138672</text:p>
          </table:table-cell>
          <table:table-cell office:value-type="float" office:value="1.4013295828" calcext:value-type="float">
            <text:p>1.4013295828</text:p>
          </table:table-cell>
          <table:table-cell office:value-type="float" office:value="0.1401329583" calcext:value-type="float">
            <text:p>0.1401329583</text:p>
          </table:table-cell>
          <table:table-cell office:value-type="float" office:value="0" calcext:value-type="float">
            <text:p>0</text:p>
          </table:table-cell>
          <table:table-cell office:value-type="float" office:value="-0.02732675" calcext:value-type="float">
            <text:p>-0.02732675</text:p>
          </table:table-cell>
          <table:table-cell office:value-type="float" office:value="-0.00000053" calcext:value-type="float">
            <text:p>-0.00000053</text:p>
          </table:table-cell>
          <table:table-cell office:value-type="float" office:value="-0.0339104906" calcext:value-type="float">
            <text:p>-0.03391049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79.0087585449" calcext:value-type="float">
            <text:p>179.0087585449</text:p>
          </table:table-cell>
          <table:table-cell office:value-type="float" office:value="1.2650789041" calcext:value-type="float">
            <text:p>1.2650789041</text:p>
          </table:table-cell>
          <table:table-cell office:value-type="float" office:value="0.1265078904" calcext:value-type="float">
            <text:p>0.1265078904</text:p>
          </table:table-cell>
          <table:table-cell office:value-type="float" office:value="0" calcext:value-type="float">
            <text:p>0</text:p>
          </table:table-cell>
          <table:table-cell office:value-type="float" office:value="-0.02663371" calcext:value-type="float">
            <text:p>-0.02663371</text:p>
          </table:table-cell>
          <table:table-cell office:value-type="float" office:value="-0.00000051" calcext:value-type="float">
            <text:p>-0.00000051</text:p>
          </table:table-cell>
          <table:table-cell office:value-type="float" office:value="-0.028533251" calcext:value-type="float">
            <text:p>-0.0285332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9.0173492432" calcext:value-type="float">
            <text:p>179.0173492432</text:p>
          </table:table-cell>
          <table:table-cell office:value-type="float" office:value="1.3713850536" calcext:value-type="float">
            <text:p>1.3713850536</text:p>
          </table:table-cell>
          <table:table-cell office:value-type="float" office:value="0.1371385054" calcext:value-type="float">
            <text:p>0.1371385054</text:p>
          </table:table-cell>
          <table:table-cell office:value-type="float" office:value="0" calcext:value-type="float">
            <text:p>0</text:p>
          </table:table-cell>
          <table:table-cell office:value-type="float" office:value="-0.02688053" calcext:value-type="float">
            <text:p>-0.02688053</text:p>
          </table:table-cell>
          <table:table-cell office:value-type="float" office:value="-0.00000049" calcext:value-type="float">
            <text:p>-0.00000049</text:p>
          </table:table-cell>
          <table:table-cell office:value-type="float" office:value="-0.0331549779" calcext:value-type="float">
            <text:p>-0.03315497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79.012512207" calcext:value-type="float">
            <text:p>179.012512207</text:p>
          </table:table-cell>
          <table:table-cell office:value-type="float" office:value="1.3259255846" calcext:value-type="float">
            <text:p>1.3259255846</text:p>
          </table:table-cell>
          <table:table-cell office:value-type="float" office:value="0.1325925585" calcext:value-type="float">
            <text:p>0.1325925585</text:p>
          </table:table-cell>
          <table:table-cell office:value-type="float" office:value="0" calcext:value-type="float">
            <text:p>0</text:p>
          </table:table-cell>
          <table:table-cell office:value-type="float" office:value="-0.02674199" calcext:value-type="float">
            <text:p>-0.02674199</text:p>
          </table:table-cell>
          <table:table-cell office:value-type="float" office:value="-0.00000047" calcext:value-type="float">
            <text:p>-0.00000047</text:p>
          </table:table-cell>
          <table:table-cell office:value-type="float" office:value="-0.0310938172" calcext:value-type="float">
            <text:p>-0.03109381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79.0123291016" calcext:value-type="float">
            <text:p>179.0123291016</text:p>
          </table:table-cell>
          <table:table-cell office:value-type="float" office:value="1.2854568954" calcext:value-type="float">
            <text:p>1.2854568954</text:p>
          </table:table-cell>
          <table:table-cell office:value-type="float" office:value="0.1285456895" calcext:value-type="float">
            <text:p>0.1285456895</text:p>
          </table:table-cell>
          <table:table-cell office:value-type="float" office:value="0" calcext:value-type="float">
            <text:p>0</text:p>
          </table:table-cell>
          <table:table-cell office:value-type="float" office:value="-0.02638" calcext:value-type="float">
            <text:p>-0.02638</text:p>
          </table:table-cell>
          <table:table-cell office:value-type="float" office:value="-0.00000045" calcext:value-type="float">
            <text:p>-0.00000045</text:p>
          </table:table-cell>
          <table:table-cell office:value-type="float" office:value="-0.029520916" calcext:value-type="float">
            <text:p>-0.0295209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79.0152587891" calcext:value-type="float">
            <text:p>179.0152587891</text:p>
          </table:table-cell>
          <table:table-cell office:value-type="float" office:value="1.3331880053" calcext:value-type="float">
            <text:p>1.3331880053</text:p>
          </table:table-cell>
          <table:table-cell office:value-type="float" office:value="0.1333188005" calcext:value-type="float">
            <text:p>0.1333188005</text:p>
          </table:table-cell>
          <table:table-cell office:value-type="float" office:value="0" calcext:value-type="float">
            <text:p>0</text:p>
          </table:table-cell>
          <table:table-cell office:value-type="float" office:value="-0.02645697" calcext:value-type="float">
            <text:p>-0.02645697</text:p>
          </table:table-cell>
          <table:table-cell office:value-type="float" office:value="-0.00000044" calcext:value-type="float">
            <text:p>-0.00000044</text:p>
          </table:table-cell>
          <table:table-cell office:value-type="float" office:value="-0.0318540175" calcext:value-type="float">
            <text:p>-0.03185401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9.0266876221" calcext:value-type="float">
            <text:p>179.0266876221</text:p>
          </table:table-cell>
          <table:table-cell office:value-type="float" office:value="1.3337399828" calcext:value-type="float">
            <text:p>1.3337399828</text:p>
          </table:table-cell>
          <table:table-cell office:value-type="float" office:value="0.1333739983" calcext:value-type="float">
            <text:p>0.1333739983</text:p>
          </table:table-cell>
          <table:table-cell office:value-type="float" office:value="0" calcext:value-type="float">
            <text:p>0</text:p>
          </table:table-cell>
          <table:table-cell office:value-type="float" office:value="-0.02651192" calcext:value-type="float">
            <text:p>-0.02651192</text:p>
          </table:table-cell>
          <table:table-cell office:value-type="float" office:value="-0.00000042" calcext:value-type="float">
            <text:p>-0.00000042</text:p>
          </table:table-cell>
          <table:table-cell office:value-type="float" office:value="-0.0318039376" calcext:value-type="float">
            <text:p>-0.0318039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79.0290374756" calcext:value-type="float">
            <text:p>179.0290374756</text:p>
          </table:table-cell>
          <table:table-cell office:value-type="float" office:value="1.3640834566" calcext:value-type="float">
            <text:p>1.3640834566</text:p>
          </table:table-cell>
          <table:table-cell office:value-type="float" office:value="0.1364083457" calcext:value-type="float">
            <text:p>0.1364083457</text:p>
          </table:table-cell>
          <table:table-cell office:value-type="float" office:value="0" calcext:value-type="float">
            <text:p>0</text:p>
          </table:table-cell>
          <table:table-cell office:value-type="float" office:value="-0.02675075" calcext:value-type="float">
            <text:p>-0.02675075</text:p>
          </table:table-cell>
          <table:table-cell office:value-type="float" office:value="-0.00000041" calcext:value-type="float">
            <text:p>-0.00000041</text:p>
          </table:table-cell>
          <table:table-cell office:value-type="float" office:value="-0.0331448552" calcext:value-type="float">
            <text:p>-0.03314485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79.0271911621" calcext:value-type="float">
            <text:p>179.0271911621</text:p>
          </table:table-cell>
          <table:table-cell office:value-type="float" office:value="1.3172655725" calcext:value-type="float">
            <text:p>1.3172655725</text:p>
          </table:table-cell>
          <table:table-cell office:value-type="float" office:value="0.1317265573" calcext:value-type="float">
            <text:p>0.1317265573</text:p>
          </table:table-cell>
          <table:table-cell office:value-type="float" office:value="0" calcext:value-type="float">
            <text:p>0</text:p>
          </table:table-cell>
          <table:table-cell office:value-type="float" office:value="-0.02659782" calcext:value-type="float">
            <text:p>-0.02659782</text:p>
          </table:table-cell>
          <table:table-cell office:value-type="float" office:value="-0.0000004" calcext:value-type="float">
            <text:p>-0.0000004</text:p>
          </table:table-cell>
          <table:table-cell office:value-type="float" office:value="-0.0308745276" calcext:value-type="float">
            <text:p>-0.03087452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79.0362243652" calcext:value-type="float">
            <text:p>179.0362243652</text:p>
          </table:table-cell>
          <table:table-cell office:value-type="float" office:value="1.2661246933" calcext:value-type="float">
            <text:p>1.2661246933</text:p>
          </table:table-cell>
          <table:table-cell office:value-type="float" office:value="0.1266124693" calcext:value-type="float">
            <text:p>0.1266124693</text:p>
          </table:table-cell>
          <table:table-cell office:value-type="float" office:value="0" calcext:value-type="float">
            <text:p>0</text:p>
          </table:table-cell>
          <table:table-cell office:value-type="float" office:value="-0.02615513" calcext:value-type="float">
            <text:p>-0.02615513</text:p>
          </table:table-cell>
          <table:table-cell office:value-type="float" office:value="-0.00000039" calcext:value-type="float">
            <text:p>-0.00000039</text:p>
          </table:table-cell>
          <table:table-cell office:value-type="float" office:value="-0.0279933326" calcext:value-type="float">
            <text:p>-0.02799333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9.0374450684" calcext:value-type="float">
            <text:p>179.0374450684</text:p>
          </table:table-cell>
          <table:table-cell office:value-type="float" office:value="1.3208383945" calcext:value-type="float">
            <text:p>1.3208383945</text:p>
          </table:table-cell>
          <table:table-cell office:value-type="float" office:value="0.1320838395" calcext:value-type="float">
            <text:p>0.1320838395</text:p>
          </table:table-cell>
          <table:table-cell office:value-type="float" office:value="0" calcext:value-type="float">
            <text:p>0</text:p>
          </table:table-cell>
          <table:table-cell office:value-type="float" office:value="-0.02622488" calcext:value-type="float">
            <text:p>-0.02622488</text:p>
          </table:table-cell>
          <table:table-cell office:value-type="float" office:value="-0.00000037" calcext:value-type="float">
            <text:p>-0.00000037</text:p>
          </table:table-cell>
          <table:table-cell office:value-type="float" office:value="-0.0317351698" calcext:value-type="float">
            <text:p>-0.03173516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79.0475463867" calcext:value-type="float">
            <text:p>179.0475463867</text:p>
          </table:table-cell>
          <table:table-cell office:value-type="float" office:value="1.2742786989" calcext:value-type="float">
            <text:p>1.2742786989</text:p>
          </table:table-cell>
          <table:table-cell office:value-type="float" office:value="0.1274278699" calcext:value-type="float">
            <text:p>0.1274278699</text:p>
          </table:table-cell>
          <table:table-cell office:value-type="float" office:value="0" calcext:value-type="float">
            <text:p>0</text:p>
          </table:table-cell>
          <table:table-cell office:value-type="float" office:value="-0.02596105" calcext:value-type="float">
            <text:p>-0.02596105</text:p>
          </table:table-cell>
          <table:table-cell office:value-type="float" office:value="-0.00000036" calcext:value-type="float">
            <text:p>-0.00000036</text:p>
          </table:table-cell>
          <table:table-cell office:value-type="float" office:value="-0.0303277776" calcext:value-type="float">
            <text:p>-0.03032777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79.0459289551" calcext:value-type="float">
            <text:p>179.0459289551</text:p>
          </table:table-cell>
          <table:table-cell office:value-type="float" office:value="1.2712847404" calcext:value-type="float">
            <text:p>1.2712847404</text:p>
          </table:table-cell>
          <table:table-cell office:value-type="float" office:value="0.127128474" calcext:value-type="float">
            <text:p>0.127128474</text:p>
          </table:table-cell>
          <table:table-cell office:value-type="float" office:value="0" calcext:value-type="float">
            <text:p>0</text:p>
          </table:table-cell>
          <table:table-cell office:value-type="float" office:value="-0.02576536" calcext:value-type="float">
            <text:p>-0.02576536</text:p>
          </table:table-cell>
          <table:table-cell office:value-type="float" office:value="-0.00000288" calcext:value-type="float">
            <text:p>-0.00000288</text:p>
          </table:table-cell>
          <table:table-cell office:value-type="float" office:value="-0.0315953505" calcext:value-type="float">
            <text:p>-0.03159535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79.0426025391" calcext:value-type="float">
            <text:p>179.0426025391</text:p>
          </table:table-cell>
          <table:table-cell office:value-type="float" office:value="1.2995811668" calcext:value-type="float">
            <text:p>1.2995811668</text:p>
          </table:table-cell>
          <table:table-cell office:value-type="float" office:value="0.1299581167" calcext:value-type="float">
            <text:p>0.1299581167</text:p>
          </table:table-cell>
          <table:table-cell office:value-type="float" office:value="0" calcext:value-type="float">
            <text:p>0</text:p>
          </table:table-cell>
          <table:table-cell office:value-type="float" office:value="-0.02582358" calcext:value-type="float">
            <text:p>-0.02582358</text:p>
          </table:table-cell>
          <table:table-cell office:value-type="float" office:value="-0.00000281" calcext:value-type="float">
            <text:p>-0.00000281</text:p>
          </table:table-cell>
          <table:table-cell office:value-type="float" office:value="-0.0307643851" calcext:value-type="float">
            <text:p>-0.03076438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9.0475006104" calcext:value-type="float">
            <text:p>179.0475006104</text:p>
          </table:table-cell>
          <table:table-cell office:value-type="float" office:value="1.3744547148" calcext:value-type="float">
            <text:p>1.3744547148</text:p>
          </table:table-cell>
          <table:table-cell office:value-type="float" office:value="0.1374454715" calcext:value-type="float">
            <text:p>0.1374454715</text:p>
          </table:table-cell>
          <table:table-cell office:value-type="float" office:value="0" calcext:value-type="float">
            <text:p>0</text:p>
          </table:table-cell>
          <table:table-cell office:value-type="float" office:value="-0.02636136" calcext:value-type="float">
            <text:p>-0.02636136</text:p>
          </table:table-cell>
          <table:table-cell office:value-type="float" office:value="-0.00000248" calcext:value-type="float">
            <text:p>-0.00000248</text:p>
          </table:table-cell>
          <table:table-cell office:value-type="float" office:value="-0.0335529259" calcext:value-type="float">
            <text:p>-0.03355292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79.0569152832" calcext:value-type="float">
            <text:p>179.0569152832</text:p>
          </table:table-cell>
          <table:table-cell office:value-type="float" office:value="1.3071416268" calcext:value-type="float">
            <text:p>1.3071416268</text:p>
          </table:table-cell>
          <table:table-cell office:value-type="float" office:value="0.1307141627" calcext:value-type="float">
            <text:p>0.1307141627</text:p>
          </table:table-cell>
          <table:table-cell office:value-type="float" office:value="0" calcext:value-type="float">
            <text:p>0</text:p>
          </table:table-cell>
          <table:table-cell office:value-type="float" office:value="-0.02627097" calcext:value-type="float">
            <text:p>-0.02627097</text:p>
          </table:table-cell>
          <table:table-cell office:value-type="float" office:value="-0.00000242" calcext:value-type="float">
            <text:p>-0.00000242</text:p>
          </table:table-cell>
          <table:table-cell office:value-type="float" office:value="-0.0312132016" calcext:value-type="float">
            <text:p>-0.03121320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79.0352783203" calcext:value-type="float">
            <text:p>179.0352783203</text:p>
          </table:table-cell>
          <table:table-cell office:value-type="float" office:value="1.255329743" calcext:value-type="float">
            <text:p>1.255329743</text:p>
          </table:table-cell>
          <table:table-cell office:value-type="float" office:value="0.1255329743" calcext:value-type="float">
            <text:p>0.1255329743</text:p>
          </table:table-cell>
          <table:table-cell office:value-type="float" office:value="0" calcext:value-type="float">
            <text:p>0</text:p>
          </table:table-cell>
          <table:table-cell office:value-type="float" office:value="-0.02586547" calcext:value-type="float">
            <text:p>-0.02586547</text:p>
          </table:table-cell>
          <table:table-cell office:value-type="float" office:value="-0.00000236" calcext:value-type="float">
            <text:p>-0.00000236</text:p>
          </table:table-cell>
          <table:table-cell office:value-type="float" office:value="-0.0296676849" calcext:value-type="float">
            <text:p>-0.02966768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79.0251159668" calcext:value-type="float">
            <text:p>179.0251159668</text:p>
          </table:table-cell>
          <table:table-cell office:value-type="float" office:value="1.2483967065" calcext:value-type="float">
            <text:p>1.2483967065</text:p>
          </table:table-cell>
          <table:table-cell office:value-type="float" office:value="0.1248396707" calcext:value-type="float">
            <text:p>0.1248396707</text:p>
          </table:table-cell>
          <table:table-cell office:value-type="float" office:value="0" calcext:value-type="float">
            <text:p>0</text:p>
          </table:table-cell>
          <table:table-cell office:value-type="float" office:value="-0.02554915" calcext:value-type="float">
            <text:p>-0.02554915</text:p>
          </table:table-cell>
          <table:table-cell office:value-type="float" office:value="-0.0000023" calcext:value-type="float">
            <text:p>-0.0000023</text:p>
          </table:table-cell>
          <table:table-cell office:value-type="float" office:value="-0.0303039309" calcext:value-type="float">
            <text:p>-0.03030393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.0143585205" calcext:value-type="float">
            <text:p>179.0143585205</text:p>
          </table:table-cell>
          <table:table-cell office:value-type="float" office:value="1.337835958" calcext:value-type="float">
            <text:p>1.337835958</text:p>
          </table:table-cell>
          <table:table-cell office:value-type="float" office:value="0.1337835958" calcext:value-type="float">
            <text:p>0.1337835958</text:p>
          </table:table-cell>
          <table:table-cell office:value-type="float" office:value="0" calcext:value-type="float">
            <text:p>0</text:p>
          </table:table-cell>
          <table:table-cell office:value-type="float" office:value="-0.02593451" calcext:value-type="float">
            <text:p>-0.02593451</text:p>
          </table:table-cell>
          <table:table-cell office:value-type="float" office:value="-0.00000225" calcext:value-type="float">
            <text:p>-0.00000225</text:p>
          </table:table-cell>
          <table:table-cell office:value-type="float" office:value="-0.0312518939" calcext:value-type="float">
            <text:p>-0.03125189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79.024230957" calcext:value-type="float">
            <text:p>179.024230957</text:p>
          </table:table-cell>
          <table:table-cell office:value-type="float" office:value="1.3299772962" calcext:value-type="float">
            <text:p>1.3299772962</text:p>
          </table:table-cell>
          <table:table-cell office:value-type="float" office:value="0.1329977296" calcext:value-type="float">
            <text:p>0.1329977296</text:p>
          </table:table-cell>
          <table:table-cell office:value-type="float" office:value="0" calcext:value-type="float">
            <text:p>0</text:p>
          </table:table-cell>
          <table:table-cell office:value-type="float" office:value="-0.02613883" calcext:value-type="float">
            <text:p>-0.02613883</text:p>
          </table:table-cell>
          <table:table-cell office:value-type="float" office:value="-0.00000474" calcext:value-type="float">
            <text:p>-0.00000474</text:p>
          </table:table-cell>
          <table:table-cell office:value-type="float" office:value="-0.0312732794" calcext:value-type="float">
            <text:p>-0.031273279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79.0135345459" calcext:value-type="float">
            <text:p>179.0135345459</text:p>
          </table:table-cell>
          <table:table-cell office:value-type="float" office:value="1.3084680716" calcext:value-type="float">
            <text:p>1.3084680716</text:p>
          </table:table-cell>
          <table:table-cell office:value-type="float" office:value="0.1308468072" calcext:value-type="float">
            <text:p>0.1308468072</text:p>
          </table:table-cell>
          <table:table-cell office:value-type="float" office:value="0" calcext:value-type="float">
            <text:p>0</text:p>
          </table:table-cell>
          <table:table-cell office:value-type="float" office:value="-0.02613159" calcext:value-type="float">
            <text:p>-0.02613159</text:p>
          </table:table-cell>
          <table:table-cell office:value-type="float" office:value="-0.00000463" calcext:value-type="float">
            <text:p>-0.00000463</text:p>
          </table:table-cell>
          <table:table-cell office:value-type="float" office:value="-0.030382402" calcext:value-type="float">
            <text:p>-0.0303824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79.022064209" calcext:value-type="float">
            <text:p>179.022064209</text:p>
          </table:table-cell>
          <table:table-cell office:value-type="float" office:value="1.2681311117" calcext:value-type="float">
            <text:p>1.2681311117</text:p>
          </table:table-cell>
          <table:table-cell office:value-type="float" office:value="0.1268131112" calcext:value-type="float">
            <text:p>0.1268131112</text:p>
          </table:table-cell>
          <table:table-cell office:value-type="float" office:value="0" calcext:value-type="float">
            <text:p>0</text:p>
          </table:table-cell>
          <table:table-cell office:value-type="float" office:value="-0.02585793" calcext:value-type="float">
            <text:p>-0.02585793</text:p>
          </table:table-cell>
          <table:table-cell office:value-type="float" office:value="-0.00000453" calcext:value-type="float">
            <text:p>-0.00000453</text:p>
          </table:table-cell>
          <table:table-cell office:value-type="float" office:value="-0.0307353513" calcext:value-type="float">
            <text:p>-0.03073535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79.0237426758" calcext:value-type="float">
            <text:p>179.0237426758</text:p>
          </table:table-cell>
          <table:table-cell office:value-type="float" office:value="1.3277395496" calcext:value-type="float">
            <text:p>1.3277395496</text:p>
          </table:table-cell>
          <table:table-cell office:value-type="float" office:value="0.132773955" calcext:value-type="float">
            <text:p>0.132773955</text:p>
          </table:table-cell>
          <table:table-cell office:value-type="float" office:value="0" calcext:value-type="float">
            <text:p>0</text:p>
          </table:table-cell>
          <table:table-cell office:value-type="float" office:value="-0.02607291" calcext:value-type="float">
            <text:p>-0.02607291</text:p>
          </table:table-cell>
          <table:table-cell office:value-type="float" office:value="-0.00000443" calcext:value-type="float">
            <text:p>-0.00000443</text:p>
          </table:table-cell>
          <table:table-cell office:value-type="float" office:value="-0.0317079407" calcext:value-type="float">
            <text:p>-0.031707940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79.0189666748" calcext:value-type="float">
            <text:p>179.0189666748</text:p>
          </table:table-cell>
          <table:table-cell office:value-type="float" office:value="1.2728449449" calcext:value-type="float">
            <text:p>1.2728449449</text:p>
          </table:table-cell>
          <table:table-cell office:value-type="float" office:value="0.1272844945" calcext:value-type="float">
            <text:p>0.1272844945</text:p>
          </table:table-cell>
          <table:table-cell office:value-type="float" office:value="0" calcext:value-type="float">
            <text:p>0</text:p>
          </table:table-cell>
          <table:table-cell office:value-type="float" office:value="-0.02585027" calcext:value-type="float">
            <text:p>-0.02585027</text:p>
          </table:table-cell>
          <table:table-cell office:value-type="float" office:value="-0.00000433" calcext:value-type="float">
            <text:p>-0.00000433</text:p>
          </table:table-cell>
          <table:table-cell office:value-type="float" office:value="-0.0318056345" calcext:value-type="float">
            <text:p>-0.03180563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79.0244598389" calcext:value-type="float">
            <text:p>179.0244598389</text:p>
          </table:table-cell>
          <table:table-cell office:value-type="float" office:value="1.2997053687" calcext:value-type="float">
            <text:p>1.2997053687</text:p>
          </table:table-cell>
          <table:table-cell office:value-type="float" office:value="0.1299705369" calcext:value-type="float">
            <text:p>0.1299705369</text:p>
          </table:table-cell>
          <table:table-cell office:value-type="float" office:value="0" calcext:value-type="float">
            <text:p>0</text:p>
          </table:table-cell>
          <table:table-cell office:value-type="float" office:value="-0.02588097" calcext:value-type="float">
            <text:p>-0.02588097</text:p>
          </table:table-cell>
          <table:table-cell office:value-type="float" office:value="-0.00000685" calcext:value-type="float">
            <text:p>-0.00000685</text:p>
          </table:table-cell>
          <table:table-cell office:value-type="float" office:value="-0.0309990357" calcext:value-type="float">
            <text:p>-0.03099903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79.0157775879" calcext:value-type="float">
            <text:p>179.0157775879</text:p>
          </table:table-cell>
          <table:table-cell office:value-type="float" office:value="1.3031678576" calcext:value-type="float">
            <text:p>1.3031678576</text:p>
          </table:table-cell>
          <table:table-cell office:value-type="float" office:value="0.1303167858" calcext:value-type="float">
            <text:p>0.1303167858</text:p>
          </table:table-cell>
          <table:table-cell office:value-type="float" office:value="0" calcext:value-type="float">
            <text:p>0</text:p>
          </table:table-cell>
          <table:table-cell office:value-type="float" office:value="-0.0259245" calcext:value-type="float">
            <text:p>-0.0259245</text:p>
          </table:table-cell>
          <table:table-cell office:value-type="float" office:value="-0.00000671" calcext:value-type="float">
            <text:p>-0.00000671</text:p>
          </table:table-cell>
          <table:table-cell office:value-type="float" office:value="-0.0309344161" calcext:value-type="float">
            <text:p>-0.03093441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9.0129089355" calcext:value-type="float">
            <text:p>179.0129089355</text:p>
          </table:table-cell>
          <table:table-cell office:value-type="float" office:value="1.3313589683" calcext:value-type="float">
            <text:p>1.3313589683</text:p>
          </table:table-cell>
          <table:table-cell office:value-type="float" office:value="0.1331358968" calcext:value-type="float">
            <text:p>0.1331358968</text:p>
          </table:table-cell>
          <table:table-cell office:value-type="float" office:value="0" calcext:value-type="float">
            <text:p>0</text:p>
          </table:table-cell>
          <table:table-cell office:value-type="float" office:value="-0.02614137" calcext:value-type="float">
            <text:p>-0.02614137</text:p>
          </table:table-cell>
          <table:table-cell office:value-type="float" office:value="-0.00000671" calcext:value-type="float">
            <text:p>-0.00000671</text:p>
          </table:table-cell>
          <table:table-cell office:value-type="float" office:value="-0.0322233443" calcext:value-type="float">
            <text:p>-0.03222334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79.0215454102" calcext:value-type="float">
            <text:p>179.0215454102</text:p>
          </table:table-cell>
          <table:table-cell office:value-type="float" office:value="1.3613492566" calcext:value-type="float">
            <text:p>1.3613492566</text:p>
          </table:table-cell>
          <table:table-cell office:value-type="float" office:value="0.1361349257" calcext:value-type="float">
            <text:p>0.1361349257</text:p>
          </table:table-cell>
          <table:table-cell office:value-type="float" office:value="0" calcext:value-type="float">
            <text:p>0</text:p>
          </table:table-cell>
          <table:table-cell office:value-type="float" office:value="-0.0264857" calcext:value-type="float">
            <text:p>-0.0264857</text:p>
          </table:table-cell>
          <table:table-cell office:value-type="float" office:value="-0.00000671" calcext:value-type="float">
            <text:p>-0.00000671</text:p>
          </table:table-cell>
          <table:table-cell office:value-type="float" office:value="-0.0318996232" calcext:value-type="float">
            <text:p>-0.03189962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79.0263214111" calcext:value-type="float">
            <text:p>179.0263214111</text:p>
          </table:table-cell>
          <table:table-cell office:value-type="float" office:value="1.3275526704" calcext:value-type="float">
            <text:p>1.3275526704</text:p>
          </table:table-cell>
          <table:table-cell office:value-type="float" office:value="0.132755267" calcext:value-type="float">
            <text:p>0.132755267</text:p>
          </table:table-cell>
          <table:table-cell office:value-type="float" office:value="0" calcext:value-type="float">
            <text:p>0</text:p>
          </table:table-cell>
          <table:table-cell office:value-type="float" office:value="-0.02648982" calcext:value-type="float">
            <text:p>-0.02648982</text:p>
          </table:table-cell>
          <table:table-cell office:value-type="float" office:value="-0.00000671" calcext:value-type="float">
            <text:p>-0.00000671</text:p>
          </table:table-cell>
          <table:table-cell office:value-type="float" office:value="-0.0335783534" calcext:value-type="float">
            <text:p>-0.03357835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79.0216522217" calcext:value-type="float">
            <text:p>179.0216522217</text:p>
          </table:table-cell>
          <table:table-cell office:value-type="float" office:value="1.3625050403" calcext:value-type="float">
            <text:p>1.3625050403</text:p>
          </table:table-cell>
          <table:table-cell office:value-type="float" office:value="0.136250504" calcext:value-type="float">
            <text:p>0.136250504</text:p>
          </table:table-cell>
          <table:table-cell office:value-type="float" office:value="0" calcext:value-type="float">
            <text:p>0</text:p>
          </table:table-cell>
          <table:table-cell office:value-type="float" office:value="-0.02672551" calcext:value-type="float">
            <text:p>-0.02672551</text:p>
          </table:table-cell>
          <table:table-cell office:value-type="float" office:value="-0.00000671" calcext:value-type="float">
            <text:p>-0.00000671</text:p>
          </table:table-cell>
          <table:table-cell office:value-type="float" office:value="-0.0317373676" calcext:value-type="float">
            <text:p>-0.031737367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79.0296630859" calcext:value-type="float">
            <text:p>179.0296630859</text:p>
          </table:table-cell>
          <table:table-cell office:value-type="float" office:value="1.3188631859" calcext:value-type="float">
            <text:p>1.3188631859</text:p>
          </table:table-cell>
          <table:table-cell office:value-type="float" office:value="0.1318863186" calcext:value-type="float">
            <text:p>0.1318863186</text:p>
          </table:table-cell>
          <table:table-cell office:value-type="float" office:value="0" calcext:value-type="float">
            <text:p>0</text:p>
          </table:table-cell>
          <table:table-cell office:value-type="float" office:value="-0.02659166" calcext:value-type="float">
            <text:p>-0.02659166</text:p>
          </table:table-cell>
          <table:table-cell office:value-type="float" office:value="-0.00000671" calcext:value-type="float">
            <text:p>-0.00000671</text:p>
          </table:table-cell>
          <table:table-cell office:value-type="float" office:value="-0.0324277907" calcext:value-type="float">
            <text:p>-0.03242779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79.0314483643" calcext:value-type="float">
            <text:p>179.0314483643</text:p>
          </table:table-cell>
          <table:table-cell office:value-type="float" office:value="1.4407159075" calcext:value-type="float">
            <text:p>1.4407159075</text:p>
          </table:table-cell>
          <table:table-cell office:value-type="float" office:value="0.1440715908" calcext:value-type="float">
            <text:p>0.1440715908</text:p>
          </table:table-cell>
          <table:table-cell office:value-type="float" office:value="0" calcext:value-type="float">
            <text:p>0</text:p>
          </table:table-cell>
          <table:table-cell office:value-type="float" office:value="-0.02731458" calcext:value-type="float">
            <text:p>-0.02731458</text:p>
          </table:table-cell>
          <table:table-cell office:value-type="float" office:value="-0.00000671" calcext:value-type="float">
            <text:p>-0.00000671</text:p>
          </table:table-cell>
          <table:table-cell office:value-type="float" office:value="-0.0332723906" calcext:value-type="float">
            <text:p>-0.03327239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79.0462799072" calcext:value-type="float">
            <text:p>179.0462799072</text:p>
          </table:table-cell>
          <table:table-cell office:value-type="float" office:value="1.3880718138" calcext:value-type="float">
            <text:p>1.3880718138</text:p>
          </table:table-cell>
          <table:table-cell office:value-type="float" office:value="0.1388071814" calcext:value-type="float">
            <text:p>0.1388071814</text:p>
          </table:table-cell>
          <table:table-cell office:value-type="float" office:value="0" calcext:value-type="float">
            <text:p>0</text:p>
          </table:table-cell>
          <table:table-cell office:value-type="float" office:value="-0.02744528" calcext:value-type="float">
            <text:p>-0.02744528</text:p>
          </table:table-cell>
          <table:table-cell office:value-type="float" office:value="-0.00000411" calcext:value-type="float">
            <text:p>-0.00000411</text:p>
          </table:table-cell>
          <table:table-cell office:value-type="float" office:value="-0.0344184406" calcext:value-type="float">
            <text:p>-0.034418440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79.0409545898" calcext:value-type="float">
            <text:p>179.0409545898</text:p>
          </table:table-cell>
          <table:table-cell office:value-type="float" office:value="1.3823080919" calcext:value-type="float">
            <text:p>1.3823080919</text:p>
          </table:table-cell>
          <table:table-cell office:value-type="float" office:value="0.1382308092" calcext:value-type="float">
            <text:p>0.1382308092</text:p>
          </table:table-cell>
          <table:table-cell office:value-type="float" office:value="0" calcext:value-type="float">
            <text:p>0</text:p>
          </table:table-cell>
          <table:table-cell office:value-type="float" office:value="-0.02749392" calcext:value-type="float">
            <text:p>-0.02749392</text:p>
          </table:table-cell>
          <table:table-cell office:value-type="float" office:value="-0.00000411" calcext:value-type="float">
            <text:p>-0.00000411</text:p>
          </table:table-cell>
          <table:table-cell office:value-type="float" office:value="-0.0321256889" calcext:value-type="float">
            <text:p>-0.032125688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79.0462036133" calcext:value-type="float">
            <text:p>179.0462036133</text:p>
          </table:table-cell>
          <table:table-cell office:value-type="float" office:value="1.4518960005" calcext:value-type="float">
            <text:p>1.4518960005</text:p>
          </table:table-cell>
          <table:table-cell office:value-type="float" office:value="0.1451896001" calcext:value-type="float">
            <text:p>0.1451896001</text:p>
          </table:table-cell>
          <table:table-cell office:value-type="float" office:value="0" calcext:value-type="float">
            <text:p>0</text:p>
          </table:table-cell>
          <table:table-cell office:value-type="float" office:value="-0.0279901" calcext:value-type="float">
            <text:p>-0.0279901</text:p>
          </table:table-cell>
          <table:table-cell office:value-type="float" office:value="-0.00000411" calcext:value-type="float">
            <text:p>-0.00000411</text:p>
          </table:table-cell>
          <table:table-cell office:value-type="float" office:value="-0.0339153726" calcext:value-type="float">
            <text:p>-0.03391537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79.0427093506" calcext:value-type="float">
            <text:p>179.0427093506</text:p>
          </table:table-cell>
          <table:table-cell office:value-type="float" office:value="1.3890790197" calcext:value-type="float">
            <text:p>1.3890790197</text:p>
          </table:table-cell>
          <table:table-cell office:value-type="float" office:value="0.138907902" calcext:value-type="float">
            <text:p>0.138907902</text:p>
          </table:table-cell>
          <table:table-cell office:value-type="float" office:value="0" calcext:value-type="float">
            <text:p>0</text:p>
          </table:table-cell>
          <table:table-cell office:value-type="float" office:value="-0.02790196" calcext:value-type="float">
            <text:p>-0.02790196</text:p>
          </table:table-cell>
          <table:table-cell office:value-type="float" office:value="-0.00000411" calcext:value-type="float">
            <text:p>-0.00000411</text:p>
          </table:table-cell>
          <table:table-cell office:value-type="float" office:value="-0.0328181001" calcext:value-type="float">
            <text:p>-0.032818100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79.0400238037" calcext:value-type="float">
            <text:p>179.0400238037</text:p>
          </table:table-cell>
          <table:table-cell office:value-type="float" office:value="1.3756808173" calcext:value-type="float">
            <text:p>1.3756808173</text:p>
          </table:table-cell>
          <table:table-cell office:value-type="float" office:value="0.1375680817" calcext:value-type="float">
            <text:p>0.1375680817</text:p>
          </table:table-cell>
          <table:table-cell office:value-type="float" office:value="0" calcext:value-type="float">
            <text:p>0</text:p>
          </table:table-cell>
          <table:table-cell office:value-type="float" office:value="-0.02775396" calcext:value-type="float">
            <text:p>-0.02775396</text:p>
          </table:table-cell>
          <table:table-cell office:value-type="float" office:value="-0.00000411" calcext:value-type="float">
            <text:p>-0.00000411</text:p>
          </table:table-cell>
          <table:table-cell office:value-type="float" office:value="-0.0321901751" calcext:value-type="float">
            <text:p>-0.03219017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79.0350952148" calcext:value-type="float">
            <text:p>179.0350952148</text:p>
          </table:table-cell>
          <table:table-cell office:value-type="float" office:value="1.3701485956" calcext:value-type="float">
            <text:p>1.3701485956</text:p>
          </table:table-cell>
          <table:table-cell office:value-type="float" office:value="0.1370148596" calcext:value-type="float">
            <text:p>0.1370148596</text:p>
          </table:table-cell>
          <table:table-cell office:value-type="float" office:value="0" calcext:value-type="float">
            <text:p>0</text:p>
          </table:table-cell>
          <table:table-cell office:value-type="float" office:value="-0.02761851" calcext:value-type="float">
            <text:p>-0.02761851</text:p>
          </table:table-cell>
          <table:table-cell office:value-type="float" office:value="-0.00000411" calcext:value-type="float">
            <text:p>-0.00000411</text:p>
          </table:table-cell>
          <table:table-cell office:value-type="float" office:value="-0.0332500816" calcext:value-type="float">
            <text:p>-0.03325008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0286254883" calcext:value-type="float">
            <text:p>179.0286254883</text:p>
          </table:table-cell>
          <table:table-cell office:value-type="float" office:value="1.430761731" calcext:value-type="float">
            <text:p>1.430761731</text:p>
          </table:table-cell>
          <table:table-cell office:value-type="float" office:value="0.1430761731" calcext:value-type="float">
            <text:p>0.1430761731</text:p>
          </table:table-cell>
          <table:table-cell office:value-type="float" office:value="0" calcext:value-type="float">
            <text:p>0</text:p>
          </table:table-cell>
          <table:table-cell office:value-type="float" office:value="-0.02793223" calcext:value-type="float">
            <text:p>-0.02793223</text:p>
          </table:table-cell>
          <table:table-cell office:value-type="float" office:value="-0.00000411" calcext:value-type="float">
            <text:p>-0.00000411</text:p>
          </table:table-cell>
          <table:table-cell office:value-type="float" office:value="-0.0339521298" calcext:value-type="float">
            <text:p>-0.03395212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79.0307922363" calcext:value-type="float">
            <text:p>179.0307922363</text:p>
          </table:table-cell>
          <table:table-cell office:value-type="float" office:value="1.483197573" calcext:value-type="float">
            <text:p>1.483197573</text:p>
          </table:table-cell>
          <table:table-cell office:value-type="float" office:value="0.1483197573" calcext:value-type="float">
            <text:p>0.1483197573</text:p>
          </table:table-cell>
          <table:table-cell office:value-type="float" office:value="0" calcext:value-type="float">
            <text:p>0</text:p>
          </table:table-cell>
          <table:table-cell office:value-type="float" office:value="-0.02849066" calcext:value-type="float">
            <text:p>-0.02849066</text:p>
          </table:table-cell>
          <table:table-cell office:value-type="float" office:value="-0.00000411" calcext:value-type="float">
            <text:p>-0.00000411</text:p>
          </table:table-cell>
          <table:table-cell office:value-type="float" office:value="-0.0334943202" calcext:value-type="float">
            <text:p>-0.03349432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79.0156707764" calcext:value-type="float">
            <text:p>179.0156707764</text:p>
          </table:table-cell>
          <table:table-cell office:value-type="float" office:value="1.4071946328" calcext:value-type="float">
            <text:p>1.4071946328</text:p>
          </table:table-cell>
          <table:table-cell office:value-type="float" office:value="0.1407194633" calcext:value-type="float">
            <text:p>0.1407194633</text:p>
          </table:table-cell>
          <table:table-cell office:value-type="float" office:value="0" calcext:value-type="float">
            <text:p>0</text:p>
          </table:table-cell>
          <table:table-cell office:value-type="float" office:value="-0.02835612" calcext:value-type="float">
            <text:p>-0.02835612</text:p>
          </table:table-cell>
          <table:table-cell office:value-type="float" office:value="-0.0000015" calcext:value-type="float">
            <text:p>-0.0000015</text:p>
          </table:table-cell>
          <table:table-cell office:value-type="float" office:value="-0.0331190188" calcext:value-type="float">
            <text:p>-0.03311901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79.0038757324" calcext:value-type="float">
            <text:p>179.0038757324</text:p>
          </table:table-cell>
          <table:table-cell office:value-type="float" office:value="1.4293064196" calcext:value-type="float">
            <text:p>1.4293064196</text:p>
          </table:table-cell>
          <table:table-cell office:value-type="float" office:value="0.142930642" calcext:value-type="float">
            <text:p>0.142930642</text:p>
          </table:table-cell>
          <table:table-cell office:value-type="float" office:value="0" calcext:value-type="float">
            <text:p>0</text:p>
          </table:table-cell>
          <table:table-cell office:value-type="float" office:value="-0.02841387" calcext:value-type="float">
            <text:p>-0.02841387</text:p>
          </table:table-cell>
          <table:table-cell office:value-type="float" office:value="-0.0000015" calcext:value-type="float">
            <text:p>-0.0000015</text:p>
          </table:table-cell>
          <table:table-cell office:value-type="float" office:value="-0.0330422243" calcext:value-type="float">
            <text:p>-0.033042224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78.9954376221" calcext:value-type="float">
            <text:p>178.9954376221</text:p>
          </table:table-cell>
          <table:table-cell office:value-type="float" office:value="1.3939528642" calcext:value-type="float">
            <text:p>1.3939528642</text:p>
          </table:table-cell>
          <table:table-cell office:value-type="float" office:value="0.1393952864" calcext:value-type="float">
            <text:p>0.1393952864</text:p>
          </table:table-cell>
          <table:table-cell office:value-type="float" office:value="0" calcext:value-type="float">
            <text:p>0</text:p>
          </table:table-cell>
          <table:table-cell office:value-type="float" office:value="-0.02821672" calcext:value-type="float">
            <text:p>-0.02821672</text:p>
          </table:table-cell>
          <table:table-cell office:value-type="float" office:value="0.00000116" calcext:value-type="float">
            <text:p>0.00000116</text:p>
          </table:table-cell>
          <table:table-cell office:value-type="float" office:value="-0.0329595067" calcext:value-type="float">
            <text:p>-0.03295950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78.9945983887" calcext:value-type="float">
            <text:p>178.9945983887</text:p>
          </table:table-cell>
          <table:table-cell office:value-type="float" office:value="1.4131746445" calcext:value-type="float">
            <text:p>1.4131746445</text:p>
          </table:table-cell>
          <table:table-cell office:value-type="float" office:value="0.1413174645" calcext:value-type="float">
            <text:p>0.1413174645</text:p>
          </table:table-cell>
          <table:table-cell office:value-type="float" office:value="0" calcext:value-type="float">
            <text:p>0</text:p>
          </table:table-cell>
          <table:table-cell office:value-type="float" office:value="-0.0282135" calcext:value-type="float">
            <text:p>-0.0282135</text:p>
          </table:table-cell>
          <table:table-cell office:value-type="float" office:value="0.00000116" calcext:value-type="float">
            <text:p>0.00000116</text:p>
          </table:table-cell>
          <table:table-cell office:value-type="float" office:value="-0.0331544821" calcext:value-type="float">
            <text:p>-0.03315448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78.9891204834" calcext:value-type="float">
            <text:p>178.9891204834</text:p>
          </table:table-cell>
          <table:table-cell office:value-type="float" office:value="1.361070216" calcext:value-type="float">
            <text:p>1.361070216</text:p>
          </table:table-cell>
          <table:table-cell office:value-type="float" office:value="0.1361070216" calcext:value-type="float">
            <text:p>0.1361070216</text:p>
          </table:table-cell>
          <table:table-cell office:value-type="float" office:value="0" calcext:value-type="float">
            <text:p>0</text:p>
          </table:table-cell>
          <table:table-cell office:value-type="float" office:value="-0.02786411" calcext:value-type="float">
            <text:p>-0.02786411</text:p>
          </table:table-cell>
          <table:table-cell office:value-type="float" office:value="0.00000116" calcext:value-type="float">
            <text:p>0.00000116</text:p>
          </table:table-cell>
          <table:table-cell office:value-type="float" office:value="-0.0331141133" calcext:value-type="float">
            <text:p>-0.033114113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78.9791412354" calcext:value-type="float">
            <text:p>178.9791412354</text:p>
          </table:table-cell>
          <table:table-cell office:value-type="float" office:value="1.3791503132" calcext:value-type="float">
            <text:p>1.3791503132</text:p>
          </table:table-cell>
          <table:table-cell office:value-type="float" office:value="0.1379150313" calcext:value-type="float">
            <text:p>0.1379150313</text:p>
          </table:table-cell>
          <table:table-cell office:value-type="float" office:value="0" calcext:value-type="float">
            <text:p>0</text:p>
          </table:table-cell>
          <table:table-cell office:value-type="float" office:value="-0.02775187" calcext:value-type="float">
            <text:p>-0.02775187</text:p>
          </table:table-cell>
          <table:table-cell office:value-type="float" office:value="0.00000116" calcext:value-type="float">
            <text:p>0.00000116</text:p>
          </table:table-cell>
          <table:table-cell office:value-type="float" office:value="-0.0320052786" calcext:value-type="float">
            <text:p>-0.03200527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178.9807281494" calcext:value-type="float">
            <text:p>178.9807281494</text:p>
          </table:table-cell>
          <table:table-cell office:value-type="float" office:value="1.3988368643" calcext:value-type="float">
            <text:p>1.3988368643</text:p>
          </table:table-cell>
          <table:table-cell office:value-type="float" office:value="0.1398836864" calcext:value-type="float">
            <text:p>0.1398836864</text:p>
          </table:table-cell>
          <table:table-cell office:value-type="float" office:value="0" calcext:value-type="float">
            <text:p>0</text:p>
          </table:table-cell>
          <table:table-cell office:value-type="float" office:value="-0.02780831" calcext:value-type="float">
            <text:p>-0.02780831</text:p>
          </table:table-cell>
          <table:table-cell office:value-type="float" office:value="0.00000116" calcext:value-type="float">
            <text:p>0.00000116</text:p>
          </table:table-cell>
          <table:table-cell office:value-type="float" office:value="-0.0319255628" calcext:value-type="float">
            <text:p>-0.03192556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78.973815918" calcext:value-type="float">
            <text:p>178.973815918</text:p>
          </table:table-cell>
          <table:table-cell office:value-type="float" office:value="1.3997384861" calcext:value-type="float">
            <text:p>1.3997384861</text:p>
          </table:table-cell>
          <table:table-cell office:value-type="float" office:value="0.1399738486" calcext:value-type="float">
            <text:p>0.1399738486</text:p>
          </table:table-cell>
          <table:table-cell office:value-type="float" office:value="0" calcext:value-type="float">
            <text:p>0</text:p>
          </table:table-cell>
          <table:table-cell office:value-type="float" office:value="-0.02785191" calcext:value-type="float">
            <text:p>-0.02785191</text:p>
          </table:table-cell>
          <table:table-cell office:value-type="float" office:value="0.00000382" calcext:value-type="float">
            <text:p>0.00000382</text:p>
          </table:table-cell>
          <table:table-cell office:value-type="float" office:value="-0.0329030514" calcext:value-type="float">
            <text:p>-0.03290305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78.9673614502" calcext:value-type="float">
            <text:p>178.9673614502</text:p>
          </table:table-cell>
          <table:table-cell office:value-type="float" office:value="1.3927009209" calcext:value-type="float">
            <text:p>1.3927009209</text:p>
          </table:table-cell>
          <table:table-cell office:value-type="float" office:value="0.1392700921" calcext:value-type="float">
            <text:p>0.1392700921</text:p>
          </table:table-cell>
          <table:table-cell office:value-type="float" office:value="0" calcext:value-type="float">
            <text:p>0</text:p>
          </table:table-cell>
          <table:table-cell office:value-type="float" office:value="-0.02783405" calcext:value-type="float">
            <text:p>-0.02783405</text:p>
          </table:table-cell>
          <table:table-cell office:value-type="float" office:value="0.00000382" calcext:value-type="float">
            <text:p>0.00000382</text:p>
          </table:table-cell>
          <table:table-cell office:value-type="float" office:value="-0.0330917344" calcext:value-type="float">
            <text:p>-0.033091734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78.978515625" calcext:value-type="float">
            <text:p>178.978515625</text:p>
          </table:table-cell>
          <table:table-cell office:value-type="float" office:value="1.417360462" calcext:value-type="float">
            <text:p>1.417360462</text:p>
          </table:table-cell>
          <table:table-cell office:value-type="float" office:value="0.1417360462" calcext:value-type="float">
            <text:p>0.1417360462</text:p>
          </table:table-cell>
          <table:table-cell office:value-type="float" office:value="0" calcext:value-type="float">
            <text:p>0</text:p>
          </table:table-cell>
          <table:table-cell office:value-type="float" office:value="-0.0279865" calcext:value-type="float">
            <text:p>-0.0279865</text:p>
          </table:table-cell>
          <table:table-cell office:value-type="float" office:value="0.00000382" calcext:value-type="float">
            <text:p>0.00000382</text:p>
          </table:table-cell>
          <table:table-cell office:value-type="float" office:value="-0.0340047803" calcext:value-type="float">
            <text:p>-0.034004780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78.9864196777" calcext:value-type="float">
            <text:p>178.9864196777</text:p>
          </table:table-cell>
          <table:table-cell office:value-type="float" office:value="1.393706398" calcext:value-type="float">
            <text:p>1.393706398</text:p>
          </table:table-cell>
          <table:table-cell office:value-type="float" office:value="0.1393706398" calcext:value-type="float">
            <text:p>0.1393706398</text:p>
          </table:table-cell>
          <table:table-cell office:value-type="float" office:value="0" calcext:value-type="float">
            <text:p>0</text:p>
          </table:table-cell>
          <table:table-cell office:value-type="float" office:value="-0.0279304" calcext:value-type="float">
            <text:p>-0.0279304</text:p>
          </table:table-cell>
          <table:table-cell office:value-type="float" office:value="0.00000382" calcext:value-type="float">
            <text:p>0.00000382</text:p>
          </table:table-cell>
          <table:table-cell office:value-type="float" office:value="-0.0319091691" calcext:value-type="float">
            <text:p>-0.031909169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78.9897613525" calcext:value-type="float">
            <text:p>178.9897613525</text:p>
          </table:table-cell>
          <table:table-cell office:value-type="float" office:value="1.4294343044" calcext:value-type="float">
            <text:p>1.4294343044</text:p>
          </table:table-cell>
          <table:table-cell office:value-type="float" office:value="0.1429434304" calcext:value-type="float">
            <text:p>0.1429434304</text:p>
          </table:table-cell>
          <table:table-cell office:value-type="float" office:value="0" calcext:value-type="float">
            <text:p>0</text:p>
          </table:table-cell>
          <table:table-cell office:value-type="float" office:value="-0.02813114" calcext:value-type="float">
            <text:p>-0.02813114</text:p>
          </table:table-cell>
          <table:table-cell office:value-type="float" office:value="0.00000382" calcext:value-type="float">
            <text:p>0.00000382</text:p>
          </table:table-cell>
          <table:table-cell office:value-type="float" office:value="-0.0341682807" calcext:value-type="float">
            <text:p>-0.034168280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78.9945068359" calcext:value-type="float">
            <text:p>178.9945068359</text:p>
          </table:table-cell>
          <table:table-cell office:value-type="float" office:value="1.3849170049" calcext:value-type="float">
            <text:p>1.3849170049</text:p>
          </table:table-cell>
          <table:table-cell office:value-type="float" office:value="0.1384917005" calcext:value-type="float">
            <text:p>0.1384917005</text:p>
          </table:table-cell>
          <table:table-cell office:value-type="float" office:value="0" calcext:value-type="float">
            <text:p>0</text:p>
          </table:table-cell>
          <table:table-cell office:value-type="float" office:value="-0.02796817" calcext:value-type="float">
            <text:p>-0.02796817</text:p>
          </table:table-cell>
          <table:table-cell office:value-type="float" office:value="0.00000909" calcext:value-type="float">
            <text:p>0.00000909</text:p>
          </table:table-cell>
          <table:table-cell office:value-type="float" office:value="-0.0326592215" calcext:value-type="float">
            <text:p>-0.032659221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78.9906768799" calcext:value-type="float">
            <text:p>178.9906768799</text:p>
          </table:table-cell>
          <table:table-cell office:value-type="float" office:value="1.3625572066" calcext:value-type="float">
            <text:p>1.3625572066</text:p>
          </table:table-cell>
          <table:table-cell office:value-type="float" office:value="0.1362557207" calcext:value-type="float">
            <text:p>0.1362557207</text:p>
          </table:table-cell>
          <table:table-cell office:value-type="float" office:value="0" calcext:value-type="float">
            <text:p>0</text:p>
          </table:table-cell>
          <table:table-cell office:value-type="float" office:value="-0.02771061" calcext:value-type="float">
            <text:p>-0.02771061</text:p>
          </table:table-cell>
          <table:table-cell office:value-type="float" office:value="0.00000909" calcext:value-type="float">
            <text:p>0.00000909</text:p>
          </table:table-cell>
          <table:table-cell office:value-type="float" office:value="-0.0322053537" calcext:value-type="float">
            <text:p>-0.032205353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78.9858856201" calcext:value-type="float">
            <text:p>178.9858856201</text:p>
          </table:table-cell>
          <table:table-cell office:value-type="float" office:value="1.3694841225" calcext:value-type="float">
            <text:p>1.3694841225</text:p>
          </table:table-cell>
          <table:table-cell office:value-type="float" office:value="0.1369484123" calcext:value-type="float">
            <text:p>0.1369484123</text:p>
          </table:table-cell>
          <table:table-cell office:value-type="float" office:value="0" calcext:value-type="float">
            <text:p>0</text:p>
          </table:table-cell>
          <table:table-cell office:value-type="float" office:value="-0.0275852" calcext:value-type="float">
            <text:p>-0.0275852</text:p>
          </table:table-cell>
          <table:table-cell office:value-type="float" office:value="0.00000909" calcext:value-type="float">
            <text:p>0.00000909</text:p>
          </table:table-cell>
          <table:table-cell office:value-type="float" office:value="-0.0320050303" calcext:value-type="float">
            <text:p>-0.03200503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78.9773864746" calcext:value-type="float">
            <text:p>178.9773864746</text:p>
          </table:table-cell>
          <table:table-cell office:value-type="float" office:value="1.3627954019" calcext:value-type="float">
            <text:p>1.3627954019</text:p>
          </table:table-cell>
          <table:table-cell office:value-type="float" office:value="0.1362795402" calcext:value-type="float">
            <text:p>0.1362795402</text:p>
          </table:table-cell>
          <table:table-cell office:value-type="float" office:value="0" calcext:value-type="float">
            <text:p>0</text:p>
          </table:table-cell>
          <table:table-cell office:value-type="float" office:value="-0.02745709" calcext:value-type="float">
            <text:p>-0.02745709</text:p>
          </table:table-cell>
          <table:table-cell office:value-type="float" office:value="0.00000909" calcext:value-type="float">
            <text:p>0.00000909</text:p>
          </table:table-cell>
          <table:table-cell office:value-type="float" office:value="-0.0317523593" calcext:value-type="float">
            <text:p>-0.03175235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78.9689178467" calcext:value-type="float">
            <text:p>178.9689178467</text:p>
          </table:table-cell>
          <table:table-cell office:value-type="float" office:value="1.3695590362" calcext:value-type="float">
            <text:p>1.3695590362</text:p>
          </table:table-cell>
          <table:table-cell office:value-type="float" office:value="0.1369559036" calcext:value-type="float">
            <text:p>0.1369559036</text:p>
          </table:table-cell>
          <table:table-cell office:value-type="float" office:value="0" calcext:value-type="float">
            <text:p>0</text:p>
          </table:table-cell>
          <table:table-cell office:value-type="float" office:value="-0.02741683" calcext:value-type="float">
            <text:p>-0.02741683</text:p>
          </table:table-cell>
          <table:table-cell office:value-type="float" office:value="0.00000909" calcext:value-type="float">
            <text:p>0.00000909</text:p>
          </table:table-cell>
          <table:table-cell office:value-type="float" office:value="-0.033247061" calcext:value-type="float">
            <text:p>-0.03324706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78.9708404541" calcext:value-type="float">
            <text:p>178.9708404541</text:p>
          </table:table-cell>
          <table:table-cell office:value-type="float" office:value="1.3803146492" calcext:value-type="float">
            <text:p>1.3803146492</text:p>
          </table:table-cell>
          <table:table-cell office:value-type="float" office:value="0.1380314649" calcext:value-type="float">
            <text:p>0.1380314649</text:p>
          </table:table-cell>
          <table:table-cell office:value-type="float" office:value="0" calcext:value-type="float">
            <text:p>0</text:p>
          </table:table-cell>
          <table:table-cell office:value-type="float" office:value="-0.02746169" calcext:value-type="float">
            <text:p>-0.02746169</text:p>
          </table:table-cell>
          <table:table-cell office:value-type="float" office:value="0.00000909" calcext:value-type="float">
            <text:p>0.00000909</text:p>
          </table:table-cell>
          <table:table-cell office:value-type="float" office:value="-0.0331076202" calcext:value-type="float">
            <text:p>-0.033107620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78.9888458252" calcext:value-type="float">
            <text:p>178.9888458252</text:p>
          </table:table-cell>
          <table:table-cell office:value-type="float" office:value="1.3145241384" calcext:value-type="float">
            <text:p>1.3145241384</text:p>
          </table:table-cell>
          <table:table-cell office:value-type="float" office:value="0.1314524138" calcext:value-type="float">
            <text:p>0.1314524138</text:p>
          </table:table-cell>
          <table:table-cell office:value-type="float" office:value="0" calcext:value-type="float">
            <text:p>0</text:p>
          </table:table-cell>
          <table:table-cell office:value-type="float" office:value="-0.02705312" calcext:value-type="float">
            <text:p>-0.02705312</text:p>
          </table:table-cell>
          <table:table-cell office:value-type="float" office:value="0.00000648" calcext:value-type="float">
            <text:p>0.00000648</text:p>
          </table:table-cell>
          <table:table-cell office:value-type="float" office:value="-0.0318190338" calcext:value-type="float">
            <text:p>-0.031819033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78.9941864014" calcext:value-type="float">
            <text:p>178.9941864014</text:p>
          </table:table-cell>
          <table:table-cell office:value-type="float" office:value="1.3573489381" calcext:value-type="float">
            <text:p>1.3573489381</text:p>
          </table:table-cell>
          <table:table-cell office:value-type="float" office:value="0.1357348938" calcext:value-type="float">
            <text:p>0.1357348938</text:p>
          </table:table-cell>
          <table:table-cell office:value-type="float" office:value="0" calcext:value-type="float">
            <text:p>0</text:p>
          </table:table-cell>
          <table:table-cell office:value-type="float" office:value="-0.02706636" calcext:value-type="float">
            <text:p>-0.02706636</text:p>
          </table:table-cell>
          <table:table-cell office:value-type="float" office:value="0.00000648" calcext:value-type="float">
            <text:p>0.00000648</text:p>
          </table:table-cell>
          <table:table-cell office:value-type="float" office:value="-0.0322252369" calcext:value-type="float">
            <text:p>-0.032225236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78.9958343506" calcext:value-type="float">
            <text:p>178.9958343506</text:p>
          </table:table-cell>
          <table:table-cell office:value-type="float" office:value="1.3262546133" calcext:value-type="float">
            <text:p>1.3262546133</text:p>
          </table:table-cell>
          <table:table-cell office:value-type="float" office:value="0.1326254613" calcext:value-type="float">
            <text:p>0.1326254613</text:p>
          </table:table-cell>
          <table:table-cell office:value-type="float" office:value="0" calcext:value-type="float">
            <text:p>0</text:p>
          </table:table-cell>
          <table:table-cell office:value-type="float" office:value="-0.02686796" calcext:value-type="float">
            <text:p>-0.02686796</text:p>
          </table:table-cell>
          <table:table-cell office:value-type="float" office:value="0.00000648" calcext:value-type="float">
            <text:p>0.00000648</text:p>
          </table:table-cell>
          <table:table-cell office:value-type="float" office:value="-0.0315616345" calcext:value-type="float">
            <text:p>-0.031561634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79.0071868896" calcext:value-type="float">
            <text:p>179.0071868896</text:p>
          </table:table-cell>
          <table:table-cell office:value-type="float" office:value="1.3302011673" calcext:value-type="float">
            <text:p>1.3302011673</text:p>
          </table:table-cell>
          <table:table-cell office:value-type="float" office:value="0.1330201167" calcext:value-type="float">
            <text:p>0.1330201167</text:p>
          </table:table-cell>
          <table:table-cell office:value-type="float" office:value="0" calcext:value-type="float">
            <text:p>0</text:p>
          </table:table-cell>
          <table:table-cell office:value-type="float" office:value="-0.02676211" calcext:value-type="float">
            <text:p>-0.02676211</text:p>
          </table:table-cell>
          <table:table-cell office:value-type="float" office:value="0.00000648" calcext:value-type="float">
            <text:p>0.00000648</text:p>
          </table:table-cell>
          <table:table-cell office:value-type="float" office:value="-0.0321484527" calcext:value-type="float">
            <text:p>-0.03214845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79.0115966797" calcext:value-type="float">
            <text:p>179.0115966797</text:p>
          </table:table-cell>
          <table:table-cell office:value-type="float" office:value="1.2762895004" calcext:value-type="float">
            <text:p>1.2762895004</text:p>
          </table:table-cell>
          <table:table-cell office:value-type="float" office:value="0.12762895" calcext:value-type="float">
            <text:p>0.12762895</text:p>
          </table:table-cell>
          <table:table-cell office:value-type="float" office:value="0" calcext:value-type="float">
            <text:p>0</text:p>
          </table:table-cell>
          <table:table-cell office:value-type="float" office:value="-0.0263323" calcext:value-type="float">
            <text:p>-0.0263323</text:p>
          </table:table-cell>
          <table:table-cell office:value-type="float" office:value="0.00000648" calcext:value-type="float">
            <text:p>0.00000648</text:p>
          </table:table-cell>
          <table:table-cell office:value-type="float" office:value="-0.0308924465" calcext:value-type="float">
            <text:p>-0.03089244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79.0204772949" calcext:value-type="float">
            <text:p>179.0204772949</text:p>
          </table:table-cell>
          <table:table-cell office:value-type="float" office:value="1.3195335943" calcext:value-type="float">
            <text:p>1.3195335943</text:p>
          </table:table-cell>
          <table:table-cell office:value-type="float" office:value="0.1319533594" calcext:value-type="float">
            <text:p>0.1319533594</text:p>
          </table:table-cell>
          <table:table-cell office:value-type="float" office:value="0" calcext:value-type="float">
            <text:p>0</text:p>
          </table:table-cell>
          <table:table-cell office:value-type="float" office:value="-0.0263342" calcext:value-type="float">
            <text:p>-0.0263342</text:p>
          </table:table-cell>
          <table:table-cell office:value-type="float" office:value="0.00000648" calcext:value-type="float">
            <text:p>0.00000648</text:p>
          </table:table-cell>
          <table:table-cell office:value-type="float" office:value="-0.0310107831" calcext:value-type="float">
            <text:p>-0.03101078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179.0143890381" calcext:value-type="float">
            <text:p>179.0143890381</text:p>
          </table:table-cell>
          <table:table-cell office:value-type="float" office:value="1.3145557423" calcext:value-type="float">
            <text:p>1.3145557423</text:p>
          </table:table-cell>
          <table:table-cell office:value-type="float" office:value="0.1314555742" calcext:value-type="float">
            <text:p>0.1314555742</text:p>
          </table:table-cell>
          <table:table-cell office:value-type="float" office:value="0" calcext:value-type="float">
            <text:p>0</text:p>
          </table:table-cell>
          <table:table-cell office:value-type="float" office:value="-0.02630229" calcext:value-type="float">
            <text:p>-0.02630229</text:p>
          </table:table-cell>
          <table:table-cell office:value-type="float" office:value="0.00000648" calcext:value-type="float">
            <text:p>0.00000648</text:p>
          </table:table-cell>
          <table:table-cell office:value-type="float" office:value="-0.0320657485" calcext:value-type="float">
            <text:p>-0.03206574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179.0199890137" calcext:value-type="float">
            <text:p>179.0199890137</text:p>
          </table:table-cell>
          <table:table-cell office:value-type="float" office:value="1.3077734771" calcext:value-type="float">
            <text:p>1.3077734771</text:p>
          </table:table-cell>
          <table:table-cell office:value-type="float" office:value="0.1307773477" calcext:value-type="float">
            <text:p>0.1307773477</text:p>
          </table:table-cell>
          <table:table-cell office:value-type="float" office:value="0" calcext:value-type="float">
            <text:p>0</text:p>
          </table:table-cell>
          <table:table-cell office:value-type="float" office:value="-0.02623584" calcext:value-type="float">
            <text:p>-0.02623584</text:p>
          </table:table-cell>
          <table:table-cell office:value-type="float" office:value="0.00000648" calcext:value-type="float">
            <text:p>0.00000648</text:p>
          </table:table-cell>
          <table:table-cell office:value-type="float" office:value="-0.0307716891" calcext:value-type="float">
            <text:p>-0.03077168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79.0179138184" calcext:value-type="float">
            <text:p>179.0179138184</text:p>
          </table:table-cell>
          <table:table-cell office:value-type="float" office:value="1.3535680051" calcext:value-type="float">
            <text:p>1.3535680051</text:p>
          </table:table-cell>
          <table:table-cell office:value-type="float" office:value="0.1353568005" calcext:value-type="float">
            <text:p>0.1353568005</text:p>
          </table:table-cell>
          <table:table-cell office:value-type="float" office:value="0" calcext:value-type="float">
            <text:p>0</text:p>
          </table:table-cell>
          <table:table-cell office:value-type="float" office:value="-0.02649677" calcext:value-type="float">
            <text:p>-0.02649677</text:p>
          </table:table-cell>
          <table:table-cell office:value-type="float" office:value="0.00000648" calcext:value-type="float">
            <text:p>0.00000648</text:p>
          </table:table-cell>
          <table:table-cell office:value-type="float" office:value="-0.0324511135" calcext:value-type="float">
            <text:p>-0.03245111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179.0107574463" calcext:value-type="float">
            <text:p>179.0107574463</text:p>
          </table:table-cell>
          <table:table-cell office:value-type="float" office:value="1.3016458514" calcext:value-type="float">
            <text:p>1.3016458514</text:p>
          </table:table-cell>
          <table:table-cell office:value-type="float" office:value="0.1301645851" calcext:value-type="float">
            <text:p>0.1301645851</text:p>
          </table:table-cell>
          <table:table-cell office:value-type="float" office:value="0" calcext:value-type="float">
            <text:p>0</text:p>
          </table:table-cell>
          <table:table-cell office:value-type="float" office:value="-0.02632454" calcext:value-type="float">
            <text:p>-0.02632454</text:p>
          </table:table-cell>
          <table:table-cell office:value-type="float" office:value="0.00000648" calcext:value-type="float">
            <text:p>0.00000648</text:p>
          </table:table-cell>
          <table:table-cell office:value-type="float" office:value="-0.0309460427" calcext:value-type="float">
            <text:p>-0.030946042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79.0093994141" calcext:value-type="float">
            <text:p>179.0093994141</text:p>
          </table:table-cell>
          <table:table-cell office:value-type="float" office:value="1.326458038" calcext:value-type="float">
            <text:p>1.326458038</text:p>
          </table:table-cell>
          <table:table-cell office:value-type="float" office:value="0.1326458038" calcext:value-type="float">
            <text:p>0.1326458038</text:p>
          </table:table-cell>
          <table:table-cell office:value-type="float" office:value="0" calcext:value-type="float">
            <text:p>0</text:p>
          </table:table-cell>
          <table:table-cell office:value-type="float" office:value="-0.02637518" calcext:value-type="float">
            <text:p>-0.02637518</text:p>
          </table:table-cell>
          <table:table-cell office:value-type="float" office:value="0.00000388" calcext:value-type="float">
            <text:p>0.00000388</text:p>
          </table:table-cell>
          <table:table-cell office:value-type="float" office:value="-0.0327176141" calcext:value-type="float">
            <text:p>-0.032717614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79.0109710693" calcext:value-type="float">
            <text:p>179.0109710693</text:p>
          </table:table-cell>
          <table:table-cell office:value-type="float" office:value="1.334354929" calcext:value-type="float">
            <text:p>1.334354929</text:p>
          </table:table-cell>
          <table:table-cell office:value-type="float" office:value="0.1334354929" calcext:value-type="float">
            <text:p>0.1334354929</text:p>
          </table:table-cell>
          <table:table-cell office:value-type="float" office:value="0" calcext:value-type="float">
            <text:p>0</text:p>
          </table:table-cell>
          <table:table-cell office:value-type="float" office:value="-0.02646154" calcext:value-type="float">
            <text:p>-0.02646154</text:p>
          </table:table-cell>
          <table:table-cell office:value-type="float" office:value="0.00000388" calcext:value-type="float">
            <text:p>0.00000388</text:p>
          </table:table-cell>
          <table:table-cell office:value-type="float" office:value="-0.0319119241" calcext:value-type="float">
            <text:p>-0.03191192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79.0100708008" calcext:value-type="float">
            <text:p>179.0100708008</text:p>
          </table:table-cell>
          <table:table-cell office:value-type="float" office:value="1.3080656674" calcext:value-type="float">
            <text:p>1.3080656674</text:p>
          </table:table-cell>
          <table:table-cell office:value-type="float" office:value="0.1308065667" calcext:value-type="float">
            <text:p>0.1308065667</text:p>
          </table:table-cell>
          <table:table-cell office:value-type="float" office:value="0" calcext:value-type="float">
            <text:p>0</text:p>
          </table:table-cell>
          <table:table-cell office:value-type="float" office:value="-0.02634386" calcext:value-type="float">
            <text:p>-0.02634386</text:p>
          </table:table-cell>
          <table:table-cell office:value-type="float" office:value="0.00000388" calcext:value-type="float">
            <text:p>0.00000388</text:p>
          </table:table-cell>
          <table:table-cell office:value-type="float" office:value="-0.0304570254" calcext:value-type="float">
            <text:p>-0.03045702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79.0154876709" calcext:value-type="float">
            <text:p>179.0154876709</text:p>
          </table:table-cell>
          <table:table-cell office:value-type="float" office:value="1.3554146706" calcext:value-type="float">
            <text:p>1.3554146706</text:p>
          </table:table-cell>
          <table:table-cell office:value-type="float" office:value="0.1355414671" calcext:value-type="float">
            <text:p>0.1355414671</text:p>
          </table:table-cell>
          <table:table-cell office:value-type="float" office:value="0" calcext:value-type="float">
            <text:p>0</text:p>
          </table:table-cell>
          <table:table-cell office:value-type="float" office:value="-0.02658103" calcext:value-type="float">
            <text:p>-0.02658103</text:p>
          </table:table-cell>
          <table:table-cell office:value-type="float" office:value="0.00000388" calcext:value-type="float">
            <text:p>0.00000388</text:p>
          </table:table-cell>
          <table:table-cell office:value-type="float" office:value="-0.032545682" calcext:value-type="float">
            <text:p>-0.03254568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79.0242462158" calcext:value-type="float">
            <text:p>179.0242462158</text:p>
          </table:table-cell>
          <table:table-cell office:value-type="float" office:value="1.3134202004" calcext:value-type="float">
            <text:p>1.3134202004</text:p>
          </table:table-cell>
          <table:table-cell office:value-type="float" office:value="0.13134202" calcext:value-type="float">
            <text:p>0.13134202</text:p>
          </table:table-cell>
          <table:table-cell office:value-type="float" office:value="0" calcext:value-type="float">
            <text:p>0</text:p>
          </table:table-cell>
          <table:table-cell office:value-type="float" office:value="-0.02645914" calcext:value-type="float">
            <text:p>-0.02645914</text:p>
          </table:table-cell>
          <table:table-cell office:value-type="float" office:value="0.00000388" calcext:value-type="float">
            <text:p>0.00000388</text:p>
          </table:table-cell>
          <table:table-cell office:value-type="float" office:value="-0.0305127824" calcext:value-type="float">
            <text:p>-0.03051278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79.0130157471" calcext:value-type="float">
            <text:p>179.0130157471</text:p>
          </table:table-cell>
          <table:table-cell office:value-type="float" office:value="1.3437762692" calcext:value-type="float">
            <text:p>1.3437762692</text:p>
          </table:table-cell>
          <table:table-cell office:value-type="float" office:value="0.1343776269" calcext:value-type="float">
            <text:p>0.1343776269</text:p>
          </table:table-cell>
          <table:table-cell office:value-type="float" office:value="0" calcext:value-type="float">
            <text:p>0</text:p>
          </table:table-cell>
          <table:table-cell office:value-type="float" office:value="-0.02658026" calcext:value-type="float">
            <text:p>-0.02658026</text:p>
          </table:table-cell>
          <table:table-cell office:value-type="float" office:value="0.00000102" calcext:value-type="float">
            <text:p>0.00000102</text:p>
          </table:table-cell>
          <table:table-cell office:value-type="float" office:value="-0.0322394259" calcext:value-type="float">
            <text:p>-0.032239425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179.0144500732" calcext:value-type="float">
            <text:p>179.0144500732</text:p>
          </table:table-cell>
          <table:table-cell office:value-type="float" office:value="1.3148021206" calcext:value-type="float">
            <text:p>1.3148021206</text:p>
          </table:table-cell>
          <table:table-cell office:value-type="float" office:value="0.1314802121" calcext:value-type="float">
            <text:p>0.1314802121</text:p>
          </table:table-cell>
          <table:table-cell office:value-type="float" office:value="0" calcext:value-type="float">
            <text:p>0</text:p>
          </table:table-cell>
          <table:table-cell office:value-type="float" office:value="-0.02646784" calcext:value-type="float">
            <text:p>-0.02646784</text:p>
          </table:table-cell>
          <table:table-cell office:value-type="float" office:value="0.00000102" calcext:value-type="float">
            <text:p>0.00000102</text:p>
          </table:table-cell>
          <table:table-cell office:value-type="float" office:value="-0.0310317874" calcext:value-type="float">
            <text:p>-0.031031787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79.0116577148" calcext:value-type="float">
            <text:p>179.0116577148</text:p>
          </table:table-cell>
          <table:table-cell office:value-type="float" office:value="1.3324609468" calcext:value-type="float">
            <text:p>1.3324609468</text:p>
          </table:table-cell>
          <table:table-cell office:value-type="float" office:value="0.1332460947" calcext:value-type="float">
            <text:p>0.1332460947</text:p>
          </table:table-cell>
          <table:table-cell office:value-type="float" office:value="0" calcext:value-type="float">
            <text:p>0</text:p>
          </table:table-cell>
          <table:table-cell office:value-type="float" office:value="-0.02651064" calcext:value-type="float">
            <text:p>-0.02651064</text:p>
          </table:table-cell>
          <table:table-cell office:value-type="float" office:value="-0.00000158" calcext:value-type="float">
            <text:p>-0.00000158</text:p>
          </table:table-cell>
          <table:table-cell office:value-type="float" office:value="-0.0310791391" calcext:value-type="float">
            <text:p>-0.03107913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179.0088348389" calcext:value-type="float">
            <text:p>179.0088348389</text:p>
          </table:table-cell>
          <table:table-cell office:value-type="float" office:value="-2.6497382702" calcext:value-type="float">
            <text:p>-2.6497382702</text:p>
          </table:table-cell>
          <table:table-cell office:value-type="float" office:value="-0.264973827" calcext:value-type="float">
            <text:p>-0.264973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158" calcext:value-type="float">
            <text:p>-0.00000158</text:p>
          </table:table-cell>
          <table:table-cell office:value-type="float" office:value="-0.0045219875" calcext:value-type="float">
            <text:p>-0.00452198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79.0096893311" calcext:value-type="float">
            <text:p>179.0096893311</text:p>
          </table:table-cell>
          <table:table-cell office:value-type="float" office:value="0.0015155916" calcext:value-type="float">
            <text:p>0.0015155916</text:p>
          </table:table-cell>
          <table:table-cell office:value-type="float" office:value="0.0001515592" calcext:value-type="float">
            <text:p>0.0001515592</text:p>
          </table:table-cell>
          <table:table-cell office:value-type="float" office:value="0" calcext:value-type="float">
            <text:p>0</text:p>
          </table:table-cell>
          <table:table-cell office:value-type="float" office:value="-0.0000101" calcext:value-type="float">
            <text:p>-0.0000101</text:p>
          </table:table-cell>
          <table:table-cell office:value-type="float" office:value="-0.00000158" calcext:value-type="float">
            <text:p>-0.00000158</text:p>
          </table:table-cell>
          <table:table-cell office:value-type="float" office:value="-0.0051760124" calcext:value-type="float">
            <text:p>-0.005176012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79.008392334" calcext:value-type="float">
            <text:p>179.008392334</text:p>
          </table:table-cell>
          <table:table-cell office:value-type="float" office:value="0.0167030766" calcext:value-type="float">
            <text:p>0.0167030766</text:p>
          </table:table-cell>
          <table:table-cell office:value-type="float" office:value="0.0016703077" calcext:value-type="float">
            <text:p>0.0016703077</text:p>
          </table:table-cell>
          <table:table-cell office:value-type="float" office:value="0" calcext:value-type="float">
            <text:p>0</text:p>
          </table:table-cell>
          <table:table-cell office:value-type="float" office:value="-0.00011804" calcext:value-type="float">
            <text:p>-0.00011804</text:p>
          </table:table-cell>
          <table:table-cell office:value-type="float" office:value="-0.00000062" calcext:value-type="float">
            <text:p>-0.00000062</text:p>
          </table:table-cell>
          <table:table-cell office:value-type="float" office:value="-0.0063240809" calcext:value-type="float">
            <text:p>-0.006324080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79.0025177002" calcext:value-type="float">
            <text:p>179.0025177002</text:p>
          </table:table-cell>
          <table:table-cell office:value-type="float" office:value="0.003027625" calcext:value-type="float">
            <text:p>0.003027625</text:p>
          </table:table-cell>
          <table:table-cell office:value-type="float" office:value="0.0003027625" calcext:value-type="float">
            <text:p>0.0003027625</text:p>
          </table:table-cell>
          <table:table-cell office:value-type="float" office:value="0" calcext:value-type="float">
            <text:p>0</text:p>
          </table:table-cell>
          <table:table-cell office:value-type="float" office:value="-0.00009881" calcext:value-type="float">
            <text:p>-0.00009881</text:p>
          </table:table-cell>
          <table:table-cell office:value-type="float" office:value="-0.00000062" calcext:value-type="float">
            <text:p>-0.00000062</text:p>
          </table:table-cell>
          <table:table-cell office:value-type="float" office:value="-0.0061947148" calcext:value-type="float">
            <text:p>-0.006194714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78.9984588623" calcext:value-type="float">
            <text:p>178.9984588623</text:p>
          </table:table-cell>
          <table:table-cell office:value-type="float" office:value="0.0131356218" calcext:value-type="float">
            <text:p>0.0131356218</text:p>
          </table:table-cell>
          <table:table-cell office:value-type="float" office:value="0.0013135622" calcext:value-type="float">
            <text:p>0.0013135622</text:p>
          </table:table-cell>
          <table:table-cell office:value-type="float" office:value="0" calcext:value-type="float">
            <text:p>0</text:p>
          </table:table-cell>
          <table:table-cell office:value-type="float" office:value="-0.00015336" calcext:value-type="float">
            <text:p>-0.00015336</text:p>
          </table:table-cell>
          <table:table-cell office:value-type="float" office:value="-0.00000062" calcext:value-type="float">
            <text:p>-0.00000062</text:p>
          </table:table-cell>
          <table:table-cell office:value-type="float" office:value="-0.0046592773" calcext:value-type="float">
            <text:p>-0.004659277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79.0034790039" calcext:value-type="float">
            <text:p>179.0034790039</text:p>
          </table:table-cell>
          <table:table-cell office:value-type="float" office:value="0.0396524803" calcext:value-type="float">
            <text:p>0.0396524803</text:p>
          </table:table-cell>
          <table:table-cell office:value-type="float" office:value="0.003965248" calcext:value-type="float">
            <text:p>0.003965248</text:p>
          </table:table-cell>
          <table:table-cell office:value-type="float" office:value="0" calcext:value-type="float">
            <text:p>0</text:p>
          </table:table-cell>
          <table:table-cell office:value-type="float" office:value="-0.00036642" calcext:value-type="float">
            <text:p>-0.00036642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80284797" calcext:value-type="float">
            <text:p>-0.008028479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179.0089416504" calcext:value-type="float">
            <text:p>179.0089416504</text:p>
          </table:table-cell>
          <table:table-cell office:value-type="float" office:value="0.0088998336" calcext:value-type="float">
            <text:p>0.0088998336</text:p>
          </table:table-cell>
          <table:table-cell office:value-type="float" office:value="0.0008899834" calcext:value-type="float">
            <text:p>0.0008899834</text:p>
          </table:table-cell>
          <table:table-cell office:value-type="float" office:value="0" calcext:value-type="float">
            <text:p>0</text:p>
          </table:table-cell>
          <table:table-cell office:value-type="float" office:value="-0.00030339" calcext:value-type="float">
            <text:p>-0.00030339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49242704" calcext:value-type="float">
            <text:p>-0.004924270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178.9947357178" calcext:value-type="float">
            <text:p>178.9947357178</text:p>
          </table:table-cell>
          <table:table-cell office:value-type="float" office:value="0.004521474" calcext:value-type="float">
            <text:p>0.004521474</text:p>
          </table:table-cell>
          <table:table-cell office:value-type="float" office:value="0.0004521474" calcext:value-type="float">
            <text:p>0.0004521474</text:p>
          </table:table-cell>
          <table:table-cell office:value-type="float" office:value="0" calcext:value-type="float">
            <text:p>0</text:p>
          </table:table-cell>
          <table:table-cell office:value-type="float" office:value="-0.00023222" calcext:value-type="float">
            <text:p>-0.00023222</text:p>
          </table:table-cell>
          <table:table-cell office:value-type="float" office:value="-0.00000348" calcext:value-type="float">
            <text:p>-0.00000348</text:p>
          </table:table-cell>
          <table:table-cell office:value-type="float" office:value="-0.0045114182" calcext:value-type="float">
            <text:p>-0.004511418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178.9924468994" calcext:value-type="float">
            <text:p>178.9924468994</text:p>
          </table:table-cell>
          <table:table-cell office:value-type="float" office:value="0.0096224247" calcext:value-type="float">
            <text:p>0.0096224247</text:p>
          </table:table-cell>
          <table:table-cell office:value-type="float" office:value="0.0009622425" calcext:value-type="float">
            <text:p>0.0009622425</text:p>
          </table:table-cell>
          <table:table-cell office:value-type="float" office:value="0" calcext:value-type="float">
            <text:p>0</text:p>
          </table:table-cell>
          <table:table-cell office:value-type="float" office:value="-0.00021881" calcext:value-type="float">
            <text:p>-0.00021881</text:p>
          </table:table-cell>
          <table:table-cell office:value-type="float" office:value="-0.00000082" calcext:value-type="float">
            <text:p>-0.00000082</text:p>
          </table:table-cell>
          <table:table-cell office:value-type="float" office:value="-0.004717354" calcext:value-type="float">
            <text:p>-0.00471735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178.9977722168" calcext:value-type="float">
            <text:p>178.9977722168</text:p>
          </table:table-cell>
          <table:table-cell office:value-type="float" office:value="0.0196225089" calcext:value-type="float">
            <text:p>0.0196225089</text:p>
          </table:table-cell>
          <table:table-cell office:value-type="float" office:value="0.0019622509" calcext:value-type="float">
            <text:p>0.0019622509</text:p>
          </table:table-cell>
          <table:table-cell office:value-type="float" office:value="0" calcext:value-type="float">
            <text:p>0</text:p>
          </table:table-cell>
          <table:table-cell office:value-type="float" office:value="-0.00027653" calcext:value-type="float">
            <text:p>-0.00027653</text:p>
          </table:table-cell>
          <table:table-cell office:value-type="float" office:value="-0.00000082" calcext:value-type="float">
            <text:p>-0.00000082</text:p>
          </table:table-cell>
          <table:table-cell office:value-type="float" office:value="-0.0050735019" calcext:value-type="float">
            <text:p>-0.005073501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78.9898986816" calcext:value-type="float">
            <text:p>178.9898986816</text:p>
          </table:table-cell>
          <table:table-cell office:value-type="float" office:value="-0.0003884756" calcext:value-type="float">
            <text:p>-0.0003884756</text:p>
          </table:table-cell>
          <table:table-cell office:value-type="float" office:value="-0.0000388476" calcext:value-type="float">
            <text:p>-3.88476E-05</text:p>
          </table:table-cell>
          <table:table-cell office:value-type="float" office:value="0" calcext:value-type="float">
            <text:p>0</text:p>
          </table:table-cell>
          <table:table-cell office:value-type="float" office:value="-0.00018161" calcext:value-type="float">
            <text:p>-0.00018161</text:p>
          </table:table-cell>
          <table:table-cell office:value-type="float" office:value="-0.00000342" calcext:value-type="float">
            <text:p>-0.00000342</text:p>
          </table:table-cell>
          <table:table-cell office:value-type="float" office:value="-0.0055762945" calcext:value-type="float">
            <text:p>-0.00557629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78.9904327393" calcext:value-type="float">
            <text:p>178.9904327393</text:p>
          </table:table-cell>
          <table:table-cell office:value-type="float" office:value="-0.0212202829" calcext:value-type="float">
            <text:p>-0.0212202829</text:p>
          </table:table-cell>
          <table:table-cell office:value-type="float" office:value="-0.0021220283" calcext:value-type="float">
            <text:p>-0.0021220283</text:p>
          </table:table-cell>
          <table:table-cell office:value-type="float" office:value="0" calcext:value-type="float">
            <text:p>0</text:p>
          </table:table-cell>
          <table:table-cell office:value-type="float" office:value="0.00002045" calcext:value-type="float">
            <text:p>0.00002045</text:p>
          </table:table-cell>
          <table:table-cell office:value-type="float" office:value="-0.00000342" calcext:value-type="float">
            <text:p>-0.00000342</text:p>
          </table:table-cell>
          <table:table-cell office:value-type="float" office:value="-0.0044681863" calcext:value-type="float">
            <text:p>-0.004468186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78.9944000244" calcext:value-type="float">
            <text:p>178.9944000244</text:p>
          </table:table-cell>
          <table:table-cell office:value-type="float" office:value="0.0373865529" calcext:value-type="float">
            <text:p>0.0373865529</text:p>
          </table:table-cell>
          <table:table-cell office:value-type="float" office:value="0.0037386553" calcext:value-type="float">
            <text:p>0.0037386553</text:p>
          </table:table-cell>
          <table:table-cell office:value-type="float" office:value="0" calcext:value-type="float">
            <text:p>0</text:p>
          </table:table-cell>
          <table:table-cell office:value-type="float" office:value="-0.00023554" calcext:value-type="float">
            <text:p>-0.00023554</text:p>
          </table:table-cell>
          <table:table-cell office:value-type="float" office:value="-0.00000221" calcext:value-type="float">
            <text:p>-0.00000221</text:p>
          </table:table-cell>
          <table:table-cell office:value-type="float" office:value="-0.0065659483" calcext:value-type="float">
            <text:p>-0.006565948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78.979385376" calcext:value-type="float">
            <text:p>178.979385376</text:p>
          </table:table-cell>
          <table:table-cell office:value-type="float" office:value="0.0103245595" calcext:value-type="float">
            <text:p>0.0103245595</text:p>
          </table:table-cell>
          <table:table-cell office:value-type="float" office:value="0.001032456" calcext:value-type="float">
            <text:p>0.001032456</text:p>
          </table:table-cell>
          <table:table-cell office:value-type="float" office:value="0" calcext:value-type="float">
            <text:p>0</text:p>
          </table:table-cell>
          <table:table-cell office:value-type="float" office:value="-0.0002257" calcext:value-type="float">
            <text:p>-0.0002257</text:p>
          </table:table-cell>
          <table:table-cell office:value-type="float" office:value="0.00000045" calcext:value-type="float">
            <text:p>0.00000045</text:p>
          </table:table-cell>
          <table:table-cell office:value-type="float" office:value="-0.0054269866" calcext:value-type="float">
            <text:p>-0.005426986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78.9839019775" calcext:value-type="float">
            <text:p>178.9839019775</text:p>
          </table:table-cell>
          <table:table-cell office:value-type="float" office:value="0.0587777167" calcext:value-type="float">
            <text:p>0.0587777167</text:p>
          </table:table-cell>
          <table:table-cell office:value-type="float" office:value="0.0058777717" calcext:value-type="float">
            <text:p>0.0058777717</text:p>
          </table:table-cell>
          <table:table-cell office:value-type="float" office:value="0" calcext:value-type="float">
            <text:p>0</text:p>
          </table:table-cell>
          <table:table-cell office:value-type="float" office:value="-0.00054206" calcext:value-type="float">
            <text:p>-0.00054206</text:p>
          </table:table-cell>
          <table:table-cell office:value-type="float" office:value="0.00000045" calcext:value-type="float">
            <text:p>0.00000045</text:p>
          </table:table-cell>
          <table:table-cell office:value-type="float" office:value="-0.0072506051" calcext:value-type="float">
            <text:p>-0.007250605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78.9713592529" calcext:value-type="float">
            <text:p>178.9713592529</text:p>
          </table:table-cell>
          <table:table-cell office:value-type="float" office:value="0.0390329151" calcext:value-type="float">
            <text:p>0.0390329151</text:p>
          </table:table-cell>
          <table:table-cell office:value-type="float" office:value="0.0039032915" calcext:value-type="float">
            <text:p>0.0039032915</text:p>
          </table:table-cell>
          <table:table-cell office:value-type="float" office:value="0" calcext:value-type="float">
            <text:p>0</text:p>
          </table:table-cell>
          <table:table-cell office:value-type="float" office:value="-0.00062121" calcext:value-type="float">
            <text:p>-0.00062121</text:p>
          </table:table-cell>
          <table:table-cell office:value-type="float" office:value="0.00000045" calcext:value-type="float">
            <text:p>0.00000045</text:p>
          </table:table-cell>
          <table:table-cell office:value-type="float" office:value="-0.0066918921" calcext:value-type="float">
            <text:p>-0.00669189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78.9805145264" calcext:value-type="float">
            <text:p>178.9805145264</text:p>
          </table:table-cell>
          <table:table-cell office:value-type="float" office:value="0.0603272508" calcext:value-type="float">
            <text:p>0.0603272508</text:p>
          </table:table-cell>
          <table:table-cell office:value-type="float" office:value="0.0060327251" calcext:value-type="float">
            <text:p>0.0060327251</text:p>
          </table:table-cell>
          <table:table-cell office:value-type="float" office:value="0" calcext:value-type="float">
            <text:p>0</text:p>
          </table:table-cell>
          <table:table-cell office:value-type="float" office:value="-0.00081584" calcext:value-type="float">
            <text:p>-0.00081584</text:p>
          </table:table-cell>
          <table:table-cell office:value-type="float" office:value="0.00000045" calcext:value-type="float">
            <text:p>0.00000045</text:p>
          </table:table-cell>
          <table:table-cell office:value-type="float" office:value="-0.0067703467" calcext:value-type="float">
            <text:p>-0.006770346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78.9839477539" calcext:value-type="float">
            <text:p>178.9839477539</text:p>
          </table:table-cell>
          <table:table-cell office:value-type="float" office:value="0.0009051091" calcext:value-type="float">
            <text:p>0.0009051091</text:p>
          </table:table-cell>
          <table:table-cell office:value-type="float" office:value="0.0000905109" calcext:value-type="float">
            <text:p>9.05109E-05</text:p>
          </table:table-cell>
          <table:table-cell office:value-type="float" office:value="0" calcext:value-type="float">
            <text:p>0</text:p>
          </table:table-cell>
          <table:table-cell office:value-type="float" office:value="-0.00054947" calcext:value-type="float">
            <text:p>-0.00054947</text:p>
          </table:table-cell>
          <table:table-cell office:value-type="float" office:value="0.00000045" calcext:value-type="float">
            <text:p>0.00000045</text:p>
          </table:table-cell>
          <table:table-cell office:value-type="float" office:value="-0.0038982661" calcext:value-type="float">
            <text:p>-0.003898266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78.9844207764" calcext:value-type="float">
            <text:p>178.9844207764</text:p>
          </table:table-cell>
          <table:table-cell office:value-type="float" office:value="-0.005506167" calcext:value-type="float">
            <text:p>-0.005506167</text:p>
          </table:table-cell>
          <table:table-cell office:value-type="float" office:value="-0.0005506167" calcext:value-type="float">
            <text:p>-0.0005506167</text:p>
          </table:table-cell>
          <table:table-cell office:value-type="float" office:value="0" calcext:value-type="float">
            <text:p>0</text:p>
          </table:table-cell>
          <table:table-cell office:value-type="float" office:value="-0.00032931" calcext:value-type="float">
            <text:p>-0.00032931</text:p>
          </table:table-cell>
          <table:table-cell office:value-type="float" office:value="0.00000311" calcext:value-type="float">
            <text:p>0.00000311</text:p>
          </table:table-cell>
          <table:table-cell office:value-type="float" office:value="-0.0049473253" calcext:value-type="float">
            <text:p>-0.004947325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178.9801635742" calcext:value-type="float">
            <text:p>178.9801635742</text:p>
          </table:table-cell>
          <table:table-cell office:value-type="float" office:value="0.0354966696" calcext:value-type="float">
            <text:p>0.0354966696</text:p>
          </table:table-cell>
          <table:table-cell office:value-type="float" office:value="0.003549667" calcext:value-type="float">
            <text:p>0.003549667</text:p>
          </table:table-cell>
          <table:table-cell office:value-type="float" office:value="0" calcext:value-type="float">
            <text:p>0</text:p>
          </table:table-cell>
          <table:table-cell office:value-type="float" office:value="-0.00045593" calcext:value-type="float">
            <text:p>-0.00045593</text:p>
          </table:table-cell>
          <table:table-cell office:value-type="float" office:value="0.00000311" calcext:value-type="float">
            <text:p>0.00000311</text:p>
          </table:table-cell>
          <table:table-cell office:value-type="float" office:value="-0.0058468586" calcext:value-type="float">
            <text:p>-0.00584685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178.9732055664" calcext:value-type="float">
            <text:p>178.9732055664</text:p>
          </table:table-cell>
          <table:table-cell office:value-type="float" office:value="-0.0570881658" calcext:value-type="float">
            <text:p>-0.0570881658</text:p>
          </table:table-cell>
          <table:table-cell office:value-type="float" office:value="-0.0057088166" calcext:value-type="float">
            <text:p>-0.0057088166</text:p>
          </table:table-cell>
          <table:table-cell office:value-type="float" office:value="0" calcext:value-type="float">
            <text:p>0</text:p>
          </table:table-cell>
          <table:table-cell office:value-type="float" office:value="0.00007676" calcext:value-type="float">
            <text:p>0.00007676</text:p>
          </table:table-cell>
          <table:table-cell office:value-type="float" office:value="0.0000045" calcext:value-type="float">
            <text:p>0.0000045</text:p>
          </table:table-cell>
          <table:table-cell office:value-type="float" office:value="-0.00283131" calcext:value-type="float">
            <text:p>-0.002831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178.9695129395" calcext:value-type="float">
            <text:p>178.9695129395</text:p>
          </table:table-cell>
          <table:table-cell office:value-type="float" office:value="0.0336336776" calcext:value-type="float">
            <text:p>0.0336336776</text:p>
          </table:table-cell>
          <table:table-cell office:value-type="float" office:value="0.0033633678" calcext:value-type="float">
            <text:p>0.0033633678</text:p>
          </table:table-cell>
          <table:table-cell office:value-type="float" office:value="0" calcext:value-type="float">
            <text:p>0</text:p>
          </table:table-cell>
          <table:table-cell office:value-type="float" office:value="-0.00017302" calcext:value-type="float">
            <text:p>-0.00017302</text:p>
          </table:table-cell>
          <table:table-cell office:value-type="float" office:value="0.0000045" calcext:value-type="float">
            <text:p>0.0000045</text:p>
          </table:table-cell>
          <table:table-cell office:value-type="float" office:value="-0.0062595437" calcext:value-type="float">
            <text:p>-0.006259543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78.9650268555" calcext:value-type="float">
            <text:p>178.9650268555</text:p>
          </table:table-cell>
          <table:table-cell office:value-type="float" office:value="-0.0005523234" calcext:value-type="float">
            <text:p>-0.0005523234</text:p>
          </table:table-cell>
          <table:table-cell office:value-type="float" office:value="-0.0000552323" calcext:value-type="float">
            <text:p>-5.52323E-05</text:p>
          </table:table-cell>
          <table:table-cell office:value-type="float" office:value="0" calcext:value-type="float">
            <text:p>0</text:p>
          </table:table-cell>
          <table:table-cell office:value-type="float" office:value="-0.00011157" calcext:value-type="float">
            <text:p>-0.00011157</text:p>
          </table:table-cell>
          <table:table-cell office:value-type="float" office:value="0.00000476" calcext:value-type="float">
            <text:p>0.00000476</text:p>
          </table:table-cell>
          <table:table-cell office:value-type="float" office:value="-0.0061339327" calcext:value-type="float">
            <text:p>-0.006133932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178.9594726562" calcext:value-type="float">
            <text:p>178.9594726562</text:p>
          </table:table-cell>
          <table:table-cell office:value-type="float" office:value="-0.0145952446" calcext:value-type="float">
            <text:p>-0.0145952446</text:p>
          </table:table-cell>
          <table:table-cell office:value-type="float" office:value="-0.0014595245" calcext:value-type="float">
            <text:p>-0.0014595245</text:p>
          </table:table-cell>
          <table:table-cell office:value-type="float" office:value="0" calcext:value-type="float">
            <text:p>0</text:p>
          </table:table-cell>
          <table:table-cell office:value-type="float" office:value="0.00002295" calcext:value-type="float">
            <text:p>0.00002295</text:p>
          </table:table-cell>
          <table:table-cell office:value-type="float" office:value="0.00000476" calcext:value-type="float">
            <text:p>0.00000476</text:p>
          </table:table-cell>
          <table:table-cell office:value-type="float" office:value="-0.0046578847" calcext:value-type="float">
            <text:p>-0.004657884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178.9596557617" calcext:value-type="float">
            <text:p>178.9596557617</text:p>
          </table:table-cell>
          <table:table-cell office:value-type="float" office:value="0.0585591148" calcext:value-type="float">
            <text:p>0.0585591148</text:p>
          </table:table-cell>
          <table:table-cell office:value-type="float" office:value="0.0058559115" calcext:value-type="float">
            <text:p>0.0058559115</text:p>
          </table:table-cell>
          <table:table-cell office:value-type="float" office:value="0" calcext:value-type="float">
            <text:p>0</text:p>
          </table:table-cell>
          <table:table-cell office:value-type="float" office:value="-0.00037497" calcext:value-type="float">
            <text:p>-0.00037497</text:p>
          </table:table-cell>
          <table:table-cell office:value-type="float" office:value="0.00000476" calcext:value-type="float">
            <text:p>0.00000476</text:p>
          </table:table-cell>
          <table:table-cell office:value-type="float" office:value="-0.0068364481" calcext:value-type="float">
            <text:p>-0.006836448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178.9645080566" calcext:value-type="float">
            <text:p>178.9645080566</text:p>
          </table:table-cell>
          <table:table-cell office:value-type="float" office:value="-0.0596158073" calcext:value-type="float">
            <text:p>-0.0596158073</text:p>
          </table:table-cell>
          <table:table-cell office:value-type="float" office:value="-0.0059615807" calcext:value-type="float">
            <text:p>-0.0059615807</text:p>
          </table:table-cell>
          <table:table-cell office:value-type="float" office:value="0" calcext:value-type="float">
            <text:p>0</text:p>
          </table:table-cell>
          <table:table-cell office:value-type="float" office:value="0.00014753" calcext:value-type="float">
            <text:p>0.00014753</text:p>
          </table:table-cell>
          <table:table-cell office:value-type="float" office:value="0.00000736" calcext:value-type="float">
            <text:p>0.00000736</text:p>
          </table:table-cell>
          <table:table-cell office:value-type="float" office:value="-0.0028161295" calcext:value-type="float">
            <text:p>-0.002816129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178.9581604004" calcext:value-type="float">
            <text:p>178.9581604004</text:p>
          </table:table-cell>
          <table:table-cell office:value-type="float" office:value="0.0674467593" calcext:value-type="float">
            <text:p>0.0674467593</text:p>
          </table:table-cell>
          <table:table-cell office:value-type="float" office:value="0.0067446759" calcext:value-type="float">
            <text:p>0.0067446759</text:p>
          </table:table-cell>
          <table:table-cell office:value-type="float" office:value="0" calcext:value-type="float">
            <text:p>0</text:p>
          </table:table-cell>
          <table:table-cell office:value-type="float" office:value="-0.00035122" calcext:value-type="float">
            <text:p>-0.00035122</text:p>
          </table:table-cell>
          <table:table-cell office:value-type="float" office:value="0.00001002" calcext:value-type="float">
            <text:p>0.00001002</text:p>
          </table:table-cell>
          <table:table-cell office:value-type="float" office:value="-0.0073148659" calcext:value-type="float">
            <text:p>-0.007314865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178.9573516846" calcext:value-type="float">
            <text:p>178.9573516846</text:p>
          </table:table-cell>
          <table:table-cell office:value-type="float" office:value="0.0456377791" calcext:value-type="float">
            <text:p>0.0456377791</text:p>
          </table:table-cell>
          <table:table-cell office:value-type="float" office:value="0.0045637779" calcext:value-type="float">
            <text:p>0.0045637779</text:p>
          </table:table-cell>
          <table:table-cell office:value-type="float" office:value="0" calcext:value-type="float">
            <text:p>0</text:p>
          </table:table-cell>
          <table:table-cell office:value-type="float" office:value="-0.0005381" calcext:value-type="float">
            <text:p>-0.0005381</text:p>
          </table:table-cell>
          <table:table-cell office:value-type="float" office:value="0.00001002" calcext:value-type="float">
            <text:p>0.00001002</text:p>
          </table:table-cell>
          <table:table-cell office:value-type="float" office:value="-0.0073705383" calcext:value-type="float">
            <text:p>-0.007370538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178.9618988037" calcext:value-type="float">
            <text:p>178.9618988037</text:p>
          </table:table-cell>
          <table:table-cell office:value-type="float" office:value="0.0792038741" calcext:value-type="float">
            <text:p>0.0792038741</text:p>
          </table:table-cell>
          <table:table-cell office:value-type="float" office:value="0.0079203874" calcext:value-type="float">
            <text:p>0.0079203874</text:p>
          </table:table-cell>
          <table:table-cell office:value-type="float" office:value="0" calcext:value-type="float">
            <text:p>0</text:p>
          </table:table-cell>
          <table:table-cell office:value-type="float" office:value="-0.00088629" calcext:value-type="float">
            <text:p>-0.00088629</text:p>
          </table:table-cell>
          <table:table-cell office:value-type="float" office:value="0.00001002" calcext:value-type="float">
            <text:p>0.00001002</text:p>
          </table:table-cell>
          <table:table-cell office:value-type="float" office:value="-0.0076068227" calcext:value-type="float">
            <text:p>-0.00760682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78.9433746338" calcext:value-type="float">
            <text:p>178.9433746338</text:p>
          </table:table-cell>
          <table:table-cell office:value-type="float" office:value="0.0381153322" calcext:value-type="float">
            <text:p>0.0381153322</text:p>
          </table:table-cell>
          <table:table-cell office:value-type="float" office:value="0.0038115332" calcext:value-type="float">
            <text:p>0.0038115332</text:p>
          </table:table-cell>
          <table:table-cell office:value-type="float" office:value="0" calcext:value-type="float">
            <text:p>0</text:p>
          </table:table-cell>
          <table:table-cell office:value-type="float" office:value="-0.00084438" calcext:value-type="float">
            <text:p>-0.00084438</text:p>
          </table:table-cell>
          <table:table-cell office:value-type="float" office:value="0.00001002" calcext:value-type="float">
            <text:p>0.00001002</text:p>
          </table:table-cell>
          <table:table-cell office:value-type="float" office:value="-0.0053394525" calcext:value-type="float">
            <text:p>-0.005339452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178.9383087158" calcext:value-type="float">
            <text:p>178.9383087158</text:p>
          </table:table-cell>
          <table:table-cell office:value-type="float" office:value="0.0188461181" calcext:value-type="float">
            <text:p>0.0188461181</text:p>
          </table:table-cell>
          <table:table-cell office:value-type="float" office:value="0.0018846118" calcext:value-type="float">
            <text:p>0.0018846118</text:p>
          </table:table-cell>
          <table:table-cell office:value-type="float" office:value="0" calcext:value-type="float">
            <text:p>0</text:p>
          </table:table-cell>
          <table:table-cell office:value-type="float" office:value="-0.00068805" calcext:value-type="float">
            <text:p>-0.00068805</text:p>
          </table:table-cell>
          <table:table-cell office:value-type="float" office:value="0.00001288" calcext:value-type="float">
            <text:p>0.00001288</text:p>
          </table:table-cell>
          <table:table-cell office:value-type="float" office:value="-0.0044538442" calcext:value-type="float">
            <text:p>-0.004453844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178.9385528564" calcext:value-type="float">
            <text:p>178.9385528564</text:p>
          </table:table-cell>
          <table:table-cell office:value-type="float" office:value="0.028889373" calcext:value-type="float">
            <text:p>0.028889373</text:p>
          </table:table-cell>
          <table:table-cell office:value-type="float" office:value="0.0028889373" calcext:value-type="float">
            <text:p>0.0028889373</text:p>
          </table:table-cell>
          <table:table-cell office:value-type="float" office:value="0" calcext:value-type="float">
            <text:p>0</text:p>
          </table:table-cell>
          <table:table-cell office:value-type="float" office:value="-0.00065085" calcext:value-type="float">
            <text:p>-0.00065085</text:p>
          </table:table-cell>
          <table:table-cell office:value-type="float" office:value="0.00001288" calcext:value-type="float">
            <text:p>0.00001288</text:p>
          </table:table-cell>
          <table:table-cell office:value-type="float" office:value="-0.0057249278" calcext:value-type="float">
            <text:p>-0.005724927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178.9473266602" calcext:value-type="float">
            <text:p>178.9473266602</text:p>
          </table:table-cell>
          <table:table-cell office:value-type="float" office:value="0.0036711731" calcext:value-type="float">
            <text:p>0.0036711731</text:p>
          </table:table-cell>
          <table:table-cell office:value-type="float" office:value="0.0003671173" calcext:value-type="float">
            <text:p>0.0003671173</text:p>
          </table:table-cell>
          <table:table-cell office:value-type="float" office:value="0" calcext:value-type="float">
            <text:p>0</text:p>
          </table:table-cell>
          <table:table-cell office:value-type="float" office:value="-0.00045801" calcext:value-type="float">
            <text:p>-0.00045801</text:p>
          </table:table-cell>
          <table:table-cell office:value-type="float" office:value="0.00001288" calcext:value-type="float">
            <text:p>0.00001288</text:p>
          </table:table-cell>
          <table:table-cell office:value-type="float" office:value="-0.0056502691" calcext:value-type="float">
            <text:p>-0.005650269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178.9575500488" calcext:value-type="float">
            <text:p>178.9575500488</text:p>
          </table:table-cell>
          <table:table-cell office:value-type="float" office:value="0.0417842585" calcext:value-type="float">
            <text:p>0.0417842585</text:p>
          </table:table-cell>
          <table:table-cell office:value-type="float" office:value="0.0041784259" calcext:value-type="float">
            <text:p>0.0041784259</text:p>
          </table:table-cell>
          <table:table-cell office:value-type="float" office:value="0" calcext:value-type="float">
            <text:p>0</text:p>
          </table:table-cell>
          <table:table-cell office:value-type="float" office:value="-0.00058355" calcext:value-type="float">
            <text:p>-0.00058355</text:p>
          </table:table-cell>
          <table:table-cell office:value-type="float" office:value="0.00001288" calcext:value-type="float">
            <text:p>0.00001288</text:p>
          </table:table-cell>
          <table:table-cell office:value-type="float" office:value="-0.0074924405" calcext:value-type="float">
            <text:p>-0.00749244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78.9655456543" calcext:value-type="float">
            <text:p>178.9655456543</text:p>
          </table:table-cell>
          <table:table-cell office:value-type="float" office:value="0.0281869491" calcext:value-type="float">
            <text:p>0.0281869491</text:p>
          </table:table-cell>
          <table:table-cell office:value-type="float" office:value="0.0028186949" calcext:value-type="float">
            <text:p>0.0028186949</text:p>
          </table:table-cell>
          <table:table-cell office:value-type="float" office:value="0" calcext:value-type="float">
            <text:p>0</text:p>
          </table:table-cell>
          <table:table-cell office:value-type="float" office:value="-0.00057656" calcext:value-type="float">
            <text:p>-0.00057656</text:p>
          </table:table-cell>
          <table:table-cell office:value-type="float" office:value="0.00001022" calcext:value-type="float">
            <text:p>0.00001022</text:p>
          </table:table-cell>
          <table:table-cell office:value-type="float" office:value="-0.0051392968" calcext:value-type="float">
            <text:p>-0.005139296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178.9761962891" calcext:value-type="float">
            <text:p>178.9761962891</text:p>
          </table:table-cell>
          <table:table-cell office:value-type="float" office:value="0.0084616965" calcext:value-type="float">
            <text:p>0.0084616965</text:p>
          </table:table-cell>
          <table:table-cell office:value-type="float" office:value="0.0008461697" calcext:value-type="float">
            <text:p>0.0008461697</text:p>
          </table:table-cell>
          <table:table-cell office:value-type="float" office:value="0" calcext:value-type="float">
            <text:p>0</text:p>
          </table:table-cell>
          <table:table-cell office:value-type="float" office:value="-0.00044045" calcext:value-type="float">
            <text:p>-0.00044045</text:p>
          </table:table-cell>
          <table:table-cell office:value-type="float" office:value="0.00001022" calcext:value-type="float">
            <text:p>0.00001022</text:p>
          </table:table-cell>
          <table:table-cell office:value-type="float" office:value="-0.0074016662" calcext:value-type="float">
            <text:p>-0.007401666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78.9768218994" calcext:value-type="float">
            <text:p>178.9768218994</text:p>
          </table:table-cell>
          <table:table-cell office:value-type="float" office:value="-0.0038755043" calcext:value-type="float">
            <text:p>-0.0038755043</text:p>
          </table:table-cell>
          <table:table-cell office:value-type="float" office:value="-0.0003875504" calcext:value-type="float">
            <text:p>-0.0003875504</text:p>
          </table:table-cell>
          <table:table-cell office:value-type="float" office:value="0" calcext:value-type="float">
            <text:p>0</text:p>
          </table:table-cell>
          <table:table-cell office:value-type="float" office:value="-0.00026756" calcext:value-type="float">
            <text:p>-0.00026756</text:p>
          </table:table-cell>
          <table:table-cell office:value-type="float" office:value="0.00001022" calcext:value-type="float">
            <text:p>0.00001022</text:p>
          </table:table-cell>
          <table:table-cell office:value-type="float" office:value="-0.0039486035" calcext:value-type="float">
            <text:p>-0.00394860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178.9724121094" calcext:value-type="float">
            <text:p>178.9724121094</text:p>
          </table:table-cell>
          <table:table-cell office:value-type="float" office:value="0.0191692359" calcext:value-type="float">
            <text:p>0.0191692359</text:p>
          </table:table-cell>
          <table:table-cell office:value-type="float" office:value="0.0019169236" calcext:value-type="float">
            <text:p>0.0019169236</text:p>
          </table:table-cell>
          <table:table-cell office:value-type="float" office:value="0" calcext:value-type="float">
            <text:p>0</text:p>
          </table:table-cell>
          <table:table-cell office:value-type="float" office:value="-0.00030598" calcext:value-type="float">
            <text:p>-0.00030598</text:p>
          </table:table-cell>
          <table:table-cell office:value-type="float" office:value="0.00001022" calcext:value-type="float">
            <text:p>0.00001022</text:p>
          </table:table-cell>
          <table:table-cell office:value-type="float" office:value="-0.0048501956" calcext:value-type="float">
            <text:p>-0.004850195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178.9819641113" calcext:value-type="float">
            <text:p>178.9819641113</text:p>
          </table:table-cell>
          <table:table-cell office:value-type="float" office:value="0.0573465598" calcext:value-type="float">
            <text:p>0.0573465598</text:p>
          </table:table-cell>
          <table:table-cell office:value-type="float" office:value="0.005734656" calcext:value-type="float">
            <text:p>0.005734656</text:p>
          </table:table-cell>
          <table:table-cell office:value-type="float" office:value="0" calcext:value-type="float">
            <text:p>0</text:p>
          </table:table-cell>
          <table:table-cell office:value-type="float" office:value="-0.000586" calcext:value-type="float">
            <text:p>-0.000586</text:p>
          </table:table-cell>
          <table:table-cell office:value-type="float" office:value="0.00001282" calcext:value-type="float">
            <text:p>0.00001282</text:p>
          </table:table-cell>
          <table:table-cell office:value-type="float" office:value="-0.0067624805" calcext:value-type="float">
            <text:p>-0.006762480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178.9893188477" calcext:value-type="float">
            <text:p>178.9893188477</text:p>
          </table:table-cell>
          <table:table-cell office:value-type="float" office:value="-0.0017487701" calcext:value-type="float">
            <text:p>-0.0017487701</text:p>
          </table:table-cell>
          <table:table-cell office:value-type="float" office:value="-0.000174877" calcext:value-type="float">
            <text:p>-0.000174877</text:p>
          </table:table-cell>
          <table:table-cell office:value-type="float" office:value="0" calcext:value-type="float">
            <text:p>0</text:p>
          </table:table-cell>
          <table:table-cell office:value-type="float" office:value="-0.00037868" calcext:value-type="float">
            <text:p>-0.00037868</text:p>
          </table:table-cell>
          <table:table-cell office:value-type="float" office:value="0.00001309" calcext:value-type="float">
            <text:p>0.00001309</text:p>
          </table:table-cell>
          <table:table-cell office:value-type="float" office:value="-0.0040537985" calcext:value-type="float">
            <text:p>-0.004053798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78.9857177734" calcext:value-type="float">
            <text:p>178.9857177734</text:p>
          </table:table-cell>
          <table:table-cell office:value-type="float" office:value="-0.0008293949" calcext:value-type="float">
            <text:p>-0.0008293949</text:p>
          </table:table-cell>
          <table:table-cell office:value-type="float" office:value="-0.0000829395" calcext:value-type="float">
            <text:p>-8.29395E-05</text:p>
          </table:table-cell>
          <table:table-cell office:value-type="float" office:value="0" calcext:value-type="float">
            <text:p>0</text:p>
          </table:table-cell>
          <table:table-cell office:value-type="float" office:value="-0.00024672" calcext:value-type="float">
            <text:p>-0.00024672</text:p>
          </table:table-cell>
          <table:table-cell office:value-type="float" office:value="0.00001309" calcext:value-type="float">
            <text:p>0.00001309</text:p>
          </table:table-cell>
          <table:table-cell office:value-type="float" office:value="-0.0049270435" calcext:value-type="float">
            <text:p>-0.004927043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78.9916992188" calcext:value-type="float">
            <text:p>178.9916992188</text:p>
          </table:table-cell>
          <table:table-cell office:value-type="float" office:value="0.023402072" calcext:value-type="float">
            <text:p>0.023402072</text:p>
          </table:table-cell>
          <table:table-cell office:value-type="float" office:value="0.0023402072" calcext:value-type="float">
            <text:p>0.0023402072</text:p>
          </table:table-cell>
          <table:table-cell office:value-type="float" office:value="0" calcext:value-type="float">
            <text:p>0</text:p>
          </table:table-cell>
          <table:table-cell office:value-type="float" office:value="-0.0003203" calcext:value-type="float">
            <text:p>-0.0003203</text:p>
          </table:table-cell>
          <table:table-cell office:value-type="float" office:value="0.00001309" calcext:value-type="float">
            <text:p>0.00001309</text:p>
          </table:table-cell>
          <table:table-cell office:value-type="float" office:value="-0.0052710875" calcext:value-type="float">
            <text:p>-0.005271087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79.0015258789" calcext:value-type="float">
            <text:p>179.0015258789</text:p>
          </table:table-cell>
          <table:table-cell office:value-type="float" office:value="-0.0292318232" calcext:value-type="float">
            <text:p>-0.0292318232</text:p>
          </table:table-cell>
          <table:table-cell office:value-type="float" office:value="-0.0029231823" calcext:value-type="float">
            <text:p>-0.0029231823</text:p>
          </table:table-cell>
          <table:table-cell office:value-type="float" office:value="0" calcext:value-type="float">
            <text:p>0</text:p>
          </table:table-cell>
          <table:table-cell office:value-type="float" office:value="-0.00001854" calcext:value-type="float">
            <text:p>-0.00001854</text:p>
          </table:table-cell>
          <table:table-cell office:value-type="float" office:value="0.00001309" calcext:value-type="float">
            <text:p>0.00001309</text:p>
          </table:table-cell>
          <table:table-cell office:value-type="float" office:value="-0.0046374887" calcext:value-type="float">
            <text:p>-0.004637488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79.0048980713" calcext:value-type="float">
            <text:p>179.0048980713</text:p>
          </table:table-cell>
          <table:table-cell office:value-type="float" office:value="-0.0302473377" calcext:value-type="float">
            <text:p>-0.0302473377</text:p>
          </table:table-cell>
          <table:table-cell office:value-type="float" office:value="-0.0030247338" calcext:value-type="float">
            <text:p>-0.0030247338</text:p>
          </table:table-cell>
          <table:table-cell office:value-type="float" office:value="0" calcext:value-type="float">
            <text:p>0</text:p>
          </table:table-cell>
          <table:table-cell office:value-type="float" office:value="0.00018923" calcext:value-type="float">
            <text:p>0.00018923</text:p>
          </table:table-cell>
          <table:table-cell office:value-type="float" office:value="0.00001188" calcext:value-type="float">
            <text:p>0.00001188</text:p>
          </table:table-cell>
          <table:table-cell office:value-type="float" office:value="-0.0038068558" calcext:value-type="float">
            <text:p>-0.003806855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78.9909667969" calcext:value-type="float">
            <text:p>178.9909667969</text:p>
          </table:table-cell>
          <table:table-cell office:value-type="float" office:value="-0.0758961202" calcext:value-type="float">
            <text:p>-0.0758961202</text:p>
          </table:table-cell>
          <table:table-cell office:value-type="float" office:value="-0.007589612" calcext:value-type="float">
            <text:p>-0.007589612</text:p>
          </table:table-cell>
          <table:table-cell office:value-type="float" office:value="0" calcext:value-type="float">
            <text:p>0</text:p>
          </table:table-cell>
          <table:table-cell office:value-type="float" office:value="0.00063185" calcext:value-type="float">
            <text:p>0.00063185</text:p>
          </table:table-cell>
          <table:table-cell office:value-type="float" office:value="0.00001188" calcext:value-type="float">
            <text:p>0.00001188</text:p>
          </table:table-cell>
          <table:table-cell office:value-type="float" office:value="-0.0034804747" calcext:value-type="float">
            <text:p>-0.003480474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78.9898529053" calcext:value-type="float">
            <text:p>178.9898529053</text:p>
          </table:table-cell>
          <table:table-cell office:value-type="float" office:value="-0.0996138889" calcext:value-type="float">
            <text:p>-0.0996138889</text:p>
          </table:table-cell>
          <table:table-cell office:value-type="float" office:value="-0.0099613889" calcext:value-type="float">
            <text:p>-0.0099613889</text:p>
          </table:table-cell>
          <table:table-cell office:value-type="float" office:value="0" calcext:value-type="float">
            <text:p>0</text:p>
          </table:table-cell>
          <table:table-cell office:value-type="float" office:value="0.00108476" calcext:value-type="float">
            <text:p>0.00108476</text:p>
          </table:table-cell>
          <table:table-cell office:value-type="float" office:value="0.00000927" calcext:value-type="float">
            <text:p>0.00000927</text:p>
          </table:table-cell>
          <table:table-cell office:value-type="float" office:value="-0.0022757195" calcext:value-type="float">
            <text:p>-0.00227571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78.9967956543" calcext:value-type="float">
            <text:p>178.9967956543</text:p>
          </table:table-cell>
          <table:table-cell office:value-type="float" office:value="-0.038052564" calcext:value-type="float">
            <text:p>-0.038052564</text:p>
          </table:table-cell>
          <table:table-cell office:value-type="float" office:value="-0.0038052564" calcext:value-type="float">
            <text:p>-0.0038052564</text:p>
          </table:table-cell>
          <table:table-cell office:value-type="float" office:value="0" calcext:value-type="float">
            <text:p>0</text:p>
          </table:table-cell>
          <table:table-cell office:value-type="float" office:value="0.00097617" calcext:value-type="float">
            <text:p>0.00097617</text:p>
          </table:table-cell>
          <table:table-cell office:value-type="float" office:value="0.00000927" calcext:value-type="float">
            <text:p>0.00000927</text:p>
          </table:table-cell>
          <table:table-cell office:value-type="float" office:value="-0.0054753363" calcext:value-type="float">
            <text:p>-0.005475336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179.0036010742" calcext:value-type="float">
            <text:p>179.0036010742</text:p>
          </table:table-cell>
          <table:table-cell office:value-type="float" office:value="-0.0538316664" calcext:value-type="float">
            <text:p>-0.0538316664</text:p>
          </table:table-cell>
          <table:table-cell office:value-type="float" office:value="-0.0053831666" calcext:value-type="float">
            <text:p>-0.0053831666</text:p>
          </table:table-cell>
          <table:table-cell office:value-type="float" office:value="0" calcext:value-type="float">
            <text:p>0</text:p>
          </table:table-cell>
          <table:table-cell office:value-type="float" office:value="0.00100899" calcext:value-type="float">
            <text:p>0.00100899</text:p>
          </table:table-cell>
          <table:table-cell office:value-type="float" office:value="0.00000954" calcext:value-type="float">
            <text:p>0.00000954</text:p>
          </table:table-cell>
          <table:table-cell office:value-type="float" office:value="-0.0020322879" calcext:value-type="float">
            <text:p>-0.002032287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78.9943389893" calcext:value-type="float">
            <text:p>178.9943389893</text:p>
          </table:table-cell>
          <table:table-cell office:value-type="float" office:value="-0.0980864775" calcext:value-type="float">
            <text:p>-0.0980864775</text:p>
          </table:table-cell>
          <table:table-cell office:value-type="float" office:value="-0.0098086478" calcext:value-type="float">
            <text:p>-0.0098086478</text:p>
          </table:table-cell>
          <table:table-cell office:value-type="float" office:value="0" calcext:value-type="float">
            <text:p>0</text:p>
          </table:table-cell>
          <table:table-cell office:value-type="float" office:value="0.00132579" calcext:value-type="float">
            <text:p>0.00132579</text:p>
          </table:table-cell>
          <table:table-cell office:value-type="float" office:value="0.00000954" calcext:value-type="float">
            <text:p>0.00000954</text:p>
          </table:table-cell>
          <table:table-cell office:value-type="float" office:value="-0.0013365804" calcext:value-type="float">
            <text:p>-0.00133658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79.000289917" calcext:value-type="float">
            <text:p>179.000289917</text:p>
          </table:table-cell>
          <table:table-cell office:value-type="float" office:value="-0.0636019887" calcext:value-type="float">
            <text:p>-0.0636019887</text:p>
          </table:table-cell>
          <table:table-cell office:value-type="float" office:value="-0.0063601989" calcext:value-type="float">
            <text:p>-0.0063601989</text:p>
          </table:table-cell>
          <table:table-cell office:value-type="float" office:value="0" calcext:value-type="float">
            <text:p>0</text:p>
          </table:table-cell>
          <table:table-cell office:value-type="float" office:value="0.001307" calcext:value-type="float">
            <text:p>0.001307</text:p>
          </table:table-cell>
          <table:table-cell office:value-type="float" office:value="0.00000954" calcext:value-type="float">
            <text:p>0.00000954</text:p>
          </table:table-cell>
          <table:table-cell office:value-type="float" office:value="-0.0040369066" calcext:value-type="float">
            <text:p>-0.004036906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79.0077056885" calcext:value-type="float">
            <text:p>179.0077056885</text:p>
          </table:table-cell>
          <table:table-cell office:value-type="float" office:value="0.0436181723" calcext:value-type="float">
            <text:p>0.0436181723</text:p>
          </table:table-cell>
          <table:table-cell office:value-type="float" office:value="0.0043618172" calcext:value-type="float">
            <text:p>0.0043618172</text:p>
          </table:table-cell>
          <table:table-cell office:value-type="float" office:value="0" calcext:value-type="float">
            <text:p>0</text:p>
          </table:table-cell>
          <table:table-cell office:value-type="float" office:value="0.00057992" calcext:value-type="float">
            <text:p>0.00057992</text:p>
          </table:table-cell>
          <table:table-cell office:value-type="float" office:value="0.00000954" calcext:value-type="float">
            <text:p>0.00000954</text:p>
          </table:table-cell>
          <table:table-cell office:value-type="float" office:value="-0.0063933226" calcext:value-type="float">
            <text:p>-0.006393322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78.9995117188" calcext:value-type="float">
            <text:p>178.9995117188</text:p>
          </table:table-cell>
          <table:table-cell office:value-type="float" office:value="-0.0537882997" calcext:value-type="float">
            <text:p>-0.0537882997</text:p>
          </table:table-cell>
          <table:table-cell office:value-type="float" office:value="-0.00537883" calcext:value-type="float">
            <text:p>-0.00537883</text:p>
          </table:table-cell>
          <table:table-cell office:value-type="float" office:value="0" calcext:value-type="float">
            <text:p>0</text:p>
          </table:table-cell>
          <table:table-cell office:value-type="float" office:value="0.00074476" calcext:value-type="float">
            <text:p>0.00074476</text:p>
          </table:table-cell>
          <table:table-cell office:value-type="float" office:value="0.00000954" calcext:value-type="float">
            <text:p>0.00000954</text:p>
          </table:table-cell>
          <table:table-cell office:value-type="float" office:value="-0.0043207183" calcext:value-type="float">
            <text:p>-0.004320718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78.9834747314" calcext:value-type="float">
            <text:p>178.9834747314</text:p>
          </table:table-cell>
          <table:table-cell office:value-type="float" office:value="-0.0370566088" calcext:value-type="float">
            <text:p>-0.0370566088</text:p>
          </table:table-cell>
          <table:table-cell office:value-type="float" office:value="-0.0037056609" calcext:value-type="float">
            <text:p>-0.0037056609</text:p>
          </table:table-cell>
          <table:table-cell office:value-type="float" office:value="0" calcext:value-type="float">
            <text:p>0</text:p>
          </table:table-cell>
          <table:table-cell office:value-type="float" office:value="0.00074305" calcext:value-type="float">
            <text:p>0.00074305</text:p>
          </table:table-cell>
          <table:table-cell office:value-type="float" office:value="0.00000954" calcext:value-type="float">
            <text:p>0.00000954</text:p>
          </table:table-cell>
          <table:table-cell office:value-type="float" office:value="-0.0052075147" calcext:value-type="float">
            <text:p>-0.005207514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78.990737915" calcext:value-type="float">
            <text:p>178.990737915</text:p>
          </table:table-cell>
          <table:table-cell office:value-type="float" office:value="-0.0371468172" calcext:value-type="float">
            <text:p>-0.0371468172</text:p>
          </table:table-cell>
          <table:table-cell office:value-type="float" office:value="-0.0037146817" calcext:value-type="float">
            <text:p>-0.0037146817</text:p>
          </table:table-cell>
          <table:table-cell office:value-type="float" office:value="0" calcext:value-type="float">
            <text:p>0</text:p>
          </table:table-cell>
          <table:table-cell office:value-type="float" office:value="0.00074252" calcext:value-type="float">
            <text:p>0.00074252</text:p>
          </table:table-cell>
          <table:table-cell office:value-type="float" office:value="0.0000124" calcext:value-type="float">
            <text:p>0.0000124</text:p>
          </table:table-cell>
          <table:table-cell office:value-type="float" office:value="-0.0038615281" calcext:value-type="float">
            <text:p>-0.003861528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78.9986572266" calcext:value-type="float">
            <text:p>178.9986572266</text:p>
          </table:table-cell>
          <table:table-cell office:value-type="float" office:value="-0.0794604285" calcext:value-type="float">
            <text:p>-0.0794604285</text:p>
          </table:table-cell>
          <table:table-cell office:value-type="float" office:value="-0.0079460429" calcext:value-type="float">
            <text:p>-0.0079460429</text:p>
          </table:table-cell>
          <table:table-cell office:value-type="float" office:value="0" calcext:value-type="float">
            <text:p>0</text:p>
          </table:table-cell>
          <table:table-cell office:value-type="float" office:value="0.00102416" calcext:value-type="float">
            <text:p>0.00102416</text:p>
          </table:table-cell>
          <table:table-cell office:value-type="float" office:value="0.0000124" calcext:value-type="float">
            <text:p>0.0000124</text:p>
          </table:table-cell>
          <table:table-cell office:value-type="float" office:value="-0.0037276112" calcext:value-type="float">
            <text:p>-0.00372761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79.005065918" calcext:value-type="float">
            <text:p>179.005065918</text:p>
          </table:table-cell>
          <table:table-cell office:value-type="float" office:value="-0.0106029987" calcext:value-type="float">
            <text:p>-0.0106029987</text:p>
          </table:table-cell>
          <table:table-cell office:value-type="float" office:value="-0.0010602999" calcext:value-type="float">
            <text:p>-0.0010602999</text:p>
          </table:table-cell>
          <table:table-cell office:value-type="float" office:value="0" calcext:value-type="float">
            <text:p>0</text:p>
          </table:table-cell>
          <table:table-cell office:value-type="float" office:value="0.00075287" calcext:value-type="float">
            <text:p>0.00075287</text:p>
          </table:table-cell>
          <table:table-cell office:value-type="float" office:value="0.00001213" calcext:value-type="float">
            <text:p>0.00001213</text:p>
          </table:table-cell>
          <table:table-cell office:value-type="float" office:value="-0.0036754946" calcext:value-type="float">
            <text:p>-0.003675494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79.0220184326" calcext:value-type="float">
            <text:p>179.0220184326</text:p>
          </table:table-cell>
          <table:table-cell office:value-type="float" office:value="-0.0668880292" calcext:value-type="float">
            <text:p>-0.0668880292</text:p>
          </table:table-cell>
          <table:table-cell office:value-type="float" office:value="-0.0066888029" calcext:value-type="float">
            <text:p>-0.0066888029</text:p>
          </table:table-cell>
          <table:table-cell office:value-type="float" office:value="0" calcext:value-type="float">
            <text:p>0</text:p>
          </table:table-cell>
          <table:table-cell office:value-type="float" office:value="0.00094727" calcext:value-type="float">
            <text:p>0.00094727</text:p>
          </table:table-cell>
          <table:table-cell office:value-type="float" office:value="0.00001213" calcext:value-type="float">
            <text:p>0.00001213</text:p>
          </table:table-cell>
          <table:table-cell office:value-type="float" office:value="-0.0048139821" calcext:value-type="float">
            <text:p>-0.004813982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79.0268096924" calcext:value-type="float">
            <text:p>179.0268096924</text:p>
          </table:table-cell>
          <table:table-cell office:value-type="float" office:value="-0.0888067909" calcext:value-type="float">
            <text:p>-0.0888067909</text:p>
          </table:table-cell>
          <table:table-cell office:value-type="float" office:value="-0.0088806791" calcext:value-type="float">
            <text:p>-0.0088806791</text:p>
          </table:table-cell>
          <table:table-cell office:value-type="float" office:value="0" calcext:value-type="float">
            <text:p>0</text:p>
          </table:table-cell>
          <table:table-cell office:value-type="float" office:value="0.00122283" calcext:value-type="float">
            <text:p>0.00122283</text:p>
          </table:table-cell>
          <table:table-cell office:value-type="float" office:value="0.00001213" calcext:value-type="float">
            <text:p>0.00001213</text:p>
          </table:table-cell>
          <table:table-cell office:value-type="float" office:value="-0.003919297" calcext:value-type="float">
            <text:p>-0.0039192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79.030456543" calcext:value-type="float">
            <text:p>179.030456543</text:p>
          </table:table-cell>
          <table:table-cell office:value-type="float" office:value="-0.0886880212" calcext:value-type="float">
            <text:p>-0.0886880212</text:p>
          </table:table-cell>
          <table:table-cell office:value-type="float" office:value="-0.0088688021" calcext:value-type="float">
            <text:p>-0.0088688021</text:p>
          </table:table-cell>
          <table:table-cell office:value-type="float" office:value="0" calcext:value-type="float">
            <text:p>0</text:p>
          </table:table-cell>
          <table:table-cell office:value-type="float" office:value="0.0014056" calcext:value-type="float">
            <text:p>0.0014056</text:p>
          </table:table-cell>
          <table:table-cell office:value-type="float" office:value="0.00001213" calcext:value-type="float">
            <text:p>0.00001213</text:p>
          </table:table-cell>
          <table:table-cell office:value-type="float" office:value="-0.0041370033" calcext:value-type="float">
            <text:p>-0.004137003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79.0364379883" calcext:value-type="float">
            <text:p>179.0364379883</text:p>
          </table:table-cell>
          <table:table-cell office:value-type="float" office:value="0.0006176731" calcext:value-type="float">
            <text:p>0.0006176731</text:p>
          </table:table-cell>
          <table:table-cell office:value-type="float" office:value="0.0000617673" calcext:value-type="float">
            <text:p>6.17673E-05</text:p>
          </table:table-cell>
          <table:table-cell office:value-type="float" office:value="0" calcext:value-type="float">
            <text:p>0</text:p>
          </table:table-cell>
          <table:table-cell office:value-type="float" office:value="0.00093217" calcext:value-type="float">
            <text:p>0.00093217</text:p>
          </table:table-cell>
          <table:table-cell office:value-type="float" office:value="0.00001213" calcext:value-type="float">
            <text:p>0.00001213</text:p>
          </table:table-cell>
          <table:table-cell office:value-type="float" office:value="-0.0061660438" calcext:value-type="float">
            <text:p>-0.006166043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79.0305938721" calcext:value-type="float">
            <text:p>179.0305938721</text:p>
          </table:table-cell>
          <table:table-cell office:value-type="float" office:value="-0.0577041878" calcext:value-type="float">
            <text:p>-0.0577041878</text:p>
          </table:table-cell>
          <table:table-cell office:value-type="float" office:value="-0.0057704188" calcext:value-type="float">
            <text:p>-0.0057704188</text:p>
          </table:table-cell>
          <table:table-cell office:value-type="float" office:value="0" calcext:value-type="float">
            <text:p>0</text:p>
          </table:table-cell>
          <table:table-cell office:value-type="float" office:value="0.00100549" calcext:value-type="float">
            <text:p>0.00100549</text:p>
          </table:table-cell>
          <table:table-cell office:value-type="float" office:value="0.00001378" calcext:value-type="float">
            <text:p>0.00001378</text:p>
          </table:table-cell>
          <table:table-cell office:value-type="float" office:value="-0.0022497709" calcext:value-type="float">
            <text:p>-0.00224977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79.036529541" calcext:value-type="float">
            <text:p>179.036529541</text:p>
          </table:table-cell>
          <table:table-cell office:value-type="float" office:value="-0.1270536517" calcext:value-type="float">
            <text:p>-0.1270536517</text:p>
          </table:table-cell>
          <table:table-cell office:value-type="float" office:value="-0.0127053652" calcext:value-type="float">
            <text:p>-0.0127053652</text:p>
          </table:table-cell>
          <table:table-cell office:value-type="float" office:value="0" calcext:value-type="float">
            <text:p>0</text:p>
          </table:table-cell>
          <table:table-cell office:value-type="float" office:value="0.00151651" calcext:value-type="float">
            <text:p>0.00151651</text:p>
          </table:table-cell>
          <table:table-cell office:value-type="float" office:value="0.00001378" calcext:value-type="float">
            <text:p>0.00001378</text:p>
          </table:table-cell>
          <table:table-cell office:value-type="float" office:value="-0.0005105719" calcext:value-type="float">
            <text:p>-0.000510571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79.0458221436" calcext:value-type="float">
            <text:p>179.0458221436</text:p>
          </table:table-cell>
          <table:table-cell office:value-type="float" office:value="0.0007814413" calcext:value-type="float">
            <text:p>0.0007814413</text:p>
          </table:table-cell>
          <table:table-cell office:value-type="float" office:value="0.0000781441" calcext:value-type="float">
            <text:p>7.81441E-05</text:p>
          </table:table-cell>
          <table:table-cell office:value-type="float" office:value="0" calcext:value-type="float">
            <text:p>0</text:p>
          </table:table-cell>
          <table:table-cell office:value-type="float" office:value="0.00100496" calcext:value-type="float">
            <text:p>0.00100496</text:p>
          </table:table-cell>
          <table:table-cell office:value-type="float" office:value="0.00001351" calcext:value-type="float">
            <text:p>0.00001351</text:p>
          </table:table-cell>
          <table:table-cell office:value-type="float" office:value="-0.0070025872" calcext:value-type="float">
            <text:p>-0.007002587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79.0498962402" calcext:value-type="float">
            <text:p>179.0498962402</text:p>
          </table:table-cell>
          <table:table-cell office:value-type="float" office:value="-0.0995816921" calcext:value-type="float">
            <text:p>-0.0995816921</text:p>
          </table:table-cell>
          <table:table-cell office:value-type="float" office:value="-0.0099581692" calcext:value-type="float">
            <text:p>-0.0099581692</text:p>
          </table:table-cell>
          <table:table-cell office:value-type="float" office:value="0" calcext:value-type="float">
            <text:p>0</text:p>
          </table:table-cell>
          <table:table-cell office:value-type="float" office:value="0.00133307" calcext:value-type="float">
            <text:p>0.00133307</text:p>
          </table:table-cell>
          <table:table-cell office:value-type="float" office:value="0.00001351" calcext:value-type="float">
            <text:p>0.00001351</text:p>
          </table:table-cell>
          <table:table-cell office:value-type="float" office:value="-0.0035879827" calcext:value-type="float">
            <text:p>-0.003587982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79.0556335449" calcext:value-type="float">
            <text:p>179.0556335449</text:p>
          </table:table-cell>
          <table:table-cell office:value-type="float" office:value="0.0215834837" calcext:value-type="float">
            <text:p>0.0215834837</text:p>
          </table:table-cell>
          <table:table-cell office:value-type="float" office:value="0.0021583484" calcext:value-type="float">
            <text:p>0.0021583484</text:p>
          </table:table-cell>
          <table:table-cell office:value-type="float" office:value="0" calcext:value-type="float">
            <text:p>0</text:p>
          </table:table-cell>
          <table:table-cell office:value-type="float" office:value="0.00074413" calcext:value-type="float">
            <text:p>0.00074413</text:p>
          </table:table-cell>
          <table:table-cell office:value-type="float" office:value="0.00001351" calcext:value-type="float">
            <text:p>0.00001351</text:p>
          </table:table-cell>
          <table:table-cell office:value-type="float" office:value="-0.0071023392" calcext:value-type="float">
            <text:p>-0.007102339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79.0626220703" calcext:value-type="float">
            <text:p>179.0626220703</text:p>
          </table:table-cell>
          <table:table-cell office:value-type="float" office:value="-0.0665628788" calcext:value-type="float">
            <text:p>-0.0665628788</text:p>
          </table:table-cell>
          <table:table-cell office:value-type="float" office:value="-0.0066562879" calcext:value-type="float">
            <text:p>-0.0066562879</text:p>
          </table:table-cell>
          <table:table-cell office:value-type="float" office:value="0" calcext:value-type="float">
            <text:p>0</text:p>
          </table:table-cell>
          <table:table-cell office:value-type="float" office:value="0.00093928" calcext:value-type="float">
            <text:p>0.00093928</text:p>
          </table:table-cell>
          <table:table-cell office:value-type="float" office:value="0.00001351" calcext:value-type="float">
            <text:p>0.00001351</text:p>
          </table:table-cell>
          <table:table-cell office:value-type="float" office:value="-0.0048309929" calcext:value-type="float">
            <text:p>-0.004830992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79.0608062744" calcext:value-type="float">
            <text:p>179.0608062744</text:p>
          </table:table-cell>
          <table:table-cell office:value-type="float" office:value="0.0470687409" calcext:value-type="float">
            <text:p>0.0470687409</text:p>
          </table:table-cell>
          <table:table-cell office:value-type="float" office:value="0.0047068741" calcext:value-type="float">
            <text:p>0.0047068741</text:p>
          </table:table-cell>
          <table:table-cell office:value-type="float" office:value="0" calcext:value-type="float">
            <text:p>0</text:p>
          </table:table-cell>
          <table:table-cell office:value-type="float" office:value="0.00031198" calcext:value-type="float">
            <text:p>0.00031198</text:p>
          </table:table-cell>
          <table:table-cell office:value-type="float" office:value="0.00001351" calcext:value-type="float">
            <text:p>0.00001351</text:p>
          </table:table-cell>
          <table:table-cell office:value-type="float" office:value="-0.0069095746" calcext:value-type="float">
            <text:p>-0.006909574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79.0611724854" calcext:value-type="float">
            <text:p>179.0611724854</text:p>
          </table:table-cell>
          <table:table-cell office:value-type="float" office:value="-0.027438193" calcext:value-type="float">
            <text:p>-0.027438193</text:p>
          </table:table-cell>
          <table:table-cell office:value-type="float" office:value="-0.0027438193" calcext:value-type="float">
            <text:p>-0.0027438193</text:p>
          </table:table-cell>
          <table:table-cell office:value-type="float" office:value="0" calcext:value-type="float">
            <text:p>0</text:p>
          </table:table-cell>
          <table:table-cell office:value-type="float" office:value="0.00039067" calcext:value-type="float">
            <text:p>0.00039067</text:p>
          </table:table-cell>
          <table:table-cell office:value-type="float" office:value="0.00001351" calcext:value-type="float">
            <text:p>0.00001351</text:p>
          </table:table-cell>
          <table:table-cell office:value-type="float" office:value="-0.0036730104" calcext:value-type="float">
            <text:p>-0.003673010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79.0738983154" calcext:value-type="float">
            <text:p>179.0738983154</text:p>
          </table:table-cell>
          <table:table-cell office:value-type="float" office:value="-0.0806859354" calcext:value-type="float">
            <text:p>-0.0806859354</text:p>
          </table:table-cell>
          <table:table-cell office:value-type="float" office:value="-0.0080685935" calcext:value-type="float">
            <text:p>-0.0080685935</text:p>
          </table:table-cell>
          <table:table-cell office:value-type="float" office:value="0" calcext:value-type="float">
            <text:p>0</text:p>
          </table:table-cell>
          <table:table-cell office:value-type="float" office:value="0.00079796" calcext:value-type="float">
            <text:p>0.00079796</text:p>
          </table:table-cell>
          <table:table-cell office:value-type="float" office:value="0.00001585" calcext:value-type="float">
            <text:p>0.00001585</text:p>
          </table:table-cell>
          <table:table-cell office:value-type="float" office:value="-0.0029952188" calcext:value-type="float">
            <text:p>-0.002995218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179.0637359619" calcext:value-type="float">
            <text:p>179.0637359619</text:p>
          </table:table-cell>
          <table:table-cell office:value-type="float" office:value="-0.0450550762" calcext:value-type="float">
            <text:p>-0.0450550762</text:p>
          </table:table-cell>
          <table:table-cell office:value-type="float" office:value="-0.0045055076" calcext:value-type="float">
            <text:p>-0.0045055076</text:p>
          </table:table-cell>
          <table:table-cell office:value-type="float" office:value="0" calcext:value-type="float">
            <text:p>0</text:p>
          </table:table-cell>
          <table:table-cell office:value-type="float" office:value="0.0008318" calcext:value-type="float">
            <text:p>0.0008318</text:p>
          </table:table-cell>
          <table:table-cell office:value-type="float" office:value="0.00001585" calcext:value-type="float">
            <text:p>0.00001585</text:p>
          </table:table-cell>
          <table:table-cell office:value-type="float" office:value="-0.0025815517" calcext:value-type="float">
            <text:p>-0.002581551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79.0556640625" calcext:value-type="float">
            <text:p>179.0556640625</text:p>
          </table:table-cell>
          <table:table-cell office:value-type="float" office:value="0.0297274596" calcext:value-type="float">
            <text:p>0.0297274596</text:p>
          </table:table-cell>
          <table:table-cell office:value-type="float" office:value="0.002972746" calcext:value-type="float">
            <text:p>0.002972746</text:p>
          </table:table-cell>
          <table:table-cell office:value-type="float" office:value="0" calcext:value-type="float">
            <text:p>0</text:p>
          </table:table-cell>
          <table:table-cell office:value-type="float" office:value="0.00035595" calcext:value-type="float">
            <text:p>0.00035595</text:p>
          </table:table-cell>
          <table:table-cell office:value-type="float" office:value="0.00001585" calcext:value-type="float">
            <text:p>0.00001585</text:p>
          </table:table-cell>
          <table:table-cell office:value-type="float" office:value="-0.0070018756" calcext:value-type="float">
            <text:p>-0.007001875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179.0495910645" calcext:value-type="float">
            <text:p>179.0495910645</text:p>
          </table:table-cell>
          <table:table-cell office:value-type="float" office:value="-0.0277782758" calcext:value-type="float">
            <text:p>-0.0277782758</text:p>
          </table:table-cell>
          <table:table-cell office:value-type="float" office:value="-0.0027778276" calcext:value-type="float">
            <text:p>-0.0027778276</text:p>
          </table:table-cell>
          <table:table-cell office:value-type="float" office:value="0" calcext:value-type="float">
            <text:p>0</text:p>
          </table:table-cell>
          <table:table-cell office:value-type="float" office:value="0.00042223" calcext:value-type="float">
            <text:p>0.00042223</text:p>
          </table:table-cell>
          <table:table-cell office:value-type="float" office:value="0.00001585" calcext:value-type="float">
            <text:p>0.00001585</text:p>
          </table:table-cell>
          <table:table-cell office:value-type="float" office:value="-0.0041176324" calcext:value-type="float">
            <text:p>-0.004117632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79.0485229492" calcext:value-type="float">
            <text:p>179.0485229492</text:p>
          </table:table-cell>
          <table:table-cell office:value-type="float" office:value="0.0326667172" calcext:value-type="float">
            <text:p>0.0326667172</text:p>
          </table:table-cell>
          <table:table-cell office:value-type="float" office:value="0.0032666717" calcext:value-type="float">
            <text:p>0.0032666717</text:p>
          </table:table-cell>
          <table:table-cell office:value-type="float" office:value="0" calcext:value-type="float">
            <text:p>0</text:p>
          </table:table-cell>
          <table:table-cell office:value-type="float" office:value="0.00006355" calcext:value-type="float">
            <text:p>0.00006355</text:p>
          </table:table-cell>
          <table:table-cell office:value-type="float" office:value="0.00001585" calcext:value-type="float">
            <text:p>0.00001585</text:p>
          </table:table-cell>
          <table:table-cell office:value-type="float" office:value="-0.0065902081" calcext:value-type="float">
            <text:p>-0.006590208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179.0499267578" calcext:value-type="float">
            <text:p>179.0499267578</text:p>
          </table:table-cell>
          <table:table-cell office:value-type="float" office:value="0.0330822036" calcext:value-type="float">
            <text:p>0.0330822036</text:p>
          </table:table-cell>
          <table:table-cell office:value-type="float" office:value="0.0033082204" calcext:value-type="float">
            <text:p>0.0033082204</text:p>
          </table:table-cell>
          <table:table-cell office:value-type="float" office:value="0" calcext:value-type="float">
            <text:p>0</text:p>
          </table:table-cell>
          <table:table-cell office:value-type="float" office:value="-0.00017815" calcext:value-type="float">
            <text:p>-0.00017815</text:p>
          </table:table-cell>
          <table:table-cell office:value-type="float" office:value="0.00002111" calcext:value-type="float">
            <text:p>0.00002111</text:p>
          </table:table-cell>
          <table:table-cell office:value-type="float" office:value="-0.005562569" calcext:value-type="float">
            <text:p>-0.0055625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179.0374908447" calcext:value-type="float">
            <text:p>179.0374908447</text:p>
          </table:table-cell>
          <table:table-cell office:value-type="float" office:value="-0.0331810301" calcext:value-type="float">
            <text:p>-0.0331810301</text:p>
          </table:table-cell>
          <table:table-cell office:value-type="float" office:value="-0.003318103" calcext:value-type="float">
            <text:p>-0.003318103</text:p>
          </table:table-cell>
          <table:table-cell office:value-type="float" office:value="0" calcext:value-type="float">
            <text:p>0</text:p>
          </table:table-cell>
          <table:table-cell office:value-type="float" office:value="0.00010247" calcext:value-type="float">
            <text:p>0.00010247</text:p>
          </table:table-cell>
          <table:table-cell office:value-type="float" office:value="0.00002111" calcext:value-type="float">
            <text:p>0.00002111</text:p>
          </table:table-cell>
          <table:table-cell office:value-type="float" office:value="-0.0024062897" calcext:value-type="float">
            <text:p>-0.002406289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179.0287322998" calcext:value-type="float">
            <text:p>179.0287322998</text:p>
          </table:table-cell>
          <table:table-cell office:value-type="float" office:value="0.0298112126" calcext:value-type="float">
            <text:p>0.0298112126</text:p>
          </table:table-cell>
          <table:table-cell office:value-type="float" office:value="0.0029811213" calcext:value-type="float">
            <text:p>0.0029811213</text:p>
          </table:table-cell>
          <table:table-cell office:value-type="float" office:value="0" calcext:value-type="float">
            <text:p>0</text:p>
          </table:table-cell>
          <table:table-cell office:value-type="float" office:value="-0.00013042" calcext:value-type="float">
            <text:p>-0.00013042</text:p>
          </table:table-cell>
          <table:table-cell office:value-type="float" office:value="0.00002111" calcext:value-type="float">
            <text:p>0.00002111</text:p>
          </table:table-cell>
          <table:table-cell office:value-type="float" office:value="-0.0048250872" calcext:value-type="float">
            <text:p>-0.004825087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79.0244598389" calcext:value-type="float">
            <text:p>179.0244598389</text:p>
          </table:table-cell>
          <table:table-cell office:value-type="float" office:value="-0.0362522657" calcext:value-type="float">
            <text:p>-0.0362522657</text:p>
          </table:table-cell>
          <table:table-cell office:value-type="float" office:value="-0.0036252266" calcext:value-type="float">
            <text:p>-0.0036252266</text:p>
          </table:table-cell>
          <table:table-cell office:value-type="float" office:value="0" calcext:value-type="float">
            <text:p>0</text:p>
          </table:table-cell>
          <table:table-cell office:value-type="float" office:value="0.00015473" calcext:value-type="float">
            <text:p>0.00015473</text:p>
          </table:table-cell>
          <table:table-cell office:value-type="float" office:value="0.00002111" calcext:value-type="float">
            <text:p>0.00002111</text:p>
          </table:table-cell>
          <table:table-cell office:value-type="float" office:value="-0.0046636234" calcext:value-type="float">
            <text:p>-0.004663623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79.0317993164" calcext:value-type="float">
            <text:p>179.0317993164</text:p>
          </table:table-cell>
          <table:table-cell office:value-type="float" office:value="0.0485100638" calcext:value-type="float">
            <text:p>0.0485100638</text:p>
          </table:table-cell>
          <table:table-cell office:value-type="float" office:value="0.0048510064" calcext:value-type="float">
            <text:p>0.0048510064</text:p>
          </table:table-cell>
          <table:table-cell office:value-type="float" office:value="0" calcext:value-type="float">
            <text:p>0</text:p>
          </table:table-cell>
          <table:table-cell office:value-type="float" office:value="-0.00022023" calcext:value-type="float">
            <text:p>-0.00022023</text:p>
          </table:table-cell>
          <table:table-cell office:value-type="float" office:value="0.00002111" calcext:value-type="float">
            <text:p>0.00002111</text:p>
          </table:table-cell>
          <table:table-cell office:value-type="float" office:value="-0.0054098257" calcext:value-type="float">
            <text:p>-0.005409825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79.0321350098" calcext:value-type="float">
            <text:p>179.0321350098</text:p>
          </table:table-cell>
          <table:table-cell office:value-type="float" office:value="0.0287117741" calcext:value-type="float">
            <text:p>0.0287117741</text:p>
          </table:table-cell>
          <table:table-cell office:value-type="float" office:value="0.0028711774" calcext:value-type="float">
            <text:p>0.0028711774</text:p>
          </table:table-cell>
          <table:table-cell office:value-type="float" office:value="0" calcext:value-type="float">
            <text:p>0</text:p>
          </table:table-cell>
          <table:table-cell office:value-type="float" office:value="-0.00033804" calcext:value-type="float">
            <text:p>-0.00033804</text:p>
          </table:table-cell>
          <table:table-cell office:value-type="float" office:value="0.00002111" calcext:value-type="float">
            <text:p>0.00002111</text:p>
          </table:table-cell>
          <table:table-cell office:value-type="float" office:value="-0.0036956337" calcext:value-type="float">
            <text:p>-0.00369563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179.0346832275" calcext:value-type="float">
            <text:p>179.0346832275</text:p>
          </table:table-cell>
          <table:table-cell office:value-type="float" office:value="0.0480507202" calcext:value-type="float">
            <text:p>0.0480507202</text:p>
          </table:table-cell>
          <table:table-cell office:value-type="float" office:value="0.004805072" calcext:value-type="float">
            <text:p>0.004805072</text:p>
          </table:table-cell>
          <table:table-cell office:value-type="float" office:value="0" calcext:value-type="float">
            <text:p>0</text:p>
          </table:table-cell>
          <table:table-cell office:value-type="float" office:value="-0.00054541" calcext:value-type="float">
            <text:p>-0.00054541</text:p>
          </table:table-cell>
          <table:table-cell office:value-type="float" office:value="0.00002111" calcext:value-type="float">
            <text:p>0.00002111</text:p>
          </table:table-cell>
          <table:table-cell office:value-type="float" office:value="-0.0071068949" calcext:value-type="float">
            <text:p>-0.007106894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79.0349884033" calcext:value-type="float">
            <text:p>179.0349884033</text:p>
          </table:table-cell>
          <table:table-cell office:value-type="float" office:value="-0.0793366641" calcext:value-type="float">
            <text:p>-0.0793366641</text:p>
          </table:table-cell>
          <table:table-cell office:value-type="float" office:value="-0.0079336664" calcext:value-type="float">
            <text:p>-0.0079336664</text:p>
          </table:table-cell>
          <table:table-cell office:value-type="float" office:value="0" calcext:value-type="float">
            <text:p>0</text:p>
          </table:table-cell>
          <table:table-cell office:value-type="float" office:value="0.00016543" calcext:value-type="float">
            <text:p>0.00016543</text:p>
          </table:table-cell>
          <table:table-cell office:value-type="float" office:value="0.00002111" calcext:value-type="float">
            <text:p>0.00002111</text:p>
          </table:table-cell>
          <table:table-cell office:value-type="float" office:value="-0.0027544497" calcext:value-type="float">
            <text:p>-0.002754449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79.0311279297" calcext:value-type="float">
            <text:p>179.0311279297</text:p>
          </table:table-cell>
          <table:table-cell office:value-type="float" office:value="0.0198953352" calcext:value-type="float">
            <text:p>0.0198953352</text:p>
          </table:table-cell>
          <table:table-cell office:value-type="float" office:value="0.0019895335" calcext:value-type="float">
            <text:p>0.0019895335</text:p>
          </table:table-cell>
          <table:table-cell office:value-type="float" office:value="0" calcext:value-type="float">
            <text:p>0</text:p>
          </table:table-cell>
          <table:table-cell office:value-type="float" office:value="-0.00002239" calcext:value-type="float">
            <text:p>-0.00002239</text:p>
          </table:table-cell>
          <table:table-cell office:value-type="float" office:value="0.00002138" calcext:value-type="float">
            <text:p>0.00002138</text:p>
          </table:table-cell>
          <table:table-cell office:value-type="float" office:value="-0.006157273" calcext:value-type="float">
            <text:p>-0.00615727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79.0424346924" calcext:value-type="float">
            <text:p>179.0424346924</text:p>
          </table:table-cell>
          <table:table-cell office:value-type="float" office:value="-0.0268067322" calcext:value-type="float">
            <text:p>-0.0268067322</text:p>
          </table:table-cell>
          <table:table-cell office:value-type="float" office:value="-0.0026806732" calcext:value-type="float">
            <text:p>-0.0026806732</text:p>
          </table:table-cell>
          <table:table-cell office:value-type="float" office:value="0" calcext:value-type="float">
            <text:p>0</text:p>
          </table:table-cell>
          <table:table-cell office:value-type="float" office:value="0.00016373" calcext:value-type="float">
            <text:p>0.00016373</text:p>
          </table:table-cell>
          <table:table-cell office:value-type="float" office:value="0.00002138" calcext:value-type="float">
            <text:p>0.00002138</text:p>
          </table:table-cell>
          <table:table-cell office:value-type="float" office:value="-0.004717492" calcext:value-type="float">
            <text:p>-0.00471749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79.0469512939" calcext:value-type="float">
            <text:p>179.0469512939</text:p>
          </table:table-cell>
          <table:table-cell office:value-type="float" office:value="-0.020735198" calcext:value-type="float">
            <text:p>-0.020735198</text:p>
          </table:table-cell>
          <table:table-cell office:value-type="float" office:value="-0.0020735198" calcext:value-type="float">
            <text:p>-0.0020735198</text:p>
          </table:table-cell>
          <table:table-cell office:value-type="float" office:value="0" calcext:value-type="float">
            <text:p>0</text:p>
          </table:table-cell>
          <table:table-cell office:value-type="float" office:value="0.00024725" calcext:value-type="float">
            <text:p>0.00024725</text:p>
          </table:table-cell>
          <table:table-cell office:value-type="float" office:value="0.00002138" calcext:value-type="float">
            <text:p>0.00002138</text:p>
          </table:table-cell>
          <table:table-cell office:value-type="float" office:value="-0.0038651546" calcext:value-type="float">
            <text:p>-0.003865154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79.0599365234" calcext:value-type="float">
            <text:p>179.0599365234</text:p>
          </table:table-cell>
          <table:table-cell office:value-type="float" office:value="0.0392779169" calcext:value-type="float">
            <text:p>0.0392779169</text:p>
          </table:table-cell>
          <table:table-cell office:value-type="float" office:value="0.0039277917" calcext:value-type="float">
            <text:p>0.0039277917</text:p>
          </table:table-cell>
          <table:table-cell office:value-type="float" office:value="0" calcext:value-type="float">
            <text:p>0</text:p>
          </table:table-cell>
          <table:table-cell office:value-type="float" office:value="-0.00009707" calcext:value-type="float">
            <text:p>-0.00009707</text:p>
          </table:table-cell>
          <table:table-cell office:value-type="float" office:value="0.00002138" calcext:value-type="float">
            <text:p>0.00002138</text:p>
          </table:table-cell>
          <table:table-cell office:value-type="float" office:value="-0.00681245" calcext:value-type="float">
            <text:p>-0.0068124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79.0537567139" calcext:value-type="float">
            <text:p>179.0537567139</text:p>
          </table:table-cell>
          <table:table-cell office:value-type="float" office:value="0.0957686432" calcext:value-type="float">
            <text:p>0.0957686432</text:p>
          </table:table-cell>
          <table:table-cell office:value-type="float" office:value="0.0095768643" calcext:value-type="float">
            <text:p>0.0095768643</text:p>
          </table:table-cell>
          <table:table-cell office:value-type="float" office:value="0" calcext:value-type="float">
            <text:p>0</text:p>
          </table:table-cell>
          <table:table-cell office:value-type="float" office:value="-0.0007029" calcext:value-type="float">
            <text:p>-0.0007029</text:p>
          </table:table-cell>
          <table:table-cell office:value-type="float" office:value="0.00002138" calcext:value-type="float">
            <text:p>0.00002138</text:p>
          </table:table-cell>
          <table:table-cell office:value-type="float" office:value="-0.0086199551" calcext:value-type="float">
            <text:p>-0.00861995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79.0642852783" calcext:value-type="float">
            <text:p>179.0642852783</text:p>
          </table:table-cell>
          <table:table-cell office:value-type="float" office:value="-0.0306167684" calcext:value-type="float">
            <text:p>-0.0306167684</text:p>
          </table:table-cell>
          <table:table-cell office:value-type="float" office:value="-0.0030616768" calcext:value-type="float">
            <text:p>-0.0030616768</text:p>
          </table:table-cell>
          <table:table-cell office:value-type="float" office:value="0" calcext:value-type="float">
            <text:p>0</text:p>
          </table:table-cell>
          <table:table-cell office:value-type="float" office:value="-0.00026417" calcext:value-type="float">
            <text:p>-0.00026417</text:p>
          </table:table-cell>
          <table:table-cell office:value-type="float" office:value="0.00002404" calcext:value-type="float">
            <text:p>0.00002404</text:p>
          </table:table-cell>
          <table:table-cell office:value-type="float" office:value="-0.0035503729" calcext:value-type="float">
            <text:p>-0.003550372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79.0661010742" calcext:value-type="float">
            <text:p>179.0661010742</text:p>
          </table:table-cell>
          <table:table-cell office:value-type="float" office:value="0.0298875912" calcext:value-type="float">
            <text:p>0.0298875912</text:p>
          </table:table-cell>
          <table:table-cell office:value-type="float" office:value="0.0029887591" calcext:value-type="float">
            <text:p>0.0029887591</text:p>
          </table:table-cell>
          <table:table-cell office:value-type="float" office:value="0" calcext:value-type="float">
            <text:p>0</text:p>
          </table:table-cell>
          <table:table-cell office:value-type="float" office:value="-0.00037515" calcext:value-type="float">
            <text:p>-0.00037515</text:p>
          </table:table-cell>
          <table:table-cell office:value-type="float" office:value="0.00002404" calcext:value-type="float">
            <text:p>0.00002404</text:p>
          </table:table-cell>
          <table:table-cell office:value-type="float" office:value="-0.0061722933" calcext:value-type="float">
            <text:p>-0.006172293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179.0673217773" calcext:value-type="float">
            <text:p>179.0673217773</text:p>
          </table:table-cell>
          <table:table-cell office:value-type="float" office:value="0.037144961" calcext:value-type="float">
            <text:p>0.037144961</text:p>
          </table:table-cell>
          <table:table-cell office:value-type="float" office:value="0.0037144961" calcext:value-type="float">
            <text:p>0.0037144961</text:p>
          </table:table-cell>
          <table:table-cell office:value-type="float" office:value="0" calcext:value-type="float">
            <text:p>0</text:p>
          </table:table-cell>
          <table:table-cell office:value-type="float" office:value="-0.00049744" calcext:value-type="float">
            <text:p>-0.00049744</text:p>
          </table:table-cell>
          <table:table-cell office:value-type="float" office:value="0.00002165" calcext:value-type="float">
            <text:p>0.00002165</text:p>
          </table:table-cell>
          <table:table-cell office:value-type="float" office:value="-0.0067672262" calcext:value-type="float">
            <text:p>-0.006767226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179.0682983398" calcext:value-type="float">
            <text:p>179.0682983398</text:p>
          </table:table-cell>
          <table:table-cell office:value-type="float" office:value="-0.0652842729" calcext:value-type="float">
            <text:p>-0.0652842729</text:p>
          </table:table-cell>
          <table:table-cell office:value-type="float" office:value="-0.0065284273" calcext:value-type="float">
            <text:p>-0.0065284273</text:p>
          </table:table-cell>
          <table:table-cell office:value-type="float" office:value="0" calcext:value-type="float">
            <text:p>0</text:p>
          </table:table-cell>
          <table:table-cell office:value-type="float" office:value="0.00010373" calcext:value-type="float">
            <text:p>0.00010373</text:p>
          </table:table-cell>
          <table:table-cell office:value-type="float" office:value="0.00002165" calcext:value-type="float">
            <text:p>0.00002165</text:p>
          </table:table-cell>
          <table:table-cell office:value-type="float" office:value="-0.0035719988" calcext:value-type="float">
            <text:p>-0.00357199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179.0607757568" calcext:value-type="float">
            <text:p>179.0607757568</text:p>
          </table:table-cell>
          <table:table-cell office:value-type="float" office:value="0.0454961312" calcext:value-type="float">
            <text:p>0.0454961312</text:p>
          </table:table-cell>
          <table:table-cell office:value-type="float" office:value="0.0045496131" calcext:value-type="float">
            <text:p>0.0045496131</text:p>
          </table:table-cell>
          <table:table-cell office:value-type="float" office:value="0" calcext:value-type="float">
            <text:p>0</text:p>
          </table:table-cell>
          <table:table-cell office:value-type="float" office:value="-0.00023411" calcext:value-type="float">
            <text:p>-0.00023411</text:p>
          </table:table-cell>
          <table:table-cell office:value-type="float" office:value="0.00002165" calcext:value-type="float">
            <text:p>0.00002165</text:p>
          </table:table-cell>
          <table:table-cell office:value-type="float" office:value="-0.0054242553" calcext:value-type="float">
            <text:p>-0.005424255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179.0591278076" calcext:value-type="float">
            <text:p>179.0591278076</text:p>
          </table:table-cell>
          <table:table-cell office:value-type="float" office:value="0.0586012133" calcext:value-type="float">
            <text:p>0.0586012133</text:p>
          </table:table-cell>
          <table:table-cell office:value-type="float" office:value="0.0058601213" calcext:value-type="float">
            <text:p>0.0058601213</text:p>
          </table:table-cell>
          <table:table-cell office:value-type="float" office:value="0" calcext:value-type="float">
            <text:p>0</text:p>
          </table:table-cell>
          <table:table-cell office:value-type="float" office:value="-0.00054649" calcext:value-type="float">
            <text:p>-0.00054649</text:p>
          </table:table-cell>
          <table:table-cell office:value-type="float" office:value="0.00002165" calcext:value-type="float">
            <text:p>0.00002165</text:p>
          </table:table-cell>
          <table:table-cell office:value-type="float" office:value="-0.0043835331" calcext:value-type="float">
            <text:p>-0.004383533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179.0593414307" calcext:value-type="float">
            <text:p>179.0593414307</text:p>
          </table:table-cell>
          <table:table-cell office:value-type="float" office:value="-0.0615969774" calcext:value-type="float">
            <text:p>-0.0615969774</text:p>
          </table:table-cell>
          <table:table-cell office:value-type="float" office:value="-0.0061596977" calcext:value-type="float">
            <text:p>-0.0061596977</text:p>
          </table:table-cell>
          <table:table-cell office:value-type="float" office:value="0" calcext:value-type="float">
            <text:p>0</text:p>
          </table:table-cell>
          <table:table-cell office:value-type="float" office:value="0.00004649" calcext:value-type="float">
            <text:p>0.00004649</text:p>
          </table:table-cell>
          <table:table-cell office:value-type="float" office:value="0.00002165" calcext:value-type="float">
            <text:p>0.00002165</text:p>
          </table:table-cell>
          <table:table-cell office:value-type="float" office:value="-0.0045874394" calcext:value-type="float">
            <text:p>-0.004587439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179.0596923828" calcext:value-type="float">
            <text:p>179.0596923828</text:p>
          </table:table-cell>
          <table:table-cell office:value-type="float" office:value="0.0065257744" calcext:value-type="float">
            <text:p>0.0065257744</text:p>
          </table:table-cell>
          <table:table-cell office:value-type="float" office:value="0.0006525774" calcext:value-type="float">
            <text:p>0.0006525774</text:p>
          </table:table-cell>
          <table:table-cell office:value-type="float" office:value="0" calcext:value-type="float">
            <text:p>0</text:p>
          </table:table-cell>
          <table:table-cell office:value-type="float" office:value="-0.00001252" calcext:value-type="float">
            <text:p>-0.00001252</text:p>
          </table:table-cell>
          <table:table-cell office:value-type="float" office:value="0.00002191" calcext:value-type="float">
            <text:p>0.00002191</text:p>
          </table:table-cell>
          <table:table-cell office:value-type="float" office:value="-0.0052698088" calcext:value-type="float">
            <text:p>-0.005269808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79.0528564453" calcext:value-type="float">
            <text:p>179.0528564453</text:p>
          </table:table-cell>
          <table:table-cell office:value-type="float" office:value="-0.07179146" calcext:value-type="float">
            <text:p>-0.07179146</text:p>
          </table:table-cell>
          <table:table-cell office:value-type="float" office:value="-0.007179146" calcext:value-type="float">
            <text:p>-0.007179146</text:p>
          </table:table-cell>
          <table:table-cell office:value-type="float" office:value="0" calcext:value-type="float">
            <text:p>0</text:p>
          </table:table-cell>
          <table:table-cell office:value-type="float" office:value="0.00047011" calcext:value-type="float">
            <text:p>0.00047011</text:p>
          </table:table-cell>
          <table:table-cell office:value-type="float" office:value="0.00002191" calcext:value-type="float">
            <text:p>0.00002191</text:p>
          </table:table-cell>
          <table:table-cell office:value-type="float" office:value="-0.0046045903" calcext:value-type="float">
            <text:p>-0.004604590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179.0543518066" calcext:value-type="float">
            <text:p>179.0543518066</text:p>
          </table:table-cell>
          <table:table-cell office:value-type="float" office:value="-0.0131637979" calcext:value-type="float">
            <text:p>-0.0131637979</text:p>
          </table:table-cell>
          <table:table-cell office:value-type="float" office:value="-0.0013163798" calcext:value-type="float">
            <text:p>-0.0013163798</text:p>
          </table:table-cell>
          <table:table-cell office:value-type="float" office:value="0" calcext:value-type="float">
            <text:p>0</text:p>
          </table:table-cell>
          <table:table-cell office:value-type="float" office:value="0.00040087" calcext:value-type="float">
            <text:p>0.00040087</text:p>
          </table:table-cell>
          <table:table-cell office:value-type="float" office:value="0.00002191" calcext:value-type="float">
            <text:p>0.00002191</text:p>
          </table:table-cell>
          <table:table-cell office:value-type="float" office:value="-0.0057387917" calcext:value-type="float">
            <text:p>-0.005738791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79.0454559326" calcext:value-type="float">
            <text:p>179.0454559326</text:p>
          </table:table-cell>
          <table:table-cell office:value-type="float" office:value="-0.0788741465" calcext:value-type="float">
            <text:p>-0.0788741465</text:p>
          </table:table-cell>
          <table:table-cell office:value-type="float" office:value="-0.0078874147" calcext:value-type="float">
            <text:p>-0.0078874147</text:p>
          </table:table-cell>
          <table:table-cell office:value-type="float" office:value="0" calcext:value-type="float">
            <text:p>0</text:p>
          </table:table-cell>
          <table:table-cell office:value-type="float" office:value="0.00079268" calcext:value-type="float">
            <text:p>0.00079268</text:p>
          </table:table-cell>
          <table:table-cell office:value-type="float" office:value="0.00002451" calcext:value-type="float">
            <text:p>0.00002451</text:p>
          </table:table-cell>
          <table:table-cell office:value-type="float" office:value="-0.0041544298" calcext:value-type="float">
            <text:p>-0.004154429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179.0403747559" calcext:value-type="float">
            <text:p>179.0403747559</text:p>
          </table:table-cell>
          <table:table-cell office:value-type="float" office:value="0.0165111346" calcext:value-type="float">
            <text:p>0.0165111346</text:p>
          </table:table-cell>
          <table:table-cell office:value-type="float" office:value="0.0016511135" calcext:value-type="float">
            <text:p>0.0016511135</text:p>
          </table:table-cell>
          <table:table-cell office:value-type="float" office:value="0" calcext:value-type="float">
            <text:p>0</text:p>
          </table:table-cell>
          <table:table-cell office:value-type="float" office:value="0.00041797" calcext:value-type="float">
            <text:p>0.00041797</text:p>
          </table:table-cell>
          <table:table-cell office:value-type="float" office:value="0.00002451" calcext:value-type="float">
            <text:p>0.00002451</text:p>
          </table:table-cell>
          <table:table-cell office:value-type="float" office:value="-0.0057516671" calcext:value-type="float">
            <text:p>-0.005751667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179.0257415771" calcext:value-type="float">
            <text:p>179.0257415771</text:p>
          </table:table-cell>
          <table:table-cell office:value-type="float" office:value="0.0559999862" calcext:value-type="float">
            <text:p>0.0559999862</text:p>
          </table:table-cell>
          <table:table-cell office:value-type="float" office:value="0.0055999986" calcext:value-type="float">
            <text:p>0.0055999986</text:p>
          </table:table-cell>
          <table:table-cell office:value-type="float" office:value="0" calcext:value-type="float">
            <text:p>0</text:p>
          </table:table-cell>
          <table:table-cell office:value-type="float" office:value="-0.00009479" calcext:value-type="float">
            <text:p>-0.00009479</text:p>
          </table:table-cell>
          <table:table-cell office:value-type="float" office:value="0.00002451" calcext:value-type="float">
            <text:p>0.00002451</text:p>
          </table:table-cell>
          <table:table-cell office:value-type="float" office:value="-0.0068080489" calcext:value-type="float">
            <text:p>-0.00680804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179.0305786133" calcext:value-type="float">
            <text:p>179.0305786133</text:p>
          </table:table-cell>
          <table:table-cell office:value-type="float" office:value="0.093225576" calcext:value-type="float">
            <text:p>0.093225576</text:p>
          </table:table-cell>
          <table:table-cell office:value-type="float" office:value="0.0093225576" calcext:value-type="float">
            <text:p>0.0093225576</text:p>
          </table:table-cell>
          <table:table-cell office:value-type="float" office:value="0" calcext:value-type="float">
            <text:p>0</text:p>
          </table:table-cell>
          <table:table-cell office:value-type="float" office:value="-0.00068444" calcext:value-type="float">
            <text:p>-0.00068444</text:p>
          </table:table-cell>
          <table:table-cell office:value-type="float" office:value="0.00002451" calcext:value-type="float">
            <text:p>0.00002451</text:p>
          </table:table-cell>
          <table:table-cell office:value-type="float" office:value="-0.0074884743" calcext:value-type="float">
            <text:p>-0.007488474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79.0318603516" calcext:value-type="float">
            <text:p>179.0318603516</text:p>
          </table:table-cell>
          <table:table-cell office:value-type="float" office:value="-0.0000794438" calcext:value-type="float">
            <text:p>-7.94438E-05</text:p>
          </table:table-cell>
          <table:table-cell office:value-type="float" office:value="-0.0000079444" calcext:value-type="float">
            <text:p>-7.9444E-06</text:p>
          </table:table-cell>
          <table:table-cell office:value-type="float" office:value="0" calcext:value-type="float">
            <text:p>0</text:p>
          </table:table-cell>
          <table:table-cell office:value-type="float" office:value="-0.00045538" calcext:value-type="float">
            <text:p>-0.00045538</text:p>
          </table:table-cell>
          <table:table-cell office:value-type="float" office:value="0.00002451" calcext:value-type="float">
            <text:p>0.00002451</text:p>
          </table:table-cell>
          <table:table-cell office:value-type="float" office:value="-0.0065375586" calcext:value-type="float">
            <text:p>-0.006537558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179.0457458496" calcext:value-type="float">
            <text:p>179.0457458496</text:p>
          </table:table-cell>
          <table:table-cell office:value-type="float" office:value="0.0457928731" calcext:value-type="float">
            <text:p>0.0457928731</text:p>
          </table:table-cell>
          <table:table-cell office:value-type="float" office:value="0.0045792873" calcext:value-type="float">
            <text:p>0.0045792873</text:p>
          </table:table-cell>
          <table:table-cell office:value-type="float" office:value="0" calcext:value-type="float">
            <text:p>0</text:p>
          </table:table-cell>
          <table:table-cell office:value-type="float" office:value="-0.00060852" calcext:value-type="float">
            <text:p>-0.00060852</text:p>
          </table:table-cell>
          <table:table-cell office:value-type="float" office:value="0.00002451" calcext:value-type="float">
            <text:p>0.00002451</text:p>
          </table:table-cell>
          <table:table-cell office:value-type="float" office:value="-0.0060530457" calcext:value-type="float">
            <text:p>-0.00605304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179.057144165" calcext:value-type="float">
            <text:p>179.057144165</text:p>
          </table:table-cell>
          <table:table-cell office:value-type="float" office:value="-0.0467511275" calcext:value-type="float">
            <text:p>-0.0467511275</text:p>
          </table:table-cell>
          <table:table-cell office:value-type="float" office:value="-0.0046751127" calcext:value-type="float">
            <text:p>-0.0046751127</text:p>
          </table:table-cell>
          <table:table-cell office:value-type="float" office:value="0" calcext:value-type="float">
            <text:p>0</text:p>
          </table:table-cell>
          <table:table-cell office:value-type="float" office:value="-0.00009377" calcext:value-type="float">
            <text:p>-0.00009377</text:p>
          </table:table-cell>
          <table:table-cell office:value-type="float" office:value="0.00002424" calcext:value-type="float">
            <text:p>0.00002424</text:p>
          </table:table-cell>
          <table:table-cell office:value-type="float" office:value="-0.0038268486" calcext:value-type="float">
            <text:p>-0.003826848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79.0688476562" calcext:value-type="float">
            <text:p>179.0688476562</text:p>
          </table:table-cell>
          <table:table-cell office:value-type="float" office:value="0.0128148443" calcext:value-type="float">
            <text:p>0.0128148443</text:p>
          </table:table-cell>
          <table:table-cell office:value-type="float" office:value="0.0012814844" calcext:value-type="float">
            <text:p>0.0012814844</text:p>
          </table:table-cell>
          <table:table-cell office:value-type="float" office:value="0" calcext:value-type="float">
            <text:p>0</text:p>
          </table:table-cell>
          <table:table-cell office:value-type="float" office:value="-0.00014787" calcext:value-type="float">
            <text:p>-0.00014787</text:p>
          </table:table-cell>
          <table:table-cell office:value-type="float" office:value="0.00002424" calcext:value-type="float">
            <text:p>0.00002424</text:p>
          </table:table-cell>
          <table:table-cell office:value-type="float" office:value="-0.0058479646" calcext:value-type="float">
            <text:p>-0.005847964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79.0678405762" calcext:value-type="float">
            <text:p>179.0678405762</text:p>
          </table:table-cell>
          <table:table-cell office:value-type="float" office:value="0.1237062051" calcext:value-type="float">
            <text:p>0.1237062051</text:p>
          </table:table-cell>
          <table:table-cell office:value-type="float" office:value="0.0123706205" calcext:value-type="float">
            <text:p>0.0123706205</text:p>
          </table:table-cell>
          <table:table-cell office:value-type="float" office:value="0" calcext:value-type="float">
            <text:p>0</text:p>
          </table:table-cell>
          <table:table-cell office:value-type="float" office:value="-0.00092293" calcext:value-type="float">
            <text:p>-0.00092293</text:p>
          </table:table-cell>
          <table:table-cell office:value-type="float" office:value="0.00002329" calcext:value-type="float">
            <text:p>0.00002329</text:p>
          </table:table-cell>
          <table:table-cell office:value-type="float" office:value="-0.0078887001" calcext:value-type="float">
            <text:p>-0.007888700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179.0660552979" calcext:value-type="float">
            <text:p>179.0660552979</text:p>
          </table:table-cell>
          <table:table-cell office:value-type="float" office:value="0.0646790197" calcext:value-type="float">
            <text:p>0.0646790197</text:p>
          </table:table-cell>
          <table:table-cell office:value-type="float" office:value="0.006467902" calcext:value-type="float">
            <text:p>0.006467902</text:p>
          </table:table-cell>
          <table:table-cell office:value-type="float" office:value="0" calcext:value-type="float">
            <text:p>0</text:p>
          </table:table-cell>
          <table:table-cell office:value-type="float" office:value="-0.00104582" calcext:value-type="float">
            <text:p>-0.00104582</text:p>
          </table:table-cell>
          <table:table-cell office:value-type="float" office:value="0.00002329" calcext:value-type="float">
            <text:p>0.00002329</text:p>
          </table:table-cell>
          <table:table-cell office:value-type="float" office:value="-0.0064935236" calcext:value-type="float">
            <text:p>-0.006493523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179.0729064941" calcext:value-type="float">
            <text:p>179.0729064941</text:p>
          </table:table-cell>
          <table:table-cell office:value-type="float" office:value="0.0542037464" calcext:value-type="float">
            <text:p>0.0542037464</text:p>
          </table:table-cell>
          <table:table-cell office:value-type="float" office:value="0.0054203746" calcext:value-type="float">
            <text:p>0.0054203746</text:p>
          </table:table-cell>
          <table:table-cell office:value-type="float" office:value="0" calcext:value-type="float">
            <text:p>0</text:p>
          </table:table-cell>
          <table:table-cell office:value-type="float" office:value="-0.00105787" calcext:value-type="float">
            <text:p>-0.00105787</text:p>
          </table:table-cell>
          <table:table-cell office:value-type="float" office:value="0.00002329" calcext:value-type="float">
            <text:p>0.00002329</text:p>
          </table:table-cell>
          <table:table-cell office:value-type="float" office:value="-0.0060012205" calcext:value-type="float">
            <text:p>-0.006001220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179.0793609619" calcext:value-type="float">
            <text:p>179.0793609619</text:p>
          </table:table-cell>
          <table:table-cell office:value-type="float" office:value="0.0945142868" calcext:value-type="float">
            <text:p>0.0945142868</text:p>
          </table:table-cell>
          <table:table-cell office:value-type="float" office:value="0.0094514287" calcext:value-type="float">
            <text:p>0.0094514287</text:p>
          </table:table-cell>
          <table:table-cell office:value-type="float" office:value="0" calcext:value-type="float">
            <text:p>0</text:p>
          </table:table-cell>
          <table:table-cell office:value-type="float" office:value="-0.00133455" calcext:value-type="float">
            <text:p>-0.00133455</text:p>
          </table:table-cell>
          <table:table-cell office:value-type="float" office:value="0.00002063" calcext:value-type="float">
            <text:p>0.00002063</text:p>
          </table:table-cell>
          <table:table-cell office:value-type="float" office:value="-0.0081680536" calcext:value-type="float">
            <text:p>-0.008168053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79.0878295898" calcext:value-type="float">
            <text:p>179.0878295898</text:p>
          </table:table-cell>
          <table:table-cell office:value-type="float" office:value="0.1249606606" calcext:value-type="float">
            <text:p>0.1249606606</text:p>
          </table:table-cell>
          <table:table-cell office:value-type="float" office:value="0.0124960661" calcext:value-type="float">
            <text:p>0.0124960661</text:p>
          </table:table-cell>
          <table:table-cell office:value-type="float" office:value="0" calcext:value-type="float">
            <text:p>0</text:p>
          </table:table-cell>
          <table:table-cell office:value-type="float" office:value="-0.00172175" calcext:value-type="float">
            <text:p>-0.00172175</text:p>
          </table:table-cell>
          <table:table-cell office:value-type="float" office:value="0.00002063" calcext:value-type="float">
            <text:p>0.00002063</text:p>
          </table:table-cell>
          <table:table-cell office:value-type="float" office:value="-0.0073663841" calcext:value-type="float">
            <text:p>-0.007366384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179.1011047363" calcext:value-type="float">
            <text:p>179.1011047363</text:p>
          </table:table-cell>
          <table:table-cell office:value-type="float" office:value="0.0546636704" calcext:value-type="float">
            <text:p>0.0546636704</text:p>
          </table:table-cell>
          <table:table-cell office:value-type="float" office:value="0.005466367" calcext:value-type="float">
            <text:p>0.005466367</text:p>
          </table:table-cell>
          <table:table-cell office:value-type="float" office:value="0" calcext:value-type="float">
            <text:p>0</text:p>
          </table:table-cell>
          <table:table-cell office:value-type="float" office:value="-0.00151118" calcext:value-type="float">
            <text:p>-0.00151118</text:p>
          </table:table-cell>
          <table:table-cell office:value-type="float" office:value="0.00001941" calcext:value-type="float">
            <text:p>0.00001941</text:p>
          </table:table-cell>
          <table:table-cell office:value-type="float" office:value="-0.006955745" calcext:value-type="float">
            <text:p>-0.00695574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179.0895690918" calcext:value-type="float">
            <text:p>179.0895690918</text:p>
          </table:table-cell>
          <table:table-cell office:value-type="float" office:value="0.1150737226" calcext:value-type="float">
            <text:p>0.1150737226</text:p>
          </table:table-cell>
          <table:table-cell office:value-type="float" office:value="0.0115073723" calcext:value-type="float">
            <text:p>0.0115073723</text:p>
          </table:table-cell>
          <table:table-cell office:value-type="float" office:value="0" calcext:value-type="float">
            <text:p>0</text:p>
          </table:table-cell>
          <table:table-cell office:value-type="float" office:value="-0.00177352" calcext:value-type="float">
            <text:p>-0.00177352</text:p>
          </table:table-cell>
          <table:table-cell office:value-type="float" office:value="0.00001941" calcext:value-type="float">
            <text:p>0.00001941</text:p>
          </table:table-cell>
          <table:table-cell office:value-type="float" office:value="-0.0062757939" calcext:value-type="float">
            <text:p>-0.006275793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179.090927124" calcext:value-type="float">
            <text:p>179.090927124</text:p>
          </table:table-cell>
          <table:table-cell office:value-type="float" office:value="0.1083718857" calcext:value-type="float">
            <text:p>0.1083718857</text:p>
          </table:table-cell>
          <table:table-cell office:value-type="float" office:value="0.0108371886" calcext:value-type="float">
            <text:p>0.0108371886</text:p>
          </table:table-cell>
          <table:table-cell office:value-type="float" office:value="0" calcext:value-type="float">
            <text:p>0</text:p>
          </table:table-cell>
          <table:table-cell office:value-type="float" office:value="-0.0019036" calcext:value-type="float">
            <text:p>-0.0019036</text:p>
          </table:table-cell>
          <table:table-cell office:value-type="float" office:value="0.00001941" calcext:value-type="float">
            <text:p>0.00001941</text:p>
          </table:table-cell>
          <table:table-cell office:value-type="float" office:value="-0.0088746995" calcext:value-type="float">
            <text:p>-0.008874699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179.0845184326" calcext:value-type="float">
            <text:p>179.0845184326</text:p>
          </table:table-cell>
          <table:table-cell office:value-type="float" office:value="0.0761406037" calcext:value-type="float">
            <text:p>0.0761406037</text:p>
          </table:table-cell>
          <table:table-cell office:value-type="float" office:value="0.0076140604" calcext:value-type="float">
            <text:p>0.0076140604</text:p>
          </table:table-cell>
          <table:table-cell office:value-type="float" office:value="0" calcext:value-type="float">
            <text:p>0</text:p>
          </table:table-cell>
          <table:table-cell office:value-type="float" office:value="-0.00177544" calcext:value-type="float">
            <text:p>-0.00177544</text:p>
          </table:table-cell>
          <table:table-cell office:value-type="float" office:value="0.00001941" calcext:value-type="float">
            <text:p>0.00001941</text:p>
          </table:table-cell>
          <table:table-cell office:value-type="float" office:value="-0.0060193323" calcext:value-type="float">
            <text:p>-0.006019332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179.0862731934" calcext:value-type="float">
            <text:p>179.0862731934</text:p>
          </table:table-cell>
          <table:table-cell office:value-type="float" office:value="0.1377588558" calcext:value-type="float">
            <text:p>0.1377588558</text:p>
          </table:table-cell>
          <table:table-cell office:value-type="float" office:value="0.0137758856" calcext:value-type="float">
            <text:p>0.0137758856</text:p>
          </table:table-cell>
          <table:table-cell office:value-type="float" office:value="0" calcext:value-type="float">
            <text:p>0</text:p>
          </table:table-cell>
          <table:table-cell office:value-type="float" office:value="-0.00210073" calcext:value-type="float">
            <text:p>-0.00210073</text:p>
          </table:table-cell>
          <table:table-cell office:value-type="float" office:value="0.00001941" calcext:value-type="float">
            <text:p>0.00001941</text:p>
          </table:table-cell>
          <table:table-cell office:value-type="float" office:value="-0.0081646105" calcext:value-type="float">
            <text:p>-0.008164610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179.0820770264" calcext:value-type="float">
            <text:p>179.0820770264</text:p>
          </table:table-cell>
          <table:table-cell office:value-type="float" office:value="0.0775045981" calcext:value-type="float">
            <text:p>0.0775045981</text:p>
          </table:table-cell>
          <table:table-cell office:value-type="float" office:value="0.0077504598" calcext:value-type="float">
            <text:p>0.0077504598</text:p>
          </table:table-cell>
          <table:table-cell office:value-type="float" office:value="0" calcext:value-type="float">
            <text:p>0</text:p>
          </table:table-cell>
          <table:table-cell office:value-type="float" office:value="-0.00191584" calcext:value-type="float">
            <text:p>-0.00191584</text:p>
          </table:table-cell>
          <table:table-cell office:value-type="float" office:value="0.00001941" calcext:value-type="float">
            <text:p>0.00001941</text:p>
          </table:table-cell>
          <table:table-cell office:value-type="float" office:value="-0.0076792284" calcext:value-type="float">
            <text:p>-0.007679228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179.0856018066" calcext:value-type="float">
            <text:p>179.0856018066</text:p>
          </table:table-cell>
          <table:table-cell office:value-type="float" office:value="0.0611730216" calcext:value-type="float">
            <text:p>0.0611730216</text:p>
          </table:table-cell>
          <table:table-cell office:value-type="float" office:value="0.0061173022" calcext:value-type="float">
            <text:p>0.0061173022</text:p>
          </table:table-cell>
          <table:table-cell office:value-type="float" office:value="0" calcext:value-type="float">
            <text:p>0</text:p>
          </table:table-cell>
          <table:table-cell office:value-type="float" office:value="-0.00168385" calcext:value-type="float">
            <text:p>-0.00168385</text:p>
          </table:table-cell>
          <table:table-cell office:value-type="float" office:value="0.00001941" calcext:value-type="float">
            <text:p>0.00001941</text:p>
          </table:table-cell>
          <table:table-cell office:value-type="float" office:value="-0.0083653266" calcext:value-type="float">
            <text:p>-0.00836532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179.0867919922" calcext:value-type="float">
            <text:p>179.0867919922</text:p>
          </table:table-cell>
          <table:table-cell office:value-type="float" office:value="0.1057298463" calcext:value-type="float">
            <text:p>0.1057298463</text:p>
          </table:table-cell>
          <table:table-cell office:value-type="float" office:value="0.0105729846" calcext:value-type="float">
            <text:p>0.0105729846</text:p>
          </table:table-cell>
          <table:table-cell office:value-type="float" office:value="0" calcext:value-type="float">
            <text:p>0</text:p>
          </table:table-cell>
          <table:table-cell office:value-type="float" office:value="-0.00182626" calcext:value-type="float">
            <text:p>-0.00182626</text:p>
          </table:table-cell>
          <table:table-cell office:value-type="float" office:value="0.00001941" calcext:value-type="float">
            <text:p>0.00001941</text:p>
          </table:table-cell>
          <table:table-cell office:value-type="float" office:value="-0.00600962" calcext:value-type="float">
            <text:p>-0.0060096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179.0816955566" calcext:value-type="float">
            <text:p>179.0816955566</text:p>
          </table:table-cell>
          <table:table-cell office:value-type="float" office:value="0.1383330861" calcext:value-type="float">
            <text:p>0.1383330861</text:p>
          </table:table-cell>
          <table:table-cell office:value-type="float" office:value="0.0138333086" calcext:value-type="float">
            <text:p>0.0138333086</text:p>
          </table:table-cell>
          <table:table-cell office:value-type="float" office:value="0" calcext:value-type="float">
            <text:p>0</text:p>
          </table:table-cell>
          <table:table-cell office:value-type="float" office:value="-0.00213841" calcext:value-type="float">
            <text:p>-0.00213841</text:p>
          </table:table-cell>
          <table:table-cell office:value-type="float" office:value="0.00001675" calcext:value-type="float">
            <text:p>0.00001675</text:p>
          </table:table-cell>
          <table:table-cell office:value-type="float" office:value="-0.0098102321" calcext:value-type="float">
            <text:p>-0.009810232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179.0755615234" calcext:value-type="float">
            <text:p>179.0755615234</text:p>
          </table:table-cell>
          <table:table-cell office:value-type="float" office:value="0.0358626222" calcext:value-type="float">
            <text:p>0.0358626222</text:p>
          </table:table-cell>
          <table:table-cell office:value-type="float" office:value="0.0035862622" calcext:value-type="float">
            <text:p>0.0035862622</text:p>
          </table:table-cell>
          <table:table-cell office:value-type="float" office:value="0" calcext:value-type="float">
            <text:p>0</text:p>
          </table:table-cell>
          <table:table-cell office:value-type="float" office:value="-0.00166342" calcext:value-type="float">
            <text:p>-0.00166342</text:p>
          </table:table-cell>
          <table:table-cell office:value-type="float" office:value="0.00001675" calcext:value-type="float">
            <text:p>0.00001675</text:p>
          </table:table-cell>
          <table:table-cell office:value-type="float" office:value="-0.00531456" calcext:value-type="float">
            <text:p>-0.0053145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179.0660247803" calcext:value-type="float">
            <text:p>179.0660247803</text:p>
          </table:table-cell>
          <table:table-cell office:value-type="float" office:value="0.1326345513" calcext:value-type="float">
            <text:p>0.1326345513</text:p>
          </table:table-cell>
          <table:table-cell office:value-type="float" office:value="0.0132634551" calcext:value-type="float">
            <text:p>0.0132634551</text:p>
          </table:table-cell>
          <table:table-cell office:value-type="float" office:value="0" calcext:value-type="float">
            <text:p>0</text:p>
          </table:table-cell>
          <table:table-cell office:value-type="float" office:value="-0.00199196" calcext:value-type="float">
            <text:p>-0.00199196</text:p>
          </table:table-cell>
          <table:table-cell office:value-type="float" office:value="0.00001675" calcext:value-type="float">
            <text:p>0.00001675</text:p>
          </table:table-cell>
          <table:table-cell office:value-type="float" office:value="-0.0076278548" calcext:value-type="float">
            <text:p>-0.007627854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179.0736083984" calcext:value-type="float">
            <text:p>179.0736083984</text:p>
          </table:table-cell>
          <table:table-cell office:value-type="float" office:value="0.073194606" calcext:value-type="float">
            <text:p>0.073194606</text:p>
          </table:table-cell>
          <table:table-cell office:value-type="float" office:value="0.0073194606" calcext:value-type="float">
            <text:p>0.0073194606</text:p>
          </table:table-cell>
          <table:table-cell office:value-type="float" office:value="0" calcext:value-type="float">
            <text:p>0</text:p>
          </table:table-cell>
          <table:table-cell office:value-type="float" office:value="-0.00181467" calcext:value-type="float">
            <text:p>-0.00181467</text:p>
          </table:table-cell>
          <table:table-cell office:value-type="float" office:value="0.00001675" calcext:value-type="float">
            <text:p>0.00001675</text:p>
          </table:table-cell>
          <table:table-cell office:value-type="float" office:value="-0.0060841338" calcext:value-type="float">
            <text:p>-0.006084133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179.0628662109" calcext:value-type="float">
            <text:p>179.0628662109</text:p>
          </table:table-cell>
          <table:table-cell office:value-type="float" office:value="0.1831743744" calcext:value-type="float">
            <text:p>0.1831743744</text:p>
          </table:table-cell>
          <table:table-cell office:value-type="float" office:value="0.0183174374" calcext:value-type="float">
            <text:p>0.0183174374</text:p>
          </table:table-cell>
          <table:table-cell office:value-type="float" office:value="0" calcext:value-type="float">
            <text:p>0</text:p>
          </table:table-cell>
          <table:table-cell office:value-type="float" office:value="-0.00242953" calcext:value-type="float">
            <text:p>-0.00242953</text:p>
          </table:table-cell>
          <table:table-cell office:value-type="float" office:value="0.00001796" calcext:value-type="float">
            <text:p>0.00001796</text:p>
          </table:table-cell>
          <table:table-cell office:value-type="float" office:value="-0.009870484" calcext:value-type="float">
            <text:p>-0.00987048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179.0663909912" calcext:value-type="float">
            <text:p>179.0663909912</text:p>
          </table:table-cell>
          <table:table-cell office:value-type="float" office:value="0.127823555" calcext:value-type="float">
            <text:p>0.127823555</text:p>
          </table:table-cell>
          <table:table-cell office:value-type="float" office:value="0.0127823555" calcext:value-type="float">
            <text:p>0.0127823555</text:p>
          </table:table-cell>
          <table:table-cell office:value-type="float" office:value="0" calcext:value-type="float">
            <text:p>0</text:p>
          </table:table-cell>
          <table:table-cell office:value-type="float" office:value="-0.00247021" calcext:value-type="float">
            <text:p>-0.00247021</text:p>
          </table:table-cell>
          <table:table-cell office:value-type="float" office:value="0.0000153" calcext:value-type="float">
            <text:p>0.0000153</text:p>
          </table:table-cell>
          <table:table-cell office:value-type="float" office:value="-0.0074486315" calcext:value-type="float">
            <text:p>-0.007448631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179.0748901367" calcext:value-type="float">
            <text:p>179.0748901367</text:p>
          </table:table-cell>
          <table:table-cell office:value-type="float" office:value="0.0952245656" calcext:value-type="float">
            <text:p>0.0952245656</text:p>
          </table:table-cell>
          <table:table-cell office:value-type="float" office:value="0.0095224566" calcext:value-type="float">
            <text:p>0.0095224566</text:p>
          </table:table-cell>
          <table:table-cell office:value-type="float" office:value="0" calcext:value-type="float">
            <text:p>0</text:p>
          </table:table-cell>
          <table:table-cell office:value-type="float" office:value="-0.00228005" calcext:value-type="float">
            <text:p>-0.00228005</text:p>
          </table:table-cell>
          <table:table-cell office:value-type="float" office:value="0.0000153" calcext:value-type="float">
            <text:p>0.0000153</text:p>
          </table:table-cell>
          <table:table-cell office:value-type="float" office:value="-0.006561463" calcext:value-type="float">
            <text:p>-0.00656146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179.0711517334" calcext:value-type="float">
            <text:p>179.0711517334</text:p>
          </table:table-cell>
          <table:table-cell office:value-type="float" office:value="0.1344696243" calcext:value-type="float">
            <text:p>0.1344696243</text:p>
          </table:table-cell>
          <table:table-cell office:value-type="float" office:value="0.0134469624" calcext:value-type="float">
            <text:p>0.0134469624</text:p>
          </table:table-cell>
          <table:table-cell office:value-type="float" office:value="0" calcext:value-type="float">
            <text:p>0</text:p>
          </table:table-cell>
          <table:table-cell office:value-type="float" office:value="-0.00241493" calcext:value-type="float">
            <text:p>-0.00241493</text:p>
          </table:table-cell>
          <table:table-cell office:value-type="float" office:value="0.0000153" calcext:value-type="float">
            <text:p>0.0000153</text:p>
          </table:table-cell>
          <table:table-cell office:value-type="float" office:value="-0.0083690619" calcext:value-type="float">
            <text:p>-0.008369061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179.060760498" calcext:value-type="float">
            <text:p>179.060760498</text:p>
          </table:table-cell>
          <table:table-cell office:value-type="float" office:value="0.1037502466" calcext:value-type="float">
            <text:p>0.1037502466</text:p>
          </table:table-cell>
          <table:table-cell office:value-type="float" office:value="0.0103750247" calcext:value-type="float">
            <text:p>0.0103750247</text:p>
          </table:table-cell>
          <table:table-cell office:value-type="float" office:value="0" calcext:value-type="float">
            <text:p>0</text:p>
          </table:table-cell>
          <table:table-cell office:value-type="float" office:value="-0.00230005" calcext:value-type="float">
            <text:p>-0.00230005</text:p>
          </table:table-cell>
          <table:table-cell office:value-type="float" office:value="0.0000129" calcext:value-type="float">
            <text:p>0.0000129</text:p>
          </table:table-cell>
          <table:table-cell office:value-type="float" office:value="-0.0078872025" calcext:value-type="float">
            <text:p>-0.007887202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179.0615692139" calcext:value-type="float">
            <text:p>179.0615692139</text:p>
          </table:table-cell>
          <table:table-cell office:value-type="float" office:value="0.1242175209" calcext:value-type="float">
            <text:p>0.1242175209</text:p>
          </table:table-cell>
          <table:table-cell office:value-type="float" office:value="0.0124217521" calcext:value-type="float">
            <text:p>0.0124217521</text:p>
          </table:table-cell>
          <table:table-cell office:value-type="float" office:value="0" calcext:value-type="float">
            <text:p>0</text:p>
          </table:table-cell>
          <table:table-cell office:value-type="float" office:value="-0.00235993" calcext:value-type="float">
            <text:p>-0.00235993</text:p>
          </table:table-cell>
          <table:table-cell office:value-type="float" office:value="0.00001551" calcext:value-type="float">
            <text:p>0.00001551</text:p>
          </table:table-cell>
          <table:table-cell office:value-type="float" office:value="-0.0077541856" calcext:value-type="float">
            <text:p>-0.007754185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79.0705566406" calcext:value-type="float">
            <text:p>179.0705566406</text:p>
          </table:table-cell>
          <table:table-cell office:value-type="float" office:value="0.0401568424" calcext:value-type="float">
            <text:p>0.0401568424</text:p>
          </table:table-cell>
          <table:table-cell office:value-type="float" office:value="0.0040156842" calcext:value-type="float">
            <text:p>0.0040156842</text:p>
          </table:table-cell>
          <table:table-cell office:value-type="float" office:value="0" calcext:value-type="float">
            <text:p>0</text:p>
          </table:table-cell>
          <table:table-cell office:value-type="float" office:value="-0.0018396" calcext:value-type="float">
            <text:p>-0.0018396</text:p>
          </table:table-cell>
          <table:table-cell office:value-type="float" office:value="0.00001551" calcext:value-type="float">
            <text:p>0.00001551</text:p>
          </table:table-cell>
          <table:table-cell office:value-type="float" office:value="-0.005139058" calcext:value-type="float">
            <text:p>-0.00513905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179.0642242432" calcext:value-type="float">
            <text:p>179.0642242432</text:p>
          </table:table-cell>
          <table:table-cell office:value-type="float" office:value="0.0433640625" calcext:value-type="float">
            <text:p>0.0433640625</text:p>
          </table:table-cell>
          <table:table-cell office:value-type="float" office:value="0.0043364062" calcext:value-type="float">
            <text:p>0.0043364062</text:p>
          </table:table-cell>
          <table:table-cell office:value-type="float" office:value="0" calcext:value-type="float">
            <text:p>0</text:p>
          </table:table-cell>
          <table:table-cell office:value-type="float" office:value="-0.00151438" calcext:value-type="float">
            <text:p>-0.00151438</text:p>
          </table:table-cell>
          <table:table-cell office:value-type="float" office:value="0.00001551" calcext:value-type="float">
            <text:p>0.00001551</text:p>
          </table:table-cell>
          <table:table-cell office:value-type="float" office:value="-0.0064470178" calcext:value-type="float">
            <text:p>-0.00644701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179.0545806885" calcext:value-type="float">
            <text:p>179.0545806885</text:p>
          </table:table-cell>
          <table:table-cell office:value-type="float" office:value="-0.0113677726" calcext:value-type="float">
            <text:p>-0.0113677726</text:p>
          </table:table-cell>
          <table:table-cell office:value-type="float" office:value="-0.0011367773" calcext:value-type="float">
            <text:p>-0.0011367773</text:p>
          </table:table-cell>
          <table:table-cell office:value-type="float" office:value="0" calcext:value-type="float">
            <text:p>0</text:p>
          </table:table-cell>
          <table:table-cell office:value-type="float" office:value="-0.00093298" calcext:value-type="float">
            <text:p>-0.00093298</text:p>
          </table:table-cell>
          <table:table-cell office:value-type="float" office:value="0.00001551" calcext:value-type="float">
            <text:p>0.00001551</text:p>
          </table:table-cell>
          <table:table-cell office:value-type="float" office:value="-0.0044769135" calcext:value-type="float">
            <text:p>-0.004476913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179.0536346436" calcext:value-type="float">
            <text:p>179.0536346436</text:p>
          </table:table-cell>
          <table:table-cell office:value-type="float" office:value="-0.0173276763" calcext:value-type="float">
            <text:p>-0.0173276763</text:p>
          </table:table-cell>
          <table:table-cell office:value-type="float" office:value="-0.0017327676" calcext:value-type="float">
            <text:p>-0.0017327676</text:p>
          </table:table-cell>
          <table:table-cell office:value-type="float" office:value="0" calcext:value-type="float">
            <text:p>0</text:p>
          </table:table-cell>
          <table:table-cell office:value-type="float" office:value="-0.00050599" calcext:value-type="float">
            <text:p>-0.00050599</text:p>
          </table:table-cell>
          <table:table-cell office:value-type="float" office:value="0.00001311" calcext:value-type="float">
            <text:p>0.00001311</text:p>
          </table:table-cell>
          <table:table-cell office:value-type="float" office:value="-0.0041864351" calcext:value-type="float">
            <text:p>-0.004186435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179.0563354492" calcext:value-type="float">
            <text:p>179.0563354492</text:p>
          </table:table-cell>
          <table:table-cell office:value-type="float" office:value="0.0484170267" calcext:value-type="float">
            <text:p>0.0484170267</text:p>
          </table:table-cell>
          <table:table-cell office:value-type="float" office:value="0.0048417027" calcext:value-type="float">
            <text:p>0.0048417027</text:p>
          </table:table-cell>
          <table:table-cell office:value-type="float" office:value="0" calcext:value-type="float">
            <text:p>0</text:p>
          </table:table-cell>
          <table:table-cell office:value-type="float" office:value="-0.00065972" calcext:value-type="float">
            <text:p>-0.00065972</text:p>
          </table:table-cell>
          <table:table-cell office:value-type="float" office:value="0.00001311" calcext:value-type="float">
            <text:p>0.00001311</text:p>
          </table:table-cell>
          <table:table-cell office:value-type="float" office:value="-0.0070047104" calcext:value-type="float">
            <text:p>-0.00700471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179.0506744385" calcext:value-type="float">
            <text:p>179.0506744385</text:p>
          </table:table-cell>
          <table:table-cell office:value-type="float" office:value="0.070802131" calcext:value-type="float">
            <text:p>0.070802131</text:p>
          </table:table-cell>
          <table:table-cell office:value-type="float" office:value="0.0070802131" calcext:value-type="float">
            <text:p>0.0070802131</text:p>
          </table:table-cell>
          <table:table-cell office:value-type="float" office:value="0" calcext:value-type="float">
            <text:p>0</text:p>
          </table:table-cell>
          <table:table-cell office:value-type="float" office:value="-0.0009113" calcext:value-type="float">
            <text:p>-0.0009113</text:p>
          </table:table-cell>
          <table:table-cell office:value-type="float" office:value="0.00001311" calcext:value-type="float">
            <text:p>0.00001311</text:p>
          </table:table-cell>
          <table:table-cell office:value-type="float" office:value="-0.0061102812" calcext:value-type="float">
            <text:p>-0.006110281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179.05418396" calcext:value-type="float">
            <text:p>179.05418396</text:p>
          </table:table-cell>
          <table:table-cell office:value-type="float" office:value="0.0099245275" calcext:value-type="float">
            <text:p>0.0099245275</text:p>
          </table:table-cell>
          <table:table-cell office:value-type="float" office:value="0.0009924528" calcext:value-type="float">
            <text:p>0.0009924528</text:p>
          </table:table-cell>
          <table:table-cell office:value-type="float" office:value="0" calcext:value-type="float">
            <text:p>0</text:p>
          </table:table-cell>
          <table:table-cell office:value-type="float" office:value="-0.00067317" calcext:value-type="float">
            <text:p>-0.00067317</text:p>
          </table:table-cell>
          <table:table-cell office:value-type="float" office:value="0.00001311" calcext:value-type="float">
            <text:p>0.00001311</text:p>
          </table:table-cell>
          <table:table-cell office:value-type="float" office:value="-0.0050508749" calcext:value-type="float">
            <text:p>-0.005050874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179.0551147461" calcext:value-type="float">
            <text:p>179.0551147461</text:p>
          </table:table-cell>
          <table:table-cell office:value-type="float" office:value="0.0063292769" calcext:value-type="float">
            <text:p>0.0063292769</text:p>
          </table:table-cell>
          <table:table-cell office:value-type="float" office:value="0.0006329277" calcext:value-type="float">
            <text:p>0.0006329277</text:p>
          </table:table-cell>
          <table:table-cell office:value-type="float" office:value="0" calcext:value-type="float">
            <text:p>0</text:p>
          </table:table-cell>
          <table:table-cell office:value-type="float" office:value="-0.00049059" calcext:value-type="float">
            <text:p>-0.00049059</text:p>
          </table:table-cell>
          <table:table-cell office:value-type="float" office:value="0.00001432" calcext:value-type="float">
            <text:p>0.00001432</text:p>
          </table:table-cell>
          <table:table-cell office:value-type="float" office:value="-0.0064417805" calcext:value-type="float">
            <text:p>-0.006441780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79.0545501709" calcext:value-type="float">
            <text:p>179.0545501709</text:p>
          </table:table-cell>
          <table:table-cell office:value-type="float" office:value="0.0498546666" calcext:value-type="float">
            <text:p>0.0498546666</text:p>
          </table:table-cell>
          <table:table-cell office:value-type="float" office:value="0.0049854667" calcext:value-type="float">
            <text:p>0.0049854667</text:p>
          </table:table-cell>
          <table:table-cell office:value-type="float" office:value="0" calcext:value-type="float">
            <text:p>0</text:p>
          </table:table-cell>
          <table:table-cell office:value-type="float" office:value="-0.00065904" calcext:value-type="float">
            <text:p>-0.00065904</text:p>
          </table:table-cell>
          <table:table-cell office:value-type="float" office:value="0.00001432" calcext:value-type="float">
            <text:p>0.00001432</text:p>
          </table:table-cell>
          <table:table-cell office:value-type="float" office:value="-0.0070908257" calcext:value-type="float">
            <text:p>-0.007090825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179.0514221191" calcext:value-type="float">
            <text:p>179.0514221191</text:p>
          </table:table-cell>
          <table:table-cell office:value-type="float" office:value="0.0704243131" calcext:value-type="float">
            <text:p>0.0704243131</text:p>
          </table:table-cell>
          <table:table-cell office:value-type="float" office:value="0.0070424313" calcext:value-type="float">
            <text:p>0.0070424313</text:p>
          </table:table-cell>
          <table:table-cell office:value-type="float" office:value="0" calcext:value-type="float">
            <text:p>0</text:p>
          </table:table-cell>
          <table:table-cell office:value-type="float" office:value="-0.00090833" calcext:value-type="float">
            <text:p>-0.00090833</text:p>
          </table:table-cell>
          <table:table-cell office:value-type="float" office:value="0.00001166" calcext:value-type="float">
            <text:p>0.00001166</text:p>
          </table:table-cell>
          <table:table-cell office:value-type="float" office:value="-0.0073046036" calcext:value-type="float">
            <text:p>-0.007304603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179.0413970947" calcext:value-type="float">
            <text:p>179.0413970947</text:p>
          </table:table-cell>
          <table:table-cell office:value-type="float" office:value="0.0198420608" calcext:value-type="float">
            <text:p>0.0198420608</text:p>
          </table:table-cell>
          <table:table-cell office:value-type="float" office:value="0.0019842061" calcext:value-type="float">
            <text:p>0.0019842061</text:p>
          </table:table-cell>
          <table:table-cell office:value-type="float" office:value="0" calcext:value-type="float">
            <text:p>0</text:p>
          </table:table-cell>
          <table:table-cell office:value-type="float" office:value="-0.00073729" calcext:value-type="float">
            <text:p>-0.00073729</text:p>
          </table:table-cell>
          <table:table-cell office:value-type="float" office:value="0.00001166" calcext:value-type="float">
            <text:p>0.00001166</text:p>
          </table:table-cell>
          <table:table-cell office:value-type="float" office:value="-0.0066312066" calcext:value-type="float">
            <text:p>-0.0066312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179.042678833" calcext:value-type="float">
            <text:p>179.042678833</text:p>
          </table:table-cell>
          <table:table-cell office:value-type="float" office:value="0.0092736969" calcext:value-type="float">
            <text:p>0.0092736969</text:p>
          </table:table-cell>
          <table:table-cell office:value-type="float" office:value="0.0009273697" calcext:value-type="float">
            <text:p>0.0009273697</text:p>
          </table:table-cell>
          <table:table-cell office:value-type="float" office:value="0" calcext:value-type="float">
            <text:p>0</text:p>
          </table:table-cell>
          <table:table-cell office:value-type="float" office:value="-0.00055292" calcext:value-type="float">
            <text:p>-0.00055292</text:p>
          </table:table-cell>
          <table:table-cell office:value-type="float" office:value="0.00001166" calcext:value-type="float">
            <text:p>0.00001166</text:p>
          </table:table-cell>
          <table:table-cell office:value-type="float" office:value="-0.0051741388" calcext:value-type="float">
            <text:p>-0.005174138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79.0316314697" calcext:value-type="float">
            <text:p>179.0316314697</text:p>
          </table:table-cell>
          <table:table-cell office:value-type="float" office:value="0.0717341149" calcext:value-type="float">
            <text:p>0.0717341149</text:p>
          </table:table-cell>
          <table:table-cell office:value-type="float" office:value="0.0071734115" calcext:value-type="float">
            <text:p>0.0071734115</text:p>
          </table:table-cell>
          <table:table-cell office:value-type="float" office:value="0" calcext:value-type="float">
            <text:p>0</text:p>
          </table:table-cell>
          <table:table-cell office:value-type="float" office:value="-0.00084637" calcext:value-type="float">
            <text:p>-0.00084637</text:p>
          </table:table-cell>
          <table:table-cell office:value-type="float" office:value="0.00001044" calcext:value-type="float">
            <text:p>0.00001044</text:p>
          </table:table-cell>
          <table:table-cell office:value-type="float" office:value="-0.0079918015" calcext:value-type="float">
            <text:p>-0.007991801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179.0282440186" calcext:value-type="float">
            <text:p>179.0282440186</text:p>
          </table:table-cell>
          <table:table-cell office:value-type="float" office:value="0.0482178267" calcext:value-type="float">
            <text:p>0.0482178267</text:p>
          </table:table-cell>
          <table:table-cell office:value-type="float" office:value="0.0048217827" calcext:value-type="float">
            <text:p>0.0048217827</text:p>
          </table:table-cell>
          <table:table-cell office:value-type="float" office:value="0" calcext:value-type="float">
            <text:p>0</text:p>
          </table:table-cell>
          <table:table-cell office:value-type="float" office:value="-0.00088512" calcext:value-type="float">
            <text:p>-0.00088512</text:p>
          </table:table-cell>
          <table:table-cell office:value-type="float" office:value="0.00001044" calcext:value-type="float">
            <text:p>0.00001044</text:p>
          </table:table-cell>
          <table:table-cell office:value-type="float" office:value="-0.0056443541" calcext:value-type="float">
            <text:p>-0.00564435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179.0271453857" calcext:value-type="float">
            <text:p>179.0271453857</text:p>
          </table:table-cell>
          <table:table-cell office:value-type="float" office:value="0.0187973752" calcext:value-type="float">
            <text:p>0.0187973752</text:p>
          </table:table-cell>
          <table:table-cell office:value-type="float" office:value="0.0018797375" calcext:value-type="float">
            <text:p>0.0018797375</text:p>
          </table:table-cell>
          <table:table-cell office:value-type="float" office:value="0" calcext:value-type="float">
            <text:p>0</text:p>
          </table:table-cell>
          <table:table-cell office:value-type="float" office:value="-0.00071487" calcext:value-type="float">
            <text:p>-0.00071487</text:p>
          </table:table-cell>
          <table:table-cell office:value-type="float" office:value="0.00001044" calcext:value-type="float">
            <text:p>0.00001044</text:p>
          </table:table-cell>
          <table:table-cell office:value-type="float" office:value="-0.0067474243" calcext:value-type="float">
            <text:p>-0.0067474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179.0222167969" calcext:value-type="float">
            <text:p>179.0222167969</text:p>
          </table:table-cell>
          <table:table-cell office:value-type="float" office:value="0.0692508406" calcext:value-type="float">
            <text:p>0.0692508406</text:p>
          </table:table-cell>
          <table:table-cell office:value-type="float" office:value="0.0069250841" calcext:value-type="float">
            <text:p>0.0069250841</text:p>
          </table:table-cell>
          <table:table-cell office:value-type="float" office:value="0" calcext:value-type="float">
            <text:p>0</text:p>
          </table:table-cell>
          <table:table-cell office:value-type="float" office:value="-0.0009377" calcext:value-type="float">
            <text:p>-0.0009377</text:p>
          </table:table-cell>
          <table:table-cell office:value-type="float" office:value="0.00001044" calcext:value-type="float">
            <text:p>0.00001044</text:p>
          </table:table-cell>
          <table:table-cell office:value-type="float" office:value="-0.0064829575" calcext:value-type="float">
            <text:p>-0.006482957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79.0217590332" calcext:value-type="float">
            <text:p>179.0217590332</text:p>
          </table:table-cell>
          <table:table-cell office:value-type="float" office:value="0.0098275621" calcext:value-type="float">
            <text:p>0.0098275621</text:p>
          </table:table-cell>
          <table:table-cell office:value-type="float" office:value="0.0009827562" calcext:value-type="float">
            <text:p>0.0009827562</text:p>
          </table:table-cell>
          <table:table-cell office:value-type="float" office:value="0" calcext:value-type="float">
            <text:p>0</text:p>
          </table:table-cell>
          <table:table-cell office:value-type="float" office:value="-0.00069011" calcext:value-type="float">
            <text:p>-0.00069011</text:p>
          </table:table-cell>
          <table:table-cell office:value-type="float" office:value="0.00001018" calcext:value-type="float">
            <text:p>0.00001018</text:p>
          </table:table-cell>
          <table:table-cell office:value-type="float" office:value="-0.0053764017" calcext:value-type="float">
            <text:p>-0.005376401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179.0217590332" calcext:value-type="float">
            <text:p>179.0217590332</text:p>
          </table:table-cell>
          <table:table-cell office:value-type="float" office:value="-0.0117218025" calcext:value-type="float">
            <text:p>-0.0117218025</text:p>
          </table:table-cell>
          <table:table-cell office:value-type="float" office:value="-0.0011721802" calcext:value-type="float">
            <text:p>-0.0011721802</text:p>
          </table:table-cell>
          <table:table-cell office:value-type="float" office:value="0" calcext:value-type="float">
            <text:p>0</text:p>
          </table:table-cell>
          <table:table-cell office:value-type="float" office:value="-0.00038157" calcext:value-type="float">
            <text:p>-0.00038157</text:p>
          </table:table-cell>
          <table:table-cell office:value-type="float" office:value="0.00001018" calcext:value-type="float">
            <text:p>0.00001018</text:p>
          </table:table-cell>
          <table:table-cell office:value-type="float" office:value="-0.0044080625" calcext:value-type="float">
            <text:p>-0.004408062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179.0276031494" calcext:value-type="float">
            <text:p>179.0276031494</text:p>
          </table:table-cell>
          <table:table-cell office:value-type="float" office:value="-0.018824674" calcext:value-type="float">
            <text:p>-0.018824674</text:p>
          </table:table-cell>
          <table:table-cell office:value-type="float" office:value="-0.0018824674" calcext:value-type="float">
            <text:p>-0.0018824674</text:p>
          </table:table-cell>
          <table:table-cell office:value-type="float" office:value="0" calcext:value-type="float">
            <text:p>0</text:p>
          </table:table-cell>
          <table:table-cell office:value-type="float" office:value="-0.00012871" calcext:value-type="float">
            <text:p>-0.00012871</text:p>
          </table:table-cell>
          <table:table-cell office:value-type="float" office:value="0.00001018" calcext:value-type="float">
            <text:p>0.00001018</text:p>
          </table:table-cell>
          <table:table-cell office:value-type="float" office:value="-0.0053798638" calcext:value-type="float">
            <text:p>-0.005379863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179.0324707031" calcext:value-type="float">
            <text:p>179.0324707031</text:p>
          </table:table-cell>
          <table:table-cell office:value-type="float" office:value="0.0045233572" calcext:value-type="float">
            <text:p>0.0045233572</text:p>
          </table:table-cell>
          <table:table-cell office:value-type="float" office:value="0.0004523357" calcext:value-type="float">
            <text:p>0.0004523357</text:p>
          </table:table-cell>
          <table:table-cell office:value-type="float" office:value="0" calcext:value-type="float">
            <text:p>0</text:p>
          </table:table-cell>
          <table:table-cell office:value-type="float" office:value="-0.00011588" calcext:value-type="float">
            <text:p>-0.00011588</text:p>
          </table:table-cell>
          <table:table-cell office:value-type="float" office:value="0.00001018" calcext:value-type="float">
            <text:p>0.00001018</text:p>
          </table:table-cell>
          <table:table-cell office:value-type="float" office:value="-0.004230963" calcext:value-type="float">
            <text:p>-0.00423096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79.034576416" calcext:value-type="float">
            <text:p>179.034576416</text:p>
          </table:table-cell>
          <table:table-cell office:value-type="float" office:value="-0.0344468353" calcext:value-type="float">
            <text:p>-0.0344468353</text:p>
          </table:table-cell>
          <table:table-cell office:value-type="float" office:value="-0.0034446835" calcext:value-type="float">
            <text:p>-0.0034446835</text:p>
          </table:table-cell>
          <table:table-cell office:value-type="float" office:value="0" calcext:value-type="float">
            <text:p>0</text:p>
          </table:table-cell>
          <table:table-cell office:value-type="float" office:value="0.00015238" calcext:value-type="float">
            <text:p>0.00015238</text:p>
          </table:table-cell>
          <table:table-cell office:value-type="float" office:value="0.00001018" calcext:value-type="float">
            <text:p>0.00001018</text:p>
          </table:table-cell>
          <table:table-cell office:value-type="float" office:value="-0.0059905086" calcext:value-type="float">
            <text:p>-0.005990508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179.0412750244" calcext:value-type="float">
            <text:p>179.0412750244</text:p>
          </table:table-cell>
          <table:table-cell office:value-type="float" office:value="0.0385550256" calcext:value-type="float">
            <text:p>0.0385550256</text:p>
          </table:table-cell>
          <table:table-cell office:value-type="float" office:value="0.0038555026" calcext:value-type="float">
            <text:p>0.0038555026</text:p>
          </table:table-cell>
          <table:table-cell office:value-type="float" office:value="0" calcext:value-type="float">
            <text:p>0</text:p>
          </table:table-cell>
          <table:table-cell office:value-type="float" office:value="-0.00015545" calcext:value-type="float">
            <text:p>-0.00015545</text:p>
          </table:table-cell>
          <table:table-cell office:value-type="float" office:value="0.00001018" calcext:value-type="float">
            <text:p>0.00001018</text:p>
          </table:table-cell>
          <table:table-cell office:value-type="float" office:value="-0.0055601608" calcext:value-type="float">
            <text:p>-0.005560160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79.0486755371" calcext:value-type="float">
            <text:p>179.0486755371</text:p>
          </table:table-cell>
          <table:table-cell office:value-type="float" office:value="-0.0222073441" calcext:value-type="float">
            <text:p>-0.0222073441</text:p>
          </table:table-cell>
          <table:table-cell office:value-type="float" office:value="-0.0022207344" calcext:value-type="float">
            <text:p>-0.0022207344</text:p>
          </table:table-cell>
          <table:table-cell office:value-type="float" office:value="0" calcext:value-type="float">
            <text:p>0</text:p>
          </table:table-cell>
          <table:table-cell office:value-type="float" office:value="0.00004445" calcext:value-type="float">
            <text:p>0.00004445</text:p>
          </table:table-cell>
          <table:table-cell office:value-type="float" office:value="0.00000991" calcext:value-type="float">
            <text:p>0.00000991</text:p>
          </table:table-cell>
          <table:table-cell office:value-type="float" office:value="-0.0044549635" calcext:value-type="float">
            <text:p>-0.004454963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179.0549468994" calcext:value-type="float">
            <text:p>179.0549468994</text:p>
          </table:table-cell>
          <table:table-cell office:value-type="float" office:value="0.057419222" calcext:value-type="float">
            <text:p>0.057419222</text:p>
          </table:table-cell>
          <table:table-cell office:value-type="float" office:value="0.0057419222" calcext:value-type="float">
            <text:p>0.0057419222</text:p>
          </table:table-cell>
          <table:table-cell office:value-type="float" office:value="0" calcext:value-type="float">
            <text:p>0</text:p>
          </table:table-cell>
          <table:table-cell office:value-type="float" office:value="-0.00035306" calcext:value-type="float">
            <text:p>-0.00035306</text:p>
          </table:table-cell>
          <table:table-cell office:value-type="float" office:value="0.00000991" calcext:value-type="float">
            <text:p>0.00000991</text:p>
          </table:table-cell>
          <table:table-cell office:value-type="float" office:value="-0.006879205" calcext:value-type="float">
            <text:p>-0.00687920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79.0567779541" calcext:value-type="float">
            <text:p>179.0567779541</text:p>
          </table:table-cell>
          <table:table-cell office:value-type="float" office:value="-0.044533578" calcext:value-type="float">
            <text:p>-0.044533578</text:p>
          </table:table-cell>
          <table:table-cell office:value-type="float" office:value="-0.0044533578" calcext:value-type="float">
            <text:p>-0.0044533578</text:p>
          </table:table-cell>
          <table:table-cell office:value-type="float" office:value="0" calcext:value-type="float">
            <text:p>0</text:p>
          </table:table-cell>
          <table:table-cell office:value-type="float" office:value="0.00006162" calcext:value-type="float">
            <text:p>0.00006162</text:p>
          </table:table-cell>
          <table:table-cell office:value-type="float" office:value="0.00001258" calcext:value-type="float">
            <text:p>0.00001258</text:p>
          </table:table-cell>
          <table:table-cell office:value-type="float" office:value="-0.005025353" calcext:value-type="float">
            <text:p>-0.00502535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179.0522918701" calcext:value-type="float">
            <text:p>179.0522918701</text:p>
          </table:table-cell>
          <table:table-cell office:value-type="float" office:value="0.0184858447" calcext:value-type="float">
            <text:p>0.0184858447</text:p>
          </table:table-cell>
          <table:table-cell office:value-type="float" office:value="0.0018485845" calcext:value-type="float">
            <text:p>0.0018485845</text:p>
          </table:table-cell>
          <table:table-cell office:value-type="float" office:value="0" calcext:value-type="float">
            <text:p>0</text:p>
          </table:table-cell>
          <table:table-cell office:value-type="float" office:value="-0.00008215" calcext:value-type="float">
            <text:p>-0.00008215</text:p>
          </table:table-cell>
          <table:table-cell office:value-type="float" office:value="0.00001258" calcext:value-type="float">
            <text:p>0.00001258</text:p>
          </table:table-cell>
          <table:table-cell office:value-type="float" office:value="-0.0058765942" calcext:value-type="float">
            <text:p>-0.005876594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79.0483856201" calcext:value-type="float">
            <text:p>179.0483856201</text:p>
          </table:table-cell>
          <table:table-cell office:value-type="float" office:value="0.0699900013" calcext:value-type="float">
            <text:p>0.0699900013</text:p>
          </table:table-cell>
          <table:table-cell office:value-type="float" office:value="0.0069990001" calcext:value-type="float">
            <text:p>0.0069990001</text:p>
          </table:table-cell>
          <table:table-cell office:value-type="float" office:value="0" calcext:value-type="float">
            <text:p>0</text:p>
          </table:table-cell>
          <table:table-cell office:value-type="float" office:value="-0.00052117" calcext:value-type="float">
            <text:p>-0.00052117</text:p>
          </table:table-cell>
          <table:table-cell office:value-type="float" office:value="0.00001258" calcext:value-type="float">
            <text:p>0.00001258</text:p>
          </table:table-cell>
          <table:table-cell office:value-type="float" office:value="-0.007294738" calcext:value-type="float">
            <text:p>-0.00729473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179.0328674316" calcext:value-type="float">
            <text:p>179.0328674316</text:p>
          </table:table-cell>
          <table:table-cell office:value-type="float" office:value="-0.0106777184" calcext:value-type="float">
            <text:p>-0.0106777184</text:p>
          </table:table-cell>
          <table:table-cell office:value-type="float" office:value="-0.0010677718" calcext:value-type="float">
            <text:p>-0.0010677718</text:p>
          </table:table-cell>
          <table:table-cell office:value-type="float" office:value="0" calcext:value-type="float">
            <text:p>0</text:p>
          </table:table-cell>
          <table:table-cell office:value-type="float" office:value="-0.00027599" calcext:value-type="float">
            <text:p>-0.00027599</text:p>
          </table:table-cell>
          <table:table-cell office:value-type="float" office:value="0.00001231" calcext:value-type="float">
            <text:p>0.00001231</text:p>
          </table:table-cell>
          <table:table-cell office:value-type="float" office:value="-0.0048382179" calcext:value-type="float">
            <text:p>-0.004838217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179.0344238281" calcext:value-type="float">
            <text:p>179.0344238281</text:p>
          </table:table-cell>
          <table:table-cell office:value-type="float" office:value="0.060429722" calcext:value-type="float">
            <text:p>0.060429722</text:p>
          </table:table-cell>
          <table:table-cell office:value-type="float" office:value="0.0060429722" calcext:value-type="float">
            <text:p>0.0060429722</text:p>
          </table:table-cell>
          <table:table-cell office:value-type="float" office:value="0" calcext:value-type="float">
            <text:p>0</text:p>
          </table:table-cell>
          <table:table-cell office:value-type="float" office:value="-0.00058657" calcext:value-type="float">
            <text:p>-0.00058657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79375433" calcext:value-type="float">
            <text:p>-0.007937543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179.0388031006" calcext:value-type="float">
            <text:p>179.0388031006</text:p>
          </table:table-cell>
          <table:table-cell office:value-type="float" office:value="0.0205452783" calcext:value-type="float">
            <text:p>0.0205452783</text:p>
          </table:table-cell>
          <table:table-cell office:value-type="float" office:value="0.0020545278" calcext:value-type="float">
            <text:p>0.0020545278</text:p>
          </table:table-cell>
          <table:table-cell office:value-type="float" office:value="0" calcext:value-type="float">
            <text:p>0</text:p>
          </table:table-cell>
          <table:table-cell office:value-type="float" office:value="-0.00052765" calcext:value-type="float">
            <text:p>-0.00052765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5587438" calcext:value-type="float">
            <text:p>-0.00558743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79.0253448486" calcext:value-type="float">
            <text:p>179.0253448486</text:p>
          </table:table-cell>
          <table:table-cell office:value-type="float" office:value="0.0610988638" calcext:value-type="float">
            <text:p>0.0610988638</text:p>
          </table:table-cell>
          <table:table-cell office:value-type="float" office:value="0.0061098864" calcext:value-type="float">
            <text:p>0.0061098864</text:p>
          </table:table-cell>
          <table:table-cell office:value-type="float" office:value="0" calcext:value-type="float">
            <text:p>0</text:p>
          </table:table-cell>
          <table:table-cell office:value-type="float" office:value="-0.00075866" calcext:value-type="float">
            <text:p>-0.00075866</text:p>
          </table:table-cell>
          <table:table-cell office:value-type="float" office:value="0.00001237" calcext:value-type="float">
            <text:p>0.00001237</text:p>
          </table:table-cell>
          <table:table-cell office:value-type="float" office:value="-0.0053704506" calcext:value-type="float">
            <text:p>-0.005370450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179.0277709961" calcext:value-type="float">
            <text:p>179.0277709961</text:p>
          </table:table-cell>
          <table:table-cell office:value-type="float" office:value="0.0584127856" calcext:value-type="float">
            <text:p>0.0584127856</text:p>
          </table:table-cell>
          <table:table-cell office:value-type="float" office:value="0.0058412786" calcext:value-type="float">
            <text:p>0.0058412786</text:p>
          </table:table-cell>
          <table:table-cell office:value-type="float" office:value="0" calcext:value-type="float">
            <text:p>0</text:p>
          </table:table-cell>
          <table:table-cell office:value-type="float" office:value="-0.00089464" calcext:value-type="float">
            <text:p>-0.00089464</text:p>
          </table:table-cell>
          <table:table-cell office:value-type="float" office:value="0.00001237" calcext:value-type="float">
            <text:p>0.00001237</text:p>
          </table:table-cell>
          <table:table-cell office:value-type="float" office:value="-0.006599219" calcext:value-type="float">
            <text:p>-0.00659921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79.0325317383" calcext:value-type="float">
            <text:p>179.0325317383</text:p>
          </table:table-cell>
          <table:table-cell office:value-type="float" office:value="0.0766528951" calcext:value-type="float">
            <text:p>0.0766528951</text:p>
          </table:table-cell>
          <table:table-cell office:value-type="float" office:value="0.0076652895" calcext:value-type="float">
            <text:p>0.0076652895</text:p>
          </table:table-cell>
          <table:table-cell office:value-type="float" office:value="0" calcext:value-type="float">
            <text:p>0</text:p>
          </table:table-cell>
          <table:table-cell office:value-type="float" office:value="-0.00110678" calcext:value-type="float">
            <text:p>-0.00110678</text:p>
          </table:table-cell>
          <table:table-cell office:value-type="float" office:value="0.00001237" calcext:value-type="float">
            <text:p>0.00001237</text:p>
          </table:table-cell>
          <table:table-cell office:value-type="float" office:value="-0.0058564023" calcext:value-type="float">
            <text:p>-0.005856402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179.0301971436" calcext:value-type="float">
            <text:p>179.0301971436</text:p>
          </table:table-cell>
          <table:table-cell office:value-type="float" office:value="0.097911551" calcext:value-type="float">
            <text:p>0.097911551</text:p>
          </table:table-cell>
          <table:table-cell office:value-type="float" office:value="0.0097911551" calcext:value-type="float">
            <text:p>0.0097911551</text:p>
          </table:table-cell>
          <table:table-cell office:value-type="float" office:value="0" calcext:value-type="float">
            <text:p>0</text:p>
          </table:table-cell>
          <table:table-cell office:value-type="float" office:value="-0.00138976" calcext:value-type="float">
            <text:p>-0.00138976</text:p>
          </table:table-cell>
          <table:table-cell office:value-type="float" office:value="0.00000977" calcext:value-type="float">
            <text:p>0.00000977</text:p>
          </table:table-cell>
          <table:table-cell office:value-type="float" office:value="-0.0066772619" calcext:value-type="float">
            <text:p>-0.006677261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179.0450897217" calcext:value-type="float">
            <text:p>179.0450897217</text:p>
          </table:table-cell>
          <table:table-cell office:value-type="float" office:value="-0.00776641" calcext:value-type="float">
            <text:p>-0.00776641</text:p>
          </table:table-cell>
          <table:table-cell office:value-type="float" office:value="-0.000776641" calcext:value-type="float">
            <text:p>-0.000776641</text:p>
          </table:table-cell>
          <table:table-cell office:value-type="float" office:value="0" calcext:value-type="float">
            <text:p>0</text:p>
          </table:table-cell>
          <table:table-cell office:value-type="float" office:value="-0.00087398" calcext:value-type="float">
            <text:p>-0.00087398</text:p>
          </table:table-cell>
          <table:table-cell office:value-type="float" office:value="0.00000977" calcext:value-type="float">
            <text:p>0.00000977</text:p>
          </table:table-cell>
          <table:table-cell office:value-type="float" office:value="-0.0042901362" calcext:value-type="float">
            <text:p>-0.004290136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179.0530853271" calcext:value-type="float">
            <text:p>179.0530853271</text:p>
          </table:table-cell>
          <table:table-cell office:value-type="float" office:value="0.0119560987" calcext:value-type="float">
            <text:p>0.0119560987</text:p>
          </table:table-cell>
          <table:table-cell office:value-type="float" office:value="0.0011956099" calcext:value-type="float">
            <text:p>0.0011956099</text:p>
          </table:table-cell>
          <table:table-cell office:value-type="float" office:value="0" calcext:value-type="float">
            <text:p>0</text:p>
          </table:table-cell>
          <table:table-cell office:value-type="float" office:value="-0.00066185" calcext:value-type="float">
            <text:p>-0.00066185</text:p>
          </table:table-cell>
          <table:table-cell office:value-type="float" office:value="0.00000977" calcext:value-type="float">
            <text:p>0.00000977</text:p>
          </table:table-cell>
          <table:table-cell office:value-type="float" office:value="-0.004656447" calcext:value-type="float">
            <text:p>-0.00465644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79.0505371094" calcext:value-type="float">
            <text:p>179.0505371094</text:p>
          </table:table-cell>
          <table:table-cell office:value-type="float" office:value="0.0848397577" calcext:value-type="float">
            <text:p>0.0848397577</text:p>
          </table:table-cell>
          <table:table-cell office:value-type="float" office:value="0.0084839758" calcext:value-type="float">
            <text:p>0.0084839758</text:p>
          </table:table-cell>
          <table:table-cell office:value-type="float" office:value="0" calcext:value-type="float">
            <text:p>0</text:p>
          </table:table-cell>
          <table:table-cell office:value-type="float" office:value="-0.00100627" calcext:value-type="float">
            <text:p>-0.00100627</text:p>
          </table:table-cell>
          <table:table-cell office:value-type="float" office:value="0.00000977" calcext:value-type="float">
            <text:p>0.00000977</text:p>
          </table:table-cell>
          <table:table-cell office:value-type="float" office:value="-0.0073410131" calcext:value-type="float">
            <text:p>-0.007341013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179.0395965576" calcext:value-type="float">
            <text:p>179.0395965576</text:p>
          </table:table-cell>
          <table:table-cell office:value-type="float" office:value="0.0254176111" calcext:value-type="float">
            <text:p>0.0254176111</text:p>
          </table:table-cell>
          <table:table-cell office:value-type="float" office:value="0.0025417611" calcext:value-type="float">
            <text:p>0.0025417611</text:p>
          </table:table-cell>
          <table:table-cell office:value-type="float" office:value="0" calcext:value-type="float">
            <text:p>0</text:p>
          </table:table-cell>
          <table:table-cell office:value-type="float" office:value="-0.00083969" calcext:value-type="float">
            <text:p>-0.00083969</text:p>
          </table:table-cell>
          <table:table-cell office:value-type="float" office:value="0.00000977" calcext:value-type="float">
            <text:p>0.00000977</text:p>
          </table:table-cell>
          <table:table-cell office:value-type="float" office:value="-0.0058438159" calcext:value-type="float">
            <text:p>-0.005843815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79.0494995117" calcext:value-type="float">
            <text:p>179.0494995117</text:p>
          </table:table-cell>
          <table:table-cell office:value-type="float" office:value="0.0030575875" calcext:value-type="float">
            <text:p>0.0030575875</text:p>
          </table:table-cell>
          <table:table-cell office:value-type="float" office:value="0.0003057587" calcext:value-type="float">
            <text:p>0.0003057587</text:p>
          </table:table-cell>
          <table:table-cell office:value-type="float" office:value="0" calcext:value-type="float">
            <text:p>0</text:p>
          </table:table-cell>
          <table:table-cell office:value-type="float" office:value="-0.0005797" calcext:value-type="float">
            <text:p>-0.0005797</text:p>
          </table:table-cell>
          <table:table-cell office:value-type="float" office:value="0.00000951" calcext:value-type="float">
            <text:p>0.00000951</text:p>
          </table:table-cell>
          <table:table-cell office:value-type="float" office:value="-0.0055347773" calcext:value-type="float">
            <text:p>-0.005534777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179.0557250977" calcext:value-type="float">
            <text:p>179.0557250977</text:p>
          </table:table-cell>
          <table:table-cell office:value-type="float" office:value="0.0072699834" calcext:value-type="float">
            <text:p>0.0072699834</text:p>
          </table:table-cell>
          <table:table-cell office:value-type="float" office:value="0.0007269983" calcext:value-type="float">
            <text:p>0.0007269983</text:p>
          </table:table-cell>
          <table:table-cell office:value-type="float" office:value="0" calcext:value-type="float">
            <text:p>0</text:p>
          </table:table-cell>
          <table:table-cell office:value-type="float" office:value="-0.0004346" calcext:value-type="float">
            <text:p>-0.0004346</text:p>
          </table:table-cell>
          <table:table-cell office:value-type="float" office:value="0.00000951" calcext:value-type="float">
            <text:p>0.00000951</text:p>
          </table:table-cell>
          <table:table-cell office:value-type="float" office:value="-0.0060067089" calcext:value-type="float">
            <text:p>-0.0060067089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79.0560302734" calcext:value-type="float">
            <text:p>179.0560302734</text:p>
          </table:table-cell>
          <table:table-cell office:value-type="float" office:value="-0.036957238" calcext:value-type="float">
            <text:p>-0.036957238</text:p>
          </table:table-cell>
          <table:table-cell office:value-type="float" office:value="-0.0036957238" calcext:value-type="float">
            <text:p>-0.0036957238</text:p>
          </table:table-cell>
          <table:table-cell office:value-type="float" office:value="0" calcext:value-type="float">
            <text:p>0</text:p>
          </table:table-cell>
          <table:table-cell office:value-type="float" office:value="-0.00004319" calcext:value-type="float">
            <text:p>-0.00004319</text:p>
          </table:table-cell>
          <table:table-cell office:value-type="float" office:value="0.00000951" calcext:value-type="float">
            <text:p>0.00000951</text:p>
          </table:table-cell>
          <table:table-cell office:value-type="float" office:value="-0.0037136003" calcext:value-type="float">
            <text:p>-0.003713600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179.0571136475" calcext:value-type="float">
            <text:p>179.0571136475</text:p>
          </table:table-cell>
          <table:table-cell office:value-type="float" office:value="0.0272203198" calcext:value-type="float">
            <text:p>0.0272203198</text:p>
          </table:table-cell>
          <table:table-cell office:value-type="float" office:value="0.002722032" calcext:value-type="float">
            <text:p>0.002722032</text:p>
          </table:table-cell>
          <table:table-cell office:value-type="float" office:value="0" calcext:value-type="float">
            <text:p>0</text:p>
          </table:table-cell>
          <table:table-cell office:value-type="float" office:value="-0.00021018" calcext:value-type="float">
            <text:p>-0.00021018</text:p>
          </table:table-cell>
          <table:table-cell office:value-type="float" office:value="0.00000951" calcext:value-type="float">
            <text:p>0.00000951</text:p>
          </table:table-cell>
          <table:table-cell office:value-type="float" office:value="-0.0057799068" calcext:value-type="float">
            <text:p>-0.005779906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79.056060791" calcext:value-type="float">
            <text:p>179.056060791</text:p>
          </table:table-cell>
          <table:table-cell office:value-type="float" office:value="-0.0304802015" calcext:value-type="float">
            <text:p>-0.0304802015</text:p>
          </table:table-cell>
          <table:table-cell office:value-type="float" office:value="-0.0030480201" calcext:value-type="float">
            <text:p>-0.0030480201</text:p>
          </table:table-cell>
          <table:table-cell office:value-type="float" office:value="0" calcext:value-type="float">
            <text:p>0</text:p>
          </table:table-cell>
          <table:table-cell office:value-type="float" office:value="0.00006313" calcext:value-type="float">
            <text:p>0.00006313</text:p>
          </table:table-cell>
          <table:table-cell office:value-type="float" office:value="0.00000711" calcext:value-type="float">
            <text:p>0.00000711</text:p>
          </table:table-cell>
          <table:table-cell office:value-type="float" office:value="-0.005529985" calcext:value-type="float">
            <text:p>-0.00552998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79.0502624512" calcext:value-type="float">
            <text:p>179.0502624512</text:p>
          </table:table-cell>
          <table:table-cell office:value-type="float" office:value="0.0150548899" calcext:value-type="float">
            <text:p>0.0150548899</text:p>
          </table:table-cell>
          <table:table-cell office:value-type="float" office:value="0.001505489" calcext:value-type="float">
            <text:p>0.001505489</text:p>
          </table:table-cell>
          <table:table-cell office:value-type="float" office:value="0" calcext:value-type="float">
            <text:p>0</text:p>
          </table:table-cell>
          <table:table-cell office:value-type="float" office:value="-0.00005828" calcext:value-type="float">
            <text:p>-0.00005828</text:p>
          </table:table-cell>
          <table:table-cell office:value-type="float" office:value="0.00000711" calcext:value-type="float">
            <text:p>0.00000711</text:p>
          </table:table-cell>
          <table:table-cell office:value-type="float" office:value="-0.0055068987" calcext:value-type="float">
            <text:p>-0.005506898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79.0399169922" calcext:value-type="float">
            <text:p>179.0399169922</text:p>
          </table:table-cell>
          <table:table-cell office:value-type="float" office:value="-0.0276976737" calcext:value-type="float">
            <text:p>-0.0276976737</text:p>
          </table:table-cell>
          <table:table-cell office:value-type="float" office:value="-0.0027697674" calcext:value-type="float">
            <text:p>-0.0027697674</text:p>
          </table:table-cell>
          <table:table-cell office:value-type="float" office:value="0" calcext:value-type="float">
            <text:p>0</text:p>
          </table:table-cell>
          <table:table-cell office:value-type="float" office:value="0.00014577" calcext:value-type="float">
            <text:p>0.00014577</text:p>
          </table:table-cell>
          <table:table-cell office:value-type="float" office:value="0.00000711" calcext:value-type="float">
            <text:p>0.00000711</text:p>
          </table:table-cell>
          <table:table-cell office:value-type="float" office:value="-0.0047280029" calcext:value-type="float">
            <text:p>-0.004728002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179.0303192139" calcext:value-type="float">
            <text:p>179.0303192139</text:p>
          </table:table-cell>
          <table:table-cell office:value-type="float" office:value="-0.0348840569" calcext:value-type="float">
            <text:p>-0.0348840569</text:p>
          </table:table-cell>
          <table:table-cell office:value-type="float" office:value="-0.0034884057" calcext:value-type="float">
            <text:p>-0.0034884057</text:p>
          </table:table-cell>
          <table:table-cell office:value-type="float" office:value="0" calcext:value-type="float">
            <text:p>0</text:p>
          </table:table-cell>
          <table:table-cell office:value-type="float" office:value="0.00032958" calcext:value-type="float">
            <text:p>0.00032958</text:p>
          </table:table-cell>
          <table:table-cell office:value-type="float" office:value="0.00000711" calcext:value-type="float">
            <text:p>0.00000711</text:p>
          </table:table-cell>
          <table:table-cell office:value-type="float" office:value="-0.0041721102" calcext:value-type="float">
            <text:p>-0.004172110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79.0391998291" calcext:value-type="float">
            <text:p>179.0391998291</text:p>
          </table:table-cell>
          <table:table-cell office:value-type="float" office:value="-0.0127814877" calcext:value-type="float">
            <text:p>-0.0127814877</text:p>
          </table:table-cell>
          <table:table-cell office:value-type="float" office:value="-0.0012781488" calcext:value-type="float">
            <text:p>-0.0012781488</text:p>
          </table:table-cell>
          <table:table-cell office:value-type="float" office:value="0" calcext:value-type="float">
            <text:p>0</text:p>
          </table:table-cell>
          <table:table-cell office:value-type="float" office:value="0.00030472" calcext:value-type="float">
            <text:p>0.00030472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45233119" calcext:value-type="float">
            <text:p>-0.004523311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79.0312957764" calcext:value-type="float">
            <text:p>179.0312957764</text:p>
          </table:table-cell>
          <table:table-cell office:value-type="float" office:value="0.0251425473" calcext:value-type="float">
            <text:p>0.0251425473</text:p>
          </table:table-cell>
          <table:table-cell office:value-type="float" office:value="0.0025142547" calcext:value-type="float">
            <text:p>0.0025142547</text:p>
          </table:table-cell>
          <table:table-cell office:value-type="float" office:value="0" calcext:value-type="float">
            <text:p>0</text:p>
          </table:table-cell>
          <table:table-cell office:value-type="float" office:value="0.00003542" calcext:value-type="float">
            <text:p>0.00003542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55197901" calcext:value-type="float">
            <text:p>-0.005519790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79.0239105225" calcext:value-type="float">
            <text:p>179.0239105225</text:p>
          </table:table-cell>
          <table:table-cell office:value-type="float" office:value="0.0035398149" calcext:value-type="float">
            <text:p>0.0035398149</text:p>
          </table:table-cell>
          <table:table-cell office:value-type="float" office:value="0.0003539815" calcext:value-type="float">
            <text:p>0.000353981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21225" calcext:value-type="float">
            <text:p>-0.00021225</text:p>
          </table:table-cell>
          <table:table-cell office:value-type="float" office:value="0.00000946" calcext:value-type="float">
            <text:p>0.00000946</text:p>
          </table:table-cell>
          <table:table-cell office:value-type="float" office:value="-0.0068690872" calcext:value-type="float">
            <text:p>-0.006869087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79.0227813721" calcext:value-type="float">
            <text:p>179.0227813721</text:p>
          </table:table-cell>
          <table:table-cell office:value-type="float" office:value="0.0077850909" calcext:value-type="float">
            <text:p>0.0077850909</text:p>
          </table:table-cell>
          <table:table-cell office:value-type="float" office:value="0.0007785091" calcext:value-type="float">
            <text:p>0.000778509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26413" calcext:value-type="float">
            <text:p>-0.00026413</text:p>
          </table:table-cell>
          <table:table-cell office:value-type="float" office:value="0.00000946" calcext:value-type="float">
            <text:p>0.00000946</text:p>
          </table:table-cell>
          <table:table-cell office:value-type="float" office:value="-0.0046736724" calcext:value-type="float">
            <text:p>-0.00467367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79.0124206543" calcext:value-type="float">
            <text:p>179.0124206543</text:p>
          </table:table-cell>
          <table:table-cell office:value-type="float" office:value="-0.0160705084" calcext:value-type="float">
            <text:p>-0.0160705084</text:p>
          </table:table-cell>
          <table:table-cell office:value-type="float" office:value="-0.0016070508" calcext:value-type="float">
            <text:p>-0.001607050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13971" calcext:value-type="float">
            <text:p>-0.00013971</text:p>
          </table:table-cell>
          <table:table-cell office:value-type="float" office:value="0.00000972" calcext:value-type="float">
            <text:p>0.00000972</text:p>
          </table:table-cell>
          <table:table-cell office:value-type="float" office:value="-0.0055764562" calcext:value-type="float">
            <text:p>-0.005576456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179.007019043" calcext:value-type="float">
            <text:p>179.007019043</text:p>
          </table:table-cell>
          <table:table-cell office:value-type="float" office:value="-0.0495677389" calcext:value-type="float">
            <text:p>-0.0495677389</text:p>
          </table:table-cell>
          <table:table-cell office:value-type="float" office:value="-0.0049567739" calcext:value-type="float">
            <text:p>-0.00495677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16641" calcext:value-type="float">
            <text:p>0.00016641</text:p>
          </table:table-cell>
          <table:table-cell office:value-type="float" office:value="0.00000972" calcext:value-type="float">
            <text:p>0.00000972</text:p>
          </table:table-cell>
          <table:table-cell office:value-type="float" office:value="-0.0035003636" calcext:value-type="float">
            <text:p>-0.003500363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78.9999084473" calcext:value-type="float">
            <text:p>178.9999084473</text:p>
          </table:table-cell>
          <table:table-cell office:value-type="float" office:value="0.0481852956" calcext:value-type="float">
            <text:p>0.0481852956</text:p>
          </table:table-cell>
          <table:table-cell office:value-type="float" office:value="0.0048185296" calcext:value-type="float">
            <text:p>0.004818529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28115" calcext:value-type="float">
            <text:p>-0.00028115</text:p>
          </table:table-cell>
          <table:table-cell office:value-type="float" office:value="0.00000972" calcext:value-type="float">
            <text:p>0.00000972</text:p>
          </table:table-cell>
          <table:table-cell office:value-type="float" office:value="-0.0073213893" calcext:value-type="float">
            <text:p>-0.007321389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78.9914398193" calcext:value-type="float">
            <text:p>178.9914398193</text:p>
          </table:table-cell>
          <table:table-cell office:value-type="float" office:value="-0.0367821496" calcext:value-type="float">
            <text:p>-0.0367821496</text:p>
          </table:table-cell>
          <table:table-cell office:value-type="float" office:value="-0.003678215" calcext:value-type="float">
            <text:p>-0.00367821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01301" calcext:value-type="float">
            <text:p>-0.00001301</text:p>
          </table:table-cell>
          <table:table-cell office:value-type="float" office:value="0.00000972" calcext:value-type="float">
            <text:p>0.00000972</text:p>
          </table:table-cell>
          <table:table-cell office:value-type="float" office:value="-0.0050171216" calcext:value-type="float">
            <text:p>-0.005017121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79.0026550293" calcext:value-type="float">
            <text:p>179.0026550293</text:p>
          </table:table-cell>
          <table:table-cell office:value-type="float" office:value="-0.0237199539" calcext:value-type="float">
            <text:p>-0.0237199539</text:p>
          </table:table-cell>
          <table:table-cell office:value-type="float" office:value="-0.0023719954" calcext:value-type="float">
            <text:p>-0.002371995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07855" calcext:value-type="float">
            <text:p>0.00007855</text:p>
          </table:table-cell>
          <table:table-cell office:value-type="float" office:value="0.00000972" calcext:value-type="float">
            <text:p>0.00000972</text:p>
          </table:table-cell>
          <table:table-cell office:value-type="float" office:value="-0.0044886483" calcext:value-type="float">
            <text:p>-0.00448864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178.9921875" calcext:value-type="float">
            <text:p>178.9921875</text:p>
          </table:table-cell>
          <table:table-cell office:value-type="float" office:value="-0.0471869424" calcext:value-type="float">
            <text:p>-0.0471869424</text:p>
          </table:table-cell>
          <table:table-cell office:value-type="float" office:value="-0.0047186942" calcext:value-type="float">
            <text:p>-0.004718694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29593" calcext:value-type="float">
            <text:p>0.00029593</text:p>
          </table:table-cell>
          <table:table-cell office:value-type="float" office:value="0.00000972" calcext:value-type="float">
            <text:p>0.00000972</text:p>
          </table:table-cell>
          <table:table-cell office:value-type="float" office:value="-0.0042642899" calcext:value-type="float">
            <text:p>-0.004264289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78.9865264893" calcext:value-type="float">
            <text:p>178.9865264893</text:p>
          </table:table-cell>
          <table:table-cell office:value-type="float" office:value="-0.04721567" calcext:value-type="float">
            <text:p>-0.04721567</text:p>
          </table:table-cell>
          <table:table-cell office:value-type="float" office:value="-0.004721567" calcext:value-type="float">
            <text:p>-0.00472156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44092" calcext:value-type="float">
            <text:p>0.00044092</text:p>
          </table:table-cell>
          <table:table-cell office:value-type="float" office:value="0.00000966" calcext:value-type="float">
            <text:p>0.00000966</text:p>
          </table:table-cell>
          <table:table-cell office:value-type="float" office:value="-0.0055090897" calcext:value-type="float">
            <text:p>-0.005509089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78.9861907959" calcext:value-type="float">
            <text:p>178.9861907959</text:p>
          </table:table-cell>
          <table:table-cell office:value-type="float" office:value="-0.0028837243" calcext:value-type="float">
            <text:p>-0.0028837243</text:p>
          </table:table-cell>
          <table:table-cell office:value-type="float" office:value="-0.0002883724" calcext:value-type="float">
            <text:p>-0.000288372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24205" calcext:value-type="float">
            <text:p>0.00024205</text:p>
          </table:table-cell>
          <table:table-cell office:value-type="float" office:value="0.00000966" calcext:value-type="float">
            <text:p>0.00000966</text:p>
          </table:table-cell>
          <table:table-cell office:value-type="float" office:value="-0.0054492996" calcext:value-type="float">
            <text:p>-0.005449299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78.9940032959" calcext:value-type="float">
            <text:p>178.9940032959</text:p>
          </table:table-cell>
          <table:table-cell office:value-type="float" office:value="-0.1131760212" calcext:value-type="float">
            <text:p>-0.1131760212</text:p>
          </table:table-cell>
          <table:table-cell office:value-type="float" office:value="-0.0113176021" calcext:value-type="float">
            <text:p>-0.011317602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84462" calcext:value-type="float">
            <text:p>0.00084462</text:p>
          </table:table-cell>
          <table:table-cell office:value-type="float" office:value="0.00000992" calcext:value-type="float">
            <text:p>0.00000992</text:p>
          </table:table-cell>
          <table:table-cell office:value-type="float" office:value="-0.0030838434" calcext:value-type="float">
            <text:p>-0.003083843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179.0000762939" calcext:value-type="float">
            <text:p>179.0000762939</text:p>
          </table:table-cell>
          <table:table-cell office:value-type="float" office:value="-0.0240514387" calcext:value-type="float">
            <text:p>-0.0240514387</text:p>
          </table:table-cell>
          <table:table-cell office:value-type="float" office:value="-0.0024051439" calcext:value-type="float">
            <text:p>-0.00240514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65203" calcext:value-type="float">
            <text:p>0.00065203</text:p>
          </table:table-cell>
          <table:table-cell office:value-type="float" office:value="0.00000992" calcext:value-type="float">
            <text:p>0.00000992</text:p>
          </table:table-cell>
          <table:table-cell office:value-type="float" office:value="-0.0055016354" calcext:value-type="float">
            <text:p>-0.005501635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79.0071868896" calcext:value-type="float">
            <text:p>179.0071868896</text:p>
          </table:table-cell>
          <table:table-cell office:value-type="float" office:value="-0.0747059968" calcext:value-type="float">
            <text:p>-0.0747059968</text:p>
          </table:table-cell>
          <table:table-cell office:value-type="float" office:value="-0.0074705997" calcext:value-type="float">
            <text:p>-0.007470599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86133" calcext:value-type="float">
            <text:p>0.00086133</text:p>
          </table:table-cell>
          <table:table-cell office:value-type="float" office:value="0.00000992" calcext:value-type="float">
            <text:p>0.00000992</text:p>
          </table:table-cell>
          <table:table-cell office:value-type="float" office:value="-0.0025622426" calcext:value-type="float">
            <text:p>-0.002562242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179.0036315918" calcext:value-type="float">
            <text:p>179.0036315918</text:p>
          </table:table-cell>
          <table:table-cell office:value-type="float" office:value="-0.0609811244" calcext:value-type="float">
            <text:p>-0.0609811244</text:p>
          </table:table-cell>
          <table:table-cell office:value-type="float" office:value="-0.0060981124" calcext:value-type="float">
            <text:p>-0.006098112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90928" calcext:value-type="float">
            <text:p>0.00090928</text:p>
          </table:table-cell>
          <table:table-cell office:value-type="float" office:value="0.00001258" calcext:value-type="float">
            <text:p>0.00001258</text:p>
          </table:table-cell>
          <table:table-cell office:value-type="float" office:value="-0.0045235749" calcext:value-type="float">
            <text:p>-0.004523574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79.0058135986" calcext:value-type="float">
            <text:p>179.0058135986</text:p>
          </table:table-cell>
          <table:table-cell office:value-type="float" office:value="-0.0350903141" calcext:value-type="float">
            <text:p>-0.0350903141</text:p>
          </table:table-cell>
          <table:table-cell office:value-type="float" office:value="-0.0035090314" calcext:value-type="float">
            <text:p>-0.003509031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76867" calcext:value-type="float">
            <text:p>0.00076867</text:p>
          </table:table-cell>
          <table:table-cell office:value-type="float" office:value="0.00001258" calcext:value-type="float">
            <text:p>0.00001258</text:p>
          </table:table-cell>
          <table:table-cell office:value-type="float" office:value="-0.0047796298" calcext:value-type="float">
            <text:p>-0.004779629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179.0153503418" calcext:value-type="float">
            <text:p>179.0153503418</text:p>
          </table:table-cell>
          <table:table-cell office:value-type="float" office:value="-0.0455451685" calcext:value-type="float">
            <text:p>-0.0455451685</text:p>
          </table:table-cell>
          <table:table-cell office:value-type="float" office:value="-0.0045545169" calcext:value-type="float">
            <text:p>-0.004554516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74469" calcext:value-type="float">
            <text:p>0.00074469</text:p>
          </table:table-cell>
          <table:table-cell office:value-type="float" office:value="0.00001258" calcext:value-type="float">
            <text:p>0.00001258</text:p>
          </table:table-cell>
          <table:table-cell office:value-type="float" office:value="-0.0046793353" calcext:value-type="float">
            <text:p>-0.004679335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79.0139770508" calcext:value-type="float">
            <text:p>179.0139770508</text:p>
          </table:table-cell>
          <table:table-cell office:value-type="float" office:value="0.0016254414" calcext:value-type="float">
            <text:p>0.0016254414</text:p>
          </table:table-cell>
          <table:table-cell office:value-type="float" office:value="0.0001625441" calcext:value-type="float">
            <text:p>0.000162544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41434" calcext:value-type="float">
            <text:p>0.00041434</text:p>
          </table:table-cell>
          <table:table-cell office:value-type="float" office:value="0.00001232" calcext:value-type="float">
            <text:p>0.00001232</text:p>
          </table:table-cell>
          <table:table-cell office:value-type="float" office:value="-0.0048776506" calcext:value-type="float">
            <text:p>-0.004877650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178.9992218018" calcext:value-type="float">
            <text:p>178.9992218018</text:p>
          </table:table-cell>
          <table:table-cell office:value-type="float" office:value="-0.0080801837" calcext:value-type="float">
            <text:p>-0.0080801837</text:p>
          </table:table-cell>
          <table:table-cell office:value-type="float" office:value="-0.0008080184" calcext:value-type="float">
            <text:p>-0.000808018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25898" calcext:value-type="float">
            <text:p>0.00025898</text:p>
          </table:table-cell>
          <table:table-cell office:value-type="float" office:value="0.00001232" calcext:value-type="float">
            <text:p>0.00001232</text:p>
          </table:table-cell>
          <table:table-cell office:value-type="float" office:value="-0.0046173051" calcext:value-type="float">
            <text:p>-0.004617305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78.9891662598" calcext:value-type="float">
            <text:p>178.9891662598</text:p>
          </table:table-cell>
          <table:table-cell office:value-type="float" office:value="-0.062192415" calcext:value-type="float">
            <text:p>-0.062192415</text:p>
          </table:table-cell>
          <table:table-cell office:value-type="float" office:value="-0.0062192415" calcext:value-type="float">
            <text:p>-0.006219241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51612" calcext:value-type="float">
            <text:p>0.00051612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43588742" calcext:value-type="float">
            <text:p>-0.004358874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78.9897766113" calcext:value-type="float">
            <text:p>178.9897766113</text:p>
          </table:table-cell>
          <table:table-cell office:value-type="float" office:value="-0.0123116408" calcext:value-type="float">
            <text:p>-0.0123116408</text:p>
          </table:table-cell>
          <table:table-cell office:value-type="float" office:value="-0.0012311641" calcext:value-type="float">
            <text:p>-0.001231164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35498" calcext:value-type="float">
            <text:p>0.00035498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55640745" calcext:value-type="float">
            <text:p>-0.005564074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78.9881134033" calcext:value-type="float">
            <text:p>178.9881134033</text:p>
          </table:table-cell>
          <table:table-cell office:value-type="float" office:value="-0.0537579144" calcext:value-type="float">
            <text:p>-0.0537579144</text:p>
          </table:table-cell>
          <table:table-cell office:value-type="float" office:value="-0.0053757914" calcext:value-type="float">
            <text:p>-0.005375791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52385" calcext:value-type="float">
            <text:p>0.00052385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34718759" calcext:value-type="float">
            <text:p>-0.00347187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179.0018920898" calcext:value-type="float">
            <text:p>179.0018920898</text:p>
          </table:table-cell>
          <table:table-cell office:value-type="float" office:value="0.0170483128" calcext:value-type="float">
            <text:p>0.0170483128</text:p>
          </table:table-cell>
          <table:table-cell office:value-type="float" office:value="0.0017048313" calcext:value-type="float">
            <text:p>0.001704831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16446" calcext:value-type="float">
            <text:p>0.00016446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74487479" calcext:value-type="float">
            <text:p>-0.007448747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79.0105133057" calcext:value-type="float">
            <text:p>179.0105133057</text:p>
          </table:table-cell>
          <table:table-cell office:value-type="float" office:value="0.0130299247" calcext:value-type="float">
            <text:p>0.0130299247</text:p>
          </table:table-cell>
          <table:table-cell office:value-type="float" office:value="0.0013029925" calcext:value-type="float">
            <text:p>0.001302992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04816" calcext:value-type="float">
            <text:p>-0.00004816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49253891" calcext:value-type="float">
            <text:p>-0.004925389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79.0142822266" calcext:value-type="float">
            <text:p>179.0142822266</text:p>
          </table:table-cell>
          <table:table-cell office:value-type="float" office:value="0.0037362218" calcext:value-type="float">
            <text:p>0.0037362218</text:p>
          </table:table-cell>
          <table:table-cell office:value-type="float" office:value="0.0003736222" calcext:value-type="float">
            <text:p>0.000373622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12785" calcext:value-type="float">
            <text:p>-0.00012785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61497792" calcext:value-type="float">
            <text:p>-0.006149779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79.0105285645" calcext:value-type="float">
            <text:p>179.0105285645</text:p>
          </table:table-cell>
          <table:table-cell office:value-type="float" office:value="-0.024782198" calcext:value-type="float">
            <text:p>-0.024782198</text:p>
          </table:table-cell>
          <table:table-cell office:value-type="float" office:value="-0.0024782198" calcext:value-type="float">
            <text:p>-0.002478219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00913" calcext:value-type="float">
            <text:p>0.00000913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48066106" calcext:value-type="float">
            <text:p>-0.004806610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79.0079040527" calcext:value-type="float">
            <text:p>179.0079040527</text:p>
          </table:table-cell>
          <table:table-cell office:value-type="float" office:value="0.0054774116" calcext:value-type="float">
            <text:p>0.0054774116</text:p>
          </table:table-cell>
          <table:table-cell office:value-type="float" office:value="0.0005477412" calcext:value-type="float">
            <text:p>0.000547741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10129" calcext:value-type="float">
            <text:p>-0.00010129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61767655" calcext:value-type="float">
            <text:p>-0.006176765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8.9900817871" calcext:value-type="float">
            <text:p>178.9900817871</text:p>
          </table:table-cell>
          <table:table-cell office:value-type="float" office:value="-0.0005801518" calcext:value-type="float">
            <text:p>-0.0005801518</text:p>
          </table:table-cell>
          <table:table-cell office:value-type="float" office:value="-0.0000580152" calcext:value-type="float">
            <text:p>-5.80152E-0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13447" calcext:value-type="float">
            <text:p>-0.00013447</text:p>
          </table:table-cell>
          <table:table-cell office:value-type="float" office:value="0.00000945" calcext:value-type="float">
            <text:p>0.00000945</text:p>
          </table:table-cell>
          <table:table-cell office:value-type="float" office:value="-0.0051964301" calcext:value-type="float">
            <text:p>-0.00519643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178.9830780029" calcext:value-type="float">
            <text:p>178.9830780029</text:p>
          </table:table-cell>
          <table:table-cell office:value-type="float" office:value="0.0377550586" calcext:value-type="float">
            <text:p>0.0377550586</text:p>
          </table:table-cell>
          <table:table-cell office:value-type="float" office:value="0.0037755059" calcext:value-type="float">
            <text:p>0.003775505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41206" calcext:value-type="float">
            <text:p>-0.00041206</text:p>
          </table:table-cell>
          <table:table-cell office:value-type="float" office:value="0.00000945" calcext:value-type="float">
            <text:p>0.00000945</text:p>
          </table:table-cell>
          <table:table-cell office:value-type="float" office:value="-0.0064896861" calcext:value-type="float">
            <text:p>-0.006489686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8.9765777588" calcext:value-type="float">
            <text:p>178.9765777588</text:p>
          </table:table-cell>
          <table:table-cell office:value-type="float" office:value="0.0283168491" calcext:value-type="float">
            <text:p>0.0283168491</text:p>
          </table:table-cell>
          <table:table-cell office:value-type="float" office:value="0.0028316849" calcext:value-type="float">
            <text:p>0.002831684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53406" calcext:value-type="float">
            <text:p>-0.00053406</text:p>
          </table:table-cell>
          <table:table-cell office:value-type="float" office:value="0.00000945" calcext:value-type="float">
            <text:p>0.00000945</text:p>
          </table:table-cell>
          <table:table-cell office:value-type="float" office:value="-0.0060544526" calcext:value-type="float">
            <text:p>-0.006054452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178.9721221924" calcext:value-type="float">
            <text:p>178.9721221924</text:p>
          </table:table-cell>
          <table:table-cell office:value-type="float" office:value="0.0031125992" calcext:value-type="float">
            <text:p>0.0031125992</text:p>
          </table:table-cell>
          <table:table-cell office:value-type="float" office:value="0.0003112599" calcext:value-type="float">
            <text:p>0.000311259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44735" calcext:value-type="float">
            <text:p>-0.00044735</text:p>
          </table:table-cell>
          <table:table-cell office:value-type="float" office:value="0.00000945" calcext:value-type="float">
            <text:p>0.00000945</text:p>
          </table:table-cell>
          <table:table-cell office:value-type="float" office:value="-0.0055112377" calcext:value-type="float">
            <text:p>-0.005511237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8.9659576416" calcext:value-type="float">
            <text:p>178.9659576416</text:p>
          </table:table-cell>
          <table:table-cell office:value-type="float" office:value="-0.0368747645" calcext:value-type="float">
            <text:p>-0.0368747645</text:p>
          </table:table-cell>
          <table:table-cell office:value-type="float" office:value="-0.0036874765" calcext:value-type="float">
            <text:p>-0.003687476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12311" calcext:value-type="float">
            <text:p>-0.00012311</text:p>
          </table:table-cell>
          <table:table-cell office:value-type="float" office:value="0.00000945" calcext:value-type="float">
            <text:p>0.00000945</text:p>
          </table:table-cell>
          <table:table-cell office:value-type="float" office:value="-0.00493888" calcext:value-type="float">
            <text:p>-0.0049388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78.9746704102" calcext:value-type="float">
            <text:p>178.9746704102</text:p>
          </table:table-cell>
          <table:table-cell office:value-type="float" office:value="0.0176548791" calcext:value-type="float">
            <text:p>0.0176548791</text:p>
          </table:table-cell>
          <table:table-cell office:value-type="float" office:value="0.0017654879" calcext:value-type="float">
            <text:p>0.001765487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27053" calcext:value-type="float">
            <text:p>-0.00027053</text:p>
          </table:table-cell>
          <table:table-cell office:value-type="float" office:value="0.00000945" calcext:value-type="float">
            <text:p>0.00000945</text:p>
          </table:table-cell>
          <table:table-cell office:value-type="float" office:value="-0.005517147" calcext:value-type="float">
            <text:p>-0.00551714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78.9814147949" calcext:value-type="float">
            <text:p>178.9814147949</text:p>
          </table:table-cell>
          <table:table-cell office:value-type="float" office:value="-0.0339260058" calcext:value-type="float">
            <text:p>-0.0339260058</text:p>
          </table:table-cell>
          <table:table-cell office:value-type="float" office:value="-0.0033926006" calcext:value-type="float">
            <text:p>-0.003392600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02497" calcext:value-type="float">
            <text:p>-0.00002497</text:p>
          </table:table-cell>
          <table:table-cell office:value-type="float" office:value="0.00000945" calcext:value-type="float">
            <text:p>0.00000945</text:p>
          </table:table-cell>
          <table:table-cell office:value-type="float" office:value="-0.0040673353" calcext:value-type="float">
            <text:p>-0.004067335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178.984664917" calcext:value-type="float">
            <text:p>178.984664917</text:p>
          </table:table-cell>
          <table:table-cell office:value-type="float" office:value="0.0746487506" calcext:value-type="float">
            <text:p>0.0746487506</text:p>
          </table:table-cell>
          <table:table-cell office:value-type="float" office:value="0.0074648751" calcext:value-type="float">
            <text:p>0.007464875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585" calcext:value-type="float">
            <text:p>-0.000585</text:p>
          </table:table-cell>
          <table:table-cell office:value-type="float" office:value="0.00000945" calcext:value-type="float">
            <text:p>0.00000945</text:p>
          </table:table-cell>
          <table:table-cell office:value-type="float" office:value="-0.0074313464" calcext:value-type="float">
            <text:p>-0.007431346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8.9761352539" calcext:value-type="float">
            <text:p>178.9761352539</text:p>
          </table:table-cell>
          <table:table-cell office:value-type="float" office:value="-0.0215360556" calcext:value-type="float">
            <text:p>-0.0215360556</text:p>
          </table:table-cell>
          <table:table-cell office:value-type="float" office:value="-0.0021536056" calcext:value-type="float">
            <text:p>-0.002153605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31701" calcext:value-type="float">
            <text:p>-0.00031701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58356559" calcext:value-type="float">
            <text:p>-0.0058356559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78.9829711914" calcext:value-type="float">
            <text:p>178.9829711914</text:p>
          </table:table-cell>
          <table:table-cell office:value-type="float" office:value="-0.002821558" calcext:value-type="float">
            <text:p>-0.002821558</text:p>
          </table:table-cell>
          <table:table-cell office:value-type="float" office:value="-0.0002821558" calcext:value-type="float">
            <text:p>-0.000282155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26323" calcext:value-type="float">
            <text:p>-0.00026323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49617622" calcext:value-type="float">
            <text:p>-0.004961762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8.9908294678" calcext:value-type="float">
            <text:p>178.9908294678</text:p>
          </table:table-cell>
          <table:table-cell office:value-type="float" office:value="-0.0293887997" calcext:value-type="float">
            <text:p>-0.0293887997</text:p>
          </table:table-cell>
          <table:table-cell office:value-type="float" office:value="-0.00293888" calcext:value-type="float">
            <text:p>-0.0029388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05035" calcext:value-type="float">
            <text:p>-0.00005035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34091436" calcext:value-type="float">
            <text:p>-0.003409143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79.0051422119" calcext:value-type="float">
            <text:p>179.0051422119</text:p>
          </table:table-cell>
          <table:table-cell office:value-type="float" office:value="-0.0161995423" calcext:value-type="float">
            <text:p>-0.0161995423</text:p>
          </table:table-cell>
          <table:table-cell office:value-type="float" office:value="-0.0016199542" calcext:value-type="float">
            <text:p>-0.001619954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00356" calcext:value-type="float">
            <text:p>0.00000356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42506808" calcext:value-type="float">
            <text:p>-0.004250680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9.0023803711" calcext:value-type="float">
            <text:p>179.0023803711</text:p>
          </table:table-cell>
          <table:table-cell office:value-type="float" office:value="-0.0455312784" calcext:value-type="float">
            <text:p>-0.0455312784</text:p>
          </table:table-cell>
          <table:table-cell office:value-type="float" office:value="-0.0045531278" calcext:value-type="float">
            <text:p>-0.004553127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23494" calcext:value-type="float">
            <text:p>0.00023494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44023955" calcext:value-type="float">
            <text:p>-0.004402395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178.9998474121" calcext:value-type="float">
            <text:p>178.9998474121</text:p>
          </table:table-cell>
          <table:table-cell office:value-type="float" office:value="-0.0723301096" calcext:value-type="float">
            <text:p>-0.0723301096</text:p>
          </table:table-cell>
          <table:table-cell office:value-type="float" office:value="-0.007233011" calcext:value-type="float">
            <text:p>-0.00723301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56767" calcext:value-type="float">
            <text:p>0.00056767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32358381" calcext:value-type="float">
            <text:p>-0.003235838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79.0048828125" calcext:value-type="float">
            <text:p>179.0048828125</text:p>
          </table:table-cell>
          <table:table-cell office:value-type="float" office:value="-0.0072010986" calcext:value-type="float">
            <text:p>-0.0072010986</text:p>
          </table:table-cell>
          <table:table-cell office:value-type="float" office:value="-0.0007201099" calcext:value-type="float">
            <text:p>-0.000720109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35525" calcext:value-type="float">
            <text:p>0.00035525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47780425" calcext:value-type="float">
            <text:p>-0.004778042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79.0024719238" calcext:value-type="float">
            <text:p>179.0024719238</text:p>
          </table:table-cell>
          <table:table-cell office:value-type="float" office:value="-0.0489955623" calcext:value-type="float">
            <text:p>-0.0489955623</text:p>
          </table:table-cell>
          <table:table-cell office:value-type="float" office:value="-0.0048995562" calcext:value-type="float">
            <text:p>-0.004899556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4923" calcext:value-type="float">
            <text:p>0.0004923</text:p>
          </table:table-cell>
          <table:table-cell office:value-type="float" office:value="0.00000971" calcext:value-type="float">
            <text:p>0.00000971</text:p>
          </table:table-cell>
          <table:table-cell office:value-type="float" office:value="-0.0048840592" calcext:value-type="float">
            <text:p>-0.004884059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8.9815368652" calcext:value-type="float">
            <text:p>178.9815368652</text:p>
          </table:table-cell>
          <table:table-cell office:value-type="float" office:value="-0.0128101129" calcext:value-type="float">
            <text:p>-0.0128101129</text:p>
          </table:table-cell>
          <table:table-cell office:value-type="float" office:value="-0.0012810113" calcext:value-type="float">
            <text:p>-0.001281011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34243" calcext:value-type="float">
            <text:p>0.00034243</text:p>
          </table:table-cell>
          <table:table-cell office:value-type="float" office:value="0.00000705" calcext:value-type="float">
            <text:p>0.00000705</text:p>
          </table:table-cell>
          <table:table-cell office:value-type="float" office:value="-0.0039315474" calcext:value-type="float">
            <text:p>-0.003931547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78.9820251465" calcext:value-type="float">
            <text:p>178.9820251465</text:p>
          </table:table-cell>
          <table:table-cell office:value-type="float" office:value="-0.0693335273" calcext:value-type="float">
            <text:p>-0.0693335273</text:p>
          </table:table-cell>
          <table:table-cell office:value-type="float" office:value="-0.0069333527" calcext:value-type="float">
            <text:p>-0.006933352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6193" calcext:value-type="float">
            <text:p>0.0006193</text:p>
          </table:table-cell>
          <table:table-cell office:value-type="float" office:value="0.00000419" calcext:value-type="float">
            <text:p>0.00000419</text:p>
          </table:table-cell>
          <table:table-cell office:value-type="float" office:value="-0.003242201" calcext:value-type="float">
            <text:p>-0.00324220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78.9777832031" calcext:value-type="float">
            <text:p>178.9777832031</text:p>
          </table:table-cell>
          <table:table-cell office:value-type="float" office:value="-0.0425022907" calcext:value-type="float">
            <text:p>-0.0425022907</text:p>
          </table:table-cell>
          <table:table-cell office:value-type="float" office:value="-0.0042502291" calcext:value-type="float">
            <text:p>-0.004250229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62491" calcext:value-type="float">
            <text:p>0.00062491</text:p>
          </table:table-cell>
          <table:table-cell office:value-type="float" office:value="0.00000153" calcext:value-type="float">
            <text:p>0.00000153</text:p>
          </table:table-cell>
          <table:table-cell office:value-type="float" office:value="-0.004892438" calcext:value-type="float">
            <text:p>-0.00489243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78.9759979248" calcext:value-type="float">
            <text:p>178.9759979248</text:p>
          </table:table-cell>
          <table:table-cell office:value-type="float" office:value="-0.024359719" calcext:value-type="float">
            <text:p>-0.024359719</text:p>
          </table:table-cell>
          <table:table-cell office:value-type="float" office:value="-0.0024359719" calcext:value-type="float">
            <text:p>-0.002435971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50773" calcext:value-type="float">
            <text:p>0.00050773</text:p>
          </table:table-cell>
          <table:table-cell office:value-type="float" office:value="0.00000153" calcext:value-type="float">
            <text:p>0.00000153</text:p>
          </table:table-cell>
          <table:table-cell office:value-type="float" office:value="-0.0055810233" calcext:value-type="float">
            <text:p>-0.005581023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8.9704742432" calcext:value-type="float">
            <text:p>178.9704742432</text:p>
          </table:table-cell>
          <table:table-cell office:value-type="float" office:value="-0.0468708197" calcext:value-type="float">
            <text:p>-0.0468708197</text:p>
          </table:table-cell>
          <table:table-cell office:value-type="float" office:value="-0.004687082" calcext:value-type="float">
            <text:p>-0.00468708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57971" calcext:value-type="float">
            <text:p>0.00057971</text:p>
          </table:table-cell>
          <table:table-cell office:value-type="float" office:value="0.00000274" calcext:value-type="float">
            <text:p>0.00000274</text:p>
          </table:table-cell>
          <table:table-cell office:value-type="float" office:value="-0.0043039375" calcext:value-type="float">
            <text:p>-0.004303937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178.9688415527" calcext:value-type="float">
            <text:p>178.9688415527</text:p>
          </table:table-cell>
          <table:table-cell office:value-type="float" office:value="-0.0180139595" calcext:value-type="float">
            <text:p>-0.0180139595</text:p>
          </table:table-cell>
          <table:table-cell office:value-type="float" office:value="-0.0018013959" calcext:value-type="float">
            <text:p>-0.001801395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43534" calcext:value-type="float">
            <text:p>0.00043534</text:p>
          </table:table-cell>
          <table:table-cell office:value-type="float" office:value="-0.00000258" calcext:value-type="float">
            <text:p>-0.00000258</text:p>
          </table:table-cell>
          <table:table-cell office:value-type="float" office:value="-0.0052609659" calcext:value-type="float">
            <text:p>-0.005260965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8.9694671631" calcext:value-type="float">
            <text:p>178.9694671631</text:p>
          </table:table-cell>
          <table:table-cell office:value-type="float" office:value="-0.0054852447" calcext:value-type="float">
            <text:p>-0.0054852447</text:p>
          </table:table-cell>
          <table:table-cell office:value-type="float" office:value="-0.0005485245" calcext:value-type="float">
            <text:p>-0.000548524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25567" calcext:value-type="float">
            <text:p>0.00025567</text:p>
          </table:table-cell>
          <table:table-cell office:value-type="float" office:value="-0.00000804" calcext:value-type="float">
            <text:p>-0.00000804</text:p>
          </table:table-cell>
          <table:table-cell office:value-type="float" office:value="-0.0056382364" calcext:value-type="float">
            <text:p>-0.005638236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78.9711608887" calcext:value-type="float">
            <text:p>178.9711608887</text:p>
          </table:table-cell>
          <table:table-cell office:value-type="float" office:value="-0.0671143074" calcext:value-type="float">
            <text:p>-0.0671143074</text:p>
          </table:table-cell>
          <table:table-cell office:value-type="float" office:value="-0.0067114307" calcext:value-type="float">
            <text:p>-0.006711430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54672" calcext:value-type="float">
            <text:p>0.00054672</text:p>
          </table:table-cell>
          <table:table-cell office:value-type="float" office:value="-0.00001994" calcext:value-type="float">
            <text:p>-0.00001994</text:p>
          </table:table-cell>
          <table:table-cell office:value-type="float" office:value="-0.0037216375" calcext:value-type="float">
            <text:p>-0.00372163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8.9730682373" calcext:value-type="float">
            <text:p>178.9730682373</text:p>
          </table:table-cell>
          <table:table-cell office:value-type="float" office:value="-0.0245840609" calcext:value-type="float">
            <text:p>-0.0245840609</text:p>
          </table:table-cell>
          <table:table-cell office:value-type="float" office:value="-0.0024584061" calcext:value-type="float">
            <text:p>-0.002458406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45715" calcext:value-type="float">
            <text:p>0.00045715</text:p>
          </table:table-cell>
          <table:table-cell office:value-type="float" office:value="-0.00001994" calcext:value-type="float">
            <text:p>-0.00001994</text:p>
          </table:table-cell>
          <table:table-cell office:value-type="float" office:value="-0.0040472642" calcext:value-type="float">
            <text:p>-0.004047264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78.9818115234" calcext:value-type="float">
            <text:p>178.9818115234</text:p>
          </table:table-cell>
          <table:table-cell office:value-type="float" office:value="-0.1056579232" calcext:value-type="float">
            <text:p>-0.1056579232</text:p>
          </table:table-cell>
          <table:table-cell office:value-type="float" office:value="-0.0105657923" calcext:value-type="float">
            <text:p>-0.010565792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93779" calcext:value-type="float">
            <text:p>0.00093779</text:p>
          </table:table-cell>
          <table:table-cell office:value-type="float" office:value="-0.00002419" calcext:value-type="float">
            <text:p>-0.00002419</text:p>
          </table:table-cell>
          <table:table-cell office:value-type="float" office:value="-0.0039484939" calcext:value-type="float">
            <text:p>-0.003948493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78.9902038574" calcext:value-type="float">
            <text:p>178.9902038574</text:p>
          </table:table-cell>
          <table:table-cell office:value-type="float" office:value="-0.0376395394" calcext:value-type="float">
            <text:p>-0.0376395394</text:p>
          </table:table-cell>
          <table:table-cell office:value-type="float" office:value="-0.0037639539" calcext:value-type="float">
            <text:p>-0.00376395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80465" calcext:value-type="float">
            <text:p>0.00080465</text:p>
          </table:table-cell>
          <table:table-cell office:value-type="float" office:value="-0.00003484" calcext:value-type="float">
            <text:p>-0.00003484</text:p>
          </table:table-cell>
          <table:table-cell office:value-type="float" office:value="-0.0048274053" calcext:value-type="float">
            <text:p>-0.004827405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178.9888763428" calcext:value-type="float">
            <text:p>178.9888763428</text:p>
          </table:table-cell>
          <table:table-cell office:value-type="float" office:value="-0.1106285772" calcext:value-type="float">
            <text:p>-0.1106285772</text:p>
          </table:table-cell>
          <table:table-cell office:value-type="float" office:value="-0.0110628577" calcext:value-type="float">
            <text:p>-0.011062857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024" calcext:value-type="float">
            <text:p>0.0012024</text:p>
          </table:table-cell>
          <table:table-cell office:value-type="float" office:value="-0.00004194" calcext:value-type="float">
            <text:p>-0.00004194</text:p>
          </table:table-cell>
          <table:table-cell office:value-type="float" office:value="-0.0025645677" calcext:value-type="float">
            <text:p>-0.002564567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8.9966888428" calcext:value-type="float">
            <text:p>178.9966888428</text:p>
          </table:table-cell>
          <table:table-cell office:value-type="float" office:value="-0.0842465949" calcext:value-type="float">
            <text:p>-0.0842465949</text:p>
          </table:table-cell>
          <table:table-cell office:value-type="float" office:value="-0.0084246595" calcext:value-type="float">
            <text:p>-0.00842465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9152" calcext:value-type="float">
            <text:p>0.00129152</text:p>
          </table:table-cell>
          <table:table-cell office:value-type="float" office:value="-0.00005383" calcext:value-type="float">
            <text:p>-0.00005383</text:p>
          </table:table-cell>
          <table:table-cell office:value-type="float" office:value="-0.0030197341" calcext:value-type="float">
            <text:p>-0.003019734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178.9987182617" calcext:value-type="float">
            <text:p>178.9987182617</text:p>
          </table:table-cell>
          <table:table-cell office:value-type="float" office:value="-0.0767649742" calcext:value-type="float">
            <text:p>-0.0767649742</text:p>
          </table:table-cell>
          <table:table-cell office:value-type="float" office:value="-0.0076764974" calcext:value-type="float">
            <text:p>-0.007676497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0102" calcext:value-type="float">
            <text:p>0.00130102</text:p>
          </table:table-cell>
          <table:table-cell office:value-type="float" office:value="-0.00005383" calcext:value-type="float">
            <text:p>-0.00005383</text:p>
          </table:table-cell>
          <table:table-cell office:value-type="float" office:value="-0.0047204925" calcext:value-type="float">
            <text:p>-0.004720492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9.0088043213" calcext:value-type="float">
            <text:p>179.0088043213</text:p>
          </table:table-cell>
          <table:table-cell office:value-type="float" office:value="-0.0890904143" calcext:value-type="float">
            <text:p>-0.0890904143</text:p>
          </table:table-cell>
          <table:table-cell office:value-type="float" office:value="-0.0089090414" calcext:value-type="float">
            <text:p>-0.008909041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895" calcext:value-type="float">
            <text:p>0.0013895</text:p>
          </table:table-cell>
          <table:table-cell office:value-type="float" office:value="-0.00006092" calcext:value-type="float">
            <text:p>-0.00006092</text:p>
          </table:table-cell>
          <table:table-cell office:value-type="float" office:value="-0.0031684711" calcext:value-type="float">
            <text:p>-0.003168471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179.0109710693" calcext:value-type="float">
            <text:p>179.0109710693</text:p>
          </table:table-cell>
          <table:table-cell office:value-type="float" office:value="-0.0784520933" calcext:value-type="float">
            <text:p>-0.0784520933</text:p>
          </table:table-cell>
          <table:table-cell office:value-type="float" office:value="-0.0078452093" calcext:value-type="float">
            <text:p>-0.007845209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7753" calcext:value-type="float">
            <text:p>0.00137753</text:p>
          </table:table-cell>
          <table:table-cell office:value-type="float" office:value="-0.00006891" calcext:value-type="float">
            <text:p>-0.00006891</text:p>
          </table:table-cell>
          <table:table-cell office:value-type="float" office:value="-0.0047677022" calcext:value-type="float">
            <text:p>-0.004767702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9.0115356445" calcext:value-type="float">
            <text:p>179.0115356445</text:p>
          </table:table-cell>
          <table:table-cell office:value-type="float" office:value="-0.0321550918" calcext:value-type="float">
            <text:p>-0.0321550918</text:p>
          </table:table-cell>
          <table:table-cell office:value-type="float" office:value="-0.0032155092" calcext:value-type="float">
            <text:p>-0.003215509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06102" calcext:value-type="float">
            <text:p>0.00106102</text:p>
          </table:table-cell>
          <table:table-cell office:value-type="float" office:value="-0.000076" calcext:value-type="float">
            <text:p>-0.000076</text:p>
          </table:table-cell>
          <table:table-cell office:value-type="float" office:value="-0.0062532842" calcext:value-type="float">
            <text:p>-0.006253284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179.0158843994" calcext:value-type="float">
            <text:p>179.0158843994</text:p>
          </table:table-cell>
          <table:table-cell office:value-type="float" office:value="-0.0710410247" calcext:value-type="float">
            <text:p>-0.0710410247</text:p>
          </table:table-cell>
          <table:table-cell office:value-type="float" office:value="-0.0071041025" calcext:value-type="float">
            <text:p>-0.007104102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0934" calcext:value-type="float">
            <text:p>0.00110934</text:p>
          </table:table-cell>
          <table:table-cell office:value-type="float" office:value="-0.000076" calcext:value-type="float">
            <text:p>-0.000076</text:p>
          </table:table-cell>
          <table:table-cell office:value-type="float" office:value="-0.0036808144" calcext:value-type="float">
            <text:p>-0.003680814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79.0186157227" calcext:value-type="float">
            <text:p>179.0186157227</text:p>
          </table:table-cell>
          <table:table-cell office:value-type="float" office:value="-0.0814732917" calcext:value-type="float">
            <text:p>-0.0814732917</text:p>
          </table:table-cell>
          <table:table-cell office:value-type="float" office:value="-0.0081473292" calcext:value-type="float">
            <text:p>-0.008147329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1105" calcext:value-type="float">
            <text:p>0.00121105</text:p>
          </table:table-cell>
          <table:table-cell office:value-type="float" office:value="-0.00007458" calcext:value-type="float">
            <text:p>-0.00007458</text:p>
          </table:table-cell>
          <table:table-cell office:value-type="float" office:value="-0.0030280079" calcext:value-type="float">
            <text:p>-0.003028007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79.0249786377" calcext:value-type="float">
            <text:p>179.0249786377</text:p>
          </table:table-cell>
          <table:table-cell office:value-type="float" office:value="-0.0335288379" calcext:value-type="float">
            <text:p>-0.0335288379</text:p>
          </table:table-cell>
          <table:table-cell office:value-type="float" office:value="-0.0033528838" calcext:value-type="float">
            <text:p>-0.003352883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95928" calcext:value-type="float">
            <text:p>0.00095928</text:p>
          </table:table-cell>
          <table:table-cell office:value-type="float" office:value="-0.00008288" calcext:value-type="float">
            <text:p>-0.00008288</text:p>
          </table:table-cell>
          <table:table-cell office:value-type="float" office:value="-0.0057170198" calcext:value-type="float">
            <text:p>-0.005717019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9.0374298096" calcext:value-type="float">
            <text:p>179.0374298096</text:p>
          </table:table-cell>
          <table:table-cell office:value-type="float" office:value="-0.0433509853" calcext:value-type="float">
            <text:p>-0.0433509853</text:p>
          </table:table-cell>
          <table:table-cell office:value-type="float" office:value="-0.0043350985" calcext:value-type="float">
            <text:p>-0.004335098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85703" calcext:value-type="float">
            <text:p>0.00085703</text:p>
          </table:table-cell>
          <table:table-cell office:value-type="float" office:value="-0.00006692" calcext:value-type="float">
            <text:p>-0.00006692</text:p>
          </table:table-cell>
          <table:table-cell office:value-type="float" office:value="-0.0037643809" calcext:value-type="float">
            <text:p>-0.003764380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79.0453948975" calcext:value-type="float">
            <text:p>179.0453948975</text:p>
          </table:table-cell>
          <table:table-cell office:value-type="float" office:value="-0.0617516628" calcext:value-type="float">
            <text:p>-0.0617516628</text:p>
          </table:table-cell>
          <table:table-cell office:value-type="float" office:value="-0.0061751663" calcext:value-type="float">
            <text:p>-0.006175166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91155" calcext:value-type="float">
            <text:p>0.00091155</text:p>
          </table:table-cell>
          <table:table-cell office:value-type="float" office:value="-0.00006692" calcext:value-type="float">
            <text:p>-0.00006692</text:p>
          </table:table-cell>
          <table:table-cell office:value-type="float" office:value="-0.0056253235" calcext:value-type="float">
            <text:p>-0.005625323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79.0514526367" calcext:value-type="float">
            <text:p>179.0514526367</text:p>
          </table:table-cell>
          <table:table-cell office:value-type="float" office:value="-0.0276104888" calcext:value-type="float">
            <text:p>-0.0276104888</text:p>
          </table:table-cell>
          <table:table-cell office:value-type="float" office:value="-0.0027610489" calcext:value-type="float">
            <text:p>-0.002761048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72033" calcext:value-type="float">
            <text:p>0.00072033</text:p>
          </table:table-cell>
          <table:table-cell office:value-type="float" office:value="-0.00006856" calcext:value-type="float">
            <text:p>-0.00006856</text:p>
          </table:table-cell>
          <table:table-cell office:value-type="float" office:value="-0.0058826559" calcext:value-type="float">
            <text:p>-0.005882655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179.0489807129" calcext:value-type="float">
            <text:p>179.0489807129</text:p>
          </table:table-cell>
          <table:table-cell office:value-type="float" office:value="-0.0242480057" calcext:value-type="float">
            <text:p>-0.0242480057</text:p>
          </table:table-cell>
          <table:table-cell office:value-type="float" office:value="-0.0024248006" calcext:value-type="float">
            <text:p>-0.002424800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57055" calcext:value-type="float">
            <text:p>0.00057055</text:p>
          </table:table-cell>
          <table:table-cell office:value-type="float" office:value="-0.00002991" calcext:value-type="float">
            <text:p>-0.00002991</text:p>
          </table:table-cell>
          <table:table-cell office:value-type="float" office:value="-0.0049778334" calcext:value-type="float">
            <text:p>-0.004977833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.0582885742" calcext:value-type="float">
            <text:p>179.0582885742</text:p>
          </table:table-cell>
          <table:table-cell office:value-type="float" office:value="-0.0267032636" calcext:value-type="float">
            <text:p>-0.0267032636</text:p>
          </table:table-cell>
          <table:table-cell office:value-type="float" office:value="-0.0026703264" calcext:value-type="float">
            <text:p>-0.002670326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48715" calcext:value-type="float">
            <text:p>0.00048715</text:p>
          </table:table-cell>
          <table:table-cell office:value-type="float" office:value="-0.00002852" calcext:value-type="float">
            <text:p>-0.00002852</text:p>
          </table:table-cell>
          <table:table-cell office:value-type="float" office:value="-0.0033445839" calcext:value-type="float">
            <text:p>-0.003344583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179.0691375732" calcext:value-type="float">
            <text:p>179.0691375732</text:p>
          </table:table-cell>
          <table:table-cell office:value-type="float" office:value="0.0183417989" calcext:value-type="float">
            <text:p>0.0183417989</text:p>
          </table:table-cell>
          <table:table-cell office:value-type="float" office:value="0.0018341799" calcext:value-type="float">
            <text:p>0.001834179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13139" calcext:value-type="float">
            <text:p>0.00013139</text:p>
          </table:table-cell>
          <table:table-cell office:value-type="float" office:value="-0.00002852" calcext:value-type="float">
            <text:p>-0.00002852</text:p>
          </table:table-cell>
          <table:table-cell office:value-type="float" office:value="-0.0061411728" calcext:value-type="float">
            <text:p>-0.006141172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79.068649292" calcext:value-type="float">
            <text:p>179.068649292</text:p>
          </table:table-cell>
          <table:table-cell office:value-type="float" office:value="0.0000422901" calcext:value-type="float">
            <text:p>4.22901E-05</text:p>
          </table:table-cell>
          <table:table-cell office:value-type="float" office:value="0.000004229" calcext:value-type="float">
            <text:p>0.00000422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01637" calcext:value-type="float">
            <text:p>0.00001637</text:p>
          </table:table-cell>
          <table:table-cell office:value-type="float" office:value="0.00003531" calcext:value-type="float">
            <text:p>0.00003531</text:p>
          </table:table-cell>
          <table:table-cell office:value-type="float" office:value="-0.0052735364" calcext:value-type="float">
            <text:p>-0.005273536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79.0588989258" calcext:value-type="float">
            <text:p>179.0588989258</text:p>
          </table:table-cell>
          <table:table-cell office:value-type="float" office:value="0.0111257337" calcext:value-type="float">
            <text:p>0.0111257337</text:p>
          </table:table-cell>
          <table:table-cell office:value-type="float" office:value="0.0011125734" calcext:value-type="float">
            <text:p>0.001112573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13411" calcext:value-type="float">
            <text:p>-0.00013411</text:p>
          </table:table-cell>
          <table:table-cell office:value-type="float" office:value="0.00003956" calcext:value-type="float">
            <text:p>0.00003956</text:p>
          </table:table-cell>
          <table:table-cell office:value-type="float" office:value="-0.0047919595" calcext:value-type="float">
            <text:p>-0.004791959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9.0550231934" calcext:value-type="float">
            <text:p>179.0550231934</text:p>
          </table:table-cell>
          <table:table-cell office:value-type="float" office:value="-0.0240318396" calcext:value-type="float">
            <text:p>-0.0240318396</text:p>
          </table:table-cell>
          <table:table-cell office:value-type="float" office:value="-0.002403184" calcext:value-type="float">
            <text:p>-0.00240318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00004" calcext:value-type="float">
            <text:p>-0.00000004</text:p>
          </table:table-cell>
          <table:table-cell office:value-type="float" office:value="0.00013419" calcext:value-type="float">
            <text:p>0.00013419</text:p>
          </table:table-cell>
          <table:table-cell office:value-type="float" office:value="-0.0043721714" calcext:value-type="float">
            <text:p>-0.004372171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79.049911499" calcext:value-type="float">
            <text:p>179.049911499</text:p>
          </table:table-cell>
          <table:table-cell office:value-type="float" office:value="-0.0272592938" calcext:value-type="float">
            <text:p>-0.0272592938</text:p>
          </table:table-cell>
          <table:table-cell office:value-type="float" office:value="-0.0027259294" calcext:value-type="float">
            <text:p>-0.002725929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11077" calcext:value-type="float">
            <text:p>0.00011077</text:p>
          </table:table-cell>
          <table:table-cell office:value-type="float" office:value="0.00014409" calcext:value-type="float">
            <text:p>0.00014409</text:p>
          </table:table-cell>
          <table:table-cell office:value-type="float" office:value="-0.0046362194" calcext:value-type="float">
            <text:p>-0.004636219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79.0296020508" calcext:value-type="float">
            <text:p>179.0296020508</text:p>
          </table:table-cell>
          <table:table-cell office:value-type="float" office:value="0.0083964831" calcext:value-type="float">
            <text:p>0.0083964831</text:p>
          </table:table-cell>
          <table:table-cell office:value-type="float" office:value="0.0008396483" calcext:value-type="float">
            <text:p>0.000839648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05304" calcext:value-type="float">
            <text:p>-0.00005304</text:p>
          </table:table-cell>
          <table:table-cell office:value-type="float" office:value="0.00014409" calcext:value-type="float">
            <text:p>0.00014409</text:p>
          </table:table-cell>
          <table:table-cell office:value-type="float" office:value="-0.0052573432" calcext:value-type="float">
            <text:p>-0.005257343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179.0176849365" calcext:value-type="float">
            <text:p>179.0176849365</text:p>
          </table:table-cell>
          <table:table-cell office:value-type="float" office:value="-0.0142859534" calcext:value-type="float">
            <text:p>-0.0142859534</text:p>
          </table:table-cell>
          <table:table-cell office:value-type="float" office:value="-0.0014285953" calcext:value-type="float">
            <text:p>-0.001428595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01099" calcext:value-type="float">
            <text:p>-0.00001099</text:p>
          </table:table-cell>
          <table:table-cell office:value-type="float" office:value="0.00026649" calcext:value-type="float">
            <text:p>0.00026649</text:p>
          </table:table-cell>
          <table:table-cell office:value-type="float" office:value="-0.0036336881" calcext:value-type="float">
            <text:p>-0.003633688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9.01953125" calcext:value-type="float">
            <text:p>179.01953125</text:p>
          </table:table-cell>
          <table:table-cell office:value-type="float" office:value="-0.037049309" calcext:value-type="float">
            <text:p>-0.037049309</text:p>
          </table:table-cell>
          <table:table-cell office:value-type="float" office:value="-0.0037049309" calcext:value-type="float">
            <text:p>-0.003704930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16873" calcext:value-type="float">
            <text:p>0.00016873</text:p>
          </table:table-cell>
          <table:table-cell office:value-type="float" office:value="0.00028313" calcext:value-type="float">
            <text:p>0.00028313</text:p>
          </table:table-cell>
          <table:table-cell office:value-type="float" office:value="-0.004327909" calcext:value-type="float">
            <text:p>-0.00432790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179.0090179443" calcext:value-type="float">
            <text:p>179.0090179443</text:p>
          </table:table-cell>
          <table:table-cell office:value-type="float" office:value="-0.0978783934" calcext:value-type="float">
            <text:p>-0.0978783934</text:p>
          </table:table-cell>
          <table:table-cell office:value-type="float" office:value="-0.0097878393" calcext:value-type="float">
            <text:p>-0.009787839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69383" calcext:value-type="float">
            <text:p>0.00069383</text:p>
          </table:table-cell>
          <table:table-cell office:value-type="float" office:value="0.00043374" calcext:value-type="float">
            <text:p>0.00043374</text:p>
          </table:table-cell>
          <table:table-cell office:value-type="float" office:value="-0.0024110846" calcext:value-type="float">
            <text:p>-0.002411084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9.0046844482" calcext:value-type="float">
            <text:p>179.0046844482</text:p>
          </table:table-cell>
          <table:table-cell office:value-type="float" office:value="-0.1046753397" calcext:value-type="float">
            <text:p>-0.1046753397</text:p>
          </table:table-cell>
          <table:table-cell office:value-type="float" office:value="-0.010467534" calcext:value-type="float">
            <text:p>-0.01046753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0889" calcext:value-type="float">
            <text:p>0.0010889</text:p>
          </table:table-cell>
          <table:table-cell office:value-type="float" office:value="0.0004483" calcext:value-type="float">
            <text:p>0.0004483</text:p>
          </table:table-cell>
          <table:table-cell office:value-type="float" office:value="-0.0015487226" calcext:value-type="float">
            <text:p>-0.001548722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178.995010376" calcext:value-type="float">
            <text:p>178.995010376</text:p>
          </table:table-cell>
          <table:table-cell office:value-type="float" office:value="-0.0817111427" calcext:value-type="float">
            <text:p>-0.0817111427</text:p>
          </table:table-cell>
          <table:table-cell office:value-type="float" office:value="-0.0081711143" calcext:value-type="float">
            <text:p>-0.008171114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9902" calcext:value-type="float">
            <text:p>0.00119902</text:p>
          </table:table-cell>
          <table:table-cell office:value-type="float" office:value="0.0004483" calcext:value-type="float">
            <text:p>0.0004483</text:p>
          </table:table-cell>
          <table:table-cell office:value-type="float" office:value="-0.0038705938" calcext:value-type="float">
            <text:p>-0.003870593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9.0015563965" calcext:value-type="float">
            <text:p>179.0015563965</text:p>
          </table:table-cell>
          <table:table-cell office:value-type="float" office:value="-0.0907925387" calcext:value-type="float">
            <text:p>-0.0907925387</text:p>
          </table:table-cell>
          <table:table-cell office:value-type="float" office:value="-0.0090792539" calcext:value-type="float">
            <text:p>-0.00907925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329" calcext:value-type="float">
            <text:p>0.0013329</text:p>
          </table:table-cell>
          <table:table-cell office:value-type="float" office:value="0.00061624" calcext:value-type="float">
            <text:p>0.00061624</text:p>
          </table:table-cell>
          <table:table-cell office:value-type="float" office:value="-0.0038007611" calcext:value-type="float">
            <text:p>-0.003800761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179.0154876709" calcext:value-type="float">
            <text:p>179.0154876709</text:p>
          </table:table-cell>
          <table:table-cell office:value-type="float" office:value="-0.0596467971" calcext:value-type="float">
            <text:p>-0.0596467971</text:p>
          </table:table-cell>
          <table:table-cell office:value-type="float" office:value="-0.0059646797" calcext:value-type="float">
            <text:p>-0.005964679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145" calcext:value-type="float">
            <text:p>0.0012145</text:p>
          </table:table-cell>
          <table:table-cell office:value-type="float" office:value="0.0006347" calcext:value-type="float">
            <text:p>0.0006347</text:p>
          </table:table-cell>
          <table:table-cell office:value-type="float" office:value="-0.0037272421" calcext:value-type="float">
            <text:p>-0.003727242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79.0023651123" calcext:value-type="float">
            <text:p>179.0023651123</text:p>
          </table:table-cell>
          <table:table-cell office:value-type="float" office:value="-0.0975270969" calcext:value-type="float">
            <text:p>-0.0975270969</text:p>
          </table:table-cell>
          <table:table-cell office:value-type="float" office:value="-0.0097527097" calcext:value-type="float">
            <text:p>-0.009752709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8809" calcext:value-type="float">
            <text:p>0.00138809</text:p>
          </table:table-cell>
          <table:table-cell office:value-type="float" office:value="0.00080717" calcext:value-type="float">
            <text:p>0.00080717</text:p>
          </table:table-cell>
          <table:table-cell office:value-type="float" office:value="-0.0021290665" calcext:value-type="float">
            <text:p>-0.002129066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78.9916534424" calcext:value-type="float">
            <text:p>178.9916534424</text:p>
          </table:table-cell>
          <table:table-cell office:value-type="float" office:value="-0.0390535042" calcext:value-type="float">
            <text:p>-0.0390535042</text:p>
          </table:table-cell>
          <table:table-cell office:value-type="float" office:value="-0.0039053504" calcext:value-type="float">
            <text:p>-0.003905350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1402" calcext:value-type="float">
            <text:p>0.00111402</text:p>
          </table:table-cell>
          <table:table-cell office:value-type="float" office:value="0.0008245" calcext:value-type="float">
            <text:p>0.0008245</text:p>
          </table:table-cell>
          <table:table-cell office:value-type="float" office:value="-0.0053310583" calcext:value-type="float">
            <text:p>-0.005331058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178.998260498" calcext:value-type="float">
            <text:p>178.998260498</text:p>
          </table:table-cell>
          <table:table-cell office:value-type="float" office:value="-0.1029975164" calcext:value-type="float">
            <text:p>-0.1029975164</text:p>
          </table:table-cell>
          <table:table-cell office:value-type="float" office:value="-0.0102997516" calcext:value-type="float">
            <text:p>-0.010299751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5762" calcext:value-type="float">
            <text:p>0.00135762</text:p>
          </table:table-cell>
          <table:table-cell office:value-type="float" office:value="0.0008245" calcext:value-type="float">
            <text:p>0.0008245</text:p>
          </table:table-cell>
          <table:table-cell office:value-type="float" office:value="-0.0028896263" calcext:value-type="float">
            <text:p>-0.00288962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178.9941864014" calcext:value-type="float">
            <text:p>178.9941864014</text:p>
          </table:table-cell>
          <table:table-cell office:value-type="float" office:value="-0.0449254051" calcext:value-type="float">
            <text:p>-0.0449254051</text:p>
          </table:table-cell>
          <table:table-cell office:value-type="float" office:value="-0.0044925405" calcext:value-type="float">
            <text:p>-0.004492540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3286" calcext:value-type="float">
            <text:p>0.00113286</text:p>
          </table:table-cell>
          <table:table-cell office:value-type="float" office:value="0.00099266" calcext:value-type="float">
            <text:p>0.00099266</text:p>
          </table:table-cell>
          <table:table-cell office:value-type="float" office:value="-0.0039112986" calcext:value-type="float">
            <text:p>-0.003911298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79.0014953613" calcext:value-type="float">
            <text:p>179.0014953613</text:p>
          </table:table-cell>
          <table:table-cell office:value-type="float" office:value="-0.0624044925" calcext:value-type="float">
            <text:p>-0.0624044925</text:p>
          </table:table-cell>
          <table:table-cell office:value-type="float" office:value="-0.0062404493" calcext:value-type="float">
            <text:p>-0.006240449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09963" calcext:value-type="float">
            <text:p>0.00109963</text:p>
          </table:table-cell>
          <table:table-cell office:value-type="float" office:value="0.00100434" calcext:value-type="float">
            <text:p>0.00100434</text:p>
          </table:table-cell>
          <table:table-cell office:value-type="float" office:value="-0.003400942" calcext:value-type="float">
            <text:p>-0.00340094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78.9996032715" calcext:value-type="float">
            <text:p>178.9996032715</text:p>
          </table:table-cell>
          <table:table-cell office:value-type="float" office:value="-0.1142084223" calcext:value-type="float">
            <text:p>-0.1142084223</text:p>
          </table:table-cell>
          <table:table-cell office:value-type="float" office:value="-0.0114208422" calcext:value-type="float">
            <text:p>-0.011420842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2275" calcext:value-type="float">
            <text:p>0.00142275</text:p>
          </table:table-cell>
          <table:table-cell office:value-type="float" office:value="0.00100434" calcext:value-type="float">
            <text:p>0.00100434</text:p>
          </table:table-cell>
          <table:table-cell office:value-type="float" office:value="-0.0027618863" calcext:value-type="float">
            <text:p>-0.002761886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8.9883117676" calcext:value-type="float">
            <text:p>178.9883117676</text:p>
          </table:table-cell>
          <table:table-cell office:value-type="float" office:value="-0.0927997469" calcext:value-type="float">
            <text:p>-0.0927997469</text:p>
          </table:table-cell>
          <table:table-cell office:value-type="float" office:value="-0.0092799747" calcext:value-type="float">
            <text:p>-0.009279974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953" calcext:value-type="float">
            <text:p>0.0014953</text:p>
          </table:table-cell>
          <table:table-cell office:value-type="float" office:value="0.00116008" calcext:value-type="float">
            <text:p>0.00116008</text:p>
          </table:table-cell>
          <table:table-cell office:value-type="float" office:value="-0.0026514978" calcext:value-type="float">
            <text:p>-0.002651497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178.9730987549" calcext:value-type="float">
            <text:p>178.9730987549</text:p>
          </table:table-cell>
          <table:table-cell office:value-type="float" office:value="-0.0946589247" calcext:value-type="float">
            <text:p>-0.0946589247</text:p>
          </table:table-cell>
          <table:table-cell office:value-type="float" office:value="-0.0094658925" calcext:value-type="float">
            <text:p>-0.009465892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55602" calcext:value-type="float">
            <text:p>0.00155602</text:p>
          </table:table-cell>
          <table:table-cell office:value-type="float" office:value="0.00116008" calcext:value-type="float">
            <text:p>0.00116008</text:p>
          </table:table-cell>
          <table:table-cell office:value-type="float" office:value="-0.0042433502" calcext:value-type="float">
            <text:p>-0.004243350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78.9858093262" calcext:value-type="float">
            <text:p>178.9858093262</text:p>
          </table:table-cell>
          <table:table-cell office:value-type="float" office:value="-0.1420017126" calcext:value-type="float">
            <text:p>-0.1420017126</text:p>
          </table:table-cell>
          <table:table-cell office:value-type="float" office:value="-0.0142001713" calcext:value-type="float">
            <text:p>-0.014200171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91198" calcext:value-type="float">
            <text:p>0.00191198</text:p>
          </table:table-cell>
          <table:table-cell office:value-type="float" office:value="0.00128837" calcext:value-type="float">
            <text:p>0.00128837</text:p>
          </table:table-cell>
          <table:table-cell office:value-type="float" office:value="-0.0033811378" calcext:value-type="float">
            <text:p>-0.003381137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178.9667205811" calcext:value-type="float">
            <text:p>178.9667205811</text:p>
          </table:table-cell>
          <table:table-cell office:value-type="float" office:value="-0.1091990553" calcext:value-type="float">
            <text:p>-0.1091990553</text:p>
          </table:table-cell>
          <table:table-cell office:value-type="float" office:value="-0.0109199055" calcext:value-type="float">
            <text:p>-0.01091990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93047" calcext:value-type="float">
            <text:p>0.00193047</text:p>
          </table:table-cell>
          <table:table-cell office:value-type="float" office:value="0.00128537" calcext:value-type="float">
            <text:p>0.00128537</text:p>
          </table:table-cell>
          <table:table-cell office:value-type="float" office:value="-0.0027549706" calcext:value-type="float">
            <text:p>-0.002754970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8.9702758789" calcext:value-type="float">
            <text:p>178.9702758789</text:p>
          </table:table-cell>
          <table:table-cell office:value-type="float" office:value="-0.1314941875" calcext:value-type="float">
            <text:p>-0.1314941875</text:p>
          </table:table-cell>
          <table:table-cell office:value-type="float" office:value="-0.0131494187" calcext:value-type="float">
            <text:p>-0.013149418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09138" calcext:value-type="float">
            <text:p>0.00209138</text:p>
          </table:table-cell>
          <table:table-cell office:value-type="float" office:value="0.00128537" calcext:value-type="float">
            <text:p>0.00128537</text:p>
          </table:table-cell>
          <table:table-cell office:value-type="float" office:value="-0.0012326401" calcext:value-type="float">
            <text:p>-0.001232640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178.9693603516" calcext:value-type="float">
            <text:p>178.9693603516</text:p>
          </table:table-cell>
          <table:table-cell office:value-type="float" office:value="-0.1876352105" calcext:value-type="float">
            <text:p>-0.1876352105</text:p>
          </table:table-cell>
          <table:table-cell office:value-type="float" office:value="-0.018763521" calcext:value-type="float">
            <text:p>-0.01876352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57271" calcext:value-type="float">
            <text:p>0.00257271</text:p>
          </table:table-cell>
          <table:table-cell office:value-type="float" office:value="0.00137733" calcext:value-type="float">
            <text:p>0.00137733</text:p>
          </table:table-cell>
          <table:table-cell office:value-type="float" office:value="-0.0013612597" calcext:value-type="float">
            <text:p>-0.001361259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78.9782714844" calcext:value-type="float">
            <text:p>178.9782714844</text:p>
          </table:table-cell>
          <table:table-cell office:value-type="float" office:value="-0.0952807101" calcext:value-type="float">
            <text:p>-0.0952807101</text:p>
          </table:table-cell>
          <table:table-cell office:value-type="float" office:value="-0.009528071" calcext:value-type="float">
            <text:p>-0.00952807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27783" calcext:value-type="float">
            <text:p>0.00227783</text:p>
          </table:table-cell>
          <table:table-cell office:value-type="float" office:value="0.00136472" calcext:value-type="float">
            <text:p>0.00136472</text:p>
          </table:table-cell>
          <table:table-cell office:value-type="float" office:value="-0.004022342" calcext:value-type="float">
            <text:p>-0.00402234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178.9864501953" calcext:value-type="float">
            <text:p>178.9864501953</text:p>
          </table:table-cell>
          <table:table-cell office:value-type="float" office:value="-0.2318637061" calcext:value-type="float">
            <text:p>-0.2318637061</text:p>
          </table:table-cell>
          <table:table-cell office:value-type="float" office:value="-0.0231863706" calcext:value-type="float">
            <text:p>-0.023186370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99167" calcext:value-type="float">
            <text:p>0.00299167</text:p>
          </table:table-cell>
          <table:table-cell office:value-type="float" office:value="0.00136472" calcext:value-type="float">
            <text:p>0.00136472</text:p>
          </table:table-cell>
          <table:table-cell office:value-type="float" office:value="0.0005184354" calcext:value-type="float">
            <text:p>0.000518435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8.9864196777" calcext:value-type="float">
            <text:p>178.9864196777</text:p>
          </table:table-cell>
          <table:table-cell office:value-type="float" office:value="-0.2611947043" calcext:value-type="float">
            <text:p>-0.2611947043</text:p>
          </table:table-cell>
          <table:table-cell office:value-type="float" office:value="-0.0261194704" calcext:value-type="float">
            <text:p>-0.026119470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66263" calcext:value-type="float">
            <text:p>0.00366263</text:p>
          </table:table-cell>
          <table:table-cell office:value-type="float" office:value="0.00140589" calcext:value-type="float">
            <text:p>0.00140589</text:p>
          </table:table-cell>
          <table:table-cell office:value-type="float" office:value="0.0008851799" calcext:value-type="float">
            <text:p>0.000885179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78.9884338379" calcext:value-type="float">
            <text:p>178.9884338379</text:p>
          </table:table-cell>
          <table:table-cell office:value-type="float" office:value="-0.2215239813" calcext:value-type="float">
            <text:p>-0.2215239813</text:p>
          </table:table-cell>
          <table:table-cell office:value-type="float" office:value="-0.0221523981" calcext:value-type="float">
            <text:p>-0.022152398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4519" calcext:value-type="float">
            <text:p>0.00384519</text:p>
          </table:table-cell>
          <table:table-cell office:value-type="float" office:value="0.00140589" calcext:value-type="float">
            <text:p>0.00140589</text:p>
          </table:table-cell>
          <table:table-cell office:value-type="float" office:value="-0.0006574475" calcext:value-type="float">
            <text:p>-0.000657447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78.9933166504" calcext:value-type="float">
            <text:p>178.9933166504</text:p>
          </table:table-cell>
          <table:table-cell office:value-type="float" office:value="-0.1221698179" calcext:value-type="float">
            <text:p>-0.1221698179</text:p>
          </table:table-cell>
          <table:table-cell office:value-type="float" office:value="-0.0122169818" calcext:value-type="float">
            <text:p>-0.012216981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30465" calcext:value-type="float">
            <text:p>0.00330465</text:p>
          </table:table-cell>
          <table:table-cell office:value-type="float" office:value="0.00141114" calcext:value-type="float">
            <text:p>0.00141114</text:p>
          </table:table-cell>
          <table:table-cell office:value-type="float" office:value="-0.0036040494" calcext:value-type="float">
            <text:p>-0.003604049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178.9891815186" calcext:value-type="float">
            <text:p>178.9891815186</text:p>
          </table:table-cell>
          <table:table-cell office:value-type="float" office:value="-0.2178669814" calcext:value-type="float">
            <text:p>-0.2178669814</text:p>
          </table:table-cell>
          <table:table-cell office:value-type="float" office:value="-0.0217866981" calcext:value-type="float">
            <text:p>-0.021786698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58236" calcext:value-type="float">
            <text:p>0.00358236</text:p>
          </table:table-cell>
          <table:table-cell office:value-type="float" office:value="0.00141114" calcext:value-type="float">
            <text:p>0.00141114</text:p>
          </table:table-cell>
          <table:table-cell office:value-type="float" office:value="-0.0011112442" calcext:value-type="float">
            <text:p>-0.001111244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178.9915466309" calcext:value-type="float">
            <text:p>178.9915466309</text:p>
          </table:table-cell>
          <table:table-cell office:value-type="float" office:value="-0.1425293401" calcext:value-type="float">
            <text:p>-0.1425293401</text:p>
          </table:table-cell>
          <table:table-cell office:value-type="float" office:value="-0.014252934" calcext:value-type="float">
            <text:p>-0.01425293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26526" calcext:value-type="float">
            <text:p>0.00326526</text:p>
          </table:table-cell>
          <table:table-cell office:value-type="float" office:value="0.00141114" calcext:value-type="float">
            <text:p>0.00141114</text:p>
          </table:table-cell>
          <table:table-cell office:value-type="float" office:value="-0.0038424549" calcext:value-type="float">
            <text:p>-0.003842454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179.0076141357" calcext:value-type="float">
            <text:p>179.0076141357</text:p>
          </table:table-cell>
          <table:table-cell office:value-type="float" office:value="-0.1347072421" calcext:value-type="float">
            <text:p>-0.1347072421</text:p>
          </table:table-cell>
          <table:table-cell office:value-type="float" office:value="-0.0134707242" calcext:value-type="float">
            <text:p>-0.013470724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00191" calcext:value-type="float">
            <text:p>0.00300191</text:p>
          </table:table-cell>
          <table:table-cell office:value-type="float" office:value="0.00139057" calcext:value-type="float">
            <text:p>0.00139057</text:p>
          </table:table-cell>
          <table:table-cell office:value-type="float" office:value="-0.0031524877" calcext:value-type="float">
            <text:p>-0.003152487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178.9896392822" calcext:value-type="float">
            <text:p>178.9896392822</text:p>
          </table:table-cell>
          <table:table-cell office:value-type="float" office:value="-0.1559166804" calcext:value-type="float">
            <text:p>-0.1559166804</text:p>
          </table:table-cell>
          <table:table-cell office:value-type="float" office:value="-0.015591668" calcext:value-type="float">
            <text:p>-0.01559166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96784" calcext:value-type="float">
            <text:p>0.00296784</text:p>
          </table:table-cell>
          <table:table-cell office:value-type="float" office:value="0.00139057" calcext:value-type="float">
            <text:p>0.00139057</text:p>
          </table:table-cell>
          <table:table-cell office:value-type="float" office:value="-0.0015982899" calcext:value-type="float">
            <text:p>-0.001598289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178.9927520752" calcext:value-type="float">
            <text:p>178.9927520752</text:p>
          </table:table-cell>
          <table:table-cell office:value-type="float" office:value="-0.1759961702" calcext:value-type="float">
            <text:p>-0.1759961702</text:p>
          </table:table-cell>
          <table:table-cell office:value-type="float" office:value="-0.017599617" calcext:value-type="float">
            <text:p>-0.01759961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07896" calcext:value-type="float">
            <text:p>0.00307896</text:p>
          </table:table-cell>
          <table:table-cell office:value-type="float" office:value="0.00139057" calcext:value-type="float">
            <text:p>0.00139057</text:p>
          </table:table-cell>
          <table:table-cell office:value-type="float" office:value="-0.0010395278" calcext:value-type="float">
            <text:p>-0.001039527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178.9929962158" calcext:value-type="float">
            <text:p>178.9929962158</text:p>
          </table:table-cell>
          <table:table-cell office:value-type="float" office:value="-0.1448068818" calcext:value-type="float">
            <text:p>-0.1448068818</text:p>
          </table:table-cell>
          <table:table-cell office:value-type="float" office:value="-0.0144806882" calcext:value-type="float">
            <text:p>-0.014480688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94512" calcext:value-type="float">
            <text:p>0.00294512</text:p>
          </table:table-cell>
          <table:table-cell office:value-type="float" office:value="0.0013646" calcext:value-type="float">
            <text:p>0.0013646</text:p>
          </table:table-cell>
          <table:table-cell office:value-type="float" office:value="-0.0030194517" calcext:value-type="float">
            <text:p>-0.003019451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178.9980773926" calcext:value-type="float">
            <text:p>178.9980773926</text:p>
          </table:table-cell>
          <table:table-cell office:value-type="float" office:value="-0.1866783545" calcext:value-type="float">
            <text:p>-0.1866783545</text:p>
          </table:table-cell>
          <table:table-cell office:value-type="float" office:value="-0.0186678354" calcext:value-type="float">
            <text:p>-0.018667835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13502" calcext:value-type="float">
            <text:p>0.00313502</text:p>
          </table:table-cell>
          <table:table-cell office:value-type="float" office:value="0.0013646" calcext:value-type="float">
            <text:p>0.0013646</text:p>
          </table:table-cell>
          <table:table-cell office:value-type="float" office:value="0.0005959115" calcext:value-type="float">
            <text:p>0.000595911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179.0038299561" calcext:value-type="float">
            <text:p>179.0038299561</text:p>
          </table:table-cell>
          <table:table-cell office:value-type="float" office:value="-0.2379547371" calcext:value-type="float">
            <text:p>-0.2379547371</text:p>
          </table:table-cell>
          <table:table-cell office:value-type="float" office:value="-0.0237954737" calcext:value-type="float">
            <text:p>-0.023795473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60324" calcext:value-type="float">
            <text:p>0.00360324</text:p>
          </table:table-cell>
          <table:table-cell office:value-type="float" office:value="0.00135154" calcext:value-type="float">
            <text:p>0.00135154</text:p>
          </table:table-cell>
          <table:table-cell office:value-type="float" office:value="0.0017702036" calcext:value-type="float">
            <text:p>0.001770203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179.005569458" calcext:value-type="float">
            <text:p>179.005569458</text:p>
          </table:table-cell>
          <table:table-cell office:value-type="float" office:value="-0.1528502053" calcext:value-type="float">
            <text:p>-0.1528502053</text:p>
          </table:table-cell>
          <table:table-cell office:value-type="float" office:value="-0.0152850205" calcext:value-type="float">
            <text:p>-0.015285020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34795" calcext:value-type="float">
            <text:p>0.00334795</text:p>
          </table:table-cell>
          <table:table-cell office:value-type="float" office:value="0.00135154" calcext:value-type="float">
            <text:p>0.00135154</text:p>
          </table:table-cell>
          <table:table-cell office:value-type="float" office:value="-0.0012129556" calcext:value-type="float">
            <text:p>-0.001212955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.01" calcext:value-type="float">
            <text:p>19.01</text:p>
          </table:table-cell>
          <table:table-cell office:value-type="float" office:value="179.0087127686" calcext:value-type="float">
            <text:p>179.0087127686</text:p>
          </table:table-cell>
          <table:table-cell office:value-type="float" office:value="-0.1158683643" calcext:value-type="float">
            <text:p>-0.1158683643</text:p>
          </table:table-cell>
          <table:table-cell office:value-type="float" office:value="-0.0115868364" calcext:value-type="float">
            <text:p>-0.011586836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93144" calcext:value-type="float">
            <text:p>0.00293144</text:p>
          </table:table-cell>
          <table:table-cell office:value-type="float" office:value="0.00135154" calcext:value-type="float">
            <text:p>0.00135154</text:p>
          </table:table-cell>
          <table:table-cell office:value-type="float" office:value="-0.0020780529" calcext:value-type="float">
            <text:p>-0.002078052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179.005355835" calcext:value-type="float">
            <text:p>179.005355835</text:p>
          </table:table-cell>
          <table:table-cell office:value-type="float" office:value="-0.1950372438" calcext:value-type="float">
            <text:p>-0.1950372438</text:p>
          </table:table-cell>
          <table:table-cell office:value-type="float" office:value="-0.0195037244" calcext:value-type="float">
            <text:p>-0.019503724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18161" calcext:value-type="float">
            <text:p>0.00318161</text:p>
          </table:table-cell>
          <table:table-cell office:value-type="float" office:value="0.00136189" calcext:value-type="float">
            <text:p>0.00136189</text:p>
          </table:table-cell>
          <table:table-cell office:value-type="float" office:value="-0.0004685989" calcext:value-type="float">
            <text:p>-0.000468598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float" office:value="179.0014343262" calcext:value-type="float">
            <text:p>179.0014343262</text:p>
          </table:table-cell>
          <table:table-cell office:value-type="float" office:value="-0.2000244311" calcext:value-type="float">
            <text:p>-0.2000244311</text:p>
          </table:table-cell>
          <table:table-cell office:value-type="float" office:value="-0.0200024431" calcext:value-type="float">
            <text:p>-0.020002443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38149" calcext:value-type="float">
            <text:p>0.00338149</text:p>
          </table:table-cell>
          <table:table-cell office:value-type="float" office:value="0.00136189" calcext:value-type="float">
            <text:p>0.00136189</text:p>
          </table:table-cell>
          <table:table-cell office:value-type="float" office:value="-0.0006124902" calcext:value-type="float">
            <text:p>-0.000612490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179.0068664551" calcext:value-type="float">
            <text:p>179.0068664551</text:p>
          </table:table-cell>
          <table:table-cell office:value-type="float" office:value="-0.1797190424" calcext:value-type="float">
            <text:p>-0.1797190424</text:p>
          </table:table-cell>
          <table:table-cell office:value-type="float" office:value="-0.0179719042" calcext:value-type="float">
            <text:p>-0.017971904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37931" calcext:value-type="float">
            <text:p>0.00337931</text:p>
          </table:table-cell>
          <table:table-cell office:value-type="float" office:value="0.00141716" calcext:value-type="float">
            <text:p>0.00141716</text:p>
          </table:table-cell>
          <table:table-cell office:value-type="float" office:value="-0.0015744861" calcext:value-type="float">
            <text:p>-0.001574486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179.008682251" calcext:value-type="float">
            <text:p>179.008682251</text:p>
          </table:table-cell>
          <table:table-cell office:value-type="float" office:value="-0.1505849476" calcext:value-type="float">
            <text:p>-0.1505849476</text:p>
          </table:table-cell>
          <table:table-cell office:value-type="float" office:value="-0.0150584948" calcext:value-type="float">
            <text:p>-0.015058494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18369" calcext:value-type="float">
            <text:p>0.00318369</text:p>
          </table:table-cell>
          <table:table-cell office:value-type="float" office:value="0.00141716" calcext:value-type="float">
            <text:p>0.00141716</text:p>
          </table:table-cell>
          <table:table-cell office:value-type="float" office:value="-0.0014469787" calcext:value-type="float">
            <text:p>-0.001446978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79.0064849854" calcext:value-type="float">
            <text:p>179.0064849854</text:p>
          </table:table-cell>
          <table:table-cell office:value-type="float" office:value="-0.1913172681" calcext:value-type="float">
            <text:p>-0.1913172681</text:p>
          </table:table-cell>
          <table:table-cell office:value-type="float" office:value="-0.0191317268" calcext:value-type="float">
            <text:p>-0.019131726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32485" calcext:value-type="float">
            <text:p>0.00332485</text:p>
          </table:table-cell>
          <table:table-cell office:value-type="float" office:value="0.00141716" calcext:value-type="float">
            <text:p>0.00141716</text:p>
          </table:table-cell>
          <table:table-cell office:value-type="float" office:value="-0.0023159792" calcext:value-type="float">
            <text:p>-0.002315979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179.0057678223" calcext:value-type="float">
            <text:p>179.0057678223</text:p>
          </table:table-cell>
          <table:table-cell office:value-type="float" office:value="-0.1355870552" calcext:value-type="float">
            <text:p>-0.1355870552</text:p>
          </table:table-cell>
          <table:table-cell office:value-type="float" office:value="-0.0135587055" calcext:value-type="float">
            <text:p>-0.01355870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04746" calcext:value-type="float">
            <text:p>0.00304746</text:p>
          </table:table-cell>
          <table:table-cell office:value-type="float" office:value="0.00151591" calcext:value-type="float">
            <text:p>0.00151591</text:p>
          </table:table-cell>
          <table:table-cell office:value-type="float" office:value="-0.0027821804" calcext:value-type="float">
            <text:p>-0.002782180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79.0043334961" calcext:value-type="float">
            <text:p>179.0043334961</text:p>
          </table:table-cell>
          <table:table-cell office:value-type="float" office:value="-0.1525355376" calcext:value-type="float">
            <text:p>-0.1525355376</text:p>
          </table:table-cell>
          <table:table-cell office:value-type="float" office:value="-0.0152535538" calcext:value-type="float">
            <text:p>-0.015253553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97565" calcext:value-type="float">
            <text:p>0.00297565</text:p>
          </table:table-cell>
          <table:table-cell office:value-type="float" office:value="0.00151591" calcext:value-type="float">
            <text:p>0.00151591</text:p>
          </table:table-cell>
          <table:table-cell office:value-type="float" office:value="-0.002475228" calcext:value-type="float">
            <text:p>-0.00247522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9.41" calcext:value-type="float">
            <text:p>19.41</text:p>
          </table:table-cell>
          <table:table-cell office:value-type="float" office:value="179.006439209" calcext:value-type="float">
            <text:p>179.006439209</text:p>
          </table:table-cell>
          <table:table-cell office:value-type="float" office:value="-0.1462191773" calcext:value-type="float">
            <text:p>-0.1462191773</text:p>
          </table:table-cell>
          <table:table-cell office:value-type="float" office:value="-0.0146219177" calcext:value-type="float">
            <text:p>-0.014621917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88571" calcext:value-type="float">
            <text:p>0.00288571</text:p>
          </table:table-cell>
          <table:table-cell office:value-type="float" office:value="0.00166568" calcext:value-type="float">
            <text:p>0.00166568</text:p>
          </table:table-cell>
          <table:table-cell office:value-type="float" office:value="-0.0021298251" calcext:value-type="float">
            <text:p>-0.002129825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79.011932373" calcext:value-type="float">
            <text:p>179.011932373</text:p>
          </table:table-cell>
          <table:table-cell office:value-type="float" office:value="-0.1459949496" calcext:value-type="float">
            <text:p>-0.1459949496</text:p>
          </table:table-cell>
          <table:table-cell office:value-type="float" office:value="-0.014599495" calcext:value-type="float">
            <text:p>-0.0145994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82431" calcext:value-type="float">
            <text:p>0.00282431</text:p>
          </table:table-cell>
          <table:table-cell office:value-type="float" office:value="0.00166568" calcext:value-type="float">
            <text:p>0.00166568</text:p>
          </table:table-cell>
          <table:table-cell office:value-type="float" office:value="-0.0017078499" calcext:value-type="float">
            <text:p>-0.001707849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178.9979248047" calcext:value-type="float">
            <text:p>178.9979248047</text:p>
          </table:table-cell>
          <table:table-cell office:value-type="float" office:value="-0.137646974" calcext:value-type="float">
            <text:p>-0.137646974</text:p>
          </table:table-cell>
          <table:table-cell office:value-type="float" office:value="-0.0137646974" calcext:value-type="float">
            <text:p>-0.013764697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72778" calcext:value-type="float">
            <text:p>0.00272778</text:p>
          </table:table-cell>
          <table:table-cell office:value-type="float" office:value="0.00166568" calcext:value-type="float">
            <text:p>0.00166568</text:p>
          </table:table-cell>
          <table:table-cell office:value-type="float" office:value="-0.0019713108" calcext:value-type="float">
            <text:p>-0.001971310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78.992980957" calcext:value-type="float">
            <text:p>178.992980957</text:p>
          </table:table-cell>
          <table:table-cell office:value-type="float" office:value="-0.1898494709" calcext:value-type="float">
            <text:p>-0.1898494709</text:p>
          </table:table-cell>
          <table:table-cell office:value-type="float" office:value="-0.0189849471" calcext:value-type="float">
            <text:p>-0.018984947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01138" calcext:value-type="float">
            <text:p>0.00301138</text:p>
          </table:table-cell>
          <table:table-cell office:value-type="float" office:value="0.00185196" calcext:value-type="float">
            <text:p>0.00185196</text:p>
          </table:table-cell>
          <table:table-cell office:value-type="float" office:value="-0.0011766788" calcext:value-type="float">
            <text:p>-0.001176678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178.9921264648" calcext:value-type="float">
            <text:p>178.9921264648</text:p>
          </table:table-cell>
          <table:table-cell office:value-type="float" office:value="-0.1723837412" calcext:value-type="float">
            <text:p>-0.1723837412</text:p>
          </table:table-cell>
          <table:table-cell office:value-type="float" office:value="-0.0172383741" calcext:value-type="float">
            <text:p>-0.017238374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08389" calcext:value-type="float">
            <text:p>0.00308389</text:p>
          </table:table-cell>
          <table:table-cell office:value-type="float" office:value="0.00185196" calcext:value-type="float">
            <text:p>0.00185196</text:p>
          </table:table-cell>
          <table:table-cell office:value-type="float" office:value="-0.0017938838" calcext:value-type="float">
            <text:p>-0.001793883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78.978012085" calcext:value-type="float">
            <text:p>178.978012085</text:p>
          </table:table-cell>
          <table:table-cell office:value-type="float" office:value="-0.1163595676" calcext:value-type="float">
            <text:p>-0.1163595676</text:p>
          </table:table-cell>
          <table:table-cell office:value-type="float" office:value="-0.0116359568" calcext:value-type="float">
            <text:p>-0.011635956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75882" calcext:value-type="float">
            <text:p>0.00275882</text:p>
          </table:table-cell>
          <table:table-cell office:value-type="float" office:value="0.00185196" calcext:value-type="float">
            <text:p>0.00185196</text:p>
          </table:table-cell>
          <table:table-cell office:value-type="float" office:value="-0.0037759107" calcext:value-type="float">
            <text:p>-0.003775910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178.9754943848" calcext:value-type="float">
            <text:p>178.9754943848</text:p>
          </table:table-cell>
          <table:table-cell office:value-type="float" office:value="-0.1044537722" calcext:value-type="float">
            <text:p>-0.1044537722</text:p>
          </table:table-cell>
          <table:table-cell office:value-type="float" office:value="-0.0104453772" calcext:value-type="float">
            <text:p>-0.010445377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46294" calcext:value-type="float">
            <text:p>0.00246294</text:p>
          </table:table-cell>
          <table:table-cell office:value-type="float" office:value="0.00206084" calcext:value-type="float">
            <text:p>0.00206084</text:p>
          </table:table-cell>
          <table:table-cell office:value-type="float" office:value="-0.0025426818" calcext:value-type="float">
            <text:p>-0.002542681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78.9752807617" calcext:value-type="float">
            <text:p>178.9752807617</text:p>
          </table:table-cell>
          <table:table-cell office:value-type="float" office:value="-0.1718770642" calcext:value-type="float">
            <text:p>-0.1718770642</text:p>
          </table:table-cell>
          <table:table-cell office:value-type="float" office:value="-0.0171877064" calcext:value-type="float">
            <text:p>-0.017187706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71519" calcext:value-type="float">
            <text:p>0.00271519</text:p>
          </table:table-cell>
          <table:table-cell office:value-type="float" office:value="0.00206084" calcext:value-type="float">
            <text:p>0.00206084</text:p>
          </table:table-cell>
          <table:table-cell office:value-type="float" office:value="0.0002096465" calcext:value-type="float">
            <text:p>0.000209646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178.973236084" calcext:value-type="float">
            <text:p>178.973236084</text:p>
          </table:table-cell>
          <table:table-cell office:value-type="float" office:value="-0.1774422536" calcext:value-type="float">
            <text:p>-0.1774422536</text:p>
          </table:table-cell>
          <table:table-cell office:value-type="float" office:value="-0.0177442254" calcext:value-type="float">
            <text:p>-0.017744225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9203" calcext:value-type="float">
            <text:p>0.0029203</text:p>
          </table:table-cell>
          <table:table-cell office:value-type="float" office:value="0.00227551" calcext:value-type="float">
            <text:p>0.00227551</text:p>
          </table:table-cell>
          <table:table-cell office:value-type="float" office:value="-0.002214444" calcext:value-type="float">
            <text:p>-0.00221444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178.970916748" calcext:value-type="float">
            <text:p>178.970916748</text:p>
          </table:table-cell>
          <table:table-cell office:value-type="float" office:value="-0.0735047588" calcext:value-type="float">
            <text:p>-0.0735047588</text:p>
          </table:table-cell>
          <table:table-cell office:value-type="float" office:value="-0.0073504759" calcext:value-type="float">
            <text:p>-0.007350475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36425" calcext:value-type="float">
            <text:p>0.00236425</text:p>
          </table:table-cell>
          <table:table-cell office:value-type="float" office:value="0.00227551" calcext:value-type="float">
            <text:p>0.00227551</text:p>
          </table:table-cell>
          <table:table-cell office:value-type="float" office:value="-0.0032736272" calcext:value-type="float">
            <text:p>-0.003273627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178.9691009521" calcext:value-type="float">
            <text:p>178.9691009521</text:p>
          </table:table-cell>
          <table:table-cell office:value-type="float" office:value="-0.0820722639" calcext:value-type="float">
            <text:p>-0.0820722639</text:p>
          </table:table-cell>
          <table:table-cell office:value-type="float" office:value="-0.0082072264" calcext:value-type="float">
            <text:p>-0.008207226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05095" calcext:value-type="float">
            <text:p>0.00205095</text:p>
          </table:table-cell>
          <table:table-cell office:value-type="float" office:value="0.00228702" calcext:value-type="float">
            <text:p>0.00228702</text:p>
          </table:table-cell>
          <table:table-cell office:value-type="float" office:value="-0.0025112838" calcext:value-type="float">
            <text:p>-0.002511283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178.9481201172" calcext:value-type="float">
            <text:p>178.9481201172</text:p>
          </table:table-cell>
          <table:table-cell office:value-type="float" office:value="-0.081634769" calcext:value-type="float">
            <text:p>-0.081634769</text:p>
          </table:table-cell>
          <table:table-cell office:value-type="float" office:value="-0.0081634769" calcext:value-type="float">
            <text:p>-0.008163476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83934" calcext:value-type="float">
            <text:p>0.00183934</text:p>
          </table:table-cell>
          <table:table-cell office:value-type="float" office:value="0.00247568" calcext:value-type="float">
            <text:p>0.00247568</text:p>
          </table:table-cell>
          <table:table-cell office:value-type="float" office:value="-0.0038688553" calcext:value-type="float">
            <text:p>-0.003868855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178.9517822266" calcext:value-type="float">
            <text:p>178.9517822266</text:p>
          </table:table-cell>
          <table:table-cell office:value-type="float" office:value="-0.1196563314" calcext:value-type="float">
            <text:p>-0.1196563314</text:p>
          </table:table-cell>
          <table:table-cell office:value-type="float" office:value="-0.0119656331" calcext:value-type="float">
            <text:p>-0.011965633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95178" calcext:value-type="float">
            <text:p>0.00195178</text:p>
          </table:table-cell>
          <table:table-cell office:value-type="float" office:value="0.00247568" calcext:value-type="float">
            <text:p>0.00247568</text:p>
          </table:table-cell>
          <table:table-cell office:value-type="float" office:value="-0.0043192802" calcext:value-type="float">
            <text:p>-0.004319280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178.9499511719" calcext:value-type="float">
            <text:p>178.9499511719</text:p>
          </table:table-cell>
          <table:table-cell office:value-type="float" office:value="-0.0748543582" calcext:value-type="float">
            <text:p>-0.0748543582</text:p>
          </table:table-cell>
          <table:table-cell office:value-type="float" office:value="-0.0074854358" calcext:value-type="float">
            <text:p>-0.007485435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7281" calcext:value-type="float">
            <text:p>0.0017281</text:p>
          </table:table-cell>
          <table:table-cell office:value-type="float" office:value="0.00248774" calcext:value-type="float">
            <text:p>0.00248774</text:p>
          </table:table-cell>
          <table:table-cell office:value-type="float" office:value="-0.0042315177" calcext:value-type="float">
            <text:p>-0.004231517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178.9644927979" calcext:value-type="float">
            <text:p>178.9644927979</text:p>
          </table:table-cell>
          <table:table-cell office:value-type="float" office:value="-0.1712600502" calcext:value-type="float">
            <text:p>-0.1712600502</text:p>
          </table:table-cell>
          <table:table-cell office:value-type="float" office:value="-0.017126005" calcext:value-type="float">
            <text:p>-0.01712600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22159" calcext:value-type="float">
            <text:p>0.00222159</text:p>
          </table:table-cell>
          <table:table-cell office:value-type="float" office:value="0.00264465" calcext:value-type="float">
            <text:p>0.00264465</text:p>
          </table:table-cell>
          <table:table-cell office:value-type="float" office:value="-0.0020805411" calcext:value-type="float">
            <text:p>-0.002080541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78.9790649414" calcext:value-type="float">
            <text:p>178.9790649414</text:p>
          </table:table-cell>
          <table:table-cell office:value-type="float" office:value="-0.1726324852" calcext:value-type="float">
            <text:p>-0.1726324852</text:p>
          </table:table-cell>
          <table:table-cell office:value-type="float" office:value="-0.0172632485" calcext:value-type="float">
            <text:p>-0.017263248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55946" calcext:value-type="float">
            <text:p>0.00255946</text:p>
          </table:table-cell>
          <table:table-cell office:value-type="float" office:value="0.00264465" calcext:value-type="float">
            <text:p>0.00264465</text:p>
          </table:table-cell>
          <table:table-cell office:value-type="float" office:value="-0.001676349" calcext:value-type="float">
            <text:p>-0.00167634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178.981552124" calcext:value-type="float">
            <text:p>178.981552124</text:p>
          </table:table-cell>
          <table:table-cell office:value-type="float" office:value="-0.135516354" calcext:value-type="float">
            <text:p>-0.135516354</text:p>
          </table:table-cell>
          <table:table-cell office:value-type="float" office:value="-0.0135516354" calcext:value-type="float">
            <text:p>-0.013551635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53716" calcext:value-type="float">
            <text:p>0.00253716</text:p>
          </table:table-cell>
          <table:table-cell office:value-type="float" office:value="0.00276684" calcext:value-type="float">
            <text:p>0.00276684</text:p>
          </table:table-cell>
          <table:table-cell office:value-type="float" office:value="-0.0021557735" calcext:value-type="float">
            <text:p>-0.002155773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178.9826660156" calcext:value-type="float">
            <text:p>178.9826660156</text:p>
          </table:table-cell>
          <table:table-cell office:value-type="float" office:value="-0.0791615922" calcext:value-type="float">
            <text:p>-0.0791615922</text:p>
          </table:table-cell>
          <table:table-cell office:value-type="float" office:value="-0.0079161592" calcext:value-type="float">
            <text:p>-0.007916159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14673" calcext:value-type="float">
            <text:p>0.00214673</text:p>
          </table:table-cell>
          <table:table-cell office:value-type="float" office:value="0.00276684" calcext:value-type="float">
            <text:p>0.00276684</text:p>
          </table:table-cell>
          <table:table-cell office:value-type="float" office:value="-0.0041898249" calcext:value-type="float">
            <text:p>-0.004189824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178.99659729" calcext:value-type="float">
            <text:p>178.99659729</text:p>
          </table:table-cell>
          <table:table-cell office:value-type="float" office:value="-0.1090994248" calcext:value-type="float">
            <text:p>-0.1090994248</text:p>
          </table:table-cell>
          <table:table-cell office:value-type="float" office:value="-0.0109099425" calcext:value-type="float">
            <text:p>-0.010909942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08618" calcext:value-type="float">
            <text:p>0.00208618</text:p>
          </table:table-cell>
          <table:table-cell office:value-type="float" office:value="0.00277448" calcext:value-type="float">
            <text:p>0.00277448</text:p>
          </table:table-cell>
          <table:table-cell office:value-type="float" office:value="-0.004222766" calcext:value-type="float">
            <text:p>-0.0042227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178.994354248" calcext:value-type="float">
            <text:p>178.994354248</text:p>
          </table:table-cell>
          <table:table-cell office:value-type="float" office:value="-0.0262624863" calcext:value-type="float">
            <text:p>-0.0262624863</text:p>
          </table:table-cell>
          <table:table-cell office:value-type="float" office:value="-0.0026262486" calcext:value-type="float">
            <text:p>-0.002626248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9379" calcext:value-type="float">
            <text:p>0.00149379</text:p>
          </table:table-cell>
          <table:table-cell office:value-type="float" office:value="0.00282883" calcext:value-type="float">
            <text:p>0.00282883</text:p>
          </table:table-cell>
          <table:table-cell office:value-type="float" office:value="-0.0044092267" calcext:value-type="float">
            <text:p>-0.004409226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178.9935302734" calcext:value-type="float">
            <text:p>178.9935302734</text:p>
          </table:table-cell>
          <table:table-cell office:value-type="float" office:value="0.0286419891" calcext:value-type="float">
            <text:p>0.0286419891</text:p>
          </table:table-cell>
          <table:table-cell office:value-type="float" office:value="0.0028641989" calcext:value-type="float">
            <text:p>0.002864198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73328" calcext:value-type="float">
            <text:p>0.00073328</text:p>
          </table:table-cell>
          <table:table-cell office:value-type="float" office:value="0.00282883" calcext:value-type="float">
            <text:p>0.00282883</text:p>
          </table:table-cell>
          <table:table-cell office:value-type="float" office:value="-0.0054148057" calcext:value-type="float">
            <text:p>-0.005414805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179.0084991455" calcext:value-type="float">
            <text:p>179.0084991455</text:p>
          </table:table-cell>
          <table:table-cell office:value-type="float" office:value="0.0284242118" calcext:value-type="float">
            <text:p>0.0284242118</text:p>
          </table:table-cell>
          <table:table-cell office:value-type="float" office:value="0.0028424212" calcext:value-type="float">
            <text:p>0.002842421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22814" calcext:value-type="float">
            <text:p>0.00022814</text:p>
          </table:table-cell>
          <table:table-cell office:value-type="float" office:value="0.00283216" calcext:value-type="float">
            <text:p>0.00283216</text:p>
          </table:table-cell>
          <table:table-cell office:value-type="float" office:value="-0.0071976502" calcext:value-type="float">
            <text:p>-0.007197650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179.0153198242" calcext:value-type="float">
            <text:p>179.0153198242</text:p>
          </table:table-cell>
          <table:table-cell office:value-type="float" office:value="0.0495321196" calcext:value-type="float">
            <text:p>0.0495321196</text:p>
          </table:table-cell>
          <table:table-cell office:value-type="float" office:value="0.004953212" calcext:value-type="float">
            <text:p>0.00495321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249" calcext:value-type="float">
            <text:p>-0.000249</text:p>
          </table:table-cell>
          <table:table-cell office:value-type="float" office:value="0.00283216" calcext:value-type="float">
            <text:p>0.00283216</text:p>
          </table:table-cell>
          <table:table-cell office:value-type="float" office:value="-0.0079655967" calcext:value-type="float">
            <text:p>-0.007965596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179.0154724121" calcext:value-type="float">
            <text:p>179.0154724121</text:p>
          </table:table-cell>
          <table:table-cell office:value-type="float" office:value="0.0759511862" calcext:value-type="float">
            <text:p>0.0759511862</text:p>
          </table:table-cell>
          <table:table-cell office:value-type="float" office:value="0.0075951186" calcext:value-type="float">
            <text:p>0.007595118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7429" calcext:value-type="float">
            <text:p>-0.0007429</text:p>
          </table:table-cell>
          <table:table-cell office:value-type="float" office:value="0.00283216" calcext:value-type="float">
            <text:p>0.00283216</text:p>
          </table:table-cell>
          <table:table-cell office:value-type="float" office:value="-0.0071941379" calcext:value-type="float">
            <text:p>-0.007194137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179.0288543701" calcext:value-type="float">
            <text:p>179.0288543701</text:p>
          </table:table-cell>
          <table:table-cell office:value-type="float" office:value="0.0498828539" calcext:value-type="float">
            <text:p>0.0498828539</text:p>
          </table:table-cell>
          <table:table-cell office:value-type="float" office:value="0.0049882854" calcext:value-type="float">
            <text:p>0.004988285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89817" calcext:value-type="float">
            <text:p>-0.00089817</text:p>
          </table:table-cell>
          <table:table-cell office:value-type="float" office:value="0.00278171" calcext:value-type="float">
            <text:p>0.00278171</text:p>
          </table:table-cell>
          <table:table-cell office:value-type="float" office:value="-0.0057730138" calcext:value-type="float">
            <text:p>-0.005773013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.67" calcext:value-type="float">
            <text:p>20.67</text:p>
          </table:table-cell>
          <table:table-cell office:value-type="float" office:value="179.0295257568" calcext:value-type="float">
            <text:p>179.0295257568</text:p>
          </table:table-cell>
          <table:table-cell office:value-type="float" office:value="-0.0448301848" calcext:value-type="float">
            <text:p>-0.0448301848</text:p>
          </table:table-cell>
          <table:table-cell office:value-type="float" office:value="-0.0044830185" calcext:value-type="float">
            <text:p>-0.004483018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37038" calcext:value-type="float">
            <text:p>-0.00037038</text:p>
          </table:table-cell>
          <table:table-cell office:value-type="float" office:value="0.00278171" calcext:value-type="float">
            <text:p>0.00278171</text:p>
          </table:table-cell>
          <table:table-cell office:value-type="float" office:value="-0.0023303942" calcext:value-type="float">
            <text:p>-0.002330394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179.0506896973" calcext:value-type="float">
            <text:p>179.0506896973</text:p>
          </table:table-cell>
          <table:table-cell office:value-type="float" office:value="-0.087852478" calcext:value-type="float">
            <text:p>-0.087852478</text:p>
          </table:table-cell>
          <table:table-cell office:value-type="float" office:value="-0.0087852478" calcext:value-type="float">
            <text:p>-0.008785247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26791" calcext:value-type="float">
            <text:p>0.00026791</text:p>
          </table:table-cell>
          <table:table-cell office:value-type="float" office:value="0.00268921" calcext:value-type="float">
            <text:p>0.00268921</text:p>
          </table:table-cell>
          <table:table-cell office:value-type="float" office:value="-0.0007417489" calcext:value-type="float">
            <text:p>-0.000741748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79.0379180908" calcext:value-type="float">
            <text:p>179.0379180908</text:p>
          </table:table-cell>
          <table:table-cell office:value-type="float" office:value="-0.1311375833" calcext:value-type="float">
            <text:p>-0.1311375833</text:p>
          </table:table-cell>
          <table:table-cell office:value-type="float" office:value="-0.0131137583" calcext:value-type="float">
            <text:p>-0.013113758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98155" calcext:value-type="float">
            <text:p>0.00098155</text:p>
          </table:table-cell>
          <table:table-cell office:value-type="float" office:value="0.00268921" calcext:value-type="float">
            <text:p>0.00268921</text:p>
          </table:table-cell>
          <table:table-cell office:value-type="float" office:value="-0.0006092515" calcext:value-type="float">
            <text:p>-0.000609251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179.0319366455" calcext:value-type="float">
            <text:p>179.0319366455</text:p>
          </table:table-cell>
          <table:table-cell office:value-type="float" office:value="-0.2008398538" calcext:value-type="float">
            <text:p>-0.2008398538</text:p>
          </table:table-cell>
          <table:table-cell office:value-type="float" office:value="-0.0200839854" calcext:value-type="float">
            <text:p>-0.020083985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92144" calcext:value-type="float">
            <text:p>0.00192144</text:p>
          </table:table-cell>
          <table:table-cell office:value-type="float" office:value="0.00268592" calcext:value-type="float">
            <text:p>0.00268592</text:p>
          </table:table-cell>
          <table:table-cell office:value-type="float" office:value="0.00142501" calcext:value-type="float">
            <text:p>0.0014250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179.0401153564" calcext:value-type="float">
            <text:p>179.0401153564</text:p>
          </table:table-cell>
          <table:table-cell office:value-type="float" office:value="-0.2113540761" calcext:value-type="float">
            <text:p>-0.2113540761</text:p>
          </table:table-cell>
          <table:table-cell office:value-type="float" office:value="-0.0211354076" calcext:value-type="float">
            <text:p>-0.021135407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61758" calcext:value-type="float">
            <text:p>0.00261758</text:p>
          </table:table-cell>
          <table:table-cell office:value-type="float" office:value="0.00257532" calcext:value-type="float">
            <text:p>0.00257532</text:p>
          </table:table-cell>
          <table:table-cell office:value-type="float" office:value="0.0011159798" calcext:value-type="float">
            <text:p>0.001115979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179.0441131592" calcext:value-type="float">
            <text:p>179.0441131592</text:p>
          </table:table-cell>
          <table:table-cell office:value-type="float" office:value="-0.3177717337" calcext:value-type="float">
            <text:p>-0.3177717337</text:p>
          </table:table-cell>
          <table:table-cell office:value-type="float" office:value="-0.0317771734" calcext:value-type="float">
            <text:p>-0.031777173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79051" calcext:value-type="float">
            <text:p>0.00379051</text:p>
          </table:table-cell>
          <table:table-cell office:value-type="float" office:value="0.00257532" calcext:value-type="float">
            <text:p>0.00257532</text:p>
          </table:table-cell>
          <table:table-cell office:value-type="float" office:value="0.0054404742" calcext:value-type="float">
            <text:p>0.005440474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0.97" calcext:value-type="float">
            <text:p>20.97</text:p>
          </table:table-cell>
          <table:table-cell office:value-type="float" office:value="179.0534820557" calcext:value-type="float">
            <text:p>179.0534820557</text:p>
          </table:table-cell>
          <table:table-cell office:value-type="float" office:value="-0.3304410443" calcext:value-type="float">
            <text:p>-0.3304410443</text:p>
          </table:table-cell>
          <table:table-cell office:value-type="float" office:value="-0.0330441044" calcext:value-type="float">
            <text:p>-0.033044104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65624" calcext:value-type="float">
            <text:p>0.00465624</text:p>
          </table:table-cell>
          <table:table-cell office:value-type="float" office:value="0.00257082" calcext:value-type="float">
            <text:p>0.00257082</text:p>
          </table:table-cell>
          <table:table-cell office:value-type="float" office:value="0.0050351696" calcext:value-type="float">
            <text:p>0.005035169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179.0961608887" calcext:value-type="float">
            <text:p>179.0961608887</text:p>
          </table:table-cell>
          <table:table-cell office:value-type="float" office:value="-0.4181076049" calcext:value-type="float">
            <text:p>-0.4181076049</text:p>
          </table:table-cell>
          <table:table-cell office:value-type="float" office:value="-0.0418107605" calcext:value-type="float">
            <text:p>-0.041810760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81716" calcext:value-type="float">
            <text:p>0.00581716</text:p>
          </table:table-cell>
          <table:table-cell office:value-type="float" office:value="0.00246166" calcext:value-type="float">
            <text:p>0.00246166</text:p>
          </table:table-cell>
          <table:table-cell office:value-type="float" office:value="0.0077085654" calcext:value-type="float">
            <text:p>0.007708565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179.1031036377" calcext:value-type="float">
            <text:p>179.1031036377</text:p>
          </table:table-cell>
          <table:table-cell office:value-type="float" office:value="-0.4700129951" calcext:value-type="float">
            <text:p>-0.4700129951</text:p>
          </table:table-cell>
          <table:table-cell office:value-type="float" office:value="-0.0470012995" calcext:value-type="float">
            <text:p>-0.04700129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93638" calcext:value-type="float">
            <text:p>0.00693638</text:p>
          </table:table-cell>
          <table:table-cell office:value-type="float" office:value="0.00246166" calcext:value-type="float">
            <text:p>0.00246166</text:p>
          </table:table-cell>
          <table:table-cell office:value-type="float" office:value="0.0090934709" calcext:value-type="float">
            <text:p>0.009093470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179.1224517822" calcext:value-type="float">
            <text:p>179.1224517822</text:p>
          </table:table-cell>
          <table:table-cell office:value-type="float" office:value="-0.5214273526" calcext:value-type="float">
            <text:p>-0.5214273526</text:p>
          </table:table-cell>
          <table:table-cell office:value-type="float" office:value="-0.0521427353" calcext:value-type="float">
            <text:p>-0.052142735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802456" calcext:value-type="float">
            <text:p>0.00802456</text:p>
          </table:table-cell>
          <table:table-cell office:value-type="float" office:value="0.00239195" calcext:value-type="float">
            <text:p>0.00239195</text:p>
          </table:table-cell>
          <table:table-cell office:value-type="float" office:value="0.0093286556" calcext:value-type="float">
            <text:p>0.009328655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179.1207275391" calcext:value-type="float">
            <text:p>179.1207275391</text:p>
          </table:table-cell>
          <table:table-cell office:value-type="float" office:value="-0.630683923" calcext:value-type="float">
            <text:p>-0.630683923</text:p>
          </table:table-cell>
          <table:table-cell office:value-type="float" office:value="-0.0630683923" calcext:value-type="float">
            <text:p>-0.063068392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947754" calcext:value-type="float">
            <text:p>0.00947754</text:p>
          </table:table-cell>
          <table:table-cell office:value-type="float" office:value="0.00239195" calcext:value-type="float">
            <text:p>0.00239195</text:p>
          </table:table-cell>
          <table:table-cell office:value-type="float" office:value="0.0111865062" calcext:value-type="float">
            <text:p>0.011186506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179.1221466064" calcext:value-type="float">
            <text:p>179.1221466064</text:p>
          </table:table-cell>
          <table:table-cell office:value-type="float" office:value="-0.6683272563" calcext:value-type="float">
            <text:p>-0.6683272563</text:p>
          </table:table-cell>
          <table:table-cell office:value-type="float" office:value="-0.0668327256" calcext:value-type="float">
            <text:p>-0.066832725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069626" calcext:value-type="float">
            <text:p>0.01069626</text:p>
          </table:table-cell>
          <table:table-cell office:value-type="float" office:value="0.00243286" calcext:value-type="float">
            <text:p>0.00243286</text:p>
          </table:table-cell>
          <table:table-cell office:value-type="float" office:value="0.0125993169" calcext:value-type="float">
            <text:p>0.012599316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1.27" calcext:value-type="float">
            <text:p>21.27</text:p>
          </table:table-cell>
          <table:table-cell office:value-type="float" office:value="179.1137237549" calcext:value-type="float">
            <text:p>179.1137237549</text:p>
          </table:table-cell>
          <table:table-cell office:value-type="float" office:value="-0.7387067151" calcext:value-type="float">
            <text:p>-0.7387067151</text:p>
          </table:table-cell>
          <table:table-cell office:value-type="float" office:value="-0.0738706715" calcext:value-type="float">
            <text:p>-0.073870671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19771" calcext:value-type="float">
            <text:p>0.0119771</text:p>
          </table:table-cell>
          <table:table-cell office:value-type="float" office:value="0.00242793" calcext:value-type="float">
            <text:p>0.00242793</text:p>
          </table:table-cell>
          <table:table-cell office:value-type="float" office:value="0.0167472917" calcext:value-type="float">
            <text:p>0.016747291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179.0855255127" calcext:value-type="float">
            <text:p>179.0855255127</text:p>
          </table:table-cell>
          <table:table-cell office:value-type="float" office:value="-0.9361898946" calcext:value-type="float">
            <text:p>-0.9361898946</text:p>
          </table:table-cell>
          <table:table-cell office:value-type="float" office:value="-0.0936189895" calcext:value-type="float">
            <text:p>-0.09361898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41464" calcext:value-type="float">
            <text:p>0.0141464</text:p>
          </table:table-cell>
          <table:table-cell office:value-type="float" office:value="0.00253421" calcext:value-type="float">
            <text:p>0.00253421</text:p>
          </table:table-cell>
          <table:table-cell office:value-type="float" office:value="0.0213133015" calcext:value-type="float">
            <text:p>0.021313301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1.37" calcext:value-type="float">
            <text:p>21.37</text:p>
          </table:table-cell>
          <table:table-cell office:value-type="float" office:value="179.0735778809" calcext:value-type="float">
            <text:p>179.0735778809</text:p>
          </table:table-cell>
          <table:table-cell office:value-type="float" office:value="-1.1379670881" calcext:value-type="float">
            <text:p>-1.1379670881</text:p>
          </table:table-cell>
          <table:table-cell office:value-type="float" office:value="-0.1137967088" calcext:value-type="float">
            <text:p>-0.113796708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693613" calcext:value-type="float">
            <text:p>0.01693613</text:p>
          </table:table-cell>
          <table:table-cell office:value-type="float" office:value="0.00253421" calcext:value-type="float">
            <text:p>0.00253421</text:p>
          </table:table-cell>
          <table:table-cell office:value-type="float" office:value="0.0271461769" calcext:value-type="float">
            <text:p>0.027146176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179.0264129639" calcext:value-type="float">
            <text:p>179.0264129639</text:p>
          </table:table-cell>
          <table:table-cell office:value-type="float" office:value="-1.1879473844" calcext:value-type="float">
            <text:p>-1.1879473844</text:p>
          </table:table-cell>
          <table:table-cell office:value-type="float" office:value="-0.1187947384" calcext:value-type="float">
            <text:p>-0.118794738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912749" calcext:value-type="float">
            <text:p>0.01912749</text:p>
          </table:table-cell>
          <table:table-cell office:value-type="float" office:value="0.00266595" calcext:value-type="float">
            <text:p>0.00266595</text:p>
          </table:table-cell>
          <table:table-cell office:value-type="float" office:value="0.0270727676" calcext:value-type="float">
            <text:p>0.027072767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1.47" calcext:value-type="float">
            <text:p>21.47</text:p>
          </table:table-cell>
          <table:table-cell office:value-type="float" office:value="178.9957580566" calcext:value-type="float">
            <text:p>178.9957580566</text:p>
          </table:table-cell>
          <table:table-cell office:value-type="float" office:value="-1.2660542248" calcext:value-type="float">
            <text:p>-1.2660542248</text:p>
          </table:table-cell>
          <table:table-cell office:value-type="float" office:value="-0.1266054225" calcext:value-type="float">
            <text:p>-0.126605422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110772" calcext:value-type="float">
            <text:p>0.02110772</text:p>
          </table:table-cell>
          <table:table-cell office:value-type="float" office:value="0.0028873" calcext:value-type="float">
            <text:p>0.0028873</text:p>
          </table:table-cell>
          <table:table-cell office:value-type="float" office:value="0.0266704235" calcext:value-type="float">
            <text:p>0.026670423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178.9687805176" calcext:value-type="float">
            <text:p>178.9687805176</text:p>
          </table:table-cell>
          <table:table-cell office:value-type="float" office:value="-1.2681274778" calcext:value-type="float">
            <text:p>-1.2681274778</text:p>
          </table:table-cell>
          <table:table-cell office:value-type="float" office:value="-0.1268127478" calcext:value-type="float">
            <text:p>-0.126812747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244059" calcext:value-type="float">
            <text:p>0.02244059</text:p>
          </table:table-cell>
          <table:table-cell office:value-type="float" office:value="0.00323916" calcext:value-type="float">
            <text:p>0.00323916</text:p>
          </table:table-cell>
          <table:table-cell office:value-type="float" office:value="0.0237508684" calcext:value-type="float">
            <text:p>0.023750868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1.57" calcext:value-type="float">
            <text:p>21.57</text:p>
          </table:table-cell>
          <table:table-cell office:value-type="float" office:value="178.966583252" calcext:value-type="float">
            <text:p>178.966583252</text:p>
          </table:table-cell>
          <table:table-cell office:value-type="float" office:value="-1.2052539961" calcext:value-type="float">
            <text:p>-1.2052539961</text:p>
          </table:table-cell>
          <table:table-cell office:value-type="float" office:value="-0.1205253996" calcext:value-type="float">
            <text:p>-0.120525399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290941" calcext:value-type="float">
            <text:p>0.02290941</text:p>
          </table:table-cell>
          <table:table-cell office:value-type="float" office:value="0.00323916" calcext:value-type="float">
            <text:p>0.00323916</text:p>
          </table:table-cell>
          <table:table-cell office:value-type="float" office:value="0.0196402065" calcext:value-type="float">
            <text:p>0.019640206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178.9806518555" calcext:value-type="float">
            <text:p>178.9806518555</text:p>
          </table:table-cell>
          <table:table-cell office:value-type="float" office:value="-1.0565826437" calcext:value-type="float">
            <text:p>-1.0565826437</text:p>
          </table:table-cell>
          <table:table-cell office:value-type="float" office:value="-0.1056582644" calcext:value-type="float">
            <text:p>-0.105658264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223089" calcext:value-type="float">
            <text:p>0.02223089</text:p>
          </table:table-cell>
          <table:table-cell office:value-type="float" office:value="0.00364274" calcext:value-type="float">
            <text:p>0.00364274</text:p>
          </table:table-cell>
          <table:table-cell office:value-type="float" office:value="0.0140380036" calcext:value-type="float">
            <text:p>0.014038003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1.67" calcext:value-type="float">
            <text:p>21.67</text:p>
          </table:table-cell>
          <table:table-cell office:value-type="float" office:value="179.0065002441" calcext:value-type="float">
            <text:p>179.0065002441</text:p>
          </table:table-cell>
          <table:table-cell office:value-type="float" office:value="-0.9286964291" calcext:value-type="float">
            <text:p>-0.9286964291</text:p>
          </table:table-cell>
          <table:table-cell office:value-type="float" office:value="-0.0928696429" calcext:value-type="float">
            <text:p>-0.092869642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092662" calcext:value-type="float">
            <text:p>0.02092662</text:p>
          </table:table-cell>
          <table:table-cell office:value-type="float" office:value="0.0043293" calcext:value-type="float">
            <text:p>0.0043293</text:p>
          </table:table-cell>
          <table:table-cell office:value-type="float" office:value="0.0092547554" calcext:value-type="float">
            <text:p>0.009254755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79.0105285645" calcext:value-type="float">
            <text:p>179.0105285645</text:p>
          </table:table-cell>
          <table:table-cell office:value-type="float" office:value="-0.7770040899" calcext:value-type="float">
            <text:p>-0.7770040899</text:p>
          </table:table-cell>
          <table:table-cell office:value-type="float" office:value="-0.077700409" calcext:value-type="float">
            <text:p>-0.07770040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904689" calcext:value-type="float">
            <text:p>0.01904689</text:p>
          </table:table-cell>
          <table:table-cell office:value-type="float" office:value="0.00501532" calcext:value-type="float">
            <text:p>0.00501532</text:p>
          </table:table-cell>
          <table:table-cell office:value-type="float" office:value="0.0036577758" calcext:value-type="float">
            <text:p>0.003657775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1.77" calcext:value-type="float">
            <text:p>21.77</text:p>
          </table:table-cell>
          <table:table-cell office:value-type="float" office:value="179.0146942139" calcext:value-type="float">
            <text:p>179.0146942139</text:p>
          </table:table-cell>
          <table:table-cell office:value-type="float" office:value="-0.736178909" calcext:value-type="float">
            <text:p>-0.736178909</text:p>
          </table:table-cell>
          <table:table-cell office:value-type="float" office:value="-0.0736178909" calcext:value-type="float">
            <text:p>-0.073617890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752271" calcext:value-type="float">
            <text:p>0.01752271</text:p>
          </table:table-cell>
          <table:table-cell office:value-type="float" office:value="0.00617862" calcext:value-type="float">
            <text:p>0.00617862</text:p>
          </table:table-cell>
          <table:table-cell office:value-type="float" office:value="0.0025147468" calcext:value-type="float">
            <text:p>0.002514746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179.0277862549" calcext:value-type="float">
            <text:p>179.0277862549</text:p>
          </table:table-cell>
          <table:table-cell office:value-type="float" office:value="-0.6459378772" calcext:value-type="float">
            <text:p>-0.6459378772</text:p>
          </table:table-cell>
          <table:table-cell office:value-type="float" office:value="-0.0645937877" calcext:value-type="float">
            <text:p>-0.064593787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590602" calcext:value-type="float">
            <text:p>0.01590602</text:p>
          </table:table-cell>
          <table:table-cell office:value-type="float" office:value="0.00617862" calcext:value-type="float">
            <text:p>0.00617862</text:p>
          </table:table-cell>
          <table:table-cell office:value-type="float" office:value="0.0003830906" calcext:value-type="float">
            <text:p>0.000383090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179.0220184326" calcext:value-type="float">
            <text:p>179.0220184326</text:p>
          </table:table-cell>
          <table:table-cell office:value-type="float" office:value="-0.6025999771" calcext:value-type="float">
            <text:p>-0.6025999771</text:p>
          </table:table-cell>
          <table:table-cell office:value-type="float" office:value="-0.0602599977" calcext:value-type="float">
            <text:p>-0.060259997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454031" calcext:value-type="float">
            <text:p>0.01454031</text:p>
          </table:table-cell>
          <table:table-cell office:value-type="float" office:value="0.00725485" calcext:value-type="float">
            <text:p>0.00725485</text:p>
          </table:table-cell>
          <table:table-cell office:value-type="float" office:value="0.000888116" calcext:value-type="float">
            <text:p>0.00088811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179.012008667" calcext:value-type="float">
            <text:p>179.012008667</text:p>
          </table:table-cell>
          <table:table-cell office:value-type="float" office:value="-0.5302648004" calcext:value-type="float">
            <text:p>-0.5302648004</text:p>
          </table:table-cell>
          <table:table-cell office:value-type="float" office:value="-0.05302648" calcext:value-type="float">
            <text:p>-0.0530264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314852" calcext:value-type="float">
            <text:p>0.01314852</text:p>
          </table:table-cell>
          <table:table-cell office:value-type="float" office:value="0.00905024" calcext:value-type="float">
            <text:p>0.00905024</text:p>
          </table:table-cell>
          <table:table-cell office:value-type="float" office:value="-0.0009261253" calcext:value-type="float">
            <text:p>-0.000926125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1.97" calcext:value-type="float">
            <text:p>21.97</text:p>
          </table:table-cell>
          <table:table-cell office:value-type="float" office:value="178.9829406738" calcext:value-type="float">
            <text:p>178.9829406738</text:p>
          </table:table-cell>
          <table:table-cell office:value-type="float" office:value="-0.4565560131" calcext:value-type="float">
            <text:p>-0.4565560131</text:p>
          </table:table-cell>
          <table:table-cell office:value-type="float" office:value="-0.0456556013" calcext:value-type="float">
            <text:p>-0.045655601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17302" calcext:value-type="float">
            <text:p>0.0117302</text:p>
          </table:table-cell>
          <table:table-cell office:value-type="float" office:value="0.01064107" calcext:value-type="float">
            <text:p>0.01064107</text:p>
          </table:table-cell>
          <table:table-cell office:value-type="float" office:value="-0.0037710474" calcext:value-type="float">
            <text:p>-0.003771047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2.02" calcext:value-type="float">
            <text:p>22.02</text:p>
          </table:table-cell>
          <table:table-cell office:value-type="float" office:value="178.9632873535" calcext:value-type="float">
            <text:p>178.9632873535</text:p>
          </table:table-cell>
          <table:table-cell office:value-type="float" office:value="-0.4404499214" calcext:value-type="float">
            <text:p>-0.4404499214</text:p>
          </table:table-cell>
          <table:table-cell office:value-type="float" office:value="-0.0440449921" calcext:value-type="float">
            <text:p>-0.044044992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067811" calcext:value-type="float">
            <text:p>0.01067811</text:p>
          </table:table-cell>
          <table:table-cell office:value-type="float" office:value="0.01322492" calcext:value-type="float">
            <text:p>0.01322492</text:p>
          </table:table-cell>
          <table:table-cell office:value-type="float" office:value="-0.0030230399" calcext:value-type="float">
            <text:p>-0.003023039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2.07" calcext:value-type="float">
            <text:p>22.07</text:p>
          </table:table-cell>
          <table:table-cell office:value-type="float" office:value="178.9664001465" calcext:value-type="float">
            <text:p>178.9664001465</text:p>
          </table:table-cell>
          <table:table-cell office:value-type="float" office:value="-0.3536859508" calcext:value-type="float">
            <text:p>-0.3536859508</text:p>
          </table:table-cell>
          <table:table-cell office:value-type="float" office:value="-0.0353685951" calcext:value-type="float">
            <text:p>-0.035368595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939906" calcext:value-type="float">
            <text:p>0.00939906</text:p>
          </table:table-cell>
          <table:table-cell office:value-type="float" office:value="0.01322492" calcext:value-type="float">
            <text:p>0.01322492</text:p>
          </table:table-cell>
          <table:table-cell office:value-type="float" office:value="-0.0042770871" calcext:value-type="float">
            <text:p>-0.004277087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178.9702301025" calcext:value-type="float">
            <text:p>178.9702301025</text:p>
          </table:table-cell>
          <table:table-cell office:value-type="float" office:value="-0.3249358198" calcext:value-type="float">
            <text:p>-0.3249358198</text:p>
          </table:table-cell>
          <table:table-cell office:value-type="float" office:value="-0.032493582" calcext:value-type="float">
            <text:p>-0.03249358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835547" calcext:value-type="float">
            <text:p>0.00835547</text:p>
          </table:table-cell>
          <table:table-cell office:value-type="float" office:value="0.0154297" calcext:value-type="float">
            <text:p>0.0154297</text:p>
          </table:table-cell>
          <table:table-cell office:value-type="float" office:value="-0.0024363074" calcext:value-type="float">
            <text:p>-0.002436307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2.17" calcext:value-type="float">
            <text:p>22.17</text:p>
          </table:table-cell>
          <table:table-cell office:value-type="float" office:value="178.9619750977" calcext:value-type="float">
            <text:p>178.9619750977</text:p>
          </table:table-cell>
          <table:table-cell office:value-type="float" office:value="-0.1923096964" calcext:value-type="float">
            <text:p>-0.1923096964</text:p>
          </table:table-cell>
          <table:table-cell office:value-type="float" office:value="-0.0192309696" calcext:value-type="float">
            <text:p>-0.019230969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77644" calcext:value-type="float">
            <text:p>0.00677644</text:p>
          </table:table-cell>
          <table:table-cell office:value-type="float" office:value="0.0189117" calcext:value-type="float">
            <text:p>0.0189117</text:p>
          </table:table-cell>
          <table:table-cell office:value-type="float" office:value="-0.0041437885" calcext:value-type="float">
            <text:p>-0.004143788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179.0015869141" calcext:value-type="float">
            <text:p>179.0015869141</text:p>
          </table:table-cell>
          <table:table-cell office:value-type="float" office:value="-0.1888773215" calcext:value-type="float">
            <text:p>-0.1888773215</text:p>
          </table:table-cell>
          <table:table-cell office:value-type="float" office:value="-0.0188877321" calcext:value-type="float">
            <text:p>-0.018887732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70176" calcext:value-type="float">
            <text:p>0.00570176</text:p>
          </table:table-cell>
          <table:table-cell office:value-type="float" office:value="0.02178784" calcext:value-type="float">
            <text:p>0.02178784</text:p>
          </table:table-cell>
          <table:table-cell office:value-type="float" office:value="-0.0014006643" calcext:value-type="float">
            <text:p>-0.001400664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2.27" calcext:value-type="float">
            <text:p>22.27</text:p>
          </table:table-cell>
          <table:table-cell office:value-type="float" office:value="179.0372314453" calcext:value-type="float">
            <text:p>179.0372314453</text:p>
          </table:table-cell>
          <table:table-cell office:value-type="float" office:value="-0.2585805719" calcext:value-type="float">
            <text:p>-0.2585805719</text:p>
          </table:table-cell>
          <table:table-cell office:value-type="float" office:value="-0.0258580572" calcext:value-type="float">
            <text:p>-0.025858057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45043" calcext:value-type="float">
            <text:p>0.00545043</text:p>
          </table:table-cell>
          <table:table-cell office:value-type="float" office:value="0.02178784" calcext:value-type="float">
            <text:p>0.02178784</text:p>
          </table:table-cell>
          <table:table-cell office:value-type="float" office:value="0.0024350711" calcext:value-type="float">
            <text:p>0.002435071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79.0847320557" calcext:value-type="float">
            <text:p>179.0847320557</text:p>
          </table:table-cell>
          <table:table-cell office:value-type="float" office:value="-0.2308575671" calcext:value-type="float">
            <text:p>-0.2308575671</text:p>
          </table:table-cell>
          <table:table-cell office:value-type="float" office:value="-0.0230857567" calcext:value-type="float">
            <text:p>-0.023085756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09827" calcext:value-type="float">
            <text:p>0.00509827</text:p>
          </table:table-cell>
          <table:table-cell office:value-type="float" office:value="0.02620709" calcext:value-type="float">
            <text:p>0.02620709</text:p>
          </table:table-cell>
          <table:table-cell office:value-type="float" office:value="0.0026199145" calcext:value-type="float">
            <text:p>0.002619914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179.0964813232" calcext:value-type="float">
            <text:p>179.0964813232</text:p>
          </table:table-cell>
          <table:table-cell office:value-type="float" office:value="-0.3137558621" calcext:value-type="float">
            <text:p>-0.3137558621</text:p>
          </table:table-cell>
          <table:table-cell office:value-type="float" office:value="-0.0313755862" calcext:value-type="float">
            <text:p>-0.031375586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41615" calcext:value-type="float">
            <text:p>0.00541615</text:p>
          </table:table-cell>
          <table:table-cell office:value-type="float" office:value="0.02971213" calcext:value-type="float">
            <text:p>0.02971213</text:p>
          </table:table-cell>
          <table:table-cell office:value-type="float" office:value="0.0057324967" calcext:value-type="float">
            <text:p>0.005732496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179.117477417" calcext:value-type="float">
            <text:p>179.117477417</text:p>
          </table:table-cell>
          <table:table-cell office:value-type="float" office:value="-0.3111810565" calcext:value-type="float">
            <text:p>-0.3111810565</text:p>
          </table:table-cell>
          <table:table-cell office:value-type="float" office:value="-0.0311181057" calcext:value-type="float">
            <text:p>-0.031118105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61074" calcext:value-type="float">
            <text:p>0.00561074</text:p>
          </table:table-cell>
          <table:table-cell office:value-type="float" office:value="0.03497761" calcext:value-type="float">
            <text:p>0.03497761</text:p>
          </table:table-cell>
          <table:table-cell office:value-type="float" office:value="0.0083655783" calcext:value-type="float">
            <text:p>0.008365578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2.47" calcext:value-type="float">
            <text:p>22.47</text:p>
          </table:table-cell>
          <table:table-cell office:value-type="float" office:value="179.1086273193" calcext:value-type="float">
            <text:p>179.1086273193</text:p>
          </table:table-cell>
          <table:table-cell office:value-type="float" office:value="-0.300611587" calcext:value-type="float">
            <text:p>-0.300611587</text:p>
          </table:table-cell>
          <table:table-cell office:value-type="float" office:value="-0.0300611587" calcext:value-type="float">
            <text:p>-0.030061158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66992" calcext:value-type="float">
            <text:p>0.00566992</text:p>
          </table:table-cell>
          <table:table-cell office:value-type="float" office:value="0.03894939" calcext:value-type="float">
            <text:p>0.03894939</text:p>
          </table:table-cell>
          <table:table-cell office:value-type="float" office:value="0.0063854447" calcext:value-type="float">
            <text:p>0.006385444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179.1024780273" calcext:value-type="float">
            <text:p>179.1024780273</text:p>
          </table:table-cell>
          <table:table-cell office:value-type="float" office:value="-0.2765393347" calcext:value-type="float">
            <text:p>-0.2765393347</text:p>
          </table:table-cell>
          <table:table-cell office:value-type="float" office:value="-0.0276539335" calcext:value-type="float">
            <text:p>-0.027653933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54891" calcext:value-type="float">
            <text:p>0.00554891</text:p>
          </table:table-cell>
          <table:table-cell office:value-type="float" office:value="0.03894939" calcext:value-type="float">
            <text:p>0.03894939</text:p>
          </table:table-cell>
          <table:table-cell office:value-type="float" office:value="0.0067613957" calcext:value-type="float">
            <text:p>0.006761395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179.0831451416" calcext:value-type="float">
            <text:p>179.0831451416</text:p>
          </table:table-cell>
          <table:table-cell office:value-type="float" office:value="-0.2332169463" calcext:value-type="float">
            <text:p>-0.2332169463</text:p>
          </table:table-cell>
          <table:table-cell office:value-type="float" office:value="-0.0233216946" calcext:value-type="float">
            <text:p>-0.023321694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17959" calcext:value-type="float">
            <text:p>0.00517959</text:p>
          </table:table-cell>
          <table:table-cell office:value-type="float" office:value="0.04481022" calcext:value-type="float">
            <text:p>0.04481022</text:p>
          </table:table-cell>
          <table:table-cell office:value-type="float" office:value="0.0052523192" calcext:value-type="float">
            <text:p>0.005252319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179.0527496338" calcext:value-type="float">
            <text:p>179.0527496338</text:p>
          </table:table-cell>
          <table:table-cell office:value-type="float" office:value="-0.2125219505" calcext:value-type="float">
            <text:p>-0.2125219505</text:p>
          </table:table-cell>
          <table:table-cell office:value-type="float" office:value="-0.021252195" calcext:value-type="float">
            <text:p>-0.0212521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79565" calcext:value-type="float">
            <text:p>0.00479565</text:p>
          </table:table-cell>
          <table:table-cell office:value-type="float" office:value="0.04890458" calcext:value-type="float">
            <text:p>0.04890458</text:p>
          </table:table-cell>
          <table:table-cell office:value-type="float" office:value="0.0039188335" calcext:value-type="float">
            <text:p>0.003918833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179.0399475098" calcext:value-type="float">
            <text:p>179.0399475098</text:p>
          </table:table-cell>
          <table:table-cell office:value-type="float" office:value="-0.0931368377" calcext:value-type="float">
            <text:p>-0.0931368377</text:p>
          </table:table-cell>
          <table:table-cell office:value-type="float" office:value="-0.0093136838" calcext:value-type="float">
            <text:p>-0.009313683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74428" calcext:value-type="float">
            <text:p>0.00374428</text:p>
          </table:table-cell>
          <table:table-cell office:value-type="float" office:value="0.04890458" calcext:value-type="float">
            <text:p>0.04890458</text:p>
          </table:table-cell>
          <table:table-cell office:value-type="float" office:value="-0.00051198" calcext:value-type="float">
            <text:p>-0.0005119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179.0279846191" calcext:value-type="float">
            <text:p>179.0279846191</text:p>
          </table:table-cell>
          <table:table-cell office:value-type="float" office:value="0.0632372597" calcext:value-type="float">
            <text:p>0.0632372597</text:p>
          </table:table-cell>
          <table:table-cell office:value-type="float" office:value="0.006323726" calcext:value-type="float">
            <text:p>0.00632372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0018" calcext:value-type="float">
            <text:p>0.0020018</text:p>
          </table:table-cell>
          <table:table-cell office:value-type="float" office:value="0.05865395" calcext:value-type="float">
            <text:p>0.05865395</text:p>
          </table:table-cell>
          <table:table-cell office:value-type="float" office:value="-0.0059947729" calcext:value-type="float">
            <text:p>-0.005994772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179.0317993164" calcext:value-type="float">
            <text:p>179.0317993164</text:p>
          </table:table-cell>
          <table:table-cell office:value-type="float" office:value="0.2683744499" calcext:value-type="float">
            <text:p>0.2683744499</text:p>
          </table:table-cell>
          <table:table-cell office:value-type="float" office:value="0.026837445" calcext:value-type="float">
            <text:p>0.02683744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52602" calcext:value-type="float">
            <text:p>-0.00052602</text:p>
          </table:table-cell>
          <table:table-cell office:value-type="float" office:value="0.05865395" calcext:value-type="float">
            <text:p>0.05865395</text:p>
          </table:table-cell>
          <table:table-cell office:value-type="float" office:value="-0.010125579" calcext:value-type="float">
            <text:p>-0.01012557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179.0448760986" calcext:value-type="float">
            <text:p>179.0448760986</text:p>
          </table:table-cell>
          <table:table-cell office:value-type="float" office:value="0.5008041895" calcext:value-type="float">
            <text:p>0.5008041895</text:p>
          </table:table-cell>
          <table:table-cell office:value-type="float" office:value="0.050080419" calcext:value-type="float">
            <text:p>0.05008041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375883" calcext:value-type="float">
            <text:p>-0.00375883</text:p>
          </table:table-cell>
          <table:table-cell office:value-type="float" office:value="0.06426927" calcext:value-type="float">
            <text:p>0.06426927</text:p>
          </table:table-cell>
          <table:table-cell office:value-type="float" office:value="-0.0149725959" calcext:value-type="float">
            <text:p>-0.014972595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179.0453948975" calcext:value-type="float">
            <text:p>179.0453948975</text:p>
          </table:table-cell>
          <table:table-cell office:value-type="float" office:value="0.7728836452" calcext:value-type="float">
            <text:p>0.7728836452</text:p>
          </table:table-cell>
          <table:table-cell office:value-type="float" office:value="0.0772883645" calcext:value-type="float">
            <text:p>0.077288364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772551" calcext:value-type="float">
            <text:p>-0.00772551</text:p>
          </table:table-cell>
          <table:table-cell office:value-type="float" office:value="0.06702092" calcext:value-type="float">
            <text:p>0.06702092</text:p>
          </table:table-cell>
          <table:table-cell office:value-type="float" office:value="-0.0200686649" calcext:value-type="float">
            <text:p>-0.020068664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179.031463623" calcext:value-type="float">
            <text:p>179.031463623</text:p>
          </table:table-cell>
          <table:table-cell office:value-type="float" office:value="0.8923933364" calcext:value-type="float">
            <text:p>0.8923933364</text:p>
          </table:table-cell>
          <table:table-cell office:value-type="float" office:value="0.0892393336" calcext:value-type="float">
            <text:p>0.089239333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116422" calcext:value-type="float">
            <text:p>-0.01116422</text:p>
          </table:table-cell>
          <table:table-cell office:value-type="float" office:value="0.06702092" calcext:value-type="float">
            <text:p>0.06702092</text:p>
          </table:table-cell>
          <table:table-cell office:value-type="float" office:value="-0.0227402636" calcext:value-type="float">
            <text:p>-0.022740263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179.0287628174" calcext:value-type="float">
            <text:p>179.0287628174</text:p>
          </table:table-cell>
          <table:table-cell office:value-type="float" office:value="1.0491831939" calcext:value-type="float">
            <text:p>1.0491831939</text:p>
          </table:table-cell>
          <table:table-cell office:value-type="float" office:value="0.1049183194" calcext:value-type="float">
            <text:p>0.104918319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449971" calcext:value-type="float">
            <text:p>-0.01449971</text:p>
          </table:table-cell>
          <table:table-cell office:value-type="float" office:value="0.07151834" calcext:value-type="float">
            <text:p>0.07151834</text:p>
          </table:table-cell>
          <table:table-cell office:value-type="float" office:value="-0.0278775359" calcext:value-type="float">
            <text:p>-0.027877535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179.0393371582" calcext:value-type="float">
            <text:p>179.0393371582</text:p>
          </table:table-cell>
          <table:table-cell office:value-type="float" office:value="1.1354300745" calcext:value-type="float">
            <text:p>1.1354300745</text:p>
          </table:table-cell>
          <table:table-cell office:value-type="float" office:value="0.1135430074" calcext:value-type="float">
            <text:p>0.113543007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72963" calcext:value-type="float">
            <text:p>-0.0172963</text:p>
          </table:table-cell>
          <table:table-cell office:value-type="float" office:value="0.07272316" calcext:value-type="float">
            <text:p>0.07272316</text:p>
          </table:table-cell>
          <table:table-cell office:value-type="float" office:value="-0.0318678069" calcext:value-type="float">
            <text:p>-0.031867806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179.038772583" calcext:value-type="float">
            <text:p>179.038772583</text:p>
          </table:table-cell>
          <table:table-cell office:value-type="float" office:value="1.1045143491" calcext:value-type="float">
            <text:p>1.1045143491</text:p>
          </table:table-cell>
          <table:table-cell office:value-type="float" office:value="0.1104514349" calcext:value-type="float">
            <text:p>0.110451434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89531" calcext:value-type="float">
            <text:p>-0.0189531</text:p>
          </table:table-cell>
          <table:table-cell office:value-type="float" office:value="0.07272316" calcext:value-type="float">
            <text:p>0.07272316</text:p>
          </table:table-cell>
          <table:table-cell office:value-type="float" office:value="-0.0315843532" calcext:value-type="float">
            <text:p>-0.031584353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179.029586792" calcext:value-type="float">
            <text:p>179.029586792</text:p>
          </table:table-cell>
          <table:table-cell office:value-type="float" office:value="0.9881654217" calcext:value-type="float">
            <text:p>0.9881654217</text:p>
          </table:table-cell>
          <table:table-cell office:value-type="float" office:value="0.0988165422" calcext:value-type="float">
            <text:p>0.098816542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928132" calcext:value-type="float">
            <text:p>-0.01928132</text:p>
          </table:table-cell>
          <table:table-cell office:value-type="float" office:value="0.07466022" calcext:value-type="float">
            <text:p>0.07466022</text:p>
          </table:table-cell>
          <table:table-cell office:value-type="float" office:value="-0.0293586669" calcext:value-type="float">
            <text:p>-0.029358666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179.0266723633" calcext:value-type="float">
            <text:p>179.0266723633</text:p>
          </table:table-cell>
          <table:table-cell office:value-type="float" office:value="0.902361021" calcext:value-type="float">
            <text:p>0.902361021</text:p>
          </table:table-cell>
          <table:table-cell office:value-type="float" office:value="0.0902361021" calcext:value-type="float">
            <text:p>0.090236102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892811" calcext:value-type="float">
            <text:p>-0.01892811</text:p>
          </table:table-cell>
          <table:table-cell office:value-type="float" office:value="0.07466022" calcext:value-type="float">
            <text:p>0.07466022</text:p>
          </table:table-cell>
          <table:table-cell office:value-type="float" office:value="-0.0286260773" calcext:value-type="float">
            <text:p>-0.028626077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.22" calcext:value-type="float">
            <text:p>23.22</text:p>
          </table:table-cell>
          <table:table-cell office:value-type="float" office:value="179.0270843506" calcext:value-type="float">
            <text:p>179.0270843506</text:p>
          </table:table-cell>
          <table:table-cell office:value-type="float" office:value="0.7465019727" calcext:value-type="float">
            <text:p>0.7465019727</text:p>
          </table:table-cell>
          <table:table-cell office:value-type="float" office:value="0.0746501973" calcext:value-type="float">
            <text:p>0.074650197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765412" calcext:value-type="float">
            <text:p>-0.01765412</text:p>
          </table:table-cell>
          <table:table-cell office:value-type="float" office:value="0.07502045" calcext:value-type="float">
            <text:p>0.07502045</text:p>
          </table:table-cell>
          <table:table-cell office:value-type="float" office:value="-0.0258293298" calcext:value-type="float">
            <text:p>-0.025829329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179.030456543" calcext:value-type="float">
            <text:p>179.030456543</text:p>
          </table:table-cell>
          <table:table-cell office:value-type="float" office:value="0.6670310265" calcext:value-type="float">
            <text:p>0.6670310265</text:p>
          </table:table-cell>
          <table:table-cell office:value-type="float" office:value="0.0667031026" calcext:value-type="float">
            <text:p>0.066703102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627587" calcext:value-type="float">
            <text:p>-0.01627587</text:p>
          </table:table-cell>
          <table:table-cell office:value-type="float" office:value="0.07218762" calcext:value-type="float">
            <text:p>0.07218762</text:p>
          </table:table-cell>
          <table:table-cell office:value-type="float" office:value="-0.023442424" calcext:value-type="float">
            <text:p>-0.02344242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179.058883667" calcext:value-type="float">
            <text:p>179.058883667</text:p>
          </table:table-cell>
          <table:table-cell office:value-type="float" office:value="0.4962200404" calcext:value-type="float">
            <text:p>0.4962200404</text:p>
          </table:table-cell>
          <table:table-cell office:value-type="float" office:value="0.049622004" calcext:value-type="float">
            <text:p>0.04962200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421944" calcext:value-type="float">
            <text:p>-0.01421944</text:p>
          </table:table-cell>
          <table:table-cell office:value-type="float" office:value="0.07218762" calcext:value-type="float">
            <text:p>0.07218762</text:p>
          </table:table-cell>
          <table:table-cell office:value-type="float" office:value="-0.0180879075" calcext:value-type="float">
            <text:p>-0.018087907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179.0620880127" calcext:value-type="float">
            <text:p>179.0620880127</text:p>
          </table:table-cell>
          <table:table-cell office:value-type="float" office:value="0.3555959382" calcext:value-type="float">
            <text:p>0.3555959382</text:p>
          </table:table-cell>
          <table:table-cell office:value-type="float" office:value="0.0355595938" calcext:value-type="float">
            <text:p>0.035559593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191244" calcext:value-type="float">
            <text:p>-0.01191244</text:p>
          </table:table-cell>
          <table:table-cell office:value-type="float" office:value="0.06516498" calcext:value-type="float">
            <text:p>0.06516498</text:p>
          </table:table-cell>
          <table:table-cell office:value-type="float" office:value="-0.0124723919" calcext:value-type="float">
            <text:p>-0.012472391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3.42" calcext:value-type="float">
            <text:p>23.42</text:p>
          </table:table-cell>
          <table:table-cell office:value-type="float" office:value="179.0436706543" calcext:value-type="float">
            <text:p>179.0436706543</text:p>
          </table:table-cell>
          <table:table-cell office:value-type="float" office:value="0.1592003338" calcext:value-type="float">
            <text:p>0.1592003338</text:p>
          </table:table-cell>
          <table:table-cell office:value-type="float" office:value="0.0159200334" calcext:value-type="float">
            <text:p>0.015920033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906686" calcext:value-type="float">
            <text:p>-0.00906686</text:p>
          </table:table-cell>
          <table:table-cell office:value-type="float" office:value="0.06516498" calcext:value-type="float">
            <text:p>0.06516498</text:p>
          </table:table-cell>
          <table:table-cell office:value-type="float" office:value="-0.0069631198" calcext:value-type="float">
            <text:p>-0.006963119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179.0443725586" calcext:value-type="float">
            <text:p>179.0443725586</text:p>
          </table:table-cell>
          <table:table-cell office:value-type="float" office:value="-0.0901189393" calcext:value-type="float">
            <text:p>-0.0901189393</text:p>
          </table:table-cell>
          <table:table-cell office:value-type="float" office:value="-0.0090118939" calcext:value-type="float">
            <text:p>-0.00901189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550982" calcext:value-type="float">
            <text:p>-0.00550982</text:p>
          </table:table-cell>
          <table:table-cell office:value-type="float" office:value="0.06029609" calcext:value-type="float">
            <text:p>0.06029609</text:p>
          </table:table-cell>
          <table:table-cell office:value-type="float" office:value="-0.0007911602" calcext:value-type="float">
            <text:p>-0.000791160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179.0290374756" calcext:value-type="float">
            <text:p>179.0290374756</text:p>
          </table:table-cell>
          <table:table-cell office:value-type="float" office:value="-0.2215907051" calcext:value-type="float">
            <text:p>-0.2215907051</text:p>
          </table:table-cell>
          <table:table-cell office:value-type="float" office:value="-0.0221590705" calcext:value-type="float">
            <text:p>-0.022159070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226424" calcext:value-type="float">
            <text:p>-0.00226424</text:p>
          </table:table-cell>
          <table:table-cell office:value-type="float" office:value="0.05415681" calcext:value-type="float">
            <text:p>0.05415681</text:p>
          </table:table-cell>
          <table:table-cell office:value-type="float" office:value="0.0024933391" calcext:value-type="float">
            <text:p>0.002493339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179.0254821777" calcext:value-type="float">
            <text:p>179.0254821777</text:p>
          </table:table-cell>
          <table:table-cell office:value-type="float" office:value="-0.3555279153" calcext:value-type="float">
            <text:p>-0.3555279153</text:p>
          </table:table-cell>
          <table:table-cell office:value-type="float" office:value="-0.0355527915" calcext:value-type="float">
            <text:p>-0.035552791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79029" calcext:value-type="float">
            <text:p>0.00079029</text:p>
          </table:table-cell>
          <table:table-cell office:value-type="float" office:value="0.05415681" calcext:value-type="float">
            <text:p>0.05415681</text:p>
          </table:table-cell>
          <table:table-cell office:value-type="float" office:value="0.0044935923" calcext:value-type="float">
            <text:p>0.004493592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179.0178527832" calcext:value-type="float">
            <text:p>179.0178527832</text:p>
          </table:table-cell>
          <table:table-cell office:value-type="float" office:value="-0.3743856154" calcext:value-type="float">
            <text:p>-0.3743856154</text:p>
          </table:table-cell>
          <table:table-cell office:value-type="float" office:value="-0.0374385615" calcext:value-type="float">
            <text:p>-0.037438561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95063" calcext:value-type="float">
            <text:p>0.00295063</text:p>
          </table:table-cell>
          <table:table-cell office:value-type="float" office:value="0.04015771" calcext:value-type="float">
            <text:p>0.04015771</text:p>
          </table:table-cell>
          <table:table-cell office:value-type="float" office:value="0.0044538009" calcext:value-type="float">
            <text:p>0.004453800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3.67" calcext:value-type="float">
            <text:p>23.67</text:p>
          </table:table-cell>
          <table:table-cell office:value-type="float" office:value="179.003692627" calcext:value-type="float">
            <text:p>179.003692627</text:p>
          </table:table-cell>
          <table:table-cell office:value-type="float" office:value="-0.4830676132" calcext:value-type="float">
            <text:p>-0.4830676132</text:p>
          </table:table-cell>
          <table:table-cell office:value-type="float" office:value="-0.0483067613" calcext:value-type="float">
            <text:p>-0.048306761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11396" calcext:value-type="float">
            <text:p>0.00511396</text:p>
          </table:table-cell>
          <table:table-cell office:value-type="float" office:value="0.04015771" calcext:value-type="float">
            <text:p>0.04015771</text:p>
          </table:table-cell>
          <table:table-cell office:value-type="float" office:value="0.0065126479" calcext:value-type="float">
            <text:p>0.006512647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179.0009307861" calcext:value-type="float">
            <text:p>179.0009307861</text:p>
          </table:table-cell>
          <table:table-cell office:value-type="float" office:value="-0.3881606242" calcext:value-type="float">
            <text:p>-0.3881606242</text:p>
          </table:table-cell>
          <table:table-cell office:value-type="float" office:value="-0.0388160624" calcext:value-type="float">
            <text:p>-0.038816062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92247" calcext:value-type="float">
            <text:p>0.00592247</text:p>
          </table:table-cell>
          <table:table-cell office:value-type="float" office:value="0.03154923" calcext:value-type="float">
            <text:p>0.03154923</text:p>
          </table:table-cell>
          <table:table-cell office:value-type="float" office:value="0.0034147842" calcext:value-type="float">
            <text:p>0.003414784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179.0148162842" calcext:value-type="float">
            <text:p>179.0148162842</text:p>
          </table:table-cell>
          <table:table-cell office:value-type="float" office:value="-0.270214822" calcext:value-type="float">
            <text:p>-0.270214822</text:p>
          </table:table-cell>
          <table:table-cell office:value-type="float" office:value="-0.0270214822" calcext:value-type="float">
            <text:p>-0.027021482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67499" calcext:value-type="float">
            <text:p>0.00567499</text:p>
          </table:table-cell>
          <table:table-cell office:value-type="float" office:value="0.02449589" calcext:value-type="float">
            <text:p>0.02449589</text:p>
          </table:table-cell>
          <table:table-cell office:value-type="float" office:value="0.001245114" calcext:value-type="float">
            <text:p>0.00124511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179.0292663574" calcext:value-type="float">
            <text:p>179.0292663574</text:p>
          </table:table-cell>
          <table:table-cell office:value-type="float" office:value="-0.2019234906" calcext:value-type="float">
            <text:p>-0.2019234906</text:p>
          </table:table-cell>
          <table:table-cell office:value-type="float" office:value="-0.0201923491" calcext:value-type="float">
            <text:p>-0.020192349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05501" calcext:value-type="float">
            <text:p>0.00505501</text:p>
          </table:table-cell>
          <table:table-cell office:value-type="float" office:value="0.02449589" calcext:value-type="float">
            <text:p>0.02449589</text:p>
          </table:table-cell>
          <table:table-cell office:value-type="float" office:value="-0.0009515052" calcext:value-type="float">
            <text:p>-0.000951505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179.0364837646" calcext:value-type="float">
            <text:p>179.0364837646</text:p>
          </table:table-cell>
          <table:table-cell office:value-type="float" office:value="-0.0226479566" calcext:value-type="float">
            <text:p>-0.0226479566</text:p>
          </table:table-cell>
          <table:table-cell office:value-type="float" office:value="-0.0022647957" calcext:value-type="float">
            <text:p>-0.002264795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44727" calcext:value-type="float">
            <text:p>0.00344727</text:p>
          </table:table-cell>
          <table:table-cell office:value-type="float" office:value="0.00855854" calcext:value-type="float">
            <text:p>0.00855854</text:p>
          </table:table-cell>
          <table:table-cell office:value-type="float" office:value="-0.0053930266" calcext:value-type="float">
            <text:p>-0.005393026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179.0379943848" calcext:value-type="float">
            <text:p>179.0379943848</text:p>
          </table:table-cell>
          <table:table-cell office:value-type="float" office:value="0.165167643" calcext:value-type="float">
            <text:p>0.165167643</text:p>
          </table:table-cell>
          <table:table-cell office:value-type="float" office:value="0.0165167643" calcext:value-type="float">
            <text:p>0.016516764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2465" calcext:value-type="float">
            <text:p>0.00112465</text:p>
          </table:table-cell>
          <table:table-cell office:value-type="float" office:value="0.00855854" calcext:value-type="float">
            <text:p>0.00855854</text:p>
          </table:table-cell>
          <table:table-cell office:value-type="float" office:value="-0.0093316098" calcext:value-type="float">
            <text:p>-0.009331609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179.0478057861" calcext:value-type="float">
            <text:p>179.0478057861</text:p>
          </table:table-cell>
          <table:table-cell office:value-type="float" office:value="0.2416454955" calcext:value-type="float">
            <text:p>0.2416454955</text:p>
          </table:table-cell>
          <table:table-cell office:value-type="float" office:value="0.0241645495" calcext:value-type="float">
            <text:p>0.02416454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93216" calcext:value-type="float">
            <text:p>-0.00093216</text:p>
          </table:table-cell>
          <table:table-cell office:value-type="float" office:value="0.00855854" calcext:value-type="float">
            <text:p>0.00855854</text:p>
          </table:table-cell>
          <table:table-cell office:value-type="float" office:value="-0.0119134807" calcext:value-type="float">
            <text:p>-0.011913480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179.0428771973" calcext:value-type="float">
            <text:p>179.0428771973</text:p>
          </table:table-cell>
          <table:table-cell office:value-type="float" office:value="0.3939861049" calcext:value-type="float">
            <text:p>0.3939861049</text:p>
          </table:table-cell>
          <table:table-cell office:value-type="float" office:value="0.0393986105" calcext:value-type="float">
            <text:p>0.039398610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331749" calcext:value-type="float">
            <text:p>-0.00331749</text:p>
          </table:table-cell>
          <table:table-cell office:value-type="float" office:value="-0.00630458" calcext:value-type="float">
            <text:p>-0.00630458</text:p>
          </table:table-cell>
          <table:table-cell office:value-type="float" office:value="-0.0156694712" calcext:value-type="float">
            <text:p>-0.015669471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4.07" calcext:value-type="float">
            <text:p>24.07</text:p>
          </table:table-cell>
          <table:table-cell office:value-type="float" office:value="179.0237426758" calcext:value-type="float">
            <text:p>179.0237426758</text:p>
          </table:table-cell>
          <table:table-cell office:value-type="float" office:value="0.4168568813" calcext:value-type="float">
            <text:p>0.4168568813</text:p>
          </table:table-cell>
          <table:table-cell office:value-type="float" office:value="0.0416856881" calcext:value-type="float">
            <text:p>0.041685688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50588" calcext:value-type="float">
            <text:p>-0.0050588</text:p>
          </table:table-cell>
          <table:table-cell office:value-type="float" office:value="-0.00630458" calcext:value-type="float">
            <text:p>-0.00630458</text:p>
          </table:table-cell>
          <table:table-cell office:value-type="float" office:value="-0.0148788421" calcext:value-type="float">
            <text:p>-0.014878842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179.0068359375" calcext:value-type="float">
            <text:p>179.0068359375</text:p>
          </table:table-cell>
          <table:table-cell office:value-type="float" office:value="0.3986903116" calcext:value-type="float">
            <text:p>0.3986903116</text:p>
          </table:table-cell>
          <table:table-cell office:value-type="float" office:value="0.0398690312" calcext:value-type="float">
            <text:p>0.039869031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609764" calcext:value-type="float">
            <text:p>-0.00609764</text:p>
          </table:table-cell>
          <table:table-cell office:value-type="float" office:value="-0.0189571" calcext:value-type="float">
            <text:p>-0.0189571</text:p>
          </table:table-cell>
          <table:table-cell office:value-type="float" office:value="-0.0128746697" calcext:value-type="float">
            <text:p>-0.012874669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4.17" calcext:value-type="float">
            <text:p>24.17</text:p>
          </table:table-cell>
          <table:table-cell office:value-type="float" office:value="179.0025482178" calcext:value-type="float">
            <text:p>179.0025482178</text:p>
          </table:table-cell>
          <table:table-cell office:value-type="float" office:value="0.3486949736" calcext:value-type="float">
            <text:p>0.3486949736</text:p>
          </table:table-cell>
          <table:table-cell office:value-type="float" office:value="0.0348694974" calcext:value-type="float">
            <text:p>0.034869497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645644" calcext:value-type="float">
            <text:p>-0.00645644</text:p>
          </table:table-cell>
          <table:table-cell office:value-type="float" office:value="-0.0189571" calcext:value-type="float">
            <text:p>-0.0189571</text:p>
          </table:table-cell>
          <table:table-cell office:value-type="float" office:value="-0.012747323" calcext:value-type="float">
            <text:p>-0.01274732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4.22" calcext:value-type="float">
            <text:p>24.22</text:p>
          </table:table-cell>
          <table:table-cell office:value-type="float" office:value="178.9802246094" calcext:value-type="float">
            <text:p>178.9802246094</text:p>
          </table:table-cell>
          <table:table-cell office:value-type="float" office:value="0.1505284036" calcext:value-type="float">
            <text:p>0.1505284036</text:p>
          </table:table-cell>
          <table:table-cell office:value-type="float" office:value="0.0150528404" calcext:value-type="float">
            <text:p>0.015052840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537476" calcext:value-type="float">
            <text:p>-0.00537476</text:p>
          </table:table-cell>
          <table:table-cell office:value-type="float" office:value="-0.0189571" calcext:value-type="float">
            <text:p>-0.0189571</text:p>
          </table:table-cell>
          <table:table-cell office:value-type="float" office:value="-0.0072215261" calcext:value-type="float">
            <text:p>-0.007221526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178.9833831787" calcext:value-type="float">
            <text:p>178.9833831787</text:p>
          </table:table-cell>
          <table:table-cell office:value-type="float" office:value="0.1141737633" calcext:value-type="float">
            <text:p>0.1141737633</text:p>
          </table:table-cell>
          <table:table-cell office:value-type="float" office:value="0.0114173763" calcext:value-type="float">
            <text:p>0.011417376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441196" calcext:value-type="float">
            <text:p>-0.00441196</text:p>
          </table:table-cell>
          <table:table-cell office:value-type="float" office:value="-0.0285038" calcext:value-type="float">
            <text:p>-0.0285038</text:p>
          </table:table-cell>
          <table:table-cell office:value-type="float" office:value="-0.0085410263" calcext:value-type="float">
            <text:p>-0.008541026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178.9904174805" calcext:value-type="float">
            <text:p>178.9904174805</text:p>
          </table:table-cell>
          <table:table-cell office:value-type="float" office:value="-0.0853739073" calcext:value-type="float">
            <text:p>-0.0853739073</text:p>
          </table:table-cell>
          <table:table-cell office:value-type="float" office:value="-0.0085373907" calcext:value-type="float">
            <text:p>-0.008537390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244076" calcext:value-type="float">
            <text:p>-0.00244076</text:p>
          </table:table-cell>
          <table:table-cell office:value-type="float" office:value="-0.0285038" calcext:value-type="float">
            <text:p>-0.0285038</text:p>
          </table:table-cell>
          <table:table-cell office:value-type="float" office:value="-0.0024507971" calcext:value-type="float">
            <text:p>-0.002450797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4.37" calcext:value-type="float">
            <text:p>24.37</text:p>
          </table:table-cell>
          <table:table-cell office:value-type="float" office:value="178.9960021973" calcext:value-type="float">
            <text:p>178.9960021973</text:p>
          </table:table-cell>
          <table:table-cell office:value-type="float" office:value="-0.2076704164" calcext:value-type="float">
            <text:p>-0.2076704164</text:p>
          </table:table-cell>
          <table:table-cell office:value-type="float" office:value="-0.0207670416" calcext:value-type="float">
            <text:p>-0.020767041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31267" calcext:value-type="float">
            <text:p>-0.00031267</text:p>
          </table:table-cell>
          <table:table-cell office:value-type="float" office:value="-0.0285038" calcext:value-type="float">
            <text:p>-0.0285038</text:p>
          </table:table-cell>
          <table:table-cell office:value-type="float" office:value="-0.000563637" calcext:value-type="float">
            <text:p>-0.00056363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179.0049133301" calcext:value-type="float">
            <text:p>179.0049133301</text:p>
          </table:table-cell>
          <table:table-cell office:value-type="float" office:value="-0.3474523314" calcext:value-type="float">
            <text:p>-0.3474523314</text:p>
          </table:table-cell>
          <table:table-cell office:value-type="float" office:value="-0.0347452331" calcext:value-type="float">
            <text:p>-0.034745233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03643" calcext:value-type="float">
            <text:p>0.00203643</text:p>
          </table:table-cell>
          <table:table-cell office:value-type="float" office:value="-0.03437254" calcext:value-type="float">
            <text:p>-0.03437254</text:p>
          </table:table-cell>
          <table:table-cell office:value-type="float" office:value="0.0038035779" calcext:value-type="float">
            <text:p>0.003803577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178.986618042" calcext:value-type="float">
            <text:p>178.986618042</text:p>
          </table:table-cell>
          <table:table-cell office:value-type="float" office:value="-0.5398569952" calcext:value-type="float">
            <text:p>-0.5398569952</text:p>
          </table:table-cell>
          <table:table-cell office:value-type="float" office:value="-0.0539856995" calcext:value-type="float">
            <text:p>-0.05398569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88347" calcext:value-type="float">
            <text:p>0.00488347</text:p>
          </table:table-cell>
          <table:table-cell office:value-type="float" office:value="-0.03437254" calcext:value-type="float">
            <text:p>-0.03437254</text:p>
          </table:table-cell>
          <table:table-cell office:value-type="float" office:value="0.0076849622" calcext:value-type="float">
            <text:p>0.007684962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178.9810943604" calcext:value-type="float">
            <text:p>178.9810943604</text:p>
          </table:table-cell>
          <table:table-cell office:value-type="float" office:value="-0.6433099125" calcext:value-type="float">
            <text:p>-0.6433099125</text:p>
          </table:table-cell>
          <table:table-cell office:value-type="float" office:value="-0.0643309913" calcext:value-type="float">
            <text:p>-0.064330991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746937" calcext:value-type="float">
            <text:p>0.00746937</text:p>
          </table:table-cell>
          <table:table-cell office:value-type="float" office:value="-0.0362744" calcext:value-type="float">
            <text:p>-0.0362744</text:p>
          </table:table-cell>
          <table:table-cell office:value-type="float" office:value="0.0075936569" calcext:value-type="float">
            <text:p>0.007593656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178.9704284668" calcext:value-type="float">
            <text:p>178.9704284668</text:p>
          </table:table-cell>
          <table:table-cell office:value-type="float" office:value="-0.6964703886" calcext:value-type="float">
            <text:p>-0.6964703886</text:p>
          </table:table-cell>
          <table:table-cell office:value-type="float" office:value="-0.0696470389" calcext:value-type="float">
            <text:p>-0.069647038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954615" calcext:value-type="float">
            <text:p>0.00954615</text:p>
          </table:table-cell>
          <table:table-cell office:value-type="float" office:value="-0.0362744" calcext:value-type="float">
            <text:p>-0.0362744</text:p>
          </table:table-cell>
          <table:table-cell office:value-type="float" office:value="0.0087194374" calcext:value-type="float">
            <text:p>0.008719437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178.956237793" calcext:value-type="float">
            <text:p>178.956237793</text:p>
          </table:table-cell>
          <table:table-cell office:value-type="float" office:value="-0.7283400819" calcext:value-type="float">
            <text:p>-0.7283400819</text:p>
          </table:table-cell>
          <table:table-cell office:value-type="float" office:value="-0.0728340082" calcext:value-type="float">
            <text:p>-0.072834008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114192" calcext:value-type="float">
            <text:p>0.01114192</text:p>
          </table:table-cell>
          <table:table-cell office:value-type="float" office:value="-0.0362744" calcext:value-type="float">
            <text:p>-0.0362744</text:p>
          </table:table-cell>
          <table:table-cell office:value-type="float" office:value="0.0101482889" calcext:value-type="float">
            <text:p>0.010148288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178.9587249756" calcext:value-type="float">
            <text:p>178.9587249756</text:p>
          </table:table-cell>
          <table:table-cell office:value-type="float" office:value="-0.7594969503" calcext:value-type="float">
            <text:p>-0.7594969503</text:p>
          </table:table-cell>
          <table:table-cell office:value-type="float" office:value="-0.075949695" calcext:value-type="float">
            <text:p>-0.0759496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241251" calcext:value-type="float">
            <text:p>0.01241251</text:p>
          </table:table-cell>
          <table:table-cell office:value-type="float" office:value="-0.03428789" calcext:value-type="float">
            <text:p>-0.03428789</text:p>
          </table:table-cell>
          <table:table-cell office:value-type="float" office:value="0.0099190074" calcext:value-type="float">
            <text:p>0.009919007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178.9578552246" calcext:value-type="float">
            <text:p>178.9578552246</text:p>
          </table:table-cell>
          <table:table-cell office:value-type="float" office:value="-0.6999011105" calcext:value-type="float">
            <text:p>-0.6999011105</text:p>
          </table:table-cell>
          <table:table-cell office:value-type="float" office:value="-0.0699901111" calcext:value-type="float">
            <text:p>-0.069990111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28617" calcext:value-type="float">
            <text:p>0.0128617</text:p>
          </table:table-cell>
          <table:table-cell office:value-type="float" office:value="-0.03428789" calcext:value-type="float">
            <text:p>-0.03428789</text:p>
          </table:table-cell>
          <table:table-cell office:value-type="float" office:value="0.0072129107" calcext:value-type="float">
            <text:p>0.007212910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178.9654846191" calcext:value-type="float">
            <text:p>178.9654846191</text:p>
          </table:table-cell>
          <table:table-cell office:value-type="float" office:value="-0.6812588832" calcext:value-type="float">
            <text:p>-0.6812588832</text:p>
          </table:table-cell>
          <table:table-cell office:value-type="float" office:value="-0.0681258883" calcext:value-type="float">
            <text:p>-0.068125888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303667" calcext:value-type="float">
            <text:p>0.01303667</text:p>
          </table:table-cell>
          <table:table-cell office:value-type="float" office:value="-0.02883339" calcext:value-type="float">
            <text:p>-0.02883339</text:p>
          </table:table-cell>
          <table:table-cell office:value-type="float" office:value="0.0068812891" calcext:value-type="float">
            <text:p>0.006881289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178.9648895264" calcext:value-type="float">
            <text:p>178.9648895264</text:p>
          </table:table-cell>
          <table:table-cell office:value-type="float" office:value="-0.6167062686" calcext:value-type="float">
            <text:p>-0.6167062686</text:p>
          </table:table-cell>
          <table:table-cell office:value-type="float" office:value="-0.0616706269" calcext:value-type="float">
            <text:p>-0.061670626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272301" calcext:value-type="float">
            <text:p>0.01272301</text:p>
          </table:table-cell>
          <table:table-cell office:value-type="float" office:value="-0.02883339" calcext:value-type="float">
            <text:p>-0.02883339</text:p>
          </table:table-cell>
          <table:table-cell office:value-type="float" office:value="0.0070766655" calcext:value-type="float">
            <text:p>0.007076665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178.9605255127" calcext:value-type="float">
            <text:p>178.9605255127</text:p>
          </table:table-cell>
          <table:table-cell office:value-type="float" office:value="-0.5208265618" calcext:value-type="float">
            <text:p>-0.5208265618</text:p>
          </table:table-cell>
          <table:table-cell office:value-type="float" office:value="-0.0520826562" calcext:value-type="float">
            <text:p>-0.052082656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187509" calcext:value-type="float">
            <text:p>0.01187509</text:p>
          </table:table-cell>
          <table:table-cell office:value-type="float" office:value="-0.02883339" calcext:value-type="float">
            <text:p>-0.02883339</text:p>
          </table:table-cell>
          <table:table-cell office:value-type="float" office:value="0.006496678" calcext:value-type="float">
            <text:p>0.00649667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178.9655609131" calcext:value-type="float">
            <text:p>178.9655609131</text:p>
          </table:table-cell>
          <table:table-cell office:value-type="float" office:value="-0.3841560541" calcext:value-type="float">
            <text:p>-0.3841560541</text:p>
          </table:table-cell>
          <table:table-cell office:value-type="float" office:value="-0.0384156054" calcext:value-type="float">
            <text:p>-0.038415605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039945" calcext:value-type="float">
            <text:p>0.01039945</text:p>
          </table:table-cell>
          <table:table-cell office:value-type="float" office:value="-0.02066525" calcext:value-type="float">
            <text:p>-0.02066525</text:p>
          </table:table-cell>
          <table:table-cell office:value-type="float" office:value="0.0041298625" calcext:value-type="float">
            <text:p>0.004129862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178.9713745117" calcext:value-type="float">
            <text:p>178.9713745117</text:p>
          </table:table-cell>
          <table:table-cell office:value-type="float" office:value="-0.2312913063" calcext:value-type="float">
            <text:p>-0.2312913063</text:p>
          </table:table-cell>
          <table:table-cell office:value-type="float" office:value="-0.0231291306" calcext:value-type="float">
            <text:p>-0.023129130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839775" calcext:value-type="float">
            <text:p>0.00839775</text:p>
          </table:table-cell>
          <table:table-cell office:value-type="float" office:value="-0.02066525" calcext:value-type="float">
            <text:p>-0.02066525</text:p>
          </table:table-cell>
          <table:table-cell office:value-type="float" office:value="0.0017402844" calcext:value-type="float">
            <text:p>0.001740284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178.9633026123" calcext:value-type="float">
            <text:p>178.9633026123</text:p>
          </table:table-cell>
          <table:table-cell office:value-type="float" office:value="-0.1536494417" calcext:value-type="float">
            <text:p>-0.1536494417</text:p>
          </table:table-cell>
          <table:table-cell office:value-type="float" office:value="-0.0153649442" calcext:value-type="float">
            <text:p>-0.015364944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54696" calcext:value-type="float">
            <text:p>0.00654696</text:p>
          </table:table-cell>
          <table:table-cell office:value-type="float" office:value="-0.0108153" calcext:value-type="float">
            <text:p>-0.0108153</text:p>
          </table:table-cell>
          <table:table-cell office:value-type="float" office:value="0.0007862921" calcext:value-type="float">
            <text:p>0.000786292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5.07" calcext:value-type="float">
            <text:p>25.07</text:p>
          </table:table-cell>
          <table:table-cell office:value-type="float" office:value="178.9612579346" calcext:value-type="float">
            <text:p>178.9612579346</text:p>
          </table:table-cell>
          <table:table-cell office:value-type="float" office:value="-0.094757655" calcext:value-type="float">
            <text:p>-0.094757655</text:p>
          </table:table-cell>
          <table:table-cell office:value-type="float" office:value="-0.0094757655" calcext:value-type="float">
            <text:p>-0.00947576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92164" calcext:value-type="float">
            <text:p>0.00492164</text:p>
          </table:table-cell>
          <table:table-cell office:value-type="float" office:value="-0.0108153" calcext:value-type="float">
            <text:p>-0.0108153</text:p>
          </table:table-cell>
          <table:table-cell office:value-type="float" office:value="-0.0006245743" calcext:value-type="float">
            <text:p>-0.000624574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178.9522705078" calcext:value-type="float">
            <text:p>178.9522705078</text:p>
          </table:table-cell>
          <table:table-cell office:value-type="float" office:value="-0.0899955946" calcext:value-type="float">
            <text:p>-0.0899955946</text:p>
          </table:table-cell>
          <table:table-cell office:value-type="float" office:value="-0.0089995595" calcext:value-type="float">
            <text:p>-0.00899955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0726" calcext:value-type="float">
            <text:p>0.00380726</text:p>
          </table:table-cell>
          <table:table-cell office:value-type="float" office:value="-0.0108153" calcext:value-type="float">
            <text:p>-0.0108153</text:p>
          </table:table-cell>
          <table:table-cell office:value-type="float" office:value="-0.001017229" calcext:value-type="float">
            <text:p>-0.00101722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178.9653167725" calcext:value-type="float">
            <text:p>178.9653167725</text:p>
          </table:table-cell>
          <table:table-cell office:value-type="float" office:value="-0.042084159" calcext:value-type="float">
            <text:p>-0.042084159</text:p>
          </table:table-cell>
          <table:table-cell office:value-type="float" office:value="-0.0042084159" calcext:value-type="float">
            <text:p>-0.004208415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74566" calcext:value-type="float">
            <text:p>0.00274566</text:p>
          </table:table-cell>
          <table:table-cell office:value-type="float" office:value="-0.00047505" calcext:value-type="float">
            <text:p>-0.00047505</text:p>
          </table:table-cell>
          <table:table-cell office:value-type="float" office:value="-0.0018879568" calcext:value-type="float">
            <text:p>-0.001887956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178.9602966309" calcext:value-type="float">
            <text:p>178.9602966309</text:p>
          </table:table-cell>
          <table:table-cell office:value-type="float" office:value="-0.1206395249" calcext:value-type="float">
            <text:p>-0.1206395249</text:p>
          </table:table-cell>
          <table:table-cell office:value-type="float" office:value="-0.0120639525" calcext:value-type="float">
            <text:p>-0.012063952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56204" calcext:value-type="float">
            <text:p>0.00256204</text:p>
          </table:table-cell>
          <table:table-cell office:value-type="float" office:value="-0.00047505" calcext:value-type="float">
            <text:p>-0.00047505</text:p>
          </table:table-cell>
          <table:table-cell office:value-type="float" office:value="-0.0009878502" calcext:value-type="float">
            <text:p>-0.000987850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178.9620361328" calcext:value-type="float">
            <text:p>178.9620361328</text:p>
          </table:table-cell>
          <table:table-cell office:value-type="float" office:value="-0.1589303396" calcext:value-type="float">
            <text:p>-0.1589303396</text:p>
          </table:table-cell>
          <table:table-cell office:value-type="float" office:value="-0.015893034" calcext:value-type="float">
            <text:p>-0.01589303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69492" calcext:value-type="float">
            <text:p>0.00269492</text:p>
          </table:table-cell>
          <table:table-cell office:value-type="float" office:value="0.00249682" calcext:value-type="float">
            <text:p>0.00249682</text:p>
          </table:table-cell>
          <table:table-cell office:value-type="float" office:value="-0.0009791225" calcext:value-type="float">
            <text:p>-0.00097912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178.9661407471" calcext:value-type="float">
            <text:p>178.9661407471</text:p>
          </table:table-cell>
          <table:table-cell office:value-type="float" office:value="-0.2208343507" calcext:value-type="float">
            <text:p>-0.2208343507</text:p>
          </table:table-cell>
          <table:table-cell office:value-type="float" office:value="-0.0220834351" calcext:value-type="float">
            <text:p>-0.022083435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19599" calcext:value-type="float">
            <text:p>0.00319599</text:p>
          </table:table-cell>
          <table:table-cell office:value-type="float" office:value="0.00914351" calcext:value-type="float">
            <text:p>0.00914351</text:p>
          </table:table-cell>
          <table:table-cell office:value-type="float" office:value="0.0000311572" calcext:value-type="float">
            <text:p>3.11572E-0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178.9734039307" calcext:value-type="float">
            <text:p>178.9734039307</text:p>
          </table:table-cell>
          <table:table-cell office:value-type="float" office:value="-0.2871608802" calcext:value-type="float">
            <text:p>-0.2871608802</text:p>
          </table:table-cell>
          <table:table-cell office:value-type="float" office:value="-0.028716088" calcext:value-type="float">
            <text:p>-0.02871608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97178" calcext:value-type="float">
            <text:p>0.00397178</text:p>
          </table:table-cell>
          <table:table-cell office:value-type="float" office:value="0.00914351" calcext:value-type="float">
            <text:p>0.00914351</text:p>
          </table:table-cell>
          <table:table-cell office:value-type="float" office:value="-0.0004605078" calcext:value-type="float">
            <text:p>-0.000460507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178.9739532471" calcext:value-type="float">
            <text:p>178.9739532471</text:p>
          </table:table-cell>
          <table:table-cell office:value-type="float" office:value="-0.415866554" calcext:value-type="float">
            <text:p>-0.415866554</text:p>
          </table:table-cell>
          <table:table-cell office:value-type="float" office:value="-0.0415866554" calcext:value-type="float">
            <text:p>-0.041586655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3463" calcext:value-type="float">
            <text:p>0.0053463</text:p>
          </table:table-cell>
          <table:table-cell office:value-type="float" office:value="0.01699351" calcext:value-type="float">
            <text:p>0.01699351</text:p>
          </table:table-cell>
          <table:table-cell office:value-type="float" office:value="0.0026997322" calcext:value-type="float">
            <text:p>0.002699732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178.9683074951" calcext:value-type="float">
            <text:p>178.9683074951</text:p>
          </table:table-cell>
          <table:table-cell office:value-type="float" office:value="-0.4714676702" calcext:value-type="float">
            <text:p>-0.4714676702</text:p>
          </table:table-cell>
          <table:table-cell office:value-type="float" office:value="-0.047146767" calcext:value-type="float">
            <text:p>-0.04714676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63243" calcext:value-type="float">
            <text:p>0.00663243</text:p>
          </table:table-cell>
          <table:table-cell office:value-type="float" office:value="0.01699351" calcext:value-type="float">
            <text:p>0.01699351</text:p>
          </table:table-cell>
          <table:table-cell office:value-type="float" office:value="0.0029576159" calcext:value-type="float">
            <text:p>0.002957615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5.53" calcext:value-type="float">
            <text:p>25.53</text:p>
          </table:table-cell>
          <table:table-cell office:value-type="float" office:value="178.9729156494" calcext:value-type="float">
            <text:p>178.9729156494</text:p>
          </table:table-cell>
          <table:table-cell office:value-type="float" office:value="-0.5571062627" calcext:value-type="float">
            <text:p>-0.5571062627</text:p>
          </table:table-cell>
          <table:table-cell office:value-type="float" office:value="-0.0557106263" calcext:value-type="float">
            <text:p>-0.055710626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805988" calcext:value-type="float">
            <text:p>0.00805988</text:p>
          </table:table-cell>
          <table:table-cell office:value-type="float" office:value="0.01769932" calcext:value-type="float">
            <text:p>0.01769932</text:p>
          </table:table-cell>
          <table:table-cell office:value-type="float" office:value="0.0038150814" calcext:value-type="float">
            <text:p>0.003815081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float" office:value="178.955657959" calcext:value-type="float">
            <text:p>178.955657959</text:p>
          </table:table-cell>
          <table:table-cell office:value-type="float" office:value="-0.5968339944" calcext:value-type="float">
            <text:p>-0.5968339944</text:p>
          </table:table-cell>
          <table:table-cell office:value-type="float" office:value="-0.0596833994" calcext:value-type="float">
            <text:p>-0.059683399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927547" calcext:value-type="float">
            <text:p>0.00927547</text:p>
          </table:table-cell>
          <table:table-cell office:value-type="float" office:value="0.02234023" calcext:value-type="float">
            <text:p>0.02234023</text:p>
          </table:table-cell>
          <table:table-cell office:value-type="float" office:value="0.006352046" calcext:value-type="float">
            <text:p>0.00635204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.62" calcext:value-type="float">
            <text:p>25.62</text:p>
          </table:table-cell>
          <table:table-cell office:value-type="float" office:value="178.9586486816" calcext:value-type="float">
            <text:p>178.9586486816</text:p>
          </table:table-cell>
          <table:table-cell office:value-type="float" office:value="-0.5351302848" calcext:value-type="float">
            <text:p>-0.5351302848</text:p>
          </table:table-cell>
          <table:table-cell office:value-type="float" office:value="-0.0535130285" calcext:value-type="float">
            <text:p>-0.053513028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2234023" calcext:value-type="float">
            <text:p>0.02234023</text:p>
          </table:table-cell>
          <table:table-cell office:value-type="float" office:value="0.0051580281" calcext:value-type="float">
            <text:p>0.005158028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5.67" calcext:value-type="float">
            <text:p>25.67</text:p>
          </table:table-cell>
          <table:table-cell office:value-type="float" office:value="178.9421691895" calcext:value-type="float">
            <text:p>178.9421691895</text:p>
          </table:table-cell>
          <table:table-cell office:value-type="float" office:value="-0.5877875689" calcext:value-type="float">
            <text:p>-0.5877875689</text:p>
          </table:table-cell>
          <table:table-cell office:value-type="float" office:value="-0.0587787569" calcext:value-type="float">
            <text:p>-0.058778756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029036" calcext:value-type="float">
            <text:p>0.01029036</text:p>
          </table:table-cell>
          <table:table-cell office:value-type="float" office:value="0.02185223" calcext:value-type="float">
            <text:p>0.02185223</text:p>
          </table:table-cell>
          <table:table-cell office:value-type="float" office:value="0.0074889633" calcext:value-type="float">
            <text:p>0.007488963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178.951751709" calcext:value-type="float">
            <text:p>178.951751709</text:p>
          </table:table-cell>
          <table:table-cell office:value-type="float" office:value="-0.4556869416" calcext:value-type="float">
            <text:p>-0.4556869416</text:p>
          </table:table-cell>
          <table:table-cell office:value-type="float" office:value="-0.0455686942" calcext:value-type="float">
            <text:p>-0.045568694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982055" calcext:value-type="float">
            <text:p>0.00982055</text:p>
          </table:table-cell>
          <table:table-cell office:value-type="float" office:value="0.02485485" calcext:value-type="float">
            <text:p>0.02485485</text:p>
          </table:table-cell>
          <table:table-cell office:value-type="float" office:value="0.005288035" calcext:value-type="float">
            <text:p>0.00528803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5.78" calcext:value-type="float">
            <text:p>25.78</text:p>
          </table:table-cell>
          <table:table-cell office:value-type="float" office:value="178.9621734619" calcext:value-type="float">
            <text:p>178.9621734619</text:p>
          </table:table-cell>
          <table:table-cell office:value-type="float" office:value="-0.4815742981" calcext:value-type="float">
            <text:p>-0.4815742981</text:p>
          </table:table-cell>
          <table:table-cell office:value-type="float" office:value="-0.0481574298" calcext:value-type="float">
            <text:p>-0.048157429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968014" calcext:value-type="float">
            <text:p>0.00968014</text:p>
          </table:table-cell>
          <table:table-cell office:value-type="float" office:value="0.02485485" calcext:value-type="float">
            <text:p>0.02485485</text:p>
          </table:table-cell>
          <table:table-cell office:value-type="float" office:value="0.0047307328" calcext:value-type="float">
            <text:p>0.004730732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178.9679718018" calcext:value-type="float">
            <text:p>178.9679718018</text:p>
          </table:table-cell>
          <table:table-cell office:value-type="float" office:value="-0.3530264945" calcext:value-type="float">
            <text:p>-0.3530264945</text:p>
          </table:table-cell>
          <table:table-cell office:value-type="float" office:value="-0.0353026495" calcext:value-type="float">
            <text:p>-0.03530264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872991" calcext:value-type="float">
            <text:p>0.00872991</text:p>
          </table:table-cell>
          <table:table-cell office:value-type="float" office:value="0.0246261" calcext:value-type="float">
            <text:p>0.0246261</text:p>
          </table:table-cell>
          <table:table-cell office:value-type="float" office:value="0.0033433221" calcext:value-type="float">
            <text:p>0.003343322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178.9810180664" calcext:value-type="float">
            <text:p>178.9810180664</text:p>
          </table:table-cell>
          <table:table-cell office:value-type="float" office:value="-0.3376053104" calcext:value-type="float">
            <text:p>-0.3376053104</text:p>
          </table:table-cell>
          <table:table-cell office:value-type="float" office:value="-0.033760531" calcext:value-type="float">
            <text:p>-0.03376053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799418" calcext:value-type="float">
            <text:p>0.00799418</text:p>
          </table:table-cell>
          <table:table-cell office:value-type="float" office:value="0.0246261" calcext:value-type="float">
            <text:p>0.0246261</text:p>
          </table:table-cell>
          <table:table-cell office:value-type="float" office:value="0.0035600932" calcext:value-type="float">
            <text:p>0.003560093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5.93" calcext:value-type="float">
            <text:p>25.93</text:p>
          </table:table-cell>
          <table:table-cell office:value-type="float" office:value="178.9773254395" calcext:value-type="float">
            <text:p>178.9773254395</text:p>
          </table:table-cell>
          <table:table-cell office:value-type="float" office:value="-0.1823984026" calcext:value-type="float">
            <text:p>-0.1823984026</text:p>
          </table:table-cell>
          <table:table-cell office:value-type="float" office:value="-0.0182398403" calcext:value-type="float">
            <text:p>-0.018239840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46973" calcext:value-type="float">
            <text:p>0.00646973</text:p>
          </table:table-cell>
          <table:table-cell office:value-type="float" office:value="0.02248944" calcext:value-type="float">
            <text:p>0.02248944</text:p>
          </table:table-cell>
          <table:table-cell office:value-type="float" office:value="-0.0004102411" calcext:value-type="float">
            <text:p>-0.000410241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float" office:value="178.9843139648" calcext:value-type="float">
            <text:p>178.9843139648</text:p>
          </table:table-cell>
          <table:table-cell office:value-type="float" office:value="-0.0728283561" calcext:value-type="float">
            <text:p>-0.0728283561</text:p>
          </table:table-cell>
          <table:table-cell office:value-type="float" office:value="-0.0072828356" calcext:value-type="float">
            <text:p>-0.007282835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72405" calcext:value-type="float">
            <text:p>0.00472405</text:p>
          </table:table-cell>
          <table:table-cell office:value-type="float" office:value="0.0220976" calcext:value-type="float">
            <text:p>0.0220976</text:p>
          </table:table-cell>
          <table:table-cell office:value-type="float" office:value="-0.0023765562" calcext:value-type="float">
            <text:p>-0.002376556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6.03" calcext:value-type="float">
            <text:p>26.03</text:p>
          </table:table-cell>
          <table:table-cell office:value-type="float" office:value="178.9861450195" calcext:value-type="float">
            <text:p>178.9861450195</text:p>
          </table:table-cell>
          <table:table-cell office:value-type="float" office:value="-0.1035308454" calcext:value-type="float">
            <text:p>-0.1035308454</text:p>
          </table:table-cell>
          <table:table-cell office:value-type="float" office:value="-0.0103530845" calcext:value-type="float">
            <text:p>-0.010353084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76585" calcext:value-type="float">
            <text:p>0.00376585</text:p>
          </table:table-cell>
          <table:table-cell office:value-type="float" office:value="0.01968155" calcext:value-type="float">
            <text:p>0.01968155</text:p>
          </table:table-cell>
          <table:table-cell office:value-type="float" office:value="-0.0015515917" calcext:value-type="float">
            <text:p>-0.001551591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178.989730835" calcext:value-type="float">
            <text:p>178.989730835</text:p>
          </table:table-cell>
          <table:table-cell office:value-type="float" office:value="-0.0735265989" calcext:value-type="float">
            <text:p>-0.0735265989</text:p>
          </table:table-cell>
          <table:table-cell office:value-type="float" office:value="-0.0073526599" calcext:value-type="float">
            <text:p>-0.007352659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92762" calcext:value-type="float">
            <text:p>0.00292762</text:p>
          </table:table-cell>
          <table:table-cell office:value-type="float" office:value="0.01793932" calcext:value-type="float">
            <text:p>0.01793932</text:p>
          </table:table-cell>
          <table:table-cell office:value-type="float" office:value="-0.0026567664" calcext:value-type="float">
            <text:p>-0.002656766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float" office:value="178.973739624" calcext:value-type="float">
            <text:p>178.973739624</text:p>
          </table:table-cell>
          <table:table-cell office:value-type="float" office:value="-0.0530643564" calcext:value-type="float">
            <text:p>-0.0530643564</text:p>
          </table:table-cell>
          <table:table-cell office:value-type="float" office:value="-0.0053064356" calcext:value-type="float">
            <text:p>-0.005306435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2329" calcext:value-type="float">
            <text:p>0.0022329</text:p>
          </table:table-cell>
          <table:table-cell office:value-type="float" office:value="0.01793932" calcext:value-type="float">
            <text:p>0.01793932</text:p>
          </table:table-cell>
          <table:table-cell office:value-type="float" office:value="-0.0027087482" calcext:value-type="float">
            <text:p>-0.002708748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178.9861907959" calcext:value-type="float">
            <text:p>178.9861907959</text:p>
          </table:table-cell>
          <table:table-cell office:value-type="float" office:value="-0.0375628552" calcext:value-type="float">
            <text:p>-0.0375628552</text:p>
          </table:table-cell>
          <table:table-cell office:value-type="float" office:value="-0.0037562855" calcext:value-type="float">
            <text:p>-0.00375628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66683" calcext:value-type="float">
            <text:p>0.00166683</text:p>
          </table:table-cell>
          <table:table-cell office:value-type="float" office:value="0.0156207" calcext:value-type="float">
            <text:p>0.0156207</text:p>
          </table:table-cell>
          <table:table-cell office:value-type="float" office:value="-0.0040382866" calcext:value-type="float">
            <text:p>-0.004038286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6.23" calcext:value-type="float">
            <text:p>26.23</text:p>
          </table:table-cell>
          <table:table-cell office:value-type="float" office:value="178.9806213379" calcext:value-type="float">
            <text:p>178.9806213379</text:p>
          </table:table-cell>
          <table:table-cell office:value-type="float" office:value="-0.0791178358" calcext:value-type="float">
            <text:p>-0.0791178358</text:p>
          </table:table-cell>
          <table:table-cell office:value-type="float" office:value="-0.0079117836" calcext:value-type="float">
            <text:p>-0.007911783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5667" calcext:value-type="float">
            <text:p>0.0015667</text:p>
          </table:table-cell>
          <table:table-cell office:value-type="float" office:value="0.01294127" calcext:value-type="float">
            <text:p>0.01294127</text:p>
          </table:table-cell>
          <table:table-cell office:value-type="float" office:value="-0.0046477528" calcext:value-type="float">
            <text:p>-0.004647752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178.9813842773" calcext:value-type="float">
            <text:p>178.9813842773</text:p>
          </table:table-cell>
          <table:table-cell office:value-type="float" office:value="-0.0716490548" calcext:value-type="float">
            <text:p>-0.0716490548</text:p>
          </table:table-cell>
          <table:table-cell office:value-type="float" office:value="-0.0071649055" calcext:value-type="float">
            <text:p>-0.00716490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5023" calcext:value-type="float">
            <text:p>0.00145023</text:p>
          </table:table-cell>
          <table:table-cell office:value-type="float" office:value="0.01294127" calcext:value-type="float">
            <text:p>0.01294127</text:p>
          </table:table-cell>
          <table:table-cell office:value-type="float" office:value="-0.0053656875" calcext:value-type="float">
            <text:p>-0.0053656875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6.33" calcext:value-type="float">
            <text:p>26.33</text:p>
          </table:table-cell>
          <table:table-cell office:value-type="float" office:value="178.9756011963" calcext:value-type="float">
            <text:p>178.9756011963</text:p>
          </table:table-cell>
          <table:table-cell office:value-type="float" office:value="-0.1134811195" calcext:value-type="float">
            <text:p>-0.1134811195</text:p>
          </table:table-cell>
          <table:table-cell office:value-type="float" office:value="-0.011348112" calcext:value-type="float">
            <text:p>-0.01134811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65144" calcext:value-type="float">
            <text:p>0.00165144</text:p>
          </table:table-cell>
          <table:table-cell office:value-type="float" office:value="0.00787724" calcext:value-type="float">
            <text:p>0.00787724</text:p>
          </table:table-cell>
          <table:table-cell office:value-type="float" office:value="-0.0028525105" calcext:value-type="float">
            <text:p>-0.002852510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178.9771118164" calcext:value-type="float">
            <text:p>178.9771118164</text:p>
          </table:table-cell>
          <table:table-cell office:value-type="float" office:value="-0.1122992172" calcext:value-type="float">
            <text:p>-0.1122992172</text:p>
          </table:table-cell>
          <table:table-cell office:value-type="float" office:value="-0.0112299217" calcext:value-type="float">
            <text:p>-0.011229921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77758" calcext:value-type="float">
            <text:p>0.00177758</text:p>
          </table:table-cell>
          <table:table-cell office:value-type="float" office:value="0.00787724" calcext:value-type="float">
            <text:p>0.00787724</text:p>
          </table:table-cell>
          <table:table-cell office:value-type="float" office:value="-0.0028825089" calcext:value-type="float">
            <text:p>-0.002882508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6.43" calcext:value-type="float">
            <text:p>26.43</text:p>
          </table:table-cell>
          <table:table-cell office:value-type="float" office:value="178.9765167236" calcext:value-type="float">
            <text:p>178.9765167236</text:p>
          </table:table-cell>
          <table:table-cell office:value-type="float" office:value="-0.1480413275" calcext:value-type="float">
            <text:p>-0.1480413275</text:p>
          </table:table-cell>
          <table:table-cell office:value-type="float" office:value="-0.0148041327" calcext:value-type="float">
            <text:p>-0.014804132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09981" calcext:value-type="float">
            <text:p>0.00209981</text:p>
          </table:table-cell>
          <table:table-cell office:value-type="float" office:value="0.00657361" calcext:value-type="float">
            <text:p>0.00657361</text:p>
          </table:table-cell>
          <table:table-cell office:value-type="float" office:value="-0.0023375371" calcext:value-type="float">
            <text:p>-0.002337537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178.9702453613" calcext:value-type="float">
            <text:p>178.9702453613</text:p>
          </table:table-cell>
          <table:table-cell office:value-type="float" office:value="-0.1946487628" calcext:value-type="float">
            <text:p>-0.1946487628</text:p>
          </table:table-cell>
          <table:table-cell office:value-type="float" office:value="-0.0194648763" calcext:value-type="float">
            <text:p>-0.019464876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62507" calcext:value-type="float">
            <text:p>0.00262507</text:p>
          </table:table-cell>
          <table:table-cell office:value-type="float" office:value="0.00340633" calcext:value-type="float">
            <text:p>0.00340633</text:p>
          </table:table-cell>
          <table:table-cell office:value-type="float" office:value="-0.0010496311" calcext:value-type="float">
            <text:p>-0.001049631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6.53" calcext:value-type="float">
            <text:p>26.53</text:p>
          </table:table-cell>
          <table:table-cell office:value-type="float" office:value="178.970199585" calcext:value-type="float">
            <text:p>178.970199585</text:p>
          </table:table-cell>
          <table:table-cell office:value-type="float" office:value="-0.1770924716" calcext:value-type="float">
            <text:p>-0.1770924716</text:p>
          </table:table-cell>
          <table:table-cell office:value-type="float" office:value="-0.0177092472" calcext:value-type="float">
            <text:p>-0.017709247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85794" calcext:value-type="float">
            <text:p>0.00285794</text:p>
          </table:table-cell>
          <table:table-cell office:value-type="float" office:value="0.00340633" calcext:value-type="float">
            <text:p>0.00340633</text:p>
          </table:table-cell>
          <table:table-cell office:value-type="float" office:value="-0.0015816305" calcext:value-type="float">
            <text:p>-0.001581630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6.58" calcext:value-type="float">
            <text:p>26.58</text:p>
          </table:table-cell>
          <table:table-cell office:value-type="float" office:value="178.9769439697" calcext:value-type="float">
            <text:p>178.9769439697</text:p>
          </table:table-cell>
          <table:table-cell office:value-type="float" office:value="-0.1963725499" calcext:value-type="float">
            <text:p>-0.1963725499</text:p>
          </table:table-cell>
          <table:table-cell office:value-type="float" office:value="-0.019637255" calcext:value-type="float">
            <text:p>-0.0196372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14155" calcext:value-type="float">
            <text:p>0.00314155</text:p>
          </table:table-cell>
          <table:table-cell office:value-type="float" office:value="0.00283168" calcext:value-type="float">
            <text:p>0.00283168</text:p>
          </table:table-cell>
          <table:table-cell office:value-type="float" office:value="-0.0007939933" calcext:value-type="float">
            <text:p>-0.000793993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6.63" calcext:value-type="float">
            <text:p>26.63</text:p>
          </table:table-cell>
          <table:table-cell office:value-type="float" office:value="178.9860687256" calcext:value-type="float">
            <text:p>178.9860687256</text:p>
          </table:table-cell>
          <table:table-cell office:value-type="float" office:value="-0.1983828666" calcext:value-type="float">
            <text:p>-0.1983828666</text:p>
          </table:table-cell>
          <table:table-cell office:value-type="float" office:value="-0.0198382867" calcext:value-type="float">
            <text:p>-0.019838286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34387" calcext:value-type="float">
            <text:p>0.00334387</text:p>
          </table:table-cell>
          <table:table-cell office:value-type="float" office:value="0.00002298" calcext:value-type="float">
            <text:p>0.00002298</text:p>
          </table:table-cell>
          <table:table-cell office:value-type="float" office:value="-0.0003331367" calcext:value-type="float">
            <text:p>-0.000333136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178.9975738525" calcext:value-type="float">
            <text:p>178.9975738525</text:p>
          </table:table-cell>
          <table:table-cell office:value-type="float" office:value="-0.1766296227" calcext:value-type="float">
            <text:p>-0.1766296227</text:p>
          </table:table-cell>
          <table:table-cell office:value-type="float" office:value="-0.0176629623" calcext:value-type="float">
            <text:p>-0.017662962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33366" calcext:value-type="float">
            <text:p>0.00333366</text:p>
          </table:table-cell>
          <table:table-cell office:value-type="float" office:value="0.00018298" calcext:value-type="float">
            <text:p>0.00018298</text:p>
          </table:table-cell>
          <table:table-cell office:value-type="float" office:value="-0.0013605763" calcext:value-type="float">
            <text:p>-0.001360576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6.73" calcext:value-type="float">
            <text:p>26.73</text:p>
          </table:table-cell>
          <table:table-cell office:value-type="float" office:value="178.9952545166" calcext:value-type="float">
            <text:p>178.9952545166</text:p>
          </table:table-cell>
          <table:table-cell office:value-type="float" office:value="-0.1382189129" calcext:value-type="float">
            <text:p>-0.1382189129</text:p>
          </table:table-cell>
          <table:table-cell office:value-type="float" office:value="-0.0138218913" calcext:value-type="float">
            <text:p>-0.013821891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07087" calcext:value-type="float">
            <text:p>0.00307087</text:p>
          </table:table-cell>
          <table:table-cell office:value-type="float" office:value="-0.0020038" calcext:value-type="float">
            <text:p>-0.0020038</text:p>
          </table:table-cell>
          <table:table-cell office:value-type="float" office:value="-0.0019719741" calcext:value-type="float">
            <text:p>-0.001971974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6.78" calcext:value-type="float">
            <text:p>26.78</text:p>
          </table:table-cell>
          <table:table-cell office:value-type="float" office:value="178.9994354248" calcext:value-type="float">
            <text:p>178.9994354248</text:p>
          </table:table-cell>
          <table:table-cell office:value-type="float" office:value="-0.1016997886" calcext:value-type="float">
            <text:p>-0.1016997886</text:p>
          </table:table-cell>
          <table:table-cell office:value-type="float" office:value="-0.0101699789" calcext:value-type="float">
            <text:p>-0.010169978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65245" calcext:value-type="float">
            <text:p>0.00265245</text:p>
          </table:table-cell>
          <table:table-cell office:value-type="float" office:value="-0.0020038" calcext:value-type="float">
            <text:p>-0.0020038</text:p>
          </table:table-cell>
          <table:table-cell office:value-type="float" office:value="-0.003397347" calcext:value-type="float">
            <text:p>-0.00339734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6.83" calcext:value-type="float">
            <text:p>26.83</text:p>
          </table:table-cell>
          <table:table-cell office:value-type="float" office:value="178.997177124" calcext:value-type="float">
            <text:p>178.997177124</text:p>
          </table:table-cell>
          <table:table-cell office:value-type="float" office:value="-0.0780823315" calcext:value-type="float">
            <text:p>-0.0780823315</text:p>
          </table:table-cell>
          <table:table-cell office:value-type="float" office:value="-0.0078082331" calcext:value-type="float">
            <text:p>-0.007808233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21633" calcext:value-type="float">
            <text:p>0.00221633</text:p>
          </table:table-cell>
          <table:table-cell office:value-type="float" office:value="-0.00119062" calcext:value-type="float">
            <text:p>-0.00119062</text:p>
          </table:table-cell>
          <table:table-cell office:value-type="float" office:value="-0.0034255915" calcext:value-type="float">
            <text:p>-0.003425591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178.9940795898" calcext:value-type="float">
            <text:p>178.9940795898</text:p>
          </table:table-cell>
          <table:table-cell office:value-type="float" office:value="-0.0644426563" calcext:value-type="float">
            <text:p>-0.0644426563</text:p>
          </table:table-cell>
          <table:table-cell office:value-type="float" office:value="-0.0064442656" calcext:value-type="float">
            <text:p>-0.006444265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83493" calcext:value-type="float">
            <text:p>0.00183493</text:p>
          </table:table-cell>
          <table:table-cell office:value-type="float" office:value="-0.00260487" calcext:value-type="float">
            <text:p>-0.00260487</text:p>
          </table:table-cell>
          <table:table-cell office:value-type="float" office:value="-0.0047635906" calcext:value-type="float">
            <text:p>-0.0047635906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6.93" calcext:value-type="float">
            <text:p>26.93</text:p>
          </table:table-cell>
          <table:table-cell office:value-type="float" office:value="178.9931030273" calcext:value-type="float">
            <text:p>178.9931030273</text:p>
          </table:table-cell>
          <table:table-cell office:value-type="float" office:value="-0.0303075192" calcext:value-type="float">
            <text:p>-0.0303075192</text:p>
          </table:table-cell>
          <table:table-cell office:value-type="float" office:value="-0.0030307519" calcext:value-type="float">
            <text:p>-0.003030751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5338" calcext:value-type="float">
            <text:p>0.00135338</text:p>
          </table:table-cell>
          <table:table-cell office:value-type="float" office:value="-0.00128935" calcext:value-type="float">
            <text:p>-0.00128935</text:p>
          </table:table-cell>
          <table:table-cell office:value-type="float" office:value="-0.0040265276" calcext:value-type="float">
            <text:p>-0.004026527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178.9996643066" calcext:value-type="float">
            <text:p>178.9996643066</text:p>
          </table:table-cell>
          <table:table-cell office:value-type="float" office:value="-0.1102754603" calcext:value-type="float">
            <text:p>-0.1102754603</text:p>
          </table:table-cell>
          <table:table-cell office:value-type="float" office:value="-0.011027546" calcext:value-type="float">
            <text:p>-0.01102754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56556" calcext:value-type="float">
            <text:p>0.00156556</text:p>
          </table:table-cell>
          <table:table-cell office:value-type="float" office:value="-0.00128935" calcext:value-type="float">
            <text:p>-0.00128935</text:p>
          </table:table-cell>
          <table:table-cell office:value-type="float" office:value="-0.0009041301" calcext:value-type="float">
            <text:p>-0.000904130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178.9993286133" calcext:value-type="float">
            <text:p>178.9993286133</text:p>
          </table:table-cell>
          <table:table-cell office:value-type="float" office:value="-0.0573529842" calcext:value-type="float">
            <text:p>-0.0573529842</text:p>
          </table:table-cell>
          <table:table-cell office:value-type="float" office:value="-0.0057352984" calcext:value-type="float">
            <text:p>-0.005735298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542" calcext:value-type="float">
            <text:p>0.0013542</text:p>
          </table:table-cell>
          <table:table-cell office:value-type="float" office:value="-0.00191349" calcext:value-type="float">
            <text:p>-0.00191349</text:p>
          </table:table-cell>
          <table:table-cell office:value-type="float" office:value="-0.004090806" calcext:value-type="float">
            <text:p>-0.004090806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179.0006408691" calcext:value-type="float">
            <text:p>179.0006408691</text:p>
          </table:table-cell>
          <table:table-cell office:value-type="float" office:value="-0.0281706842" calcext:value-type="float">
            <text:p>-0.0281706842</text:p>
          </table:table-cell>
          <table:table-cell office:value-type="float" office:value="-0.0028170684" calcext:value-type="float">
            <text:p>-0.002817068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01892" calcext:value-type="float">
            <text:p>0.00101892</text:p>
          </table:table-cell>
          <table:table-cell office:value-type="float" office:value="-0.0003089" calcext:value-type="float">
            <text:p>-0.0003089</text:p>
          </table:table-cell>
          <table:table-cell office:value-type="float" office:value="-0.0038070444" calcext:value-type="float">
            <text:p>-0.0038070444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7.13" calcext:value-type="float">
            <text:p>27.13</text:p>
          </table:table-cell>
          <table:table-cell office:value-type="float" office:value="178.9912567139" calcext:value-type="float">
            <text:p>178.9912567139</text:p>
          </table:table-cell>
          <table:table-cell office:value-type="float" office:value="-0.1048153605" calcext:value-type="float">
            <text:p>-0.1048153605</text:p>
          </table:table-cell>
          <table:table-cell office:value-type="float" office:value="-0.010481536" calcext:value-type="float">
            <text:p>-0.01048153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0638" calcext:value-type="float">
            <text:p>0.00130638</text:p>
          </table:table-cell>
          <table:table-cell office:value-type="float" office:value="-0.000231" calcext:value-type="float">
            <text:p>-0.000231</text:p>
          </table:table-cell>
          <table:table-cell office:value-type="float" office:value="-0.0015773231" calcext:value-type="float">
            <text:p>-0.0015773231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179.0019989014" calcext:value-type="float">
            <text:p>179.0019989014</text:p>
          </table:table-cell>
          <table:table-cell office:value-type="float" office:value="-0.0964091583" calcext:value-type="float">
            <text:p>-0.0964091583</text:p>
          </table:table-cell>
          <table:table-cell office:value-type="float" office:value="-0.0096409158" calcext:value-type="float">
            <text:p>-0.009640915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4184" calcext:value-type="float">
            <text:p>0.00144184</text:p>
          </table:table-cell>
          <table:table-cell office:value-type="float" office:value="-0.000231" calcext:value-type="float">
            <text:p>-0.000231</text:p>
          </table:table-cell>
          <table:table-cell office:value-type="float" office:value="-0.000590299" calcext:value-type="float">
            <text:p>-0.00059029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7.23" calcext:value-type="float">
            <text:p>27.23</text:p>
          </table:table-cell>
          <table:table-cell office:value-type="float" office:value="178.9993438721" calcext:value-type="float">
            <text:p>178.9993438721</text:p>
          </table:table-cell>
          <table:table-cell office:value-type="float" office:value="-0.0953958102" calcext:value-type="float">
            <text:p>-0.0953958102</text:p>
          </table:table-cell>
          <table:table-cell office:value-type="float" office:value="-0.009539581" calcext:value-type="float">
            <text:p>-0.00953958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52532" calcext:value-type="float">
            <text:p>0.00152532</text:p>
          </table:table-cell>
          <table:table-cell office:value-type="float" office:value="0.00143676" calcext:value-type="float">
            <text:p>0.00143676</text:p>
          </table:table-cell>
          <table:table-cell office:value-type="float" office:value="-0.0025320485" calcext:value-type="float">
            <text:p>-0.002532048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179.0108795166" calcext:value-type="float">
            <text:p>179.0108795166</text:p>
          </table:table-cell>
          <table:table-cell office:value-type="float" office:value="-0.0955739316" calcext:value-type="float">
            <text:p>-0.0955739316</text:p>
          </table:table-cell>
          <table:table-cell office:value-type="float" office:value="-0.0095573932" calcext:value-type="float">
            <text:p>-0.009557393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58211" calcext:value-type="float">
            <text:p>0.00158211</text:p>
          </table:table-cell>
          <table:table-cell office:value-type="float" office:value="0.00203014" calcext:value-type="float">
            <text:p>0.00203014</text:p>
          </table:table-cell>
          <table:table-cell office:value-type="float" office:value="-0.0030432458" calcext:value-type="float">
            <text:p>-0.0030432458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179.0112915039" calcext:value-type="float">
            <text:p>179.0112915039</text:p>
          </table:table-cell>
          <table:table-cell office:value-type="float" office:value="-0.0312808794" calcext:value-type="float">
            <text:p>-0.0312808794</text:p>
          </table:table-cell>
          <table:table-cell office:value-type="float" office:value="-0.0031280879" calcext:value-type="float">
            <text:p>-0.003128087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9146" calcext:value-type="float">
            <text:p>0.00119146</text:p>
          </table:table-cell>
          <table:table-cell office:value-type="float" office:value="0.00353577" calcext:value-type="float">
            <text:p>0.00353577</text:p>
          </table:table-cell>
          <table:table-cell office:value-type="float" office:value="-0.0064154709" calcext:value-type="float">
            <text:p>-0.0064154709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179.0168762207" calcext:value-type="float">
            <text:p>179.0168762207</text:p>
          </table:table-cell>
          <table:table-cell office:value-type="float" office:value="-0.0642381437" calcext:value-type="float">
            <text:p>-0.0642381437</text:p>
          </table:table-cell>
          <table:table-cell office:value-type="float" office:value="-0.0064238144" calcext:value-type="float">
            <text:p>-0.006423814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5089" calcext:value-type="float">
            <text:p>0.00115089</text:p>
          </table:table-cell>
          <table:table-cell office:value-type="float" office:value="0.00353577" calcext:value-type="float">
            <text:p>0.00353577</text:p>
          </table:table-cell>
          <table:table-cell office:value-type="float" office:value="-0.0035125419" calcext:value-type="float">
            <text:p>-0.0035125419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179.0077667236" calcext:value-type="float">
            <text:p>179.0077667236</text:p>
          </table:table-cell>
          <table:table-cell office:value-type="float" office:value="-0.1078281105" calcext:value-type="float">
            <text:p>-0.1078281105</text:p>
          </table:table-cell>
          <table:table-cell office:value-type="float" office:value="-0.0107828111" calcext:value-type="float">
            <text:p>-0.010782811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1437" calcext:value-type="float">
            <text:p>0.00141437</text:p>
          </table:table-cell>
          <table:table-cell office:value-type="float" office:value="0.00557613" calcext:value-type="float">
            <text:p>0.00557613</text:p>
          </table:table-cell>
          <table:table-cell office:value-type="float" office:value="-0.0039690138" calcext:value-type="float">
            <text:p>-0.003969013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179.0103759766" calcext:value-type="float">
            <text:p>179.0103759766</text:p>
          </table:table-cell>
          <table:table-cell office:value-type="float" office:value="-0.1463213327" calcext:value-type="float">
            <text:p>-0.1463213327</text:p>
          </table:table-cell>
          <table:table-cell office:value-type="float" office:value="-0.0146321333" calcext:value-type="float">
            <text:p>-0.014632133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84641" calcext:value-type="float">
            <text:p>0.00184641</text:p>
          </table:table-cell>
          <table:table-cell office:value-type="float" office:value="0.00557613" calcext:value-type="float">
            <text:p>0.00557613</text:p>
          </table:table-cell>
          <table:table-cell office:value-type="float" office:value="-0.0028028929" calcext:value-type="float">
            <text:p>-0.0028028929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7.53" calcext:value-type="float">
            <text:p>27.53</text:p>
          </table:table-cell>
          <table:table-cell office:value-type="float" office:value="179.0107727051" calcext:value-type="float">
            <text:p>179.0107727051</text:p>
          </table:table-cell>
          <table:table-cell office:value-type="float" office:value="-0.0847132569" calcext:value-type="float">
            <text:p>-0.0847132569</text:p>
          </table:table-cell>
          <table:table-cell office:value-type="float" office:value="-0.0084713257" calcext:value-type="float">
            <text:p>-0.008471325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72361" calcext:value-type="float">
            <text:p>0.00172361</text:p>
          </table:table-cell>
          <table:table-cell office:value-type="float" office:value="0.00648502" calcext:value-type="float">
            <text:p>0.00648502</text:p>
          </table:table-cell>
          <table:table-cell office:value-type="float" office:value="-0.004292626" calcext:value-type="float">
            <text:p>-0.00429262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7.58" calcext:value-type="float">
            <text:p>27.58</text:p>
          </table:table-cell>
          <table:table-cell office:value-type="float" office:value="179.0186462402" calcext:value-type="float">
            <text:p>179.0186462402</text:p>
          </table:table-cell>
          <table:table-cell office:value-type="float" office:value="-0.147169252" calcext:value-type="float">
            <text:p>-0.147169252</text:p>
          </table:table-cell>
          <table:table-cell office:value-type="float" office:value="-0.0147169252" calcext:value-type="float">
            <text:p>-0.014716925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05805" calcext:value-type="float">
            <text:p>0.00205805</text:p>
          </table:table-cell>
          <table:table-cell office:value-type="float" office:value="0.00717897" calcext:value-type="float">
            <text:p>0.00717897</text:p>
          </table:table-cell>
          <table:table-cell office:value-type="float" office:value="-0.0016275002" calcext:value-type="float">
            <text:p>-0.001627500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179.0198974609" calcext:value-type="float">
            <text:p>179.0198974609</text:p>
          </table:table-cell>
          <table:table-cell office:value-type="float" office:value="-0.1590498501" calcext:value-type="float">
            <text:p>-0.1590498501</text:p>
          </table:table-cell>
          <table:table-cell office:value-type="float" office:value="-0.015904985" calcext:value-type="float">
            <text:p>-0.01590498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717897" calcext:value-type="float">
            <text:p>0.00717897</text:p>
          </table:table-cell>
          <table:table-cell office:value-type="float" office:value="-0.0008683992" calcext:value-type="float">
            <text:p>-0.0008683992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179.0113372803" calcext:value-type="float">
            <text:p>179.0113372803</text:p>
          </table:table-cell>
          <table:table-cell office:value-type="float" office:value="-0.0888590803" calcext:value-type="float">
            <text:p>-0.0888590803</text:p>
          </table:table-cell>
          <table:table-cell office:value-type="float" office:value="-0.008885908" calcext:value-type="float">
            <text:p>-0.00888590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09335" calcext:value-type="float">
            <text:p>0.00209335</text:p>
          </table:table-cell>
          <table:table-cell office:value-type="float" office:value="0.00789813" calcext:value-type="float">
            <text:p>0.00789813</text:p>
          </table:table-cell>
          <table:table-cell office:value-type="float" office:value="-0.0051266952" calcext:value-type="float">
            <text:p>-0.005126695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179.0155944824" calcext:value-type="float">
            <text:p>179.0155944824</text:p>
          </table:table-cell>
          <table:table-cell office:value-type="float" office:value="-0.1557278043" calcext:value-type="float">
            <text:p>-0.1557278043</text:p>
          </table:table-cell>
          <table:table-cell office:value-type="float" office:value="-0.0155727804" calcext:value-type="float">
            <text:p>-0.015572780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36138" calcext:value-type="float">
            <text:p>0.00236138</text:p>
          </table:table-cell>
          <table:table-cell office:value-type="float" office:value="0.00807991" calcext:value-type="float">
            <text:p>0.00807991</text:p>
          </table:table-cell>
          <table:table-cell office:value-type="float" office:value="-0.0023302428" calcext:value-type="float">
            <text:p>-0.002330242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179.0171813965" calcext:value-type="float">
            <text:p>179.0171813965</text:p>
          </table:table-cell>
          <table:table-cell office:value-type="float" office:value="-0.1750804238" calcext:value-type="float">
            <text:p>-0.1750804238</text:p>
          </table:table-cell>
          <table:table-cell office:value-type="float" office:value="-0.0175080424" calcext:value-type="float">
            <text:p>-0.017508042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66889" calcext:value-type="float">
            <text:p>0.00266889</text:p>
          </table:table-cell>
          <table:table-cell office:value-type="float" office:value="0.00843415" calcext:value-type="float">
            <text:p>0.00843415</text:p>
          </table:table-cell>
          <table:table-cell office:value-type="float" office:value="-0.0024024328" calcext:value-type="float">
            <text:p>-0.0024024328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7.83" calcext:value-type="float">
            <text:p>27.83</text:p>
          </table:table-cell>
          <table:table-cell office:value-type="float" office:value="179.0272064209" calcext:value-type="float">
            <text:p>179.0272064209</text:p>
          </table:table-cell>
          <table:table-cell office:value-type="float" office:value="-0.1009495818" calcext:value-type="float">
            <text:p>-0.1009495818</text:p>
          </table:table-cell>
          <table:table-cell office:value-type="float" office:value="-0.0100949582" calcext:value-type="float">
            <text:p>-0.010094958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37968" calcext:value-type="float">
            <text:p>0.00237968</text:p>
          </table:table-cell>
          <table:table-cell office:value-type="float" office:value="0.008134" calcext:value-type="float">
            <text:p>0.008134</text:p>
          </table:table-cell>
          <table:table-cell office:value-type="float" office:value="-0.0037641128" calcext:value-type="float">
            <text:p>-0.003764112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179.0285186768" calcext:value-type="float">
            <text:p>179.0285186768</text:p>
          </table:table-cell>
          <table:table-cell office:value-type="float" office:value="-0.1191456675" calcext:value-type="float">
            <text:p>-0.1191456675</text:p>
          </table:table-cell>
          <table:table-cell office:value-type="float" office:value="-0.0119145668" calcext:value-type="float">
            <text:p>-0.011914566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3083" calcext:value-type="float">
            <text:p>0.0023083</text:p>
          </table:table-cell>
          <table:table-cell office:value-type="float" office:value="0.008134" calcext:value-type="float">
            <text:p>0.008134</text:p>
          </table:table-cell>
          <table:table-cell office:value-type="float" office:value="-0.0027580245" calcext:value-type="float">
            <text:p>-0.0027580245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179.036605835" calcext:value-type="float">
            <text:p>179.036605835</text:p>
          </table:table-cell>
          <table:table-cell office:value-type="float" office:value="-0.1312838325" calcext:value-type="float">
            <text:p>-0.1312838325</text:p>
          </table:table-cell>
          <table:table-cell office:value-type="float" office:value="-0.0131283833" calcext:value-type="float">
            <text:p>-0.013128383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34165" calcext:value-type="float">
            <text:p>0.00234165</text:p>
          </table:table-cell>
          <table:table-cell office:value-type="float" office:value="0.00803599" calcext:value-type="float">
            <text:p>0.00803599</text:p>
          </table:table-cell>
          <table:table-cell office:value-type="float" office:value="-0.0019111021" calcext:value-type="float">
            <text:p>-0.001911102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7.98" calcext:value-type="float">
            <text:p>27.98</text:p>
          </table:table-cell>
          <table:table-cell office:value-type="float" office:value="179.0414581299" calcext:value-type="float">
            <text:p>179.0414581299</text:p>
          </table:table-cell>
          <table:table-cell office:value-type="float" office:value="-0.0442373193" calcext:value-type="float">
            <text:p>-0.0442373193</text:p>
          </table:table-cell>
          <table:table-cell office:value-type="float" office:value="-0.0044237319" calcext:value-type="float">
            <text:p>-0.004423731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78375" calcext:value-type="float">
            <text:p>0.00178375</text:p>
          </table:table-cell>
          <table:table-cell office:value-type="float" office:value="0.00735574" calcext:value-type="float">
            <text:p>0.00735574</text:p>
          </table:table-cell>
          <table:table-cell office:value-type="float" office:value="-0.0050573888" calcext:value-type="float">
            <text:p>-0.005057388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8.03" calcext:value-type="float">
            <text:p>28.03</text:p>
          </table:table-cell>
          <table:table-cell office:value-type="float" office:value="179.0372467041" calcext:value-type="float">
            <text:p>179.0372467041</text:p>
          </table:table-cell>
          <table:table-cell office:value-type="float" office:value="-0.1283225984" calcext:value-type="float">
            <text:p>-0.1283225984</text:p>
          </table:table-cell>
          <table:table-cell office:value-type="float" office:value="-0.0128322598" calcext:value-type="float">
            <text:p>-0.012832259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97251" calcext:value-type="float">
            <text:p>0.00197251</text:p>
          </table:table-cell>
          <table:table-cell office:value-type="float" office:value="0.00680142" calcext:value-type="float">
            <text:p>0.00680142</text:p>
          </table:table-cell>
          <table:table-cell office:value-type="float" office:value="-0.0013947066" calcext:value-type="float">
            <text:p>-0.001394706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179.0534973145" calcext:value-type="float">
            <text:p>179.0534973145</text:p>
          </table:table-cell>
          <table:table-cell office:value-type="float" office:value="-0.025809056" calcext:value-type="float">
            <text:p>-0.025809056</text:p>
          </table:table-cell>
          <table:table-cell office:value-type="float" office:value="-0.0025809056" calcext:value-type="float">
            <text:p>-0.002580905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1505" calcext:value-type="float">
            <text:p>0.00141505</text:p>
          </table:table-cell>
          <table:table-cell office:value-type="float" office:value="0.0058833" calcext:value-type="float">
            <text:p>0.0058833</text:p>
          </table:table-cell>
          <table:table-cell office:value-type="float" office:value="-0.0056820484" calcext:value-type="float">
            <text:p>-0.0056820484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8.13" calcext:value-type="float">
            <text:p>28.13</text:p>
          </table:table-cell>
          <table:table-cell office:value-type="float" office:value="179.0467681885" calcext:value-type="float">
            <text:p>179.0467681885</text:p>
          </table:table-cell>
          <table:table-cell office:value-type="float" office:value="-0.0397071418" calcext:value-type="float">
            <text:p>-0.0397071418</text:p>
          </table:table-cell>
          <table:table-cell office:value-type="float" office:value="-0.0039707142" calcext:value-type="float">
            <text:p>-0.003970714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3634" calcext:value-type="float">
            <text:p>0.00113634</text:p>
          </table:table-cell>
          <table:table-cell office:value-type="float" office:value="0.0058833" calcext:value-type="float">
            <text:p>0.0058833</text:p>
          </table:table-cell>
          <table:table-cell office:value-type="float" office:value="-0.0041228815" calcext:value-type="float">
            <text:p>-0.004122881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179.0437927246" calcext:value-type="float">
            <text:p>179.0437927246</text:p>
          </table:table-cell>
          <table:table-cell office:value-type="float" office:value="-0.0811286315" calcext:value-type="float">
            <text:p>-0.0811286315</text:p>
          </table:table-cell>
          <table:table-cell office:value-type="float" office:value="-0.0081128631" calcext:value-type="float">
            <text:p>-0.008112863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2674" calcext:value-type="float">
            <text:p>0.00122674</text:p>
          </table:table-cell>
          <table:table-cell office:value-type="float" office:value="0.00494321" calcext:value-type="float">
            <text:p>0.00494321</text:p>
          </table:table-cell>
          <table:table-cell office:value-type="float" office:value="-0.0029543111" calcext:value-type="float">
            <text:p>-0.002954311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8.23" calcext:value-type="float">
            <text:p>28.23</text:p>
          </table:table-cell>
          <table:table-cell office:value-type="float" office:value="179.0399627686" calcext:value-type="float">
            <text:p>179.0399627686</text:p>
          </table:table-cell>
          <table:table-cell office:value-type="float" office:value="-0.0653470528" calcext:value-type="float">
            <text:p>-0.0653470528</text:p>
          </table:table-cell>
          <table:table-cell office:value-type="float" office:value="-0.0065347053" calcext:value-type="float">
            <text:p>-0.006534705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8178" calcext:value-type="float">
            <text:p>0.00118178</text:p>
          </table:table-cell>
          <table:table-cell office:value-type="float" office:value="0.00395086" calcext:value-type="float">
            <text:p>0.00395086</text:p>
          </table:table-cell>
          <table:table-cell office:value-type="float" office:value="-0.0041161647" calcext:value-type="float">
            <text:p>-0.004116164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179.0370941162" calcext:value-type="float">
            <text:p>179.0370941162</text:p>
          </table:table-cell>
          <table:table-cell office:value-type="float" office:value="-0.0807567077" calcext:value-type="float">
            <text:p>-0.0807567077</text:p>
          </table:table-cell>
          <table:table-cell office:value-type="float" office:value="-0.0080756708" calcext:value-type="float">
            <text:p>-0.008075670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5453" calcext:value-type="float">
            <text:p>0.00125453</text:p>
          </table:table-cell>
          <table:table-cell office:value-type="float" office:value="0.00395086" calcext:value-type="float">
            <text:p>0.00395086</text:p>
          </table:table-cell>
          <table:table-cell office:value-type="float" office:value="-0.0043821112" calcext:value-type="float">
            <text:p>-0.004382111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179.0356292725" calcext:value-type="float">
            <text:p>179.0356292725</text:p>
          </table:table-cell>
          <table:table-cell office:value-type="float" office:value="-0.0784229894" calcext:value-type="float">
            <text:p>-0.0784229894</text:p>
          </table:table-cell>
          <table:table-cell office:value-type="float" office:value="-0.0078422989" calcext:value-type="float">
            <text:p>-0.007842298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8743" calcext:value-type="float">
            <text:p>0.00128743</text:p>
          </table:table-cell>
          <table:table-cell office:value-type="float" office:value="0.00185399" calcext:value-type="float">
            <text:p>0.00185399</text:p>
          </table:table-cell>
          <table:table-cell office:value-type="float" office:value="-0.0041665334" calcext:value-type="float">
            <text:p>-0.004166533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179.038192749" calcext:value-type="float">
            <text:p>179.038192749</text:p>
          </table:table-cell>
          <table:table-cell office:value-type="float" office:value="-0.1635512234" calcext:value-type="float">
            <text:p>-0.1635512234</text:p>
          </table:table-cell>
          <table:table-cell office:value-type="float" office:value="-0.0163551223" calcext:value-type="float">
            <text:p>-0.016355122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87668" calcext:value-type="float">
            <text:p>0.00187668</text:p>
          </table:table-cell>
          <table:table-cell office:value-type="float" office:value="0.00185399" calcext:value-type="float">
            <text:p>0.00185399</text:p>
          </table:table-cell>
          <table:table-cell office:value-type="float" office:value="-0.0013720494" calcext:value-type="float">
            <text:p>-0.001372049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8.43" calcext:value-type="float">
            <text:p>28.43</text:p>
          </table:table-cell>
          <table:table-cell office:value-type="float" office:value="179.0284729004" calcext:value-type="float">
            <text:p>179.0284729004</text:p>
          </table:table-cell>
          <table:table-cell office:value-type="float" office:value="-0.1013611686" calcext:value-type="float">
            <text:p>-0.1013611686</text:p>
          </table:table-cell>
          <table:table-cell office:value-type="float" office:value="-0.0101361169" calcext:value-type="float">
            <text:p>-0.010136116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85473" calcext:value-type="float">
            <text:p>0.00185473</text:p>
          </table:table-cell>
          <table:table-cell office:value-type="float" office:value="0.00058364" calcext:value-type="float">
            <text:p>0.00058364</text:p>
          </table:table-cell>
          <table:table-cell office:value-type="float" office:value="-0.0036519398" calcext:value-type="float">
            <text:p>-0.0036519398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179.0354156494" calcext:value-type="float">
            <text:p>179.0354156494</text:p>
          </table:table-cell>
          <table:table-cell office:value-type="float" office:value="-0.0799277156" calcext:value-type="float">
            <text:p>-0.0799277156</text:p>
          </table:table-cell>
          <table:table-cell office:value-type="float" office:value="-0.0079927716" calcext:value-type="float">
            <text:p>-0.007992771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69726" calcext:value-type="float">
            <text:p>0.00169726</text:p>
          </table:table-cell>
          <table:table-cell office:value-type="float" office:value="-0.00012396" calcext:value-type="float">
            <text:p>-0.00012396</text:p>
          </table:table-cell>
          <table:table-cell office:value-type="float" office:value="-0.0016648969" calcext:value-type="float">
            <text:p>-0.001664896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179.0452270508" calcext:value-type="float">
            <text:p>179.0452270508</text:p>
          </table:table-cell>
          <table:table-cell office:value-type="float" office:value="-0.1389990617" calcext:value-type="float">
            <text:p>-0.1389990617</text:p>
          </table:table-cell>
          <table:table-cell office:value-type="float" office:value="-0.0138999062" calcext:value-type="float">
            <text:p>-0.013899906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98605" calcext:value-type="float">
            <text:p>0.00198605</text:p>
          </table:table-cell>
          <table:table-cell office:value-type="float" office:value="-0.00012396" calcext:value-type="float">
            <text:p>-0.00012396</text:p>
          </table:table-cell>
          <table:table-cell office:value-type="float" office:value="-0.0018180834" calcext:value-type="float">
            <text:p>-0.0018180834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8.58" calcext:value-type="float">
            <text:p>28.58</text:p>
          </table:table-cell>
          <table:table-cell office:value-type="float" office:value="179.0508422852" calcext:value-type="float">
            <text:p>179.0508422852</text:p>
          </table:table-cell>
          <table:table-cell office:value-type="float" office:value="-0.169074073" calcext:value-type="float">
            <text:p>-0.169074073</text:p>
          </table:table-cell>
          <table:table-cell office:value-type="float" office:value="-0.0169074073" calcext:value-type="float">
            <text:p>-0.016907407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37885" calcext:value-type="float">
            <text:p>0.00237885</text:p>
          </table:table-cell>
          <table:table-cell office:value-type="float" office:value="-0.00130388" calcext:value-type="float">
            <text:p>-0.00130388</text:p>
          </table:table-cell>
          <table:table-cell office:value-type="float" office:value="-0.0002146581" calcext:value-type="float">
            <text:p>-0.000214658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179.0477905273" calcext:value-type="float">
            <text:p>179.0477905273</text:p>
          </table:table-cell>
          <table:table-cell office:value-type="float" office:value="-0.1055455314" calcext:value-type="float">
            <text:p>-0.1055455314</text:p>
          </table:table-cell>
          <table:table-cell office:value-type="float" office:value="-0.0105545531" calcext:value-type="float">
            <text:p>-0.010554553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21711" calcext:value-type="float">
            <text:p>0.00221711</text:p>
          </table:table-cell>
          <table:table-cell office:value-type="float" office:value="-0.00172334" calcext:value-type="float">
            <text:p>-0.00172334</text:p>
          </table:table-cell>
          <table:table-cell office:value-type="float" office:value="-0.0015846917" calcext:value-type="float">
            <text:p>-0.0015846917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179.0533905029" calcext:value-type="float">
            <text:p>179.0533905029</text:p>
          </table:table-cell>
          <table:table-cell office:value-type="float" office:value="-0.0147492784" calcext:value-type="float">
            <text:p>-0.0147492784</text:p>
          </table:table-cell>
          <table:table-cell office:value-type="float" office:value="-0.0014749278" calcext:value-type="float">
            <text:p>-0.001474927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50427" calcext:value-type="float">
            <text:p>0.00150427</text:p>
          </table:table-cell>
          <table:table-cell office:value-type="float" office:value="-0.00172334" calcext:value-type="float">
            <text:p>-0.00172334</text:p>
          </table:table-cell>
          <table:table-cell office:value-type="float" office:value="-0.0045765421" calcext:value-type="float">
            <text:p>-0.0045765421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8.73" calcext:value-type="float">
            <text:p>28.73</text:p>
          </table:table-cell>
          <table:table-cell office:value-type="float" office:value="179.0459747314" calcext:value-type="float">
            <text:p>179.0459747314</text:p>
          </table:table-cell>
          <table:table-cell office:value-type="float" office:value="-0.0307474699" calcext:value-type="float">
            <text:p>-0.0307474699</text:p>
          </table:table-cell>
          <table:table-cell office:value-type="float" office:value="-0.003074747" calcext:value-type="float">
            <text:p>-0.00307474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3606" calcext:value-type="float">
            <text:p>0.00113606</text:p>
          </table:table-cell>
          <table:table-cell office:value-type="float" office:value="-0.00275757" calcext:value-type="float">
            <text:p>-0.00275757</text:p>
          </table:table-cell>
          <table:table-cell office:value-type="float" office:value="-0.0050110402" calcext:value-type="float">
            <text:p>-0.005011040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8.78" calcext:value-type="float">
            <text:p>28.78</text:p>
          </table:table-cell>
          <table:table-cell office:value-type="float" office:value="179.0500030518" calcext:value-type="float">
            <text:p>179.0500030518</text:p>
          </table:table-cell>
          <table:table-cell office:value-type="float" office:value="-0.0490188149" calcext:value-type="float">
            <text:p>-0.0490188149</text:p>
          </table:table-cell>
          <table:table-cell office:value-type="float" office:value="-0.0049018815" calcext:value-type="float">
            <text:p>-0.004901881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01256" calcext:value-type="float">
            <text:p>0.00101256</text:p>
          </table:table-cell>
          <table:table-cell office:value-type="float" office:value="-0.00275757" calcext:value-type="float">
            <text:p>-0.00275757</text:p>
          </table:table-cell>
          <table:table-cell office:value-type="float" office:value="-0.0043136255" calcext:value-type="float">
            <text:p>-0.004313625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179.044342041" calcext:value-type="float">
            <text:p>179.044342041</text:p>
          </table:table-cell>
          <table:table-cell office:value-type="float" office:value="-0.0932545437" calcext:value-type="float">
            <text:p>-0.0932545437</text:p>
          </table:table-cell>
          <table:table-cell office:value-type="float" office:value="-0.0093254544" calcext:value-type="float">
            <text:p>-0.009325454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251" calcext:value-type="float">
            <text:p>0.0012251</text:p>
          </table:table-cell>
          <table:table-cell office:value-type="float" office:value="-0.00314027" calcext:value-type="float">
            <text:p>-0.00314027</text:p>
          </table:table-cell>
          <table:table-cell office:value-type="float" office:value="-0.0051733006" calcext:value-type="float">
            <text:p>-0.005173300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8.89" calcext:value-type="float">
            <text:p>28.89</text:p>
          </table:table-cell>
          <table:table-cell office:value-type="float" office:value="179.0485076904" calcext:value-type="float">
            <text:p>179.0485076904</text:p>
          </table:table-cell>
          <table:table-cell office:value-type="float" office:value="-0.0680417476" calcext:value-type="float">
            <text:p>-0.0680417476</text:p>
          </table:table-cell>
          <table:table-cell office:value-type="float" office:value="-0.0068041748" calcext:value-type="float">
            <text:p>-0.006804174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9864" calcext:value-type="float">
            <text:p>0.00119864</text:p>
          </table:table-cell>
          <table:table-cell office:value-type="float" office:value="-0.00314027" calcext:value-type="float">
            <text:p>-0.00314027</text:p>
          </table:table-cell>
          <table:table-cell office:value-type="float" office:value="-0.0036121349" calcext:value-type="float">
            <text:p>-0.0036121349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8.93" calcext:value-type="float">
            <text:p>28.93</text:p>
          </table:table-cell>
          <table:table-cell office:value-type="float" office:value="179.0361480713" calcext:value-type="float">
            <text:p>179.0361480713</text:p>
          </table:table-cell>
          <table:table-cell office:value-type="float" office:value="-0.0824244858" calcext:value-type="float">
            <text:p>-0.0824244858</text:p>
          </table:table-cell>
          <table:table-cell office:value-type="float" office:value="-0.0082424486" calcext:value-type="float">
            <text:p>-0.008242448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7688" calcext:value-type="float">
            <text:p>0.00127688</text:p>
          </table:table-cell>
          <table:table-cell office:value-type="float" office:value="-0.00314027" calcext:value-type="float">
            <text:p>-0.00314027</text:p>
          </table:table-cell>
          <table:table-cell office:value-type="float" office:value="-0.0036611307" calcext:value-type="float">
            <text:p>-0.003661130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179.0289306641" calcext:value-type="float">
            <text:p>179.0289306641</text:p>
          </table:table-cell>
          <table:table-cell office:value-type="float" office:value="-0.0503282622" calcext:value-type="float">
            <text:p>-0.0503282622</text:p>
          </table:table-cell>
          <table:table-cell office:value-type="float" office:value="-0.0050328262" calcext:value-type="float">
            <text:p>-0.005032826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1508" calcext:value-type="float">
            <text:p>0.00111508</text:p>
          </table:table-cell>
          <table:table-cell office:value-type="float" office:value="-0.00286731" calcext:value-type="float">
            <text:p>-0.00286731</text:p>
          </table:table-cell>
          <table:table-cell office:value-type="float" office:value="-0.004453126" calcext:value-type="float">
            <text:p>-0.00445312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.03" calcext:value-type="float">
            <text:p>29.03</text:p>
          </table:table-cell>
          <table:table-cell office:value-type="float" office:value="179.0106201172" calcext:value-type="float">
            <text:p>179.0106201172</text:p>
          </table:table-cell>
          <table:table-cell office:value-type="float" office:value="-0.0514435274" calcext:value-type="float">
            <text:p>-0.0514435274</text:p>
          </table:table-cell>
          <table:table-cell office:value-type="float" office:value="-0.0051443527" calcext:value-type="float">
            <text:p>-0.005144352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01474" calcext:value-type="float">
            <text:p>0.00101474</text:p>
          </table:table-cell>
          <table:table-cell office:value-type="float" office:value="-0.00286731" calcext:value-type="float">
            <text:p>-0.00286731</text:p>
          </table:table-cell>
          <table:table-cell office:value-type="float" office:value="-0.0055718139" calcext:value-type="float">
            <text:p>-0.005571813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179.0163421631" calcext:value-type="float">
            <text:p>179.0163421631</text:p>
          </table:table-cell>
          <table:table-cell office:value-type="float" office:value="0.0118161638" calcext:value-type="float">
            <text:p>0.0118161638</text:p>
          </table:table-cell>
          <table:table-cell office:value-type="float" office:value="0.0011816164" calcext:value-type="float">
            <text:p>0.001181616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52632" calcext:value-type="float">
            <text:p>0.00052632</text:p>
          </table:table-cell>
          <table:table-cell office:value-type="float" office:value="-0.00266216" calcext:value-type="float">
            <text:p>-0.00266216</text:p>
          </table:table-cell>
          <table:table-cell office:value-type="float" office:value="-0.0059373264" calcext:value-type="float">
            <text:p>-0.005937326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9.13" calcext:value-type="float">
            <text:p>29.13</text:p>
          </table:table-cell>
          <table:table-cell office:value-type="float" office:value="179.0351409912" calcext:value-type="float">
            <text:p>179.0351409912</text:p>
          </table:table-cell>
          <table:table-cell office:value-type="float" office:value="-0.0161096872" calcext:value-type="float">
            <text:p>-0.0161096872</text:p>
          </table:table-cell>
          <table:table-cell office:value-type="float" office:value="-0.0016109687" calcext:value-type="float">
            <text:p>-0.001610968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38708" calcext:value-type="float">
            <text:p>0.00038708</text:p>
          </table:table-cell>
          <table:table-cell office:value-type="float" office:value="-0.00202879" calcext:value-type="float">
            <text:p>-0.00202879</text:p>
          </table:table-cell>
          <table:table-cell office:value-type="float" office:value="-0.0036328788" calcext:value-type="float">
            <text:p>-0.003632878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179.0451812744" calcext:value-type="float">
            <text:p>179.0451812744</text:p>
          </table:table-cell>
          <table:table-cell office:value-type="float" office:value="-0.0917451226" calcext:value-type="float">
            <text:p>-0.0917451226</text:p>
          </table:table-cell>
          <table:table-cell office:value-type="float" office:value="-0.0091745123" calcext:value-type="float">
            <text:p>-0.009174512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7984" calcext:value-type="float">
            <text:p>0.0007984</text:p>
          </table:table-cell>
          <table:table-cell office:value-type="float" office:value="-0.00202879" calcext:value-type="float">
            <text:p>-0.00202879</text:p>
          </table:table-cell>
          <table:table-cell office:value-type="float" office:value="-0.0040802846" calcext:value-type="float">
            <text:p>-0.004080284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179.0519561768" calcext:value-type="float">
            <text:p>179.0519561768</text:p>
          </table:table-cell>
          <table:table-cell office:value-type="float" office:value="-0.0455584827" calcext:value-type="float">
            <text:p>-0.0455584827</text:p>
          </table:table-cell>
          <table:table-cell office:value-type="float" office:value="-0.0045558483" calcext:value-type="float">
            <text:p>-0.004555848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76458" calcext:value-type="float">
            <text:p>0.00076458</text:p>
          </table:table-cell>
          <table:table-cell office:value-type="float" office:value="-0.00079083" calcext:value-type="float">
            <text:p>-0.00079083</text:p>
          </table:table-cell>
          <table:table-cell office:value-type="float" office:value="-0.0041198849" calcext:value-type="float">
            <text:p>-0.004119884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179.054977417" calcext:value-type="float">
            <text:p>179.054977417</text:p>
          </table:table-cell>
          <table:table-cell office:value-type="float" office:value="-0.0672745845" calcext:value-type="float">
            <text:p>-0.0672745845</text:p>
          </table:table-cell>
          <table:table-cell office:value-type="float" office:value="-0.0067274584" calcext:value-type="float">
            <text:p>-0.006727458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88677" calcext:value-type="float">
            <text:p>0.00088677</text:p>
          </table:table-cell>
          <table:table-cell office:value-type="float" office:value="-0.00079083" calcext:value-type="float">
            <text:p>-0.00079083</text:p>
          </table:table-cell>
          <table:table-cell office:value-type="float" office:value="-0.0034892204" calcext:value-type="float">
            <text:p>-0.003489220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9.34" calcext:value-type="float">
            <text:p>29.34</text:p>
          </table:table-cell>
          <table:table-cell office:value-type="float" office:value="179.0434417725" calcext:value-type="float">
            <text:p>179.0434417725</text:p>
          </table:table-cell>
          <table:table-cell office:value-type="float" office:value="-0.097486951" calcext:value-type="float">
            <text:p>-0.097486951</text:p>
          </table:table-cell>
          <table:table-cell office:value-type="float" office:value="-0.0097486951" calcext:value-type="float">
            <text:p>-0.009748695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6952" calcext:value-type="float">
            <text:p>0.00116952</text:p>
          </table:table-cell>
          <table:table-cell office:value-type="float" office:value="-0.00000883" calcext:value-type="float">
            <text:p>-0.00000883</text:p>
          </table:table-cell>
          <table:table-cell office:value-type="float" office:value="-0.0033654301" calcext:value-type="float">
            <text:p>-0.0033654301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179.0293579102" calcext:value-type="float">
            <text:p>179.0293579102</text:p>
          </table:table-cell>
          <table:table-cell office:value-type="float" office:value="-0.0950035581" calcext:value-type="float">
            <text:p>-0.0950035581</text:p>
          </table:table-cell>
          <table:table-cell office:value-type="float" office:value="-0.0095003558" calcext:value-type="float">
            <text:p>-0.009500355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4131" calcext:value-type="float">
            <text:p>0.00134131</text:p>
          </table:table-cell>
          <table:table-cell office:value-type="float" office:value="0.00064855" calcext:value-type="float">
            <text:p>0.00064855</text:p>
          </table:table-cell>
          <table:table-cell office:value-type="float" office:value="-0.0027487359" calcext:value-type="float">
            <text:p>-0.002748735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9.43" calcext:value-type="float">
            <text:p>29.43</text:p>
          </table:table-cell>
          <table:table-cell office:value-type="float" office:value="179.0240020752" calcext:value-type="float">
            <text:p>179.0240020752</text:p>
          </table:table-cell>
          <table:table-cell office:value-type="float" office:value="0.0053802425" calcext:value-type="float">
            <text:p>0.0053802425</text:p>
          </table:table-cell>
          <table:table-cell office:value-type="float" office:value="0.0005380242" calcext:value-type="float">
            <text:p>0.000538024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78674" calcext:value-type="float">
            <text:p>0.00078674</text:p>
          </table:table-cell>
          <table:table-cell office:value-type="float" office:value="0.00064855" calcext:value-type="float">
            <text:p>0.00064855</text:p>
          </table:table-cell>
          <table:table-cell office:value-type="float" office:value="-0.0066203067" calcext:value-type="float">
            <text:p>-0.006620306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179.0411376953" calcext:value-type="float">
            <text:p>179.0411376953</text:p>
          </table:table-cell>
          <table:table-cell office:value-type="float" office:value="-0.0992053353" calcext:value-type="float">
            <text:p>-0.0992053353</text:p>
          </table:table-cell>
          <table:table-cell office:value-type="float" office:value="-0.0099205335" calcext:value-type="float">
            <text:p>-0.009920533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1433" calcext:value-type="float">
            <text:p>0.00111433</text:p>
          </table:table-cell>
          <table:table-cell office:value-type="float" office:value="0.00207015" calcext:value-type="float">
            <text:p>0.00207015</text:p>
          </table:table-cell>
          <table:table-cell office:value-type="float" office:value="-0.0038628741" calcext:value-type="float">
            <text:p>-0.003862874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9.53" calcext:value-type="float">
            <text:p>29.53</text:p>
          </table:table-cell>
          <table:table-cell office:value-type="float" office:value="179.0447387695" calcext:value-type="float">
            <text:p>179.0447387695</text:p>
          </table:table-cell>
          <table:table-cell office:value-type="float" office:value="-0.0180787757" calcext:value-type="float">
            <text:p>-0.0180787757</text:p>
          </table:table-cell>
          <table:table-cell office:value-type="float" office:value="-0.0018078776" calcext:value-type="float">
            <text:p>-0.001807877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79189" calcext:value-type="float">
            <text:p>0.00079189</text:p>
          </table:table-cell>
          <table:table-cell office:value-type="float" office:value="0.00207015" calcext:value-type="float">
            <text:p>0.00207015</text:p>
          </table:table-cell>
          <table:table-cell office:value-type="float" office:value="-0.0044101602" calcext:value-type="float">
            <text:p>-0.004410160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9.58" calcext:value-type="float">
            <text:p>29.58</text:p>
          </table:table-cell>
          <table:table-cell office:value-type="float" office:value="179.0502471924" calcext:value-type="float">
            <text:p>179.0502471924</text:p>
          </table:table-cell>
          <table:table-cell office:value-type="float" office:value="-0.1237335853" calcext:value-type="float">
            <text:p>-0.1237335853</text:p>
          </table:table-cell>
          <table:table-cell office:value-type="float" office:value="-0.0123733585" calcext:value-type="float">
            <text:p>-0.012373358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8123" calcext:value-type="float">
            <text:p>0.00128123</text:p>
          </table:table-cell>
          <table:table-cell office:value-type="float" office:value="0.00207015" calcext:value-type="float">
            <text:p>0.00207015</text:p>
          </table:table-cell>
          <table:table-cell office:value-type="float" office:value="-0.0030333574" calcext:value-type="float">
            <text:p>-0.003033357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9.63" calcext:value-type="float">
            <text:p>29.63</text:p>
          </table:table-cell>
          <table:table-cell office:value-type="float" office:value="179.0473175049" calcext:value-type="float">
            <text:p>179.0473175049</text:p>
          </table:table-cell>
          <table:table-cell office:value-type="float" office:value="-0.0669371591" calcext:value-type="float">
            <text:p>-0.0669371591</text:p>
          </table:table-cell>
          <table:table-cell office:value-type="float" office:value="-0.0066937159" calcext:value-type="float">
            <text:p>-0.006693715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2868" calcext:value-type="float">
            <text:p>0.00122868</text:p>
          </table:table-cell>
          <table:table-cell office:value-type="float" office:value="0.00328235" calcext:value-type="float">
            <text:p>0.00328235</text:p>
          </table:table-cell>
          <table:table-cell office:value-type="float" office:value="-0.0043302572" calcext:value-type="float">
            <text:p>-0.004330257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179.0513763428" calcext:value-type="float">
            <text:p>179.0513763428</text:p>
          </table:table-cell>
          <table:table-cell office:value-type="float" office:value="-0.0720134412" calcext:value-type="float">
            <text:p>-0.0720134412</text:p>
          </table:table-cell>
          <table:table-cell office:value-type="float" office:value="-0.0072013441" calcext:value-type="float">
            <text:p>-0.007201344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275" calcext:value-type="float">
            <text:p>0.0012275</text:p>
          </table:table-cell>
          <table:table-cell office:value-type="float" office:value="0.00328235" calcext:value-type="float">
            <text:p>0.00328235</text:p>
          </table:table-cell>
          <table:table-cell office:value-type="float" office:value="-0.0029612792" calcext:value-type="float">
            <text:p>-0.002961279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9.73" calcext:value-type="float">
            <text:p>29.73</text:p>
          </table:table-cell>
          <table:table-cell office:value-type="float" office:value="179.059463501" calcext:value-type="float">
            <text:p>179.059463501</text:p>
          </table:table-cell>
          <table:table-cell office:value-type="float" office:value="-0.1048864941" calcext:value-type="float">
            <text:p>-0.1048864941</text:p>
          </table:table-cell>
          <table:table-cell office:value-type="float" office:value="-0.0104886494" calcext:value-type="float">
            <text:p>-0.010488649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4579" calcext:value-type="float">
            <text:p>0.00144579</text:p>
          </table:table-cell>
          <table:table-cell office:value-type="float" office:value="0.00413207" calcext:value-type="float">
            <text:p>0.00413207</text:p>
          </table:table-cell>
          <table:table-cell office:value-type="float" office:value="-0.0026104651" calcext:value-type="float">
            <text:p>-0.002610465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179.0707092285" calcext:value-type="float">
            <text:p>179.0707092285</text:p>
          </table:table-cell>
          <table:table-cell office:value-type="float" office:value="-0.0644770676" calcext:value-type="float">
            <text:p>-0.0644770676</text:p>
          </table:table-cell>
          <table:table-cell office:value-type="float" office:value="-0.0064477068" calcext:value-type="float">
            <text:p>-0.006447706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2189" calcext:value-type="float">
            <text:p>0.00132189</text:p>
          </table:table-cell>
          <table:table-cell office:value-type="float" office:value="0.00413207" calcext:value-type="float">
            <text:p>0.00413207</text:p>
          </table:table-cell>
          <table:table-cell office:value-type="float" office:value="-0.0050196862" calcext:value-type="float">
            <text:p>-0.005019686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179.0866851807" calcext:value-type="float">
            <text:p>179.0866851807</text:p>
          </table:table-cell>
          <table:table-cell office:value-type="float" office:value="-0.0970405694" calcext:value-type="float">
            <text:p>-0.0970405694</text:p>
          </table:table-cell>
          <table:table-cell office:value-type="float" office:value="-0.0097040569" calcext:value-type="float">
            <text:p>-0.009704056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5638" calcext:value-type="float">
            <text:p>0.00145638</text:p>
          </table:table-cell>
          <table:table-cell office:value-type="float" office:value="0.00413207" calcext:value-type="float">
            <text:p>0.00413207</text:p>
          </table:table-cell>
          <table:table-cell office:value-type="float" office:value="-0.0032338271" calcext:value-type="float">
            <text:p>-0.003233827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179.0815429688" calcext:value-type="float">
            <text:p>179.0815429688</text:p>
          </table:table-cell>
          <table:table-cell office:value-type="float" office:value="-0.0671790745" calcext:value-type="float">
            <text:p>-0.0671790745</text:p>
          </table:table-cell>
          <table:table-cell office:value-type="float" office:value="-0.0067179074" calcext:value-type="float">
            <text:p>-0.006717907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4696" calcext:value-type="float">
            <text:p>0.00134696</text:p>
          </table:table-cell>
          <table:table-cell office:value-type="float" office:value="0.00453103" calcext:value-type="float">
            <text:p>0.00453103</text:p>
          </table:table-cell>
          <table:table-cell office:value-type="float" office:value="-0.0025276278" calcext:value-type="float">
            <text:p>-0.002527627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179.0813140869" calcext:value-type="float">
            <text:p>179.0813140869</text:p>
          </table:table-cell>
          <table:table-cell office:value-type="float" office:value="-0.0797935702" calcext:value-type="float">
            <text:p>-0.0797935702</text:p>
          </table:table-cell>
          <table:table-cell office:value-type="float" office:value="-0.007979357" calcext:value-type="float">
            <text:p>-0.00797935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5813" calcext:value-type="float">
            <text:p>0.00135813</text:p>
          </table:table-cell>
          <table:table-cell office:value-type="float" office:value="0.00453103" calcext:value-type="float">
            <text:p>0.00453103</text:p>
          </table:table-cell>
          <table:table-cell office:value-type="float" office:value="-0.0040838584" calcext:value-type="float">
            <text:p>-0.004083858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9.98" calcext:value-type="float">
            <text:p>29.98</text:p>
          </table:table-cell>
          <table:table-cell office:value-type="float" office:value="179.077835083" calcext:value-type="float">
            <text:p>179.077835083</text:p>
          </table:table-cell>
          <table:table-cell office:value-type="float" office:value="-0.0312087067" calcext:value-type="float">
            <text:p>-0.0312087067</text:p>
          </table:table-cell>
          <table:table-cell office:value-type="float" office:value="-0.0031208707" calcext:value-type="float">
            <text:p>-0.003120870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04179" calcext:value-type="float">
            <text:p>0.00104179</text:p>
          </table:table-cell>
          <table:table-cell office:value-type="float" office:value="0.00422695" calcext:value-type="float">
            <text:p>0.00422695</text:p>
          </table:table-cell>
          <table:table-cell office:value-type="float" office:value="-0.0041203086" calcext:value-type="float">
            <text:p>-0.004120308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0.03" calcext:value-type="float">
            <text:p>30.03</text:p>
          </table:table-cell>
          <table:table-cell office:value-type="float" office:value="179.1009216309" calcext:value-type="float">
            <text:p>179.1009216309</text:p>
          </table:table-cell>
          <table:table-cell office:value-type="float" office:value="-0.0270022969" calcext:value-type="float">
            <text:p>-0.0270022969</text:p>
          </table:table-cell>
          <table:table-cell office:value-type="float" office:value="-0.0027002297" calcext:value-type="float">
            <text:p>-0.002700229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80304" calcext:value-type="float">
            <text:p>0.00080304</text:p>
          </table:table-cell>
          <table:table-cell office:value-type="float" office:value="0.00445779" calcext:value-type="float">
            <text:p>0.00445779</text:p>
          </table:table-cell>
          <table:table-cell office:value-type="float" office:value="-0.0043586308" calcext:value-type="float">
            <text:p>-0.004358630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179.0926513672" calcext:value-type="float">
            <text:p>179.0926513672</text:p>
          </table:table-cell>
          <table:table-cell office:value-type="float" office:value="0.0282144583" calcext:value-type="float">
            <text:p>0.0282144583</text:p>
          </table:table-cell>
          <table:table-cell office:value-type="float" office:value="0.0028214458" calcext:value-type="float">
            <text:p>0.002821445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27601" calcext:value-type="float">
            <text:p>0.00027601</text:p>
          </table:table-cell>
          <table:table-cell office:value-type="float" office:value="0.00445779" calcext:value-type="float">
            <text:p>0.00445779</text:p>
          </table:table-cell>
          <table:table-cell office:value-type="float" office:value="-0.0053120532" calcext:value-type="float">
            <text:p>-0.005312053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0.13" calcext:value-type="float">
            <text:p>30.13</text:p>
          </table:table-cell>
          <table:table-cell office:value-type="float" office:value="179.0862731934" calcext:value-type="float">
            <text:p>179.0862731934</text:p>
          </table:table-cell>
          <table:table-cell office:value-type="float" office:value="0.0554803422" calcext:value-type="float">
            <text:p>0.0554803422</text:p>
          </table:table-cell>
          <table:table-cell office:value-type="float" office:value="0.0055480342" calcext:value-type="float">
            <text:p>0.005548034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25676" calcext:value-type="float">
            <text:p>-0.00025676</text:p>
          </table:table-cell>
          <table:table-cell office:value-type="float" office:value="0.00396995" calcext:value-type="float">
            <text:p>0.00396995</text:p>
          </table:table-cell>
          <table:table-cell office:value-type="float" office:value="-0.0070867813" calcext:value-type="float">
            <text:p>-0.007086781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0.18" calcext:value-type="float">
            <text:p>30.18</text:p>
          </table:table-cell>
          <table:table-cell office:value-type="float" office:value="179.076675415" calcext:value-type="float">
            <text:p>179.076675415</text:p>
          </table:table-cell>
          <table:table-cell office:value-type="float" office:value="-0.0189424292" calcext:value-type="float">
            <text:p>-0.0189424292</text:p>
          </table:table-cell>
          <table:table-cell office:value-type="float" office:value="-0.0018942429" calcext:value-type="float">
            <text:p>-0.001894242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11566" calcext:value-type="float">
            <text:p>-0.00011566</text:p>
          </table:table-cell>
          <table:table-cell office:value-type="float" office:value="0.00396995" calcext:value-type="float">
            <text:p>0.00396995</text:p>
          </table:table-cell>
          <table:table-cell office:value-type="float" office:value="-0.0053941669" calcext:value-type="float">
            <text:p>-0.005394166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179.0812835693" calcext:value-type="float">
            <text:p>179.0812835693</text:p>
          </table:table-cell>
          <table:table-cell office:value-type="float" office:value="-0.0183442115" calcext:value-type="float">
            <text:p>-0.0183442115</text:p>
          </table:table-cell>
          <table:table-cell office:value-type="float" office:value="-0.0018344212" calcext:value-type="float">
            <text:p>-0.001834421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02565" calcext:value-type="float">
            <text:p>-0.00002565</text:p>
          </table:table-cell>
          <table:table-cell office:value-type="float" office:value="0.00348321" calcext:value-type="float">
            <text:p>0.00348321</text:p>
          </table:table-cell>
          <table:table-cell office:value-type="float" office:value="-0.0056612564" calcext:value-type="float">
            <text:p>-0.005661256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0.28" calcext:value-type="float">
            <text:p>30.28</text:p>
          </table:table-cell>
          <table:table-cell office:value-type="float" office:value="179.0984802246" calcext:value-type="float">
            <text:p>179.0984802246</text:p>
          </table:table-cell>
          <table:table-cell office:value-type="float" office:value="-0.037878204" calcext:value-type="float">
            <text:p>-0.037878204</text:p>
          </table:table-cell>
          <table:table-cell office:value-type="float" office:value="-0.0037878204" calcext:value-type="float">
            <text:p>-0.003787820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16448" calcext:value-type="float">
            <text:p>0.00016448</text:p>
          </table:table-cell>
          <table:table-cell office:value-type="float" office:value="0.00316712" calcext:value-type="float">
            <text:p>0.00316712</text:p>
          </table:table-cell>
          <table:table-cell office:value-type="float" office:value="-0.0040811834" calcext:value-type="float">
            <text:p>-0.004081183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30.33" calcext:value-type="float">
            <text:p>30.33</text:p>
          </table:table-cell>
          <table:table-cell office:value-type="float" office:value="179.1043395996" calcext:value-type="float">
            <text:p>179.1043395996</text:p>
          </table:table-cell>
          <table:table-cell office:value-type="float" office:value="-0.1360762466" calcext:value-type="float">
            <text:p>-0.1360762466</text:p>
          </table:table-cell>
          <table:table-cell office:value-type="float" office:value="-0.0136076247" calcext:value-type="float">
            <text:p>-0.013607624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94557" calcext:value-type="float">
            <text:p>0.00094557</text:p>
          </table:table-cell>
          <table:table-cell office:value-type="float" office:value="0.00316712" calcext:value-type="float">
            <text:p>0.00316712</text:p>
          </table:table-cell>
          <table:table-cell office:value-type="float" office:value="-0.001013562" calcext:value-type="float">
            <text:p>-0.00101356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179.0957946777" calcext:value-type="float">
            <text:p>179.0957946777</text:p>
          </table:table-cell>
          <table:table-cell office:value-type="float" office:value="-0.0865392638" calcext:value-type="float">
            <text:p>-0.0865392638</text:p>
          </table:table-cell>
          <table:table-cell office:value-type="float" office:value="-0.0086539264" calcext:value-type="float">
            <text:p>-0.008653926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3572" calcext:value-type="float">
            <text:p>0.00113572</text:p>
          </table:table-cell>
          <table:table-cell office:value-type="float" office:value="0.00218644" calcext:value-type="float">
            <text:p>0.00218644</text:p>
          </table:table-cell>
          <table:table-cell office:value-type="float" office:value="-0.0025958672" calcext:value-type="float">
            <text:p>-0.002595867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30.43" calcext:value-type="float">
            <text:p>30.43</text:p>
          </table:table-cell>
          <table:table-cell office:value-type="float" office:value="179.0897979736" calcext:value-type="float">
            <text:p>179.0897979736</text:p>
          </table:table-cell>
          <table:table-cell office:value-type="float" office:value="-0.0876193405" calcext:value-type="float">
            <text:p>-0.0876193405</text:p>
          </table:table-cell>
          <table:table-cell office:value-type="float" office:value="-0.008761934" calcext:value-type="float">
            <text:p>-0.00876193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26958" calcext:value-type="float">
            <text:p>0.00126958</text:p>
          </table:table-cell>
          <table:table-cell office:value-type="float" office:value="0.00218644" calcext:value-type="float">
            <text:p>0.00218644</text:p>
          </table:table-cell>
          <table:table-cell office:value-type="float" office:value="-0.0029064877" calcext:value-type="float">
            <text:p>-0.002906487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179.0820617676" calcext:value-type="float">
            <text:p>179.0820617676</text:p>
          </table:table-cell>
          <table:table-cell office:value-type="float" office:value="-0.0442014304" calcext:value-type="float">
            <text:p>-0.0442014304</text:p>
          </table:table-cell>
          <table:table-cell office:value-type="float" office:value="-0.004420143" calcext:value-type="float">
            <text:p>-0.00442014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06939" calcext:value-type="float">
            <text:p>0.00106939</text:p>
          </table:table-cell>
          <table:table-cell office:value-type="float" office:value="0.00218644" calcext:value-type="float">
            <text:p>0.00218644</text:p>
          </table:table-cell>
          <table:table-cell office:value-type="float" office:value="-0.005638761" calcext:value-type="float">
            <text:p>-0.00563876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0.53" calcext:value-type="float">
            <text:p>30.53</text:p>
          </table:table-cell>
          <table:table-cell office:value-type="float" office:value="179.0903930664" calcext:value-type="float">
            <text:p>179.0903930664</text:p>
          </table:table-cell>
          <table:table-cell office:value-type="float" office:value="-0.1224378381" calcext:value-type="float">
            <text:p>-0.1224378381</text:p>
          </table:table-cell>
          <table:table-cell office:value-type="float" office:value="-0.0122437838" calcext:value-type="float">
            <text:p>-0.012243783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5745" calcext:value-type="float">
            <text:p>0.00145745</text:p>
          </table:table-cell>
          <table:table-cell office:value-type="float" office:value="0.00117818" calcext:value-type="float">
            <text:p>0.00117818</text:p>
          </table:table-cell>
          <table:table-cell office:value-type="float" office:value="-0.0029242045" calcext:value-type="float">
            <text:p>-0.0029242045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0.58" calcext:value-type="float">
            <text:p>30.58</text:p>
          </table:table-cell>
          <table:table-cell office:value-type="float" office:value="179.0838317871" calcext:value-type="float">
            <text:p>179.0838317871</text:p>
          </table:table-cell>
          <table:table-cell office:value-type="float" office:value="-0.0838320841" calcext:value-type="float">
            <text:p>-0.0838320841</text:p>
          </table:table-cell>
          <table:table-cell office:value-type="float" office:value="-0.0083832084" calcext:value-type="float">
            <text:p>-0.008383208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5865" calcext:value-type="float">
            <text:p>0.00145865</text:p>
          </table:table-cell>
          <table:table-cell office:value-type="float" office:value="0.00117818" calcext:value-type="float">
            <text:p>0.00117818</text:p>
          </table:table-cell>
          <table:table-cell office:value-type="float" office:value="-0.0049996064" calcext:value-type="float">
            <text:p>-0.004999606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0.63" calcext:value-type="float">
            <text:p>30.63</text:p>
          </table:table-cell>
          <table:table-cell office:value-type="float" office:value="179.0837860107" calcext:value-type="float">
            <text:p>179.0837860107</text:p>
          </table:table-cell>
          <table:table-cell office:value-type="float" office:value="-0.0359242813" calcext:value-type="float">
            <text:p>-0.0359242813</text:p>
          </table:table-cell>
          <table:table-cell office:value-type="float" office:value="-0.0035924281" calcext:value-type="float">
            <text:p>-0.003592428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4017" calcext:value-type="float">
            <text:p>0.00114017</text:p>
          </table:table-cell>
          <table:table-cell office:value-type="float" office:value="0.00028446" calcext:value-type="float">
            <text:p>0.00028446</text:p>
          </table:table-cell>
          <table:table-cell office:value-type="float" office:value="-0.0046896056" calcext:value-type="float">
            <text:p>-0.004689605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0.68" calcext:value-type="float">
            <text:p>30.68</text:p>
          </table:table-cell>
          <table:table-cell office:value-type="float" office:value="179.0855102539" calcext:value-type="float">
            <text:p>179.0855102539</text:p>
          </table:table-cell>
          <table:table-cell office:value-type="float" office:value="0.012719558" calcext:value-type="float">
            <text:p>0.012719558</text:p>
          </table:table-cell>
          <table:table-cell office:value-type="float" office:value="0.0012719558" calcext:value-type="float">
            <text:p>0.001271955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60384" calcext:value-type="float">
            <text:p>0.00060384</text:p>
          </table:table-cell>
          <table:table-cell office:value-type="float" office:value="0.00028446" calcext:value-type="float">
            <text:p>0.00028446</text:p>
          </table:table-cell>
          <table:table-cell office:value-type="float" office:value="-0.0073217714" calcext:value-type="float">
            <text:p>-0.007321771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0.73" calcext:value-type="float">
            <text:p>30.73</text:p>
          </table:table-cell>
          <table:table-cell office:value-type="float" office:value="179.0826568604" calcext:value-type="float">
            <text:p>179.0826568604</text:p>
          </table:table-cell>
          <table:table-cell office:value-type="float" office:value="0.0192378134" calcext:value-type="float">
            <text:p>0.0192378134</text:p>
          </table:table-cell>
          <table:table-cell office:value-type="float" office:value="0.0019237813" calcext:value-type="float">
            <text:p>0.001923781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20315" calcext:value-type="float">
            <text:p>0.00020315</text:p>
          </table:table-cell>
          <table:table-cell office:value-type="float" office:value="0.00028446" calcext:value-type="float">
            <text:p>0.00028446</text:p>
          </table:table-cell>
          <table:table-cell office:value-type="float" office:value="-0.0069564583" calcext:value-type="float">
            <text:p>-0.006956458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0.78" calcext:value-type="float">
            <text:p>30.78</text:p>
          </table:table-cell>
          <table:table-cell office:value-type="float" office:value="179.0747680664" calcext:value-type="float">
            <text:p>179.0747680664</text:p>
          </table:table-cell>
          <table:table-cell office:value-type="float" office:value="0.0643933326" calcext:value-type="float">
            <text:p>0.0643933326</text:p>
          </table:table-cell>
          <table:table-cell office:value-type="float" office:value="0.0064393333" calcext:value-type="float">
            <text:p>0.006439333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36469" calcext:value-type="float">
            <text:p>-0.00036469</text:p>
          </table:table-cell>
          <table:table-cell office:value-type="float" office:value="-0.00039161" calcext:value-type="float">
            <text:p>-0.00039161</text:p>
          </table:table-cell>
          <table:table-cell office:value-type="float" office:value="-0.0079653801" calcext:value-type="float">
            <text:p>-0.0079653801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0.83" calcext:value-type="float">
            <text:p>30.83</text:p>
          </table:table-cell>
          <table:table-cell office:value-type="float" office:value="179.0663452148" calcext:value-type="float">
            <text:p>179.0663452148</text:p>
          </table:table-cell>
          <table:table-cell office:value-type="float" office:value="0.1323996742" calcext:value-type="float">
            <text:p>0.1323996742</text:p>
          </table:table-cell>
          <table:table-cell office:value-type="float" office:value="0.0132399674" calcext:value-type="float">
            <text:p>0.013239967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119616" calcext:value-type="float">
            <text:p>-0.00119616</text:p>
          </table:table-cell>
          <table:table-cell office:value-type="float" office:value="-0.00039161" calcext:value-type="float">
            <text:p>-0.00039161</text:p>
          </table:table-cell>
          <table:table-cell office:value-type="float" office:value="-0.0104528437" calcext:value-type="float">
            <text:p>-0.0104528437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179.0605163574" calcext:value-type="float">
            <text:p>179.0605163574</text:p>
          </table:table-cell>
          <table:table-cell office:value-type="float" office:value="0.169116552" calcext:value-type="float">
            <text:p>0.169116552</text:p>
          </table:table-cell>
          <table:table-cell office:value-type="float" office:value="0.0169116552" calcext:value-type="float">
            <text:p>0.016911655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199471" calcext:value-type="float">
            <text:p>-0.00199471</text:p>
          </table:table-cell>
          <table:table-cell office:value-type="float" office:value="-0.00034042" calcext:value-type="float">
            <text:p>-0.00034042</text:p>
          </table:table-cell>
          <table:table-cell office:value-type="float" office:value="-0.0106176627" calcext:value-type="float">
            <text:p>-0.010617662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0.93" calcext:value-type="float">
            <text:p>30.93</text:p>
          </table:table-cell>
          <table:table-cell office:value-type="float" office:value="179.0649871826" calcext:value-type="float">
            <text:p>179.0649871826</text:p>
          </table:table-cell>
          <table:table-cell office:value-type="float" office:value="0.1163132392" calcext:value-type="float">
            <text:p>0.1163132392</text:p>
          </table:table-cell>
          <table:table-cell office:value-type="float" office:value="0.0116313239" calcext:value-type="float">
            <text:p>0.01163132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217473" calcext:value-type="float">
            <text:p>-0.00217473</text:p>
          </table:table-cell>
          <table:table-cell office:value-type="float" office:value="-0.00078528" calcext:value-type="float">
            <text:p>-0.00078528</text:p>
          </table:table-cell>
          <table:table-cell office:value-type="float" office:value="-0.0106041857" calcext:value-type="float">
            <text:p>-0.010604185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0.98" calcext:value-type="float">
            <text:p>30.98</text:p>
          </table:table-cell>
          <table:table-cell office:value-type="float" office:value="179.0574645996" calcext:value-type="float">
            <text:p>179.0574645996</text:p>
          </table:table-cell>
          <table:table-cell office:value-type="float" office:value="0.2128922864" calcext:value-type="float">
            <text:p>0.2128922864</text:p>
          </table:table-cell>
          <table:table-cell office:value-type="float" office:value="0.0212892286" calcext:value-type="float">
            <text:p>0.021289228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293829" calcext:value-type="float">
            <text:p>-0.00293829</text:p>
          </table:table-cell>
          <table:table-cell office:value-type="float" office:value="-0.00078528" calcext:value-type="float">
            <text:p>-0.00078528</text:p>
          </table:table-cell>
          <table:table-cell office:value-type="float" office:value="-0.0122549425" calcext:value-type="float">
            <text:p>-0.012254942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1.03" calcext:value-type="float">
            <text:p>31.03</text:p>
          </table:table-cell>
          <table:table-cell office:value-type="float" office:value="179.055770874" calcext:value-type="float">
            <text:p>179.055770874</text:p>
          </table:table-cell>
          <table:table-cell office:value-type="float" office:value="0.3104416369" calcext:value-type="float">
            <text:p>0.3104416369</text:p>
          </table:table-cell>
          <table:table-cell office:value-type="float" office:value="0.0310441637" calcext:value-type="float">
            <text:p>0.031044163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409702" calcext:value-type="float">
            <text:p>-0.00409702</text:p>
          </table:table-cell>
          <table:table-cell office:value-type="float" office:value="-0.00089621" calcext:value-type="float">
            <text:p>-0.00089621</text:p>
          </table:table-cell>
          <table:table-cell office:value-type="float" office:value="-0.0158795283" calcext:value-type="float">
            <text:p>-0.015879528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1.09" calcext:value-type="float">
            <text:p>31.09</text:p>
          </table:table-cell>
          <table:table-cell office:value-type="float" office:value="179.0493011475" calcext:value-type="float">
            <text:p>179.0493011475</text:p>
          </table:table-cell>
          <table:table-cell office:value-type="float" office:value="0.4320886327" calcext:value-type="float">
            <text:p>0.4320886327</text:p>
          </table:table-cell>
          <table:table-cell office:value-type="float" office:value="0.0432088633" calcext:value-type="float">
            <text:p>0.043208863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567957" calcext:value-type="float">
            <text:p>-0.00567957</text:p>
          </table:table-cell>
          <table:table-cell office:value-type="float" office:value="-0.00089621" calcext:value-type="float">
            <text:p>-0.00089621</text:p>
          </table:table-cell>
          <table:table-cell office:value-type="float" office:value="-0.0189849929" calcext:value-type="float">
            <text:p>-0.0189849929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1.13" calcext:value-type="float">
            <text:p>31.13</text:p>
          </table:table-cell>
          <table:table-cell office:value-type="float" office:value="179.0462493896" calcext:value-type="float">
            <text:p>179.0462493896</text:p>
          </table:table-cell>
          <table:table-cell office:value-type="float" office:value="0.5487496916" calcext:value-type="float">
            <text:p>0.5487496916</text:p>
          </table:table-cell>
          <table:table-cell office:value-type="float" office:value="0.0548749692" calcext:value-type="float">
            <text:p>0.054874969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75112" calcext:value-type="float">
            <text:p>-0.0075112</text:p>
          </table:table-cell>
          <table:table-cell office:value-type="float" office:value="-0.0006577" calcext:value-type="float">
            <text:p>-0.0006577</text:p>
          </table:table-cell>
          <table:table-cell office:value-type="float" office:value="-0.0234757396" calcext:value-type="float">
            <text:p>-0.023475739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1.19" calcext:value-type="float">
            <text:p>31.19</text:p>
          </table:table-cell>
          <table:table-cell office:value-type="float" office:value="179.0312347412" calcext:value-type="float">
            <text:p>179.0312347412</text:p>
          </table:table-cell>
          <table:table-cell office:value-type="float" office:value="0.6032232553" calcext:value-type="float">
            <text:p>0.6032232553</text:p>
          </table:table-cell>
          <table:table-cell office:value-type="float" office:value="0.0603223255" calcext:value-type="float">
            <text:p>0.06032232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909431" calcext:value-type="float">
            <text:p>-0.00909431</text:p>
          </table:table-cell>
          <table:table-cell office:value-type="float" office:value="-0.00077848" calcext:value-type="float">
            <text:p>-0.00077848</text:p>
          </table:table-cell>
          <table:table-cell office:value-type="float" office:value="-0.022277781" calcext:value-type="float">
            <text:p>-0.022277781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1.23" calcext:value-type="float">
            <text:p>31.23</text:p>
          </table:table-cell>
          <table:table-cell office:value-type="float" office:value="179.0340270996" calcext:value-type="float">
            <text:p>179.0340270996</text:p>
          </table:table-cell>
          <table:table-cell office:value-type="float" office:value="0.7504833912" calcext:value-type="float">
            <text:p>0.7504833912</text:p>
          </table:table-cell>
          <table:table-cell office:value-type="float" office:value="0.0750483391" calcext:value-type="float">
            <text:p>0.075048339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113025" calcext:value-type="float">
            <text:p>-0.01113025</text:p>
          </table:table-cell>
          <table:table-cell office:value-type="float" office:value="-0.00077848" calcext:value-type="float">
            <text:p>-0.00077848</text:p>
          </table:table-cell>
          <table:table-cell office:value-type="float" office:value="-0.0267378007" calcext:value-type="float">
            <text:p>-0.0267378007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1.28" calcext:value-type="float">
            <text:p>31.28</text:p>
          </table:table-cell>
          <table:table-cell office:value-type="float" office:value="179.0290527344" calcext:value-type="float">
            <text:p>179.0290527344</text:p>
          </table:table-cell>
          <table:table-cell office:value-type="float" office:value="0.7772972903" calcext:value-type="float">
            <text:p>0.7772972903</text:p>
          </table:table-cell>
          <table:table-cell office:value-type="float" office:value="0.077729729" calcext:value-type="float">
            <text:p>0.07772972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266511" calcext:value-type="float">
            <text:p>-0.01266511</text:p>
          </table:table-cell>
          <table:table-cell office:value-type="float" office:value="-0.00055221" calcext:value-type="float">
            <text:p>-0.00055221</text:p>
          </table:table-cell>
          <table:table-cell office:value-type="float" office:value="-0.0277008674" calcext:value-type="float">
            <text:p>-0.027700867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1.33" calcext:value-type="float">
            <text:p>31.33</text:p>
          </table:table-cell>
          <table:table-cell office:value-type="float" office:value="179.0052032471" calcext:value-type="float">
            <text:p>179.0052032471</text:p>
          </table:table-cell>
          <table:table-cell office:value-type="float" office:value="0.8929256145" calcext:value-type="float">
            <text:p>0.8929256145</text:p>
          </table:table-cell>
          <table:table-cell office:value-type="float" office:value="0.0892925614" calcext:value-type="float">
            <text:p>0.089292561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445809" calcext:value-type="float">
            <text:p>-0.01445809</text:p>
          </table:table-cell>
          <table:table-cell office:value-type="float" office:value="-0.00055575" calcext:value-type="float">
            <text:p>-0.00055575</text:p>
          </table:table-cell>
          <table:table-cell office:value-type="float" office:value="-0.0293068182" calcext:value-type="float">
            <text:p>-0.029306818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1.39" calcext:value-type="float">
            <text:p>31.39</text:p>
          </table:table-cell>
          <table:table-cell office:value-type="float" office:value="179.003692627" calcext:value-type="float">
            <text:p>179.003692627</text:p>
          </table:table-cell>
          <table:table-cell office:value-type="float" office:value="0.9879188991" calcext:value-type="float">
            <text:p>0.9879188991</text:p>
          </table:table-cell>
          <table:table-cell office:value-type="float" office:value="0.0987918899" calcext:value-type="float">
            <text:p>0.098791889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62855" calcext:value-type="float">
            <text:p>-0.0162855</text:p>
          </table:table-cell>
          <table:table-cell office:value-type="float" office:value="-0.00043926" calcext:value-type="float">
            <text:p>-0.00043926</text:p>
          </table:table-cell>
          <table:table-cell office:value-type="float" office:value="-0.0305464635" calcext:value-type="float">
            <text:p>-0.030546463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31.43" calcext:value-type="float">
            <text:p>31.43</text:p>
          </table:table-cell>
          <table:table-cell office:value-type="float" office:value="178.9962615967" calcext:value-type="float">
            <text:p>178.9962615967</text:p>
          </table:table-cell>
          <table:table-cell office:value-type="float" office:value="0.9435574412" calcext:value-type="float">
            <text:p>0.9435574412</text:p>
          </table:table-cell>
          <table:table-cell office:value-type="float" office:value="0.0943557441" calcext:value-type="float">
            <text:p>0.094355744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720711" calcext:value-type="float">
            <text:p>-0.01720711</text:p>
          </table:table-cell>
          <table:table-cell office:value-type="float" office:value="-0.0003977" calcext:value-type="float">
            <text:p>-0.0003977</text:p>
          </table:table-cell>
          <table:table-cell office:value-type="float" office:value="-0.0278662672" calcext:value-type="float">
            <text:p>-0.0278662672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1.49" calcext:value-type="float">
            <text:p>31.49</text:p>
          </table:table-cell>
          <table:table-cell office:value-type="float" office:value="178.9839935303" calcext:value-type="float">
            <text:p>178.9839935303</text:p>
          </table:table-cell>
          <table:table-cell office:value-type="float" office:value="0.9242249683" calcext:value-type="float">
            <text:p>0.9242249683</text:p>
          </table:table-cell>
          <table:table-cell office:value-type="float" office:value="0.0924224968" calcext:value-type="float">
            <text:p>0.092422496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769216" calcext:value-type="float">
            <text:p>-0.01769216</text:p>
          </table:table-cell>
          <table:table-cell office:value-type="float" office:value="-0.0003977" calcext:value-type="float">
            <text:p>-0.0003977</text:p>
          </table:table-cell>
          <table:table-cell office:value-type="float" office:value="-0.0256122116" calcext:value-type="float">
            <text:p>-0.025612211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1.54" calcext:value-type="float">
            <text:p>31.54</text:p>
          </table:table-cell>
          <table:table-cell office:value-type="float" office:value="178.9759368896" calcext:value-type="float">
            <text:p>178.9759368896</text:p>
          </table:table-cell>
          <table:table-cell office:value-type="float" office:value="0.7660674016" calcext:value-type="float">
            <text:p>0.7660674016</text:p>
          </table:table-cell>
          <table:table-cell office:value-type="float" office:value="0.0766067402" calcext:value-type="float">
            <text:p>0.076606740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696123" calcext:value-type="float">
            <text:p>-0.01696123</text:p>
          </table:table-cell>
          <table:table-cell office:value-type="float" office:value="-0.0005073" calcext:value-type="float">
            <text:p>-0.0005073</text:p>
          </table:table-cell>
          <table:table-cell office:value-type="float" office:value="-0.0179790625" calcext:value-type="float">
            <text:p>-0.017979062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1.59" calcext:value-type="float">
            <text:p>31.59</text:p>
          </table:table-cell>
          <table:table-cell office:value-type="float" office:value="178.942779541" calcext:value-type="float">
            <text:p>178.942779541</text:p>
          </table:table-cell>
          <table:table-cell office:value-type="float" office:value="0.6221981125" calcext:value-type="float">
            <text:p>0.6221981125</text:p>
          </table:table-cell>
          <table:table-cell office:value-type="float" office:value="0.0622198113" calcext:value-type="float">
            <text:p>0.062219811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551554" calcext:value-type="float">
            <text:p>-0.01551554</text:p>
          </table:table-cell>
          <table:table-cell office:value-type="float" office:value="-0.00052437" calcext:value-type="float">
            <text:p>-0.00052437</text:p>
          </table:table-cell>
          <table:table-cell office:value-type="float" office:value="-0.0129020054" calcext:value-type="float">
            <text:p>-0.0129020054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178.9123077393" calcext:value-type="float">
            <text:p>178.9123077393</text:p>
          </table:table-cell>
          <table:table-cell office:value-type="float" office:value="0.3720295784" calcext:value-type="float">
            <text:p>0.3720295784</text:p>
          </table:table-cell>
          <table:table-cell office:value-type="float" office:value="0.0372029578" calcext:value-type="float">
            <text:p>0.037202957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288532" calcext:value-type="float">
            <text:p>-0.01288532</text:p>
          </table:table-cell>
          <table:table-cell office:value-type="float" office:value="-0.00097167" calcext:value-type="float">
            <text:p>-0.00097167</text:p>
          </table:table-cell>
          <table:table-cell office:value-type="float" office:value="-0.0047734803" calcext:value-type="float">
            <text:p>-0.004773480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31.69" calcext:value-type="float">
            <text:p>31.69</text:p>
          </table:table-cell>
          <table:table-cell office:value-type="float" office:value="178.8970489502" calcext:value-type="float">
            <text:p>178.8970489502</text:p>
          </table:table-cell>
          <table:table-cell office:value-type="float" office:value="0.2232431084" calcext:value-type="float">
            <text:p>0.2232431084</text:p>
          </table:table-cell>
          <table:table-cell office:value-type="float" office:value="0.0223243108" calcext:value-type="float">
            <text:p>0.022324310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1014171" calcext:value-type="float">
            <text:p>-0.01014171</text:p>
          </table:table-cell>
          <table:table-cell office:value-type="float" office:value="-0.00115947" calcext:value-type="float">
            <text:p>-0.00115947</text:p>
          </table:table-cell>
          <table:table-cell office:value-type="float" office:value="0.0001381957" calcext:value-type="float">
            <text:p>0.000138195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1.74" calcext:value-type="float">
            <text:p>31.74</text:p>
          </table:table-cell>
          <table:table-cell office:value-type="float" office:value="178.8573455811" calcext:value-type="float">
            <text:p>178.8573455811</text:p>
          </table:table-cell>
          <table:table-cell office:value-type="float" office:value="0.0369812883" calcext:value-type="float">
            <text:p>0.0369812883</text:p>
          </table:table-cell>
          <table:table-cell office:value-type="float" office:value="0.0036981288" calcext:value-type="float">
            <text:p>0.003698128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707284" calcext:value-type="float">
            <text:p>-0.00707284</text:p>
          </table:table-cell>
          <table:table-cell office:value-type="float" office:value="-0.00115947" calcext:value-type="float">
            <text:p>-0.00115947</text:p>
          </table:table-cell>
          <table:table-cell office:value-type="float" office:value="0.0047170042" calcext:value-type="float">
            <text:p>0.0047170042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1.79" calcext:value-type="float">
            <text:p>31.79</text:p>
          </table:table-cell>
          <table:table-cell office:value-type="float" office:value="178.8327636719" calcext:value-type="float">
            <text:p>178.8327636719</text:p>
          </table:table-cell>
          <table:table-cell office:value-type="float" office:value="-0.0633205829" calcext:value-type="float">
            <text:p>-0.0633205829</text:p>
          </table:table-cell>
          <table:table-cell office:value-type="float" office:value="-0.0063320583" calcext:value-type="float">
            <text:p>-0.006332058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436017" calcext:value-type="float">
            <text:p>-0.00436017</text:p>
          </table:table-cell>
          <table:table-cell office:value-type="float" office:value="-0.00205512" calcext:value-type="float">
            <text:p>-0.00205512</text:p>
          </table:table-cell>
          <table:table-cell office:value-type="float" office:value="0.0067933766" calcext:value-type="float">
            <text:p>0.006793376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178.8091278076" calcext:value-type="float">
            <text:p>178.8091278076</text:p>
          </table:table-cell>
          <table:table-cell office:value-type="float" office:value="-0.1055632826" calcext:value-type="float">
            <text:p>-0.1055632826</text:p>
          </table:table-cell>
          <table:table-cell office:value-type="float" office:value="-0.0105563283" calcext:value-type="float">
            <text:p>-0.010556328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22717" calcext:value-type="float">
            <text:p>-0.0022717</text:p>
          </table:table-cell>
          <table:table-cell office:value-type="float" office:value="-0.00252055" calcext:value-type="float">
            <text:p>-0.00252055</text:p>
          </table:table-cell>
          <table:table-cell office:value-type="float" office:value="0.0076275753" calcext:value-type="float">
            <text:p>0.007627575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31.89" calcext:value-type="float">
            <text:p>31.89</text:p>
          </table:table-cell>
          <table:table-cell office:value-type="float" office:value="178.7917022705" calcext:value-type="float">
            <text:p>178.7917022705</text:p>
          </table:table-cell>
          <table:table-cell office:value-type="float" office:value="-0.2406708206" calcext:value-type="float">
            <text:p>-0.2406708206</text:p>
          </table:table-cell>
          <table:table-cell office:value-type="float" office:value="-0.0240670821" calcext:value-type="float">
            <text:p>-0.024067082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01986" calcext:value-type="float">
            <text:p>0.00001986</text:p>
          </table:table-cell>
          <table:table-cell office:value-type="float" office:value="-0.00252055" calcext:value-type="float">
            <text:p>-0.00252055</text:p>
          </table:table-cell>
          <table:table-cell office:value-type="float" office:value="0.0092969197" calcext:value-type="float">
            <text:p>0.0092969197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1.94" calcext:value-type="float">
            <text:p>31.94</text:p>
          </table:table-cell>
          <table:table-cell office:value-type="float" office:value="178.7804870605" calcext:value-type="float">
            <text:p>178.7804870605</text:p>
          </table:table-cell>
          <table:table-cell office:value-type="float" office:value="-0.2266987702" calcext:value-type="float">
            <text:p>-0.2266987702</text:p>
          </table:table-cell>
          <table:table-cell office:value-type="float" office:value="-0.022669877" calcext:value-type="float">
            <text:p>-0.02266987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5318" calcext:value-type="float">
            <text:p>0.00145318</text:p>
          </table:table-cell>
          <table:table-cell office:value-type="float" office:value="-0.00393637" calcext:value-type="float">
            <text:p>-0.00393637</text:p>
          </table:table-cell>
          <table:table-cell office:value-type="float" office:value="0.0054124586" calcext:value-type="float">
            <text:p>0.0054124586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1.99" calcext:value-type="float">
            <text:p>31.99</text:p>
          </table:table-cell>
          <table:table-cell office:value-type="float" office:value="178.8337249756" calcext:value-type="float">
            <text:p>178.8337249756</text:p>
          </table:table-cell>
          <table:table-cell office:value-type="float" office:value="-0.1603646844" calcext:value-type="float">
            <text:p>-0.1603646844</text:p>
          </table:table-cell>
          <table:table-cell office:value-type="float" office:value="-0.0160364684" calcext:value-type="float">
            <text:p>-0.016036468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96586" calcext:value-type="float">
            <text:p>0.00196586</text:p>
          </table:table-cell>
          <table:table-cell office:value-type="float" office:value="-0.00475833" calcext:value-type="float">
            <text:p>-0.00475833</text:p>
          </table:table-cell>
          <table:table-cell office:value-type="float" office:value="-0.0018295305" calcext:value-type="float">
            <text:p>-0.001829530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178.87449646" calcext:value-type="float">
            <text:p>178.87449646</text:p>
          </table:table-cell>
          <table:table-cell office:value-type="float" office:value="-0.0725504014" calcext:value-type="float">
            <text:p>-0.0725504014</text:p>
          </table:table-cell>
          <table:table-cell office:value-type="float" office:value="-0.0072550401" calcext:value-type="float">
            <text:p>-0.007255040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72212" calcext:value-type="float">
            <text:p>0.00172212</text:p>
          </table:table-cell>
          <table:table-cell office:value-type="float" office:value="-0.00673243" calcext:value-type="float">
            <text:p>-0.00673243</text:p>
          </table:table-cell>
          <table:table-cell office:value-type="float" office:value="-0.0040406065" calcext:value-type="float">
            <text:p>-0.0040406065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2.09" calcext:value-type="float">
            <text:p>32.09</text:p>
          </table:table-cell>
          <table:table-cell office:value-type="float" office:value="178.9347991943" calcext:value-type="float">
            <text:p>178.9347991943</text:p>
          </table:table-cell>
          <table:table-cell office:value-type="float" office:value="0.0128180831" calcext:value-type="float">
            <text:p>0.0128180831</text:p>
          </table:table-cell>
          <table:table-cell office:value-type="float" office:value="0.0012818083" calcext:value-type="float">
            <text:p>0.001281808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99083" calcext:value-type="float">
            <text:p>0.00099083</text:p>
          </table:table-cell>
          <table:table-cell office:value-type="float" office:value="-0.00793831" calcext:value-type="float">
            <text:p>-0.00793831</text:p>
          </table:table-cell>
          <table:table-cell office:value-type="float" office:value="-0.0096188439" calcext:value-type="float">
            <text:p>-0.0096188439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2.14" calcext:value-type="float">
            <text:p>32.14</text:p>
          </table:table-cell>
          <table:table-cell office:value-type="float" office:value="178.9736022949" calcext:value-type="float">
            <text:p>178.9736022949</text:p>
          </table:table-cell>
          <table:table-cell office:value-type="float" office:value="0.0664852157" calcext:value-type="float">
            <text:p>0.0664852157</text:p>
          </table:table-cell>
          <table:table-cell office:value-type="float" office:value="0.0066485216" calcext:value-type="float">
            <text:p>0.006648521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14605" calcext:value-type="float">
            <text:p>0.00014605</text:p>
          </table:table-cell>
          <table:table-cell office:value-type="float" office:value="-0.00793831" calcext:value-type="float">
            <text:p>-0.00793831</text:p>
          </table:table-cell>
          <table:table-cell office:value-type="float" office:value="-0.0104826188" calcext:value-type="float">
            <text:p>-0.0104826188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2.19" calcext:value-type="float">
            <text:p>32.19</text:p>
          </table:table-cell>
          <table:table-cell office:value-type="float" office:value="178.9929656982" calcext:value-type="float">
            <text:p>178.9929656982</text:p>
          </table:table-cell>
          <table:table-cell office:value-type="float" office:value="0.0746534528" calcext:value-type="float">
            <text:p>0.0746534528</text:p>
          </table:table-cell>
          <table:table-cell office:value-type="float" office:value="0.0074653453" calcext:value-type="float">
            <text:p>0.007465345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47111" calcext:value-type="float">
            <text:p>-0.00047111</text:p>
          </table:table-cell>
          <table:table-cell office:value-type="float" office:value="-0.01042653" calcext:value-type="float">
            <text:p>-0.01042653</text:p>
          </table:table-cell>
          <table:table-cell office:value-type="float" office:value="-0.0119020209" calcext:value-type="float">
            <text:p>-0.011902020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2.24" calcext:value-type="float">
            <text:p>32.24</text:p>
          </table:table-cell>
          <table:table-cell office:value-type="float" office:value="179.0048675537" calcext:value-type="float">
            <text:p>179.0048675537</text:p>
          </table:table-cell>
          <table:table-cell office:value-type="float" office:value="0.1464273371" calcext:value-type="float">
            <text:p>0.1464273371</text:p>
          </table:table-cell>
          <table:table-cell office:value-type="float" office:value="0.0146427337" calcext:value-type="float">
            <text:p>0.014642733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136053" calcext:value-type="float">
            <text:p>-0.00136053</text:p>
          </table:table-cell>
          <table:table-cell office:value-type="float" office:value="-0.01197068" calcext:value-type="float">
            <text:p>-0.01197068</text:p>
          </table:table-cell>
          <table:table-cell office:value-type="float" office:value="-0.0135715443" calcext:value-type="float">
            <text:p>-0.013571544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2.29" calcext:value-type="float">
            <text:p>32.29</text:p>
          </table:table-cell>
          <table:table-cell office:value-type="float" office:value="178.9928741455" calcext:value-type="float">
            <text:p>178.9928741455</text:p>
          </table:table-cell>
          <table:table-cell office:value-type="float" office:value="0.1897527388" calcext:value-type="float">
            <text:p>0.1897527388</text:p>
          </table:table-cell>
          <table:table-cell office:value-type="float" office:value="0.0189752739" calcext:value-type="float">
            <text:p>0.01897527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224173" calcext:value-type="float">
            <text:p>-0.00224173</text:p>
          </table:table-cell>
          <table:table-cell office:value-type="float" office:value="-0.0148668" calcext:value-type="float">
            <text:p>-0.0148668</text:p>
          </table:table-cell>
          <table:table-cell office:value-type="float" office:value="-0.0148402317" calcext:value-type="float">
            <text:p>-0.0148402317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2.34" calcext:value-type="float">
            <text:p>32.34</text:p>
          </table:table-cell>
          <table:table-cell office:value-type="float" office:value="178.9638061523" calcext:value-type="float">
            <text:p>178.9638061523</text:p>
          </table:table-cell>
          <table:table-cell office:value-type="float" office:value="0.1908897269" calcext:value-type="float">
            <text:p>0.1908897269</text:p>
          </table:table-cell>
          <table:table-cell office:value-type="float" office:value="0.0190889727" calcext:value-type="float">
            <text:p>0.019088972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283628" calcext:value-type="float">
            <text:p>-0.00283628</text:p>
          </table:table-cell>
          <table:table-cell office:value-type="float" office:value="-0.0166278" calcext:value-type="float">
            <text:p>-0.0166278</text:p>
          </table:table-cell>
          <table:table-cell office:value-type="float" office:value="-0.0154673599" calcext:value-type="float">
            <text:p>-0.015467359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2.39" calcext:value-type="float">
            <text:p>32.39</text:p>
          </table:table-cell>
          <table:table-cell office:value-type="float" office:value="178.9224395752" calcext:value-type="float">
            <text:p>178.9224395752</text:p>
          </table:table-cell>
          <table:table-cell office:value-type="float" office:value="0.161826134" calcext:value-type="float">
            <text:p>0.161826134</text:p>
          </table:table-cell>
          <table:table-cell office:value-type="float" office:value="0.0161826134" calcext:value-type="float">
            <text:p>0.016182613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303863" calcext:value-type="float">
            <text:p>-0.00303863</text:p>
          </table:table-cell>
          <table:table-cell office:value-type="float" office:value="-0.0166278" calcext:value-type="float">
            <text:p>-0.0166278</text:p>
          </table:table-cell>
          <table:table-cell office:value-type="float" office:value="-0.0128111179" calcext:value-type="float">
            <text:p>-0.012811117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178.8888397217" calcext:value-type="float">
            <text:p>178.8888397217</text:p>
          </table:table-cell>
          <table:table-cell office:value-type="float" office:value="0.0724612941" calcext:value-type="float">
            <text:p>0.0724612941</text:p>
          </table:table-cell>
          <table:table-cell office:value-type="float" office:value="0.0072461294" calcext:value-type="float">
            <text:p>0.007246129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257785" calcext:value-type="float">
            <text:p>-0.00257785</text:p>
          </table:table-cell>
          <table:table-cell office:value-type="float" office:value="-0.01975304" calcext:value-type="float">
            <text:p>-0.01975304</text:p>
          </table:table-cell>
          <table:table-cell office:value-type="float" office:value="-0.008394119" calcext:value-type="float">
            <text:p>-0.008394119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2.49" calcext:value-type="float">
            <text:p>32.49</text:p>
          </table:table-cell>
          <table:table-cell office:value-type="float" office:value="178.8609313965" calcext:value-type="float">
            <text:p>178.8609313965</text:p>
          </table:table-cell>
          <table:table-cell office:value-type="float" office:value="-0.0382183731" calcext:value-type="float">
            <text:p>-0.0382183731</text:p>
          </table:table-cell>
          <table:table-cell office:value-type="float" office:value="-0.0038218373" calcext:value-type="float">
            <text:p>-0.003821837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15333" calcext:value-type="float">
            <text:p>-0.0015333</text:p>
          </table:table-cell>
          <table:table-cell office:value-type="float" office:value="-0.02152682" calcext:value-type="float">
            <text:p>-0.02152682</text:p>
          </table:table-cell>
          <table:table-cell office:value-type="float" office:value="-0.0049198146" calcext:value-type="float">
            <text:p>-0.004919814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2.54" calcext:value-type="float">
            <text:p>32.54</text:p>
          </table:table-cell>
          <table:table-cell office:value-type="float" office:value="178.838470459" calcext:value-type="float">
            <text:p>178.838470459</text:p>
          </table:table-cell>
          <table:table-cell office:value-type="float" office:value="-0.275047457" calcext:value-type="float">
            <text:p>-0.275047457</text:p>
          </table:table-cell>
          <table:table-cell office:value-type="float" office:value="-0.0275047457" calcext:value-type="float">
            <text:p>-0.027504745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74082" calcext:value-type="float">
            <text:p>0.00074082</text:p>
          </table:table-cell>
          <table:table-cell office:value-type="float" office:value="-0.02464645" calcext:value-type="float">
            <text:p>-0.02464645</text:p>
          </table:table-cell>
          <table:table-cell office:value-type="float" office:value="0.0018703304" calcext:value-type="float">
            <text:p>0.0018703304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2.59" calcext:value-type="float">
            <text:p>32.59</text:p>
          </table:table-cell>
          <table:table-cell office:value-type="float" office:value="178.8396759033" calcext:value-type="float">
            <text:p>178.8396759033</text:p>
          </table:table-cell>
          <table:table-cell office:value-type="float" office:value="-0.5566692813" calcext:value-type="float">
            <text:p>-0.5566692813</text:p>
          </table:table-cell>
          <table:table-cell office:value-type="float" office:value="-0.0556669281" calcext:value-type="float">
            <text:p>-0.055666928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325" calcext:value-type="float">
            <text:p>0.0041325</text:p>
          </table:table-cell>
          <table:table-cell office:value-type="float" office:value="-0.02464645" calcext:value-type="float">
            <text:p>-0.02464645</text:p>
          </table:table-cell>
          <table:table-cell office:value-type="float" office:value="0.0100842795" calcext:value-type="float">
            <text:p>0.0100842795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178.8421936035" calcext:value-type="float">
            <text:p>178.8421936035</text:p>
          </table:table-cell>
          <table:table-cell office:value-type="float" office:value="-0.8563343462" calcext:value-type="float">
            <text:p>-0.8563343462</text:p>
          </table:table-cell>
          <table:table-cell office:value-type="float" office:value="-0.0856334346" calcext:value-type="float">
            <text:p>-0.085633434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838883" calcext:value-type="float">
            <text:p>0.00838883</text:p>
          </table:table-cell>
          <table:table-cell office:value-type="float" office:value="-0.02618119" calcext:value-type="float">
            <text:p>-0.02618119</text:p>
          </table:table-cell>
          <table:table-cell office:value-type="float" office:value="0.0165993177" calcext:value-type="float">
            <text:p>0.0165993177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2.69" calcext:value-type="float">
            <text:p>32.69</text:p>
          </table:table-cell>
          <table:table-cell office:value-type="float" office:value="178.8499145508" calcext:value-type="float">
            <text:p>178.8499145508</text:p>
          </table:table-cell>
          <table:table-cell office:value-type="float" office:value="-0.9861434536" calcext:value-type="float">
            <text:p>-0.9861434536</text:p>
          </table:table-cell>
          <table:table-cell office:value-type="float" office:value="-0.0986143454" calcext:value-type="float">
            <text:p>-0.098614345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208912" calcext:value-type="float">
            <text:p>0.01208912</text:p>
          </table:table-cell>
          <table:table-cell office:value-type="float" office:value="-0.02902669" calcext:value-type="float">
            <text:p>-0.02902669</text:p>
          </table:table-cell>
          <table:table-cell office:value-type="float" office:value="0.0199062579" calcext:value-type="float">
            <text:p>0.0199062579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2.74" calcext:value-type="float">
            <text:p>32.74</text:p>
          </table:table-cell>
          <table:table-cell office:value-type="float" office:value="178.8474121094" calcext:value-type="float">
            <text:p>178.8474121094</text:p>
          </table:table-cell>
          <table:table-cell office:value-type="float" office:value="-1.2400174865" calcext:value-type="float">
            <text:p>-1.2400174865</text:p>
          </table:table-cell>
          <table:table-cell office:value-type="float" office:value="-0.1240017487" calcext:value-type="float">
            <text:p>-0.124001748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624586" calcext:value-type="float">
            <text:p>0.01624586</text:p>
          </table:table-cell>
          <table:table-cell office:value-type="float" office:value="-0.03003441" calcext:value-type="float">
            <text:p>-0.03003441</text:p>
          </table:table-cell>
          <table:table-cell office:value-type="float" office:value="0.0242379377" calcext:value-type="float">
            <text:p>0.024237937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2.79" calcext:value-type="float">
            <text:p>32.79</text:p>
          </table:table-cell>
          <table:table-cell office:value-type="float" office:value="178.8355407715" calcext:value-type="float">
            <text:p>178.8355407715</text:p>
          </table:table-cell>
          <table:table-cell office:value-type="float" office:value="-1.4354788545" calcext:value-type="float">
            <text:p>-1.4354788545</text:p>
          </table:table-cell>
          <table:table-cell office:value-type="float" office:value="-0.1435478855" calcext:value-type="float">
            <text:p>-0.14354788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031736" calcext:value-type="float">
            <text:p>0.02031736</text:p>
          </table:table-cell>
          <table:table-cell office:value-type="float" office:value="-0.03233535" calcext:value-type="float">
            <text:p>-0.03233535</text:p>
          </table:table-cell>
          <table:table-cell office:value-type="float" office:value="0.0284403635" calcext:value-type="float">
            <text:p>0.0284403635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178.8286895752" calcext:value-type="float">
            <text:p>178.8286895752</text:p>
          </table:table-cell>
          <table:table-cell office:value-type="float" office:value="-1.5432065353" calcext:value-type="float">
            <text:p>-1.5432065353</text:p>
          </table:table-cell>
          <table:table-cell office:value-type="float" office:value="-0.1543206535" calcext:value-type="float">
            <text:p>-0.154320653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374737" calcext:value-type="float">
            <text:p>0.02374737</text:p>
          </table:table-cell>
          <table:table-cell office:value-type="float" office:value="-0.03233535" calcext:value-type="float">
            <text:p>-0.03233535</text:p>
          </table:table-cell>
          <table:table-cell office:value-type="float" office:value="0.0284193677" calcext:value-type="float">
            <text:p>0.0284193677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2.89" calcext:value-type="float">
            <text:p>32.89</text:p>
          </table:table-cell>
          <table:table-cell office:value-type="float" office:value="178.8296051025" calcext:value-type="float">
            <text:p>178.8296051025</text:p>
          </table:table-cell>
          <table:table-cell office:value-type="float" office:value="-1.6036324129" calcext:value-type="float">
            <text:p>-1.6036324129</text:p>
          </table:table-cell>
          <table:table-cell office:value-type="float" office:value="-0.1603632413" calcext:value-type="float">
            <text:p>-0.160363241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643484" calcext:value-type="float">
            <text:p>0.02643484</text:p>
          </table:table-cell>
          <table:table-cell office:value-type="float" office:value="-0.03252251" calcext:value-type="float">
            <text:p>-0.03252251</text:p>
          </table:table-cell>
          <table:table-cell office:value-type="float" office:value="0.0274185932" calcext:value-type="float">
            <text:p>0.02741859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2.94" calcext:value-type="float">
            <text:p>32.94</text:p>
          </table:table-cell>
          <table:table-cell office:value-type="float" office:value="178.8276672363" calcext:value-type="float">
            <text:p>178.8276672363</text:p>
          </table:table-cell>
          <table:table-cell office:value-type="float" office:value="-1.6067971457" calcext:value-type="float">
            <text:p>-1.6067971457</text:p>
          </table:table-cell>
          <table:table-cell office:value-type="float" office:value="-0.1606797146" calcext:value-type="float">
            <text:p>-0.160679714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824609" calcext:value-type="float">
            <text:p>0.02824609</text:p>
          </table:table-cell>
          <table:table-cell office:value-type="float" office:value="-0.03402269" calcext:value-type="float">
            <text:p>-0.03402269</text:p>
          </table:table-cell>
          <table:table-cell office:value-type="float" office:value="0.027901529" calcext:value-type="float">
            <text:p>0.02790152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2.99" calcext:value-type="float">
            <text:p>32.99</text:p>
          </table:table-cell>
          <table:table-cell office:value-type="float" office:value="178.849029541" calcext:value-type="float">
            <text:p>178.849029541</text:p>
          </table:table-cell>
          <table:table-cell office:value-type="float" office:value="-1.5051269392" calcext:value-type="float">
            <text:p>-1.5051269392</text:p>
          </table:table-cell>
          <table:table-cell office:value-type="float" office:value="-0.1505126939" calcext:value-type="float">
            <text:p>-0.15051269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877501" calcext:value-type="float">
            <text:p>0.02877501</text:p>
          </table:table-cell>
          <table:table-cell office:value-type="float" office:value="-0.03402269" calcext:value-type="float">
            <text:p>-0.03402269</text:p>
          </table:table-cell>
          <table:table-cell office:value-type="float" office:value="0.0238635289" calcext:value-type="float">
            <text:p>0.0238635289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178.8878631592" calcext:value-type="float">
            <text:p>178.8878631592</text:p>
          </table:table-cell>
          <table:table-cell office:value-type="float" office:value="-1.2614198533" calcext:value-type="float">
            <text:p>-1.2614198533</text:p>
          </table:table-cell>
          <table:table-cell office:value-type="float" office:value="-0.1261419853" calcext:value-type="float">
            <text:p>-0.126141985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750315" calcext:value-type="float">
            <text:p>0.02750315</text:p>
          </table:table-cell>
          <table:table-cell office:value-type="float" office:value="-0.03314478" calcext:value-type="float">
            <text:p>-0.03314478</text:p>
          </table:table-cell>
          <table:table-cell office:value-type="float" office:value="0.0192626478" calcext:value-type="float">
            <text:p>0.0192626478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3.09" calcext:value-type="float">
            <text:p>33.09</text:p>
          </table:table-cell>
          <table:table-cell office:value-type="float" office:value="178.9050750732" calcext:value-type="float">
            <text:p>178.9050750732</text:p>
          </table:table-cell>
          <table:table-cell office:value-type="float" office:value="-1.1072896006" calcext:value-type="float">
            <text:p>-1.1072896006</text:p>
          </table:table-cell>
          <table:table-cell office:value-type="float" office:value="-0.1107289601" calcext:value-type="float">
            <text:p>-0.110728960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562876" calcext:value-type="float">
            <text:p>0.02562876</text:p>
          </table:table-cell>
          <table:table-cell office:value-type="float" office:value="-0.03363573" calcext:value-type="float">
            <text:p>-0.03363573</text:p>
          </table:table-cell>
          <table:table-cell office:value-type="float" office:value="0.0175867818" calcext:value-type="float">
            <text:p>0.017586781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3.14" calcext:value-type="float">
            <text:p>33.14</text:p>
          </table:table-cell>
          <table:table-cell office:value-type="float" office:value="178.9355163574" calcext:value-type="float">
            <text:p>178.9355163574</text:p>
          </table:table-cell>
          <table:table-cell office:value-type="float" office:value="-0.8248350352" calcext:value-type="float">
            <text:p>-0.8248350352</text:p>
          </table:table-cell>
          <table:table-cell office:value-type="float" office:value="-0.0824835035" calcext:value-type="float">
            <text:p>-0.082483503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2249781" calcext:value-type="float">
            <text:p>0.02249781</text:p>
          </table:table-cell>
          <table:table-cell office:value-type="float" office:value="-0.03152784" calcext:value-type="float">
            <text:p>-0.03152784</text:p>
          </table:table-cell>
          <table:table-cell office:value-type="float" office:value="0.0128205184" calcext:value-type="float">
            <text:p>0.012820518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3.19" calcext:value-type="float">
            <text:p>33.19</text:p>
          </table:table-cell>
          <table:table-cell office:value-type="float" office:value="178.9359741211" calcext:value-type="float">
            <text:p>178.9359741211</text:p>
          </table:table-cell>
          <table:table-cell office:value-type="float" office:value="-0.5685995859" calcext:value-type="float">
            <text:p>-0.5685995859</text:p>
          </table:table-cell>
          <table:table-cell office:value-type="float" office:value="-0.0568599586" calcext:value-type="float">
            <text:p>-0.056859958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870458" calcext:value-type="float">
            <text:p>0.01870458</text:p>
          </table:table-cell>
          <table:table-cell office:value-type="float" office:value="-0.03086438" calcext:value-type="float">
            <text:p>-0.03086438</text:p>
          </table:table-cell>
          <table:table-cell office:value-type="float" office:value="0.0074457314" calcext:value-type="float">
            <text:p>0.0074457314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3.24" calcext:value-type="float">
            <text:p>33.24</text:p>
          </table:table-cell>
          <table:table-cell office:value-type="float" office:value="178.940322876" calcext:value-type="float">
            <text:p>178.940322876</text:p>
          </table:table-cell>
          <table:table-cell office:value-type="float" office:value="-0.3993325727" calcext:value-type="float">
            <text:p>-0.3993325727</text:p>
          </table:table-cell>
          <table:table-cell office:value-type="float" office:value="-0.0399332573" calcext:value-type="float">
            <text:p>-0.039933257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504979" calcext:value-type="float">
            <text:p>0.01504979</text:p>
          </table:table-cell>
          <table:table-cell office:value-type="float" office:value="-0.03086438" calcext:value-type="float">
            <text:p>-0.03086438</text:p>
          </table:table-cell>
          <table:table-cell office:value-type="float" office:value="0.0060668595" calcext:value-type="float">
            <text:p>0.0060668595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3.29" calcext:value-type="float">
            <text:p>33.29</text:p>
          </table:table-cell>
          <table:table-cell office:value-type="float" office:value="178.9331817627" calcext:value-type="float">
            <text:p>178.9331817627</text:p>
          </table:table-cell>
          <table:table-cell office:value-type="float" office:value="-0.2591818005" calcext:value-type="float">
            <text:p>-0.2591818005</text:p>
          </table:table-cell>
          <table:table-cell office:value-type="float" office:value="-0.02591818" calcext:value-type="float">
            <text:p>-0.0259181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168127" calcext:value-type="float">
            <text:p>0.01168127</text:p>
          </table:table-cell>
          <table:table-cell office:value-type="float" office:value="-0.02746846" calcext:value-type="float">
            <text:p>-0.02746846</text:p>
          </table:table-cell>
          <table:table-cell office:value-type="float" office:value="0.0037195605" calcext:value-type="float">
            <text:p>0.0037195605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3.34" calcext:value-type="float">
            <text:p>33.34</text:p>
          </table:table-cell>
          <table:table-cell office:value-type="float" office:value="178.9013519287" calcext:value-type="float">
            <text:p>178.9013519287</text:p>
          </table:table-cell>
          <table:table-cell office:value-type="float" office:value="-0.1255049207" calcext:value-type="float">
            <text:p>-0.1255049207</text:p>
          </table:table-cell>
          <table:table-cell office:value-type="float" office:value="-0.0125504921" calcext:value-type="float">
            <text:p>-0.012550492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854658" calcext:value-type="float">
            <text:p>0.00854658</text:p>
          </table:table-cell>
          <table:table-cell office:value-type="float" office:value="-0.02560555" calcext:value-type="float">
            <text:p>-0.02560555</text:p>
          </table:table-cell>
          <table:table-cell office:value-type="float" office:value="0.000628685" calcext:value-type="float">
            <text:p>0.00062868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33.39" calcext:value-type="float">
            <text:p>33.39</text:p>
          </table:table-cell>
          <table:table-cell office:value-type="float" office:value="178.8856658936" calcext:value-type="float">
            <text:p>178.8856658936</text:p>
          </table:table-cell>
          <table:table-cell office:value-type="float" office:value="-0.0578849801" calcext:value-type="float">
            <text:p>-0.0578849801</text:p>
          </table:table-cell>
          <table:table-cell office:value-type="float" office:value="-0.005788498" calcext:value-type="float">
            <text:p>-0.00578849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00788" calcext:value-type="float">
            <text:p>0.00600788</text:p>
          </table:table-cell>
          <table:table-cell office:value-type="float" office:value="-0.02101324" calcext:value-type="float">
            <text:p>-0.02101324</text:p>
          </table:table-cell>
          <table:table-cell office:value-type="float" office:value="0.0008675257" calcext:value-type="float">
            <text:p>0.0008675257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178.8900146484" calcext:value-type="float">
            <text:p>178.8900146484</text:p>
          </table:table-cell>
          <table:table-cell office:value-type="float" office:value="-0.0879764177" calcext:value-type="float">
            <text:p>-0.0879764177</text:p>
          </table:table-cell>
          <table:table-cell office:value-type="float" office:value="-0.0087976418" calcext:value-type="float">
            <text:p>-0.008797641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1736" calcext:value-type="float">
            <text:p>0.00451736</text:p>
          </table:table-cell>
          <table:table-cell office:value-type="float" office:value="-0.01801969" calcext:value-type="float">
            <text:p>-0.01801969</text:p>
          </table:table-cell>
          <table:table-cell office:value-type="float" office:value="0.000004097" calcext:value-type="float">
            <text:p>0.000004097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3.49" calcext:value-type="float">
            <text:p>33.49</text:p>
          </table:table-cell>
          <table:table-cell office:value-type="float" office:value="178.8966522217" calcext:value-type="float">
            <text:p>178.8966522217</text:p>
          </table:table-cell>
          <table:table-cell office:value-type="float" office:value="-0.1872299798" calcext:value-type="float">
            <text:p>-0.1872299798</text:p>
          </table:table-cell>
          <table:table-cell office:value-type="float" office:value="-0.018722998" calcext:value-type="float">
            <text:p>-0.01872299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8598" calcext:value-type="float">
            <text:p>0.00418598</text:p>
          </table:table-cell>
          <table:table-cell office:value-type="float" office:value="-0.01801969" calcext:value-type="float">
            <text:p>-0.01801969</text:p>
          </table:table-cell>
          <table:table-cell office:value-type="float" office:value="-0.0014982613" calcext:value-type="float">
            <text:p>-0.0014982613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3.54" calcext:value-type="float">
            <text:p>33.54</text:p>
          </table:table-cell>
          <table:table-cell office:value-type="float" office:value="178.9122009277" calcext:value-type="float">
            <text:p>178.9122009277</text:p>
          </table:table-cell>
          <table:table-cell office:value-type="float" office:value="-0.3354637731" calcext:value-type="float">
            <text:p>-0.3354637731</text:p>
          </table:table-cell>
          <table:table-cell office:value-type="float" office:value="-0.0335463773" calcext:value-type="float">
            <text:p>-0.033546377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95314" calcext:value-type="float">
            <text:p>0.00495314</text:p>
          </table:table-cell>
          <table:table-cell office:value-type="float" office:value="-0.01247165" calcext:value-type="float">
            <text:p>-0.01247165</text:p>
          </table:table-cell>
          <table:table-cell office:value-type="float" office:value="0.0035444552" calcext:value-type="float">
            <text:p>0.003544455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3.59" calcext:value-type="float">
            <text:p>33.59</text:p>
          </table:table-cell>
          <table:table-cell office:value-type="float" office:value="178.916595459" calcext:value-type="float">
            <text:p>178.916595459</text:p>
          </table:table-cell>
          <table:table-cell office:value-type="float" office:value="-0.5290819029" calcext:value-type="float">
            <text:p>-0.5290819029</text:p>
          </table:table-cell>
          <table:table-cell office:value-type="float" office:value="-0.0529081903" calcext:value-type="float">
            <text:p>-0.052908190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75451" calcext:value-type="float">
            <text:p>0.00675451</text:p>
          </table:table-cell>
          <table:table-cell office:value-type="float" office:value="-0.0085548" calcext:value-type="float">
            <text:p>-0.0085548</text:p>
          </table:table-cell>
          <table:table-cell office:value-type="float" office:value="0.0063766942" calcext:value-type="float">
            <text:p>0.0063766942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3.64" calcext:value-type="float">
            <text:p>33.64</text:p>
          </table:table-cell>
          <table:table-cell office:value-type="float" office:value="178.9349517822" calcext:value-type="float">
            <text:p>178.9349517822</text:p>
          </table:table-cell>
          <table:table-cell office:value-type="float" office:value="-0.6067070746" calcext:value-type="float">
            <text:p>-0.6067070746</text:p>
          </table:table-cell>
          <table:table-cell office:value-type="float" office:value="-0.0606707075" calcext:value-type="float">
            <text:p>-0.060670707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847176" calcext:value-type="float">
            <text:p>0.00847176</text:p>
          </table:table-cell>
          <table:table-cell office:value-type="float" office:value="-0.0085548" calcext:value-type="float">
            <text:p>-0.0085548</text:p>
          </table:table-cell>
          <table:table-cell office:value-type="float" office:value="0.007611262" calcext:value-type="float">
            <text:p>0.007611262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3.69" calcext:value-type="float">
            <text:p>33.69</text:p>
          </table:table-cell>
          <table:table-cell office:value-type="float" office:value="178.9460296631" calcext:value-type="float">
            <text:p>178.9460296631</text:p>
          </table:table-cell>
          <table:table-cell office:value-type="float" office:value="-0.7268630119" calcext:value-type="float">
            <text:p>-0.7268630119</text:p>
          </table:table-cell>
          <table:table-cell office:value-type="float" office:value="-0.0726863012" calcext:value-type="float">
            <text:p>-0.072686301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04164" calcext:value-type="float">
            <text:p>0.0104164</text:p>
          </table:table-cell>
          <table:table-cell office:value-type="float" office:value="0.00205557" calcext:value-type="float">
            <text:p>0.00205557</text:p>
          </table:table-cell>
          <table:table-cell office:value-type="float" office:value="0.0100479869" calcext:value-type="float">
            <text:p>0.010047986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3.74" calcext:value-type="float">
            <text:p>33.74</text:p>
          </table:table-cell>
          <table:table-cell office:value-type="float" office:value="178.9342041016" calcext:value-type="float">
            <text:p>178.9342041016</text:p>
          </table:table-cell>
          <table:table-cell office:value-type="float" office:value="-0.822279794" calcext:value-type="float">
            <text:p>-0.822279794</text:p>
          </table:table-cell>
          <table:table-cell office:value-type="float" office:value="-0.0822279794" calcext:value-type="float">
            <text:p>-0.082227979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234765" calcext:value-type="float">
            <text:p>0.01234765</text:p>
          </table:table-cell>
          <table:table-cell office:value-type="float" office:value="0.00205557" calcext:value-type="float">
            <text:p>0.00205557</text:p>
          </table:table-cell>
          <table:table-cell office:value-type="float" office:value="0.0111061815" calcext:value-type="float">
            <text:p>0.011106181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3.79" calcext:value-type="float">
            <text:p>33.79</text:p>
          </table:table-cell>
          <table:table-cell office:value-type="float" office:value="178.9103393555" calcext:value-type="float">
            <text:p>178.9103393555</text:p>
          </table:table-cell>
          <table:table-cell office:value-type="float" office:value="-0.8885813519" calcext:value-type="float">
            <text:p>-0.8885813519</text:p>
          </table:table-cell>
          <table:table-cell office:value-type="float" office:value="-0.0888581352" calcext:value-type="float">
            <text:p>-0.088858135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407595" calcext:value-type="float">
            <text:p>0.01407595</text:p>
          </table:table-cell>
          <table:table-cell office:value-type="float" office:value="0.00820824" calcext:value-type="float">
            <text:p>0.00820824</text:p>
          </table:table-cell>
          <table:table-cell office:value-type="float" office:value="0.0113203778" calcext:value-type="float">
            <text:p>0.0113203778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178.9034576416" calcext:value-type="float">
            <text:p>178.9034576416</text:p>
          </table:table-cell>
          <table:table-cell office:value-type="float" office:value="-1.0000311147" calcext:value-type="float">
            <text:p>-1.0000311147</text:p>
          </table:table-cell>
          <table:table-cell office:value-type="float" office:value="-0.1000031115" calcext:value-type="float">
            <text:p>-0.100003111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596993" calcext:value-type="float">
            <text:p>0.01596993</text:p>
          </table:table-cell>
          <table:table-cell office:value-type="float" office:value="0.01284527" calcext:value-type="float">
            <text:p>0.01284527</text:p>
          </table:table-cell>
          <table:table-cell office:value-type="float" office:value="0.0141262291" calcext:value-type="float">
            <text:p>0.0141262291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3.89" calcext:value-type="float">
            <text:p>33.89</text:p>
          </table:table-cell>
          <table:table-cell office:value-type="float" office:value="178.9123840332" calcext:value-type="float">
            <text:p>178.9123840332</text:p>
          </table:table-cell>
          <table:table-cell office:value-type="float" office:value="-0.897791145" calcext:value-type="float">
            <text:p>-0.897791145</text:p>
          </table:table-cell>
          <table:table-cell office:value-type="float" office:value="-0.0897791145" calcext:value-type="float">
            <text:p>-0.089779114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655016" calcext:value-type="float">
            <text:p>0.01655016</text:p>
          </table:table-cell>
          <table:table-cell office:value-type="float" office:value="0.01284527" calcext:value-type="float">
            <text:p>0.01284527</text:p>
          </table:table-cell>
          <table:table-cell office:value-type="float" office:value="0.0100693734" calcext:value-type="float">
            <text:p>0.010069373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3.94" calcext:value-type="float">
            <text:p>33.94</text:p>
          </table:table-cell>
          <table:table-cell office:value-type="float" office:value="178.9230041504" calcext:value-type="float">
            <text:p>178.9230041504</text:p>
          </table:table-cell>
          <table:table-cell office:value-type="float" office:value="-0.8839978626" calcext:value-type="float">
            <text:p>-0.8839978626</text:p>
          </table:table-cell>
          <table:table-cell office:value-type="float" office:value="-0.0883997863" calcext:value-type="float">
            <text:p>-0.088399786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684474" calcext:value-type="float">
            <text:p>0.01684474</text:p>
          </table:table-cell>
          <table:table-cell office:value-type="float" office:value="0.01847355" calcext:value-type="float">
            <text:p>0.01847355</text:p>
          </table:table-cell>
          <table:table-cell office:value-type="float" office:value="0.0126851534" calcext:value-type="float">
            <text:p>0.0126851534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3.99" calcext:value-type="float">
            <text:p>33.99</text:p>
          </table:table-cell>
          <table:table-cell office:value-type="float" office:value="178.9270477295" calcext:value-type="float">
            <text:p>178.9270477295</text:p>
          </table:table-cell>
          <table:table-cell office:value-type="float" office:value="-0.7667689942" calcext:value-type="float">
            <text:p>-0.7667689942</text:p>
          </table:table-cell>
          <table:table-cell office:value-type="float" office:value="-0.0766768994" calcext:value-type="float">
            <text:p>-0.076676899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625969" calcext:value-type="float">
            <text:p>0.01625969</text:p>
          </table:table-cell>
          <table:table-cell office:value-type="float" office:value="0.02275138" calcext:value-type="float">
            <text:p>0.02275138</text:p>
          </table:table-cell>
          <table:table-cell office:value-type="float" office:value="0.0095439171" calcext:value-type="float">
            <text:p>0.009543917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178.9347991943" calcext:value-type="float">
            <text:p>178.9347991943</text:p>
          </table:table-cell>
          <table:table-cell office:value-type="float" office:value="-0.574312655" calcext:value-type="float">
            <text:p>-0.574312655</text:p>
          </table:table-cell>
          <table:table-cell office:value-type="float" office:value="-0.0574312655" calcext:value-type="float">
            <text:p>-0.05743126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458737" calcext:value-type="float">
            <text:p>0.01458737</text:p>
          </table:table-cell>
          <table:table-cell office:value-type="float" office:value="0.02275138" calcext:value-type="float">
            <text:p>0.02275138</text:p>
          </table:table-cell>
          <table:table-cell office:value-type="float" office:value="0.0062036303" calcext:value-type="float">
            <text:p>0.006203630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4.09" calcext:value-type="float">
            <text:p>34.09</text:p>
          </table:table-cell>
          <table:table-cell office:value-type="float" office:value="178.9465026855" calcext:value-type="float">
            <text:p>178.9465026855</text:p>
          </table:table-cell>
          <table:table-cell office:value-type="float" office:value="-0.3252178995" calcext:value-type="float">
            <text:p>-0.3252178995</text:p>
          </table:table-cell>
          <table:table-cell office:value-type="float" office:value="-0.0325217899" calcext:value-type="float">
            <text:p>-0.032521789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1181334" calcext:value-type="float">
            <text:p>0.01181334</text:p>
          </table:table-cell>
          <table:table-cell office:value-type="float" office:value="0.0307616" calcext:value-type="float">
            <text:p>0.0307616</text:p>
          </table:table-cell>
          <table:table-cell office:value-type="float" office:value="0.0019772067" calcext:value-type="float">
            <text:p>0.001977206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4.14" calcext:value-type="float">
            <text:p>34.14</text:p>
          </table:table-cell>
          <table:table-cell office:value-type="float" office:value="178.9577941895" calcext:value-type="float">
            <text:p>178.9577941895</text:p>
          </table:table-cell>
          <table:table-cell office:value-type="float" office:value="-0.0927825685" calcext:value-type="float">
            <text:p>-0.0927825685</text:p>
          </table:table-cell>
          <table:table-cell office:value-type="float" office:value="-0.0092782569" calcext:value-type="float">
            <text:p>-0.009278256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841648" calcext:value-type="float">
            <text:p>0.00841648</text:p>
          </table:table-cell>
          <table:table-cell office:value-type="float" office:value="0.0307616" calcext:value-type="float">
            <text:p>0.0307616</text:p>
          </table:table-cell>
          <table:table-cell office:value-type="float" office:value="-0.0026962887" calcext:value-type="float">
            <text:p>-0.0026962887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4.19" calcext:value-type="float">
            <text:p>34.19</text:p>
          </table:table-cell>
          <table:table-cell office:value-type="float" office:value="178.9632110596" calcext:value-type="float">
            <text:p>178.9632110596</text:p>
          </table:table-cell>
          <table:table-cell office:value-type="float" office:value="0.0253246635" calcext:value-type="float">
            <text:p>0.0253246635</text:p>
          </table:table-cell>
          <table:table-cell office:value-type="float" office:value="0.0025324663" calcext:value-type="float">
            <text:p>0.002532466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36667" calcext:value-type="float">
            <text:p>0.00536667</text:p>
          </table:table-cell>
          <table:table-cell office:value-type="float" office:value="0.0361193" calcext:value-type="float">
            <text:p>0.0361193</text:p>
          </table:table-cell>
          <table:table-cell office:value-type="float" office:value="-0.0041319507" calcext:value-type="float">
            <text:p>-0.004131950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178.9509429932" calcext:value-type="float">
            <text:p>178.9509429932</text:p>
          </table:table-cell>
          <table:table-cell office:value-type="float" office:value="0.1673806586" calcext:value-type="float">
            <text:p>0.1673806586</text:p>
          </table:table-cell>
          <table:table-cell office:value-type="float" office:value="0.0167380659" calcext:value-type="float">
            <text:p>0.016738065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38843" calcext:value-type="float">
            <text:p>0.00238843</text:p>
          </table:table-cell>
          <table:table-cell office:value-type="float" office:value="0.0361193" calcext:value-type="float">
            <text:p>0.0361193</text:p>
          </table:table-cell>
          <table:table-cell office:value-type="float" office:value="-0.0065346298" calcext:value-type="float">
            <text:p>-0.006534629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4.29" calcext:value-type="float">
            <text:p>34.29</text:p>
          </table:table-cell>
          <table:table-cell office:value-type="float" office:value="178.9482727051" calcext:value-type="float">
            <text:p>178.9482727051</text:p>
          </table:table-cell>
          <table:table-cell office:value-type="float" office:value="0.3418210819" calcext:value-type="float">
            <text:p>0.3418210819</text:p>
          </table:table-cell>
          <table:table-cell office:value-type="float" office:value="0.0341821082" calcext:value-type="float">
            <text:p>0.034182108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75795" calcext:value-type="float">
            <text:p>-0.00075795</text:p>
          </table:table-cell>
          <table:table-cell office:value-type="float" office:value="0.0361193" calcext:value-type="float">
            <text:p>0.0361193</text:p>
          </table:table-cell>
          <table:table-cell office:value-type="float" office:value="-0.0105190451" calcext:value-type="float">
            <text:p>-0.010519045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4.34" calcext:value-type="float">
            <text:p>34.34</text:p>
          </table:table-cell>
          <table:table-cell office:value-type="float" office:value="178.9426727295" calcext:value-type="float">
            <text:p>178.9426727295</text:p>
          </table:table-cell>
          <table:table-cell office:value-type="float" office:value="0.3138708411" calcext:value-type="float">
            <text:p>0.3138708411</text:p>
          </table:table-cell>
          <table:table-cell office:value-type="float" office:value="0.0313870841" calcext:value-type="float">
            <text:p>0.031387084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266752" calcext:value-type="float">
            <text:p>-0.00266752</text:p>
          </table:table-cell>
          <table:table-cell office:value-type="float" office:value="0.03839752" calcext:value-type="float">
            <text:p>0.03839752</text:p>
          </table:table-cell>
          <table:table-cell office:value-type="float" office:value="-0.0088535405" calcext:value-type="float">
            <text:p>-0.0088535405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4.39" calcext:value-type="float">
            <text:p>34.39</text:p>
          </table:table-cell>
          <table:table-cell office:value-type="float" office:value="178.9383850098" calcext:value-type="float">
            <text:p>178.9383850098</text:p>
          </table:table-cell>
          <table:table-cell office:value-type="float" office:value="0.3329566585" calcext:value-type="float">
            <text:p>0.3329566585</text:p>
          </table:table-cell>
          <table:table-cell office:value-type="float" office:value="0.0332956659" calcext:value-type="float">
            <text:p>0.033295665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406671" calcext:value-type="float">
            <text:p>-0.00406671</text:p>
          </table:table-cell>
          <table:table-cell office:value-type="float" office:value="0.03839752" calcext:value-type="float">
            <text:p>0.03839752</text:p>
          </table:table-cell>
          <table:table-cell office:value-type="float" office:value="-0.0110424835" calcext:value-type="float">
            <text:p>-0.011042483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178.9462585449" calcext:value-type="float">
            <text:p>178.9462585449</text:p>
          </table:table-cell>
          <table:table-cell office:value-type="float" office:value="0.3305126869" calcext:value-type="float">
            <text:p>0.3305126869</text:p>
          </table:table-cell>
          <table:table-cell office:value-type="float" office:value="0.0330512687" calcext:value-type="float">
            <text:p>0.033051268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498243" calcext:value-type="float">
            <text:p>-0.00498243</text:p>
          </table:table-cell>
          <table:table-cell office:value-type="float" office:value="0.0378929" calcext:value-type="float">
            <text:p>0.0378929</text:p>
          </table:table-cell>
          <table:table-cell office:value-type="float" office:value="-0.0105377573" calcext:value-type="float">
            <text:p>-0.010537757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4.49" calcext:value-type="float">
            <text:p>34.49</text:p>
          </table:table-cell>
          <table:table-cell office:value-type="float" office:value="178.9396209717" calcext:value-type="float">
            <text:p>178.9396209717</text:p>
          </table:table-cell>
          <table:table-cell office:value-type="float" office:value="0.2684349387" calcext:value-type="float">
            <text:p>0.2684349387</text:p>
          </table:table-cell>
          <table:table-cell office:value-type="float" office:value="0.0268434939" calcext:value-type="float">
            <text:p>0.02684349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517869" calcext:value-type="float">
            <text:p>-0.00517869</text:p>
          </table:table-cell>
          <table:table-cell office:value-type="float" office:value="0.03760953" calcext:value-type="float">
            <text:p>0.03760953</text:p>
          </table:table-cell>
          <table:table-cell office:value-type="float" office:value="-0.01121539" calcext:value-type="float">
            <text:p>-0.0112153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4.54" calcext:value-type="float">
            <text:p>34.54</text:p>
          </table:table-cell>
          <table:table-cell office:value-type="float" office:value="178.9435119629" calcext:value-type="float">
            <text:p>178.9435119629</text:p>
          </table:table-cell>
          <table:table-cell office:value-type="float" office:value="0.1570030849" calcext:value-type="float">
            <text:p>0.1570030849</text:p>
          </table:table-cell>
          <table:table-cell office:value-type="float" office:value="0.0157003085" calcext:value-type="float">
            <text:p>0.015700308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456679" calcext:value-type="float">
            <text:p>-0.00456679</text:p>
          </table:table-cell>
          <table:table-cell office:value-type="float" office:value="0.03760953" calcext:value-type="float">
            <text:p>0.03760953</text:p>
          </table:table-cell>
          <table:table-cell office:value-type="float" office:value="-0.0093251187" calcext:value-type="float">
            <text:p>-0.009325118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4.59" calcext:value-type="float">
            <text:p>34.59</text:p>
          </table:table-cell>
          <table:table-cell office:value-type="float" office:value="178.9633789062" calcext:value-type="float">
            <text:p>178.9633789062</text:p>
          </table:table-cell>
          <table:table-cell office:value-type="float" office:value="0.1616138553" calcext:value-type="float">
            <text:p>0.1616138553</text:p>
          </table:table-cell>
          <table:table-cell office:value-type="float" office:value="0.0161613855" calcext:value-type="float">
            <text:p>0.01616138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418993" calcext:value-type="float">
            <text:p>-0.00418993</text:p>
          </table:table-cell>
          <table:table-cell office:value-type="float" office:value="0.03413086" calcext:value-type="float">
            <text:p>0.03413086</text:p>
          </table:table-cell>
          <table:table-cell office:value-type="float" office:value="-0.0100862267" calcext:value-type="float">
            <text:p>-0.0100862267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78.9601898193" calcext:value-type="float">
            <text:p>178.9601898193</text:p>
          </table:table-cell>
          <table:table-cell office:value-type="float" office:value="0.080916945" calcext:value-type="float">
            <text:p>0.080916945</text:p>
          </table:table-cell>
          <table:table-cell office:value-type="float" office:value="0.0080916945" calcext:value-type="float">
            <text:p>0.008091694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340109" calcext:value-type="float">
            <text:p>-0.00340109</text:p>
          </table:table-cell>
          <table:table-cell office:value-type="float" office:value="0.03413086" calcext:value-type="float">
            <text:p>0.03413086</text:p>
          </table:table-cell>
          <table:table-cell office:value-type="float" office:value="-0.0085865483" calcext:value-type="float">
            <text:p>-0.0085865483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4.69" calcext:value-type="float">
            <text:p>34.69</text:p>
          </table:table-cell>
          <table:table-cell office:value-type="float" office:value="178.9509124756" calcext:value-type="float">
            <text:p>178.9509124756</text:p>
          </table:table-cell>
          <table:table-cell office:value-type="float" office:value="-0.1427719875" calcext:value-type="float">
            <text:p>-0.1427719875</text:p>
          </table:table-cell>
          <table:table-cell office:value-type="float" office:value="-0.0142771988" calcext:value-type="float">
            <text:p>-0.014277198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138488" calcext:value-type="float">
            <text:p>-0.00138488</text:p>
          </table:table-cell>
          <table:table-cell office:value-type="float" office:value="0.03061011" calcext:value-type="float">
            <text:p>0.03061011</text:p>
          </table:table-cell>
          <table:table-cell office:value-type="float" office:value="-0.0011794637" calcext:value-type="float">
            <text:p>-0.0011794637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4.74" calcext:value-type="float">
            <text:p>34.74</text:p>
          </table:table-cell>
          <table:table-cell office:value-type="float" office:value="178.9455871582" calcext:value-type="float">
            <text:p>178.9455871582</text:p>
          </table:table-cell>
          <table:table-cell office:value-type="float" office:value="-0.148250635" calcext:value-type="float">
            <text:p>-0.148250635</text:p>
          </table:table-cell>
          <table:table-cell office:value-type="float" office:value="-0.0148250635" calcext:value-type="float">
            <text:p>-0.014825063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00534" calcext:value-type="float">
            <text:p>-0.00000534</text:p>
          </table:table-cell>
          <table:table-cell office:value-type="float" office:value="0.02860587" calcext:value-type="float">
            <text:p>0.02860587</text:p>
          </table:table-cell>
          <table:table-cell office:value-type="float" office:value="-0.0011412969" calcext:value-type="float">
            <text:p>-0.0011412969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4.79" calcext:value-type="float">
            <text:p>34.79</text:p>
          </table:table-cell>
          <table:table-cell office:value-type="float" office:value="178.9435577393" calcext:value-type="float">
            <text:p>178.9435577393</text:p>
          </table:table-cell>
          <table:table-cell office:value-type="float" office:value="-0.1184183085" calcext:value-type="float">
            <text:p>-0.1184183085</text:p>
          </table:table-cell>
          <table:table-cell office:value-type="float" office:value="-0.0118418308" calcext:value-type="float">
            <text:p>-0.011841830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71477" calcext:value-type="float">
            <text:p>0.00071477</text:p>
          </table:table-cell>
          <table:table-cell office:value-type="float" office:value="0.02860587" calcext:value-type="float">
            <text:p>0.02860587</text:p>
          </table:table-cell>
          <table:table-cell office:value-type="float" office:value="-0.0031528796" calcext:value-type="float">
            <text:p>-0.003152879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178.9417266846" calcext:value-type="float">
            <text:p>178.9417266846</text:p>
          </table:table-cell>
          <table:table-cell office:value-type="float" office:value="-0.1629249673" calcext:value-type="float">
            <text:p>-0.1629249673</text:p>
          </table:table-cell>
          <table:table-cell office:value-type="float" office:value="-0.0162924967" calcext:value-type="float">
            <text:p>-0.016292496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9105" calcext:value-type="float">
            <text:p>0.00149105</text:p>
          </table:table-cell>
          <table:table-cell office:value-type="float" office:value="0.02183084" calcext:value-type="float">
            <text:p>0.02183084</text:p>
          </table:table-cell>
          <table:table-cell office:value-type="float" office:value="-0.0020147645" calcext:value-type="float">
            <text:p>-0.002014764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4.89" calcext:value-type="float">
            <text:p>34.89</text:p>
          </table:table-cell>
          <table:table-cell office:value-type="float" office:value="178.9598999023" calcext:value-type="float">
            <text:p>178.9598999023</text:p>
          </table:table-cell>
          <table:table-cell office:value-type="float" office:value="-0.1337756704" calcext:value-type="float">
            <text:p>-0.1337756704</text:p>
          </table:table-cell>
          <table:table-cell office:value-type="float" office:value="-0.013377567" calcext:value-type="float">
            <text:p>-0.01337756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81388" calcext:value-type="float">
            <text:p>0.00181388</text:p>
          </table:table-cell>
          <table:table-cell office:value-type="float" office:value="0.02183084" calcext:value-type="float">
            <text:p>0.02183084</text:p>
          </table:table-cell>
          <table:table-cell office:value-type="float" office:value="-0.0014938453" calcext:value-type="float">
            <text:p>-0.0014938453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4.94" calcext:value-type="float">
            <text:p>34.94</text:p>
          </table:table-cell>
          <table:table-cell office:value-type="float" office:value="178.9772644043" calcext:value-type="float">
            <text:p>178.9772644043</text:p>
          </table:table-cell>
          <table:table-cell office:value-type="float" office:value="-0.120028014" calcext:value-type="float">
            <text:p>-0.120028014</text:p>
          </table:table-cell>
          <table:table-cell office:value-type="float" office:value="-0.0120028014" calcext:value-type="float">
            <text:p>-0.012002801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9373" calcext:value-type="float">
            <text:p>0.0019373</text:p>
          </table:table-cell>
          <table:table-cell office:value-type="float" office:value="0.01461811" calcext:value-type="float">
            <text:p>0.01461811</text:p>
          </table:table-cell>
          <table:table-cell office:value-type="float" office:value="-0.0018789493" calcext:value-type="float">
            <text:p>-0.001878949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4.99" calcext:value-type="float">
            <text:p>34.99</text:p>
          </table:table-cell>
          <table:table-cell office:value-type="float" office:value="178.9880065918" calcext:value-type="float">
            <text:p>178.9880065918</text:p>
          </table:table-cell>
          <table:table-cell office:value-type="float" office:value="-0.0451344156" calcext:value-type="float">
            <text:p>-0.0451344156</text:p>
          </table:table-cell>
          <table:table-cell office:value-type="float" office:value="-0.0045134416" calcext:value-type="float">
            <text:p>-0.004513441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52038" calcext:value-type="float">
            <text:p>0.00152038</text:p>
          </table:table-cell>
          <table:table-cell office:value-type="float" office:value="0.01461811" calcext:value-type="float">
            <text:p>0.01461811</text:p>
          </table:table-cell>
          <table:table-cell office:value-type="float" office:value="-0.0065330154" calcext:value-type="float">
            <text:p>-0.006533015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178.9940795898" calcext:value-type="float">
            <text:p>178.9940795898</text:p>
          </table:table-cell>
          <table:table-cell office:value-type="float" office:value="0.014892327" calcext:value-type="float">
            <text:p>0.014892327</text:p>
          </table:table-cell>
          <table:table-cell office:value-type="float" office:value="0.0014892327" calcext:value-type="float">
            <text:p>0.001489232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84263" calcext:value-type="float">
            <text:p>0.00084263</text:p>
          </table:table-cell>
          <table:table-cell office:value-type="float" office:value="0.01461811" calcext:value-type="float">
            <text:p>0.01461811</text:p>
          </table:table-cell>
          <table:table-cell office:value-type="float" office:value="-0.0044161884" calcext:value-type="float">
            <text:p>-0.0044161884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78.9964752197" calcext:value-type="float">
            <text:p>178.9964752197</text:p>
          </table:table-cell>
          <table:table-cell office:value-type="float" office:value="0.1010597302" calcext:value-type="float">
            <text:p>0.1010597302</text:p>
          </table:table-cell>
          <table:table-cell office:value-type="float" office:value="0.010105973" calcext:value-type="float">
            <text:p>0.01010597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18309" calcext:value-type="float">
            <text:p>-0.00018309</text:p>
          </table:table-cell>
          <table:table-cell office:value-type="float" office:value="0.00772174" calcext:value-type="float">
            <text:p>0.00772174</text:p>
          </table:table-cell>
          <table:table-cell office:value-type="float" office:value="-0.0063869657" calcext:value-type="float">
            <text:p>-0.00638696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5.14" calcext:value-type="float">
            <text:p>35.14</text:p>
          </table:table-cell>
          <table:table-cell office:value-type="float" office:value="178.9931335449" calcext:value-type="float">
            <text:p>178.9931335449</text:p>
          </table:table-cell>
          <table:table-cell office:value-type="float" office:value="0.2083767436" calcext:value-type="float">
            <text:p>0.2083767436</text:p>
          </table:table-cell>
          <table:table-cell office:value-type="float" office:value="0.0208376744" calcext:value-type="float">
            <text:p>0.020837674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158154" calcext:value-type="float">
            <text:p>-0.00158154</text:p>
          </table:table-cell>
          <table:table-cell office:value-type="float" office:value="0.00772174" calcext:value-type="float">
            <text:p>0.00772174</text:p>
          </table:table-cell>
          <table:table-cell office:value-type="float" office:value="-0.0103856374" calcext:value-type="float">
            <text:p>-0.0103856374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5.19" calcext:value-type="float">
            <text:p>35.19</text:p>
          </table:table-cell>
          <table:table-cell office:value-type="float" office:value="178.9803009033" calcext:value-type="float">
            <text:p>178.9803009033</text:p>
          </table:table-cell>
          <table:table-cell office:value-type="float" office:value="0.2465475945" calcext:value-type="float">
            <text:p>0.2465475945</text:p>
          </table:table-cell>
          <table:table-cell office:value-type="float" office:value="0.0246547595" calcext:value-type="float">
            <text:p>0.02465475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276745" calcext:value-type="float">
            <text:p>-0.00276745</text:p>
          </table:table-cell>
          <table:table-cell office:value-type="float" office:value="0.00772174" calcext:value-type="float">
            <text:p>0.00772174</text:p>
          </table:table-cell>
          <table:table-cell office:value-type="float" office:value="-0.0098664" calcext:value-type="float">
            <text:p>-0.009866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5.24" calcext:value-type="float">
            <text:p>35.24</text:p>
          </table:table-cell>
          <table:table-cell office:value-type="float" office:value="178.9687652588" calcext:value-type="float">
            <text:p>178.9687652588</text:p>
          </table:table-cell>
          <table:table-cell office:value-type="float" office:value="0.2843009232" calcext:value-type="float">
            <text:p>0.2843009232</text:p>
          </table:table-cell>
          <table:table-cell office:value-type="float" office:value="0.0284300923" calcext:value-type="float">
            <text:p>0.028430092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380901" calcext:value-type="float">
            <text:p>-0.00380901</text:p>
          </table:table-cell>
          <table:table-cell office:value-type="float" office:value="0.00175168" calcext:value-type="float">
            <text:p>0.00175168</text:p>
          </table:table-cell>
          <table:table-cell office:value-type="float" office:value="-0.0109664222" calcext:value-type="float">
            <text:p>-0.010966422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5.29" calcext:value-type="float">
            <text:p>35.29</text:p>
          </table:table-cell>
          <table:table-cell office:value-type="float" office:value="178.959564209" calcext:value-type="float">
            <text:p>178.959564209</text:p>
          </table:table-cell>
          <table:table-cell office:value-type="float" office:value="0.2935679207" calcext:value-type="float">
            <text:p>0.2935679207</text:p>
          </table:table-cell>
          <table:table-cell office:value-type="float" office:value="0.0293567921" calcext:value-type="float">
            <text:p>0.029356792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456456" calcext:value-type="float">
            <text:p>-0.00456456</text:p>
          </table:table-cell>
          <table:table-cell office:value-type="float" office:value="0.00175168" calcext:value-type="float">
            <text:p>0.00175168</text:p>
          </table:table-cell>
          <table:table-cell office:value-type="float" office:value="-0.0116078548" calcext:value-type="float">
            <text:p>-0.011607854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5.34" calcext:value-type="float">
            <text:p>35.34</text:p>
          </table:table-cell>
          <table:table-cell office:value-type="float" office:value="178.9596405029" calcext:value-type="float">
            <text:p>178.9596405029</text:p>
          </table:table-cell>
          <table:table-cell office:value-type="float" office:value="0.3036392411" calcext:value-type="float">
            <text:p>0.3036392411</text:p>
          </table:table-cell>
          <table:table-cell office:value-type="float" office:value="0.0303639241" calcext:value-type="float">
            <text:p>0.030363924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513496" calcext:value-type="float">
            <text:p>-0.00513496</text:p>
          </table:table-cell>
          <table:table-cell office:value-type="float" office:value="0.00125333" calcext:value-type="float">
            <text:p>0.00125333</text:p>
          </table:table-cell>
          <table:table-cell office:value-type="float" office:value="-0.0102090473" calcext:value-type="float">
            <text:p>-0.010209047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35.39" calcext:value-type="float">
            <text:p>35.39</text:p>
          </table:table-cell>
          <table:table-cell office:value-type="float" office:value="178.9536895752" calcext:value-type="float">
            <text:p>178.9536895752</text:p>
          </table:table-cell>
          <table:table-cell office:value-type="float" office:value="0.1844522396" calcext:value-type="float">
            <text:p>0.1844522396</text:p>
          </table:table-cell>
          <table:table-cell office:value-type="float" office:value="0.018445224" calcext:value-type="float">
            <text:p>0.01844522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472059" calcext:value-type="float">
            <text:p>-0.00472059</text:p>
          </table:table-cell>
          <table:table-cell office:value-type="float" office:value="-0.00285668" calcext:value-type="float">
            <text:p>-0.00285668</text:p>
          </table:table-cell>
          <table:table-cell office:value-type="float" office:value="-0.0088506806" calcext:value-type="float">
            <text:p>-0.008850680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178.9521789551" calcext:value-type="float">
            <text:p>178.9521789551</text:p>
          </table:table-cell>
          <table:table-cell office:value-type="float" office:value="0.1855971611" calcext:value-type="float">
            <text:p>0.1855971611</text:p>
          </table:table-cell>
          <table:table-cell office:value-type="float" office:value="0.0185597161" calcext:value-type="float">
            <text:p>0.018559716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445221" calcext:value-type="float">
            <text:p>-0.00445221</text:p>
          </table:table-cell>
          <table:table-cell office:value-type="float" office:value="-0.00285668" calcext:value-type="float">
            <text:p>-0.00285668</text:p>
          </table:table-cell>
          <table:table-cell office:value-type="float" office:value="-0.0070884655" calcext:value-type="float">
            <text:p>-0.007088465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178.9440765381" calcext:value-type="float">
            <text:p>178.9440765381</text:p>
          </table:table-cell>
          <table:table-cell office:value-type="float" office:value="0.1622405539" calcext:value-type="float">
            <text:p>0.1622405539</text:p>
          </table:table-cell>
          <table:table-cell office:value-type="float" office:value="0.0162240554" calcext:value-type="float">
            <text:p>0.016224055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411778" calcext:value-type="float">
            <text:p>-0.00411778</text:p>
          </table:table-cell>
          <table:table-cell office:value-type="float" office:value="-0.00585549" calcext:value-type="float">
            <text:p>-0.00585549</text:p>
          </table:table-cell>
          <table:table-cell office:value-type="float" office:value="-0.0089359978" calcext:value-type="float">
            <text:p>-0.008935997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5.54" calcext:value-type="float">
            <text:p>35.54</text:p>
          </table:table-cell>
          <table:table-cell office:value-type="float" office:value="178.9501342773" calcext:value-type="float">
            <text:p>178.9501342773</text:p>
          </table:table-cell>
          <table:table-cell office:value-type="float" office:value="0.113412507" calcext:value-type="float">
            <text:p>0.113412507</text:p>
          </table:table-cell>
          <table:table-cell office:value-type="float" office:value="0.0113412507" calcext:value-type="float">
            <text:p>0.011341250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35696" calcext:value-type="float">
            <text:p>-0.0035696</text:p>
          </table:table-cell>
          <table:table-cell office:value-type="float" office:value="-0.00585549" calcext:value-type="float">
            <text:p>-0.00585549</text:p>
          </table:table-cell>
          <table:table-cell office:value-type="float" office:value="-0.0088376323" calcext:value-type="float">
            <text:p>-0.008837632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5.59" calcext:value-type="float">
            <text:p>35.59</text:p>
          </table:table-cell>
          <table:table-cell office:value-type="float" office:value="178.9514160156" calcext:value-type="float">
            <text:p>178.9514160156</text:p>
          </table:table-cell>
          <table:table-cell office:value-type="float" office:value="-0.048419437" calcext:value-type="float">
            <text:p>-0.048419437</text:p>
          </table:table-cell>
          <table:table-cell office:value-type="float" office:value="-0.0048419437" calcext:value-type="float">
            <text:p>-0.004841943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212593" calcext:value-type="float">
            <text:p>-0.00212593</text:p>
          </table:table-cell>
          <table:table-cell office:value-type="float" office:value="-0.00489741" calcext:value-type="float">
            <text:p>-0.00489741</text:p>
          </table:table-cell>
          <table:table-cell office:value-type="float" office:value="-0.0037698053" calcext:value-type="float">
            <text:p>-0.0037698053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178.9507446289" calcext:value-type="float">
            <text:p>178.9507446289</text:p>
          </table:table-cell>
          <table:table-cell office:value-type="float" office:value="-0.1050420176" calcext:value-type="float">
            <text:p>-0.1050420176</text:p>
          </table:table-cell>
          <table:table-cell office:value-type="float" office:value="-0.0105042018" calcext:value-type="float">
            <text:p>-0.010504201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78693" calcext:value-type="float">
            <text:p>-0.00078693</text:p>
          </table:table-cell>
          <table:table-cell office:value-type="float" office:value="-0.00719469" calcext:value-type="float">
            <text:p>-0.00719469</text:p>
          </table:table-cell>
          <table:table-cell office:value-type="float" office:value="-0.0043004104" calcext:value-type="float">
            <text:p>-0.004300410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5.69" calcext:value-type="float">
            <text:p>35.69</text:p>
          </table:table-cell>
          <table:table-cell office:value-type="float" office:value="178.9534912109" calcext:value-type="float">
            <text:p>178.9534912109</text:p>
          </table:table-cell>
          <table:table-cell office:value-type="float" office:value="-0.076569915" calcext:value-type="float">
            <text:p>-0.076569915</text:p>
          </table:table-cell>
          <table:table-cell office:value-type="float" office:value="-0.0076569915" calcext:value-type="float">
            <text:p>-0.007656991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-0.00008475" calcext:value-type="float">
            <text:p>-0.00008475</text:p>
          </table:table-cell>
          <table:table-cell office:value-type="float" office:value="-0.00719469" calcext:value-type="float">
            <text:p>-0.00719469</text:p>
          </table:table-cell>
          <table:table-cell office:value-type="float" office:value="-0.0055953235" calcext:value-type="float">
            <text:p>-0.0055953235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178.9466247559" calcext:value-type="float">
            <text:p>178.9466247559</text:p>
          </table:table-cell>
          <table:table-cell office:value-type="float" office:value="-0.1348241753" calcext:value-type="float">
            <text:p>-0.1348241753</text:p>
          </table:table-cell>
          <table:table-cell office:value-type="float" office:value="-0.0134824175" calcext:value-type="float">
            <text:p>-0.013482417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077121" calcext:value-type="float">
            <text:p>0.00077121</text:p>
          </table:table-cell>
          <table:table-cell office:value-type="float" office:value="-0.00702131" calcext:value-type="float">
            <text:p>-0.00702131</text:p>
          </table:table-cell>
          <table:table-cell office:value-type="float" office:value="-0.0032934357" calcext:value-type="float">
            <text:p>-0.003293435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78.9516296387" calcext:value-type="float">
            <text:p>178.9516296387</text:p>
          </table:table-cell>
          <table:table-cell office:value-type="float" office:value="-0.2005390328" calcext:value-type="float">
            <text:p>-0.2005390328</text:p>
          </table:table-cell>
          <table:table-cell office:value-type="float" office:value="-0.0200539033" calcext:value-type="float">
            <text:p>-0.020053903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77932" calcext:value-type="float">
            <text:p>0.00177932</text:p>
          </table:table-cell>
          <table:table-cell office:value-type="float" office:value="-0.00702131" calcext:value-type="float">
            <text:p>-0.00702131</text:p>
          </table:table-cell>
          <table:table-cell office:value-type="float" office:value="-0.0022591448" calcext:value-type="float">
            <text:p>-0.0022591448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5.85" calcext:value-type="float">
            <text:p>35.85</text:p>
          </table:table-cell>
          <table:table-cell office:value-type="float" office:value="178.9572296143" calcext:value-type="float">
            <text:p>178.9572296143</text:p>
          </table:table-cell>
          <table:table-cell office:value-type="float" office:value="-0.150072612" calcext:value-type="float">
            <text:p>-0.150072612</text:p>
          </table:table-cell>
          <table:table-cell office:value-type="float" office:value="-0.0150072612" calcext:value-type="float">
            <text:p>-0.015007261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11451" calcext:value-type="float">
            <text:p>0.00211451</text:p>
          </table:table-cell>
          <table:table-cell office:value-type="float" office:value="-0.00702131" calcext:value-type="float">
            <text:p>-0.00702131</text:p>
          </table:table-cell>
          <table:table-cell office:value-type="float" office:value="-0.0021708101" calcext:value-type="float">
            <text:p>-0.002170810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78.9523162842" calcext:value-type="float">
            <text:p>178.9523162842</text:p>
          </table:table-cell>
          <table:table-cell office:value-type="float" office:value="-0.2218888456" calcext:value-type="float">
            <text:p>-0.2218888456</text:p>
          </table:table-cell>
          <table:table-cell office:value-type="float" office:value="-0.0221888846" calcext:value-type="float">
            <text:p>-0.022188884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8164" calcext:value-type="float">
            <text:p>0.0028164</text:p>
          </table:table-cell>
          <table:table-cell office:value-type="float" office:value="-0.00562332" calcext:value-type="float">
            <text:p>-0.00562332</text:p>
          </table:table-cell>
          <table:table-cell office:value-type="float" office:value="-0.0001744313" calcext:value-type="float">
            <text:p>-0.0001744313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5.95" calcext:value-type="float">
            <text:p>35.95</text:p>
          </table:table-cell>
          <table:table-cell office:value-type="float" office:value="178.9533081055" calcext:value-type="float">
            <text:p>178.9533081055</text:p>
          </table:table-cell>
          <table:table-cell office:value-type="float" office:value="-0.1495999357" calcext:value-type="float">
            <text:p>-0.1495999357</text:p>
          </table:table-cell>
          <table:table-cell office:value-type="float" office:value="-0.0149599936" calcext:value-type="float">
            <text:p>-0.014959993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80217" calcext:value-type="float">
            <text:p>0.00280217</text:p>
          </table:table-cell>
          <table:table-cell office:value-type="float" office:value="-0.00562332" calcext:value-type="float">
            <text:p>-0.00562332</text:p>
          </table:table-cell>
          <table:table-cell office:value-type="float" office:value="-0.0028400858" calcext:value-type="float">
            <text:p>-0.002840085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8.9625244141" calcext:value-type="float">
            <text:p>178.9625244141</text:p>
          </table:table-cell>
          <table:table-cell office:value-type="float" office:value="-0.2018042883" calcext:value-type="float">
            <text:p>-0.2018042883</text:p>
          </table:table-cell>
          <table:table-cell office:value-type="float" office:value="-0.0201804288" calcext:value-type="float">
            <text:p>-0.020180428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1406" calcext:value-type="float">
            <text:p>0.0031406</text:p>
          </table:table-cell>
          <table:table-cell office:value-type="float" office:value="-0.00340181" calcext:value-type="float">
            <text:p>-0.00340181</text:p>
          </table:table-cell>
          <table:table-cell office:value-type="float" office:value="-0.00098158" calcext:value-type="float">
            <text:p>-0.00098158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6.05" calcext:value-type="float">
            <text:p>36.05</text:p>
          </table:table-cell>
          <table:table-cell office:value-type="float" office:value="178.9753570557" calcext:value-type="float">
            <text:p>178.9753570557</text:p>
          </table:table-cell>
          <table:table-cell office:value-type="float" office:value="-0.156158927" calcext:value-type="float">
            <text:p>-0.156158927</text:p>
          </table:table-cell>
          <table:table-cell office:value-type="float" office:value="-0.0156158927" calcext:value-type="float">
            <text:p>-0.015615892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06183" calcext:value-type="float">
            <text:p>0.00306183</text:p>
          </table:table-cell>
          <table:table-cell office:value-type="float" office:value="-0.00340181" calcext:value-type="float">
            <text:p>-0.00340181</text:p>
          </table:table-cell>
          <table:table-cell office:value-type="float" office:value="-0.0021451893" calcext:value-type="float">
            <text:p>-0.002145189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78.9763031006" calcext:value-type="float">
            <text:p>178.9763031006</text:p>
          </table:table-cell>
          <table:table-cell office:value-type="float" office:value="-0.1267020824" calcext:value-type="float">
            <text:p>-0.1267020824</text:p>
          </table:table-cell>
          <table:table-cell office:value-type="float" office:value="-0.0126702082" calcext:value-type="float">
            <text:p>-0.012670208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81305" calcext:value-type="float">
            <text:p>0.00281305</text:p>
          </table:table-cell>
          <table:table-cell office:value-type="float" office:value="-0.00340181" calcext:value-type="float">
            <text:p>-0.00340181</text:p>
          </table:table-cell>
          <table:table-cell office:value-type="float" office:value="-0.0044933993" calcext:value-type="float">
            <text:p>-0.004493399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6.15" calcext:value-type="float">
            <text:p>36.15</text:p>
          </table:table-cell>
          <table:table-cell office:value-type="float" office:value="178.9649047852" calcext:value-type="float">
            <text:p>178.9649047852</text:p>
          </table:table-cell>
          <table:table-cell office:value-type="float" office:value="-0.144555262" calcext:value-type="float">
            <text:p>-0.144555262</text:p>
          </table:table-cell>
          <table:table-cell office:value-type="float" office:value="-0.0144555262" calcext:value-type="float">
            <text:p>-0.014455526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76632" calcext:value-type="float">
            <text:p>0.00276632</text:p>
          </table:table-cell>
          <table:table-cell office:value-type="float" office:value="-0.00080729" calcext:value-type="float">
            <text:p>-0.00080729</text:p>
          </table:table-cell>
          <table:table-cell office:value-type="float" office:value="-0.0026814357" calcext:value-type="float">
            <text:p>-0.0026814357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78.9653320312" calcext:value-type="float">
            <text:p>178.9653320312</text:p>
          </table:table-cell>
          <table:table-cell office:value-type="float" office:value="-0.0282173742" calcext:value-type="float">
            <text:p>-0.0282173742</text:p>
          </table:table-cell>
          <table:table-cell office:value-type="float" office:value="-0.0028217374" calcext:value-type="float">
            <text:p>-0.002821737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95986" calcext:value-type="float">
            <text:p>0.00195986</text:p>
          </table:table-cell>
          <table:table-cell office:value-type="float" office:value="-0.00080729" calcext:value-type="float">
            <text:p>-0.00080729</text:p>
          </table:table-cell>
          <table:table-cell office:value-type="float" office:value="-0.0024126998" calcext:value-type="float">
            <text:p>-0.0024126998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178.9692687988" calcext:value-type="float">
            <text:p>178.9692687988</text:p>
          </table:table-cell>
          <table:table-cell office:value-type="float" office:value="-0.0212446624" calcext:value-type="float">
            <text:p>-0.0212446624</text:p>
          </table:table-cell>
          <table:table-cell office:value-type="float" office:value="-0.0021244662" calcext:value-type="float">
            <text:p>-0.002124466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762" calcext:value-type="float">
            <text:p>0.0013762</text:p>
          </table:table-cell>
          <table:table-cell office:value-type="float" office:value="0.0005285" calcext:value-type="float">
            <text:p>0.0005285</text:p>
          </table:table-cell>
          <table:table-cell office:value-type="float" office:value="-0.0030677284" calcext:value-type="float">
            <text:p>-0.0030677284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78.956451416" calcext:value-type="float">
            <text:p>178.956451416</text:p>
          </table:table-cell>
          <table:table-cell office:value-type="float" office:value="-0.0399785069" calcext:value-type="float">
            <text:p>-0.0399785069</text:p>
          </table:table-cell>
          <table:table-cell office:value-type="float" office:value="-0.0039978507" calcext:value-type="float">
            <text:p>-0.003997850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1227" calcext:value-type="float">
            <text:p>0.00111227</text:p>
          </table:table-cell>
          <table:table-cell office:value-type="float" office:value="0.00173329" calcext:value-type="float">
            <text:p>0.00173329</text:p>
          </table:table-cell>
          <table:table-cell office:value-type="float" office:value="-0.0042523616" calcext:value-type="float">
            <text:p>-0.004252361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6.35" calcext:value-type="float">
            <text:p>36.35</text:p>
          </table:table-cell>
          <table:table-cell office:value-type="float" office:value="178.9494018555" calcext:value-type="float">
            <text:p>178.9494018555</text:p>
          </table:table-cell>
          <table:table-cell office:value-type="float" office:value="-0.1229016443" calcext:value-type="float">
            <text:p>-0.1229016443</text:p>
          </table:table-cell>
          <table:table-cell office:value-type="float" office:value="-0.0122901644" calcext:value-type="float">
            <text:p>-0.012290164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4891" calcext:value-type="float">
            <text:p>0.0014891</text:p>
          </table:table-cell>
          <table:table-cell office:value-type="float" office:value="0.00173329" calcext:value-type="float">
            <text:p>0.00173329</text:p>
          </table:table-cell>
          <table:table-cell office:value-type="float" office:value="0.000123233" calcext:value-type="float">
            <text:p>0.00012323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78.9449920654" calcext:value-type="float">
            <text:p>178.9449920654</text:p>
          </table:table-cell>
          <table:table-cell office:value-type="float" office:value="-0.0695054345" calcext:value-type="float">
            <text:p>-0.0695054345</text:p>
          </table:table-cell>
          <table:table-cell office:value-type="float" office:value="-0.0069505434" calcext:value-type="float">
            <text:p>-0.006950543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38425" calcext:value-type="float">
            <text:p>0.00138425</text:p>
          </table:table-cell>
          <table:table-cell office:value-type="float" office:value="0.00385751" calcext:value-type="float">
            <text:p>0.00385751</text:p>
          </table:table-cell>
          <table:table-cell office:value-type="float" office:value="-0.0025163343" calcext:value-type="float">
            <text:p>-0.002516334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178.9532165527" calcext:value-type="float">
            <text:p>178.9532165527</text:p>
          </table:table-cell>
          <table:table-cell office:value-type="float" office:value="-0.050332005" calcext:value-type="float">
            <text:p>-0.050332005</text:p>
          </table:table-cell>
          <table:table-cell office:value-type="float" office:value="-0.0050332005" calcext:value-type="float">
            <text:p>-0.005033200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18663" calcext:value-type="float">
            <text:p>0.00118663</text:p>
          </table:table-cell>
          <table:table-cell office:value-type="float" office:value="0.00385751" calcext:value-type="float">
            <text:p>0.00385751</text:p>
          </table:table-cell>
          <table:table-cell office:value-type="float" office:value="-0.0037511955" calcext:value-type="float">
            <text:p>-0.0037511955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178.9633483887" calcext:value-type="float">
            <text:p>178.9633483887</text:p>
          </table:table-cell>
          <table:table-cell office:value-type="float" office:value="-0.1958609818" calcext:value-type="float">
            <text:p>-0.1958609818</text:p>
          </table:table-cell>
          <table:table-cell office:value-type="float" office:value="-0.0195860982" calcext:value-type="float">
            <text:p>-0.019586098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02487" calcext:value-type="float">
            <text:p>0.00202487</text:p>
          </table:table-cell>
          <table:table-cell office:value-type="float" office:value="0.00409545" calcext:value-type="float">
            <text:p>0.00409545</text:p>
          </table:table-cell>
          <table:table-cell office:value-type="float" office:value="-0.0012671094" calcext:value-type="float">
            <text:p>-0.001267109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6.55" calcext:value-type="float">
            <text:p>36.55</text:p>
          </table:table-cell>
          <table:table-cell office:value-type="float" office:value="178.9638824463" calcext:value-type="float">
            <text:p>178.9638824463</text:p>
          </table:table-cell>
          <table:table-cell office:value-type="float" office:value="-0.0736800959" calcext:value-type="float">
            <text:p>-0.0736800959</text:p>
          </table:table-cell>
          <table:table-cell office:value-type="float" office:value="-0.0073680096" calcext:value-type="float">
            <text:p>-0.007368009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76896" calcext:value-type="float">
            <text:p>0.00176896</text:p>
          </table:table-cell>
          <table:table-cell office:value-type="float" office:value="0.00533647" calcext:value-type="float">
            <text:p>0.00533647</text:p>
          </table:table-cell>
          <table:table-cell office:value-type="float" office:value="-0.004941698" calcext:value-type="float">
            <text:p>-0.004941698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78.953414917" calcext:value-type="float">
            <text:p>178.953414917</text:p>
          </table:table-cell>
          <table:table-cell office:value-type="float" office:value="-0.1928254664" calcext:value-type="float">
            <text:p>-0.1928254664</text:p>
          </table:table-cell>
          <table:table-cell office:value-type="float" office:value="-0.0192825466" calcext:value-type="float">
            <text:p>-0.019282546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39253" calcext:value-type="float">
            <text:p>0.00239253</text:p>
          </table:table-cell>
          <table:table-cell office:value-type="float" office:value="0.00533647" calcext:value-type="float">
            <text:p>0.00533647</text:p>
          </table:table-cell>
          <table:table-cell office:value-type="float" office:value="-0.0002689669" calcext:value-type="float">
            <text:p>-0.0002689669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178.951385498" calcext:value-type="float">
            <text:p>178.951385498</text:p>
          </table:table-cell>
          <table:table-cell office:value-type="float" office:value="-0.2140005144" calcext:value-type="float">
            <text:p>-0.2140005144</text:p>
          </table:table-cell>
          <table:table-cell office:value-type="float" office:value="-0.0214000514" calcext:value-type="float">
            <text:p>-0.021400051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94902" calcext:value-type="float">
            <text:p>0.00294902</text:p>
          </table:table-cell>
          <table:table-cell office:value-type="float" office:value="0.00501749" calcext:value-type="float">
            <text:p>0.00501749</text:p>
          </table:table-cell>
          <table:table-cell office:value-type="float" office:value="-0.0026971341" calcext:value-type="float">
            <text:p>-0.0026971341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78.9515838623" calcext:value-type="float">
            <text:p>178.9515838623</text:p>
          </table:table-cell>
          <table:table-cell office:value-type="float" office:value="-0.2149931404" calcext:value-type="float">
            <text:p>-0.2149931404</text:p>
          </table:table-cell>
          <table:table-cell office:value-type="float" office:value="-0.021499314" calcext:value-type="float">
            <text:p>-0.02149931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32632" calcext:value-type="float">
            <text:p>0.00332632</text:p>
          </table:table-cell>
          <table:table-cell office:value-type="float" office:value="0.00607243" calcext:value-type="float">
            <text:p>0.00607243</text:p>
          </table:table-cell>
          <table:table-cell office:value-type="float" office:value="-0.0016237195" calcext:value-type="float">
            <text:p>-0.0016237195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178.9469909668" calcext:value-type="float">
            <text:p>178.9469909668</text:p>
          </table:table-cell>
          <table:table-cell office:value-type="float" office:value="-0.2557490515" calcext:value-type="float">
            <text:p>-0.2557490515</text:p>
          </table:table-cell>
          <table:table-cell office:value-type="float" office:value="-0.0255749051" calcext:value-type="float">
            <text:p>-0.025574905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4925" calcext:value-type="float">
            <text:p>0.00384925</text:p>
          </table:table-cell>
          <table:table-cell office:value-type="float" office:value="0.00529783" calcext:value-type="float">
            <text:p>0.00529783</text:p>
          </table:table-cell>
          <table:table-cell office:value-type="float" office:value="-0.0003367866" calcext:value-type="float">
            <text:p>-0.0003367866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78.9544525146" calcext:value-type="float">
            <text:p>178.9544525146</text:p>
          </table:table-cell>
          <table:table-cell office:value-type="float" office:value="-0.3038548239" calcext:value-type="float">
            <text:p>-0.3038548239</text:p>
          </table:table-cell>
          <table:table-cell office:value-type="float" office:value="-0.0303854824" calcext:value-type="float">
            <text:p>-0.030385482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1819" calcext:value-type="float">
            <text:p>0.00451819</text:p>
          </table:table-cell>
          <table:table-cell office:value-type="float" office:value="0.00610239" calcext:value-type="float">
            <text:p>0.00610239</text:p>
          </table:table-cell>
          <table:table-cell office:value-type="float" office:value="0.0012833182" calcext:value-type="float">
            <text:p>0.001283318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6.85" calcext:value-type="float">
            <text:p>36.85</text:p>
          </table:table-cell>
          <table:table-cell office:value-type="float" office:value="178.9485626221" calcext:value-type="float">
            <text:p>178.9485626221</text:p>
          </table:table-cell>
          <table:table-cell office:value-type="float" office:value="-0.2495424504" calcext:value-type="float">
            <text:p>-0.2495424504</text:p>
          </table:table-cell>
          <table:table-cell office:value-type="float" office:value="-0.024954245" calcext:value-type="float">
            <text:p>-0.02495424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60181" calcext:value-type="float">
            <text:p>0.00460181</text:p>
          </table:table-cell>
          <table:table-cell office:value-type="float" office:value="0.00610239" calcext:value-type="float">
            <text:p>0.00610239</text:p>
          </table:table-cell>
          <table:table-cell office:value-type="float" office:value="0.000001315" calcext:value-type="float">
            <text:p>0.000001315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78.9412231445" calcext:value-type="float">
            <text:p>178.9412231445</text:p>
          </table:table-cell>
          <table:table-cell office:value-type="float" office:value="-0.2071198263" calcext:value-type="float">
            <text:p>-0.2071198263</text:p>
          </table:table-cell>
          <table:table-cell office:value-type="float" office:value="-0.0207119826" calcext:value-type="float">
            <text:p>-0.020711982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37479" calcext:value-type="float">
            <text:p>0.00437479</text:p>
          </table:table-cell>
          <table:table-cell office:value-type="float" office:value="0.00502244" calcext:value-type="float">
            <text:p>0.00502244</text:p>
          </table:table-cell>
          <table:table-cell office:value-type="float" office:value="-0.0010466851" calcext:value-type="float">
            <text:p>-0.001046685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36.95" calcext:value-type="float">
            <text:p>36.95</text:p>
          </table:table-cell>
          <table:table-cell office:value-type="float" office:value="178.9443664551" calcext:value-type="float">
            <text:p>178.9443664551</text:p>
          </table:table-cell>
          <table:table-cell office:value-type="float" office:value="-0.1956123482" calcext:value-type="float">
            <text:p>-0.1956123482</text:p>
          </table:table-cell>
          <table:table-cell office:value-type="float" office:value="-0.0195612348" calcext:value-type="float">
            <text:p>-0.019561234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4688" calcext:value-type="float">
            <text:p>0.00414688</text:p>
          </table:table-cell>
          <table:table-cell office:value-type="float" office:value="0.00558174" calcext:value-type="float">
            <text:p>0.00558174</text:p>
          </table:table-cell>
          <table:table-cell office:value-type="float" office:value="0.0002162727" calcext:value-type="float">
            <text:p>0.0002162727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8.9364624023" calcext:value-type="float">
            <text:p>178.9364624023</text:p>
          </table:table-cell>
          <table:table-cell office:value-type="float" office:value="-0.2552069017" calcext:value-type="float">
            <text:p>-0.2552069017</text:p>
          </table:table-cell>
          <table:table-cell office:value-type="float" office:value="-0.0255206902" calcext:value-type="float">
            <text:p>-0.025520690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39223" calcext:value-type="float">
            <text:p>0.00439223</text:p>
          </table:table-cell>
          <table:table-cell office:value-type="float" office:value="0.00437464" calcext:value-type="float">
            <text:p>0.00437464</text:p>
          </table:table-cell>
          <table:table-cell office:value-type="float" office:value="0.0009649455" calcext:value-type="float">
            <text:p>0.000964945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7.05" calcext:value-type="float">
            <text:p>37.05</text:p>
          </table:table-cell>
          <table:table-cell office:value-type="float" office:value="178.9297180176" calcext:value-type="float">
            <text:p>178.9297180176</text:p>
          </table:table-cell>
          <table:table-cell office:value-type="float" office:value="-0.25402014" calcext:value-type="float">
            <text:p>-0.25402014</text:p>
          </table:table-cell>
          <table:table-cell office:value-type="float" office:value="-0.025402014" calcext:value-type="float">
            <text:p>-0.02540201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4775" calcext:value-type="float">
            <text:p>0.00454775</text:p>
          </table:table-cell>
          <table:table-cell office:value-type="float" office:value="0.00437464" calcext:value-type="float">
            <text:p>0.00437464</text:p>
          </table:table-cell>
          <table:table-cell office:value-type="float" office:value="0.0001800141" calcext:value-type="float">
            <text:p>0.000180014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78.9219207764" calcext:value-type="float">
            <text:p>178.9219207764</text:p>
          </table:table-cell>
          <table:table-cell office:value-type="float" office:value="-0.1461865597" calcext:value-type="float">
            <text:p>-0.1461865597</text:p>
          </table:table-cell>
          <table:table-cell office:value-type="float" office:value="-0.014618656" calcext:value-type="float">
            <text:p>-0.01461865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93269" calcext:value-type="float">
            <text:p>0.00393269</text:p>
          </table:table-cell>
          <table:table-cell office:value-type="float" office:value="0.00472755" calcext:value-type="float">
            <text:p>0.00472755</text:p>
          </table:table-cell>
          <table:table-cell office:value-type="float" office:value="-0.0012103851" calcext:value-type="float">
            <text:p>-0.001210385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7.15" calcext:value-type="float">
            <text:p>37.15</text:p>
          </table:table-cell>
          <table:table-cell office:value-type="float" office:value="178.9215240479" calcext:value-type="float">
            <text:p>178.9215240479</text:p>
          </table:table-cell>
          <table:table-cell office:value-type="float" office:value="-0.2199640294" calcext:value-type="float">
            <text:p>-0.2199640294</text:p>
          </table:table-cell>
          <table:table-cell office:value-type="float" office:value="-0.0219964029" calcext:value-type="float">
            <text:p>-0.021996402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1468" calcext:value-type="float">
            <text:p>0.00401468</text:p>
          </table:table-cell>
          <table:table-cell office:value-type="float" office:value="0.00356219" calcext:value-type="float">
            <text:p>0.00356219</text:p>
          </table:table-cell>
          <table:table-cell office:value-type="float" office:value="0.0009662579" calcext:value-type="float">
            <text:p>0.0009662579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8.9226837158" calcext:value-type="float">
            <text:p>178.9226837158</text:p>
          </table:table-cell>
          <table:table-cell office:value-type="float" office:value="-0.2715773927" calcext:value-type="float">
            <text:p>-0.2715773927</text:p>
          </table:table-cell>
          <table:table-cell office:value-type="float" office:value="-0.0271577393" calcext:value-type="float">
            <text:p>-0.027157739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41327" calcext:value-type="float">
            <text:p>0.00441327</text:p>
          </table:table-cell>
          <table:table-cell office:value-type="float" office:value="0.00377614" calcext:value-type="float">
            <text:p>0.00377614</text:p>
          </table:table-cell>
          <table:table-cell office:value-type="float" office:value="0.0011810216" calcext:value-type="float">
            <text:p>0.001181021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178.9153900146" calcext:value-type="float">
            <text:p>178.9153900146</text:p>
          </table:table-cell>
          <table:table-cell office:value-type="float" office:value="-0.1916629659" calcext:value-type="float">
            <text:p>-0.1916629659</text:p>
          </table:table-cell>
          <table:table-cell office:value-type="float" office:value="-0.0191662966" calcext:value-type="float">
            <text:p>-0.019166296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4619" calcext:value-type="float">
            <text:p>0.00414619</text:p>
          </table:table-cell>
          <table:table-cell office:value-type="float" office:value="0.00377614" calcext:value-type="float">
            <text:p>0.00377614</text:p>
          </table:table-cell>
          <table:table-cell office:value-type="float" office:value="-0.0014331919" calcext:value-type="float">
            <text:p>-0.001433191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78.9308319092" calcext:value-type="float">
            <text:p>178.9308319092</text:p>
          </table:table-cell>
          <table:table-cell office:value-type="float" office:value="-0.266236429" calcext:value-type="float">
            <text:p>-0.266236429</text:p>
          </table:table-cell>
          <table:table-cell office:value-type="float" office:value="-0.0266236429" calcext:value-type="float">
            <text:p>-0.026623642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46527" calcext:value-type="float">
            <text:p>0.00446527</text:p>
          </table:table-cell>
          <table:table-cell office:value-type="float" office:value="0.00279904" calcext:value-type="float">
            <text:p>0.00279904</text:p>
          </table:table-cell>
          <table:table-cell office:value-type="float" office:value="0.0022454887" calcext:value-type="float">
            <text:p>0.0022454887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7.35" calcext:value-type="float">
            <text:p>37.35</text:p>
          </table:table-cell>
          <table:table-cell office:value-type="float" office:value="178.9248962402" calcext:value-type="float">
            <text:p>178.9248962402</text:p>
          </table:table-cell>
          <table:table-cell office:value-type="float" office:value="-0.1718483549" calcext:value-type="float">
            <text:p>-0.1718483549</text:p>
          </table:table-cell>
          <table:table-cell office:value-type="float" office:value="-0.0171848355" calcext:value-type="float">
            <text:p>-0.01718483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4877" calcext:value-type="float">
            <text:p>0.00404877</text:p>
          </table:table-cell>
          <table:table-cell office:value-type="float" office:value="0.00296159" calcext:value-type="float">
            <text:p>0.00296159</text:p>
          </table:table-cell>
          <table:table-cell office:value-type="float" office:value="-0.0025977755" calcext:value-type="float">
            <text:p>-0.0025977755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8.9243469238" calcext:value-type="float">
            <text:p>178.9243469238</text:p>
          </table:table-cell>
          <table:table-cell office:value-type="float" office:value="-0.2187955275" calcext:value-type="float">
            <text:p>-0.2187955275</text:p>
          </table:table-cell>
          <table:table-cell office:value-type="float" office:value="-0.0218795527" calcext:value-type="float">
            <text:p>-0.021879552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8422" calcext:value-type="float">
            <text:p>0.00408422</text:p>
          </table:table-cell>
          <table:table-cell office:value-type="float" office:value="0.00228392" calcext:value-type="float">
            <text:p>0.00228392</text:p>
          </table:table-cell>
          <table:table-cell office:value-type="float" office:value="0.0012953872" calcext:value-type="float">
            <text:p>0.001295387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7.45" calcext:value-type="float">
            <text:p>37.45</text:p>
          </table:table-cell>
          <table:table-cell office:value-type="float" office:value="178.9197692871" calcext:value-type="float">
            <text:p>178.9197692871</text:p>
          </table:table-cell>
          <table:table-cell office:value-type="float" office:value="-0.2419539974" calcext:value-type="float">
            <text:p>-0.2419539974</text:p>
          </table:table-cell>
          <table:table-cell office:value-type="float" office:value="-0.0241953997" calcext:value-type="float">
            <text:p>-0.024195399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6216" calcext:value-type="float">
            <text:p>0.00426216</text:p>
          </table:table-cell>
          <table:table-cell office:value-type="float" office:value="0.00246811" calcext:value-type="float">
            <text:p>0.00246811</text:p>
          </table:table-cell>
          <table:table-cell office:value-type="float" office:value="-0.000361866" calcext:value-type="float">
            <text:p>-0.00036186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78.9145202637" calcext:value-type="float">
            <text:p>178.9145202637</text:p>
          </table:table-cell>
          <table:table-cell office:value-type="float" office:value="-0.1725863537" calcext:value-type="float">
            <text:p>-0.1725863537</text:p>
          </table:table-cell>
          <table:table-cell office:value-type="float" office:value="-0.0172586354" calcext:value-type="float">
            <text:p>-0.017258635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9184" calcext:value-type="float">
            <text:p>0.0039184</text:p>
          </table:table-cell>
          <table:table-cell office:value-type="float" office:value="0.00214026" calcext:value-type="float">
            <text:p>0.00214026</text:p>
          </table:table-cell>
          <table:table-cell office:value-type="float" office:value="-0.0021620269" calcext:value-type="float">
            <text:p>-0.0021620269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178.9165802002" calcext:value-type="float">
            <text:p>178.9165802002</text:p>
          </table:table-cell>
          <table:table-cell office:value-type="float" office:value="-0.2234785433" calcext:value-type="float">
            <text:p>-0.2234785433</text:p>
          </table:table-cell>
          <table:table-cell office:value-type="float" office:value="-0.0223478543" calcext:value-type="float">
            <text:p>-0.022347854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2858" calcext:value-type="float">
            <text:p>0.00402858</text:p>
          </table:table-cell>
          <table:table-cell office:value-type="float" office:value="0.00214026" calcext:value-type="float">
            <text:p>0.00214026</text:p>
          </table:table-cell>
          <table:table-cell office:value-type="float" office:value="-0.0005495287" calcext:value-type="float">
            <text:p>-0.000549528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8.9121551514" calcext:value-type="float">
            <text:p>178.9121551514</text:p>
          </table:table-cell>
          <table:table-cell office:value-type="float" office:value="-0.2346391804" calcext:value-type="float">
            <text:p>-0.2346391804</text:p>
          </table:table-cell>
          <table:table-cell office:value-type="float" office:value="-0.023463918" calcext:value-type="float">
            <text:p>-0.02346391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7636" calcext:value-type="float">
            <text:p>0.00417636</text:p>
          </table:table-cell>
          <table:table-cell office:value-type="float" office:value="0.00239953" calcext:value-type="float">
            <text:p>0.00239953</text:p>
          </table:table-cell>
          <table:table-cell office:value-type="float" office:value="-0.0022952622" calcext:value-type="float">
            <text:p>-0.0022952622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7.65" calcext:value-type="float">
            <text:p>37.65</text:p>
          </table:table-cell>
          <table:table-cell office:value-type="float" office:value="178.904510498" calcext:value-type="float">
            <text:p>178.904510498</text:p>
          </table:table-cell>
          <table:table-cell office:value-type="float" office:value="-0.2213743485" calcext:value-type="float">
            <text:p>-0.2213743485</text:p>
          </table:table-cell>
          <table:table-cell office:value-type="float" office:value="-0.0221374349" calcext:value-type="float">
            <text:p>-0.022137434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8639" calcext:value-type="float">
            <text:p>0.00418639</text:p>
          </table:table-cell>
          <table:table-cell office:value-type="float" office:value="0.00242049" calcext:value-type="float">
            <text:p>0.00242049</text:p>
          </table:table-cell>
          <table:table-cell office:value-type="float" office:value="-0.0012058296" calcext:value-type="float">
            <text:p>-0.001205829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78.9092407227" calcext:value-type="float">
            <text:p>178.9092407227</text:p>
          </table:table-cell>
          <table:table-cell office:value-type="float" office:value="-0.2086958834" calcext:value-type="float">
            <text:p>-0.2086958834</text:p>
          </table:table-cell>
          <table:table-cell office:value-type="float" office:value="-0.0208695883" calcext:value-type="float">
            <text:p>-0.020869588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0857" calcext:value-type="float">
            <text:p>0.00410857</text:p>
          </table:table-cell>
          <table:table-cell office:value-type="float" office:value="0.00278812" calcext:value-type="float">
            <text:p>0.00278812</text:p>
          </table:table-cell>
          <table:table-cell office:value-type="float" office:value="-0.0007108904" calcext:value-type="float">
            <text:p>-0.000710890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78.9171447754" calcext:value-type="float">
            <text:p>178.9171447754</text:p>
          </table:table-cell>
          <table:table-cell office:value-type="float" office:value="-0.21676651" calcext:value-type="float">
            <text:p>-0.21676651</text:p>
          </table:table-cell>
          <table:table-cell office:value-type="float" office:value="-0.021676651" calcext:value-type="float">
            <text:p>-0.02167665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1053" calcext:value-type="float">
            <text:p>0.00411053</text:p>
          </table:table-cell>
          <table:table-cell office:value-type="float" office:value="0.00278812" calcext:value-type="float">
            <text:p>0.00278812</text:p>
          </table:table-cell>
          <table:table-cell office:value-type="float" office:value="-0.0003257659" calcext:value-type="float">
            <text:p>-0.0003257659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8.9101409912" calcext:value-type="float">
            <text:p>178.9101409912</text:p>
          </table:table-cell>
          <table:table-cell office:value-type="float" office:value="-0.2892383683" calcext:value-type="float">
            <text:p>-0.2892383683</text:p>
          </table:table-cell>
          <table:table-cell office:value-type="float" office:value="-0.0289238368" calcext:value-type="float">
            <text:p>-0.028923836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9482" calcext:value-type="float">
            <text:p>0.00459482</text:p>
          </table:table-cell>
          <table:table-cell office:value-type="float" office:value="0.00311222" calcext:value-type="float">
            <text:p>0.00311222</text:p>
          </table:table-cell>
          <table:table-cell office:value-type="float" office:value="0.0019810583" calcext:value-type="float">
            <text:p>0.001981058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7.85" calcext:value-type="float">
            <text:p>37.85</text:p>
          </table:table-cell>
          <table:table-cell office:value-type="float" office:value="178.9136047363" calcext:value-type="float">
            <text:p>178.9136047363</text:p>
          </table:table-cell>
          <table:table-cell office:value-type="float" office:value="-0.1563772244" calcext:value-type="float">
            <text:p>-0.1563772244</text:p>
          </table:table-cell>
          <table:table-cell office:value-type="float" office:value="-0.0156377224" calcext:value-type="float">
            <text:p>-0.015637722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3196" calcext:value-type="float">
            <text:p>0.00403196</text:p>
          </table:table-cell>
          <table:table-cell office:value-type="float" office:value="0.00358432" calcext:value-type="float">
            <text:p>0.00358432</text:p>
          </table:table-cell>
          <table:table-cell office:value-type="float" office:value="-0.0005456956" calcext:value-type="float">
            <text:p>-0.0005456956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78.9111633301" calcext:value-type="float">
            <text:p>178.9111633301</text:p>
          </table:table-cell>
          <table:table-cell office:value-type="float" office:value="-0.2202828499" calcext:value-type="float">
            <text:p>-0.2202828499</text:p>
          </table:table-cell>
          <table:table-cell office:value-type="float" office:value="-0.022028285" calcext:value-type="float">
            <text:p>-0.02202828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8293" calcext:value-type="float">
            <text:p>0.00408293</text:p>
          </table:table-cell>
          <table:table-cell office:value-type="float" office:value="0.00413137" calcext:value-type="float">
            <text:p>0.00413137</text:p>
          </table:table-cell>
          <table:table-cell office:value-type="float" office:value="0.0004661496" calcext:value-type="float">
            <text:p>0.000466149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7.95" calcext:value-type="float">
            <text:p>37.95</text:p>
          </table:table-cell>
          <table:table-cell office:value-type="float" office:value="178.9109344482" calcext:value-type="float">
            <text:p>178.9109344482</text:p>
          </table:table-cell>
          <table:table-cell office:value-type="float" office:value="-0.2366765864" calcext:value-type="float">
            <text:p>-0.2366765864</text:p>
          </table:table-cell>
          <table:table-cell office:value-type="float" office:value="-0.0236676586" calcext:value-type="float">
            <text:p>-0.023667658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2613" calcext:value-type="float">
            <text:p>0.00422613</text:p>
          </table:table-cell>
          <table:table-cell office:value-type="float" office:value="0.00413137" calcext:value-type="float">
            <text:p>0.00413137</text:p>
          </table:table-cell>
          <table:table-cell office:value-type="float" office:value="0.0001074101" calcext:value-type="float">
            <text:p>0.000107410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8.9230651855" calcext:value-type="float">
            <text:p>178.9230651855</text:p>
          </table:table-cell>
          <table:table-cell office:value-type="float" office:value="-0.2005904031" calcext:value-type="float">
            <text:p>-0.2005904031</text:p>
          </table:table-cell>
          <table:table-cell office:value-type="float" office:value="-0.0200590403" calcext:value-type="float">
            <text:p>-0.020059040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8103" calcext:value-type="float">
            <text:p>0.00408103</text:p>
          </table:table-cell>
          <table:table-cell office:value-type="float" office:value="0.00467704" calcext:value-type="float">
            <text:p>0.00467704</text:p>
          </table:table-cell>
          <table:table-cell office:value-type="float" office:value="-0.0000350933" calcext:value-type="float">
            <text:p>-3.50933E-0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8.05" calcext:value-type="float">
            <text:p>38.05</text:p>
          </table:table-cell>
          <table:table-cell office:value-type="float" office:value="178.936126709" calcext:value-type="float">
            <text:p>178.936126709</text:p>
          </table:table-cell>
          <table:table-cell office:value-type="float" office:value="-0.275853392" calcext:value-type="float">
            <text:p>-0.275853392</text:p>
          </table:table-cell>
          <table:table-cell office:value-type="float" office:value="-0.0275853392" calcext:value-type="float">
            <text:p>-0.027585339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48596" calcext:value-type="float">
            <text:p>0.00448596</text:p>
          </table:table-cell>
          <table:table-cell office:value-type="float" office:value="0.00533876" calcext:value-type="float">
            <text:p>0.00533876</text:p>
          </table:table-cell>
          <table:table-cell office:value-type="float" office:value="0.0000762783" calcext:value-type="float">
            <text:p>7.62783E-0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78.9347381592" calcext:value-type="float">
            <text:p>178.9347381592</text:p>
          </table:table-cell>
          <table:table-cell office:value-type="float" office:value="-0.2154911339" calcext:value-type="float">
            <text:p>-0.2154911339</text:p>
          </table:table-cell>
          <table:table-cell office:value-type="float" office:value="-0.0215491134" calcext:value-type="float">
            <text:p>-0.021549113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35341" calcext:value-type="float">
            <text:p>0.00435341</text:p>
          </table:table-cell>
          <table:table-cell office:value-type="float" office:value="0.00591103" calcext:value-type="float">
            <text:p>0.00591103</text:p>
          </table:table-cell>
          <table:table-cell office:value-type="float" office:value="0.0009344706" calcext:value-type="float">
            <text:p>0.0009344706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178.925994873" calcext:value-type="float">
            <text:p>178.925994873</text:p>
          </table:table-cell>
          <table:table-cell office:value-type="float" office:value="-0.2908230062" calcext:value-type="float">
            <text:p>-0.2908230062</text:p>
          </table:table-cell>
          <table:table-cell office:value-type="float" office:value="-0.0290823006" calcext:value-type="float">
            <text:p>-0.029082300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76716" calcext:value-type="float">
            <text:p>0.00476716</text:p>
          </table:table-cell>
          <table:table-cell office:value-type="float" office:value="0.00657551" calcext:value-type="float">
            <text:p>0.00657551</text:p>
          </table:table-cell>
          <table:table-cell office:value-type="float" office:value="0.001473956" calcext:value-type="float">
            <text:p>0.001473956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78.9263153076" calcext:value-type="float">
            <text:p>178.9263153076</text:p>
          </table:table-cell>
          <table:table-cell office:value-type="float" office:value="-0.2729365585" calcext:value-type="float">
            <text:p>-0.2729365585</text:p>
          </table:table-cell>
          <table:table-cell office:value-type="float" office:value="-0.0272936558" calcext:value-type="float">
            <text:p>-0.027293655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92356" calcext:value-type="float">
            <text:p>0.00492356</text:p>
          </table:table-cell>
          <table:table-cell office:value-type="float" office:value="0.00657551" calcext:value-type="float">
            <text:p>0.00657551</text:p>
          </table:table-cell>
          <table:table-cell office:value-type="float" office:value="0.0008504414" calcext:value-type="float">
            <text:p>0.000850441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178.9336090088" calcext:value-type="float">
            <text:p>178.9336090088</text:p>
          </table:table-cell>
          <table:table-cell office:value-type="float" office:value="-0.2340360593" calcext:value-type="float">
            <text:p>-0.2340360593</text:p>
          </table:table-cell>
          <table:table-cell office:value-type="float" office:value="-0.0234036059" calcext:value-type="float">
            <text:p>-0.023403605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76849" calcext:value-type="float">
            <text:p>0.00476849</text:p>
          </table:table-cell>
          <table:table-cell office:value-type="float" office:value="0.00710737" calcext:value-type="float">
            <text:p>0.00710737</text:p>
          </table:table-cell>
          <table:table-cell office:value-type="float" office:value="-0.0002937923" calcext:value-type="float">
            <text:p>-0.000293792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78.9231262207" calcext:value-type="float">
            <text:p>178.9231262207</text:p>
          </table:table-cell>
          <table:table-cell office:value-type="float" office:value="-0.2743760565" calcext:value-type="float">
            <text:p>-0.2743760565</text:p>
          </table:table-cell>
          <table:table-cell office:value-type="float" office:value="-0.0274376057" calcext:value-type="float">
            <text:p>-0.027437605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93404" calcext:value-type="float">
            <text:p>0.00493404</text:p>
          </table:table-cell>
          <table:table-cell office:value-type="float" office:value="0.00767382" calcext:value-type="float">
            <text:p>0.00767382</text:p>
          </table:table-cell>
          <table:table-cell office:value-type="float" office:value="0.0026397826" calcext:value-type="float">
            <text:p>0.002639782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8.35" calcext:value-type="float">
            <text:p>38.35</text:p>
          </table:table-cell>
          <table:table-cell office:value-type="float" office:value="178.9216156006" calcext:value-type="float">
            <text:p>178.9216156006</text:p>
          </table:table-cell>
          <table:table-cell office:value-type="float" office:value="-0.2569429051" calcext:value-type="float">
            <text:p>-0.2569429051</text:p>
          </table:table-cell>
          <table:table-cell office:value-type="float" office:value="-0.0256942905" calcext:value-type="float">
            <text:p>-0.025694290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92814" calcext:value-type="float">
            <text:p>0.00492814</text:p>
          </table:table-cell>
          <table:table-cell office:value-type="float" office:value="0.00767382" calcext:value-type="float">
            <text:p>0.00767382</text:p>
          </table:table-cell>
          <table:table-cell office:value-type="float" office:value="0.0002933993" calcext:value-type="float">
            <text:p>0.000293399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78.9375" calcext:value-type="float">
            <text:p>178.9375</text:p>
          </table:table-cell>
          <table:table-cell office:value-type="float" office:value="-0.2744516067" calcext:value-type="float">
            <text:p>-0.2744516067</text:p>
          </table:table-cell>
          <table:table-cell office:value-type="float" office:value="-0.0274451607" calcext:value-type="float">
            <text:p>-0.027445160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04089" calcext:value-type="float">
            <text:p>0.00504089</text:p>
          </table:table-cell>
          <table:table-cell office:value-type="float" office:value="0.00850281" calcext:value-type="float">
            <text:p>0.00850281</text:p>
          </table:table-cell>
          <table:table-cell office:value-type="float" office:value="0.0002679139" calcext:value-type="float">
            <text:p>0.0002679139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8.45" calcext:value-type="float">
            <text:p>38.45</text:p>
          </table:table-cell>
          <table:table-cell office:value-type="float" office:value="178.9424285889" calcext:value-type="float">
            <text:p>178.9424285889</text:p>
          </table:table-cell>
          <table:table-cell office:value-type="float" office:value="-0.2614642263" calcext:value-type="float">
            <text:p>-0.2614642263</text:p>
          </table:table-cell>
          <table:table-cell office:value-type="float" office:value="-0.0261464226" calcext:value-type="float">
            <text:p>-0.026146422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02944" calcext:value-type="float">
            <text:p>0.00502944</text:p>
          </table:table-cell>
          <table:table-cell office:value-type="float" office:value="0.00850281" calcext:value-type="float">
            <text:p>0.00850281</text:p>
          </table:table-cell>
          <table:table-cell office:value-type="float" office:value="0.0010309749" calcext:value-type="float">
            <text:p>0.001030974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78.9397583008" calcext:value-type="float">
            <text:p>178.9397583008</text:p>
          </table:table-cell>
          <table:table-cell office:value-type="float" office:value="-0.2573983584" calcext:value-type="float">
            <text:p>-0.2573983584</text:p>
          </table:table-cell>
          <table:table-cell office:value-type="float" office:value="-0.0257398358" calcext:value-type="float">
            <text:p>-0.025739835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99472" calcext:value-type="float">
            <text:p>0.00499472</text:p>
          </table:table-cell>
          <table:table-cell office:value-type="float" office:value="0.00879137" calcext:value-type="float">
            <text:p>0.00879137</text:p>
          </table:table-cell>
          <table:table-cell office:value-type="float" office:value="0.0013729425" calcext:value-type="float">
            <text:p>0.001372942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8.55" calcext:value-type="float">
            <text:p>38.55</text:p>
          </table:table-cell>
          <table:table-cell office:value-type="float" office:value="178.9368438721" calcext:value-type="float">
            <text:p>178.9368438721</text:p>
          </table:table-cell>
          <table:table-cell office:value-type="float" office:value="-0.2859341737" calcext:value-type="float">
            <text:p>-0.2859341737</text:p>
          </table:table-cell>
          <table:table-cell office:value-type="float" office:value="-0.0285934174" calcext:value-type="float">
            <text:p>-0.028593417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16176" calcext:value-type="float">
            <text:p>0.00516176</text:p>
          </table:table-cell>
          <table:table-cell office:value-type="float" office:value="0.00896401" calcext:value-type="float">
            <text:p>0.00896401</text:p>
          </table:table-cell>
          <table:table-cell office:value-type="float" office:value="0.001729903" calcext:value-type="float">
            <text:p>0.00172990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78.9383392334" calcext:value-type="float">
            <text:p>178.9383392334</text:p>
          </table:table-cell>
          <table:table-cell office:value-type="float" office:value="-0.2992956658" calcext:value-type="float">
            <text:p>-0.2992956658</text:p>
          </table:table-cell>
          <table:table-cell office:value-type="float" office:value="-0.0299295666" calcext:value-type="float">
            <text:p>-0.029929566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36208" calcext:value-type="float">
            <text:p>0.00536208</text:p>
          </table:table-cell>
          <table:table-cell office:value-type="float" office:value="0.00896401" calcext:value-type="float">
            <text:p>0.00896401</text:p>
          </table:table-cell>
          <table:table-cell office:value-type="float" office:value="0.0013725445" calcext:value-type="float">
            <text:p>0.001372544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8.65" calcext:value-type="float">
            <text:p>38.65</text:p>
          </table:table-cell>
          <table:table-cell office:value-type="float" office:value="178.9322509766" calcext:value-type="float">
            <text:p>178.9322509766</text:p>
          </table:table-cell>
          <table:table-cell office:value-type="float" office:value="-0.2142957466" calcext:value-type="float">
            <text:p>-0.2142957466</text:p>
          </table:table-cell>
          <table:table-cell office:value-type="float" office:value="-0.0214295747" calcext:value-type="float">
            <text:p>-0.021429574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92904" calcext:value-type="float">
            <text:p>0.00492904</text:p>
          </table:table-cell>
          <table:table-cell office:value-type="float" office:value="0.00907358" calcext:value-type="float">
            <text:p>0.00907358</text:p>
          </table:table-cell>
          <table:table-cell office:value-type="float" office:value="-0.0005779554" calcext:value-type="float">
            <text:p>-0.000577955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78.9266967773" calcext:value-type="float">
            <text:p>178.9266967773</text:p>
          </table:table-cell>
          <table:table-cell office:value-type="float" office:value="-0.2032916262" calcext:value-type="float">
            <text:p>-0.2032916262</text:p>
          </table:table-cell>
          <table:table-cell office:value-type="float" office:value="-0.0203291626" calcext:value-type="float">
            <text:p>-0.020329162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6724" calcext:value-type="float">
            <text:p>0.00456724</text:p>
          </table:table-cell>
          <table:table-cell office:value-type="float" office:value="0.0090201" calcext:value-type="float">
            <text:p>0.0090201</text:p>
          </table:table-cell>
          <table:table-cell office:value-type="float" office:value="-0.0007283595" calcext:value-type="float">
            <text:p>-0.000728359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178.9302978516" calcext:value-type="float">
            <text:p>178.9302978516</text:p>
          </table:table-cell>
          <table:table-cell office:value-type="float" office:value="-0.2144637673" calcext:value-type="float">
            <text:p>-0.2144637673</text:p>
          </table:table-cell>
          <table:table-cell office:value-type="float" office:value="-0.0214463767" calcext:value-type="float">
            <text:p>-0.021446376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40071" calcext:value-type="float">
            <text:p>0.00440071</text:p>
          </table:table-cell>
          <table:table-cell office:value-type="float" office:value="0.0089498" calcext:value-type="float">
            <text:p>0.0089498</text:p>
          </table:table-cell>
          <table:table-cell office:value-type="float" office:value="-0.0021243936" calcext:value-type="float">
            <text:p>-0.002124393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78.9313964844" calcext:value-type="float">
            <text:p>178.9313964844</text:p>
          </table:table-cell>
          <table:table-cell office:value-type="float" office:value="-0.1977703089" calcext:value-type="float">
            <text:p>-0.1977703089</text:p>
          </table:table-cell>
          <table:table-cell office:value-type="float" office:value="-0.0197770309" calcext:value-type="float">
            <text:p>-0.019777030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7852" calcext:value-type="float">
            <text:p>0.00417852</text:p>
          </table:table-cell>
          <table:table-cell office:value-type="float" office:value="0.0086951" calcext:value-type="float">
            <text:p>0.0086951</text:p>
          </table:table-cell>
          <table:table-cell office:value-type="float" office:value="0.000697896" calcext:value-type="float">
            <text:p>0.00069789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8.85" calcext:value-type="float">
            <text:p>38.85</text:p>
          </table:table-cell>
          <table:table-cell office:value-type="float" office:value="178.9285736084" calcext:value-type="float">
            <text:p>178.9285736084</text:p>
          </table:table-cell>
          <table:table-cell office:value-type="float" office:value="-0.2933531946" calcext:value-type="float">
            <text:p>-0.2933531946</text:p>
          </table:table-cell>
          <table:table-cell office:value-type="float" office:value="-0.0293353195" calcext:value-type="float">
            <text:p>-0.02933531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66753" calcext:value-type="float">
            <text:p>0.00466753</text:p>
          </table:table-cell>
          <table:table-cell office:value-type="float" office:value="0.0086951" calcext:value-type="float">
            <text:p>0.0086951</text:p>
          </table:table-cell>
          <table:table-cell office:value-type="float" office:value="0.000786767" calcext:value-type="float">
            <text:p>0.00078676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78.9301452637" calcext:value-type="float">
            <text:p>178.9301452637</text:p>
          </table:table-cell>
          <table:table-cell office:value-type="float" office:value="-0.2213491945" calcext:value-type="float">
            <text:p>-0.2213491945</text:p>
          </table:table-cell>
          <table:table-cell office:value-type="float" office:value="-0.0221349195" calcext:value-type="float">
            <text:p>-0.02213491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134" calcext:value-type="float">
            <text:p>0.0045134</text:p>
          </table:table-cell>
          <table:table-cell office:value-type="float" office:value="0.00806216" calcext:value-type="float">
            <text:p>0.00806216</text:p>
          </table:table-cell>
          <table:table-cell office:value-type="float" office:value="0.0008427462" calcext:value-type="float">
            <text:p>0.000842746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8.95" calcext:value-type="float">
            <text:p>38.95</text:p>
          </table:table-cell>
          <table:table-cell office:value-type="float" office:value="178.9353027344" calcext:value-type="float">
            <text:p>178.9353027344</text:p>
          </table:table-cell>
          <table:table-cell office:value-type="float" office:value="-0.2400184948" calcext:value-type="float">
            <text:p>-0.2400184948</text:p>
          </table:table-cell>
          <table:table-cell office:value-type="float" office:value="-0.0240018495" calcext:value-type="float">
            <text:p>-0.024001849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3515" calcext:value-type="float">
            <text:p>0.00453515</text:p>
          </table:table-cell>
          <table:table-cell office:value-type="float" office:value="0.00806216" calcext:value-type="float">
            <text:p>0.00806216</text:p>
          </table:table-cell>
          <table:table-cell office:value-type="float" office:value="0.0000359051" calcext:value-type="float">
            <text:p>3.59051E-0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8.9309539795" calcext:value-type="float">
            <text:p>178.9309539795</text:p>
          </table:table-cell>
          <table:table-cell office:value-type="float" office:value="-0.2926595798" calcext:value-type="float">
            <text:p>-0.2926595798</text:p>
          </table:table-cell>
          <table:table-cell office:value-type="float" office:value="-0.029265958" calcext:value-type="float">
            <text:p>-0.02926595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90046" calcext:value-type="float">
            <text:p>0.00490046</text:p>
          </table:table-cell>
          <table:table-cell office:value-type="float" office:value="0.00770405" calcext:value-type="float">
            <text:p>0.00770405</text:p>
          </table:table-cell>
          <table:table-cell office:value-type="float" office:value="0.0008914656" calcext:value-type="float">
            <text:p>0.000891465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.05" calcext:value-type="float">
            <text:p>39.05</text:p>
          </table:table-cell>
          <table:table-cell office:value-type="float" office:value="178.9392242432" calcext:value-type="float">
            <text:p>178.9392242432</text:p>
          </table:table-cell>
          <table:table-cell office:value-type="float" office:value="-0.2933397057" calcext:value-type="float">
            <text:p>-0.2933397057</text:p>
          </table:table-cell>
          <table:table-cell office:value-type="float" office:value="-0.0293339706" calcext:value-type="float">
            <text:p>-0.029333970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14833" calcext:value-type="float">
            <text:p>0.00514833</text:p>
          </table:table-cell>
          <table:table-cell office:value-type="float" office:value="0.00722666" calcext:value-type="float">
            <text:p>0.00722666</text:p>
          </table:table-cell>
          <table:table-cell office:value-type="float" office:value="0.0019811843" calcext:value-type="float">
            <text:p>0.001981184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78.9496917725" calcext:value-type="float">
            <text:p>178.9496917725</text:p>
          </table:table-cell>
          <table:table-cell office:value-type="float" office:value="-0.3400711628" calcext:value-type="float">
            <text:p>-0.3400711628</text:p>
          </table:table-cell>
          <table:table-cell office:value-type="float" office:value="-0.0340071163" calcext:value-type="float">
            <text:p>-0.034007116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62488" calcext:value-type="float">
            <text:p>0.00562488</text:p>
          </table:table-cell>
          <table:table-cell office:value-type="float" office:value="0.00722666" calcext:value-type="float">
            <text:p>0.00722666</text:p>
          </table:table-cell>
          <table:table-cell office:value-type="float" office:value="0.0018718963" calcext:value-type="float">
            <text:p>0.001871896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9.15" calcext:value-type="float">
            <text:p>39.15</text:p>
          </table:table-cell>
          <table:table-cell office:value-type="float" office:value="178.9454803467" calcext:value-type="float">
            <text:p>178.9454803467</text:p>
          </table:table-cell>
          <table:table-cell office:value-type="float" office:value="-0.3150172674" calcext:value-type="float">
            <text:p>-0.3150172674</text:p>
          </table:table-cell>
          <table:table-cell office:value-type="float" office:value="-0.0315017267" calcext:value-type="float">
            <text:p>-0.031501726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77534" calcext:value-type="float">
            <text:p>0.00577534</text:p>
          </table:table-cell>
          <table:table-cell office:value-type="float" office:value="0.00679567" calcext:value-type="float">
            <text:p>0.00679567</text:p>
          </table:table-cell>
          <table:table-cell office:value-type="float" office:value="0.0012483384" calcext:value-type="float">
            <text:p>0.0012483384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78.9480438232" calcext:value-type="float">
            <text:p>178.9480438232</text:p>
          </table:table-cell>
          <table:table-cell office:value-type="float" office:value="-0.3440655802" calcext:value-type="float">
            <text:p>-0.3440655802</text:p>
          </table:table-cell>
          <table:table-cell office:value-type="float" office:value="-0.034406558" calcext:value-type="float">
            <text:p>-0.03440655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06916" calcext:value-type="float">
            <text:p>0.00606916</text:p>
          </table:table-cell>
          <table:table-cell office:value-type="float" office:value="0.00631729" calcext:value-type="float">
            <text:p>0.00631729</text:p>
          </table:table-cell>
          <table:table-cell office:value-type="float" office:value="0.0029210531" calcext:value-type="float">
            <text:p>0.0029210531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178.9485626221" calcext:value-type="float">
            <text:p>178.9485626221</text:p>
          </table:table-cell>
          <table:table-cell office:value-type="float" office:value="-0.3466082062" calcext:value-type="float">
            <text:p>-0.3466082062</text:p>
          </table:table-cell>
          <table:table-cell office:value-type="float" office:value="-0.0346608206" calcext:value-type="float">
            <text:p>-0.034660820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28182" calcext:value-type="float">
            <text:p>0.00628182</text:p>
          </table:table-cell>
          <table:table-cell office:value-type="float" office:value="0.00631729" calcext:value-type="float">
            <text:p>0.00631729</text:p>
          </table:table-cell>
          <table:table-cell office:value-type="float" office:value="0.0030475742" calcext:value-type="float">
            <text:p>0.0030475742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178.9464569092" calcext:value-type="float">
            <text:p>178.9464569092</text:p>
          </table:table-cell>
          <table:table-cell office:value-type="float" office:value="-0.2907306219" calcext:value-type="float">
            <text:p>-0.2907306219</text:p>
          </table:table-cell>
          <table:table-cell office:value-type="float" office:value="-0.0290730622" calcext:value-type="float">
            <text:p>-0.029073062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05108" calcext:value-type="float">
            <text:p>0.00605108</text:p>
          </table:table-cell>
          <table:table-cell office:value-type="float" office:value="0.00546194" calcext:value-type="float">
            <text:p>0.00546194</text:p>
          </table:table-cell>
          <table:table-cell office:value-type="float" office:value="0.0021248354" calcext:value-type="float">
            <text:p>0.0021248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178.9403839111" calcext:value-type="float">
            <text:p>178.9403839111</text:p>
          </table:table-cell>
          <table:table-cell office:value-type="float" office:value="-0.2836728011" calcext:value-type="float">
            <text:p>-0.2836728011</text:p>
          </table:table-cell>
          <table:table-cell office:value-type="float" office:value="-0.0283672801" calcext:value-type="float">
            <text:p>-0.028367280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85035" calcext:value-type="float">
            <text:p>0.00585035</text:p>
          </table:table-cell>
          <table:table-cell office:value-type="float" office:value="0.00546194" calcext:value-type="float">
            <text:p>0.00546194</text:p>
          </table:table-cell>
          <table:table-cell office:value-type="float" office:value="0.0001395528" calcext:value-type="float">
            <text:p>0.0001395528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78.9440460205" calcext:value-type="float">
            <text:p>178.9440460205</text:p>
          </table:table-cell>
          <table:table-cell office:value-type="float" office:value="-0.2603476773" calcext:value-type="float">
            <text:p>-0.2603476773</text:p>
          </table:table-cell>
          <table:table-cell office:value-type="float" office:value="-0.0260347677" calcext:value-type="float">
            <text:p>-0.026034767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56119" calcext:value-type="float">
            <text:p>0.00556119</text:p>
          </table:table-cell>
          <table:table-cell office:value-type="float" office:value="0.00506341" calcext:value-type="float">
            <text:p>0.00506341</text:p>
          </table:table-cell>
          <table:table-cell office:value-type="float" office:value="0.0003016502" calcext:value-type="float">
            <text:p>0.000301650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9.45" calcext:value-type="float">
            <text:p>39.45</text:p>
          </table:table-cell>
          <table:table-cell office:value-type="float" office:value="178.9385070801" calcext:value-type="float">
            <text:p>178.9385070801</text:p>
          </table:table-cell>
          <table:table-cell office:value-type="float" office:value="-0.3027733767" calcext:value-type="float">
            <text:p>-0.3027733767</text:p>
          </table:table-cell>
          <table:table-cell office:value-type="float" office:value="-0.0302773377" calcext:value-type="float">
            <text:p>-0.030277337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65132" calcext:value-type="float">
            <text:p>0.00565132</text:p>
          </table:table-cell>
          <table:table-cell office:value-type="float" office:value="0.00476682" calcext:value-type="float">
            <text:p>0.00476682</text:p>
          </table:table-cell>
          <table:table-cell office:value-type="float" office:value="0.0020395345" calcext:value-type="float">
            <text:p>0.0020395345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78.9488220215" calcext:value-type="float">
            <text:p>178.9488220215</text:p>
          </table:table-cell>
          <table:table-cell office:value-type="float" office:value="-0.2754323858" calcext:value-type="float">
            <text:p>-0.2754323858</text:p>
          </table:table-cell>
          <table:table-cell office:value-type="float" office:value="-0.0275432386" calcext:value-type="float">
            <text:p>-0.027543238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52914" calcext:value-type="float">
            <text:p>0.00552914</text:p>
          </table:table-cell>
          <table:table-cell office:value-type="float" office:value="0.00476682" calcext:value-type="float">
            <text:p>0.00476682</text:p>
          </table:table-cell>
          <table:table-cell office:value-type="float" office:value="0.0007185417" calcext:value-type="float">
            <text:p>0.000718541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9.55" calcext:value-type="float">
            <text:p>39.55</text:p>
          </table:table-cell>
          <table:table-cell office:value-type="float" office:value="178.955581665" calcext:value-type="float">
            <text:p>178.955581665</text:p>
          </table:table-cell>
          <table:table-cell office:value-type="float" office:value="-0.2844700428" calcext:value-type="float">
            <text:p>-0.2844700428</text:p>
          </table:table-cell>
          <table:table-cell office:value-type="float" office:value="-0.0284470043" calcext:value-type="float">
            <text:p>-0.028447004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50799" calcext:value-type="float">
            <text:p>0.00550799</text:p>
          </table:table-cell>
          <table:table-cell office:value-type="float" office:value="0.00431516" calcext:value-type="float">
            <text:p>0.00431516</text:p>
          </table:table-cell>
          <table:table-cell office:value-type="float" office:value="0.0009775821" calcext:value-type="float">
            <text:p>0.000977582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78.9586029053" calcext:value-type="float">
            <text:p>178.9586029053</text:p>
          </table:table-cell>
          <table:table-cell office:value-type="float" office:value="-0.264739963" calcext:value-type="float">
            <text:p>-0.264739963</text:p>
          </table:table-cell>
          <table:table-cell office:value-type="float" office:value="-0.0264739963" calcext:value-type="float">
            <text:p>-0.026473996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36241" calcext:value-type="float">
            <text:p>0.00536241</text:p>
          </table:table-cell>
          <table:table-cell office:value-type="float" office:value="0.00431516" calcext:value-type="float">
            <text:p>0.00431516</text:p>
          </table:table-cell>
          <table:table-cell office:value-type="float" office:value="0.0011148179" calcext:value-type="float">
            <text:p>0.001114817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9.65" calcext:value-type="float">
            <text:p>39.65</text:p>
          </table:table-cell>
          <table:table-cell office:value-type="float" office:value="178.9513092041" calcext:value-type="float">
            <text:p>178.9513092041</text:p>
          </table:table-cell>
          <table:table-cell office:value-type="float" office:value="-0.2357396512" calcext:value-type="float">
            <text:p>-0.2357396512</text:p>
          </table:table-cell>
          <table:table-cell office:value-type="float" office:value="-0.0235739651" calcext:value-type="float">
            <text:p>-0.023573965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07217" calcext:value-type="float">
            <text:p>0.00507217</text:p>
          </table:table-cell>
          <table:table-cell office:value-type="float" office:value="0.00431516" calcext:value-type="float">
            <text:p>0.00431516</text:p>
          </table:table-cell>
          <table:table-cell office:value-type="float" office:value="0.0001237537" calcext:value-type="float">
            <text:p>0.0001237537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78.9474182129" calcext:value-type="float">
            <text:p>178.9474182129</text:p>
          </table:table-cell>
          <table:table-cell office:value-type="float" office:value="-0.239601242" calcext:value-type="float">
            <text:p>-0.239601242</text:p>
          </table:table-cell>
          <table:table-cell office:value-type="float" office:value="-0.0239601242" calcext:value-type="float">
            <text:p>-0.023960124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90457" calcext:value-type="float">
            <text:p>0.00490457</text:p>
          </table:table-cell>
          <table:table-cell office:value-type="float" office:value="0.00414232" calcext:value-type="float">
            <text:p>0.00414232</text:p>
          </table:table-cell>
          <table:table-cell office:value-type="float" office:value="-0.0001096754" calcext:value-type="float">
            <text:p>-0.000109675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178.9510040283" calcext:value-type="float">
            <text:p>178.9510040283</text:p>
          </table:table-cell>
          <table:table-cell office:value-type="float" office:value="-0.2661977316" calcext:value-type="float">
            <text:p>-0.2661977316</text:p>
          </table:table-cell>
          <table:table-cell office:value-type="float" office:value="-0.0266197732" calcext:value-type="float">
            <text:p>-0.026619773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97018" calcext:value-type="float">
            <text:p>0.00497018</text:p>
          </table:table-cell>
          <table:table-cell office:value-type="float" office:value="0.00414232" calcext:value-type="float">
            <text:p>0.00414232</text:p>
          </table:table-cell>
          <table:table-cell office:value-type="float" office:value="0.0002731703" calcext:value-type="float">
            <text:p>0.000273170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78.9488677979" calcext:value-type="float">
            <text:p>178.9488677979</text:p>
          </table:table-cell>
          <table:table-cell office:value-type="float" office:value="-0.2231023837" calcext:value-type="float">
            <text:p>-0.2231023837</text:p>
          </table:table-cell>
          <table:table-cell office:value-type="float" office:value="-0.0223102384" calcext:value-type="float">
            <text:p>-0.022310238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72668" calcext:value-type="float">
            <text:p>0.00472668</text:p>
          </table:table-cell>
          <table:table-cell office:value-type="float" office:value="0.00424585" calcext:value-type="float">
            <text:p>0.00424585</text:p>
          </table:table-cell>
          <table:table-cell office:value-type="float" office:value="0.0010533392" calcext:value-type="float">
            <text:p>0.001053339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9.85" calcext:value-type="float">
            <text:p>39.85</text:p>
          </table:table-cell>
          <table:table-cell office:value-type="float" office:value="178.953704834" calcext:value-type="float">
            <text:p>178.953704834</text:p>
          </table:table-cell>
          <table:table-cell office:value-type="float" office:value="-0.2569299527" calcext:value-type="float">
            <text:p>-0.2569299527</text:p>
          </table:table-cell>
          <table:table-cell office:value-type="float" office:value="-0.0256929953" calcext:value-type="float">
            <text:p>-0.025692995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78992" calcext:value-type="float">
            <text:p>0.00478992</text:p>
          </table:table-cell>
          <table:table-cell office:value-type="float" office:value="0.00424585" calcext:value-type="float">
            <text:p>0.00424585</text:p>
          </table:table-cell>
          <table:table-cell office:value-type="float" office:value="0.0005136162" calcext:value-type="float">
            <text:p>0.0005136162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178.9551239014" calcext:value-type="float">
            <text:p>178.9551239014</text:p>
          </table:table-cell>
          <table:table-cell office:value-type="float" office:value="-0.229805339" calcext:value-type="float">
            <text:p>-0.229805339</text:p>
          </table:table-cell>
          <table:table-cell office:value-type="float" office:value="-0.0229805339" calcext:value-type="float">
            <text:p>-0.02298053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65128" calcext:value-type="float">
            <text:p>0.00465128</text:p>
          </table:table-cell>
          <table:table-cell office:value-type="float" office:value="0.00424585" calcext:value-type="float">
            <text:p>0.00424585</text:p>
          </table:table-cell>
          <table:table-cell office:value-type="float" office:value="-0.0009268875" calcext:value-type="float">
            <text:p>-0.0009268875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9.95" calcext:value-type="float">
            <text:p>39.95</text:p>
          </table:table-cell>
          <table:table-cell office:value-type="float" office:value="178.9546051025" calcext:value-type="float">
            <text:p>178.9546051025</text:p>
          </table:table-cell>
          <table:table-cell office:value-type="float" office:value="-0.2386922204" calcext:value-type="float">
            <text:p>-0.2386922204</text:p>
          </table:table-cell>
          <table:table-cell office:value-type="float" office:value="-0.023869222" calcext:value-type="float">
            <text:p>-0.02386922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61815" calcext:value-type="float">
            <text:p>0.00461815</text:p>
          </table:table-cell>
          <table:table-cell office:value-type="float" office:value="0.00459425" calcext:value-type="float">
            <text:p>0.00459425</text:p>
          </table:table-cell>
          <table:table-cell office:value-type="float" office:value="0.0004328643" calcext:value-type="float">
            <text:p>0.000432864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8.9609832764" calcext:value-type="float">
            <text:p>178.9609832764</text:p>
          </table:table-cell>
          <table:table-cell office:value-type="float" office:value="-0.2271405685" calcext:value-type="float">
            <text:p>-0.2271405685</text:p>
          </table:table-cell>
          <table:table-cell office:value-type="float" office:value="-0.0227140569" calcext:value-type="float">
            <text:p>-0.022714056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191" calcext:value-type="float">
            <text:p>0.0045191</text:p>
          </table:table-cell>
          <table:table-cell office:value-type="float" office:value="0.00459425" calcext:value-type="float">
            <text:p>0.00459425</text:p>
          </table:table-cell>
          <table:table-cell office:value-type="float" office:value="0.0003322936" calcext:value-type="float">
            <text:p>0.000332293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0.05" calcext:value-type="float">
            <text:p>40.05</text:p>
          </table:table-cell>
          <table:table-cell office:value-type="float" office:value="178.9517059326" calcext:value-type="float">
            <text:p>178.9517059326</text:p>
          </table:table-cell>
          <table:table-cell office:value-type="float" office:value="-0.1902829435" calcext:value-type="float">
            <text:p>-0.1902829435</text:p>
          </table:table-cell>
          <table:table-cell office:value-type="float" office:value="-0.0190282944" calcext:value-type="float">
            <text:p>-0.019028294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0749" calcext:value-type="float">
            <text:p>0.00420749</text:p>
          </table:table-cell>
          <table:table-cell office:value-type="float" office:value="0.00478403" calcext:value-type="float">
            <text:p>0.00478403</text:p>
          </table:table-cell>
          <table:table-cell office:value-type="float" office:value="-0.0009926403" calcext:value-type="float">
            <text:p>-0.000992640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178.9485473633" calcext:value-type="float">
            <text:p>178.9485473633</text:p>
          </table:table-cell>
          <table:table-cell office:value-type="float" office:value="-0.1794427671" calcext:value-type="float">
            <text:p>-0.1794427671</text:p>
          </table:table-cell>
          <table:table-cell office:value-type="float" office:value="-0.0179442767" calcext:value-type="float">
            <text:p>-0.017944276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92767" calcext:value-type="float">
            <text:p>0.00392767</text:p>
          </table:table-cell>
          <table:table-cell office:value-type="float" office:value="0.00511018" calcext:value-type="float">
            <text:p>0.00511018</text:p>
          </table:table-cell>
          <table:table-cell office:value-type="float" office:value="-0.0016602988" calcext:value-type="float">
            <text:p>-0.001660298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40.15" calcext:value-type="float">
            <text:p>40.15</text:p>
          </table:table-cell>
          <table:table-cell office:value-type="float" office:value="178.9485778809" calcext:value-type="float">
            <text:p>178.9485778809</text:p>
          </table:table-cell>
          <table:table-cell office:value-type="float" office:value="-0.2262056923" calcext:value-type="float">
            <text:p>-0.2262056923</text:p>
          </table:table-cell>
          <table:table-cell office:value-type="float" office:value="-0.0226205692" calcext:value-type="float">
            <text:p>-0.022620569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5294" calcext:value-type="float">
            <text:p>0.00405294</text:p>
          </table:table-cell>
          <table:table-cell office:value-type="float" office:value="0.00511018" calcext:value-type="float">
            <text:p>0.00511018</text:p>
          </table:table-cell>
          <table:table-cell office:value-type="float" office:value="-0.0007470453" calcext:value-type="float">
            <text:p>-0.000747045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78.9377441406" calcext:value-type="float">
            <text:p>178.9377441406</text:p>
          </table:table-cell>
          <table:table-cell office:value-type="float" office:value="-0.2648226628" calcext:value-type="float">
            <text:p>-0.2648226628</text:p>
          </table:table-cell>
          <table:table-cell office:value-type="float" office:value="-0.0264822663" calcext:value-type="float">
            <text:p>-0.026482266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39373" calcext:value-type="float">
            <text:p>0.00439373</text:p>
          </table:table-cell>
          <table:table-cell office:value-type="float" office:value="0.00571194" calcext:value-type="float">
            <text:p>0.00571194</text:p>
          </table:table-cell>
          <table:table-cell office:value-type="float" office:value="0.0010334426" calcext:value-type="float">
            <text:p>0.001033442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178.946762085" calcext:value-type="float">
            <text:p>178.946762085</text:p>
          </table:table-cell>
          <table:table-cell office:value-type="float" office:value="-0.2408101054" calcext:value-type="float">
            <text:p>-0.2408101054</text:p>
          </table:table-cell>
          <table:table-cell office:value-type="float" office:value="-0.0240810105" calcext:value-type="float">
            <text:p>-0.024081010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46071" calcext:value-type="float">
            <text:p>0.00446071</text:p>
          </table:table-cell>
          <table:table-cell office:value-type="float" office:value="0.00571194" calcext:value-type="float">
            <text:p>0.00571194</text:p>
          </table:table-cell>
          <table:table-cell office:value-type="float" office:value="-0.0016906781" calcext:value-type="float">
            <text:p>-0.001690678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178.9527587891" calcext:value-type="float">
            <text:p>178.9527587891</text:p>
          </table:table-cell>
          <table:table-cell office:value-type="float" office:value="-0.235732121" calcext:value-type="float">
            <text:p>-0.235732121</text:p>
          </table:table-cell>
          <table:table-cell office:value-type="float" office:value="-0.0235732121" calcext:value-type="float">
            <text:p>-0.023573212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47149" calcext:value-type="float">
            <text:p>0.00447149</text:p>
          </table:table-cell>
          <table:table-cell office:value-type="float" office:value="0.00630978" calcext:value-type="float">
            <text:p>0.00630978</text:p>
          </table:table-cell>
          <table:table-cell office:value-type="float" office:value="0.001052832" calcext:value-type="float">
            <text:p>0.001052832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40.35" calcext:value-type="float">
            <text:p>40.35</text:p>
          </table:table-cell>
          <table:table-cell office:value-type="float" office:value="178.9567871094" calcext:value-type="float">
            <text:p>178.9567871094</text:p>
          </table:table-cell>
          <table:table-cell office:value-type="float" office:value="-0.2046103024" calcext:value-type="float">
            <text:p>-0.2046103024</text:p>
          </table:table-cell>
          <table:table-cell office:value-type="float" office:value="-0.0204610302" calcext:value-type="float">
            <text:p>-0.020461030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7126" calcext:value-type="float">
            <text:p>0.00427126</text:p>
          </table:table-cell>
          <table:table-cell office:value-type="float" office:value="0.00630978" calcext:value-type="float">
            <text:p>0.00630978</text:p>
          </table:table-cell>
          <table:table-cell office:value-type="float" office:value="-0.0007428953" calcext:value-type="float">
            <text:p>-0.000742895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78.9565124512" calcext:value-type="float">
            <text:p>178.9565124512</text:p>
          </table:table-cell>
          <table:table-cell office:value-type="float" office:value="-0.205990248" calcext:value-type="float">
            <text:p>-0.205990248</text:p>
          </table:table-cell>
          <table:table-cell office:value-type="float" office:value="-0.0205990248" calcext:value-type="float">
            <text:p>-0.020599024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4707" calcext:value-type="float">
            <text:p>0.00414707</text:p>
          </table:table-cell>
          <table:table-cell office:value-type="float" office:value="0.00630978" calcext:value-type="float">
            <text:p>0.00630978</text:p>
          </table:table-cell>
          <table:table-cell office:value-type="float" office:value="-0.0002244003" calcext:value-type="float">
            <text:p>-0.000224400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40.45" calcext:value-type="float">
            <text:p>40.45</text:p>
          </table:table-cell>
          <table:table-cell office:value-type="float" office:value="178.9582519531" calcext:value-type="float">
            <text:p>178.9582519531</text:p>
          </table:table-cell>
          <table:table-cell office:value-type="float" office:value="-0.2217468199" calcext:value-type="float">
            <text:p>-0.2217468199</text:p>
          </table:table-cell>
          <table:table-cell office:value-type="float" office:value="-0.022174682" calcext:value-type="float">
            <text:p>-0.02217468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6936" calcext:value-type="float">
            <text:p>0.00416936</text:p>
          </table:table-cell>
          <table:table-cell office:value-type="float" office:value="0.00682289" calcext:value-type="float">
            <text:p>0.00682289</text:p>
          </table:table-cell>
          <table:table-cell office:value-type="float" office:value="-0.0002049096" calcext:value-type="float">
            <text:p>-0.000204909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78.9645690918" calcext:value-type="float">
            <text:p>178.9645690918</text:p>
          </table:table-cell>
          <table:table-cell office:value-type="float" office:value="-0.2066328032" calcext:value-type="float">
            <text:p>-0.2066328032</text:p>
          </table:table-cell>
          <table:table-cell office:value-type="float" office:value="-0.0206632803" calcext:value-type="float">
            <text:p>-0.020663280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8349" calcext:value-type="float">
            <text:p>0.00408349</text:p>
          </table:table-cell>
          <table:table-cell office:value-type="float" office:value="0.00682289" calcext:value-type="float">
            <text:p>0.00682289</text:p>
          </table:table-cell>
          <table:table-cell office:value-type="float" office:value="-0.0004029121" calcext:value-type="float">
            <text:p>-0.000402912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40.55" calcext:value-type="float">
            <text:p>40.55</text:p>
          </table:table-cell>
          <table:table-cell office:value-type="float" office:value="178.9734344482" calcext:value-type="float">
            <text:p>178.9734344482</text:p>
          </table:table-cell>
          <table:table-cell office:value-type="float" office:value="-0.15916849" calcext:value-type="float">
            <text:p>-0.15916849</text:p>
          </table:table-cell>
          <table:table-cell office:value-type="float" office:value="-0.015916849" calcext:value-type="float">
            <text:p>-0.01591684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70996" calcext:value-type="float">
            <text:p>0.00370996</text:p>
          </table:table-cell>
          <table:table-cell office:value-type="float" office:value="0.00682289" calcext:value-type="float">
            <text:p>0.00682289</text:p>
          </table:table-cell>
          <table:table-cell office:value-type="float" office:value="-0.0015794522" calcext:value-type="float">
            <text:p>-0.001579452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78.9802856445" calcext:value-type="float">
            <text:p>178.9802856445</text:p>
          </table:table-cell>
          <table:table-cell office:value-type="float" office:value="-0.2138444378" calcext:value-type="float">
            <text:p>-0.2138444378</text:p>
          </table:table-cell>
          <table:table-cell office:value-type="float" office:value="-0.0213844438" calcext:value-type="float">
            <text:p>-0.021384443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2553" calcext:value-type="float">
            <text:p>0.00382553</text:p>
          </table:table-cell>
          <table:table-cell office:value-type="float" office:value="0.00718833" calcext:value-type="float">
            <text:p>0.00718833</text:p>
          </table:table-cell>
          <table:table-cell office:value-type="float" office:value="0.0007259191" calcext:value-type="float">
            <text:p>0.000725919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40.65" calcext:value-type="float">
            <text:p>40.65</text:p>
          </table:table-cell>
          <table:table-cell office:value-type="float" office:value="178.9882049561" calcext:value-type="float">
            <text:p>178.9882049561</text:p>
          </table:table-cell>
          <table:table-cell office:value-type="float" office:value="-0.186304531" calcext:value-type="float">
            <text:p>-0.186304531</text:p>
          </table:table-cell>
          <table:table-cell office:value-type="float" office:value="-0.0186304531" calcext:value-type="float">
            <text:p>-0.018630453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71898" calcext:value-type="float">
            <text:p>0.00371898</text:p>
          </table:table-cell>
          <table:table-cell office:value-type="float" office:value="0.00718833" calcext:value-type="float">
            <text:p>0.00718833</text:p>
          </table:table-cell>
          <table:table-cell office:value-type="float" office:value="-0.001417578" calcext:value-type="float">
            <text:p>-0.001417578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178.9928436279" calcext:value-type="float">
            <text:p>178.9928436279</text:p>
          </table:table-cell>
          <table:table-cell office:value-type="float" office:value="-0.1875189492" calcext:value-type="float">
            <text:p>-0.1875189492</text:p>
          </table:table-cell>
          <table:table-cell office:value-type="float" office:value="-0.0187518949" calcext:value-type="float">
            <text:p>-0.018751894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6561" calcext:value-type="float">
            <text:p>0.0036561</text:p>
          </table:table-cell>
          <table:table-cell office:value-type="float" office:value="0.00736899" calcext:value-type="float">
            <text:p>0.00736899</text:p>
          </table:table-cell>
          <table:table-cell office:value-type="float" office:value="0.0001618954" calcext:value-type="float">
            <text:p>0.0001618954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179.0004882812" calcext:value-type="float">
            <text:p>179.0004882812</text:p>
          </table:table-cell>
          <table:table-cell office:value-type="float" office:value="-0.202492665" calcext:value-type="float">
            <text:p>-0.202492665</text:p>
          </table:table-cell>
          <table:table-cell office:value-type="float" office:value="-0.0202492665" calcext:value-type="float">
            <text:p>-0.020249266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736899" calcext:value-type="float">
            <text:p>0.00736899</text:p>
          </table:table-cell>
          <table:table-cell office:value-type="float" office:value="0.0008106078" calcext:value-type="float">
            <text:p>0.0008106078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78.9956970215" calcext:value-type="float">
            <text:p>178.9956970215</text:p>
          </table:table-cell>
          <table:table-cell office:value-type="float" office:value="-0.2151875724" calcext:value-type="float">
            <text:p>-0.2151875724</text:p>
          </table:table-cell>
          <table:table-cell office:value-type="float" office:value="-0.0215187572" calcext:value-type="float">
            <text:p>-0.021518757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3718" calcext:value-type="float">
            <text:p>0.00383718</text:p>
          </table:table-cell>
          <table:table-cell office:value-type="float" office:value="0.00736899" calcext:value-type="float">
            <text:p>0.00736899</text:p>
          </table:table-cell>
          <table:table-cell office:value-type="float" office:value="0.0006293653" calcext:value-type="float">
            <text:p>0.0006293653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40.85" calcext:value-type="float">
            <text:p>40.85</text:p>
          </table:table-cell>
          <table:table-cell office:value-type="float" office:value="179.0027008057" calcext:value-type="float">
            <text:p>179.0027008057</text:p>
          </table:table-cell>
          <table:table-cell office:value-type="float" office:value="-0.2061412958" calcext:value-type="float">
            <text:p>-0.2061412958</text:p>
          </table:table-cell>
          <table:table-cell office:value-type="float" office:value="-0.0206141296" calcext:value-type="float">
            <text:p>-0.020614129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5894" calcext:value-type="float">
            <text:p>0.00385894</text:p>
          </table:table-cell>
          <table:table-cell office:value-type="float" office:value="0.00735592" calcext:value-type="float">
            <text:p>0.00735592</text:p>
          </table:table-cell>
          <table:table-cell office:value-type="float" office:value="-0.0017303171" calcext:value-type="float">
            <text:p>-0.001730317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178.9964447021" calcext:value-type="float">
            <text:p>178.9964447021</text:p>
          </table:table-cell>
          <table:table-cell office:value-type="float" office:value="-0.2122829375" calcext:value-type="float">
            <text:p>-0.2122829375</text:p>
          </table:table-cell>
          <table:table-cell office:value-type="float" office:value="-0.0212282938" calcext:value-type="float">
            <text:p>-0.021228293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91436" calcext:value-type="float">
            <text:p>0.00391436</text:p>
          </table:table-cell>
          <table:table-cell office:value-type="float" office:value="0.00735592" calcext:value-type="float">
            <text:p>0.00735592</text:p>
          </table:table-cell>
          <table:table-cell office:value-type="float" office:value="-0.0010325281" calcext:value-type="float">
            <text:p>-0.0010325281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40.95" calcext:value-type="float">
            <text:p>40.95</text:p>
          </table:table-cell>
          <table:table-cell office:value-type="float" office:value="178.9832305908" calcext:value-type="float">
            <text:p>178.9832305908</text:p>
          </table:table-cell>
          <table:table-cell office:value-type="float" office:value="-0.2082737231" calcext:value-type="float">
            <text:p>-0.2082737231</text:p>
          </table:table-cell>
          <table:table-cell office:value-type="float" office:value="-0.0208273723" calcext:value-type="float">
            <text:p>-0.020827372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92456" calcext:value-type="float">
            <text:p>0.00392456</text:p>
          </table:table-cell>
          <table:table-cell office:value-type="float" office:value="0.00717647" calcext:value-type="float">
            <text:p>0.00717647</text:p>
          </table:table-cell>
          <table:table-cell office:value-type="float" office:value="0.0003764179" calcext:value-type="float">
            <text:p>0.0003764179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8.9877319336" calcext:value-type="float">
            <text:p>178.9877319336</text:p>
          </table:table-cell>
          <table:table-cell office:value-type="float" office:value="-0.2330302484" calcext:value-type="float">
            <text:p>-0.2330302484</text:p>
          </table:table-cell>
          <table:table-cell office:value-type="float" office:value="-0.0233030248" calcext:value-type="float">
            <text:p>-0.023303024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9634" calcext:value-type="float">
            <text:p>0.00409634</text:p>
          </table:table-cell>
          <table:table-cell office:value-type="float" office:value="0.00717309" calcext:value-type="float">
            <text:p>0.00717309</text:p>
          </table:table-cell>
          <table:table-cell office:value-type="float" office:value="0.0002553696" calcext:value-type="float">
            <text:p>0.0002553696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1.06" calcext:value-type="float">
            <text:p>41.06</text:p>
          </table:table-cell>
          <table:table-cell office:value-type="float" office:value="178.9793701172" calcext:value-type="float">
            <text:p>178.9793701172</text:p>
          </table:table-cell>
          <table:table-cell office:value-type="float" office:value="-0.1783812462" calcext:value-type="float">
            <text:p>-0.1783812462</text:p>
          </table:table-cell>
          <table:table-cell office:value-type="float" office:value="-0.0178381246" calcext:value-type="float">
            <text:p>-0.017838124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4657" calcext:value-type="float">
            <text:p>0.00384657</text:p>
          </table:table-cell>
          <table:table-cell office:value-type="float" office:value="0.00717309" calcext:value-type="float">
            <text:p>0.00717309</text:p>
          </table:table-cell>
          <table:table-cell office:value-type="float" office:value="-0.0021041592" calcext:value-type="float">
            <text:p>-0.0021041592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178.9802246094" calcext:value-type="float">
            <text:p>178.9802246094</text:p>
          </table:table-cell>
          <table:table-cell office:value-type="float" office:value="-0.2052830529" calcext:value-type="float">
            <text:p>-0.2052830529</text:p>
          </table:table-cell>
          <table:table-cell office:value-type="float" office:value="-0.0205283053" calcext:value-type="float">
            <text:p>-0.020528305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5947" calcext:value-type="float">
            <text:p>0.00385947</text:p>
          </table:table-cell>
          <table:table-cell office:value-type="float" office:value="0.00685804" calcext:value-type="float">
            <text:p>0.00685804</text:p>
          </table:table-cell>
          <table:table-cell office:value-type="float" office:value="-0.0003036932" calcext:value-type="float">
            <text:p>-0.000303693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41.15" calcext:value-type="float">
            <text:p>41.15</text:p>
          </table:table-cell>
          <table:table-cell office:value-type="float" office:value="178.9772491455" calcext:value-type="float">
            <text:p>178.9772491455</text:p>
          </table:table-cell>
          <table:table-cell office:value-type="float" office:value="-0.2300480889" calcext:value-type="float">
            <text:p>-0.2300480889</text:p>
          </table:table-cell>
          <table:table-cell office:value-type="float" office:value="-0.0230048089" calcext:value-type="float">
            <text:p>-0.023004808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3311" calcext:value-type="float">
            <text:p>0.00403311</text:p>
          </table:table-cell>
          <table:table-cell office:value-type="float" office:value="0.00685804" calcext:value-type="float">
            <text:p>0.00685804</text:p>
          </table:table-cell>
          <table:table-cell office:value-type="float" office:value="0.0000730083" calcext:value-type="float">
            <text:p>7.30083E-05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78.9729003906" calcext:value-type="float">
            <text:p>178.9729003906</text:p>
          </table:table-cell>
          <table:table-cell office:value-type="float" office:value="-0.1930139099" calcext:value-type="float">
            <text:p>-0.1930139099</text:p>
          </table:table-cell>
          <table:table-cell office:value-type="float" office:value="-0.019301391" calcext:value-type="float">
            <text:p>-0.01930139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90196" calcext:value-type="float">
            <text:p>0.00390196</text:p>
          </table:table-cell>
          <table:table-cell office:value-type="float" office:value="0.00660981" calcext:value-type="float">
            <text:p>0.00660981</text:p>
          </table:table-cell>
          <table:table-cell office:value-type="float" office:value="-0.0018626889" calcext:value-type="float">
            <text:p>-0.0018626889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78.9683837891" calcext:value-type="float">
            <text:p>178.9683837891</text:p>
          </table:table-cell>
          <table:table-cell office:value-type="float" office:value="-0.2232072382" calcext:value-type="float">
            <text:p>-0.2232072382</text:p>
          </table:table-cell>
          <table:table-cell office:value-type="float" office:value="-0.0223207238" calcext:value-type="float">
            <text:p>-0.022320723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1583" calcext:value-type="float">
            <text:p>0.00401583</text:p>
          </table:table-cell>
          <table:table-cell office:value-type="float" office:value="0.00646904" calcext:value-type="float">
            <text:p>0.00646904</text:p>
          </table:table-cell>
          <table:table-cell office:value-type="float" office:value="-0.0000323128" calcext:value-type="float">
            <text:p>-3.23128E-0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178.9702148438" calcext:value-type="float">
            <text:p>178.9702148438</text:p>
          </table:table-cell>
          <table:table-cell office:value-type="float" office:value="-0.2404654124" calcext:value-type="float">
            <text:p>-0.2404654124</text:p>
          </table:table-cell>
          <table:table-cell office:value-type="float" office:value="-0.0240465412" calcext:value-type="float">
            <text:p>-0.024046541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0669" calcext:value-type="float">
            <text:p>0.00420669</text:p>
          </table:table-cell>
          <table:table-cell office:value-type="float" office:value="0.00646904" calcext:value-type="float">
            <text:p>0.00646904</text:p>
          </table:table-cell>
          <table:table-cell office:value-type="float" office:value="0.0016218311" calcext:value-type="float">
            <text:p>0.0016218311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41.35" calcext:value-type="float">
            <text:p>41.35</text:p>
          </table:table-cell>
          <table:table-cell office:value-type="float" office:value="178.9725646973" calcext:value-type="float">
            <text:p>178.9725646973</text:p>
          </table:table-cell>
          <table:table-cell office:value-type="float" office:value="-0.1647286964" calcext:value-type="float">
            <text:p>-0.1647286964</text:p>
          </table:table-cell>
          <table:table-cell office:value-type="float" office:value="-0.0164728696" calcext:value-type="float">
            <text:p>-0.016472869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2908" calcext:value-type="float">
            <text:p>0.00382908</text:p>
          </table:table-cell>
          <table:table-cell office:value-type="float" office:value="0.00606619" calcext:value-type="float">
            <text:p>0.00606619</text:p>
          </table:table-cell>
          <table:table-cell office:value-type="float" office:value="-0.0025972604" calcext:value-type="float">
            <text:p>-0.002597260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78.9713897705" calcext:value-type="float">
            <text:p>178.9713897705</text:p>
          </table:table-cell>
          <table:table-cell office:value-type="float" office:value="-0.2124081067" calcext:value-type="float">
            <text:p>-0.2124081067</text:p>
          </table:table-cell>
          <table:table-cell office:value-type="float" office:value="-0.0212408107" calcext:value-type="float">
            <text:p>-0.021240810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9531" calcext:value-type="float">
            <text:p>0.00389531</text:p>
          </table:table-cell>
          <table:table-cell office:value-type="float" office:value="0.00606619" calcext:value-type="float">
            <text:p>0.00606619</text:p>
          </table:table-cell>
          <table:table-cell office:value-type="float" office:value="-0.001295776" calcext:value-type="float">
            <text:p>-0.00129577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41.46" calcext:value-type="float">
            <text:p>41.46</text:p>
          </table:table-cell>
          <table:table-cell office:value-type="float" office:value="178.9785461426" calcext:value-type="float">
            <text:p>178.9785461426</text:p>
          </table:table-cell>
          <table:table-cell office:value-type="float" office:value="-0.2070412996" calcext:value-type="float">
            <text:p>-0.2070412996</text:p>
          </table:table-cell>
          <table:table-cell office:value-type="float" office:value="-0.02070413" calcext:value-type="float">
            <text:p>-0.0207041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90366" calcext:value-type="float">
            <text:p>0.00390366</text:p>
          </table:table-cell>
          <table:table-cell office:value-type="float" office:value="0.00606619" calcext:value-type="float">
            <text:p>0.00606619</text:p>
          </table:table-cell>
          <table:table-cell office:value-type="float" office:value="-0.0002338417" calcext:value-type="float">
            <text:p>-0.0002338417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1.51" calcext:value-type="float">
            <text:p>41.51</text:p>
          </table:table-cell>
          <table:table-cell office:value-type="float" office:value="178.9854278564" calcext:value-type="float">
            <text:p>178.9854278564</text:p>
          </table:table-cell>
          <table:table-cell office:value-type="float" office:value="-0.2266488555" calcext:value-type="float">
            <text:p>-0.2266488555</text:p>
          </table:table-cell>
          <table:table-cell office:value-type="float" office:value="-0.0226648856" calcext:value-type="float">
            <text:p>-0.022664885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3989" calcext:value-type="float">
            <text:p>0.00403989</text:p>
          </table:table-cell>
          <table:table-cell office:value-type="float" office:value="0.00570317" calcext:value-type="float">
            <text:p>0.00570317</text:p>
          </table:table-cell>
          <table:table-cell office:value-type="float" office:value="0.0006314393" calcext:value-type="float">
            <text:p>0.0006314393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1.56" calcext:value-type="float">
            <text:p>41.56</text:p>
          </table:table-cell>
          <table:table-cell office:value-type="float" office:value="178.9928436279" calcext:value-type="float">
            <text:p>178.9928436279</text:p>
          </table:table-cell>
          <table:table-cell office:value-type="float" office:value="-0.2281327939" calcext:value-type="float">
            <text:p>-0.2281327939</text:p>
          </table:table-cell>
          <table:table-cell office:value-type="float" office:value="-0.0228132794" calcext:value-type="float">
            <text:p>-0.022813279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4053" calcext:value-type="float">
            <text:p>0.00414053</text:p>
          </table:table-cell>
          <table:table-cell office:value-type="float" office:value="0.00570317" calcext:value-type="float">
            <text:p>0.00570317</text:p>
          </table:table-cell>
          <table:table-cell office:value-type="float" office:value="-0.0004890727" calcext:value-type="float">
            <text:p>-0.000489072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41.61" calcext:value-type="float">
            <text:p>41.61</text:p>
          </table:table-cell>
          <table:table-cell office:value-type="float" office:value="179.000289917" calcext:value-type="float">
            <text:p>179.000289917</text:p>
          </table:table-cell>
          <table:table-cell office:value-type="float" office:value="-0.2348609214" calcext:value-type="float">
            <text:p>-0.2348609214</text:p>
          </table:table-cell>
          <table:table-cell office:value-type="float" office:value="-0.0234860921" calcext:value-type="float">
            <text:p>-0.023486092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524" calcext:value-type="float">
            <text:p>0.0042524</text:p>
          </table:table-cell>
          <table:table-cell office:value-type="float" office:value="0.00542521" calcext:value-type="float">
            <text:p>0.00542521</text:p>
          </table:table-cell>
          <table:table-cell office:value-type="float" office:value="-0.0006996472" calcext:value-type="float">
            <text:p>-0.000699647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1.66" calcext:value-type="float">
            <text:p>41.66</text:p>
          </table:table-cell>
          <table:table-cell office:value-type="float" office:value="179.0119628906" calcext:value-type="float">
            <text:p>179.0119628906</text:p>
          </table:table-cell>
          <table:table-cell office:value-type="float" office:value="-0.2275977534" calcext:value-type="float">
            <text:p>-0.2275977534</text:p>
          </table:table-cell>
          <table:table-cell office:value-type="float" office:value="-0.0227597753" calcext:value-type="float">
            <text:p>-0.022759775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7852" calcext:value-type="float">
            <text:p>0.00427852</text:p>
          </table:table-cell>
          <table:table-cell office:value-type="float" office:value="0.00542521" calcext:value-type="float">
            <text:p>0.00542521</text:p>
          </table:table-cell>
          <table:table-cell office:value-type="float" office:value="-0.0003750731" calcext:value-type="float">
            <text:p>-0.000375073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179.0147247314" calcext:value-type="float">
            <text:p>179.0147247314</text:p>
          </table:table-cell>
          <table:table-cell office:value-type="float" office:value="-0.2084501937" calcext:value-type="float">
            <text:p>-0.2084501937</text:p>
          </table:table-cell>
          <table:table-cell office:value-type="float" office:value="-0.0208450194" calcext:value-type="float">
            <text:p>-0.020845019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16831" calcext:value-type="float">
            <text:p>0.00416831</text:p>
          </table:table-cell>
          <table:table-cell office:value-type="float" office:value="0.00539429" calcext:value-type="float">
            <text:p>0.00539429</text:p>
          </table:table-cell>
          <table:table-cell office:value-type="float" office:value="0.0001833185" calcext:value-type="float">
            <text:p>0.0001833185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41.76" calcext:value-type="float">
            <text:p>41.76</text:p>
          </table:table-cell>
          <table:table-cell office:value-type="float" office:value="179.0017242432" calcext:value-type="float">
            <text:p>179.0017242432</text:p>
          </table:table-cell>
          <table:table-cell office:value-type="float" office:value="-0.2763661069" calcext:value-type="float">
            <text:p>-0.2763661069</text:p>
          </table:table-cell>
          <table:table-cell office:value-type="float" office:value="-0.0276366107" calcext:value-type="float">
            <text:p>-0.027636610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4751" calcext:value-type="float">
            <text:p>0.00454751</text:p>
          </table:table-cell>
          <table:table-cell office:value-type="float" office:value="0.00526605" calcext:value-type="float">
            <text:p>0.00526605</text:p>
          </table:table-cell>
          <table:table-cell office:value-type="float" office:value="0.000558863" calcext:value-type="float">
            <text:p>0.000558863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41.81" calcext:value-type="float">
            <text:p>41.81</text:p>
          </table:table-cell>
          <table:table-cell office:value-type="float" office:value="179.0098724365" calcext:value-type="float">
            <text:p>179.0098724365</text:p>
          </table:table-cell>
          <table:table-cell office:value-type="float" office:value="-0.2383785853" calcext:value-type="float">
            <text:p>-0.2383785853</text:p>
          </table:table-cell>
          <table:table-cell office:value-type="float" office:value="-0.0238378585" calcext:value-type="float">
            <text:p>-0.023837858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4694" calcext:value-type="float">
            <text:p>0.00454694</text:p>
          </table:table-cell>
          <table:table-cell office:value-type="float" office:value="0.00526605" calcext:value-type="float">
            <text:p>0.00526605</text:p>
          </table:table-cell>
          <table:table-cell office:value-type="float" office:value="0.0011235755" calcext:value-type="float">
            <text:p>0.0011235755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float" office:value="179.0175933838" calcext:value-type="float">
            <text:p>179.0175933838</text:p>
          </table:table-cell>
          <table:table-cell office:value-type="float" office:value="-0.2472125124" calcext:value-type="float">
            <text:p>-0.2472125124</text:p>
          </table:table-cell>
          <table:table-cell office:value-type="float" office:value="-0.0247212512" calcext:value-type="float">
            <text:p>-0.024721251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60544" calcext:value-type="float">
            <text:p>0.00460544</text:p>
          </table:table-cell>
          <table:table-cell office:value-type="float" office:value="0.00530765" calcext:value-type="float">
            <text:p>0.00530765</text:p>
          </table:table-cell>
          <table:table-cell office:value-type="float" office:value="-0.0000824504" calcext:value-type="float">
            <text:p>-8.24504E-0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1.91" calcext:value-type="float">
            <text:p>41.91</text:p>
          </table:table-cell>
          <table:table-cell office:value-type="float" office:value="179.0302429199" calcext:value-type="float">
            <text:p>179.0302429199</text:p>
          </table:table-cell>
          <table:table-cell office:value-type="float" office:value="-0.2372453182" calcext:value-type="float">
            <text:p>-0.2372453182</text:p>
          </table:table-cell>
          <table:table-cell office:value-type="float" office:value="-0.0237245318" calcext:value-type="float">
            <text:p>-0.023724531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7797" calcext:value-type="float">
            <text:p>0.00457797</text:p>
          </table:table-cell>
          <table:table-cell office:value-type="float" office:value="0.00522858" calcext:value-type="float">
            <text:p>0.00522858</text:p>
          </table:table-cell>
          <table:table-cell office:value-type="float" office:value="0.0000458368" calcext:value-type="float">
            <text:p>4.58368E-05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41.96" calcext:value-type="float">
            <text:p>41.96</text:p>
          </table:table-cell>
          <table:table-cell office:value-type="float" office:value="179.0343475342" calcext:value-type="float">
            <text:p>179.0343475342</text:p>
          </table:table-cell>
          <table:table-cell office:value-type="float" office:value="-0.2264595018" calcext:value-type="float">
            <text:p>-0.2264595018</text:p>
          </table:table-cell>
          <table:table-cell office:value-type="float" office:value="-0.0226459502" calcext:value-type="float">
            <text:p>-0.022645950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4878" calcext:value-type="float">
            <text:p>0.0044878</text:p>
          </table:table-cell>
          <table:table-cell office:value-type="float" office:value="0.00522858" calcext:value-type="float">
            <text:p>0.00522858</text:p>
          </table:table-cell>
          <table:table-cell office:value-type="float" office:value="-0.0004046315" calcext:value-type="float">
            <text:p>-0.0004046315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42.01" calcext:value-type="float">
            <text:p>42.01</text:p>
          </table:table-cell>
          <table:table-cell office:value-type="float" office:value="179.0377807617" calcext:value-type="float">
            <text:p>179.0377807617</text:p>
          </table:table-cell>
          <table:table-cell office:value-type="float" office:value="-0.1981615842" calcext:value-type="float">
            <text:p>-0.1981615842</text:p>
          </table:table-cell>
          <table:table-cell office:value-type="float" office:value="-0.0198161584" calcext:value-type="float">
            <text:p>-0.019816158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3914" calcext:value-type="float">
            <text:p>0.00423914</text:p>
          </table:table-cell>
          <table:table-cell office:value-type="float" office:value="0.0053096" calcext:value-type="float">
            <text:p>0.0053096</text:p>
          </table:table-cell>
          <table:table-cell office:value-type="float" office:value="-0.0016649601" calcext:value-type="float">
            <text:p>-0.0016649601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42.06" calcext:value-type="float">
            <text:p>42.06</text:p>
          </table:table-cell>
          <table:table-cell office:value-type="float" office:value="179.052947998" calcext:value-type="float">
            <text:p>179.052947998</text:p>
          </table:table-cell>
          <table:table-cell office:value-type="float" office:value="-0.2340261924" calcext:value-type="float">
            <text:p>-0.2340261924</text:p>
          </table:table-cell>
          <table:table-cell office:value-type="float" office:value="-0.0234026192" calcext:value-type="float">
            <text:p>-0.023402619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31253" calcext:value-type="float">
            <text:p>0.00431253</text:p>
          </table:table-cell>
          <table:table-cell office:value-type="float" office:value="0.0053096" calcext:value-type="float">
            <text:p>0.0053096</text:p>
          </table:table-cell>
          <table:table-cell office:value-type="float" office:value="-0.0005567622" calcext:value-type="float">
            <text:p>-0.000556762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42.11" calcext:value-type="float">
            <text:p>42.11</text:p>
          </table:table-cell>
          <table:table-cell office:value-type="float" office:value="179.0573730469" calcext:value-type="float">
            <text:p>179.0573730469</text:p>
          </table:table-cell>
          <table:table-cell office:value-type="float" office:value="-0.1579602739" calcext:value-type="float">
            <text:p>-0.1579602739</text:p>
          </table:table-cell>
          <table:table-cell office:value-type="float" office:value="-0.0157960274" calcext:value-type="float">
            <text:p>-0.015796027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5447" calcext:value-type="float">
            <text:p>0.00385447</text:p>
          </table:table-cell>
          <table:table-cell office:value-type="float" office:value="0.00546168" calcext:value-type="float">
            <text:p>0.00546168</text:p>
          </table:table-cell>
          <table:table-cell office:value-type="float" office:value="-0.0018476972" calcext:value-type="float">
            <text:p>-0.001847697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2.16" calcext:value-type="float">
            <text:p>42.16</text:p>
          </table:table-cell>
          <table:table-cell office:value-type="float" office:value="179.0560913086" calcext:value-type="float">
            <text:p>179.0560913086</text:p>
          </table:table-cell>
          <table:table-cell office:value-type="float" office:value="-0.1754521364" calcext:value-type="float">
            <text:p>-0.1754521364</text:p>
          </table:table-cell>
          <table:table-cell office:value-type="float" office:value="-0.0175452136" calcext:value-type="float">
            <text:p>-0.017545213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66593" calcext:value-type="float">
            <text:p>0.00366593</text:p>
          </table:table-cell>
          <table:table-cell office:value-type="float" office:value="0.00548471" calcext:value-type="float">
            <text:p>0.00548471</text:p>
          </table:table-cell>
          <table:table-cell office:value-type="float" office:value="-0.0025504239" calcext:value-type="float">
            <text:p>-0.002550423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42.21" calcext:value-type="float">
            <text:p>42.21</text:p>
          </table:table-cell>
          <table:table-cell office:value-type="float" office:value="179.0561676025" calcext:value-type="float">
            <text:p>179.0561676025</text:p>
          </table:table-cell>
          <table:table-cell office:value-type="float" office:value="-0.2133187498" calcext:value-type="float">
            <text:p>-0.2133187498</text:p>
          </table:table-cell>
          <table:table-cell office:value-type="float" office:value="-0.021331875" calcext:value-type="float">
            <text:p>-0.02133187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7927" calcext:value-type="float">
            <text:p>0.0037927</text:p>
          </table:table-cell>
          <table:table-cell office:value-type="float" office:value="0.00548471" calcext:value-type="float">
            <text:p>0.00548471</text:p>
          </table:table-cell>
          <table:table-cell office:value-type="float" office:value="0.0010161784" calcext:value-type="float">
            <text:p>0.001016178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42.26" calcext:value-type="float">
            <text:p>42.26</text:p>
          </table:table-cell>
          <table:table-cell office:value-type="float" office:value="179.0521850586" calcext:value-type="float">
            <text:p>179.0521850586</text:p>
          </table:table-cell>
          <table:table-cell office:value-type="float" office:value="-0.1721704387" calcext:value-type="float">
            <text:p>-0.1721704387</text:p>
          </table:table-cell>
          <table:table-cell office:value-type="float" office:value="-0.0172170439" calcext:value-type="float">
            <text:p>-0.01721704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60291" calcext:value-type="float">
            <text:p>0.00360291</text:p>
          </table:table-cell>
          <table:table-cell office:value-type="float" office:value="0.00565448" calcext:value-type="float">
            <text:p>0.00565448</text:p>
          </table:table-cell>
          <table:table-cell office:value-type="float" office:value="-0.0003799603" calcext:value-type="float">
            <text:p>-0.0003799603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2.31" calcext:value-type="float">
            <text:p>42.31</text:p>
          </table:table-cell>
          <table:table-cell office:value-type="float" office:value="179.0532073975" calcext:value-type="float">
            <text:p>179.0532073975</text:p>
          </table:table-cell>
          <table:table-cell office:value-type="float" office:value="-0.1630443609" calcext:value-type="float">
            <text:p>-0.1630443609</text:p>
          </table:table-cell>
          <table:table-cell office:value-type="float" office:value="-0.0163044361" calcext:value-type="float">
            <text:p>-0.016304436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41567" calcext:value-type="float">
            <text:p>0.00341567</text:p>
          </table:table-cell>
          <table:table-cell office:value-type="float" office:value="0.0057169" calcext:value-type="float">
            <text:p>0.0057169</text:p>
          </table:table-cell>
          <table:table-cell office:value-type="float" office:value="-0.0008652605" calcext:value-type="float">
            <text:p>-0.000865260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42.36" calcext:value-type="float">
            <text:p>42.36</text:p>
          </table:table-cell>
          <table:table-cell office:value-type="float" office:value="179.0585479736" calcext:value-type="float">
            <text:p>179.0585479736</text:p>
          </table:table-cell>
          <table:table-cell office:value-type="float" office:value="-0.2137099003" calcext:value-type="float">
            <text:p>-0.2137099003</text:p>
          </table:table-cell>
          <table:table-cell office:value-type="float" office:value="-0.02137099" calcext:value-type="float">
            <text:p>-0.0213709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62861" calcext:value-type="float">
            <text:p>0.00362861</text:p>
          </table:table-cell>
          <table:table-cell office:value-type="float" office:value="0.00588427" calcext:value-type="float">
            <text:p>0.00588427</text:p>
          </table:table-cell>
          <table:table-cell office:value-type="float" office:value="-0.0007488973" calcext:value-type="float">
            <text:p>-0.0007488973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2.41" calcext:value-type="float">
            <text:p>42.41</text:p>
          </table:table-cell>
          <table:table-cell office:value-type="float" office:value="179.0669708252" calcext:value-type="float">
            <text:p>179.0669708252</text:p>
          </table:table-cell>
          <table:table-cell office:value-type="float" office:value="-0.2304516553" calcext:value-type="float">
            <text:p>-0.2304516553</text:p>
          </table:table-cell>
          <table:table-cell office:value-type="float" office:value="-0.0230451655" calcext:value-type="float">
            <text:p>-0.02304516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8202" calcext:value-type="float">
            <text:p>0.00388202</text:p>
          </table:table-cell>
          <table:table-cell office:value-type="float" office:value="0.00597301" calcext:value-type="float">
            <text:p>0.00597301</text:p>
          </table:table-cell>
          <table:table-cell office:value-type="float" office:value="0.0003794061" calcext:value-type="float">
            <text:p>0.0003794061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2.46" calcext:value-type="float">
            <text:p>42.46</text:p>
          </table:table-cell>
          <table:table-cell office:value-type="float" office:value="179.0604858398" calcext:value-type="float">
            <text:p>179.0604858398</text:p>
          </table:table-cell>
          <table:table-cell office:value-type="float" office:value="-0.1993364044" calcext:value-type="float">
            <text:p>-0.1993364044</text:p>
          </table:table-cell>
          <table:table-cell office:value-type="float" office:value="-0.0199336404" calcext:value-type="float">
            <text:p>-0.019933640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4346" calcext:value-type="float">
            <text:p>0.00384346</text:p>
          </table:table-cell>
          <table:table-cell office:value-type="float" office:value="0.00597301" calcext:value-type="float">
            <text:p>0.00597301</text:p>
          </table:table-cell>
          <table:table-cell office:value-type="float" office:value="0.0000733438" calcext:value-type="float">
            <text:p>7.33438E-05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2.51" calcext:value-type="float">
            <text:p>42.51</text:p>
          </table:table-cell>
          <table:table-cell office:value-type="float" office:value="179.0573425293" calcext:value-type="float">
            <text:p>179.0573425293</text:p>
          </table:table-cell>
          <table:table-cell office:value-type="float" office:value="-0.194130184" calcext:value-type="float">
            <text:p>-0.194130184</text:p>
          </table:table-cell>
          <table:table-cell office:value-type="float" office:value="-0.0194130184" calcext:value-type="float">
            <text:p>-0.019413018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78307" calcext:value-type="float">
            <text:p>0.00378307</text:p>
          </table:table-cell>
          <table:table-cell office:value-type="float" office:value="0.00611026" calcext:value-type="float">
            <text:p>0.00611026</text:p>
          </table:table-cell>
          <table:table-cell office:value-type="float" office:value="-0.0003956711" calcext:value-type="float">
            <text:p>-0.000395671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2.56" calcext:value-type="float">
            <text:p>42.56</text:p>
          </table:table-cell>
          <table:table-cell office:value-type="float" office:value="179.0622253418" calcext:value-type="float">
            <text:p>179.0622253418</text:p>
          </table:table-cell>
          <table:table-cell office:value-type="float" office:value="-0.2645772899" calcext:value-type="float">
            <text:p>-0.2645772899</text:p>
          </table:table-cell>
          <table:table-cell office:value-type="float" office:value="-0.026457729" calcext:value-type="float">
            <text:p>-0.02645772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1234" calcext:value-type="float">
            <text:p>0.00421234</text:p>
          </table:table-cell>
          <table:table-cell office:value-type="float" office:value="0.00620694" calcext:value-type="float">
            <text:p>0.00620694</text:p>
          </table:table-cell>
          <table:table-cell office:value-type="float" office:value="0.0007030831" calcext:value-type="float">
            <text:p>0.0007030831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2.61" calcext:value-type="float">
            <text:p>42.61</text:p>
          </table:table-cell>
          <table:table-cell office:value-type="float" office:value="179.0674438477" calcext:value-type="float">
            <text:p>179.0674438477</text:p>
          </table:table-cell>
          <table:table-cell office:value-type="float" office:value="-0.2228432433" calcext:value-type="float">
            <text:p>-0.2228432433</text:p>
          </table:table-cell>
          <table:table-cell office:value-type="float" office:value="-0.0222843243" calcext:value-type="float">
            <text:p>-0.022284324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2015" calcext:value-type="float">
            <text:p>0.00422015</text:p>
          </table:table-cell>
          <table:table-cell office:value-type="float" office:value="0.00630082" calcext:value-type="float">
            <text:p>0.00630082</text:p>
          </table:table-cell>
          <table:table-cell office:value-type="float" office:value="0.0000915945" calcext:value-type="float">
            <text:p>9.15945E-05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42.66" calcext:value-type="float">
            <text:p>42.66</text:p>
          </table:table-cell>
          <table:table-cell office:value-type="float" office:value="179.0587615967" calcext:value-type="float">
            <text:p>179.0587615967</text:p>
          </table:table-cell>
          <table:table-cell office:value-type="float" office:value="-0.1908714168" calcext:value-type="float">
            <text:p>-0.1908714168</text:p>
          </table:table-cell>
          <table:table-cell office:value-type="float" office:value="-0.0190871417" calcext:value-type="float">
            <text:p>-0.019087141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1227" calcext:value-type="float">
            <text:p>0.00401227</text:p>
          </table:table-cell>
          <table:table-cell office:value-type="float" office:value="0.00630082" calcext:value-type="float">
            <text:p>0.00630082</text:p>
          </table:table-cell>
          <table:table-cell office:value-type="float" office:value="-0.0011297082" calcext:value-type="float">
            <text:p>-0.001129708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2.71" calcext:value-type="float">
            <text:p>42.71</text:p>
          </table:table-cell>
          <table:table-cell office:value-type="float" office:value="179.0638122559" calcext:value-type="float">
            <text:p>179.0638122559</text:p>
          </table:table-cell>
          <table:table-cell office:value-type="float" office:value="-0.2614319686" calcext:value-type="float">
            <text:p>-0.2614319686</text:p>
          </table:table-cell>
          <table:table-cell office:value-type="float" office:value="-0.0261431969" calcext:value-type="float">
            <text:p>-0.026143196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34405" calcext:value-type="float">
            <text:p>0.00434405</text:p>
          </table:table-cell>
          <table:table-cell office:value-type="float" office:value="0.00638875" calcext:value-type="float">
            <text:p>0.00638875</text:p>
          </table:table-cell>
          <table:table-cell office:value-type="float" office:value="0.0004659609" calcext:value-type="float">
            <text:p>0.0004659609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2.76" calcext:value-type="float">
            <text:p>42.76</text:p>
          </table:table-cell>
          <table:table-cell office:value-type="float" office:value="179.0662384033" calcext:value-type="float">
            <text:p>179.0662384033</text:p>
          </table:table-cell>
          <table:table-cell office:value-type="float" office:value="-0.2131360434" calcext:value-type="float">
            <text:p>-0.2131360434</text:p>
          </table:table-cell>
          <table:table-cell office:value-type="float" office:value="-0.0213136043" calcext:value-type="float">
            <text:p>-0.021313604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4319" calcext:value-type="float">
            <text:p>0.00424319</text:p>
          </table:table-cell>
          <table:table-cell office:value-type="float" office:value="0.00643043" calcext:value-type="float">
            <text:p>0.00643043</text:p>
          </table:table-cell>
          <table:table-cell office:value-type="float" office:value="-0.0003804586" calcext:value-type="float">
            <text:p>-0.0003804586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42.81" calcext:value-type="float">
            <text:p>42.81</text:p>
          </table:table-cell>
          <table:table-cell office:value-type="float" office:value="179.072845459" calcext:value-type="float">
            <text:p>179.072845459</text:p>
          </table:table-cell>
          <table:table-cell office:value-type="float" office:value="-0.1460319903" calcext:value-type="float">
            <text:p>-0.1460319903</text:p>
          </table:table-cell>
          <table:table-cell office:value-type="float" office:value="-0.014603199" calcext:value-type="float">
            <text:p>-0.01460319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72879" calcext:value-type="float">
            <text:p>0.00372879</text:p>
          </table:table-cell>
          <table:table-cell office:value-type="float" office:value="0.00649999" calcext:value-type="float">
            <text:p>0.00649999</text:p>
          </table:table-cell>
          <table:table-cell office:value-type="float" office:value="-0.0017909532" calcext:value-type="float">
            <text:p>-0.0017909532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2.86" calcext:value-type="float">
            <text:p>42.86</text:p>
          </table:table-cell>
          <table:table-cell office:value-type="float" office:value="179.0715637207" calcext:value-type="float">
            <text:p>179.0715637207</text:p>
          </table:table-cell>
          <table:table-cell office:value-type="float" office:value="-0.1995658324" calcext:value-type="float">
            <text:p>-0.1995658324</text:p>
          </table:table-cell>
          <table:table-cell office:value-type="float" office:value="-0.0199565832" calcext:value-type="float">
            <text:p>-0.019956583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74292" calcext:value-type="float">
            <text:p>0.00374292</text:p>
          </table:table-cell>
          <table:table-cell office:value-type="float" office:value="0.00648958" calcext:value-type="float">
            <text:p>0.00648958</text:p>
          </table:table-cell>
          <table:table-cell office:value-type="float" office:value="-0.0025973682" calcext:value-type="float">
            <text:p>-0.0025973682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2.91" calcext:value-type="float">
            <text:p>42.91</text:p>
          </table:table-cell>
          <table:table-cell office:value-type="float" office:value="179.0682373047" calcext:value-type="float">
            <text:p>179.0682373047</text:p>
          </table:table-cell>
          <table:table-cell office:value-type="float" office:value="-0.2682326367" calcext:value-type="float">
            <text:p>-0.2682326367</text:p>
          </table:table-cell>
          <table:table-cell office:value-type="float" office:value="-0.0268232637" calcext:value-type="float">
            <text:p>-0.026823263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0995" calcext:value-type="float">
            <text:p>0.00420995</text:p>
          </table:table-cell>
          <table:table-cell office:value-type="float" office:value="0.00648958" calcext:value-type="float">
            <text:p>0.00648958</text:p>
          </table:table-cell>
          <table:table-cell office:value-type="float" office:value="0.0016757923" calcext:value-type="float">
            <text:p>0.001675792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42.96" calcext:value-type="float">
            <text:p>42.96</text:p>
          </table:table-cell>
          <table:table-cell office:value-type="float" office:value="179.0646514893" calcext:value-type="float">
            <text:p>179.0646514893</text:p>
          </table:table-cell>
          <table:table-cell office:value-type="float" office:value="-0.1976368876" calcext:value-type="float">
            <text:p>-0.1976368876</text:p>
          </table:table-cell>
          <table:table-cell office:value-type="float" office:value="-0.0197636888" calcext:value-type="float">
            <text:p>-0.019763688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5057" calcext:value-type="float">
            <text:p>0.00405057</text:p>
          </table:table-cell>
          <table:table-cell office:value-type="float" office:value="0.006529" calcext:value-type="float">
            <text:p>0.006529</text:p>
          </table:table-cell>
          <table:table-cell office:value-type="float" office:value="-0.0009984213" calcext:value-type="float">
            <text:p>-0.0009984213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3.01" calcext:value-type="float">
            <text:p>43.01</text:p>
          </table:table-cell>
          <table:table-cell office:value-type="float" office:value="179.0565643311" calcext:value-type="float">
            <text:p>179.0565643311</text:p>
          </table:table-cell>
          <table:table-cell office:value-type="float" office:value="-0.1562141509" calcext:value-type="float">
            <text:p>-0.1562141509</text:p>
          </table:table-cell>
          <table:table-cell office:value-type="float" office:value="-0.0156214151" calcext:value-type="float">
            <text:p>-0.015621415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66834" calcext:value-type="float">
            <text:p>0.00366834</text:p>
          </table:table-cell>
          <table:table-cell office:value-type="float" office:value="0.00647145" calcext:value-type="float">
            <text:p>0.00647145</text:p>
          </table:table-cell>
          <table:table-cell office:value-type="float" office:value="-0.0019112211" calcext:value-type="float">
            <text:p>-0.0019112211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3.06" calcext:value-type="float">
            <text:p>43.06</text:p>
          </table:table-cell>
          <table:table-cell office:value-type="float" office:value="179.0592498779" calcext:value-type="float">
            <text:p>179.0592498779</text:p>
          </table:table-cell>
          <table:table-cell office:value-type="float" office:value="-0.1740728013" calcext:value-type="float">
            <text:p>-0.1740728013</text:p>
          </table:table-cell>
          <table:table-cell office:value-type="float" office:value="-0.0174072801" calcext:value-type="float">
            <text:p>-0.017407280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53276" calcext:value-type="float">
            <text:p>0.00353276</text:p>
          </table:table-cell>
          <table:table-cell office:value-type="float" office:value="0.00647578" calcext:value-type="float">
            <text:p>0.00647578</text:p>
          </table:table-cell>
          <table:table-cell office:value-type="float" office:value="-0.0018675925" calcext:value-type="float">
            <text:p>-0.0018675925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3.11" calcext:value-type="float">
            <text:p>43.11</text:p>
          </table:table-cell>
          <table:table-cell office:value-type="float" office:value="179.0600891113" calcext:value-type="float">
            <text:p>179.0600891113</text:p>
          </table:table-cell>
          <table:table-cell office:value-type="float" office:value="-0.1944643991" calcext:value-type="float">
            <text:p>-0.1944643991</text:p>
          </table:table-cell>
          <table:table-cell office:value-type="float" office:value="-0.0194464399" calcext:value-type="float">
            <text:p>-0.019446439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57834" calcext:value-type="float">
            <text:p>0.00357834</text:p>
          </table:table-cell>
          <table:table-cell office:value-type="float" office:value="0.00638226" calcext:value-type="float">
            <text:p>0.00638226</text:p>
          </table:table-cell>
          <table:table-cell office:value-type="float" office:value="-0.0011119522" calcext:value-type="float">
            <text:p>-0.0011119522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43.16" calcext:value-type="float">
            <text:p>43.16</text:p>
          </table:table-cell>
          <table:table-cell office:value-type="float" office:value="179.0671539307" calcext:value-type="float">
            <text:p>179.0671539307</text:p>
          </table:table-cell>
          <table:table-cell office:value-type="float" office:value="-0.1595819806" calcext:value-type="float">
            <text:p>-0.1595819806</text:p>
          </table:table-cell>
          <table:table-cell office:value-type="float" office:value="-0.0159581981" calcext:value-type="float">
            <text:p>-0.015958198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37623" calcext:value-type="float">
            <text:p>0.00337623</text:p>
          </table:table-cell>
          <table:table-cell office:value-type="float" office:value="0.00638226" calcext:value-type="float">
            <text:p>0.00638226</text:p>
          </table:table-cell>
          <table:table-cell office:value-type="float" office:value="-0.0024264979" calcext:value-type="float">
            <text:p>-0.0024264979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43.21" calcext:value-type="float">
            <text:p>43.21</text:p>
          </table:table-cell>
          <table:table-cell office:value-type="float" office:value="179.0430145264" calcext:value-type="float">
            <text:p>179.0430145264</text:p>
          </table:table-cell>
          <table:table-cell office:value-type="float" office:value="-0.1442921559" calcext:value-type="float">
            <text:p>-0.1442921559</text:p>
          </table:table-cell>
          <table:table-cell office:value-type="float" office:value="-0.0144292156" calcext:value-type="float">
            <text:p>-0.014429215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1397" calcext:value-type="float">
            <text:p>0.0031397</text:p>
          </table:table-cell>
          <table:table-cell office:value-type="float" office:value="0.00635475" calcext:value-type="float">
            <text:p>0.00635475</text:p>
          </table:table-cell>
          <table:table-cell office:value-type="float" office:value="-0.0021890397" calcext:value-type="float">
            <text:p>-0.0021890397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3.26" calcext:value-type="float">
            <text:p>43.26</text:p>
          </table:table-cell>
          <table:table-cell office:value-type="float" office:value="179.0339202881" calcext:value-type="float">
            <text:p>179.0339202881</text:p>
          </table:table-cell>
          <table:table-cell office:value-type="float" office:value="-0.1336791796" calcext:value-type="float">
            <text:p>-0.1336791796</text:p>
          </table:table-cell>
          <table:table-cell office:value-type="float" office:value="-0.013367918" calcext:value-type="float">
            <text:p>-0.01336791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91142" calcext:value-type="float">
            <text:p>0.00291142</text:p>
          </table:table-cell>
          <table:table-cell office:value-type="float" office:value="0.00624751" calcext:value-type="float">
            <text:p>0.00624751</text:p>
          </table:table-cell>
          <table:table-cell office:value-type="float" office:value="-0.0023765538" calcext:value-type="float">
            <text:p>-0.0023765538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43.31" calcext:value-type="float">
            <text:p>43.31</text:p>
          </table:table-cell>
          <table:table-cell office:value-type="float" office:value="179.0198822021" calcext:value-type="float">
            <text:p>179.0198822021</text:p>
          </table:table-cell>
          <table:table-cell office:value-type="float" office:value="-0.1811688743" calcext:value-type="float">
            <text:p>-0.1811688743</text:p>
          </table:table-cell>
          <table:table-cell office:value-type="float" office:value="-0.0181168874" calcext:value-type="float">
            <text:p>-0.018116887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07585" calcext:value-type="float">
            <text:p>0.00307585</text:p>
          </table:table-cell>
          <table:table-cell office:value-type="float" office:value="0.00619546" calcext:value-type="float">
            <text:p>0.00619546</text:p>
          </table:table-cell>
          <table:table-cell office:value-type="float" office:value="0.0005859625" calcext:value-type="float">
            <text:p>0.0005859625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43.36" calcext:value-type="float">
            <text:p>43.36</text:p>
          </table:table-cell>
          <table:table-cell office:value-type="float" office:value="179.0158843994" calcext:value-type="float">
            <text:p>179.0158843994</text:p>
          </table:table-cell>
          <table:table-cell office:value-type="float" office:value="-0.1428460513" calcext:value-type="float">
            <text:p>-0.1428460513</text:p>
          </table:table-cell>
          <table:table-cell office:value-type="float" office:value="-0.0142846051" calcext:value-type="float">
            <text:p>-0.014284605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92998" calcext:value-type="float">
            <text:p>0.00292998</text:p>
          </table:table-cell>
          <table:table-cell office:value-type="float" office:value="0.00619546" calcext:value-type="float">
            <text:p>0.00619546</text:p>
          </table:table-cell>
          <table:table-cell office:value-type="float" office:value="-0.0025815521" calcext:value-type="float">
            <text:p>-0.002581552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43.41" calcext:value-type="float">
            <text:p>43.41</text:p>
          </table:table-cell>
          <table:table-cell office:value-type="float" office:value="179.0074768066" calcext:value-type="float">
            <text:p>179.0074768066</text:p>
          </table:table-cell>
          <table:table-cell office:value-type="float" office:value="-0.1730842824" calcext:value-type="float">
            <text:p>-0.1730842824</text:p>
          </table:table-cell>
          <table:table-cell office:value-type="float" office:value="-0.0173084282" calcext:value-type="float">
            <text:p>-0.017308428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03434" calcext:value-type="float">
            <text:p>0.00303434</text:p>
          </table:table-cell>
          <table:table-cell office:value-type="float" office:value="0.00608398" calcext:value-type="float">
            <text:p>0.00608398</text:p>
          </table:table-cell>
          <table:table-cell office:value-type="float" office:value="-0.0009015882" calcext:value-type="float">
            <text:p>-0.000901588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43.46" calcext:value-type="float">
            <text:p>43.46</text:p>
          </table:table-cell>
          <table:table-cell office:value-type="float" office:value="178.9957733154" calcext:value-type="float">
            <text:p>178.9957733154</text:p>
          </table:table-cell>
          <table:table-cell office:value-type="float" office:value="-0.1980891557" calcext:value-type="float">
            <text:p>-0.1980891557</text:p>
          </table:table-cell>
          <table:table-cell office:value-type="float" office:value="-0.0198089156" calcext:value-type="float">
            <text:p>-0.019808915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27049" calcext:value-type="float">
            <text:p>0.00327049</text:p>
          </table:table-cell>
          <table:table-cell office:value-type="float" office:value="0.00601356" calcext:value-type="float">
            <text:p>0.00601356</text:p>
          </table:table-cell>
          <table:table-cell office:value-type="float" office:value="-0.000278696" calcext:value-type="float">
            <text:p>-0.00027869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3.51" calcext:value-type="float">
            <text:p>43.51</text:p>
          </table:table-cell>
          <table:table-cell office:value-type="float" office:value="178.9807739258" calcext:value-type="float">
            <text:p>178.9807739258</text:p>
          </table:table-cell>
          <table:table-cell office:value-type="float" office:value="-0.2218017531" calcext:value-type="float">
            <text:p>-0.2218017531</text:p>
          </table:table-cell>
          <table:table-cell office:value-type="float" office:value="-0.0221801753" calcext:value-type="float">
            <text:p>-0.022180175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58583" calcext:value-type="float">
            <text:p>0.00358583</text:p>
          </table:table-cell>
          <table:table-cell office:value-type="float" office:value="0.00592162" calcext:value-type="float">
            <text:p>0.00592162</text:p>
          </table:table-cell>
          <table:table-cell office:value-type="float" office:value="-0.0005330035" calcext:value-type="float">
            <text:p>-0.000533003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43.56" calcext:value-type="float">
            <text:p>43.56</text:p>
          </table:table-cell>
          <table:table-cell office:value-type="float" office:value="178.9752960205" calcext:value-type="float">
            <text:p>178.9752960205</text:p>
          </table:table-cell>
          <table:table-cell office:value-type="float" office:value="-0.2267416245" calcext:value-type="float">
            <text:p>-0.2267416245</text:p>
          </table:table-cell>
          <table:table-cell office:value-type="float" office:value="-0.0226741624" calcext:value-type="float">
            <text:p>-0.022674162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288" calcext:value-type="float">
            <text:p>0.0038288</text:p>
          </table:table-cell>
          <table:table-cell office:value-type="float" office:value="0.00592162" calcext:value-type="float">
            <text:p>0.00592162</text:p>
          </table:table-cell>
          <table:table-cell office:value-type="float" office:value="0.0003409086" calcext:value-type="float">
            <text:p>0.0003409086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43.61" calcext:value-type="float">
            <text:p>43.61</text:p>
          </table:table-cell>
          <table:table-cell office:value-type="float" office:value="178.9694519043" calcext:value-type="float">
            <text:p>178.9694519043</text:p>
          </table:table-cell>
          <table:table-cell office:value-type="float" office:value="-0.3020751767" calcext:value-type="float">
            <text:p>-0.3020751767</text:p>
          </table:table-cell>
          <table:table-cell office:value-type="float" office:value="-0.0302075177" calcext:value-type="float">
            <text:p>-0.030207517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4927" calcext:value-type="float">
            <text:p>0.0044927</text:p>
          </table:table-cell>
          <table:table-cell office:value-type="float" office:value="0.00584298" calcext:value-type="float">
            <text:p>0.00584298</text:p>
          </table:table-cell>
          <table:table-cell office:value-type="float" office:value="0.0025599114" calcext:value-type="float">
            <text:p>0.002559911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3.66" calcext:value-type="float">
            <text:p>43.66</text:p>
          </table:table-cell>
          <table:table-cell office:value-type="float" office:value="178.965713501" calcext:value-type="float">
            <text:p>178.965713501</text:p>
          </table:table-cell>
          <table:table-cell office:value-type="float" office:value="-0.3473142869" calcext:value-type="float">
            <text:p>-0.3473142869</text:p>
          </table:table-cell>
          <table:table-cell office:value-type="float" office:value="-0.0347314287" calcext:value-type="float">
            <text:p>-0.034731428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23643" calcext:value-type="float">
            <text:p>0.00523643</text:p>
          </table:table-cell>
          <table:table-cell office:value-type="float" office:value="0.00577418" calcext:value-type="float">
            <text:p>0.00577418</text:p>
          </table:table-cell>
          <table:table-cell office:value-type="float" office:value="0.0032549996" calcext:value-type="float">
            <text:p>0.003254999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43.71" calcext:value-type="float">
            <text:p>43.71</text:p>
          </table:table-cell>
          <table:table-cell office:value-type="float" office:value="178.9658203125" calcext:value-type="float">
            <text:p>178.9658203125</text:p>
          </table:table-cell>
          <table:table-cell office:value-type="float" office:value="-0.2644593855" calcext:value-type="float">
            <text:p>-0.2644593855</text:p>
          </table:table-cell>
          <table:table-cell office:value-type="float" office:value="-0.0264459386" calcext:value-type="float">
            <text:p>-0.026445938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17965" calcext:value-type="float">
            <text:p>0.00517965</text:p>
          </table:table-cell>
          <table:table-cell office:value-type="float" office:value="0.00570203" calcext:value-type="float">
            <text:p>0.00570203</text:p>
          </table:table-cell>
          <table:table-cell office:value-type="float" office:value="0.00207103" calcext:value-type="float">
            <text:p>0.0020710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43.76" calcext:value-type="float">
            <text:p>43.76</text:p>
          </table:table-cell>
          <table:table-cell office:value-type="float" office:value="178.96534729" calcext:value-type="float">
            <text:p>178.96534729</text:p>
          </table:table-cell>
          <table:table-cell office:value-type="float" office:value="-0.184659328" calcext:value-type="float">
            <text:p>-0.184659328</text:p>
          </table:table-cell>
          <table:table-cell office:value-type="float" office:value="-0.0184659328" calcext:value-type="float">
            <text:p>-0.018465932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61001" calcext:value-type="float">
            <text:p>0.00461001</text:p>
          </table:table-cell>
          <table:table-cell office:value-type="float" office:value="0.00567122" calcext:value-type="float">
            <text:p>0.00567122</text:p>
          </table:table-cell>
          <table:table-cell office:value-type="float" office:value="-0.0026154158" calcext:value-type="float">
            <text:p>-0.002615415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43.81" calcext:value-type="float">
            <text:p>43.81</text:p>
          </table:table-cell>
          <table:table-cell office:value-type="float" office:value="178.9600372314" calcext:value-type="float">
            <text:p>178.9600372314</text:p>
          </table:table-cell>
          <table:table-cell office:value-type="float" office:value="-0.284165609" calcext:value-type="float">
            <text:p>-0.284165609</text:p>
          </table:table-cell>
          <table:table-cell office:value-type="float" office:value="-0.0284165609" calcext:value-type="float">
            <text:p>-0.028416560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89372" calcext:value-type="float">
            <text:p>0.00489372</text:p>
          </table:table-cell>
          <table:table-cell office:value-type="float" office:value="0.00567122" calcext:value-type="float">
            <text:p>0.00567122</text:p>
          </table:table-cell>
          <table:table-cell office:value-type="float" office:value="0.002223556" calcext:value-type="float">
            <text:p>0.002223556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43.86" calcext:value-type="float">
            <text:p>43.86</text:p>
          </table:table-cell>
          <table:table-cell office:value-type="float" office:value="178.9637145996" calcext:value-type="float">
            <text:p>178.9637145996</text:p>
          </table:table-cell>
          <table:table-cell office:value-type="float" office:value="-0.2962205619" calcext:value-type="float">
            <text:p>-0.2962205619</text:p>
          </table:table-cell>
          <table:table-cell office:value-type="float" office:value="-0.0296220562" calcext:value-type="float">
            <text:p>-0.029622056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16304" calcext:value-type="float">
            <text:p>0.00516304</text:p>
          </table:table-cell>
          <table:table-cell office:value-type="float" office:value="0.00561606" calcext:value-type="float">
            <text:p>0.00561606</text:p>
          </table:table-cell>
          <table:table-cell office:value-type="float" office:value="0.0023128963" calcext:value-type="float">
            <text:p>0.002312896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43.91" calcext:value-type="float">
            <text:p>43.91</text:p>
          </table:table-cell>
          <table:table-cell office:value-type="float" office:value="178.9736938477" calcext:value-type="float">
            <text:p>178.9736938477</text:p>
          </table:table-cell>
          <table:table-cell office:value-type="float" office:value="-0.1445316416" calcext:value-type="float">
            <text:p>-0.1445316416</text:p>
          </table:table-cell>
          <table:table-cell office:value-type="float" office:value="-0.0144531642" calcext:value-type="float">
            <text:p>-0.014453164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33151" calcext:value-type="float">
            <text:p>0.00433151</text:p>
          </table:table-cell>
          <table:table-cell office:value-type="float" office:value="0.00561983" calcext:value-type="float">
            <text:p>0.00561983</text:p>
          </table:table-cell>
          <table:table-cell office:value-type="float" office:value="-0.0039012836" calcext:value-type="float">
            <text:p>-0.003901283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43.96" calcext:value-type="float">
            <text:p>43.96</text:p>
          </table:table-cell>
          <table:table-cell office:value-type="float" office:value="178.9811706543" calcext:value-type="float">
            <text:p>178.9811706543</text:p>
          </table:table-cell>
          <table:table-cell office:value-type="float" office:value="-0.2249197356" calcext:value-type="float">
            <text:p>-0.2249197356</text:p>
          </table:table-cell>
          <table:table-cell office:value-type="float" office:value="-0.0224919736" calcext:value-type="float">
            <text:p>-0.022491973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31337" calcext:value-type="float">
            <text:p>0.00431337</text:p>
          </table:table-cell>
          <table:table-cell office:value-type="float" office:value="0.00561983" calcext:value-type="float">
            <text:p>0.00561983</text:p>
          </table:table-cell>
          <table:table-cell office:value-type="float" office:value="0.0004373103" calcext:value-type="float">
            <text:p>0.000437310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44.01" calcext:value-type="float">
            <text:p>44.01</text:p>
          </table:table-cell>
          <table:table-cell office:value-type="float" office:value="178.9727630615" calcext:value-type="float">
            <text:p>178.9727630615</text:p>
          </table:table-cell>
          <table:table-cell office:value-type="float" office:value="-0.1608793387" calcext:value-type="float">
            <text:p>-0.1608793387</text:p>
          </table:table-cell>
          <table:table-cell office:value-type="float" office:value="-0.0160879339" calcext:value-type="float">
            <text:p>-0.01608793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7449" calcext:value-type="float">
            <text:p>0.00387449</text:p>
          </table:table-cell>
          <table:table-cell office:value-type="float" office:value="0.00561721" calcext:value-type="float">
            <text:p>0.00561721</text:p>
          </table:table-cell>
          <table:table-cell office:value-type="float" office:value="-0.0028026501" calcext:value-type="float">
            <text:p>-0.0028026501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44.06" calcext:value-type="float">
            <text:p>44.06</text:p>
          </table:table-cell>
          <table:table-cell office:value-type="float" office:value="178.980178833" calcext:value-type="float">
            <text:p>178.980178833</text:p>
          </table:table-cell>
          <table:table-cell office:value-type="float" office:value="-0.2378648235" calcext:value-type="float">
            <text:p>-0.2378648235</text:p>
          </table:table-cell>
          <table:table-cell office:value-type="float" office:value="-0.0237864824" calcext:value-type="float">
            <text:p>-0.023786482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9521" calcext:value-type="float">
            <text:p>0.00409521</text:p>
          </table:table-cell>
          <table:table-cell office:value-type="float" office:value="0.00561721" calcext:value-type="float">
            <text:p>0.00561721</text:p>
          </table:table-cell>
          <table:table-cell office:value-type="float" office:value="0.0018448854" calcext:value-type="float">
            <text:p>0.001844885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4.11" calcext:value-type="float">
            <text:p>44.11</text:p>
          </table:table-cell>
          <table:table-cell office:value-type="float" office:value="178.9856414795" calcext:value-type="float">
            <text:p>178.9856414795</text:p>
          </table:table-cell>
          <table:table-cell office:value-type="float" office:value="-0.1826145204" calcext:value-type="float">
            <text:p>-0.1826145204</text:p>
          </table:table-cell>
          <table:table-cell office:value-type="float" office:value="-0.018261452" calcext:value-type="float">
            <text:p>-0.01826145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7402" calcext:value-type="float">
            <text:p>0.00387402</text:p>
          </table:table-cell>
          <table:table-cell office:value-type="float" office:value="0.00560145" calcext:value-type="float">
            <text:p>0.00560145</text:p>
          </table:table-cell>
          <table:table-cell office:value-type="float" office:value="-0.0015148339" calcext:value-type="float">
            <text:p>-0.0015148339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4.16" calcext:value-type="float">
            <text:p>44.16</text:p>
          </table:table-cell>
          <table:table-cell office:value-type="float" office:value="178.9907226562" calcext:value-type="float">
            <text:p>178.9907226562</text:p>
          </table:table-cell>
          <table:table-cell office:value-type="float" office:value="-0.1183032346" calcext:value-type="float">
            <text:p>-0.1183032346</text:p>
          </table:table-cell>
          <table:table-cell office:value-type="float" office:value="-0.0118303235" calcext:value-type="float">
            <text:p>-0.011830323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29809" calcext:value-type="float">
            <text:p>0.00329809</text:p>
          </table:table-cell>
          <table:table-cell office:value-type="float" office:value="0.00566373" calcext:value-type="float">
            <text:p>0.00566373</text:p>
          </table:table-cell>
          <table:table-cell office:value-type="float" office:value="-0.0051085974" calcext:value-type="float">
            <text:p>-0.0051085974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44.21" calcext:value-type="float">
            <text:p>44.21</text:p>
          </table:table-cell>
          <table:table-cell office:value-type="float" office:value="178.9891204834" calcext:value-type="float">
            <text:p>178.9891204834</text:p>
          </table:table-cell>
          <table:table-cell office:value-type="float" office:value="-0.2532180971" calcext:value-type="float">
            <text:p>-0.2532180971</text:p>
          </table:table-cell>
          <table:table-cell office:value-type="float" office:value="-0.0253218097" calcext:value-type="float">
            <text:p>-0.025321809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81358" calcext:value-type="float">
            <text:p>0.00381358</text:p>
          </table:table-cell>
          <table:table-cell office:value-type="float" office:value="0.00566373" calcext:value-type="float">
            <text:p>0.00566373</text:p>
          </table:table-cell>
          <table:table-cell office:value-type="float" office:value="0.0028639409" calcext:value-type="float">
            <text:p>0.0028639409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44.26" calcext:value-type="float">
            <text:p>44.26</text:p>
          </table:table-cell>
          <table:table-cell office:value-type="float" office:value="178.994140625" calcext:value-type="float">
            <text:p>178.994140625</text:p>
          </table:table-cell>
          <table:table-cell office:value-type="float" office:value="-0.2799772674" calcext:value-type="float">
            <text:p>-0.2799772674</text:p>
          </table:table-cell>
          <table:table-cell office:value-type="float" office:value="-0.0279977267" calcext:value-type="float">
            <text:p>-0.027997726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3353" calcext:value-type="float">
            <text:p>0.0043353</text:p>
          </table:table-cell>
          <table:table-cell office:value-type="float" office:value="0.00574799" calcext:value-type="float">
            <text:p>0.00574799</text:p>
          </table:table-cell>
          <table:table-cell office:value-type="float" office:value="0.0026805562" calcext:value-type="float">
            <text:p>0.002680556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44.31" calcext:value-type="float">
            <text:p>44.31</text:p>
          </table:table-cell>
          <table:table-cell office:value-type="float" office:value="179.0001831055" calcext:value-type="float">
            <text:p>179.0001831055</text:p>
          </table:table-cell>
          <table:table-cell office:value-type="float" office:value="-0.2576276209" calcext:value-type="float">
            <text:p>-0.2576276209</text:p>
          </table:table-cell>
          <table:table-cell office:value-type="float" office:value="-0.0257627621" calcext:value-type="float">
            <text:p>-0.025762762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3387" calcext:value-type="float">
            <text:p>0.00453387</text:p>
          </table:table-cell>
          <table:table-cell office:value-type="float" office:value="0.00574799" calcext:value-type="float">
            <text:p>0.00574799</text:p>
          </table:table-cell>
          <table:table-cell office:value-type="float" office:value="0.0001504372" calcext:value-type="float">
            <text:p>0.0001504372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44.36" calcext:value-type="float">
            <text:p>44.36</text:p>
          </table:table-cell>
          <table:table-cell office:value-type="float" office:value="179.0155334473" calcext:value-type="float">
            <text:p>179.0155334473</text:p>
          </table:table-cell>
          <table:table-cell office:value-type="float" office:value="-0.3131197112" calcext:value-type="float">
            <text:p>-0.3131197112</text:p>
          </table:table-cell>
          <table:table-cell office:value-type="float" office:value="-0.0313119711" calcext:value-type="float">
            <text:p>-0.031311971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03596" calcext:value-type="float">
            <text:p>0.00503596</text:p>
          </table:table-cell>
          <table:table-cell office:value-type="float" office:value="0.00577774" calcext:value-type="float">
            <text:p>0.00577774</text:p>
          </table:table-cell>
          <table:table-cell office:value-type="float" office:value="0.0015507339" calcext:value-type="float">
            <text:p>0.0015507339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44.41" calcext:value-type="float">
            <text:p>44.41</text:p>
          </table:table-cell>
          <table:table-cell office:value-type="float" office:value="179.0189056396" calcext:value-type="float">
            <text:p>179.0189056396</text:p>
          </table:table-cell>
          <table:table-cell office:value-type="float" office:value="-0.1894627794" calcext:value-type="float">
            <text:p>-0.1894627794</text:p>
          </table:table-cell>
          <table:table-cell office:value-type="float" office:value="-0.0189462779" calcext:value-type="float">
            <text:p>-0.018946277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54631" calcext:value-type="float">
            <text:p>0.00454631</text:p>
          </table:table-cell>
          <table:table-cell office:value-type="float" office:value="0.00585684" calcext:value-type="float">
            <text:p>0.00585684</text:p>
          </table:table-cell>
          <table:table-cell office:value-type="float" office:value="-0.000777168" calcext:value-type="float">
            <text:p>-0.00077716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4.46" calcext:value-type="float">
            <text:p>44.46</text:p>
          </table:table-cell>
          <table:table-cell office:value-type="float" office:value="179.0157165527" calcext:value-type="float">
            <text:p>179.0157165527</text:p>
          </table:table-cell>
          <table:table-cell office:value-type="float" office:value="-0.2546599859" calcext:value-type="float">
            <text:p>-0.2546599859</text:p>
          </table:table-cell>
          <table:table-cell office:value-type="float" office:value="-0.0254659986" calcext:value-type="float">
            <text:p>-0.025465998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65465" calcext:value-type="float">
            <text:p>0.00465465</text:p>
          </table:table-cell>
          <table:table-cell office:value-type="float" office:value="0.00585684" calcext:value-type="float">
            <text:p>0.00585684</text:p>
          </table:table-cell>
          <table:table-cell office:value-type="float" office:value="0.0002188522" calcext:value-type="float">
            <text:p>0.0002188522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44.51" calcext:value-type="float">
            <text:p>44.51</text:p>
          </table:table-cell>
          <table:table-cell office:value-type="float" office:value="179.027053833" calcext:value-type="float">
            <text:p>179.027053833</text:p>
          </table:table-cell>
          <table:table-cell office:value-type="float" office:value="-0.3426006413" calcext:value-type="float">
            <text:p>-0.3426006413</text:p>
          </table:table-cell>
          <table:table-cell office:value-type="float" office:value="-0.0342600641" calcext:value-type="float">
            <text:p>-0.034260064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31289" calcext:value-type="float">
            <text:p>0.00531289</text:p>
          </table:table-cell>
          <table:table-cell office:value-type="float" office:value="0.00596975" calcext:value-type="float">
            <text:p>0.00596975</text:p>
          </table:table-cell>
          <table:table-cell office:value-type="float" office:value="0.003477844" calcext:value-type="float">
            <text:p>0.00347784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4.56" calcext:value-type="float">
            <text:p>44.56</text:p>
          </table:table-cell>
          <table:table-cell office:value-type="float" office:value="179.033203125" calcext:value-type="float">
            <text:p>179.033203125</text:p>
          </table:table-cell>
          <table:table-cell office:value-type="float" office:value="-0.2937263015" calcext:value-type="float">
            <text:p>-0.2937263015</text:p>
          </table:table-cell>
          <table:table-cell office:value-type="float" office:value="-0.0293726301" calcext:value-type="float">
            <text:p>-0.0293726301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42563" calcext:value-type="float">
            <text:p>0.00542563</text:p>
          </table:table-cell>
          <table:table-cell office:value-type="float" office:value="0.00596975" calcext:value-type="float">
            <text:p>0.00596975</text:p>
          </table:table-cell>
          <table:table-cell office:value-type="float" office:value="0.00067087" calcext:value-type="float">
            <text:p>0.00067087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44.61" calcext:value-type="float">
            <text:p>44.61</text:p>
          </table:table-cell>
          <table:table-cell office:value-type="float" office:value="179.0313568115" calcext:value-type="float">
            <text:p>179.0313568115</text:p>
          </table:table-cell>
          <table:table-cell office:value-type="float" office:value="-0.3433364798" calcext:value-type="float">
            <text:p>-0.3433364798</text:p>
          </table:table-cell>
          <table:table-cell office:value-type="float" office:value="-0.034333648" calcext:value-type="float">
            <text:p>-0.03433364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83135" calcext:value-type="float">
            <text:p>0.00583135</text:p>
          </table:table-cell>
          <table:table-cell office:value-type="float" office:value="0.00601793" calcext:value-type="float">
            <text:p>0.00601793</text:p>
          </table:table-cell>
          <table:table-cell office:value-type="float" office:value="0.0034560159" calcext:value-type="float">
            <text:p>0.0034560159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44.66" calcext:value-type="float">
            <text:p>44.66</text:p>
          </table:table-cell>
          <table:table-cell office:value-type="float" office:value="179.0277557373" calcext:value-type="float">
            <text:p>179.0277557373</text:p>
          </table:table-cell>
          <table:table-cell office:value-type="float" office:value="-0.3503562393" calcext:value-type="float">
            <text:p>-0.3503562393</text:p>
          </table:table-cell>
          <table:table-cell office:value-type="float" office:value="-0.0350356239" calcext:value-type="float">
            <text:p>-0.035035623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14839" calcext:value-type="float">
            <text:p>0.00614839</text:p>
          </table:table-cell>
          <table:table-cell office:value-type="float" office:value="0.00607104" calcext:value-type="float">
            <text:p>0.00607104</text:p>
          </table:table-cell>
          <table:table-cell office:value-type="float" office:value="0.0021442168" calcext:value-type="float">
            <text:p>0.0021442168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44.71" calcext:value-type="float">
            <text:p>44.71</text:p>
          </table:table-cell>
          <table:table-cell office:value-type="float" office:value="179.0260009766" calcext:value-type="float">
            <text:p>179.0260009766</text:p>
          </table:table-cell>
          <table:table-cell office:value-type="float" office:value="-0.3288994801" calcext:value-type="float">
            <text:p>-0.3288994801</text:p>
          </table:table-cell>
          <table:table-cell office:value-type="float" office:value="-0.032889948" calcext:value-type="float">
            <text:p>-0.03288994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21658" calcext:value-type="float">
            <text:p>0.00621658</text:p>
          </table:table-cell>
          <table:table-cell office:value-type="float" office:value="0.00607104" calcext:value-type="float">
            <text:p>0.00607104</text:p>
          </table:table-cell>
          <table:table-cell office:value-type="float" office:value="0.0012669933" calcext:value-type="float">
            <text:p>0.001266993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44.76" calcext:value-type="float">
            <text:p>44.76</text:p>
          </table:table-cell>
          <table:table-cell office:value-type="float" office:value="179.029876709" calcext:value-type="float">
            <text:p>179.029876709</text:p>
          </table:table-cell>
          <table:table-cell office:value-type="float" office:value="-0.3606237435" calcext:value-type="float">
            <text:p>-0.3606237435</text:p>
          </table:table-cell>
          <table:table-cell office:value-type="float" office:value="-0.0360623743" calcext:value-type="float">
            <text:p>-0.036062374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47342" calcext:value-type="float">
            <text:p>0.00647342</text:p>
          </table:table-cell>
          <table:table-cell office:value-type="float" office:value="0.00611434" calcext:value-type="float">
            <text:p>0.00611434</text:p>
          </table:table-cell>
          <table:table-cell office:value-type="float" office:value="0.0026644697" calcext:value-type="float">
            <text:p>0.0026644697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44.81" calcext:value-type="float">
            <text:p>44.81</text:p>
          </table:table-cell>
          <table:table-cell office:value-type="float" office:value="179.0322113037" calcext:value-type="float">
            <text:p>179.0322113037</text:p>
          </table:table-cell>
          <table:table-cell office:value-type="float" office:value="-0.3103721372" calcext:value-type="float">
            <text:p>-0.3103721372</text:p>
          </table:table-cell>
          <table:table-cell office:value-type="float" office:value="-0.0310372137" calcext:value-type="float">
            <text:p>-0.031037213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30961" calcext:value-type="float">
            <text:p>0.00630961</text:p>
          </table:table-cell>
          <table:table-cell office:value-type="float" office:value="0.00614742" calcext:value-type="float">
            <text:p>0.00614742</text:p>
          </table:table-cell>
          <table:table-cell office:value-type="float" office:value="0.0028814818" calcext:value-type="float">
            <text:p>0.0028814818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4.86" calcext:value-type="float">
            <text:p>44.86</text:p>
          </table:table-cell>
          <table:table-cell office:value-type="float" office:value="179.0224151611" calcext:value-type="float">
            <text:p>179.0224151611</text:p>
          </table:table-cell>
          <table:table-cell office:value-type="float" office:value="-0.3250883869" calcext:value-type="float">
            <text:p>-0.3250883869</text:p>
          </table:table-cell>
          <table:table-cell office:value-type="float" office:value="-0.0325088387" calcext:value-type="float">
            <text:p>-0.032508838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29857" calcext:value-type="float">
            <text:p>0.00629857</text:p>
          </table:table-cell>
          <table:table-cell office:value-type="float" office:value="0.00614742" calcext:value-type="float">
            <text:p>0.00614742</text:p>
          </table:table-cell>
          <table:table-cell office:value-type="float" office:value="0.0007231422" calcext:value-type="float">
            <text:p>0.0007231422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44.91" calcext:value-type="float">
            <text:p>44.91</text:p>
          </table:table-cell>
          <table:table-cell office:value-type="float" office:value="179.0181427002" calcext:value-type="float">
            <text:p>179.0181427002</text:p>
          </table:table-cell>
          <table:table-cell office:value-type="float" office:value="-0.272823778" calcext:value-type="float">
            <text:p>-0.272823778</text:p>
          </table:table-cell>
          <table:table-cell office:value-type="float" office:value="-0.0272823778" calcext:value-type="float">
            <text:p>-0.027282377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9429" calcext:value-type="float">
            <text:p>0.0059429</text:p>
          </table:table-cell>
          <table:table-cell office:value-type="float" office:value="0.00619128" calcext:value-type="float">
            <text:p>0.00619128</text:p>
          </table:table-cell>
          <table:table-cell office:value-type="float" office:value="-0.0000152531" calcext:value-type="float">
            <text:p>-1.52531E-05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44.96" calcext:value-type="float">
            <text:p>44.96</text:p>
          </table:table-cell>
          <table:table-cell office:value-type="float" office:value="179.0089416504" calcext:value-type="float">
            <text:p>179.0089416504</text:p>
          </table:table-cell>
          <table:table-cell office:value-type="float" office:value="-0.3669041791" calcext:value-type="float">
            <text:p>-0.3669041791</text:p>
          </table:table-cell>
          <table:table-cell office:value-type="float" office:value="-0.0366904179" calcext:value-type="float">
            <text:p>-0.036690417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33298" calcext:value-type="float">
            <text:p>0.00633298</text:p>
          </table:table-cell>
          <table:table-cell office:value-type="float" office:value="0.00619128" calcext:value-type="float">
            <text:p>0.00619128</text:p>
          </table:table-cell>
          <table:table-cell office:value-type="float" office:value="0.0050028991" calcext:value-type="float">
            <text:p>0.005002899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178.9955596924" calcext:value-type="float">
            <text:p>178.9955596924</text:p>
          </table:table-cell>
          <table:table-cell office:value-type="float" office:value="-0.3359975561" calcext:value-type="float">
            <text:p>-0.3359975561</text:p>
          </table:table-cell>
          <table:table-cell office:value-type="float" office:value="-0.0335997556" calcext:value-type="float">
            <text:p>-0.033599755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38684" calcext:value-type="float">
            <text:p>0.00638684</text:p>
          </table:table-cell>
          <table:table-cell office:value-type="float" office:value="0.00621232" calcext:value-type="float">
            <text:p>0.00621232</text:p>
          </table:table-cell>
          <table:table-cell office:value-type="float" office:value="0.0025876339" calcext:value-type="float">
            <text:p>0.002587633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5.06" calcext:value-type="float">
            <text:p>45.06</text:p>
          </table:table-cell>
          <table:table-cell office:value-type="float" office:value="178.9987182617" calcext:value-type="float">
            <text:p>178.9987182617</text:p>
          </table:table-cell>
          <table:table-cell office:value-type="float" office:value="-0.2889959199" calcext:value-type="float">
            <text:p>-0.2889959199</text:p>
          </table:table-cell>
          <table:table-cell office:value-type="float" office:value="-0.028899592" calcext:value-type="float">
            <text:p>-0.02889959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610947" calcext:value-type="float">
            <text:p>0.00610947</text:p>
          </table:table-cell>
          <table:table-cell office:value-type="float" office:value="0.00620137" calcext:value-type="float">
            <text:p>0.00620137</text:p>
          </table:table-cell>
          <table:table-cell office:value-type="float" office:value="0.0010420267" calcext:value-type="float">
            <text:p>0.0010420267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45.11" calcext:value-type="float">
            <text:p>45.11</text:p>
          </table:table-cell>
          <table:table-cell office:value-type="float" office:value="179.000793457" calcext:value-type="float">
            <text:p>179.000793457</text:p>
          </table:table-cell>
          <table:table-cell office:value-type="float" office:value="-0.211440178" calcext:value-type="float">
            <text:p>-0.211440178</text:p>
          </table:table-cell>
          <table:table-cell office:value-type="float" office:value="-0.0211440178" calcext:value-type="float">
            <text:p>-0.021144017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40785" calcext:value-type="float">
            <text:p>0.00540785</text:p>
          </table:table-cell>
          <table:table-cell office:value-type="float" office:value="0.00620137" calcext:value-type="float">
            <text:p>0.00620137</text:p>
          </table:table-cell>
          <table:table-cell office:value-type="float" office:value="-0.0005141434" calcext:value-type="float">
            <text:p>-0.000514143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45.16" calcext:value-type="float">
            <text:p>45.16</text:p>
          </table:table-cell>
          <table:table-cell office:value-type="float" office:value="179.0016326904" calcext:value-type="float">
            <text:p>179.0016326904</text:p>
          </table:table-cell>
          <table:table-cell office:value-type="float" office:value="-0.2067145044" calcext:value-type="float">
            <text:p>-0.2067145044</text:p>
          </table:table-cell>
          <table:table-cell office:value-type="float" office:value="-0.0206714504" calcext:value-type="float">
            <text:p>-0.020671450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909" calcext:value-type="float">
            <text:p>0.004909</text:p>
          </table:table-cell>
          <table:table-cell office:value-type="float" office:value="0.00617379" calcext:value-type="float">
            <text:p>0.00617379</text:p>
          </table:table-cell>
          <table:table-cell office:value-type="float" office:value="0.0000932475" calcext:value-type="float">
            <text:p>9.32475E-05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45.21" calcext:value-type="float">
            <text:p>45.21</text:p>
          </table:table-cell>
          <table:table-cell office:value-type="float" office:value="178.9927825928" calcext:value-type="float">
            <text:p>178.9927825928</text:p>
          </table:table-cell>
          <table:table-cell office:value-type="float" office:value="-0.2163917188" calcext:value-type="float">
            <text:p>-0.2163917188</text:p>
          </table:table-cell>
          <table:table-cell office:value-type="float" office:value="-0.0216391719" calcext:value-type="float">
            <text:p>-0.021639171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6412" calcext:value-type="float">
            <text:p>0.0046412</text:p>
          </table:table-cell>
          <table:table-cell office:value-type="float" office:value="0.00617379" calcext:value-type="float">
            <text:p>0.00617379</text:p>
          </table:table-cell>
          <table:table-cell office:value-type="float" office:value="0.0000146362" calcext:value-type="float">
            <text:p>1.46362E-0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5.26" calcext:value-type="float">
            <text:p>45.26</text:p>
          </table:table-cell>
          <table:table-cell office:value-type="float" office:value="178.9960174561" calcext:value-type="float">
            <text:p>178.9960174561</text:p>
          </table:table-cell>
          <table:table-cell office:value-type="float" office:value="-0.340811596" calcext:value-type="float">
            <text:p>-0.340811596</text:p>
          </table:table-cell>
          <table:table-cell office:value-type="float" office:value="-0.0340811596" calcext:value-type="float">
            <text:p>-0.034081159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29201" calcext:value-type="float">
            <text:p>0.00529201</text:p>
          </table:table-cell>
          <table:table-cell office:value-type="float" office:value="0.00617379" calcext:value-type="float">
            <text:p>0.00617379</text:p>
          </table:table-cell>
          <table:table-cell office:value-type="float" office:value="0.0017762631" calcext:value-type="float">
            <text:p>0.001776263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45.32" calcext:value-type="float">
            <text:p>45.32</text:p>
          </table:table-cell>
          <table:table-cell office:value-type="float" office:value="178.9679412842" calcext:value-type="float">
            <text:p>178.9679412842</text:p>
          </table:table-cell>
          <table:table-cell office:value-type="float" office:value="-0.203108108" calcext:value-type="float">
            <text:p>-0.203108108</text:p>
          </table:table-cell>
          <table:table-cell office:value-type="float" office:value="-0.0203108108" calcext:value-type="float">
            <text:p>-0.020310810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8078" calcext:value-type="float">
            <text:p>0.0048078</text:p>
          </table:table-cell>
          <table:table-cell office:value-type="float" office:value="0.00611922" calcext:value-type="float">
            <text:p>0.00611922</text:p>
          </table:table-cell>
          <table:table-cell office:value-type="float" office:value="-0.0006176808" calcext:value-type="float">
            <text:p>-0.0006176808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45.36" calcext:value-type="float">
            <text:p>45.36</text:p>
          </table:table-cell>
          <table:table-cell office:value-type="float" office:value="178.972442627" calcext:value-type="float">
            <text:p>178.972442627</text:p>
          </table:table-cell>
          <table:table-cell office:value-type="float" office:value="-0.1426917773" calcext:value-type="float">
            <text:p>-0.1426917773</text:p>
          </table:table-cell>
          <table:table-cell office:value-type="float" office:value="-0.0142691777" calcext:value-type="float">
            <text:p>-0.014269177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08263" calcext:value-type="float">
            <text:p>0.00408263</text:p>
          </table:table-cell>
          <table:table-cell office:value-type="float" office:value="0.00611922" calcext:value-type="float">
            <text:p>0.00611922</text:p>
          </table:table-cell>
          <table:table-cell office:value-type="float" office:value="-0.0028886031" calcext:value-type="float">
            <text:p>-0.0028886031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45.41" calcext:value-type="float">
            <text:p>45.41</text:p>
          </table:table-cell>
          <table:table-cell office:value-type="float" office:value="178.9671020508" calcext:value-type="float">
            <text:p>178.9671020508</text:p>
          </table:table-cell>
          <table:table-cell office:value-type="float" office:value="-0.2753465546" calcext:value-type="float">
            <text:p>-0.2753465546</text:p>
          </table:table-cell>
          <table:table-cell office:value-type="float" office:value="-0.0275346555" calcext:value-type="float">
            <text:p>-0.0275346555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48365" calcext:value-type="float">
            <text:p>0.00448365</text:p>
          </table:table-cell>
          <table:table-cell office:value-type="float" office:value="0.00604533" calcext:value-type="float">
            <text:p>0.00604533</text:p>
          </table:table-cell>
          <table:table-cell office:value-type="float" office:value="-0.0014731712" calcext:value-type="float">
            <text:p>-0.0014731712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45.46" calcext:value-type="float">
            <text:p>45.46</text:p>
          </table:table-cell>
          <table:table-cell office:value-type="float" office:value="178.966796875" calcext:value-type="float">
            <text:p>178.966796875</text:p>
          </table:table-cell>
          <table:table-cell office:value-type="float" office:value="-0.2553839319" calcext:value-type="float">
            <text:p>-0.2553839319</text:p>
          </table:table-cell>
          <table:table-cell office:value-type="float" office:value="-0.0255383932" calcext:value-type="float">
            <text:p>-0.025538393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61773" calcext:value-type="float">
            <text:p>0.00461773</text:p>
          </table:table-cell>
          <table:table-cell office:value-type="float" office:value="0.00604533" calcext:value-type="float">
            <text:p>0.00604533</text:p>
          </table:table-cell>
          <table:table-cell office:value-type="float" office:value="0.0015076526" calcext:value-type="float">
            <text:p>0.001507652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45.51" calcext:value-type="float">
            <text:p>45.51</text:p>
          </table:table-cell>
          <table:table-cell office:value-type="float" office:value="178.9635314941" calcext:value-type="float">
            <text:p>178.9635314941</text:p>
          </table:table-cell>
          <table:table-cell office:value-type="float" office:value="-0.3012596493" calcext:value-type="float">
            <text:p>-0.3012596493</text:p>
          </table:table-cell>
          <table:table-cell office:value-type="float" office:value="-0.0301259649" calcext:value-type="float">
            <text:p>-0.030125964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01278" calcext:value-type="float">
            <text:p>0.00501278</text:p>
          </table:table-cell>
          <table:table-cell office:value-type="float" office:value="0.00604533" calcext:value-type="float">
            <text:p>0.00604533</text:p>
          </table:table-cell>
          <table:table-cell office:value-type="float" office:value="0.0005912939" calcext:value-type="float">
            <text:p>0.000591293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5.56" calcext:value-type="float">
            <text:p>45.56</text:p>
          </table:table-cell>
          <table:table-cell office:value-type="float" office:value="178.967880249" calcext:value-type="float">
            <text:p>178.967880249</text:p>
          </table:table-cell>
          <table:table-cell office:value-type="float" office:value="-0.1740075568" calcext:value-type="float">
            <text:p>-0.1740075568</text:p>
          </table:table-cell>
          <table:table-cell office:value-type="float" office:value="-0.0174007557" calcext:value-type="float">
            <text:p>-0.017400755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42787" calcext:value-type="float">
            <text:p>0.00442787</text:p>
          </table:table-cell>
          <table:table-cell office:value-type="float" office:value="0.0059643" calcext:value-type="float">
            <text:p>0.0059643</text:p>
          </table:table-cell>
          <table:table-cell office:value-type="float" office:value="-0.0011579131" calcext:value-type="float">
            <text:p>-0.0011579131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45.61" calcext:value-type="float">
            <text:p>45.61</text:p>
          </table:table-cell>
          <table:table-cell office:value-type="float" office:value="178.9716339111" calcext:value-type="float">
            <text:p>178.9716339111</text:p>
          </table:table-cell>
          <table:table-cell office:value-type="float" office:value="-0.2030486642" calcext:value-type="float">
            <text:p>-0.2030486642</text:p>
          </table:table-cell>
          <table:table-cell office:value-type="float" office:value="-0.0203048664" calcext:value-type="float">
            <text:p>-0.0203048664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423179" calcext:value-type="float">
            <text:p>0.00423179</text:p>
          </table:table-cell>
          <table:table-cell office:value-type="float" office:value="0.0059643" calcext:value-type="float">
            <text:p>0.0059643</text:p>
          </table:table-cell>
          <table:table-cell office:value-type="float" office:value="-0.0022645893" calcext:value-type="float">
            <text:p>-0.0022645893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45.66" calcext:value-type="float">
            <text:p>45.66</text:p>
          </table:table-cell>
          <table:table-cell office:value-type="float" office:value="178.9789428711" calcext:value-type="float">
            <text:p>178.9789428711</text:p>
          </table:table-cell>
          <table:table-cell office:value-type="float" office:value="-0.3456893334" calcext:value-type="float">
            <text:p>-0.3456893334</text:p>
          </table:table-cell>
          <table:table-cell office:value-type="float" office:value="-0.0345689333" calcext:value-type="float">
            <text:p>-0.0345689333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50518" calcext:value-type="float">
            <text:p>0.0050518</text:p>
          </table:table-cell>
          <table:table-cell office:value-type="float" office:value="0.00588168" calcext:value-type="float">
            <text:p>0.00588168</text:p>
          </table:table-cell>
          <table:table-cell office:value-type="float" office:value="0.0013118677" calcext:value-type="float">
            <text:p>0.0013118677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45.71" calcext:value-type="float">
            <text:p>45.71</text:p>
          </table:table-cell>
          <table:table-cell office:value-type="float" office:value="178.9723358154" calcext:value-type="float">
            <text:p>178.9723358154</text:p>
          </table:table-cell>
          <table:table-cell office:value-type="float" office:value="-0.1024528823" calcext:value-type="float">
            <text:p>-0.1024528823</text:p>
          </table:table-cell>
          <table:table-cell office:value-type="float" office:value="-0.0102452882" calcext:value-type="float">
            <text:p>-0.010245288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97699" calcext:value-type="float">
            <text:p>0.00397699</text:p>
          </table:table-cell>
          <table:table-cell office:value-type="float" office:value="0.00588168" calcext:value-type="float">
            <text:p>0.00588168</text:p>
          </table:table-cell>
          <table:table-cell office:value-type="float" office:value="-0.0030824388" calcext:value-type="float">
            <text:p>-0.0030824388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5.76" calcext:value-type="float">
            <text:p>45.76</text:p>
          </table:table-cell>
          <table:table-cell office:value-type="float" office:value="178.9716033936" calcext:value-type="float">
            <text:p>178.9716033936</text:p>
          </table:table-cell>
          <table:table-cell office:value-type="float" office:value="-0.078210687" calcext:value-type="float">
            <text:p>-0.078210687</text:p>
          </table:table-cell>
          <table:table-cell office:value-type="float" office:value="-0.0078210687" calcext:value-type="float">
            <text:p>-0.007821068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309948" calcext:value-type="float">
            <text:p>0.00309948</text:p>
          </table:table-cell>
          <table:table-cell office:value-type="float" office:value="0.00588168" calcext:value-type="float">
            <text:p>0.00588168</text:p>
          </table:table-cell>
          <table:table-cell office:value-type="float" office:value="-0.0035538594" calcext:value-type="float">
            <text:p>-0.003553859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5.81" calcext:value-type="float">
            <text:p>45.81</text:p>
          </table:table-cell>
          <table:table-cell office:value-type="float" office:value="178.9752807617" calcext:value-type="float">
            <text:p>178.9752807617</text:p>
          </table:table-cell>
          <table:table-cell office:value-type="float" office:value="-0.1418030975" calcext:value-type="float">
            <text:p>-0.1418030975</text:p>
          </table:table-cell>
          <table:table-cell office:value-type="float" office:value="-0.0141803098" calcext:value-type="float">
            <text:p>-0.0141803098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93877" calcext:value-type="float">
            <text:p>0.00293877</text:p>
          </table:table-cell>
          <table:table-cell office:value-type="float" office:value="0.00581273" calcext:value-type="float">
            <text:p>0.00581273</text:p>
          </table:table-cell>
          <table:table-cell office:value-type="float" office:value="-0.0023613315" calcext:value-type="float">
            <text:p>-0.0023613315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45.86" calcext:value-type="float">
            <text:p>45.86</text:p>
          </table:table-cell>
          <table:table-cell office:value-type="float" office:value="178.9759063721" calcext:value-type="float">
            <text:p>178.9759063721</text:p>
          </table:table-cell>
          <table:table-cell office:value-type="float" office:value="-0.0845404524" calcext:value-type="float">
            <text:p>-0.0845404524</text:p>
          </table:table-cell>
          <table:table-cell office:value-type="float" office:value="-0.0084540452" calcext:value-type="float">
            <text:p>-0.0084540452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45009" calcext:value-type="float">
            <text:p>0.00245009</text:p>
          </table:table-cell>
          <table:table-cell office:value-type="float" office:value="0.00581273" calcext:value-type="float">
            <text:p>0.00581273</text:p>
          </table:table-cell>
          <table:table-cell office:value-type="float" office:value="-0.0038195729" calcext:value-type="float">
            <text:p>-0.0038195729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45.91" calcext:value-type="float">
            <text:p>45.91</text:p>
          </table:table-cell>
          <table:table-cell office:value-type="float" office:value="178.9673614502" calcext:value-type="float">
            <text:p>178.9673614502</text:p>
          </table:table-cell>
          <table:table-cell office:value-type="float" office:value="-0.1850465356" calcext:value-type="float">
            <text:p>-0.1850465356</text:p>
          </table:table-cell>
          <table:table-cell office:value-type="float" office:value="-0.0185046536" calcext:value-type="float">
            <text:p>-0.018504653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7944" calcext:value-type="float">
            <text:p>0.0027944</text:p>
          </table:table-cell>
          <table:table-cell office:value-type="float" office:value="0.00575128" calcext:value-type="float">
            <text:p>0.00575128</text:p>
          </table:table-cell>
          <table:table-cell office:value-type="float" office:value="-0.0005660296" calcext:value-type="float">
            <text:p>-0.0005660296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45.96" calcext:value-type="float">
            <text:p>45.96</text:p>
          </table:table-cell>
          <table:table-cell office:value-type="float" office:value="178.9664306641" calcext:value-type="float">
            <text:p>178.9664306641</text:p>
          </table:table-cell>
          <table:table-cell office:value-type="float" office:value="-0.1389056768" calcext:value-type="float">
            <text:p>-0.1389056768</text:p>
          </table:table-cell>
          <table:table-cell office:value-type="float" office:value="-0.0138905677" calcext:value-type="float">
            <text:p>-0.013890567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71624" calcext:value-type="float">
            <text:p>0.00271624</text:p>
          </table:table-cell>
          <table:table-cell office:value-type="float" office:value="0.00575128" calcext:value-type="float">
            <text:p>0.00575128</text:p>
          </table:table-cell>
          <table:table-cell office:value-type="float" office:value="-0.0021542502" calcext:value-type="float">
            <text:p>-0.0021542502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46.01" calcext:value-type="float">
            <text:p>46.01</text:p>
          </table:table-cell>
          <table:table-cell office:value-type="float" office:value="178.9640960693" calcext:value-type="float">
            <text:p>178.9640960693</text:p>
          </table:table-cell>
          <table:table-cell office:value-type="float" office:value="-0.0699133256" calcext:value-type="float">
            <text:p>-0.0699133256</text:p>
          </table:table-cell>
          <table:table-cell office:value-type="float" office:value="-0.0069913326" calcext:value-type="float">
            <text:p>-0.0069913326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20439" calcext:value-type="float">
            <text:p>0.00220439</text:p>
          </table:table-cell>
          <table:table-cell office:value-type="float" office:value="0.00575128" calcext:value-type="float">
            <text:p>0.00575128</text:p>
          </table:table-cell>
          <table:table-cell office:value-type="float" office:value="-0.0025463396" calcext:value-type="float">
            <text:p>-0.0025463396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178.9671020508" calcext:value-type="float">
            <text:p>178.9671020508</text:p>
          </table:table-cell>
          <table:table-cell office:value-type="float" office:value="-0.110739849" calcext:value-type="float">
            <text:p>-0.110739849</text:p>
          </table:table-cell>
          <table:table-cell office:value-type="float" office:value="-0.0110739849" calcext:value-type="float">
            <text:p>-0.0110739849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213552" calcext:value-type="float">
            <text:p>0.00213552</text:p>
          </table:table-cell>
          <table:table-cell office:value-type="float" office:value="0.00569871" calcext:value-type="float">
            <text:p>0.00569871</text:p>
          </table:table-cell>
          <table:table-cell office:value-type="float" office:value="-0.0030130405" calcext:value-type="float">
            <text:p>-0.0030130405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178.9609527588" calcext:value-type="float">
            <text:p>178.9609527588</text:p>
          </table:table-cell>
          <table:table-cell office:value-type="float" office:value="-0.0466657769" calcext:value-type="float">
            <text:p>-0.0466657769</text:p>
          </table:table-cell>
          <table:table-cell office:value-type="float" office:value="-0.0046665777" calcext:value-type="float">
            <text:p>-0.0046665777</text:p>
          </table:table-cell>
          <table:table-cell office:value-type="float" office:value="-0.0002122497" calcext:value-type="float">
            <text:p>-0.0002122497</text:p>
          </table:table-cell>
          <table:table-cell office:value-type="float" office:value="0.00166263" calcext:value-type="float">
            <text:p>0.00166263</text:p>
          </table:table-cell>
          <table:table-cell office:value-type="float" office:value="0.00569871" calcext:value-type="float">
            <text:p>0.00569871</text:p>
          </table:table-cell>
          <table:table-cell office:value-type="float" office:value="-0.0034007897" calcext:value-type="float">
            <text:p>-0.0034007897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46.17" calcext:value-type="float">
            <text:p>46.17</text:p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7:44:46.059142049</dc:date>
    <meta:editing-duration>PT2M18S</meta:editing-duration>
    <meta:editing-cycles>1</meta:editing-cycles>
    <meta:document-statistic meta:table-count="1" meta:cell-count="830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2.591cm" svg:y="3.955cm" style:legend-expansion="high" chart:style-name="ch2"/>
        <chart:plot-area chart:style-name="ch3" table:cell-range-address="test1.F1:test1.F923 test1.H1:test1.H923" chart:data-source-has-labels="row" svg:x="0.319cm" svg:y="0.18cm" svg:width="11.953cm" svg:height="8.646cm">
          <chartooo:coordinate-region svg:x="1.337cm" svg:y="0.379cm" svg:width="10.88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.F2:test1.F923" chart:label-cell-address="test1.F1:test1.F1" chart:class="chart:line">
            <chart:data-point chart:repeated="922"/>
          </chart:series>
          <chart:series chart:style-name="ch7" chart:values-cell-range-address="test1.H2:test1.H923" chart:label-cell-address="test1.H1:test1.H1" chart:class="chart:line">
            <chart:data-point chart:repeated="9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mp_imu</text:p>
                <draw:g>
                  <svg:desc>test1.F1:test1.F1</svg:desc>
                </draw:g>
              </table:table-cell>
              <table:table-cell office:value-type="string">
                <text:p>capture_point</text:p>
                <draw:g>
                  <svg:desc>test1.H1:tes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654257">
                <text:p>-0.02654257</text:p>
                <draw:g>
                  <svg:desc>test1.F2:test1.F923</svg:desc>
                </draw:g>
              </table:table-cell>
              <table:table-cell office:value-type="float" office:value="-0.0315791848">
                <text:p>-0.0315791848</text:p>
                <draw:g>
                  <svg:desc>test1.H2:test1.H9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688375">
                <text:p>-0.02688375</text:p>
              </table:table-cell>
              <table:table-cell office:value-type="float" office:value="-0.0320199313">
                <text:p>-0.0320199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555854">
                <text:p>-0.02555854</text:p>
              </table:table-cell>
              <table:table-cell office:value-type="float" office:value="-0.0299266566">
                <text:p>-0.0299266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594333">
                <text:p>-0.02594333</text:p>
              </table:table-cell>
              <table:table-cell office:value-type="float" office:value="-0.031076801">
                <text:p>-0.031076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691404">
                <text:p>-0.02691404</text:p>
              </table:table-cell>
              <table:table-cell office:value-type="float" office:value="-0.0327390198">
                <text:p>-0.0327390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854404">
                <text:p>-0.02854404</text:p>
              </table:table-cell>
              <table:table-cell office:value-type="float" office:value="-0.035499426">
                <text:p>-0.035499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795764">
                <text:p>-0.02795764</text:p>
              </table:table-cell>
              <table:table-cell office:value-type="float" office:value="-0.032589345">
                <text:p>-0.032589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721037">
                <text:p>-0.02721037</text:p>
              </table:table-cell>
              <table:table-cell office:value-type="float" office:value="-0.0313627221">
                <text:p>-0.0313627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737946">
                <text:p>-0.02737946</text:p>
              </table:table-cell>
              <table:table-cell office:value-type="float" office:value="-0.0328355099">
                <text:p>-0.0328355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786527">
                <text:p>-0.02786527</text:p>
              </table:table-cell>
              <table:table-cell office:value-type="float" office:value="-0.033955171">
                <text:p>-0.033955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847547">
                <text:p>-0.02847547</text:p>
              </table:table-cell>
              <table:table-cell office:value-type="float" office:value="-0.0350612775">
                <text:p>-0.0350612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749099">
                <text:p>-0.02749099</text:p>
              </table:table-cell>
              <table:table-cell office:value-type="float" office:value="-0.0306624679">
                <text:p>-0.0306624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699359">
                <text:p>-0.02699359</text:p>
              </table:table-cell>
              <table:table-cell office:value-type="float" office:value="-0.0309781546">
                <text:p>-0.0309781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669259">
                <text:p>-0.02669259</text:p>
              </table:table-cell>
              <table:table-cell office:value-type="float" office:value="-0.0309990371">
                <text:p>-0.0309990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717686">
                <text:p>-0.02717686</text:p>
              </table:table-cell>
              <table:table-cell office:value-type="float" office:value="-0.0335808572">
                <text:p>-0.0335808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693649">
                <text:p>-0.02693649</text:p>
              </table:table-cell>
              <table:table-cell office:value-type="float" office:value="-0.0313506522">
                <text:p>-0.03135065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759102">
                <text:p>-0.02759102</text:p>
              </table:table-cell>
              <table:table-cell office:value-type="float" office:value="-0.034811091">
                <text:p>-0.034811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2750366">
                <text:p>-0.02750366</text:p>
              </table:table-cell>
              <table:table-cell office:value-type="float" office:value="-0.0323860784">
                <text:p>-0.0323860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738535">
                <text:p>-0.02738535</text:p>
              </table:table-cell>
              <table:table-cell office:value-type="float" office:value="-0.0321948823">
                <text:p>-0.0321948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2729694">
                <text:p>-0.02729694</text:p>
              </table:table-cell>
              <table:table-cell office:value-type="float" office:value="-0.0321164086">
                <text:p>-0.0321164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2686376">
                <text:p>-0.02686376</text:p>
              </table:table-cell>
              <table:table-cell office:value-type="float" office:value="-0.0303495868">
                <text:p>-0.0303495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734232">
                <text:p>-0.02734232</text:p>
              </table:table-cell>
              <table:table-cell office:value-type="float" office:value="-0.0344309062">
                <text:p>-0.0344309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27004">
                <text:p>-0.027004</text:p>
              </table:table-cell>
              <table:table-cell office:value-type="float" office:value="-0.0306908704">
                <text:p>-0.0306908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732675">
                <text:p>-0.02732675</text:p>
              </table:table-cell>
              <table:table-cell office:value-type="float" office:value="-0.0339104906">
                <text:p>-0.0339104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2663371">
                <text:p>-0.02663371</text:p>
              </table:table-cell>
              <table:table-cell office:value-type="float" office:value="-0.028533251">
                <text:p>-0.028533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2688053">
                <text:p>-0.02688053</text:p>
              </table:table-cell>
              <table:table-cell office:value-type="float" office:value="-0.0331549779">
                <text:p>-0.03315497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2674199">
                <text:p>-0.02674199</text:p>
              </table:table-cell>
              <table:table-cell office:value-type="float" office:value="-0.0310938172">
                <text:p>-0.0310938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2638">
                <text:p>-0.02638</text:p>
              </table:table-cell>
              <table:table-cell office:value-type="float" office:value="-0.029520916">
                <text:p>-0.029520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645697">
                <text:p>-0.02645697</text:p>
              </table:table-cell>
              <table:table-cell office:value-type="float" office:value="-0.0318540175">
                <text:p>-0.0318540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651192">
                <text:p>-0.02651192</text:p>
              </table:table-cell>
              <table:table-cell office:value-type="float" office:value="-0.0318039376">
                <text:p>-0.0318039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675075">
                <text:p>-0.02675075</text:p>
              </table:table-cell>
              <table:table-cell office:value-type="float" office:value="-0.0331448552">
                <text:p>-0.0331448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2659782">
                <text:p>-0.02659782</text:p>
              </table:table-cell>
              <table:table-cell office:value-type="float" office:value="-0.0308745276">
                <text:p>-0.0308745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615513">
                <text:p>-0.02615513</text:p>
              </table:table-cell>
              <table:table-cell office:value-type="float" office:value="-0.0279933326">
                <text:p>-0.0279933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622488">
                <text:p>-0.02622488</text:p>
              </table:table-cell>
              <table:table-cell office:value-type="float" office:value="-0.0317351698">
                <text:p>-0.03173516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596105">
                <text:p>-0.02596105</text:p>
              </table:table-cell>
              <table:table-cell office:value-type="float" office:value="-0.0303277776">
                <text:p>-0.03032777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576536">
                <text:p>-0.02576536</text:p>
              </table:table-cell>
              <table:table-cell office:value-type="float" office:value="-0.0315953505">
                <text:p>-0.0315953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2582358">
                <text:p>-0.02582358</text:p>
              </table:table-cell>
              <table:table-cell office:value-type="float" office:value="-0.0307643851">
                <text:p>-0.0307643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2636136">
                <text:p>-0.02636136</text:p>
              </table:table-cell>
              <table:table-cell office:value-type="float" office:value="-0.0335529259">
                <text:p>-0.0335529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627097">
                <text:p>-0.02627097</text:p>
              </table:table-cell>
              <table:table-cell office:value-type="float" office:value="-0.0312132016">
                <text:p>-0.0312132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586547">
                <text:p>-0.02586547</text:p>
              </table:table-cell>
              <table:table-cell office:value-type="float" office:value="-0.0296676849">
                <text:p>-0.02966768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2554915">
                <text:p>-0.02554915</text:p>
              </table:table-cell>
              <table:table-cell office:value-type="float" office:value="-0.0303039309">
                <text:p>-0.0303039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93451">
                <text:p>-0.02593451</text:p>
              </table:table-cell>
              <table:table-cell office:value-type="float" office:value="-0.0312518939">
                <text:p>-0.03125189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2613883">
                <text:p>-0.02613883</text:p>
              </table:table-cell>
              <table:table-cell office:value-type="float" office:value="-0.0312732794">
                <text:p>-0.03127327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2613159">
                <text:p>-0.02613159</text:p>
              </table:table-cell>
              <table:table-cell office:value-type="float" office:value="-0.030382402">
                <text:p>-0.030382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2585793">
                <text:p>-0.02585793</text:p>
              </table:table-cell>
              <table:table-cell office:value-type="float" office:value="-0.0307353513">
                <text:p>-0.03073535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607291">
                <text:p>-0.02607291</text:p>
              </table:table-cell>
              <table:table-cell office:value-type="float" office:value="-0.0317079407">
                <text:p>-0.03170794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585027">
                <text:p>-0.02585027</text:p>
              </table:table-cell>
              <table:table-cell office:value-type="float" office:value="-0.0318056345">
                <text:p>-0.03180563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588097">
                <text:p>-0.02588097</text:p>
              </table:table-cell>
              <table:table-cell office:value-type="float" office:value="-0.0309990357">
                <text:p>-0.0309990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59245">
                <text:p>-0.0259245</text:p>
              </table:table-cell>
              <table:table-cell office:value-type="float" office:value="-0.0309344161">
                <text:p>-0.0309344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614137">
                <text:p>-0.02614137</text:p>
              </table:table-cell>
              <table:table-cell office:value-type="float" office:value="-0.0322233443">
                <text:p>-0.03222334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64857">
                <text:p>-0.0264857</text:p>
              </table:table-cell>
              <table:table-cell office:value-type="float" office:value="-0.0318996232">
                <text:p>-0.0318996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648982">
                <text:p>-0.02648982</text:p>
              </table:table-cell>
              <table:table-cell office:value-type="float" office:value="-0.0335783534">
                <text:p>-0.0335783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2672551">
                <text:p>-0.02672551</text:p>
              </table:table-cell>
              <table:table-cell office:value-type="float" office:value="-0.0317373676">
                <text:p>-0.03173736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659166">
                <text:p>-0.02659166</text:p>
              </table:table-cell>
              <table:table-cell office:value-type="float" office:value="-0.0324277907">
                <text:p>-0.0324277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731458">
                <text:p>-0.02731458</text:p>
              </table:table-cell>
              <table:table-cell office:value-type="float" office:value="-0.0332723906">
                <text:p>-0.03327239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2744528">
                <text:p>-0.02744528</text:p>
              </table:table-cell>
              <table:table-cell office:value-type="float" office:value="-0.0344184406">
                <text:p>-0.03441844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749392">
                <text:p>-0.02749392</text:p>
              </table:table-cell>
              <table:table-cell office:value-type="float" office:value="-0.0321256889">
                <text:p>-0.0321256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79901">
                <text:p>-0.0279901</text:p>
              </table:table-cell>
              <table:table-cell office:value-type="float" office:value="-0.0339153726">
                <text:p>-0.0339153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790196">
                <text:p>-0.02790196</text:p>
              </table:table-cell>
              <table:table-cell office:value-type="float" office:value="-0.0328181001">
                <text:p>-0.0328181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775396">
                <text:p>-0.02775396</text:p>
              </table:table-cell>
              <table:table-cell office:value-type="float" office:value="-0.0321901751">
                <text:p>-0.03219017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761851">
                <text:p>-0.02761851</text:p>
              </table:table-cell>
              <table:table-cell office:value-type="float" office:value="-0.0332500816">
                <text:p>-0.0332500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793223">
                <text:p>-0.02793223</text:p>
              </table:table-cell>
              <table:table-cell office:value-type="float" office:value="-0.0339521298">
                <text:p>-0.0339521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849066">
                <text:p>-0.02849066</text:p>
              </table:table-cell>
              <table:table-cell office:value-type="float" office:value="-0.0334943202">
                <text:p>-0.0334943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835612">
                <text:p>-0.02835612</text:p>
              </table:table-cell>
              <table:table-cell office:value-type="float" office:value="-0.0331190188">
                <text:p>-0.03311901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841387">
                <text:p>-0.02841387</text:p>
              </table:table-cell>
              <table:table-cell office:value-type="float" office:value="-0.0330422243">
                <text:p>-0.03304222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2821672">
                <text:p>-0.02821672</text:p>
              </table:table-cell>
              <table:table-cell office:value-type="float" office:value="-0.0329595067">
                <text:p>-0.0329595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282135">
                <text:p>-0.0282135</text:p>
              </table:table-cell>
              <table:table-cell office:value-type="float" office:value="-0.0331544821">
                <text:p>-0.03315448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2786411">
                <text:p>-0.02786411</text:p>
              </table:table-cell>
              <table:table-cell office:value-type="float" office:value="-0.0331141133">
                <text:p>-0.03311411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2775187">
                <text:p>-0.02775187</text:p>
              </table:table-cell>
              <table:table-cell office:value-type="float" office:value="-0.0320052786">
                <text:p>-0.0320052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2780831">
                <text:p>-0.02780831</text:p>
              </table:table-cell>
              <table:table-cell office:value-type="float" office:value="-0.0319255628">
                <text:p>-0.03192556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785191">
                <text:p>-0.02785191</text:p>
              </table:table-cell>
              <table:table-cell office:value-type="float" office:value="-0.0329030514">
                <text:p>-0.03290305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2783405">
                <text:p>-0.02783405</text:p>
              </table:table-cell>
              <table:table-cell office:value-type="float" office:value="-0.0330917344">
                <text:p>-0.0330917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279865">
                <text:p>-0.0279865</text:p>
              </table:table-cell>
              <table:table-cell office:value-type="float" office:value="-0.0340047803">
                <text:p>-0.03400478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279304">
                <text:p>-0.0279304</text:p>
              </table:table-cell>
              <table:table-cell office:value-type="float" office:value="-0.0319091691">
                <text:p>-0.03190916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2813114">
                <text:p>-0.02813114</text:p>
              </table:table-cell>
              <table:table-cell office:value-type="float" office:value="-0.0341682807">
                <text:p>-0.0341682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2796817">
                <text:p>-0.02796817</text:p>
              </table:table-cell>
              <table:table-cell office:value-type="float" office:value="-0.0326592215">
                <text:p>-0.03265922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2771061">
                <text:p>-0.02771061</text:p>
              </table:table-cell>
              <table:table-cell office:value-type="float" office:value="-0.0322053537">
                <text:p>-0.0322053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275852">
                <text:p>-0.0275852</text:p>
              </table:table-cell>
              <table:table-cell office:value-type="float" office:value="-0.0320050303">
                <text:p>-0.0320050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745709">
                <text:p>-0.02745709</text:p>
              </table:table-cell>
              <table:table-cell office:value-type="float" office:value="-0.0317523593">
                <text:p>-0.03175235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2741683">
                <text:p>-0.02741683</text:p>
              </table:table-cell>
              <table:table-cell office:value-type="float" office:value="-0.033247061">
                <text:p>-0.0332470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746169">
                <text:p>-0.02746169</text:p>
              </table:table-cell>
              <table:table-cell office:value-type="float" office:value="-0.0331076202">
                <text:p>-0.03310762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705312">
                <text:p>-0.02705312</text:p>
              </table:table-cell>
              <table:table-cell office:value-type="float" office:value="-0.0318190338">
                <text:p>-0.0318190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2706636">
                <text:p>-0.02706636</text:p>
              </table:table-cell>
              <table:table-cell office:value-type="float" office:value="-0.0322252369">
                <text:p>-0.0322252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2686796">
                <text:p>-0.02686796</text:p>
              </table:table-cell>
              <table:table-cell office:value-type="float" office:value="-0.0315616345">
                <text:p>-0.0315616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2676211">
                <text:p>-0.02676211</text:p>
              </table:table-cell>
              <table:table-cell office:value-type="float" office:value="-0.0321484527">
                <text:p>-0.03214845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263323">
                <text:p>-0.0263323</text:p>
              </table:table-cell>
              <table:table-cell office:value-type="float" office:value="-0.0308924465">
                <text:p>-0.0308924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263342">
                <text:p>-0.0263342</text:p>
              </table:table-cell>
              <table:table-cell office:value-type="float" office:value="-0.0310107831">
                <text:p>-0.03101078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2630229">
                <text:p>-0.02630229</text:p>
              </table:table-cell>
              <table:table-cell office:value-type="float" office:value="-0.0320657485">
                <text:p>-0.03206574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2623584">
                <text:p>-0.02623584</text:p>
              </table:table-cell>
              <table:table-cell office:value-type="float" office:value="-0.0307716891">
                <text:p>-0.03077168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2649677">
                <text:p>-0.02649677</text:p>
              </table:table-cell>
              <table:table-cell office:value-type="float" office:value="-0.0324511135">
                <text:p>-0.03245111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2632454">
                <text:p>-0.02632454</text:p>
              </table:table-cell>
              <table:table-cell office:value-type="float" office:value="-0.0309460427">
                <text:p>-0.03094604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2637518">
                <text:p>-0.02637518</text:p>
              </table:table-cell>
              <table:table-cell office:value-type="float" office:value="-0.0327176141">
                <text:p>-0.03271761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2646154">
                <text:p>-0.02646154</text:p>
              </table:table-cell>
              <table:table-cell office:value-type="float" office:value="-0.0319119241">
                <text:p>-0.0319119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2634386">
                <text:p>-0.02634386</text:p>
              </table:table-cell>
              <table:table-cell office:value-type="float" office:value="-0.0304570254">
                <text:p>-0.0304570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2658103">
                <text:p>-0.02658103</text:p>
              </table:table-cell>
              <table:table-cell office:value-type="float" office:value="-0.032545682">
                <text:p>-0.032545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2645914">
                <text:p>-0.02645914</text:p>
              </table:table-cell>
              <table:table-cell office:value-type="float" office:value="-0.0305127824">
                <text:p>-0.03051278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2658026">
                <text:p>-0.02658026</text:p>
              </table:table-cell>
              <table:table-cell office:value-type="float" office:value="-0.0322394259">
                <text:p>-0.0322394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646784">
                <text:p>-0.02646784</text:p>
              </table:table-cell>
              <table:table-cell office:value-type="float" office:value="-0.0310317874">
                <text:p>-0.03103178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651064">
                <text:p>-0.02651064</text:p>
              </table:table-cell>
              <table:table-cell office:value-type="float" office:value="-0.0310791391">
                <text:p>-0.03107913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0.0045219875">
                <text:p>-0.0045219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101">
                <text:p>-0.0000101</text:p>
              </table:table-cell>
              <table:table-cell office:value-type="float" office:value="-0.0051760124">
                <text:p>-0.00517601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11804">
                <text:p>-0.00011804</text:p>
              </table:table-cell>
              <table:table-cell office:value-type="float" office:value="-0.0063240809">
                <text:p>-0.00632408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09881">
                <text:p>-0.00009881</text:p>
              </table:table-cell>
              <table:table-cell office:value-type="float" office:value="-0.0061947148">
                <text:p>-0.0061947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15336">
                <text:p>-0.00015336</text:p>
              </table:table-cell>
              <table:table-cell office:value-type="float" office:value="-0.0046592773">
                <text:p>-0.00465927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36642">
                <text:p>-0.00036642</text:p>
              </table:table-cell>
              <table:table-cell office:value-type="float" office:value="-0.0080284797">
                <text:p>-0.00802847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30339">
                <text:p>-0.00030339</text:p>
              </table:table-cell>
              <table:table-cell office:value-type="float" office:value="-0.0049242704">
                <text:p>-0.004924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23222">
                <text:p>-0.00023222</text:p>
              </table:table-cell>
              <table:table-cell office:value-type="float" office:value="-0.0045114182">
                <text:p>-0.00451141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21881">
                <text:p>-0.00021881</text:p>
              </table:table-cell>
              <table:table-cell office:value-type="float" office:value="-0.004717354">
                <text:p>-0.004717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27653">
                <text:p>-0.00027653</text:p>
              </table:table-cell>
              <table:table-cell office:value-type="float" office:value="-0.0050735019">
                <text:p>-0.00507350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18161">
                <text:p>-0.00018161</text:p>
              </table:table-cell>
              <table:table-cell office:value-type="float" office:value="-0.0055762945">
                <text:p>-0.00557629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2045">
                <text:p>0.00002045</text:p>
              </table:table-cell>
              <table:table-cell office:value-type="float" office:value="-0.0044681863">
                <text:p>-0.00446818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23554">
                <text:p>-0.00023554</text:p>
              </table:table-cell>
              <table:table-cell office:value-type="float" office:value="-0.0065659483">
                <text:p>-0.00656594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2257">
                <text:p>-0.0002257</text:p>
              </table:table-cell>
              <table:table-cell office:value-type="float" office:value="-0.0054269866">
                <text:p>-0.00542698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054206">
                <text:p>-0.00054206</text:p>
              </table:table-cell>
              <table:table-cell office:value-type="float" office:value="-0.0072506051">
                <text:p>-0.00725060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62121">
                <text:p>-0.00062121</text:p>
              </table:table-cell>
              <table:table-cell office:value-type="float" office:value="-0.0066918921">
                <text:p>-0.00669189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81584">
                <text:p>-0.00081584</text:p>
              </table:table-cell>
              <table:table-cell office:value-type="float" office:value="-0.0067703467">
                <text:p>-0.00677034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054947">
                <text:p>-0.00054947</text:p>
              </table:table-cell>
              <table:table-cell office:value-type="float" office:value="-0.0038982661">
                <text:p>-0.00389826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32931">
                <text:p>-0.00032931</text:p>
              </table:table-cell>
              <table:table-cell office:value-type="float" office:value="-0.0049473253">
                <text:p>-0.00494732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45593">
                <text:p>-0.00045593</text:p>
              </table:table-cell>
              <table:table-cell office:value-type="float" office:value="-0.0058468586">
                <text:p>-0.00584685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7676">
                <text:p>0.00007676</text:p>
              </table:table-cell>
              <table:table-cell office:value-type="float" office:value="-0.00283131">
                <text:p>-0.002831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17302">
                <text:p>-0.00017302</text:p>
              </table:table-cell>
              <table:table-cell office:value-type="float" office:value="-0.0062595437">
                <text:p>-0.00625954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11157">
                <text:p>-0.00011157</text:p>
              </table:table-cell>
              <table:table-cell office:value-type="float" office:value="-0.0061339327">
                <text:p>-0.00613393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2295">
                <text:p>0.00002295</text:p>
              </table:table-cell>
              <table:table-cell office:value-type="float" office:value="-0.0046578847">
                <text:p>-0.00465788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37497">
                <text:p>-0.00037497</text:p>
              </table:table-cell>
              <table:table-cell office:value-type="float" office:value="-0.0068364481">
                <text:p>-0.0068364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14753">
                <text:p>0.00014753</text:p>
              </table:table-cell>
              <table:table-cell office:value-type="float" office:value="-0.0028161295">
                <text:p>-0.00281612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35122">
                <text:p>-0.00035122</text:p>
              </table:table-cell>
              <table:table-cell office:value-type="float" office:value="-0.0073148659">
                <text:p>-0.00731486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05381">
                <text:p>-0.0005381</text:p>
              </table:table-cell>
              <table:table-cell office:value-type="float" office:value="-0.0073705383">
                <text:p>-0.00737053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088629">
                <text:p>-0.00088629</text:p>
              </table:table-cell>
              <table:table-cell office:value-type="float" office:value="-0.0076068227">
                <text:p>-0.00760682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084438">
                <text:p>-0.00084438</text:p>
              </table:table-cell>
              <table:table-cell office:value-type="float" office:value="-0.0053394525">
                <text:p>-0.00533945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068805">
                <text:p>-0.00068805</text:p>
              </table:table-cell>
              <table:table-cell office:value-type="float" office:value="-0.0044538442">
                <text:p>-0.0044538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065085">
                <text:p>-0.00065085</text:p>
              </table:table-cell>
              <table:table-cell office:value-type="float" office:value="-0.0057249278">
                <text:p>-0.00572492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045801">
                <text:p>-0.00045801</text:p>
              </table:table-cell>
              <table:table-cell office:value-type="float" office:value="-0.0056502691">
                <text:p>-0.00565026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58355">
                <text:p>-0.00058355</text:p>
              </table:table-cell>
              <table:table-cell office:value-type="float" office:value="-0.0074924405">
                <text:p>-0.00749244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57656">
                <text:p>-0.00057656</text:p>
              </table:table-cell>
              <table:table-cell office:value-type="float" office:value="-0.0051392968">
                <text:p>-0.00513929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44045">
                <text:p>-0.00044045</text:p>
              </table:table-cell>
              <table:table-cell office:value-type="float" office:value="-0.0074016662">
                <text:p>-0.00740166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026756">
                <text:p>-0.00026756</text:p>
              </table:table-cell>
              <table:table-cell office:value-type="float" office:value="-0.0039486035">
                <text:p>-0.00394860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030598">
                <text:p>-0.00030598</text:p>
              </table:table-cell>
              <table:table-cell office:value-type="float" office:value="-0.0048501956">
                <text:p>-0.00485019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586">
                <text:p>-0.000586</text:p>
              </table:table-cell>
              <table:table-cell office:value-type="float" office:value="-0.0067624805">
                <text:p>-0.00676248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37868">
                <text:p>-0.00037868</text:p>
              </table:table-cell>
              <table:table-cell office:value-type="float" office:value="-0.0040537985">
                <text:p>-0.00405379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24672">
                <text:p>-0.00024672</text:p>
              </table:table-cell>
              <table:table-cell office:value-type="float" office:value="-0.0049270435">
                <text:p>-0.00492704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3203">
                <text:p>-0.0003203</text:p>
              </table:table-cell>
              <table:table-cell office:value-type="float" office:value="-0.0052710875">
                <text:p>-0.0052710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01854">
                <text:p>-0.00001854</text:p>
              </table:table-cell>
              <table:table-cell office:value-type="float" office:value="-0.0046374887">
                <text:p>-0.00463748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8923">
                <text:p>0.00018923</text:p>
              </table:table-cell>
              <table:table-cell office:value-type="float" office:value="-0.0038068558">
                <text:p>-0.00380685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63185">
                <text:p>0.00063185</text:p>
              </table:table-cell>
              <table:table-cell office:value-type="float" office:value="-0.0034804747">
                <text:p>-0.00348047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08476">
                <text:p>0.00108476</text:p>
              </table:table-cell>
              <table:table-cell office:value-type="float" office:value="-0.0022757195">
                <text:p>-0.00227571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97617">
                <text:p>0.00097617</text:p>
              </table:table-cell>
              <table:table-cell office:value-type="float" office:value="-0.0054753363">
                <text:p>-0.00547533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00899">
                <text:p>0.00100899</text:p>
              </table:table-cell>
              <table:table-cell office:value-type="float" office:value="-0.0020322879">
                <text:p>-0.00203228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32579">
                <text:p>0.00132579</text:p>
              </table:table-cell>
              <table:table-cell office:value-type="float" office:value="-0.0013365804">
                <text:p>-0.00133658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307">
                <text:p>0.001307</text:p>
              </table:table-cell>
              <table:table-cell office:value-type="float" office:value="-0.0040369066">
                <text:p>-0.00403690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57992">
                <text:p>0.00057992</text:p>
              </table:table-cell>
              <table:table-cell office:value-type="float" office:value="-0.0063933226">
                <text:p>-0.0063933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74476">
                <text:p>0.00074476</text:p>
              </table:table-cell>
              <table:table-cell office:value-type="float" office:value="-0.0043207183">
                <text:p>-0.00432071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74305">
                <text:p>0.00074305</text:p>
              </table:table-cell>
              <table:table-cell office:value-type="float" office:value="-0.0052075147">
                <text:p>-0.00520751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74252">
                <text:p>0.00074252</text:p>
              </table:table-cell>
              <table:table-cell office:value-type="float" office:value="-0.0038615281">
                <text:p>-0.0038615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02416">
                <text:p>0.00102416</text:p>
              </table:table-cell>
              <table:table-cell office:value-type="float" office:value="-0.0037276112">
                <text:p>-0.0037276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75287">
                <text:p>0.00075287</text:p>
              </table:table-cell>
              <table:table-cell office:value-type="float" office:value="-0.0036754946">
                <text:p>-0.00367549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94727">
                <text:p>0.00094727</text:p>
              </table:table-cell>
              <table:table-cell office:value-type="float" office:value="-0.0048139821">
                <text:p>-0.00481398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22283">
                <text:p>0.00122283</text:p>
              </table:table-cell>
              <table:table-cell office:value-type="float" office:value="-0.003919297">
                <text:p>-0.0039192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4056">
                <text:p>0.0014056</text:p>
              </table:table-cell>
              <table:table-cell office:value-type="float" office:value="-0.0041370033">
                <text:p>-0.00413700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93217">
                <text:p>0.00093217</text:p>
              </table:table-cell>
              <table:table-cell office:value-type="float" office:value="-0.0061660438">
                <text:p>-0.00616604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00549">
                <text:p>0.00100549</text:p>
              </table:table-cell>
              <table:table-cell office:value-type="float" office:value="-0.0022497709">
                <text:p>-0.00224977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51651">
                <text:p>0.00151651</text:p>
              </table:table-cell>
              <table:table-cell office:value-type="float" office:value="-0.0005105719">
                <text:p>-0.00051057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00496">
                <text:p>0.00100496</text:p>
              </table:table-cell>
              <table:table-cell office:value-type="float" office:value="-0.0070025872">
                <text:p>-0.00700258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33307">
                <text:p>0.00133307</text:p>
              </table:table-cell>
              <table:table-cell office:value-type="float" office:value="-0.0035879827">
                <text:p>-0.00358798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74413">
                <text:p>0.00074413</text:p>
              </table:table-cell>
              <table:table-cell office:value-type="float" office:value="-0.0071023392">
                <text:p>-0.00710233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93928">
                <text:p>0.00093928</text:p>
              </table:table-cell>
              <table:table-cell office:value-type="float" office:value="-0.0048309929">
                <text:p>-0.00483099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31198">
                <text:p>0.00031198</text:p>
              </table:table-cell>
              <table:table-cell office:value-type="float" office:value="-0.0069095746">
                <text:p>-0.00690957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39067">
                <text:p>0.00039067</text:p>
              </table:table-cell>
              <table:table-cell office:value-type="float" office:value="-0.0036730104">
                <text:p>-0.00367301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79796">
                <text:p>0.00079796</text:p>
              </table:table-cell>
              <table:table-cell office:value-type="float" office:value="-0.0029952188">
                <text:p>-0.00299521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8318">
                <text:p>0.0008318</text:p>
              </table:table-cell>
              <table:table-cell office:value-type="float" office:value="-0.0025815517">
                <text:p>-0.00258155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35595">
                <text:p>0.00035595</text:p>
              </table:table-cell>
              <table:table-cell office:value-type="float" office:value="-0.0070018756">
                <text:p>-0.00700187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42223">
                <text:p>0.00042223</text:p>
              </table:table-cell>
              <table:table-cell office:value-type="float" office:value="-0.0041176324">
                <text:p>-0.00411763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6355">
                <text:p>0.00006355</text:p>
              </table:table-cell>
              <table:table-cell office:value-type="float" office:value="-0.0065902081">
                <text:p>-0.00659020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17815">
                <text:p>-0.00017815</text:p>
              </table:table-cell>
              <table:table-cell office:value-type="float" office:value="-0.005562569">
                <text:p>-0.0055625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10247">
                <text:p>0.00010247</text:p>
              </table:table-cell>
              <table:table-cell office:value-type="float" office:value="-0.0024062897">
                <text:p>-0.00240628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13042">
                <text:p>-0.00013042</text:p>
              </table:table-cell>
              <table:table-cell office:value-type="float" office:value="-0.0048250872">
                <text:p>-0.00482508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5473">
                <text:p>0.00015473</text:p>
              </table:table-cell>
              <table:table-cell office:value-type="float" office:value="-0.0046636234">
                <text:p>-0.00466362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22023">
                <text:p>-0.00022023</text:p>
              </table:table-cell>
              <table:table-cell office:value-type="float" office:value="-0.0054098257">
                <text:p>-0.0054098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33804">
                <text:p>-0.00033804</text:p>
              </table:table-cell>
              <table:table-cell office:value-type="float" office:value="-0.0036956337">
                <text:p>-0.00369563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54541">
                <text:p>-0.00054541</text:p>
              </table:table-cell>
              <table:table-cell office:value-type="float" office:value="-0.0071068949">
                <text:p>-0.00710689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16543">
                <text:p>0.00016543</text:p>
              </table:table-cell>
              <table:table-cell office:value-type="float" office:value="-0.0027544497">
                <text:p>-0.00275444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2239">
                <text:p>-0.00002239</text:p>
              </table:table-cell>
              <table:table-cell office:value-type="float" office:value="-0.006157273">
                <text:p>-0.0061572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16373">
                <text:p>0.00016373</text:p>
              </table:table-cell>
              <table:table-cell office:value-type="float" office:value="-0.004717492">
                <text:p>-0.0047174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24725">
                <text:p>0.00024725</text:p>
              </table:table-cell>
              <table:table-cell office:value-type="float" office:value="-0.0038651546">
                <text:p>-0.00386515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9707">
                <text:p>-0.00009707</text:p>
              </table:table-cell>
              <table:table-cell office:value-type="float" office:value="-0.00681245">
                <text:p>-0.006812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7029">
                <text:p>-0.0007029</text:p>
              </table:table-cell>
              <table:table-cell office:value-type="float" office:value="-0.0086199551">
                <text:p>-0.00861995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26417">
                <text:p>-0.00026417</text:p>
              </table:table-cell>
              <table:table-cell office:value-type="float" office:value="-0.0035503729">
                <text:p>-0.00355037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37515">
                <text:p>-0.00037515</text:p>
              </table:table-cell>
              <table:table-cell office:value-type="float" office:value="-0.0061722933">
                <text:p>-0.00617229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49744">
                <text:p>-0.00049744</text:p>
              </table:table-cell>
              <table:table-cell office:value-type="float" office:value="-0.0067672262">
                <text:p>-0.00676722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10373">
                <text:p>0.00010373</text:p>
              </table:table-cell>
              <table:table-cell office:value-type="float" office:value="-0.0035719988">
                <text:p>-0.00357199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23411">
                <text:p>-0.00023411</text:p>
              </table:table-cell>
              <table:table-cell office:value-type="float" office:value="-0.0054242553">
                <text:p>-0.00542425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54649">
                <text:p>-0.00054649</text:p>
              </table:table-cell>
              <table:table-cell office:value-type="float" office:value="-0.0043835331">
                <text:p>-0.00438353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4649">
                <text:p>0.00004649</text:p>
              </table:table-cell>
              <table:table-cell office:value-type="float" office:value="-0.0045874394">
                <text:p>-0.00458743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1252">
                <text:p>-0.00001252</text:p>
              </table:table-cell>
              <table:table-cell office:value-type="float" office:value="-0.0052698088">
                <text:p>-0.00526980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47011">
                <text:p>0.00047011</text:p>
              </table:table-cell>
              <table:table-cell office:value-type="float" office:value="-0.0046045903">
                <text:p>-0.00460459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40087">
                <text:p>0.00040087</text:p>
              </table:table-cell>
              <table:table-cell office:value-type="float" office:value="-0.0057387917">
                <text:p>-0.00573879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79268">
                <text:p>0.00079268</text:p>
              </table:table-cell>
              <table:table-cell office:value-type="float" office:value="-0.0041544298">
                <text:p>-0.00415442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41797">
                <text:p>0.00041797</text:p>
              </table:table-cell>
              <table:table-cell office:value-type="float" office:value="-0.0057516671">
                <text:p>-0.00575166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9479">
                <text:p>-0.00009479</text:p>
              </table:table-cell>
              <table:table-cell office:value-type="float" office:value="-0.0068080489">
                <text:p>-0.00680804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68444">
                <text:p>-0.00068444</text:p>
              </table:table-cell>
              <table:table-cell office:value-type="float" office:value="-0.0074884743">
                <text:p>-0.00748847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45538">
                <text:p>-0.00045538</text:p>
              </table:table-cell>
              <table:table-cell office:value-type="float" office:value="-0.0065375586">
                <text:p>-0.00653755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60852">
                <text:p>-0.00060852</text:p>
              </table:table-cell>
              <table:table-cell office:value-type="float" office:value="-0.0060530457">
                <text:p>-0.00605304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9377">
                <text:p>-0.00009377</text:p>
              </table:table-cell>
              <table:table-cell office:value-type="float" office:value="-0.0038268486">
                <text:p>-0.00382684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14787">
                <text:p>-0.00014787</text:p>
              </table:table-cell>
              <table:table-cell office:value-type="float" office:value="-0.0058479646">
                <text:p>-0.00584796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92293">
                <text:p>-0.00092293</text:p>
              </table:table-cell>
              <table:table-cell office:value-type="float" office:value="-0.0078887001">
                <text:p>-0.0078887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104582">
                <text:p>-0.00104582</text:p>
              </table:table-cell>
              <table:table-cell office:value-type="float" office:value="-0.0064935236">
                <text:p>-0.00649352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105787">
                <text:p>-0.00105787</text:p>
              </table:table-cell>
              <table:table-cell office:value-type="float" office:value="-0.0060012205">
                <text:p>-0.00600122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133455">
                <text:p>-0.00133455</text:p>
              </table:table-cell>
              <table:table-cell office:value-type="float" office:value="-0.0081680536">
                <text:p>-0.00816805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172175">
                <text:p>-0.00172175</text:p>
              </table:table-cell>
              <table:table-cell office:value-type="float" office:value="-0.0073663841">
                <text:p>-0.0073663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151118">
                <text:p>-0.00151118</text:p>
              </table:table-cell>
              <table:table-cell office:value-type="float" office:value="-0.006955745">
                <text:p>-0.0069557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177352">
                <text:p>-0.00177352</text:p>
              </table:table-cell>
              <table:table-cell office:value-type="float" office:value="-0.0062757939">
                <text:p>-0.00627579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19036">
                <text:p>-0.0019036</text:p>
              </table:table-cell>
              <table:table-cell office:value-type="float" office:value="-0.0088746995">
                <text:p>-0.00887469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177544">
                <text:p>-0.00177544</text:p>
              </table:table-cell>
              <table:table-cell office:value-type="float" office:value="-0.0060193323">
                <text:p>-0.00601933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210073">
                <text:p>-0.00210073</text:p>
              </table:table-cell>
              <table:table-cell office:value-type="float" office:value="-0.0081646105">
                <text:p>-0.00816461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191584">
                <text:p>-0.00191584</text:p>
              </table:table-cell>
              <table:table-cell office:value-type="float" office:value="-0.0076792284">
                <text:p>-0.00767922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168385">
                <text:p>-0.00168385</text:p>
              </table:table-cell>
              <table:table-cell office:value-type="float" office:value="-0.0083653266">
                <text:p>-0.00836532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182626">
                <text:p>-0.00182626</text:p>
              </table:table-cell>
              <table:table-cell office:value-type="float" office:value="-0.00600962">
                <text:p>-0.006009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213841">
                <text:p>-0.00213841</text:p>
              </table:table-cell>
              <table:table-cell office:value-type="float" office:value="-0.0098102321">
                <text:p>-0.00981023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166342">
                <text:p>-0.00166342</text:p>
              </table:table-cell>
              <table:table-cell office:value-type="float" office:value="-0.00531456">
                <text:p>-0.005314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199196">
                <text:p>-0.00199196</text:p>
              </table:table-cell>
              <table:table-cell office:value-type="float" office:value="-0.0076278548">
                <text:p>-0.00762785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181467">
                <text:p>-0.00181467</text:p>
              </table:table-cell>
              <table:table-cell office:value-type="float" office:value="-0.0060841338">
                <text:p>-0.00608413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242953">
                <text:p>-0.00242953</text:p>
              </table:table-cell>
              <table:table-cell office:value-type="float" office:value="-0.009870484">
                <text:p>-0.0098704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247021">
                <text:p>-0.00247021</text:p>
              </table:table-cell>
              <table:table-cell office:value-type="float" office:value="-0.0074486315">
                <text:p>-0.00744863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228005">
                <text:p>-0.00228005</text:p>
              </table:table-cell>
              <table:table-cell office:value-type="float" office:value="-0.006561463">
                <text:p>-0.0065614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241493">
                <text:p>-0.00241493</text:p>
              </table:table-cell>
              <table:table-cell office:value-type="float" office:value="-0.0083690619">
                <text:p>-0.00836906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230005">
                <text:p>-0.00230005</text:p>
              </table:table-cell>
              <table:table-cell office:value-type="float" office:value="-0.0078872025">
                <text:p>-0.00788720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235993">
                <text:p>-0.00235993</text:p>
              </table:table-cell>
              <table:table-cell office:value-type="float" office:value="-0.0077541856">
                <text:p>-0.0077541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18396">
                <text:p>-0.0018396</text:p>
              </table:table-cell>
              <table:table-cell office:value-type="float" office:value="-0.005139058">
                <text:p>-0.0051390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151438">
                <text:p>-0.00151438</text:p>
              </table:table-cell>
              <table:table-cell office:value-type="float" office:value="-0.0064470178">
                <text:p>-0.00644701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93298">
                <text:p>-0.00093298</text:p>
              </table:table-cell>
              <table:table-cell office:value-type="float" office:value="-0.0044769135">
                <text:p>-0.00447691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050599">
                <text:p>-0.00050599</text:p>
              </table:table-cell>
              <table:table-cell office:value-type="float" office:value="-0.0041864351">
                <text:p>-0.00418643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065972">
                <text:p>-0.00065972</text:p>
              </table:table-cell>
              <table:table-cell office:value-type="float" office:value="-0.0070047104">
                <text:p>-0.00700471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09113">
                <text:p>-0.0009113</text:p>
              </table:table-cell>
              <table:table-cell office:value-type="float" office:value="-0.0061102812">
                <text:p>-0.00611028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067317">
                <text:p>-0.00067317</text:p>
              </table:table-cell>
              <table:table-cell office:value-type="float" office:value="-0.0050508749">
                <text:p>-0.00505087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049059">
                <text:p>-0.00049059</text:p>
              </table:table-cell>
              <table:table-cell office:value-type="float" office:value="-0.0064417805">
                <text:p>-0.00644178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065904">
                <text:p>-0.00065904</text:p>
              </table:table-cell>
              <table:table-cell office:value-type="float" office:value="-0.0070908257">
                <text:p>-0.00709082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090833">
                <text:p>-0.00090833</text:p>
              </table:table-cell>
              <table:table-cell office:value-type="float" office:value="-0.0073046036">
                <text:p>-0.00730460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73729">
                <text:p>-0.00073729</text:p>
              </table:table-cell>
              <table:table-cell office:value-type="float" office:value="-0.0066312066">
                <text:p>-0.00663120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055292">
                <text:p>-0.00055292</text:p>
              </table:table-cell>
              <table:table-cell office:value-type="float" office:value="-0.0051741388">
                <text:p>-0.00517413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84637">
                <text:p>-0.00084637</text:p>
              </table:table-cell>
              <table:table-cell office:value-type="float" office:value="-0.0079918015">
                <text:p>-0.00799180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088512">
                <text:p>-0.00088512</text:p>
              </table:table-cell>
              <table:table-cell office:value-type="float" office:value="-0.0056443541">
                <text:p>-0.00564435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071487">
                <text:p>-0.00071487</text:p>
              </table:table-cell>
              <table:table-cell office:value-type="float" office:value="-0.0067474243">
                <text:p>-0.00674742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09377">
                <text:p>-0.0009377</text:p>
              </table:table-cell>
              <table:table-cell office:value-type="float" office:value="-0.0064829575">
                <text:p>-0.00648295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069011">
                <text:p>-0.00069011</text:p>
              </table:table-cell>
              <table:table-cell office:value-type="float" office:value="-0.0053764017">
                <text:p>-0.00537640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038157">
                <text:p>-0.00038157</text:p>
              </table:table-cell>
              <table:table-cell office:value-type="float" office:value="-0.0044080625">
                <text:p>-0.0044080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012871">
                <text:p>-0.00012871</text:p>
              </table:table-cell>
              <table:table-cell office:value-type="float" office:value="-0.0053798638">
                <text:p>-0.00537986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011588">
                <text:p>-0.00011588</text:p>
              </table:table-cell>
              <table:table-cell office:value-type="float" office:value="-0.004230963">
                <text:p>-0.004230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15238">
                <text:p>0.00015238</text:p>
              </table:table-cell>
              <table:table-cell office:value-type="float" office:value="-0.0059905086">
                <text:p>-0.00599050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015545">
                <text:p>-0.00015545</text:p>
              </table:table-cell>
              <table:table-cell office:value-type="float" office:value="-0.0055601608">
                <text:p>-0.00556016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4445">
                <text:p>0.00004445</text:p>
              </table:table-cell>
              <table:table-cell office:value-type="float" office:value="-0.0044549635">
                <text:p>-0.00445496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035306">
                <text:p>-0.00035306</text:p>
              </table:table-cell>
              <table:table-cell office:value-type="float" office:value="-0.006879205">
                <text:p>-0.0068792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6162">
                <text:p>0.00006162</text:p>
              </table:table-cell>
              <table:table-cell office:value-type="float" office:value="-0.005025353">
                <text:p>-0.0050253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008215">
                <text:p>-0.00008215</text:p>
              </table:table-cell>
              <table:table-cell office:value-type="float" office:value="-0.0058765942">
                <text:p>-0.00587659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052117">
                <text:p>-0.00052117</text:p>
              </table:table-cell>
              <table:table-cell office:value-type="float" office:value="-0.007294738">
                <text:p>-0.0072947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27599">
                <text:p>-0.00027599</text:p>
              </table:table-cell>
              <table:table-cell office:value-type="float" office:value="-0.0048382179">
                <text:p>-0.00483821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058657">
                <text:p>-0.00058657</text:p>
              </table:table-cell>
              <table:table-cell office:value-type="float" office:value="-0.0079375433">
                <text:p>-0.00793754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52765">
                <text:p>-0.00052765</text:p>
              </table:table-cell>
              <table:table-cell office:value-type="float" office:value="-0.005587438">
                <text:p>-0.0055874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075866">
                <text:p>-0.00075866</text:p>
              </table:table-cell>
              <table:table-cell office:value-type="float" office:value="-0.0053704506">
                <text:p>-0.00537045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89464">
                <text:p>-0.00089464</text:p>
              </table:table-cell>
              <table:table-cell office:value-type="float" office:value="-0.006599219">
                <text:p>-0.0065992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110678">
                <text:p>-0.00110678</text:p>
              </table:table-cell>
              <table:table-cell office:value-type="float" office:value="-0.0058564023">
                <text:p>-0.00585640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138976">
                <text:p>-0.00138976</text:p>
              </table:table-cell>
              <table:table-cell office:value-type="float" office:value="-0.0066772619">
                <text:p>-0.0066772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87398">
                <text:p>-0.00087398</text:p>
              </table:table-cell>
              <table:table-cell office:value-type="float" office:value="-0.0042901362">
                <text:p>-0.00429013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66185">
                <text:p>-0.00066185</text:p>
              </table:table-cell>
              <table:table-cell office:value-type="float" office:value="-0.004656447">
                <text:p>-0.0046564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100627">
                <text:p>-0.00100627</text:p>
              </table:table-cell>
              <table:table-cell office:value-type="float" office:value="-0.0073410131">
                <text:p>-0.00734101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083969">
                <text:p>-0.00083969</text:p>
              </table:table-cell>
              <table:table-cell office:value-type="float" office:value="-0.0058438159">
                <text:p>-0.00584381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5797">
                <text:p>-0.0005797</text:p>
              </table:table-cell>
              <table:table-cell office:value-type="float" office:value="-0.0055347773">
                <text:p>-0.00553477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04346">
                <text:p>-0.0004346</text:p>
              </table:table-cell>
              <table:table-cell office:value-type="float" office:value="-0.0060067089">
                <text:p>-0.00600670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004319">
                <text:p>-0.00004319</text:p>
              </table:table-cell>
              <table:table-cell office:value-type="float" office:value="-0.0037136003">
                <text:p>-0.00371360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021018">
                <text:p>-0.00021018</text:p>
              </table:table-cell>
              <table:table-cell office:value-type="float" office:value="-0.0057799068">
                <text:p>-0.0057799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6313">
                <text:p>0.00006313</text:p>
              </table:table-cell>
              <table:table-cell office:value-type="float" office:value="-0.005529985">
                <text:p>-0.0055299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05828">
                <text:p>-0.00005828</text:p>
              </table:table-cell>
              <table:table-cell office:value-type="float" office:value="-0.0055068987">
                <text:p>-0.00550689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14577">
                <text:p>0.00014577</text:p>
              </table:table-cell>
              <table:table-cell office:value-type="float" office:value="-0.0047280029">
                <text:p>-0.00472800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32958">
                <text:p>0.00032958</text:p>
              </table:table-cell>
              <table:table-cell office:value-type="float" office:value="-0.0041721102">
                <text:p>-0.00417211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30472">
                <text:p>0.00030472</text:p>
              </table:table-cell>
              <table:table-cell office:value-type="float" office:value="-0.0045233119">
                <text:p>-0.00452331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3542">
                <text:p>0.00003542</text:p>
              </table:table-cell>
              <table:table-cell office:value-type="float" office:value="-0.0055197901">
                <text:p>-0.00551979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021225">
                <text:p>-0.00021225</text:p>
              </table:table-cell>
              <table:table-cell office:value-type="float" office:value="-0.0068690872">
                <text:p>-0.00686908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026413">
                <text:p>-0.00026413</text:p>
              </table:table-cell>
              <table:table-cell office:value-type="float" office:value="-0.0046736724">
                <text:p>-0.00467367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13971">
                <text:p>-0.00013971</text:p>
              </table:table-cell>
              <table:table-cell office:value-type="float" office:value="-0.0055764562">
                <text:p>-0.0055764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16641">
                <text:p>0.00016641</text:p>
              </table:table-cell>
              <table:table-cell office:value-type="float" office:value="-0.0035003636">
                <text:p>-0.00350036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028115">
                <text:p>-0.00028115</text:p>
              </table:table-cell>
              <table:table-cell office:value-type="float" office:value="-0.0073213893">
                <text:p>-0.00732138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001301">
                <text:p>-0.00001301</text:p>
              </table:table-cell>
              <table:table-cell office:value-type="float" office:value="-0.0050171216">
                <text:p>-0.00501712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7855">
                <text:p>0.00007855</text:p>
              </table:table-cell>
              <table:table-cell office:value-type="float" office:value="-0.0044886483">
                <text:p>-0.00448864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29593">
                <text:p>0.00029593</text:p>
              </table:table-cell>
              <table:table-cell office:value-type="float" office:value="-0.0042642899">
                <text:p>-0.00426428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44092">
                <text:p>0.00044092</text:p>
              </table:table-cell>
              <table:table-cell office:value-type="float" office:value="-0.0055090897">
                <text:p>-0.00550908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24205">
                <text:p>0.00024205</text:p>
              </table:table-cell>
              <table:table-cell office:value-type="float" office:value="-0.0054492996">
                <text:p>-0.00544929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84462">
                <text:p>0.00084462</text:p>
              </table:table-cell>
              <table:table-cell office:value-type="float" office:value="-0.0030838434">
                <text:p>-0.00308384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65203">
                <text:p>0.00065203</text:p>
              </table:table-cell>
              <table:table-cell office:value-type="float" office:value="-0.0055016354">
                <text:p>-0.00550163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86133">
                <text:p>0.00086133</text:p>
              </table:table-cell>
              <table:table-cell office:value-type="float" office:value="-0.0025622426">
                <text:p>-0.00256224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90928">
                <text:p>0.00090928</text:p>
              </table:table-cell>
              <table:table-cell office:value-type="float" office:value="-0.0045235749">
                <text:p>-0.00452357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76867">
                <text:p>0.00076867</text:p>
              </table:table-cell>
              <table:table-cell office:value-type="float" office:value="-0.0047796298">
                <text:p>-0.00477962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74469">
                <text:p>0.00074469</text:p>
              </table:table-cell>
              <table:table-cell office:value-type="float" office:value="-0.0046793353">
                <text:p>-0.00467933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41434">
                <text:p>0.00041434</text:p>
              </table:table-cell>
              <table:table-cell office:value-type="float" office:value="-0.0048776506">
                <text:p>-0.00487765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25898">
                <text:p>0.00025898</text:p>
              </table:table-cell>
              <table:table-cell office:value-type="float" office:value="-0.0046173051">
                <text:p>-0.00461730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51612">
                <text:p>0.00051612</text:p>
              </table:table-cell>
              <table:table-cell office:value-type="float" office:value="-0.0043588742">
                <text:p>-0.00435887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35498">
                <text:p>0.00035498</text:p>
              </table:table-cell>
              <table:table-cell office:value-type="float" office:value="-0.0055640745">
                <text:p>-0.00556407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52385">
                <text:p>0.00052385</text:p>
              </table:table-cell>
              <table:table-cell office:value-type="float" office:value="-0.0034718759">
                <text:p>-0.00347187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16446">
                <text:p>0.00016446</text:p>
              </table:table-cell>
              <table:table-cell office:value-type="float" office:value="-0.0074487479">
                <text:p>-0.00744874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004816">
                <text:p>-0.00004816</text:p>
              </table:table-cell>
              <table:table-cell office:value-type="float" office:value="-0.0049253891">
                <text:p>-0.00492538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012785">
                <text:p>-0.00012785</text:p>
              </table:table-cell>
              <table:table-cell office:value-type="float" office:value="-0.0061497792">
                <text:p>-0.00614977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913">
                <text:p>0.00000913</text:p>
              </table:table-cell>
              <table:table-cell office:value-type="float" office:value="-0.0048066106">
                <text:p>-0.00480661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010129">
                <text:p>-0.00010129</text:p>
              </table:table-cell>
              <table:table-cell office:value-type="float" office:value="-0.0061767655">
                <text:p>-0.00617676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013447">
                <text:p>-0.00013447</text:p>
              </table:table-cell>
              <table:table-cell office:value-type="float" office:value="-0.0051964301">
                <text:p>-0.00519643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0041206">
                <text:p>-0.00041206</text:p>
              </table:table-cell>
              <table:table-cell office:value-type="float" office:value="-0.0064896861">
                <text:p>-0.00648968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0053406">
                <text:p>-0.00053406</text:p>
              </table:table-cell>
              <table:table-cell office:value-type="float" office:value="-0.0060544526">
                <text:p>-0.00605445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044735">
                <text:p>-0.00044735</text:p>
              </table:table-cell>
              <table:table-cell office:value-type="float" office:value="-0.0055112377">
                <text:p>-0.00551123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012311">
                <text:p>-0.00012311</text:p>
              </table:table-cell>
              <table:table-cell office:value-type="float" office:value="-0.00493888">
                <text:p>-0.004938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027053">
                <text:p>-0.00027053</text:p>
              </table:table-cell>
              <table:table-cell office:value-type="float" office:value="-0.005517147">
                <text:p>-0.0055171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002497">
                <text:p>-0.00002497</text:p>
              </table:table-cell>
              <table:table-cell office:value-type="float" office:value="-0.0040673353">
                <text:p>-0.00406733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0585">
                <text:p>-0.000585</text:p>
              </table:table-cell>
              <table:table-cell office:value-type="float" office:value="-0.0074313464">
                <text:p>-0.0074313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031701">
                <text:p>-0.00031701</text:p>
              </table:table-cell>
              <table:table-cell office:value-type="float" office:value="-0.0058356559">
                <text:p>-0.00583565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026323">
                <text:p>-0.00026323</text:p>
              </table:table-cell>
              <table:table-cell office:value-type="float" office:value="-0.0049617622">
                <text:p>-0.00496176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005035">
                <text:p>-0.00005035</text:p>
              </table:table-cell>
              <table:table-cell office:value-type="float" office:value="-0.0034091436">
                <text:p>-0.00340914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356">
                <text:p>0.00000356</text:p>
              </table:table-cell>
              <table:table-cell office:value-type="float" office:value="-0.0042506808">
                <text:p>-0.00425068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23494">
                <text:p>0.00023494</text:p>
              </table:table-cell>
              <table:table-cell office:value-type="float" office:value="-0.0044023955">
                <text:p>-0.00440239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56767">
                <text:p>0.00056767</text:p>
              </table:table-cell>
              <table:table-cell office:value-type="float" office:value="-0.0032358381">
                <text:p>-0.00323583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35525">
                <text:p>0.00035525</text:p>
              </table:table-cell>
              <table:table-cell office:value-type="float" office:value="-0.0047780425">
                <text:p>-0.00477804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4923">
                <text:p>0.0004923</text:p>
              </table:table-cell>
              <table:table-cell office:value-type="float" office:value="-0.0048840592">
                <text:p>-0.00488405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34243">
                <text:p>0.00034243</text:p>
              </table:table-cell>
              <table:table-cell office:value-type="float" office:value="-0.0039315474">
                <text:p>-0.00393154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6193">
                <text:p>0.0006193</text:p>
              </table:table-cell>
              <table:table-cell office:value-type="float" office:value="-0.003242201">
                <text:p>-0.0032422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62491">
                <text:p>0.00062491</text:p>
              </table:table-cell>
              <table:table-cell office:value-type="float" office:value="-0.004892438">
                <text:p>-0.0048924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50773">
                <text:p>0.00050773</text:p>
              </table:table-cell>
              <table:table-cell office:value-type="float" office:value="-0.0055810233">
                <text:p>-0.00558102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57971">
                <text:p>0.00057971</text:p>
              </table:table-cell>
              <table:table-cell office:value-type="float" office:value="-0.0043039375">
                <text:p>-0.0043039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43534">
                <text:p>0.00043534</text:p>
              </table:table-cell>
              <table:table-cell office:value-type="float" office:value="-0.0052609659">
                <text:p>-0.00526096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25567">
                <text:p>0.00025567</text:p>
              </table:table-cell>
              <table:table-cell office:value-type="float" office:value="-0.0056382364">
                <text:p>-0.00563823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54672">
                <text:p>0.00054672</text:p>
              </table:table-cell>
              <table:table-cell office:value-type="float" office:value="-0.0037216375">
                <text:p>-0.00372163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45715">
                <text:p>0.00045715</text:p>
              </table:table-cell>
              <table:table-cell office:value-type="float" office:value="-0.0040472642">
                <text:p>-0.00404726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93779">
                <text:p>0.00093779</text:p>
              </table:table-cell>
              <table:table-cell office:value-type="float" office:value="-0.0039484939">
                <text:p>-0.00394849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80465">
                <text:p>0.00080465</text:p>
              </table:table-cell>
              <table:table-cell office:value-type="float" office:value="-0.0048274053">
                <text:p>-0.00482740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12024">
                <text:p>0.0012024</text:p>
              </table:table-cell>
              <table:table-cell office:value-type="float" office:value="-0.0025645677">
                <text:p>-0.00256456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129152">
                <text:p>0.00129152</text:p>
              </table:table-cell>
              <table:table-cell office:value-type="float" office:value="-0.0030197341">
                <text:p>-0.00301973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130102">
                <text:p>0.00130102</text:p>
              </table:table-cell>
              <table:table-cell office:value-type="float" office:value="-0.0047204925">
                <text:p>-0.00472049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13895">
                <text:p>0.0013895</text:p>
              </table:table-cell>
              <table:table-cell office:value-type="float" office:value="-0.0031684711">
                <text:p>-0.00316847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37753">
                <text:p>0.00137753</text:p>
              </table:table-cell>
              <table:table-cell office:value-type="float" office:value="-0.0047677022">
                <text:p>-0.00476770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106102">
                <text:p>0.00106102</text:p>
              </table:table-cell>
              <table:table-cell office:value-type="float" office:value="-0.0062532842">
                <text:p>-0.00625328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10934">
                <text:p>0.00110934</text:p>
              </table:table-cell>
              <table:table-cell office:value-type="float" office:value="-0.0036808144">
                <text:p>-0.00368081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121105">
                <text:p>0.00121105</text:p>
              </table:table-cell>
              <table:table-cell office:value-type="float" office:value="-0.0030280079">
                <text:p>-0.00302800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95928">
                <text:p>0.00095928</text:p>
              </table:table-cell>
              <table:table-cell office:value-type="float" office:value="-0.0057170198">
                <text:p>-0.00571701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85703">
                <text:p>0.00085703</text:p>
              </table:table-cell>
              <table:table-cell office:value-type="float" office:value="-0.0037643809">
                <text:p>-0.00376438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91155">
                <text:p>0.00091155</text:p>
              </table:table-cell>
              <table:table-cell office:value-type="float" office:value="-0.0056253235">
                <text:p>-0.00562532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72033">
                <text:p>0.00072033</text:p>
              </table:table-cell>
              <table:table-cell office:value-type="float" office:value="-0.0058826559">
                <text:p>-0.00588265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57055">
                <text:p>0.00057055</text:p>
              </table:table-cell>
              <table:table-cell office:value-type="float" office:value="-0.0049778334">
                <text:p>-0.00497783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48715">
                <text:p>0.00048715</text:p>
              </table:table-cell>
              <table:table-cell office:value-type="float" office:value="-0.0033445839">
                <text:p>-0.00334458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13139">
                <text:p>0.00013139</text:p>
              </table:table-cell>
              <table:table-cell office:value-type="float" office:value="-0.0061411728">
                <text:p>-0.00614117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1637">
                <text:p>0.00001637</text:p>
              </table:table-cell>
              <table:table-cell office:value-type="float" office:value="-0.0052735364">
                <text:p>-0.00527353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0013411">
                <text:p>-0.00013411</text:p>
              </table:table-cell>
              <table:table-cell office:value-type="float" office:value="-0.0047919595">
                <text:p>-0.00479195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0000004">
                <text:p>-0.00000004</text:p>
              </table:table-cell>
              <table:table-cell office:value-type="float" office:value="-0.0043721714">
                <text:p>-0.00437217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11077">
                <text:p>0.00011077</text:p>
              </table:table-cell>
              <table:table-cell office:value-type="float" office:value="-0.0046362194">
                <text:p>-0.00463621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0005304">
                <text:p>-0.00005304</text:p>
              </table:table-cell>
              <table:table-cell office:value-type="float" office:value="-0.0052573432">
                <text:p>-0.00525734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0001099">
                <text:p>-0.00001099</text:p>
              </table:table-cell>
              <table:table-cell office:value-type="float" office:value="-0.0036336881">
                <text:p>-0.00363368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16873">
                <text:p>0.00016873</text:p>
              </table:table-cell>
              <table:table-cell office:value-type="float" office:value="-0.004327909">
                <text:p>-0.0043279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69383">
                <text:p>0.00069383</text:p>
              </table:table-cell>
              <table:table-cell office:value-type="float" office:value="-0.0024110846">
                <text:p>-0.00241108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10889">
                <text:p>0.0010889</text:p>
              </table:table-cell>
              <table:table-cell office:value-type="float" office:value="-0.0015487226">
                <text:p>-0.00154872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19902">
                <text:p>0.00119902</text:p>
              </table:table-cell>
              <table:table-cell office:value-type="float" office:value="-0.0038705938">
                <text:p>-0.00387059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3329">
                <text:p>0.0013329</text:p>
              </table:table-cell>
              <table:table-cell office:value-type="float" office:value="-0.0038007611">
                <text:p>-0.00380076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2145">
                <text:p>0.0012145</text:p>
              </table:table-cell>
              <table:table-cell office:value-type="float" office:value="-0.0037272421">
                <text:p>-0.00372724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38809">
                <text:p>0.00138809</text:p>
              </table:table-cell>
              <table:table-cell office:value-type="float" office:value="-0.0021290665">
                <text:p>-0.00212906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11402">
                <text:p>0.00111402</text:p>
              </table:table-cell>
              <table:table-cell office:value-type="float" office:value="-0.0053310583">
                <text:p>-0.00533105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135762">
                <text:p>0.00135762</text:p>
              </table:table-cell>
              <table:table-cell office:value-type="float" office:value="-0.0028896263">
                <text:p>-0.00288962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13286">
                <text:p>0.00113286</text:p>
              </table:table-cell>
              <table:table-cell office:value-type="float" office:value="-0.0039112986">
                <text:p>-0.00391129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09963">
                <text:p>0.00109963</text:p>
              </table:table-cell>
              <table:table-cell office:value-type="float" office:value="-0.003400942">
                <text:p>-0.0034009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142275">
                <text:p>0.00142275</text:p>
              </table:table-cell>
              <table:table-cell office:value-type="float" office:value="-0.0027618863">
                <text:p>-0.00276188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14953">
                <text:p>0.0014953</text:p>
              </table:table-cell>
              <table:table-cell office:value-type="float" office:value="-0.0026514978">
                <text:p>-0.00265149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155602">
                <text:p>0.00155602</text:p>
              </table:table-cell>
              <table:table-cell office:value-type="float" office:value="-0.0042433502">
                <text:p>-0.00424335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91198">
                <text:p>0.00191198</text:p>
              </table:table-cell>
              <table:table-cell office:value-type="float" office:value="-0.0033811378">
                <text:p>-0.00338113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93047">
                <text:p>0.00193047</text:p>
              </table:table-cell>
              <table:table-cell office:value-type="float" office:value="-0.0027549706">
                <text:p>-0.00275497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209138">
                <text:p>0.00209138</text:p>
              </table:table-cell>
              <table:table-cell office:value-type="float" office:value="-0.0012326401">
                <text:p>-0.00123264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57271">
                <text:p>0.00257271</text:p>
              </table:table-cell>
              <table:table-cell office:value-type="float" office:value="-0.0013612597">
                <text:p>-0.00136125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227783">
                <text:p>0.00227783</text:p>
              </table:table-cell>
              <table:table-cell office:value-type="float" office:value="-0.004022342">
                <text:p>-0.0040223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299167">
                <text:p>0.00299167</text:p>
              </table:table-cell>
              <table:table-cell office:value-type="float" office:value="0.0005184354">
                <text:p>0.00051843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66263">
                <text:p>0.00366263</text:p>
              </table:table-cell>
              <table:table-cell office:value-type="float" office:value="0.0008851799">
                <text:p>0.00088517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84519">
                <text:p>0.00384519</text:p>
              </table:table-cell>
              <table:table-cell office:value-type="float" office:value="-0.0006574475">
                <text:p>-0.00065744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30465">
                <text:p>0.00330465</text:p>
              </table:table-cell>
              <table:table-cell office:value-type="float" office:value="-0.0036040494">
                <text:p>-0.00360404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58236">
                <text:p>0.00358236</text:p>
              </table:table-cell>
              <table:table-cell office:value-type="float" office:value="-0.0011112442">
                <text:p>-0.00111124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26526">
                <text:p>0.00326526</text:p>
              </table:table-cell>
              <table:table-cell office:value-type="float" office:value="-0.0038424549">
                <text:p>-0.00384245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00191">
                <text:p>0.00300191</text:p>
              </table:table-cell>
              <table:table-cell office:value-type="float" office:value="-0.0031524877">
                <text:p>-0.00315248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296784">
                <text:p>0.00296784</text:p>
              </table:table-cell>
              <table:table-cell office:value-type="float" office:value="-0.0015982899">
                <text:p>-0.00159828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07896">
                <text:p>0.00307896</text:p>
              </table:table-cell>
              <table:table-cell office:value-type="float" office:value="-0.0010395278">
                <text:p>-0.00103952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294512">
                <text:p>0.00294512</text:p>
              </table:table-cell>
              <table:table-cell office:value-type="float" office:value="-0.0030194517">
                <text:p>-0.00301945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13502">
                <text:p>0.00313502</text:p>
              </table:table-cell>
              <table:table-cell office:value-type="float" office:value="0.0005959115">
                <text:p>0.00059591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60324">
                <text:p>0.00360324</text:p>
              </table:table-cell>
              <table:table-cell office:value-type="float" office:value="0.0017702036">
                <text:p>0.00177020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34795">
                <text:p>0.00334795</text:p>
              </table:table-cell>
              <table:table-cell office:value-type="float" office:value="-0.0012129556">
                <text:p>-0.00121295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293144">
                <text:p>0.00293144</text:p>
              </table:table-cell>
              <table:table-cell office:value-type="float" office:value="-0.0020780529">
                <text:p>-0.00207805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18161">
                <text:p>0.00318161</text:p>
              </table:table-cell>
              <table:table-cell office:value-type="float" office:value="-0.0004685989">
                <text:p>-0.00046859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38149">
                <text:p>0.00338149</text:p>
              </table:table-cell>
              <table:table-cell office:value-type="float" office:value="-0.0006124902">
                <text:p>-0.00061249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37931">
                <text:p>0.00337931</text:p>
              </table:table-cell>
              <table:table-cell office:value-type="float" office:value="-0.0015744861">
                <text:p>-0.00157448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18369">
                <text:p>0.00318369</text:p>
              </table:table-cell>
              <table:table-cell office:value-type="float" office:value="-0.0014469787">
                <text:p>-0.00144697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32485">
                <text:p>0.00332485</text:p>
              </table:table-cell>
              <table:table-cell office:value-type="float" office:value="-0.0023159792">
                <text:p>-0.00231597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04746">
                <text:p>0.00304746</text:p>
              </table:table-cell>
              <table:table-cell office:value-type="float" office:value="-0.0027821804">
                <text:p>-0.00278218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297565">
                <text:p>0.00297565</text:p>
              </table:table-cell>
              <table:table-cell office:value-type="float" office:value="-0.002475228">
                <text:p>-0.0024752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288571">
                <text:p>0.00288571</text:p>
              </table:table-cell>
              <table:table-cell office:value-type="float" office:value="-0.0021298251">
                <text:p>-0.00212982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282431">
                <text:p>0.00282431</text:p>
              </table:table-cell>
              <table:table-cell office:value-type="float" office:value="-0.0017078499">
                <text:p>-0.00170784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272778">
                <text:p>0.00272778</text:p>
              </table:table-cell>
              <table:table-cell office:value-type="float" office:value="-0.0019713108">
                <text:p>-0.00197131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301138">
                <text:p>0.00301138</text:p>
              </table:table-cell>
              <table:table-cell office:value-type="float" office:value="-0.0011766788">
                <text:p>-0.00117667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08389">
                <text:p>0.00308389</text:p>
              </table:table-cell>
              <table:table-cell office:value-type="float" office:value="-0.0017938838">
                <text:p>-0.00179388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275882">
                <text:p>0.00275882</text:p>
              </table:table-cell>
              <table:table-cell office:value-type="float" office:value="-0.0037759107">
                <text:p>-0.00377591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246294">
                <text:p>0.00246294</text:p>
              </table:table-cell>
              <table:table-cell office:value-type="float" office:value="-0.0025426818">
                <text:p>-0.00254268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271519">
                <text:p>0.00271519</text:p>
              </table:table-cell>
              <table:table-cell office:value-type="float" office:value="0.0002096465">
                <text:p>0.00020964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29203">
                <text:p>0.0029203</text:p>
              </table:table-cell>
              <table:table-cell office:value-type="float" office:value="-0.002214444">
                <text:p>-0.0022144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236425">
                <text:p>0.00236425</text:p>
              </table:table-cell>
              <table:table-cell office:value-type="float" office:value="-0.0032736272">
                <text:p>-0.00327362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205095">
                <text:p>0.00205095</text:p>
              </table:table-cell>
              <table:table-cell office:value-type="float" office:value="-0.0025112838">
                <text:p>-0.00251128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183934">
                <text:p>0.00183934</text:p>
              </table:table-cell>
              <table:table-cell office:value-type="float" office:value="-0.0038688553">
                <text:p>-0.00386885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195178">
                <text:p>0.00195178</text:p>
              </table:table-cell>
              <table:table-cell office:value-type="float" office:value="-0.0043192802">
                <text:p>-0.00431928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17281">
                <text:p>0.0017281</text:p>
              </table:table-cell>
              <table:table-cell office:value-type="float" office:value="-0.0042315177">
                <text:p>-0.00423151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222159">
                <text:p>0.00222159</text:p>
              </table:table-cell>
              <table:table-cell office:value-type="float" office:value="-0.0020805411">
                <text:p>-0.00208054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255946">
                <text:p>0.00255946</text:p>
              </table:table-cell>
              <table:table-cell office:value-type="float" office:value="-0.001676349">
                <text:p>-0.0016763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253716">
                <text:p>0.00253716</text:p>
              </table:table-cell>
              <table:table-cell office:value-type="float" office:value="-0.0021557735">
                <text:p>-0.00215577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214673">
                <text:p>0.00214673</text:p>
              </table:table-cell>
              <table:table-cell office:value-type="float" office:value="-0.0041898249">
                <text:p>-0.00418982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208618">
                <text:p>0.00208618</text:p>
              </table:table-cell>
              <table:table-cell office:value-type="float" office:value="-0.004222766">
                <text:p>-0.0042227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149379">
                <text:p>0.00149379</text:p>
              </table:table-cell>
              <table:table-cell office:value-type="float" office:value="-0.0044092267">
                <text:p>-0.00440922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73328">
                <text:p>0.00073328</text:p>
              </table:table-cell>
              <table:table-cell office:value-type="float" office:value="-0.0054148057">
                <text:p>-0.00541480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22814">
                <text:p>0.00022814</text:p>
              </table:table-cell>
              <table:table-cell office:value-type="float" office:value="-0.0071976502">
                <text:p>-0.00719765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00249">
                <text:p>-0.000249</text:p>
              </table:table-cell>
              <table:table-cell office:value-type="float" office:value="-0.0079655967">
                <text:p>-0.00796559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007429">
                <text:p>-0.0007429</text:p>
              </table:table-cell>
              <table:table-cell office:value-type="float" office:value="-0.0071941379">
                <text:p>-0.00719413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0089817">
                <text:p>-0.00089817</text:p>
              </table:table-cell>
              <table:table-cell office:value-type="float" office:value="-0.0057730138">
                <text:p>-0.00577301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0037038">
                <text:p>-0.00037038</text:p>
              </table:table-cell>
              <table:table-cell office:value-type="float" office:value="-0.0023303942">
                <text:p>-0.00233039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26791">
                <text:p>0.00026791</text:p>
              </table:table-cell>
              <table:table-cell office:value-type="float" office:value="-0.0007417489">
                <text:p>-0.00074174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98155">
                <text:p>0.00098155</text:p>
              </table:table-cell>
              <table:table-cell office:value-type="float" office:value="-0.0006092515">
                <text:p>-0.00060925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92144">
                <text:p>0.00192144</text:p>
              </table:table-cell>
              <table:table-cell office:value-type="float" office:value="0.00142501">
                <text:p>0.001425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261758">
                <text:p>0.00261758</text:p>
              </table:table-cell>
              <table:table-cell office:value-type="float" office:value="0.0011159798">
                <text:p>0.00111597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379051">
                <text:p>0.00379051</text:p>
              </table:table-cell>
              <table:table-cell office:value-type="float" office:value="0.0054404742">
                <text:p>0.00544047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465624">
                <text:p>0.00465624</text:p>
              </table:table-cell>
              <table:table-cell office:value-type="float" office:value="0.0050351696">
                <text:p>0.00503516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581716">
                <text:p>0.00581716</text:p>
              </table:table-cell>
              <table:table-cell office:value-type="float" office:value="0.0077085654">
                <text:p>0.00770856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693638">
                <text:p>0.00693638</text:p>
              </table:table-cell>
              <table:table-cell office:value-type="float" office:value="0.0090934709">
                <text:p>0.00909347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802456">
                <text:p>0.00802456</text:p>
              </table:table-cell>
              <table:table-cell office:value-type="float" office:value="0.0093286556">
                <text:p>0.00932865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947754">
                <text:p>0.00947754</text:p>
              </table:table-cell>
              <table:table-cell office:value-type="float" office:value="0.0111865062">
                <text:p>0.01118650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069626">
                <text:p>0.01069626</text:p>
              </table:table-cell>
              <table:table-cell office:value-type="float" office:value="0.0125993169">
                <text:p>0.01259931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19771">
                <text:p>0.0119771</text:p>
              </table:table-cell>
              <table:table-cell office:value-type="float" office:value="0.0167472917">
                <text:p>0.01674729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41464">
                <text:p>0.0141464</text:p>
              </table:table-cell>
              <table:table-cell office:value-type="float" office:value="0.0213133015">
                <text:p>0.02131330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693613">
                <text:p>0.01693613</text:p>
              </table:table-cell>
              <table:table-cell office:value-type="float" office:value="0.0271461769">
                <text:p>0.02714617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912749">
                <text:p>0.01912749</text:p>
              </table:table-cell>
              <table:table-cell office:value-type="float" office:value="0.0270727676">
                <text:p>0.02707276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110772">
                <text:p>0.02110772</text:p>
              </table:table-cell>
              <table:table-cell office:value-type="float" office:value="0.0266704235">
                <text:p>0.02667042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244059">
                <text:p>0.02244059</text:p>
              </table:table-cell>
              <table:table-cell office:value-type="float" office:value="0.0237508684">
                <text:p>0.02375086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290941">
                <text:p>0.02290941</text:p>
              </table:table-cell>
              <table:table-cell office:value-type="float" office:value="0.0196402065">
                <text:p>0.01964020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223089">
                <text:p>0.02223089</text:p>
              </table:table-cell>
              <table:table-cell office:value-type="float" office:value="0.0140380036">
                <text:p>0.01403800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092662">
                <text:p>0.02092662</text:p>
              </table:table-cell>
              <table:table-cell office:value-type="float" office:value="0.0092547554">
                <text:p>0.00925475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904689">
                <text:p>0.01904689</text:p>
              </table:table-cell>
              <table:table-cell office:value-type="float" office:value="0.0036577758">
                <text:p>0.00365777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752271">
                <text:p>0.01752271</text:p>
              </table:table-cell>
              <table:table-cell office:value-type="float" office:value="0.0025147468">
                <text:p>0.00251474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590602">
                <text:p>0.01590602</text:p>
              </table:table-cell>
              <table:table-cell office:value-type="float" office:value="0.0003830906">
                <text:p>0.00038309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454031">
                <text:p>0.01454031</text:p>
              </table:table-cell>
              <table:table-cell office:value-type="float" office:value="0.000888116">
                <text:p>0.0008881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314852">
                <text:p>0.01314852</text:p>
              </table:table-cell>
              <table:table-cell office:value-type="float" office:value="-0.0009261253">
                <text:p>-0.00092612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17302">
                <text:p>0.0117302</text:p>
              </table:table-cell>
              <table:table-cell office:value-type="float" office:value="-0.0037710474">
                <text:p>-0.00377104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067811">
                <text:p>0.01067811</text:p>
              </table:table-cell>
              <table:table-cell office:value-type="float" office:value="-0.0030230399">
                <text:p>-0.00302303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939906">
                <text:p>0.00939906</text:p>
              </table:table-cell>
              <table:table-cell office:value-type="float" office:value="-0.0042770871">
                <text:p>-0.00427708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835547">
                <text:p>0.00835547</text:p>
              </table:table-cell>
              <table:table-cell office:value-type="float" office:value="-0.0024363074">
                <text:p>-0.00243630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677644">
                <text:p>0.00677644</text:p>
              </table:table-cell>
              <table:table-cell office:value-type="float" office:value="-0.0041437885">
                <text:p>-0.00414378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570176">
                <text:p>0.00570176</text:p>
              </table:table-cell>
              <table:table-cell office:value-type="float" office:value="-0.0014006643">
                <text:p>-0.00140066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545043">
                <text:p>0.00545043</text:p>
              </table:table-cell>
              <table:table-cell office:value-type="float" office:value="0.0024350711">
                <text:p>0.00243507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509827">
                <text:p>0.00509827</text:p>
              </table:table-cell>
              <table:table-cell office:value-type="float" office:value="0.0026199145">
                <text:p>0.00261991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541615">
                <text:p>0.00541615</text:p>
              </table:table-cell>
              <table:table-cell office:value-type="float" office:value="0.0057324967">
                <text:p>0.00573249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561074">
                <text:p>0.00561074</text:p>
              </table:table-cell>
              <table:table-cell office:value-type="float" office:value="0.0083655783">
                <text:p>0.00836557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566992">
                <text:p>0.00566992</text:p>
              </table:table-cell>
              <table:table-cell office:value-type="float" office:value="0.0063854447">
                <text:p>0.00638544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554891">
                <text:p>0.00554891</text:p>
              </table:table-cell>
              <table:table-cell office:value-type="float" office:value="0.0067613957">
                <text:p>0.00676139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517959">
                <text:p>0.00517959</text:p>
              </table:table-cell>
              <table:table-cell office:value-type="float" office:value="0.0052523192">
                <text:p>0.00525231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479565">
                <text:p>0.00479565</text:p>
              </table:table-cell>
              <table:table-cell office:value-type="float" office:value="0.0039188335">
                <text:p>0.00391883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374428">
                <text:p>0.00374428</text:p>
              </table:table-cell>
              <table:table-cell office:value-type="float" office:value="-0.00051198">
                <text:p>-0.000511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20018">
                <text:p>0.0020018</text:p>
              </table:table-cell>
              <table:table-cell office:value-type="float" office:value="-0.0059947729">
                <text:p>-0.00599477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0052602">
                <text:p>-0.00052602</text:p>
              </table:table-cell>
              <table:table-cell office:value-type="float" office:value="-0.010125579">
                <text:p>-0.0101255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375883">
                <text:p>-0.00375883</text:p>
              </table:table-cell>
              <table:table-cell office:value-type="float" office:value="-0.0149725959">
                <text:p>-0.01497259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0772551">
                <text:p>-0.00772551</text:p>
              </table:table-cell>
              <table:table-cell office:value-type="float" office:value="-0.0200686649">
                <text:p>-0.02006866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1116422">
                <text:p>-0.01116422</text:p>
              </table:table-cell>
              <table:table-cell office:value-type="float" office:value="-0.0227402636">
                <text:p>-0.02274026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1449971">
                <text:p>-0.01449971</text:p>
              </table:table-cell>
              <table:table-cell office:value-type="float" office:value="-0.0278775359">
                <text:p>-0.02787753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172963">
                <text:p>-0.0172963</text:p>
              </table:table-cell>
              <table:table-cell office:value-type="float" office:value="-0.0318678069">
                <text:p>-0.03186780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189531">
                <text:p>-0.0189531</text:p>
              </table:table-cell>
              <table:table-cell office:value-type="float" office:value="-0.0315843532">
                <text:p>-0.03158435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1928132">
                <text:p>-0.01928132</text:p>
              </table:table-cell>
              <table:table-cell office:value-type="float" office:value="-0.0293586669">
                <text:p>-0.02935866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1892811">
                <text:p>-0.01892811</text:p>
              </table:table-cell>
              <table:table-cell office:value-type="float" office:value="-0.0286260773">
                <text:p>-0.02862607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1765412">
                <text:p>-0.01765412</text:p>
              </table:table-cell>
              <table:table-cell office:value-type="float" office:value="-0.0258293298">
                <text:p>-0.02582932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1627587">
                <text:p>-0.01627587</text:p>
              </table:table-cell>
              <table:table-cell office:value-type="float" office:value="-0.023442424">
                <text:p>-0.0234424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1421944">
                <text:p>-0.01421944</text:p>
              </table:table-cell>
              <table:table-cell office:value-type="float" office:value="-0.0180879075">
                <text:p>-0.01808790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1191244">
                <text:p>-0.01191244</text:p>
              </table:table-cell>
              <table:table-cell office:value-type="float" office:value="-0.0124723919">
                <text:p>-0.01247239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0906686">
                <text:p>-0.00906686</text:p>
              </table:table-cell>
              <table:table-cell office:value-type="float" office:value="-0.0069631198">
                <text:p>-0.00696311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0550982">
                <text:p>-0.00550982</text:p>
              </table:table-cell>
              <table:table-cell office:value-type="float" office:value="-0.0007911602">
                <text:p>-0.00079116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0226424">
                <text:p>-0.00226424</text:p>
              </table:table-cell>
              <table:table-cell office:value-type="float" office:value="0.0024933391">
                <text:p>0.00249333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79029">
                <text:p>0.00079029</text:p>
              </table:table-cell>
              <table:table-cell office:value-type="float" office:value="0.0044935923">
                <text:p>0.00449359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295063">
                <text:p>0.00295063</text:p>
              </table:table-cell>
              <table:table-cell office:value-type="float" office:value="0.0044538009">
                <text:p>0.00445380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511396">
                <text:p>0.00511396</text:p>
              </table:table-cell>
              <table:table-cell office:value-type="float" office:value="0.0065126479">
                <text:p>0.00651264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592247">
                <text:p>0.00592247</text:p>
              </table:table-cell>
              <table:table-cell office:value-type="float" office:value="0.0034147842">
                <text:p>0.00341478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567499">
                <text:p>0.00567499</text:p>
              </table:table-cell>
              <table:table-cell office:value-type="float" office:value="0.001245114">
                <text:p>0.0012451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505501">
                <text:p>0.00505501</text:p>
              </table:table-cell>
              <table:table-cell office:value-type="float" office:value="-0.0009515052">
                <text:p>-0.00095150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344727">
                <text:p>0.00344727</text:p>
              </table:table-cell>
              <table:table-cell office:value-type="float" office:value="-0.0053930266">
                <text:p>-0.00539302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112465">
                <text:p>0.00112465</text:p>
              </table:table-cell>
              <table:table-cell office:value-type="float" office:value="-0.0093316098">
                <text:p>-0.00933160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0093216">
                <text:p>-0.00093216</text:p>
              </table:table-cell>
              <table:table-cell office:value-type="float" office:value="-0.0119134807">
                <text:p>-0.01191348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331749">
                <text:p>-0.00331749</text:p>
              </table:table-cell>
              <table:table-cell office:value-type="float" office:value="-0.0156694712">
                <text:p>-0.01566947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50588">
                <text:p>-0.0050588</text:p>
              </table:table-cell>
              <table:table-cell office:value-type="float" office:value="-0.0148788421">
                <text:p>-0.01487884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0609764">
                <text:p>-0.00609764</text:p>
              </table:table-cell>
              <table:table-cell office:value-type="float" office:value="-0.0128746697">
                <text:p>-0.01287466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0645644">
                <text:p>-0.00645644</text:p>
              </table:table-cell>
              <table:table-cell office:value-type="float" office:value="-0.012747323">
                <text:p>-0.0127473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0537476">
                <text:p>-0.00537476</text:p>
              </table:table-cell>
              <table:table-cell office:value-type="float" office:value="-0.0072215261">
                <text:p>-0.00722152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0441196">
                <text:p>-0.00441196</text:p>
              </table:table-cell>
              <table:table-cell office:value-type="float" office:value="-0.0085410263">
                <text:p>-0.00854102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0244076">
                <text:p>-0.00244076</text:p>
              </table:table-cell>
              <table:table-cell office:value-type="float" office:value="-0.0024507971">
                <text:p>-0.00245079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0031267">
                <text:p>-0.00031267</text:p>
              </table:table-cell>
              <table:table-cell office:value-type="float" office:value="-0.000563637">
                <text:p>-0.0005636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203643">
                <text:p>0.00203643</text:p>
              </table:table-cell>
              <table:table-cell office:value-type="float" office:value="0.0038035779">
                <text:p>0.00380357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88347">
                <text:p>0.00488347</text:p>
              </table:table-cell>
              <table:table-cell office:value-type="float" office:value="0.0076849622">
                <text:p>0.00768496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746937">
                <text:p>0.00746937</text:p>
              </table:table-cell>
              <table:table-cell office:value-type="float" office:value="0.0075936569">
                <text:p>0.00759365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954615">
                <text:p>0.00954615</text:p>
              </table:table-cell>
              <table:table-cell office:value-type="float" office:value="0.0087194374">
                <text:p>0.00871943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114192">
                <text:p>0.01114192</text:p>
              </table:table-cell>
              <table:table-cell office:value-type="float" office:value="0.0101482889">
                <text:p>0.01014828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241251">
                <text:p>0.01241251</text:p>
              </table:table-cell>
              <table:table-cell office:value-type="float" office:value="0.0099190074">
                <text:p>0.00991900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28617">
                <text:p>0.0128617</text:p>
              </table:table-cell>
              <table:table-cell office:value-type="float" office:value="0.0072129107">
                <text:p>0.00721291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303667">
                <text:p>0.01303667</text:p>
              </table:table-cell>
              <table:table-cell office:value-type="float" office:value="0.0068812891">
                <text:p>0.00688128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272301">
                <text:p>0.01272301</text:p>
              </table:table-cell>
              <table:table-cell office:value-type="float" office:value="0.0070766655">
                <text:p>0.00707666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187509">
                <text:p>0.01187509</text:p>
              </table:table-cell>
              <table:table-cell office:value-type="float" office:value="0.006496678">
                <text:p>0.0064966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039945">
                <text:p>0.01039945</text:p>
              </table:table-cell>
              <table:table-cell office:value-type="float" office:value="0.0041298625">
                <text:p>0.00412986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839775">
                <text:p>0.00839775</text:p>
              </table:table-cell>
              <table:table-cell office:value-type="float" office:value="0.0017402844">
                <text:p>0.00174028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654696">
                <text:p>0.00654696</text:p>
              </table:table-cell>
              <table:table-cell office:value-type="float" office:value="0.0007862921">
                <text:p>0.00078629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492164">
                <text:p>0.00492164</text:p>
              </table:table-cell>
              <table:table-cell office:value-type="float" office:value="-0.0006245743">
                <text:p>-0.00062457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380726">
                <text:p>0.00380726</text:p>
              </table:table-cell>
              <table:table-cell office:value-type="float" office:value="-0.001017229">
                <text:p>-0.0010172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274566">
                <text:p>0.00274566</text:p>
              </table:table-cell>
              <table:table-cell office:value-type="float" office:value="-0.0018879568">
                <text:p>-0.00188795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256204">
                <text:p>0.00256204</text:p>
              </table:table-cell>
              <table:table-cell office:value-type="float" office:value="-0.0009878502">
                <text:p>-0.00098785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269492">
                <text:p>0.00269492</text:p>
              </table:table-cell>
              <table:table-cell office:value-type="float" office:value="-0.0009791225">
                <text:p>-0.00097912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319599">
                <text:p>0.00319599</text:p>
              </table:table-cell>
              <table:table-cell office:value-type="float" office:value="0.0000311572">
                <text:p>0.000031157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397178">
                <text:p>0.00397178</text:p>
              </table:table-cell>
              <table:table-cell office:value-type="float" office:value="-0.0004605078">
                <text:p>-0.000460507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53463">
                <text:p>0.0053463</text:p>
              </table:table-cell>
              <table:table-cell office:value-type="float" office:value="0.0026997322">
                <text:p>0.00269973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663243">
                <text:p>0.00663243</text:p>
              </table:table-cell>
              <table:table-cell office:value-type="float" office:value="0.0029576159">
                <text:p>0.00295761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805988">
                <text:p>0.00805988</text:p>
              </table:table-cell>
              <table:table-cell office:value-type="float" office:value="0.0038150814">
                <text:p>0.00381508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927547">
                <text:p>0.00927547</text:p>
              </table:table-cell>
              <table:table-cell office:value-type="float" office:value="0.006352046">
                <text:p>0.0063520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967398">
                <text:p>0.00967398</text:p>
              </table:table-cell>
              <table:table-cell office:value-type="float" office:value="0.0051580281">
                <text:p>0.005158028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029036">
                <text:p>0.01029036</text:p>
              </table:table-cell>
              <table:table-cell office:value-type="float" office:value="0.0074889633">
                <text:p>0.00748896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982055">
                <text:p>0.00982055</text:p>
              </table:table-cell>
              <table:table-cell office:value-type="float" office:value="0.005288035">
                <text:p>0.0052880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968014">
                <text:p>0.00968014</text:p>
              </table:table-cell>
              <table:table-cell office:value-type="float" office:value="0.0047307328">
                <text:p>0.00473073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872991">
                <text:p>0.00872991</text:p>
              </table:table-cell>
              <table:table-cell office:value-type="float" office:value="0.0033433221">
                <text:p>0.00334332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799418">
                <text:p>0.00799418</text:p>
              </table:table-cell>
              <table:table-cell office:value-type="float" office:value="0.0035600932">
                <text:p>0.00356009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646973">
                <text:p>0.00646973</text:p>
              </table:table-cell>
              <table:table-cell office:value-type="float" office:value="-0.0004102411">
                <text:p>-0.00041024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472405">
                <text:p>0.00472405</text:p>
              </table:table-cell>
              <table:table-cell office:value-type="float" office:value="-0.0023765562">
                <text:p>-0.00237655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376585">
                <text:p>0.00376585</text:p>
              </table:table-cell>
              <table:table-cell office:value-type="float" office:value="-0.0015515917">
                <text:p>-0.00155159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292762">
                <text:p>0.00292762</text:p>
              </table:table-cell>
              <table:table-cell office:value-type="float" office:value="-0.0026567664">
                <text:p>-0.00265676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22329">
                <text:p>0.0022329</text:p>
              </table:table-cell>
              <table:table-cell office:value-type="float" office:value="-0.0027087482">
                <text:p>-0.00270874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166683">
                <text:p>0.00166683</text:p>
              </table:table-cell>
              <table:table-cell office:value-type="float" office:value="-0.0040382866">
                <text:p>-0.00403828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15667">
                <text:p>0.0015667</text:p>
              </table:table-cell>
              <table:table-cell office:value-type="float" office:value="-0.0046477528">
                <text:p>-0.00464775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145023">
                <text:p>0.00145023</text:p>
              </table:table-cell>
              <table:table-cell office:value-type="float" office:value="-0.0053656875">
                <text:p>-0.00536568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165144">
                <text:p>0.00165144</text:p>
              </table:table-cell>
              <table:table-cell office:value-type="float" office:value="-0.0028525105">
                <text:p>-0.00285251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177758">
                <text:p>0.00177758</text:p>
              </table:table-cell>
              <table:table-cell office:value-type="float" office:value="-0.0028825089">
                <text:p>-0.00288250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09981">
                <text:p>0.00209981</text:p>
              </table:table-cell>
              <table:table-cell office:value-type="float" office:value="-0.0023375371">
                <text:p>-0.00233753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262507">
                <text:p>0.00262507</text:p>
              </table:table-cell>
              <table:table-cell office:value-type="float" office:value="-0.0010496311">
                <text:p>-0.00104963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85794">
                <text:p>0.00285794</text:p>
              </table:table-cell>
              <table:table-cell office:value-type="float" office:value="-0.0015816305">
                <text:p>-0.00158163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314155">
                <text:p>0.00314155</text:p>
              </table:table-cell>
              <table:table-cell office:value-type="float" office:value="-0.0007939933">
                <text:p>-0.00079399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334387">
                <text:p>0.00334387</text:p>
              </table:table-cell>
              <table:table-cell office:value-type="float" office:value="-0.0003331367">
                <text:p>-0.00033313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333366">
                <text:p>0.00333366</text:p>
              </table:table-cell>
              <table:table-cell office:value-type="float" office:value="-0.0013605763">
                <text:p>-0.00136057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307087">
                <text:p>0.00307087</text:p>
              </table:table-cell>
              <table:table-cell office:value-type="float" office:value="-0.0019719741">
                <text:p>-0.00197197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65245">
                <text:p>0.00265245</text:p>
              </table:table-cell>
              <table:table-cell office:value-type="float" office:value="-0.003397347">
                <text:p>-0.0033973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221633">
                <text:p>0.00221633</text:p>
              </table:table-cell>
              <table:table-cell office:value-type="float" office:value="-0.0034255915">
                <text:p>-0.00342559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183493">
                <text:p>0.00183493</text:p>
              </table:table-cell>
              <table:table-cell office:value-type="float" office:value="-0.0047635906">
                <text:p>-0.00476359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135338">
                <text:p>0.00135338</text:p>
              </table:table-cell>
              <table:table-cell office:value-type="float" office:value="-0.0040265276">
                <text:p>-0.00402652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56556">
                <text:p>0.00156556</text:p>
              </table:table-cell>
              <table:table-cell office:value-type="float" office:value="-0.0009041301">
                <text:p>-0.00090413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13542">
                <text:p>0.0013542</text:p>
              </table:table-cell>
              <table:table-cell office:value-type="float" office:value="-0.004090806">
                <text:p>-0.0040908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101892">
                <text:p>0.00101892</text:p>
              </table:table-cell>
              <table:table-cell office:value-type="float" office:value="-0.0038070444">
                <text:p>-0.00380704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130638">
                <text:p>0.00130638</text:p>
              </table:table-cell>
              <table:table-cell office:value-type="float" office:value="-0.0015773231">
                <text:p>-0.00157732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144184">
                <text:p>0.00144184</text:p>
              </table:table-cell>
              <table:table-cell office:value-type="float" office:value="-0.000590299">
                <text:p>-0.0005902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152532">
                <text:p>0.00152532</text:p>
              </table:table-cell>
              <table:table-cell office:value-type="float" office:value="-0.0025320485">
                <text:p>-0.00253204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158211">
                <text:p>0.00158211</text:p>
              </table:table-cell>
              <table:table-cell office:value-type="float" office:value="-0.0030432458">
                <text:p>-0.00304324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119146">
                <text:p>0.00119146</text:p>
              </table:table-cell>
              <table:table-cell office:value-type="float" office:value="-0.0064154709">
                <text:p>-0.00641547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115089">
                <text:p>0.00115089</text:p>
              </table:table-cell>
              <table:table-cell office:value-type="float" office:value="-0.0035125419">
                <text:p>-0.00351254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141437">
                <text:p>0.00141437</text:p>
              </table:table-cell>
              <table:table-cell office:value-type="float" office:value="-0.0039690138">
                <text:p>-0.00396901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84641">
                <text:p>0.00184641</text:p>
              </table:table-cell>
              <table:table-cell office:value-type="float" office:value="-0.0028028929">
                <text:p>-0.002802892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72361">
                <text:p>0.00172361</text:p>
              </table:table-cell>
              <table:table-cell office:value-type="float" office:value="-0.004292626">
                <text:p>-0.0042926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205805">
                <text:p>0.00205805</text:p>
              </table:table-cell>
              <table:table-cell office:value-type="float" office:value="-0.0016275002">
                <text:p>-0.00162750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236">
                <text:p>0.00236</text:p>
              </table:table-cell>
              <table:table-cell office:value-type="float" office:value="-0.0008683992">
                <text:p>-0.00086839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209335">
                <text:p>0.00209335</text:p>
              </table:table-cell>
              <table:table-cell office:value-type="float" office:value="-0.0051266952">
                <text:p>-0.00512669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236138">
                <text:p>0.00236138</text:p>
              </table:table-cell>
              <table:table-cell office:value-type="float" office:value="-0.0023302428">
                <text:p>-0.00233024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266889">
                <text:p>0.00266889</text:p>
              </table:table-cell>
              <table:table-cell office:value-type="float" office:value="-0.0024024328">
                <text:p>-0.00240243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237968">
                <text:p>0.00237968</text:p>
              </table:table-cell>
              <table:table-cell office:value-type="float" office:value="-0.0037641128">
                <text:p>-0.00376411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23083">
                <text:p>0.0023083</text:p>
              </table:table-cell>
              <table:table-cell office:value-type="float" office:value="-0.0027580245">
                <text:p>-0.00275802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234165">
                <text:p>0.00234165</text:p>
              </table:table-cell>
              <table:table-cell office:value-type="float" office:value="-0.0019111021">
                <text:p>-0.00191110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78375">
                <text:p>0.00178375</text:p>
              </table:table-cell>
              <table:table-cell office:value-type="float" office:value="-0.0050573888">
                <text:p>-0.00505738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197251">
                <text:p>0.00197251</text:p>
              </table:table-cell>
              <table:table-cell office:value-type="float" office:value="-0.0013947066">
                <text:p>-0.00139470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141505">
                <text:p>0.00141505</text:p>
              </table:table-cell>
              <table:table-cell office:value-type="float" office:value="-0.0056820484">
                <text:p>-0.00568204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113634">
                <text:p>0.00113634</text:p>
              </table:table-cell>
              <table:table-cell office:value-type="float" office:value="-0.0041228815">
                <text:p>-0.00412288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22674">
                <text:p>0.00122674</text:p>
              </table:table-cell>
              <table:table-cell office:value-type="float" office:value="-0.0029543111">
                <text:p>-0.00295431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118178">
                <text:p>0.00118178</text:p>
              </table:table-cell>
              <table:table-cell office:value-type="float" office:value="-0.0041161647">
                <text:p>-0.004116164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125453">
                <text:p>0.00125453</text:p>
              </table:table-cell>
              <table:table-cell office:value-type="float" office:value="-0.0043821112">
                <text:p>-0.00438211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128743">
                <text:p>0.00128743</text:p>
              </table:table-cell>
              <table:table-cell office:value-type="float" office:value="-0.0041665334">
                <text:p>-0.00416653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87668">
                <text:p>0.00187668</text:p>
              </table:table-cell>
              <table:table-cell office:value-type="float" office:value="-0.0013720494">
                <text:p>-0.00137204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185473">
                <text:p>0.00185473</text:p>
              </table:table-cell>
              <table:table-cell office:value-type="float" office:value="-0.0036519398">
                <text:p>-0.00365193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69726">
                <text:p>0.00169726</text:p>
              </table:table-cell>
              <table:table-cell office:value-type="float" office:value="-0.0016648969">
                <text:p>-0.00166489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98605">
                <text:p>0.00198605</text:p>
              </table:table-cell>
              <table:table-cell office:value-type="float" office:value="-0.0018180834">
                <text:p>-0.00181808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237885">
                <text:p>0.00237885</text:p>
              </table:table-cell>
              <table:table-cell office:value-type="float" office:value="-0.0002146581">
                <text:p>-0.000214658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221711">
                <text:p>0.00221711</text:p>
              </table:table-cell>
              <table:table-cell office:value-type="float" office:value="-0.0015846917">
                <text:p>-0.00158469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50427">
                <text:p>0.00150427</text:p>
              </table:table-cell>
              <table:table-cell office:value-type="float" office:value="-0.0045765421">
                <text:p>-0.00457654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13606">
                <text:p>0.00113606</text:p>
              </table:table-cell>
              <table:table-cell office:value-type="float" office:value="-0.0050110402">
                <text:p>-0.005011040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101256">
                <text:p>0.00101256</text:p>
              </table:table-cell>
              <table:table-cell office:value-type="float" office:value="-0.0043136255">
                <text:p>-0.00431362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2251">
                <text:p>0.0012251</text:p>
              </table:table-cell>
              <table:table-cell office:value-type="float" office:value="-0.0051733006">
                <text:p>-0.00517330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19864">
                <text:p>0.00119864</text:p>
              </table:table-cell>
              <table:table-cell office:value-type="float" office:value="-0.0036121349">
                <text:p>-0.003612134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27688">
                <text:p>0.00127688</text:p>
              </table:table-cell>
              <table:table-cell office:value-type="float" office:value="-0.0036611307">
                <text:p>-0.00366113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11508">
                <text:p>0.00111508</text:p>
              </table:table-cell>
              <table:table-cell office:value-type="float" office:value="-0.004453126">
                <text:p>-0.0044531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01474">
                <text:p>0.00101474</text:p>
              </table:table-cell>
              <table:table-cell office:value-type="float" office:value="-0.0055718139">
                <text:p>-0.00557181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52632">
                <text:p>0.00052632</text:p>
              </table:table-cell>
              <table:table-cell office:value-type="float" office:value="-0.0059373264">
                <text:p>-0.00593732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38708">
                <text:p>0.00038708</text:p>
              </table:table-cell>
              <table:table-cell office:value-type="float" office:value="-0.0036328788">
                <text:p>-0.00363287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7984">
                <text:p>0.0007984</text:p>
              </table:table-cell>
              <table:table-cell office:value-type="float" office:value="-0.0040802846">
                <text:p>-0.00408028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76458">
                <text:p>0.00076458</text:p>
              </table:table-cell>
              <table:table-cell office:value-type="float" office:value="-0.0041198849">
                <text:p>-0.00411988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88677">
                <text:p>0.00088677</text:p>
              </table:table-cell>
              <table:table-cell office:value-type="float" office:value="-0.0034892204">
                <text:p>-0.00348922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116952">
                <text:p>0.00116952</text:p>
              </table:table-cell>
              <table:table-cell office:value-type="float" office:value="-0.0033654301">
                <text:p>-0.00336543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134131">
                <text:p>0.00134131</text:p>
              </table:table-cell>
              <table:table-cell office:value-type="float" office:value="-0.0027487359">
                <text:p>-0.00274873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78674">
                <text:p>0.00078674</text:p>
              </table:table-cell>
              <table:table-cell office:value-type="float" office:value="-0.0066203067">
                <text:p>-0.00662030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11433">
                <text:p>0.00111433</text:p>
              </table:table-cell>
              <table:table-cell office:value-type="float" office:value="-0.0038628741">
                <text:p>-0.00386287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79189">
                <text:p>0.00079189</text:p>
              </table:table-cell>
              <table:table-cell office:value-type="float" office:value="-0.0044101602">
                <text:p>-0.00441016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28123">
                <text:p>0.00128123</text:p>
              </table:table-cell>
              <table:table-cell office:value-type="float" office:value="-0.0030333574">
                <text:p>-0.003033357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122868">
                <text:p>0.00122868</text:p>
              </table:table-cell>
              <table:table-cell office:value-type="float" office:value="-0.0043302572">
                <text:p>-0.00433025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2275">
                <text:p>0.0012275</text:p>
              </table:table-cell>
              <table:table-cell office:value-type="float" office:value="-0.0029612792">
                <text:p>-0.00296127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144579">
                <text:p>0.00144579</text:p>
              </table:table-cell>
              <table:table-cell office:value-type="float" office:value="-0.0026104651">
                <text:p>-0.00261046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32189">
                <text:p>0.00132189</text:p>
              </table:table-cell>
              <table:table-cell office:value-type="float" office:value="-0.0050196862">
                <text:p>-0.00501968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45638">
                <text:p>0.00145638</text:p>
              </table:table-cell>
              <table:table-cell office:value-type="float" office:value="-0.0032338271">
                <text:p>-0.00323382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34696">
                <text:p>0.00134696</text:p>
              </table:table-cell>
              <table:table-cell office:value-type="float" office:value="-0.0025276278">
                <text:p>-0.00252762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35813">
                <text:p>0.00135813</text:p>
              </table:table-cell>
              <table:table-cell office:value-type="float" office:value="-0.0040838584">
                <text:p>-0.00408385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04179">
                <text:p>0.00104179</text:p>
              </table:table-cell>
              <table:table-cell office:value-type="float" office:value="-0.0041203086">
                <text:p>-0.00412030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80304">
                <text:p>0.00080304</text:p>
              </table:table-cell>
              <table:table-cell office:value-type="float" office:value="-0.0043586308">
                <text:p>-0.00435863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27601">
                <text:p>0.00027601</text:p>
              </table:table-cell>
              <table:table-cell office:value-type="float" office:value="-0.0053120532">
                <text:p>-0.00531205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0025676">
                <text:p>-0.00025676</text:p>
              </table:table-cell>
              <table:table-cell office:value-type="float" office:value="-0.0070867813">
                <text:p>-0.00708678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0011566">
                <text:p>-0.00011566</text:p>
              </table:table-cell>
              <table:table-cell office:value-type="float" office:value="-0.0053941669">
                <text:p>-0.00539416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0002565">
                <text:p>-0.00002565</text:p>
              </table:table-cell>
              <table:table-cell office:value-type="float" office:value="-0.0056612564">
                <text:p>-0.00566125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16448">
                <text:p>0.00016448</text:p>
              </table:table-cell>
              <table:table-cell office:value-type="float" office:value="-0.0040811834">
                <text:p>-0.00408118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94557">
                <text:p>0.00094557</text:p>
              </table:table-cell>
              <table:table-cell office:value-type="float" office:value="-0.001013562">
                <text:p>-0.0010135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13572">
                <text:p>0.00113572</text:p>
              </table:table-cell>
              <table:table-cell office:value-type="float" office:value="-0.0025958672">
                <text:p>-0.00259586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26958">
                <text:p>0.00126958</text:p>
              </table:table-cell>
              <table:table-cell office:value-type="float" office:value="-0.0029064877">
                <text:p>-0.00290648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06939">
                <text:p>0.00106939</text:p>
              </table:table-cell>
              <table:table-cell office:value-type="float" office:value="-0.005638761">
                <text:p>-0.0056387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45745">
                <text:p>0.00145745</text:p>
              </table:table-cell>
              <table:table-cell office:value-type="float" office:value="-0.0029242045">
                <text:p>-0.00292420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45865">
                <text:p>0.00145865</text:p>
              </table:table-cell>
              <table:table-cell office:value-type="float" office:value="-0.0049996064">
                <text:p>-0.00499960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14017">
                <text:p>0.00114017</text:p>
              </table:table-cell>
              <table:table-cell office:value-type="float" office:value="-0.0046896056">
                <text:p>-0.00468960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60384">
                <text:p>0.00060384</text:p>
              </table:table-cell>
              <table:table-cell office:value-type="float" office:value="-0.0073217714">
                <text:p>-0.00732177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20315">
                <text:p>0.00020315</text:p>
              </table:table-cell>
              <table:table-cell office:value-type="float" office:value="-0.0069564583">
                <text:p>-0.00695645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0036469">
                <text:p>-0.00036469</text:p>
              </table:table-cell>
              <table:table-cell office:value-type="float" office:value="-0.0079653801">
                <text:p>-0.00796538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0119616">
                <text:p>-0.00119616</text:p>
              </table:table-cell>
              <table:table-cell office:value-type="float" office:value="-0.0104528437">
                <text:p>-0.01045284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0199471">
                <text:p>-0.00199471</text:p>
              </table:table-cell>
              <table:table-cell office:value-type="float" office:value="-0.0106176627">
                <text:p>-0.01061766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0217473">
                <text:p>-0.00217473</text:p>
              </table:table-cell>
              <table:table-cell office:value-type="float" office:value="-0.0106041857">
                <text:p>-0.01060418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0293829">
                <text:p>-0.00293829</text:p>
              </table:table-cell>
              <table:table-cell office:value-type="float" office:value="-0.0122549425">
                <text:p>-0.01225494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0409702">
                <text:p>-0.00409702</text:p>
              </table:table-cell>
              <table:table-cell office:value-type="float" office:value="-0.0158795283">
                <text:p>-0.01587952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0567957">
                <text:p>-0.00567957</text:p>
              </table:table-cell>
              <table:table-cell office:value-type="float" office:value="-0.0189849929">
                <text:p>-0.01898499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075112">
                <text:p>-0.0075112</text:p>
              </table:table-cell>
              <table:table-cell office:value-type="float" office:value="-0.0234757396">
                <text:p>-0.023475739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0909431">
                <text:p>-0.00909431</text:p>
              </table:table-cell>
              <table:table-cell office:value-type="float" office:value="-0.022277781">
                <text:p>-0.0222777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1113025">
                <text:p>-0.01113025</text:p>
              </table:table-cell>
              <table:table-cell office:value-type="float" office:value="-0.0267378007">
                <text:p>-0.02673780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1266511">
                <text:p>-0.01266511</text:p>
              </table:table-cell>
              <table:table-cell office:value-type="float" office:value="-0.0277008674">
                <text:p>-0.027700867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1445809">
                <text:p>-0.01445809</text:p>
              </table:table-cell>
              <table:table-cell office:value-type="float" office:value="-0.0293068182">
                <text:p>-0.02930681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162855">
                <text:p>-0.0162855</text:p>
              </table:table-cell>
              <table:table-cell office:value-type="float" office:value="-0.0305464635">
                <text:p>-0.03054646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1720711">
                <text:p>-0.01720711</text:p>
              </table:table-cell>
              <table:table-cell office:value-type="float" office:value="-0.0278662672">
                <text:p>-0.027866267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1769216">
                <text:p>-0.01769216</text:p>
              </table:table-cell>
              <table:table-cell office:value-type="float" office:value="-0.0256122116">
                <text:p>-0.02561221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1696123">
                <text:p>-0.01696123</text:p>
              </table:table-cell>
              <table:table-cell office:value-type="float" office:value="-0.0179790625">
                <text:p>-0.01797906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1551554">
                <text:p>-0.01551554</text:p>
              </table:table-cell>
              <table:table-cell office:value-type="float" office:value="-0.0129020054">
                <text:p>-0.01290200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1288532">
                <text:p>-0.01288532</text:p>
              </table:table-cell>
              <table:table-cell office:value-type="float" office:value="-0.0047734803">
                <text:p>-0.00477348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1014171">
                <text:p>-0.01014171</text:p>
              </table:table-cell>
              <table:table-cell office:value-type="float" office:value="0.0001381957">
                <text:p>0.00013819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0707284">
                <text:p>-0.00707284</text:p>
              </table:table-cell>
              <table:table-cell office:value-type="float" office:value="0.0047170042">
                <text:p>0.004717004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0436017">
                <text:p>-0.00436017</text:p>
              </table:table-cell>
              <table:table-cell office:value-type="float" office:value="0.0067933766">
                <text:p>0.00679337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022717">
                <text:p>-0.0022717</text:p>
              </table:table-cell>
              <table:table-cell office:value-type="float" office:value="0.0076275753">
                <text:p>0.00762757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01986">
                <text:p>0.00001986</text:p>
              </table:table-cell>
              <table:table-cell office:value-type="float" office:value="0.0092969197">
                <text:p>0.00929691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145318">
                <text:p>0.00145318</text:p>
              </table:table-cell>
              <table:table-cell office:value-type="float" office:value="0.0054124586">
                <text:p>0.00541245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196586">
                <text:p>0.00196586</text:p>
              </table:table-cell>
              <table:table-cell office:value-type="float" office:value="-0.0018295305">
                <text:p>-0.00182953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172212">
                <text:p>0.00172212</text:p>
              </table:table-cell>
              <table:table-cell office:value-type="float" office:value="-0.0040406065">
                <text:p>-0.00404060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99083">
                <text:p>0.00099083</text:p>
              </table:table-cell>
              <table:table-cell office:value-type="float" office:value="-0.0096188439">
                <text:p>-0.00961884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14605">
                <text:p>0.00014605</text:p>
              </table:table-cell>
              <table:table-cell office:value-type="float" office:value="-0.0104826188">
                <text:p>-0.01048261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0047111">
                <text:p>-0.00047111</text:p>
              </table:table-cell>
              <table:table-cell office:value-type="float" office:value="-0.0119020209">
                <text:p>-0.01190202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0136053">
                <text:p>-0.00136053</text:p>
              </table:table-cell>
              <table:table-cell office:value-type="float" office:value="-0.0135715443">
                <text:p>-0.013571544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0224173">
                <text:p>-0.00224173</text:p>
              </table:table-cell>
              <table:table-cell office:value-type="float" office:value="-0.0148402317">
                <text:p>-0.01484023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0283628">
                <text:p>-0.00283628</text:p>
              </table:table-cell>
              <table:table-cell office:value-type="float" office:value="-0.0154673599">
                <text:p>-0.01546735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0303863">
                <text:p>-0.00303863</text:p>
              </table:table-cell>
              <table:table-cell office:value-type="float" office:value="-0.0128111179">
                <text:p>-0.012811117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0257785">
                <text:p>-0.00257785</text:p>
              </table:table-cell>
              <table:table-cell office:value-type="float" office:value="-0.008394119">
                <text:p>-0.0083941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015333">
                <text:p>-0.0015333</text:p>
              </table:table-cell>
              <table:table-cell office:value-type="float" office:value="-0.0049198146">
                <text:p>-0.004919814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74082">
                <text:p>0.00074082</text:p>
              </table:table-cell>
              <table:table-cell office:value-type="float" office:value="0.0018703304">
                <text:p>0.00187033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41325">
                <text:p>0.0041325</text:p>
              </table:table-cell>
              <table:table-cell office:value-type="float" office:value="0.0100842795">
                <text:p>0.010084279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838883">
                <text:p>0.00838883</text:p>
              </table:table-cell>
              <table:table-cell office:value-type="float" office:value="0.0165993177">
                <text:p>0.01659931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208912">
                <text:p>0.01208912</text:p>
              </table:table-cell>
              <table:table-cell office:value-type="float" office:value="0.0199062579">
                <text:p>0.01990625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624586">
                <text:p>0.01624586</text:p>
              </table:table-cell>
              <table:table-cell office:value-type="float" office:value="0.0242379377">
                <text:p>0.024237937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2031736">
                <text:p>0.02031736</text:p>
              </table:table-cell>
              <table:table-cell office:value-type="float" office:value="0.0284403635">
                <text:p>0.028440363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2374737">
                <text:p>0.02374737</text:p>
              </table:table-cell>
              <table:table-cell office:value-type="float" office:value="0.0284193677">
                <text:p>0.02841936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2643484">
                <text:p>0.02643484</text:p>
              </table:table-cell>
              <table:table-cell office:value-type="float" office:value="0.0274185932">
                <text:p>0.02741859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2824609">
                <text:p>0.02824609</text:p>
              </table:table-cell>
              <table:table-cell office:value-type="float" office:value="0.027901529">
                <text:p>0.02790152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2877501">
                <text:p>0.02877501</text:p>
              </table:table-cell>
              <table:table-cell office:value-type="float" office:value="0.0238635289">
                <text:p>0.023863528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2750315">
                <text:p>0.02750315</text:p>
              </table:table-cell>
              <table:table-cell office:value-type="float" office:value="0.0192626478">
                <text:p>0.01926264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2562876">
                <text:p>0.02562876</text:p>
              </table:table-cell>
              <table:table-cell office:value-type="float" office:value="0.0175867818">
                <text:p>0.01758678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2249781">
                <text:p>0.02249781</text:p>
              </table:table-cell>
              <table:table-cell office:value-type="float" office:value="0.0128205184">
                <text:p>0.01282051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870458">
                <text:p>0.01870458</text:p>
              </table:table-cell>
              <table:table-cell office:value-type="float" office:value="0.0074457314">
                <text:p>0.00744573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504979">
                <text:p>0.01504979</text:p>
              </table:table-cell>
              <table:table-cell office:value-type="float" office:value="0.0060668595">
                <text:p>0.00606685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168127">
                <text:p>0.01168127</text:p>
              </table:table-cell>
              <table:table-cell office:value-type="float" office:value="0.0037195605">
                <text:p>0.00371956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854658">
                <text:p>0.00854658</text:p>
              </table:table-cell>
              <table:table-cell office:value-type="float" office:value="0.000628685">
                <text:p>0.0006286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600788">
                <text:p>0.00600788</text:p>
              </table:table-cell>
              <table:table-cell office:value-type="float" office:value="0.0008675257">
                <text:p>0.00086752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451736">
                <text:p>0.00451736</text:p>
              </table:table-cell>
              <table:table-cell office:value-type="float" office:value="0.000004097">
                <text:p>0.0000040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418598">
                <text:p>0.00418598</text:p>
              </table:table-cell>
              <table:table-cell office:value-type="float" office:value="-0.0014982613">
                <text:p>-0.00149826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495314">
                <text:p>0.00495314</text:p>
              </table:table-cell>
              <table:table-cell office:value-type="float" office:value="0.0035444552">
                <text:p>0.00354445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675451">
                <text:p>0.00675451</text:p>
              </table:table-cell>
              <table:table-cell office:value-type="float" office:value="0.0063766942">
                <text:p>0.006376694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847176">
                <text:p>0.00847176</text:p>
              </table:table-cell>
              <table:table-cell office:value-type="float" office:value="0.007611262">
                <text:p>0.00761126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04164">
                <text:p>0.0104164</text:p>
              </table:table-cell>
              <table:table-cell office:value-type="float" office:value="0.0100479869">
                <text:p>0.010047986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234765">
                <text:p>0.01234765</text:p>
              </table:table-cell>
              <table:table-cell office:value-type="float" office:value="0.0111061815">
                <text:p>0.01110618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1407595">
                <text:p>0.01407595</text:p>
              </table:table-cell>
              <table:table-cell office:value-type="float" office:value="0.0113203778">
                <text:p>0.01132037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596993">
                <text:p>0.01596993</text:p>
              </table:table-cell>
              <table:table-cell office:value-type="float" office:value="0.0141262291">
                <text:p>0.01412622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655016">
                <text:p>0.01655016</text:p>
              </table:table-cell>
              <table:table-cell office:value-type="float" office:value="0.0100693734">
                <text:p>0.01006937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684474">
                <text:p>0.01684474</text:p>
              </table:table-cell>
              <table:table-cell office:value-type="float" office:value="0.0126851534">
                <text:p>0.01268515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625969">
                <text:p>0.01625969</text:p>
              </table:table-cell>
              <table:table-cell office:value-type="float" office:value="0.0095439171">
                <text:p>0.00954391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458737">
                <text:p>0.01458737</text:p>
              </table:table-cell>
              <table:table-cell office:value-type="float" office:value="0.0062036303">
                <text:p>0.00620363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181334">
                <text:p>0.01181334</text:p>
              </table:table-cell>
              <table:table-cell office:value-type="float" office:value="0.0019772067">
                <text:p>0.00197720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841648">
                <text:p>0.00841648</text:p>
              </table:table-cell>
              <table:table-cell office:value-type="float" office:value="-0.0026962887">
                <text:p>-0.00269628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536667">
                <text:p>0.00536667</text:p>
              </table:table-cell>
              <table:table-cell office:value-type="float" office:value="-0.0041319507">
                <text:p>-0.00413195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238843">
                <text:p>0.00238843</text:p>
              </table:table-cell>
              <table:table-cell office:value-type="float" office:value="-0.0065346298">
                <text:p>-0.00653462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0075795">
                <text:p>-0.00075795</text:p>
              </table:table-cell>
              <table:table-cell office:value-type="float" office:value="-0.0105190451">
                <text:p>-0.01051904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0266752">
                <text:p>-0.00266752</text:p>
              </table:table-cell>
              <table:table-cell office:value-type="float" office:value="-0.0088535405">
                <text:p>-0.00885354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0406671">
                <text:p>-0.00406671</text:p>
              </table:table-cell>
              <table:table-cell office:value-type="float" office:value="-0.0110424835">
                <text:p>-0.01104248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0498243">
                <text:p>-0.00498243</text:p>
              </table:table-cell>
              <table:table-cell office:value-type="float" office:value="-0.0105377573">
                <text:p>-0.01053775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0517869">
                <text:p>-0.00517869</text:p>
              </table:table-cell>
              <table:table-cell office:value-type="float" office:value="-0.01121539">
                <text:p>-0.011215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0456679">
                <text:p>-0.00456679</text:p>
              </table:table-cell>
              <table:table-cell office:value-type="float" office:value="-0.0093251187">
                <text:p>-0.00932511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0418993">
                <text:p>-0.00418993</text:p>
              </table:table-cell>
              <table:table-cell office:value-type="float" office:value="-0.0100862267">
                <text:p>-0.01008622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0340109">
                <text:p>-0.00340109</text:p>
              </table:table-cell>
              <table:table-cell office:value-type="float" office:value="-0.0085865483">
                <text:p>-0.008586548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0138488">
                <text:p>-0.00138488</text:p>
              </table:table-cell>
              <table:table-cell office:value-type="float" office:value="-0.0011794637">
                <text:p>-0.001179463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0000534">
                <text:p>-0.00000534</text:p>
              </table:table-cell>
              <table:table-cell office:value-type="float" office:value="-0.0011412969">
                <text:p>-0.001141296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71477">
                <text:p>0.00071477</text:p>
              </table:table-cell>
              <table:table-cell office:value-type="float" office:value="-0.0031528796">
                <text:p>-0.00315287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149105">
                <text:p>0.00149105</text:p>
              </table:table-cell>
              <table:table-cell office:value-type="float" office:value="-0.0020147645">
                <text:p>-0.00201476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181388">
                <text:p>0.00181388</text:p>
              </table:table-cell>
              <table:table-cell office:value-type="float" office:value="-0.0014938453">
                <text:p>-0.001493845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19373">
                <text:p>0.0019373</text:p>
              </table:table-cell>
              <table:table-cell office:value-type="float" office:value="-0.0018789493">
                <text:p>-0.00187894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152038">
                <text:p>0.00152038</text:p>
              </table:table-cell>
              <table:table-cell office:value-type="float" office:value="-0.0065330154">
                <text:p>-0.00653301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84263">
                <text:p>0.00084263</text:p>
              </table:table-cell>
              <table:table-cell office:value-type="float" office:value="-0.0044161884">
                <text:p>-0.004416188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0018309">
                <text:p>-0.00018309</text:p>
              </table:table-cell>
              <table:table-cell office:value-type="float" office:value="-0.0063869657">
                <text:p>-0.006386965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0158154">
                <text:p>-0.00158154</text:p>
              </table:table-cell>
              <table:table-cell office:value-type="float" office:value="-0.0103856374">
                <text:p>-0.01038563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0276745">
                <text:p>-0.00276745</text:p>
              </table:table-cell>
              <table:table-cell office:value-type="float" office:value="-0.0098664">
                <text:p>-0.00986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0380901">
                <text:p>-0.00380901</text:p>
              </table:table-cell>
              <table:table-cell office:value-type="float" office:value="-0.0109664222">
                <text:p>-0.01096642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0456456">
                <text:p>-0.00456456</text:p>
              </table:table-cell>
              <table:table-cell office:value-type="float" office:value="-0.0116078548">
                <text:p>-0.01160785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0513496">
                <text:p>-0.00513496</text:p>
              </table:table-cell>
              <table:table-cell office:value-type="float" office:value="-0.0102090473">
                <text:p>-0.010209047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0472059">
                <text:p>-0.00472059</text:p>
              </table:table-cell>
              <table:table-cell office:value-type="float" office:value="-0.0088506806">
                <text:p>-0.00885068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0445221">
                <text:p>-0.00445221</text:p>
              </table:table-cell>
              <table:table-cell office:value-type="float" office:value="-0.0070884655">
                <text:p>-0.00708846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0411778">
                <text:p>-0.00411778</text:p>
              </table:table-cell>
              <table:table-cell office:value-type="float" office:value="-0.0089359978">
                <text:p>-0.008935997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035696">
                <text:p>-0.0035696</text:p>
              </table:table-cell>
              <table:table-cell office:value-type="float" office:value="-0.0088376323">
                <text:p>-0.00883763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0212593">
                <text:p>-0.00212593</text:p>
              </table:table-cell>
              <table:table-cell office:value-type="float" office:value="-0.0037698053">
                <text:p>-0.00376980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0078693">
                <text:p>-0.00078693</text:p>
              </table:table-cell>
              <table:table-cell office:value-type="float" office:value="-0.0043004104">
                <text:p>-0.00430041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0008475">
                <text:p>-0.00008475</text:p>
              </table:table-cell>
              <table:table-cell office:value-type="float" office:value="-0.0055953235">
                <text:p>-0.005595323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77121">
                <text:p>0.00077121</text:p>
              </table:table-cell>
              <table:table-cell office:value-type="float" office:value="-0.0032934357">
                <text:p>-0.00329343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177932">
                <text:p>0.00177932</text:p>
              </table:table-cell>
              <table:table-cell office:value-type="float" office:value="-0.0022591448">
                <text:p>-0.00225914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211451">
                <text:p>0.00211451</text:p>
              </table:table-cell>
              <table:table-cell office:value-type="float" office:value="-0.0021708101">
                <text:p>-0.00217081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28164">
                <text:p>0.0028164</text:p>
              </table:table-cell>
              <table:table-cell office:value-type="float" office:value="-0.0001744313">
                <text:p>-0.00017443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280217">
                <text:p>0.00280217</text:p>
              </table:table-cell>
              <table:table-cell office:value-type="float" office:value="-0.0028400858">
                <text:p>-0.00284008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31406">
                <text:p>0.0031406</text:p>
              </table:table-cell>
              <table:table-cell office:value-type="float" office:value="-0.00098158">
                <text:p>-0.0009815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306183">
                <text:p>0.00306183</text:p>
              </table:table-cell>
              <table:table-cell office:value-type="float" office:value="-0.0021451893">
                <text:p>-0.002145189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281305">
                <text:p>0.00281305</text:p>
              </table:table-cell>
              <table:table-cell office:value-type="float" office:value="-0.0044933993">
                <text:p>-0.004493399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276632">
                <text:p>0.00276632</text:p>
              </table:table-cell>
              <table:table-cell office:value-type="float" office:value="-0.0026814357">
                <text:p>-0.00268143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195986">
                <text:p>0.00195986</text:p>
              </table:table-cell>
              <table:table-cell office:value-type="float" office:value="-0.0024126998">
                <text:p>-0.002412699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13762">
                <text:p>0.0013762</text:p>
              </table:table-cell>
              <table:table-cell office:value-type="float" office:value="-0.0030677284">
                <text:p>-0.003067728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111227">
                <text:p>0.00111227</text:p>
              </table:table-cell>
              <table:table-cell office:value-type="float" office:value="-0.0042523616">
                <text:p>-0.00425236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14891">
                <text:p>0.0014891</text:p>
              </table:table-cell>
              <table:table-cell office:value-type="float" office:value="0.000123233">
                <text:p>0.0001232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138425">
                <text:p>0.00138425</text:p>
              </table:table-cell>
              <table:table-cell office:value-type="float" office:value="-0.0025163343">
                <text:p>-0.00251633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118663">
                <text:p>0.00118663</text:p>
              </table:table-cell>
              <table:table-cell office:value-type="float" office:value="-0.0037511955">
                <text:p>-0.00375119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202487">
                <text:p>0.00202487</text:p>
              </table:table-cell>
              <table:table-cell office:value-type="float" office:value="-0.0012671094">
                <text:p>-0.001267109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176896">
                <text:p>0.00176896</text:p>
              </table:table-cell>
              <table:table-cell office:value-type="float" office:value="-0.004941698">
                <text:p>-0.00494169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239253">
                <text:p>0.00239253</text:p>
              </table:table-cell>
              <table:table-cell office:value-type="float" office:value="-0.0002689669">
                <text:p>-0.000268966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294902">
                <text:p>0.00294902</text:p>
              </table:table-cell>
              <table:table-cell office:value-type="float" office:value="-0.0026971341">
                <text:p>-0.00269713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332632">
                <text:p>0.00332632</text:p>
              </table:table-cell>
              <table:table-cell office:value-type="float" office:value="-0.0016237195">
                <text:p>-0.00162371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384925">
                <text:p>0.00384925</text:p>
              </table:table-cell>
              <table:table-cell office:value-type="float" office:value="-0.0003367866">
                <text:p>-0.00033678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451819">
                <text:p>0.00451819</text:p>
              </table:table-cell>
              <table:table-cell office:value-type="float" office:value="0.0012833182">
                <text:p>0.00128331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460181">
                <text:p>0.00460181</text:p>
              </table:table-cell>
              <table:table-cell office:value-type="float" office:value="0.000001315">
                <text:p>0.0000013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437479">
                <text:p>0.00437479</text:p>
              </table:table-cell>
              <table:table-cell office:value-type="float" office:value="-0.0010466851">
                <text:p>-0.00104668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414688">
                <text:p>0.00414688</text:p>
              </table:table-cell>
              <table:table-cell office:value-type="float" office:value="0.0002162727">
                <text:p>0.00021627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439223">
                <text:p>0.00439223</text:p>
              </table:table-cell>
              <table:table-cell office:value-type="float" office:value="0.0009649455">
                <text:p>0.00096494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454775">
                <text:p>0.00454775</text:p>
              </table:table-cell>
              <table:table-cell office:value-type="float" office:value="0.0001800141">
                <text:p>0.00018001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393269">
                <text:p>0.00393269</text:p>
              </table:table-cell>
              <table:table-cell office:value-type="float" office:value="-0.0012103851">
                <text:p>-0.00121038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401468">
                <text:p>0.00401468</text:p>
              </table:table-cell>
              <table:table-cell office:value-type="float" office:value="0.0009662579">
                <text:p>0.000966257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441327">
                <text:p>0.00441327</text:p>
              </table:table-cell>
              <table:table-cell office:value-type="float" office:value="0.0011810216">
                <text:p>0.00118102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414619">
                <text:p>0.00414619</text:p>
              </table:table-cell>
              <table:table-cell office:value-type="float" office:value="-0.0014331919">
                <text:p>-0.001433191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446527">
                <text:p>0.00446527</text:p>
              </table:table-cell>
              <table:table-cell office:value-type="float" office:value="0.0022454887">
                <text:p>0.00224548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404877">
                <text:p>0.00404877</text:p>
              </table:table-cell>
              <table:table-cell office:value-type="float" office:value="-0.0025977755">
                <text:p>-0.00259777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408422">
                <text:p>0.00408422</text:p>
              </table:table-cell>
              <table:table-cell office:value-type="float" office:value="0.0012953872">
                <text:p>0.001295387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426216">
                <text:p>0.00426216</text:p>
              </table:table-cell>
              <table:table-cell office:value-type="float" office:value="-0.000361866">
                <text:p>-0.00036186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39184">
                <text:p>0.0039184</text:p>
              </table:table-cell>
              <table:table-cell office:value-type="float" office:value="-0.0021620269">
                <text:p>-0.002162026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402858">
                <text:p>0.00402858</text:p>
              </table:table-cell>
              <table:table-cell office:value-type="float" office:value="-0.0005495287">
                <text:p>-0.00054952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417636">
                <text:p>0.00417636</text:p>
              </table:table-cell>
              <table:table-cell office:value-type="float" office:value="-0.0022952622">
                <text:p>-0.00229526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418639">
                <text:p>0.00418639</text:p>
              </table:table-cell>
              <table:table-cell office:value-type="float" office:value="-0.0012058296">
                <text:p>-0.00120582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410857">
                <text:p>0.00410857</text:p>
              </table:table-cell>
              <table:table-cell office:value-type="float" office:value="-0.0007108904">
                <text:p>-0.000710890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411053">
                <text:p>0.00411053</text:p>
              </table:table-cell>
              <table:table-cell office:value-type="float" office:value="-0.0003257659">
                <text:p>-0.000325765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459482">
                <text:p>0.00459482</text:p>
              </table:table-cell>
              <table:table-cell office:value-type="float" office:value="0.0019810583">
                <text:p>0.00198105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403196">
                <text:p>0.00403196</text:p>
              </table:table-cell>
              <table:table-cell office:value-type="float" office:value="-0.0005456956">
                <text:p>-0.00054569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408293">
                <text:p>0.00408293</text:p>
              </table:table-cell>
              <table:table-cell office:value-type="float" office:value="0.0004661496">
                <text:p>0.000466149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422613">
                <text:p>0.00422613</text:p>
              </table:table-cell>
              <table:table-cell office:value-type="float" office:value="0.0001074101">
                <text:p>0.00010741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408103">
                <text:p>0.00408103</text:p>
              </table:table-cell>
              <table:table-cell office:value-type="float" office:value="-0.0000350933">
                <text:p>-0.00003509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448596">
                <text:p>0.00448596</text:p>
              </table:table-cell>
              <table:table-cell office:value-type="float" office:value="0.0000762783">
                <text:p>0.000076278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435341">
                <text:p>0.00435341</text:p>
              </table:table-cell>
              <table:table-cell office:value-type="float" office:value="0.0009344706">
                <text:p>0.000934470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476716">
                <text:p>0.00476716</text:p>
              </table:table-cell>
              <table:table-cell office:value-type="float" office:value="0.001473956">
                <text:p>0.0014739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492356">
                <text:p>0.00492356</text:p>
              </table:table-cell>
              <table:table-cell office:value-type="float" office:value="0.0008504414">
                <text:p>0.00085044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476849">
                <text:p>0.00476849</text:p>
              </table:table-cell>
              <table:table-cell office:value-type="float" office:value="-0.0002937923">
                <text:p>-0.00029379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493404">
                <text:p>0.00493404</text:p>
              </table:table-cell>
              <table:table-cell office:value-type="float" office:value="0.0026397826">
                <text:p>0.00263978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492814">
                <text:p>0.00492814</text:p>
              </table:table-cell>
              <table:table-cell office:value-type="float" office:value="0.0002933993">
                <text:p>0.00029339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504089">
                <text:p>0.00504089</text:p>
              </table:table-cell>
              <table:table-cell office:value-type="float" office:value="0.0002679139">
                <text:p>0.000267913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502944">
                <text:p>0.00502944</text:p>
              </table:table-cell>
              <table:table-cell office:value-type="float" office:value="0.0010309749">
                <text:p>0.001030974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499472">
                <text:p>0.00499472</text:p>
              </table:table-cell>
              <table:table-cell office:value-type="float" office:value="0.0013729425">
                <text:p>0.00137294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516176">
                <text:p>0.00516176</text:p>
              </table:table-cell>
              <table:table-cell office:value-type="float" office:value="0.001729903">
                <text:p>0.00172990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536208">
                <text:p>0.00536208</text:p>
              </table:table-cell>
              <table:table-cell office:value-type="float" office:value="0.0013725445">
                <text:p>0.00137254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492904">
                <text:p>0.00492904</text:p>
              </table:table-cell>
              <table:table-cell office:value-type="float" office:value="-0.0005779554">
                <text:p>-0.000577955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456724">
                <text:p>0.00456724</text:p>
              </table:table-cell>
              <table:table-cell office:value-type="float" office:value="-0.0007283595">
                <text:p>-0.00072835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440071">
                <text:p>0.00440071</text:p>
              </table:table-cell>
              <table:table-cell office:value-type="float" office:value="-0.0021243936">
                <text:p>-0.00212439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417852">
                <text:p>0.00417852</text:p>
              </table:table-cell>
              <table:table-cell office:value-type="float" office:value="0.000697896">
                <text:p>0.0006978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466753">
                <text:p>0.00466753</text:p>
              </table:table-cell>
              <table:table-cell office:value-type="float" office:value="0.000786767">
                <text:p>0.0007867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45134">
                <text:p>0.0045134</text:p>
              </table:table-cell>
              <table:table-cell office:value-type="float" office:value="0.0008427462">
                <text:p>0.00084274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453515">
                <text:p>0.00453515</text:p>
              </table:table-cell>
              <table:table-cell office:value-type="float" office:value="0.0000359051">
                <text:p>0.000035905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490046">
                <text:p>0.00490046</text:p>
              </table:table-cell>
              <table:table-cell office:value-type="float" office:value="0.0008914656">
                <text:p>0.00089146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514833">
                <text:p>0.00514833</text:p>
              </table:table-cell>
              <table:table-cell office:value-type="float" office:value="0.0019811843">
                <text:p>0.001981184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562488">
                <text:p>0.00562488</text:p>
              </table:table-cell>
              <table:table-cell office:value-type="float" office:value="0.0018718963">
                <text:p>0.001871896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577534">
                <text:p>0.00577534</text:p>
              </table:table-cell>
              <table:table-cell office:value-type="float" office:value="0.0012483384">
                <text:p>0.001248338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606916">
                <text:p>0.00606916</text:p>
              </table:table-cell>
              <table:table-cell office:value-type="float" office:value="0.0029210531">
                <text:p>0.00292105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628182">
                <text:p>0.00628182</text:p>
              </table:table-cell>
              <table:table-cell office:value-type="float" office:value="0.0030475742">
                <text:p>0.00304757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605108">
                <text:p>0.00605108</text:p>
              </table:table-cell>
              <table:table-cell office:value-type="float" office:value="0.0021248354">
                <text:p>0.002124835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585035">
                <text:p>0.00585035</text:p>
              </table:table-cell>
              <table:table-cell office:value-type="float" office:value="0.0001395528">
                <text:p>0.000139552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556119">
                <text:p>0.00556119</text:p>
              </table:table-cell>
              <table:table-cell office:value-type="float" office:value="0.0003016502">
                <text:p>0.000301650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565132">
                <text:p>0.00565132</text:p>
              </table:table-cell>
              <table:table-cell office:value-type="float" office:value="0.0020395345">
                <text:p>0.00203953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552914">
                <text:p>0.00552914</text:p>
              </table:table-cell>
              <table:table-cell office:value-type="float" office:value="0.0007185417">
                <text:p>0.00071854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550799">
                <text:p>0.00550799</text:p>
              </table:table-cell>
              <table:table-cell office:value-type="float" office:value="0.0009775821">
                <text:p>0.00097758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536241">
                <text:p>0.00536241</text:p>
              </table:table-cell>
              <table:table-cell office:value-type="float" office:value="0.0011148179">
                <text:p>0.001114817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507217">
                <text:p>0.00507217</text:p>
              </table:table-cell>
              <table:table-cell office:value-type="float" office:value="0.0001237537">
                <text:p>0.000123753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490457">
                <text:p>0.00490457</text:p>
              </table:table-cell>
              <table:table-cell office:value-type="float" office:value="-0.0001096754">
                <text:p>-0.000109675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497018">
                <text:p>0.00497018</text:p>
              </table:table-cell>
              <table:table-cell office:value-type="float" office:value="0.0002731703">
                <text:p>0.00027317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472668">
                <text:p>0.00472668</text:p>
              </table:table-cell>
              <table:table-cell office:value-type="float" office:value="0.0010533392">
                <text:p>0.00105333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478992">
                <text:p>0.00478992</text:p>
              </table:table-cell>
              <table:table-cell office:value-type="float" office:value="0.0005136162">
                <text:p>0.00051361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465128">
                <text:p>0.00465128</text:p>
              </table:table-cell>
              <table:table-cell office:value-type="float" office:value="-0.0009268875">
                <text:p>-0.00092688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461815">
                <text:p>0.00461815</text:p>
              </table:table-cell>
              <table:table-cell office:value-type="float" office:value="0.0004328643">
                <text:p>0.000432864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45191">
                <text:p>0.0045191</text:p>
              </table:table-cell>
              <table:table-cell office:value-type="float" office:value="0.0003322936">
                <text:p>0.000332293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420749">
                <text:p>0.00420749</text:p>
              </table:table-cell>
              <table:table-cell office:value-type="float" office:value="-0.0009926403">
                <text:p>-0.00099264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392767">
                <text:p>0.00392767</text:p>
              </table:table-cell>
              <table:table-cell office:value-type="float" office:value="-0.0016602988">
                <text:p>-0.00166029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405294">
                <text:p>0.00405294</text:p>
              </table:table-cell>
              <table:table-cell office:value-type="float" office:value="-0.0007470453">
                <text:p>-0.00074704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439373">
                <text:p>0.00439373</text:p>
              </table:table-cell>
              <table:table-cell office:value-type="float" office:value="0.0010334426">
                <text:p>0.00103344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446071">
                <text:p>0.00446071</text:p>
              </table:table-cell>
              <table:table-cell office:value-type="float" office:value="-0.0016906781">
                <text:p>-0.00169067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447149">
                <text:p>0.00447149</text:p>
              </table:table-cell>
              <table:table-cell office:value-type="float" office:value="0.001052832">
                <text:p>0.0010528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427126">
                <text:p>0.00427126</text:p>
              </table:table-cell>
              <table:table-cell office:value-type="float" office:value="-0.0007428953">
                <text:p>-0.00074289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414707">
                <text:p>0.00414707</text:p>
              </table:table-cell>
              <table:table-cell office:value-type="float" office:value="-0.0002244003">
                <text:p>-0.00022440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416936">
                <text:p>0.00416936</text:p>
              </table:table-cell>
              <table:table-cell office:value-type="float" office:value="-0.0002049096">
                <text:p>-0.00020490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408349">
                <text:p>0.00408349</text:p>
              </table:table-cell>
              <table:table-cell office:value-type="float" office:value="-0.0004029121">
                <text:p>-0.00040291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370996">
                <text:p>0.00370996</text:p>
              </table:table-cell>
              <table:table-cell office:value-type="float" office:value="-0.0015794522">
                <text:p>-0.001579452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382553">
                <text:p>0.00382553</text:p>
              </table:table-cell>
              <table:table-cell office:value-type="float" office:value="0.0007259191">
                <text:p>0.00072591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371898">
                <text:p>0.00371898</text:p>
              </table:table-cell>
              <table:table-cell office:value-type="float" office:value="-0.001417578">
                <text:p>-0.0014175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36561">
                <text:p>0.0036561</text:p>
              </table:table-cell>
              <table:table-cell office:value-type="float" office:value="0.0001618954">
                <text:p>0.000161895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3714">
                <text:p>0.003714</text:p>
              </table:table-cell>
              <table:table-cell office:value-type="float" office:value="0.0008106078">
                <text:p>0.00081060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383718">
                <text:p>0.00383718</text:p>
              </table:table-cell>
              <table:table-cell office:value-type="float" office:value="0.0006293653">
                <text:p>0.00062936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385894">
                <text:p>0.00385894</text:p>
              </table:table-cell>
              <table:table-cell office:value-type="float" office:value="-0.0017303171">
                <text:p>-0.00173031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391436">
                <text:p>0.00391436</text:p>
              </table:table-cell>
              <table:table-cell office:value-type="float" office:value="-0.0010325281">
                <text:p>-0.001032528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392456">
                <text:p>0.00392456</text:p>
              </table:table-cell>
              <table:table-cell office:value-type="float" office:value="0.0003764179">
                <text:p>0.000376417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409634">
                <text:p>0.00409634</text:p>
              </table:table-cell>
              <table:table-cell office:value-type="float" office:value="0.0002553696">
                <text:p>0.00025536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384657">
                <text:p>0.00384657</text:p>
              </table:table-cell>
              <table:table-cell office:value-type="float" office:value="-0.0021041592">
                <text:p>-0.00210415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385947">
                <text:p>0.00385947</text:p>
              </table:table-cell>
              <table:table-cell office:value-type="float" office:value="-0.0003036932">
                <text:p>-0.000303693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403311">
                <text:p>0.00403311</text:p>
              </table:table-cell>
              <table:table-cell office:value-type="float" office:value="0.0000730083">
                <text:p>0.000073008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390196">
                <text:p>0.00390196</text:p>
              </table:table-cell>
              <table:table-cell office:value-type="float" office:value="-0.0018626889">
                <text:p>-0.001862688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401583">
                <text:p>0.00401583</text:p>
              </table:table-cell>
              <table:table-cell office:value-type="float" office:value="-0.0000323128">
                <text:p>-0.000032312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420669">
                <text:p>0.00420669</text:p>
              </table:table-cell>
              <table:table-cell office:value-type="float" office:value="0.0016218311">
                <text:p>0.00162183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382908">
                <text:p>0.00382908</text:p>
              </table:table-cell>
              <table:table-cell office:value-type="float" office:value="-0.0025972604">
                <text:p>-0.002597260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389531">
                <text:p>0.00389531</text:p>
              </table:table-cell>
              <table:table-cell office:value-type="float" office:value="-0.001295776">
                <text:p>-0.00129577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390366">
                <text:p>0.00390366</text:p>
              </table:table-cell>
              <table:table-cell office:value-type="float" office:value="-0.0002338417">
                <text:p>-0.00023384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403989">
                <text:p>0.00403989</text:p>
              </table:table-cell>
              <table:table-cell office:value-type="float" office:value="0.0006314393">
                <text:p>0.000631439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414053">
                <text:p>0.00414053</text:p>
              </table:table-cell>
              <table:table-cell office:value-type="float" office:value="-0.0004890727">
                <text:p>-0.000489072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42524">
                <text:p>0.0042524</text:p>
              </table:table-cell>
              <table:table-cell office:value-type="float" office:value="-0.0006996472">
                <text:p>-0.000699647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427852">
                <text:p>0.00427852</text:p>
              </table:table-cell>
              <table:table-cell office:value-type="float" office:value="-0.0003750731">
                <text:p>-0.00037507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416831">
                <text:p>0.00416831</text:p>
              </table:table-cell>
              <table:table-cell office:value-type="float" office:value="0.0001833185">
                <text:p>0.000183318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454751">
                <text:p>0.00454751</text:p>
              </table:table-cell>
              <table:table-cell office:value-type="float" office:value="0.000558863">
                <text:p>0.00055886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454694">
                <text:p>0.00454694</text:p>
              </table:table-cell>
              <table:table-cell office:value-type="float" office:value="0.0011235755">
                <text:p>0.00112357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460544">
                <text:p>0.00460544</text:p>
              </table:table-cell>
              <table:table-cell office:value-type="float" office:value="-0.0000824504">
                <text:p>-0.00008245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457797">
                <text:p>0.00457797</text:p>
              </table:table-cell>
              <table:table-cell office:value-type="float" office:value="0.0000458368">
                <text:p>0.000045836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44878">
                <text:p>0.0044878</text:p>
              </table:table-cell>
              <table:table-cell office:value-type="float" office:value="-0.0004046315">
                <text:p>-0.00040463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423914">
                <text:p>0.00423914</text:p>
              </table:table-cell>
              <table:table-cell office:value-type="float" office:value="-0.0016649601">
                <text:p>-0.00166496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431253">
                <text:p>0.00431253</text:p>
              </table:table-cell>
              <table:table-cell office:value-type="float" office:value="-0.0005567622">
                <text:p>-0.00055676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385447">
                <text:p>0.00385447</text:p>
              </table:table-cell>
              <table:table-cell office:value-type="float" office:value="-0.0018476972">
                <text:p>-0.001847697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366593">
                <text:p>0.00366593</text:p>
              </table:table-cell>
              <table:table-cell office:value-type="float" office:value="-0.0025504239">
                <text:p>-0.002550423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37927">
                <text:p>0.0037927</text:p>
              </table:table-cell>
              <table:table-cell office:value-type="float" office:value="0.0010161784">
                <text:p>0.001016178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360291">
                <text:p>0.00360291</text:p>
              </table:table-cell>
              <table:table-cell office:value-type="float" office:value="-0.0003799603">
                <text:p>-0.00037996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341567">
                <text:p>0.00341567</text:p>
              </table:table-cell>
              <table:table-cell office:value-type="float" office:value="-0.0008652605">
                <text:p>-0.00086526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362861">
                <text:p>0.00362861</text:p>
              </table:table-cell>
              <table:table-cell office:value-type="float" office:value="-0.0007488973">
                <text:p>-0.000748897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388202">
                <text:p>0.00388202</text:p>
              </table:table-cell>
              <table:table-cell office:value-type="float" office:value="0.0003794061">
                <text:p>0.00037940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384346">
                <text:p>0.00384346</text:p>
              </table:table-cell>
              <table:table-cell office:value-type="float" office:value="0.0000733438">
                <text:p>0.00007334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378307">
                <text:p>0.00378307</text:p>
              </table:table-cell>
              <table:table-cell office:value-type="float" office:value="-0.0003956711">
                <text:p>-0.00039567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421234">
                <text:p>0.00421234</text:p>
              </table:table-cell>
              <table:table-cell office:value-type="float" office:value="0.0007030831">
                <text:p>0.000703083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422015">
                <text:p>0.00422015</text:p>
              </table:table-cell>
              <table:table-cell office:value-type="float" office:value="0.0000915945">
                <text:p>0.00009159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401227">
                <text:p>0.00401227</text:p>
              </table:table-cell>
              <table:table-cell office:value-type="float" office:value="-0.0011297082">
                <text:p>-0.00112970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434405">
                <text:p>0.00434405</text:p>
              </table:table-cell>
              <table:table-cell office:value-type="float" office:value="0.0004659609">
                <text:p>0.00046596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424319">
                <text:p>0.00424319</text:p>
              </table:table-cell>
              <table:table-cell office:value-type="float" office:value="-0.0003804586">
                <text:p>-0.000380458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372879">
                <text:p>0.00372879</text:p>
              </table:table-cell>
              <table:table-cell office:value-type="float" office:value="-0.0017909532">
                <text:p>-0.00179095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374292">
                <text:p>0.00374292</text:p>
              </table:table-cell>
              <table:table-cell office:value-type="float" office:value="-0.0025973682">
                <text:p>-0.002597368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420995">
                <text:p>0.00420995</text:p>
              </table:table-cell>
              <table:table-cell office:value-type="float" office:value="0.0016757923">
                <text:p>0.001675792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405057">
                <text:p>0.00405057</text:p>
              </table:table-cell>
              <table:table-cell office:value-type="float" office:value="-0.0009984213">
                <text:p>-0.00099842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366834">
                <text:p>0.00366834</text:p>
              </table:table-cell>
              <table:table-cell office:value-type="float" office:value="-0.0019112211">
                <text:p>-0.001911221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353276">
                <text:p>0.00353276</text:p>
              </table:table-cell>
              <table:table-cell office:value-type="float" office:value="-0.0018675925">
                <text:p>-0.00186759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357834">
                <text:p>0.00357834</text:p>
              </table:table-cell>
              <table:table-cell office:value-type="float" office:value="-0.0011119522">
                <text:p>-0.001111952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337623">
                <text:p>0.00337623</text:p>
              </table:table-cell>
              <table:table-cell office:value-type="float" office:value="-0.0024264979">
                <text:p>-0.002426497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31397">
                <text:p>0.0031397</text:p>
              </table:table-cell>
              <table:table-cell office:value-type="float" office:value="-0.0021890397">
                <text:p>-0.00218903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291142">
                <text:p>0.00291142</text:p>
              </table:table-cell>
              <table:table-cell office:value-type="float" office:value="-0.0023765538">
                <text:p>-0.002376553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307585">
                <text:p>0.00307585</text:p>
              </table:table-cell>
              <table:table-cell office:value-type="float" office:value="0.0005859625">
                <text:p>0.00058596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292998">
                <text:p>0.00292998</text:p>
              </table:table-cell>
              <table:table-cell office:value-type="float" office:value="-0.0025815521">
                <text:p>-0.00258155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303434">
                <text:p>0.00303434</text:p>
              </table:table-cell>
              <table:table-cell office:value-type="float" office:value="-0.0009015882">
                <text:p>-0.00090158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327049">
                <text:p>0.00327049</text:p>
              </table:table-cell>
              <table:table-cell office:value-type="float" office:value="-0.000278696">
                <text:p>-0.0002786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358583">
                <text:p>0.00358583</text:p>
              </table:table-cell>
              <table:table-cell office:value-type="float" office:value="-0.0005330035">
                <text:p>-0.000533003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38288">
                <text:p>0.0038288</text:p>
              </table:table-cell>
              <table:table-cell office:value-type="float" office:value="0.0003409086">
                <text:p>0.00034090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44927">
                <text:p>0.0044927</text:p>
              </table:table-cell>
              <table:table-cell office:value-type="float" office:value="0.0025599114">
                <text:p>0.00255991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523643">
                <text:p>0.00523643</text:p>
              </table:table-cell>
              <table:table-cell office:value-type="float" office:value="0.0032549996">
                <text:p>0.00325499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517965">
                <text:p>0.00517965</text:p>
              </table:table-cell>
              <table:table-cell office:value-type="float" office:value="0.00207103">
                <text:p>0.0020710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461001">
                <text:p>0.00461001</text:p>
              </table:table-cell>
              <table:table-cell office:value-type="float" office:value="-0.0026154158">
                <text:p>-0.002615415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489372">
                <text:p>0.00489372</text:p>
              </table:table-cell>
              <table:table-cell office:value-type="float" office:value="0.002223556">
                <text:p>0.0022235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516304">
                <text:p>0.00516304</text:p>
              </table:table-cell>
              <table:table-cell office:value-type="float" office:value="0.0023128963">
                <text:p>0.00231289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433151">
                <text:p>0.00433151</text:p>
              </table:table-cell>
              <table:table-cell office:value-type="float" office:value="-0.0039012836">
                <text:p>-0.00390128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431337">
                <text:p>0.00431337</text:p>
              </table:table-cell>
              <table:table-cell office:value-type="float" office:value="0.0004373103">
                <text:p>0.00043731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387449">
                <text:p>0.00387449</text:p>
              </table:table-cell>
              <table:table-cell office:value-type="float" office:value="-0.0028026501">
                <text:p>-0.00280265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409521">
                <text:p>0.00409521</text:p>
              </table:table-cell>
              <table:table-cell office:value-type="float" office:value="0.0018448854">
                <text:p>0.001844885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387402">
                <text:p>0.00387402</text:p>
              </table:table-cell>
              <table:table-cell office:value-type="float" office:value="-0.0015148339">
                <text:p>-0.001514833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329809">
                <text:p>0.00329809</text:p>
              </table:table-cell>
              <table:table-cell office:value-type="float" office:value="-0.0051085974">
                <text:p>-0.005108597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381358">
                <text:p>0.00381358</text:p>
              </table:table-cell>
              <table:table-cell office:value-type="float" office:value="0.0028639409">
                <text:p>0.002863940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43353">
                <text:p>0.0043353</text:p>
              </table:table-cell>
              <table:table-cell office:value-type="float" office:value="0.0026805562">
                <text:p>0.00268055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453387">
                <text:p>0.00453387</text:p>
              </table:table-cell>
              <table:table-cell office:value-type="float" office:value="0.0001504372">
                <text:p>0.00015043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503596">
                <text:p>0.00503596</text:p>
              </table:table-cell>
              <table:table-cell office:value-type="float" office:value="0.0015507339">
                <text:p>0.001550733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454631">
                <text:p>0.00454631</text:p>
              </table:table-cell>
              <table:table-cell office:value-type="float" office:value="-0.000777168">
                <text:p>-0.00077716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465465">
                <text:p>0.00465465</text:p>
              </table:table-cell>
              <table:table-cell office:value-type="float" office:value="0.0002188522">
                <text:p>0.000218852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531289">
                <text:p>0.00531289</text:p>
              </table:table-cell>
              <table:table-cell office:value-type="float" office:value="0.003477844">
                <text:p>0.0034778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542563">
                <text:p>0.00542563</text:p>
              </table:table-cell>
              <table:table-cell office:value-type="float" office:value="0.00067087">
                <text:p>0.000670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583135">
                <text:p>0.00583135</text:p>
              </table:table-cell>
              <table:table-cell office:value-type="float" office:value="0.0034560159">
                <text:p>0.00345601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614839">
                <text:p>0.00614839</text:p>
              </table:table-cell>
              <table:table-cell office:value-type="float" office:value="0.0021442168">
                <text:p>0.002144216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621658">
                <text:p>0.00621658</text:p>
              </table:table-cell>
              <table:table-cell office:value-type="float" office:value="0.0012669933">
                <text:p>0.001266993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647342">
                <text:p>0.00647342</text:p>
              </table:table-cell>
              <table:table-cell office:value-type="float" office:value="0.0026644697">
                <text:p>0.002664469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630961">
                <text:p>0.00630961</text:p>
              </table:table-cell>
              <table:table-cell office:value-type="float" office:value="0.0028814818">
                <text:p>0.00288148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629857">
                <text:p>0.00629857</text:p>
              </table:table-cell>
              <table:table-cell office:value-type="float" office:value="0.0007231422">
                <text:p>0.00072314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59429">
                <text:p>0.0059429</text:p>
              </table:table-cell>
              <table:table-cell office:value-type="float" office:value="-0.0000152531">
                <text:p>-0.000015253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633298">
                <text:p>0.00633298</text:p>
              </table:table-cell>
              <table:table-cell office:value-type="float" office:value="0.0050028991">
                <text:p>0.00500289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638684">
                <text:p>0.00638684</text:p>
              </table:table-cell>
              <table:table-cell office:value-type="float" office:value="0.0025876339">
                <text:p>0.002587633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610947">
                <text:p>0.00610947</text:p>
              </table:table-cell>
              <table:table-cell office:value-type="float" office:value="0.0010420267">
                <text:p>0.001042026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540785">
                <text:p>0.00540785</text:p>
              </table:table-cell>
              <table:table-cell office:value-type="float" office:value="-0.0005141434">
                <text:p>-0.00051414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4909">
                <text:p>0.004909</text:p>
              </table:table-cell>
              <table:table-cell office:value-type="float" office:value="0.0000932475">
                <text:p>0.00009324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46412">
                <text:p>0.0046412</text:p>
              </table:table-cell>
              <table:table-cell office:value-type="float" office:value="0.0000146362">
                <text:p>0.000014636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529201">
                <text:p>0.00529201</text:p>
              </table:table-cell>
              <table:table-cell office:value-type="float" office:value="0.0017762631">
                <text:p>0.001776263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48078">
                <text:p>0.0048078</text:p>
              </table:table-cell>
              <table:table-cell office:value-type="float" office:value="-0.0006176808">
                <text:p>-0.00061768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408263">
                <text:p>0.00408263</text:p>
              </table:table-cell>
              <table:table-cell office:value-type="float" office:value="-0.0028886031">
                <text:p>-0.002888603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448365">
                <text:p>0.00448365</text:p>
              </table:table-cell>
              <table:table-cell office:value-type="float" office:value="-0.0014731712">
                <text:p>-0.00147317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461773">
                <text:p>0.00461773</text:p>
              </table:table-cell>
              <table:table-cell office:value-type="float" office:value="0.0015076526">
                <text:p>0.001507652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501278">
                <text:p>0.00501278</text:p>
              </table:table-cell>
              <table:table-cell office:value-type="float" office:value="0.0005912939">
                <text:p>0.00059129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442787">
                <text:p>0.00442787</text:p>
              </table:table-cell>
              <table:table-cell office:value-type="float" office:value="-0.0011579131">
                <text:p>-0.001157913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423179">
                <text:p>0.00423179</text:p>
              </table:table-cell>
              <table:table-cell office:value-type="float" office:value="-0.0022645893">
                <text:p>-0.00226458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50518">
                <text:p>0.0050518</text:p>
              </table:table-cell>
              <table:table-cell office:value-type="float" office:value="0.0013118677">
                <text:p>0.00131186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397699">
                <text:p>0.00397699</text:p>
              </table:table-cell>
              <table:table-cell office:value-type="float" office:value="-0.0030824388">
                <text:p>-0.003082438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309948">
                <text:p>0.00309948</text:p>
              </table:table-cell>
              <table:table-cell office:value-type="float" office:value="-0.0035538594">
                <text:p>-0.003553859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293877">
                <text:p>0.00293877</text:p>
              </table:table-cell>
              <table:table-cell office:value-type="float" office:value="-0.0023613315">
                <text:p>-0.00236133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245009">
                <text:p>0.00245009</text:p>
              </table:table-cell>
              <table:table-cell office:value-type="float" office:value="-0.0038195729">
                <text:p>-0.00381957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27944">
                <text:p>0.0027944</text:p>
              </table:table-cell>
              <table:table-cell office:value-type="float" office:value="-0.0005660296">
                <text:p>-0.000566029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271624">
                <text:p>0.00271624</text:p>
              </table:table-cell>
              <table:table-cell office:value-type="float" office:value="-0.0021542502">
                <text:p>-0.00215425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220439">
                <text:p>0.00220439</text:p>
              </table:table-cell>
              <table:table-cell office:value-type="float" office:value="-0.0025463396">
                <text:p>-0.002546339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213552">
                <text:p>0.00213552</text:p>
              </table:table-cell>
              <table:table-cell office:value-type="float" office:value="-0.0030130405">
                <text:p>-0.00301304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166263">
                <text:p>0.00166263</text:p>
              </table:table-cell>
              <table:table-cell office:value-type="float" office:value="-0.0034007897">
                <text:p>-0.0034007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